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631in" text:min-label-width="0.1395in"/>
      </text:list-level-style-number>
      <text:list-level-style-bullet text:level="2" text:style-name="WW_CharLFO1LVL2" text:bullet-char="•">
        <style:list-level-properties text:space-before="1.0645in" text:min-label-width="0.1395in"/>
      </text:list-level-style-bullet>
      <text:list-level-style-bullet text:level="3" text:style-name="WW_CharLFO1LVL3" text:bullet-char="•">
        <style:list-level-properties text:space-before="1.6722in" text:min-label-width="0.1395in"/>
      </text:list-level-style-bullet>
      <text:list-level-style-bullet text:level="4" text:style-name="WW_CharLFO1LVL4" text:bullet-char="•">
        <style:list-level-properties text:space-before="2.2791in" text:min-label-width="0.1395in"/>
      </text:list-level-style-bullet>
      <text:list-level-style-bullet text:level="5" text:style-name="WW_CharLFO1LVL5" text:bullet-char="•">
        <style:list-level-properties text:space-before="2.8868in" text:min-label-width="0.1395in"/>
      </text:list-level-style-bullet>
      <text:list-level-style-bullet text:level="6" text:style-name="WW_CharLFO1LVL6" text:bullet-char="•">
        <style:list-level-properties text:space-before="3.4937in" text:min-label-width="0.1395in"/>
      </text:list-level-style-bullet>
      <text:list-level-style-bullet text:level="7" text:style-name="WW_CharLFO1LVL7" text:bullet-char="•">
        <style:list-level-properties text:space-before="4.1013in" text:min-label-width="0.1395in"/>
      </text:list-level-style-bullet>
      <text:list-level-style-bullet text:level="8" text:style-name="WW_CharLFO1LVL8" text:bullet-char="•">
        <style:list-level-properties text:space-before="4.7083in" text:min-label-width="0.1395in"/>
      </text:list-level-style-bullet>
      <text:list-level-style-bullet text:level="9" text:style-name="WW_CharLFO1LVL9" text:bullet-char="•">
        <style:list-level-properties text:space-before="5.3159in" text:min-label-width="0.1395in"/>
      </text:list-level-style-bullet>
    </text:list-style>
    <text:list-style style:name="LFO2">
      <text:list-level-style-number text:level="1" text:style-name="WW_CharLFO2LVL1" style:num-suffix="-" style:num-format="1" text:start-value="3">
        <style:list-level-properties text:space-before="0.4631in" text:min-label-width="0.1395in"/>
      </text:list-level-style-number>
      <text:list-level-style-bullet text:level="2" text:style-name="WW_CharLFO2LVL2" text:bullet-char="•">
        <style:list-level-properties text:space-before="1.0645in" text:min-label-width="0.1395in"/>
      </text:list-level-style-bullet>
      <text:list-level-style-bullet text:level="3" text:style-name="WW_CharLFO2LVL3" text:bullet-char="•">
        <style:list-level-properties text:space-before="1.6722in" text:min-label-width="0.1395in"/>
      </text:list-level-style-bullet>
      <text:list-level-style-bullet text:level="4" text:style-name="WW_CharLFO2LVL4" text:bullet-char="•">
        <style:list-level-properties text:space-before="2.2791in" text:min-label-width="0.1395in"/>
      </text:list-level-style-bullet>
      <text:list-level-style-bullet text:level="5" text:style-name="WW_CharLFO2LVL5" text:bullet-char="•">
        <style:list-level-properties text:space-before="2.8868in" text:min-label-width="0.1395in"/>
      </text:list-level-style-bullet>
      <text:list-level-style-bullet text:level="6" text:style-name="WW_CharLFO2LVL6" text:bullet-char="•">
        <style:list-level-properties text:space-before="3.4937in" text:min-label-width="0.1395in"/>
      </text:list-level-style-bullet>
      <text:list-level-style-bullet text:level="7" text:style-name="WW_CharLFO2LVL7" text:bullet-char="•">
        <style:list-level-properties text:space-before="4.1013in" text:min-label-width="0.1395in"/>
      </text:list-level-style-bullet>
      <text:list-level-style-bullet text:level="8" text:style-name="WW_CharLFO2LVL8" text:bullet-char="•">
        <style:list-level-properties text:space-before="4.7083in" text:min-label-width="0.1395in"/>
      </text:list-level-style-bullet>
      <text:list-level-style-bullet text:level="9" text:style-name="WW_CharLFO2LVL9" text:bullet-char="•">
        <style:list-level-properties text:space-before="5.3159in" text:min-label-width="0.1395in"/>
      </text:list-level-style-bullet>
    </text:list-style>
    <style:style style:name="P1" style:parent-style-name="Обычный" style:master-page-name="MP0" style:family="paragraph">
      <style:paragraph-properties fo:break-before="page" fo:margin-top="0.225in" fo:margin-right="0.6027in"/>
      <style:text-properties style:font-name="Arial" fo:font-weight="bold" style:font-weight-asian="bold" fo:font-size="18pt" style:font-size-asian="18pt"/>
    </style:style>
    <style:style style:name="P6" style:parent-style-name="Обычный" style:family="paragraph">
      <style:paragraph-properties fo:margin-top="0.225in" fo:margin-right="0.6027in"/>
      <style:text-properties style:font-name="Arial" fo:font-weight="bold" style:font-weight-asian="bold" fo:font-size="18pt" style:font-size-asian="18pt"/>
    </style:style>
    <style:style style:name="P7" style:parent-style-name="Обычный" style:family="paragraph">
      <style:paragraph-properties fo:margin-top="0.225in" fo:margin-right="0.6027in"/>
      <style:text-properties style:font-name="Arial" fo:font-weight="bold" style:font-weight-asian="bold" fo:font-size="18pt" style:font-size-asian="18pt"/>
    </style:style>
    <style:style style:name="P8" style:parent-style-name="Обычный" style:family="paragraph">
      <style:paragraph-properties fo:margin-top="0.1666in" fo:margin-left="0.4631in">
        <style:tab-stops/>
      </style:paragraph-properties>
    </style:style>
    <style:style style:name="T9" style:parent-style-name="Основнойшрифтабзаца" style:family="text">
      <style:text-properties fo:font-style="italic" style:font-style-asian="italic" fo:font-size="12pt" style:font-size-asian="12pt"/>
    </style:style>
    <style:style style:name="T10" style:parent-style-name="Основнойшрифтабзаца" style:family="text">
      <style:text-properties fo:font-size="12pt" style:font-size-asian="12pt"/>
    </style:style>
    <style:style style:name="P11" style:parent-style-name="Обычный" style:family="paragraph">
      <style:paragraph-properties fo:margin-top="0.0083in" fo:margin-left="0.4631in">
        <style:tab-stops/>
      </style:paragraph-properties>
    </style:style>
    <style:style style:name="T12" style:parent-style-name="Основнойшрифтабзаца" style:family="text">
      <style:text-properties fo:font-style="italic" style:font-style-asian="italic" fo:font-size="12pt" style:font-size-asian="12pt"/>
    </style:style>
    <style:style style:name="T13" style:parent-style-name="Основнойшрифтабзаца" style:family="text">
      <style:text-properties fo:font-size="12pt" style:font-size-asian="12pt"/>
    </style:style>
    <style:style style:name="P14" style:parent-style-name="Обычный" style:family="paragraph">
      <style:paragraph-properties fo:margin-top="0.0083in" fo:margin-left="0.4631in">
        <style:tab-stops/>
      </style:paragraph-properties>
    </style:style>
    <style:style style:name="T15" style:parent-style-name="Основнойшрифтабзаца" style:family="text">
      <style:text-properties fo:font-style="italic" style:font-style-asian="italic" fo:font-size="12pt" style:font-size-asian="12pt"/>
    </style:style>
    <style:style style:name="T16" style:parent-style-name="Основнойшрифтабзаца" style:family="text">
      <style:text-properties fo:font-size="12pt" style:font-size-asian="12pt"/>
    </style:style>
    <style:style style:name="P17" style:parent-style-name="Обычный" style:family="paragraph">
      <style:paragraph-properties fo:margin-top="0.009in" fo:margin-left="0.4631in">
        <style:tab-stops/>
      </style:paragraph-properties>
    </style:style>
    <style:style style:name="T18" style:parent-style-name="Основнойшрифтабзаца" style:family="text">
      <style:text-properties fo:font-style="italic" style:font-style-asian="italic" fo:font-size="12pt" style:font-size-asian="12pt"/>
    </style:style>
    <style:style style:name="T19" style:parent-style-name="Основнойшрифтабзаца" style:family="text">
      <style:text-properties fo:font-size="12pt" style:font-size-asian="12pt"/>
    </style:style>
    <style:style style:name="P20" style:parent-style-name="Обычный" style:family="paragraph">
      <style:paragraph-properties fo:margin-top="0.0083in" fo:line-height="103%" fo:margin-left="0.4631in" fo:margin-right="3.3493in">
        <style:tab-stops/>
      </style:paragraph-properties>
    </style:style>
    <style:style style:name="T21" style:parent-style-name="Основнойшрифтабзаца" style:family="text">
      <style:text-properties fo:font-style="italic" style:font-style-asian="italic" fo:font-size="12pt" style:font-size-asian="12pt"/>
    </style:style>
    <style:style style:name="T22" style:parent-style-name="Основнойшрифтабзаца" style:family="text">
      <style:text-properties fo:font-size="12pt" style:font-size-asian="12pt"/>
    </style:style>
    <style:style style:name="T23" style:parent-style-name="Основнойшрифтабзаца" style:family="text">
      <style:text-properties fo:font-style="italic" style:font-style-asian="italic" fo:font-size="12pt" style:font-size-asian="12pt"/>
    </style:style>
    <style:style style:name="T24" style:parent-style-name="Основнойшрифтабзаца" style:family="text">
      <style:text-properties fo:font-size="12pt" style:font-size-asian="12pt"/>
    </style:style>
    <style:style style:name="T25" style:parent-style-name="Основнойшрифтабзаца" style:family="text">
      <style:text-properties fo:font-style="italic" style:font-style-asian="italic" fo:font-size="12pt" style:font-size-asian="12pt"/>
    </style:style>
    <style:style style:name="T26" style:parent-style-name="Основнойшрифтабзаца" style:family="text">
      <style:text-properties fo:font-size="12pt" style:font-size-asian="12pt"/>
    </style:style>
    <style:style style:name="T27" style:parent-style-name="Основнойшрифтабзаца" style:family="text">
      <style:text-properties fo:font-style="italic" style:font-style-asian="italic" fo:font-size="12pt" style:font-size-asian="12pt"/>
    </style:style>
    <style:style style:name="T28" style:parent-style-name="Основнойшрифтабзаца" style:family="text">
      <style:text-properties fo:font-size="12pt" style:font-size-asian="12pt"/>
    </style:style>
    <style:style style:name="P29" style:parent-style-name="Обычный" style:family="paragraph">
      <style:paragraph-properties fo:margin-top="0.0034in" fo:margin-left="0.4631in">
        <style:tab-stops/>
      </style:paragraph-properties>
    </style:style>
    <style:style style:name="T30" style:parent-style-name="Основнойшрифтабзаца" style:family="text">
      <style:text-properties fo:font-style="italic" style:font-style-asian="italic" fo:font-size="12pt" style:font-size-asian="12pt"/>
    </style:style>
    <style:style style:name="T31" style:parent-style-name="Основнойшрифтабзаца" style:family="text">
      <style:text-properties fo:font-size="12pt" style:font-size-asian="12pt"/>
    </style:style>
    <style:style style:name="P32" style:parent-style-name="Обычный" style:family="paragraph">
      <style:paragraph-properties fo:margin-top="0.0083in" fo:line-height="103%" fo:margin-left="0.4631in" fo:margin-right="3.3493in">
        <style:tab-stops/>
      </style:paragraph-properties>
    </style:style>
    <style:style style:name="T33" style:parent-style-name="Основнойшрифтабзаца" style:family="text">
      <style:text-properties fo:font-style="italic" style:font-style-asian="italic" fo:font-size="12pt" style:font-size-asian="12pt"/>
    </style:style>
    <style:style style:name="T34" style:parent-style-name="Основнойшрифтабзаца" style:family="text">
      <style:text-properties fo:font-size="12pt" style:font-size-asian="12pt"/>
    </style:style>
    <style:style style:name="T35" style:parent-style-name="Основнойшрифтабзаца" style:family="text">
      <style:text-properties fo:font-style="italic" style:font-style-asian="italic" fo:font-size="12pt" style:font-size-asian="12pt"/>
    </style:style>
    <style:style style:name="T36" style:parent-style-name="Основнойшрифтабзаца" style:family="text">
      <style:text-properties fo:font-size="12pt" style:font-size-asian="12pt"/>
    </style:style>
    <style:style style:name="T37" style:parent-style-name="Основнойшрифтабзаца" style:family="text">
      <style:text-properties fo:font-style="italic" style:font-style-asian="italic" fo:font-size="12pt" style:font-size-asian="12pt"/>
    </style:style>
    <style:style style:name="P38" style:parent-style-name="Обычный" style:family="paragraph">
      <style:paragraph-properties fo:margin-top="0.001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" style:parent-style-name="Обычный" style:family="paragraph">
      <style:paragraph-properties fo:margin-top="0.009in" fo:margin-left="0.4631in">
        <style:tab-stops/>
      </style:paragraph-properties>
    </style:style>
    <style:style style:name="T40" style:parent-style-name="Основнойшрифтабзаца" style:family="text">
      <style:text-properties fo:font-style="italic" style:font-style-asian="italic" fo:font-size="12pt" style:font-size-asian="12pt"/>
    </style:style>
    <style:style style:name="T41" style:parent-style-name="Основнойшрифтабзаца" style:family="text">
      <style:text-properties fo:font-size="12pt" style:font-size-asian="12pt"/>
    </style:style>
    <style:style style:name="T42" style:parent-style-name="Основнойшрифтабзаца" style:family="text">
      <style:text-properties fo:font-style="italic" style:font-style-asian="italic" fo:font-size="12pt" style:font-size-asian="12pt"/>
    </style:style>
    <style:style style:name="T43" style:parent-style-name="Основнойшрифтабзаца" style:family="text">
      <style:text-properties fo:font-size="12pt" style:font-size-asian="12pt"/>
    </style:style>
    <style:style style:name="P44" style:parent-style-name="Обычный" style:family="paragraph">
      <style:paragraph-properties fo:margin-top="0.0083in" fo:margin-left="0.4631in">
        <style:tab-stops/>
      </style:paragraph-properties>
    </style:style>
    <style:style style:name="T45" style:parent-style-name="Основнойшрифтабзаца" style:family="text">
      <style:text-properties fo:font-style="italic" style:font-style-asian="italic" fo:font-size="12pt" style:font-size-asian="12pt"/>
    </style:style>
    <style:style style:name="T46" style:parent-style-name="Основнойшрифтабзаца" style:family="text">
      <style:text-properties fo:font-size="12pt" style:font-size-asian="12pt"/>
    </style:style>
    <style:style style:name="P47" style:parent-style-name="Обычный" style:family="paragraph">
      <style:paragraph-properties fo:margin-top="0.0083in" fo:margin-left="0.4631in">
        <style:tab-stops/>
      </style:paragraph-properties>
    </style:style>
    <style:style style:name="T48" style:parent-style-name="Основнойшрифтабзаца" style:family="text">
      <style:text-properties fo:font-style="italic" style:font-style-asian="italic" fo:letter-spacing="-0.0069in" fo:font-size="12pt" style:font-size-asian="12pt"/>
    </style:style>
    <style:style style:name="T49" style:parent-style-name="Основнойшрифтабзаца" style:family="text">
      <style:text-properties fo:font-style="italic" style:font-style-asian="italic" fo:letter-spacing="-0.0013in" fo:font-size="12pt" style:font-size-asian="12pt"/>
    </style:style>
    <style:style style:name="T50" style:parent-style-name="Основнойшрифтабзаца" style:family="text">
      <style:text-properties fo:font-style="italic" style:font-style-asian="italic" fo:font-size="12pt" style:font-size-asian="12pt"/>
    </style:style>
    <style:style style:name="P51" style:parent-style-name="Обычный" style:family="paragraph">
      <style:paragraph-properties fo:margin-top="0.0083in" fo:margin-left="0.4631in">
        <style:tab-stops/>
      </style:paragraph-properties>
    </style:style>
    <style:style style:name="T52" style:parent-style-name="Основнойшрифтабзаца" style:family="text">
      <style:text-properties fo:font-style="italic" style:font-style-asian="italic" fo:letter-spacing="-0.0069in" fo:font-size="12pt" style:font-size-asian="12pt"/>
    </style:style>
    <style:style style:name="T53" style:parent-style-name="Основнойшрифтабзаца" style:family="text">
      <style:text-properties fo:font-style="italic" style:font-style-asian="italic" fo:letter-spacing="-0.0013in" fo:font-size="12pt" style:font-size-asian="12pt"/>
    </style:style>
    <style:style style:name="T54" style:parent-style-name="Основнойшрифтабзаца" style:family="text">
      <style:text-properties fo:font-style="italic" style:font-style-asian="italic" fo:font-size="12pt" style:font-size-asian="12pt"/>
    </style:style>
    <style:style style:name="P55" style:parent-style-name="Обычный" style:family="paragraph">
      <style:paragraph-properties fo:margin-top="0.009in" fo:margin-left="0.4631in">
        <style:tab-stops/>
      </style:paragraph-properties>
    </style:style>
    <style:style style:name="T56" style:parent-style-name="Основнойшрифтабзаца" style:family="text">
      <style:text-properties fo:font-style="italic" style:font-style-asian="italic" fo:font-size="12pt" style:font-size-asian="12pt"/>
    </style:style>
    <style:style style:name="T57" style:parent-style-name="Основнойшрифтабзаца" style:family="text">
      <style:text-properties fo:font-size="12pt" style:font-size-asian="12pt"/>
    </style:style>
    <style:style style:name="P58" style:parent-style-name="Обычный" style:family="paragraph">
      <style:paragraph-properties fo:margin-top="0.0083in" fo:margin-left="0.4631in">
        <style:tab-stops/>
      </style:paragraph-properties>
    </style:style>
    <style:style style:name="T59" style:parent-style-name="Основнойшрифтабзаца" style:family="text">
      <style:text-properties fo:font-style="italic" style:font-style-asian="italic" fo:font-size="12pt" style:font-size-asian="12pt"/>
    </style:style>
    <style:style style:name="T60" style:parent-style-name="Основнойшрифтабзаца" style:family="text">
      <style:text-properties fo:font-size="12pt" style:font-size-asian="12pt"/>
    </style:style>
    <style:style style:name="P61" style:parent-style-name="Основнойтекст" style:family="paragraph">
      <style:paragraph-properties fo:margin-top="0.0083in" fo:line-height="103%" fo:margin-left="0.4631in" fo:margin-right="1.8326in">
        <style:tab-stops/>
      </style:paragraph-properties>
    </style:style>
    <style:style style:name="P62" style:parent-style-name="Основнойтекст" style:family="paragraph">
      <style:paragraph-properties fo:margin-top="0.0013in" fo:margin-left="0.4631in">
        <style:tab-stops/>
      </style:paragraph-properties>
    </style:style>
    <style:style style:name="P63" style:parent-style-name="Основнойтекст" style:master-page-name="MP1" style:family="paragraph">
      <style:paragraph-properties fo:break-before="page" fo:margin-top="0.0048in"/>
      <style:text-properties fo:font-size="13.5pt" style:font-size-asian="13.5pt"/>
    </style:style>
    <style:style style:name="P68" style:parent-style-name="Обычный" style:family="paragraph">
      <style:paragraph-properties fo:text-align="center" fo:margin-top="0.0618in" fo:margin-left="0.5708in" fo:margin-right="0.6027in">
        <style:tab-stops/>
      </style:paragraph-properties>
      <style:text-properties style:font-name="Arial" fo:font-weight="bold" style:font-weight-asian="bold" fo:font-size="18pt" style:font-size-asian="18pt"/>
    </style:style>
    <style:style style:name="P69" style:parent-style-name="Основнойтекст" style:family="paragraph">
      <style:paragraph-properties fo:margin-top="0.002in"/>
      <style:text-properties style:font-name="Arial" fo:font-weight="bold" style:font-weight-asian="bold" fo:font-size="23.5pt" style:font-size-asian="23.5pt"/>
    </style:style>
    <style:style style:name="P70" style:parent-style-name="Обычный" style:family="paragraph">
      <style:paragraph-properties fo:text-align="center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71" style:parent-style-name="Основнойтекст" style:family="paragraph">
      <style:paragraph-properties fo:margin-top="0.1555in" fo:line-height="103%" fo:margin-left="0.0694in" fo:margin-right="0.0416in" fo:text-indent="0.393in">
        <style:tab-stops/>
      </style:paragraph-properties>
    </style:style>
    <style:style style:name="P72" style:parent-style-name="Основнойтекст" style:family="paragraph">
      <style:paragraph-properties fo:margin-top="0.0013in" fo:margin-left="0.4631in">
        <style:tab-stops/>
      </style:paragraph-properties>
    </style:style>
    <style:style style:name="T73" style:parent-style-name="Основнойшрифтабзаца" style:family="text">
      <style:text-properties fo:font-style="italic" style:font-style-asian="italic"/>
    </style:style>
    <style:style style:name="P74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75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76" style:parent-style-name="Основнойтекст" style:family="paragraph">
      <style:text-properties fo:font-style="italic" style:font-style-asian="italic" fo:font-size="13pt" style:font-size-asian="13pt"/>
    </style:style>
    <style:style style:name="P77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7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79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8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81" style:parent-style-name="Основнойтекст" style:family="paragraph">
      <style:text-properties fo:font-size="13pt" style:font-size-asian="13pt"/>
    </style:style>
    <style:style style:name="P8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83" style:parent-style-name="Основнойтекст" style:family="paragraph">
      <style:text-properties fo:font-style="italic" style:font-style-asian="italic" fo:font-size="13pt" style:font-size-asian="13pt"/>
    </style:style>
    <style:style style:name="P84" style:parent-style-name="Основнойтекст" style:family="paragraph">
      <style:paragraph-properties fo:margin-top="0in" fo:margin-left="1.6937in">
        <style:tab-stops/>
      </style:paragraph-properties>
    </style:style>
    <style:style style:name="P85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86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87" style:parent-style-name="Основнойтекст" style:family="paragraph">
      <style:paragraph-properties fo:margin-top="0.002in"/>
      <style:text-properties fo:font-size="12.5pt" style:font-size-asian="12.5pt"/>
    </style:style>
    <style:style style:name="P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89" style:parent-style-name="Основнойтекст" style:family="paragraph">
      <style:text-properties fo:font-style="italic" style:font-style-asian="italic" fo:font-size="13pt" style:font-size-asian="13pt"/>
    </style:style>
    <style:style style:name="P90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9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92" style:parent-style-name="Основнойтекст" style:family="paragraph">
      <style:text-properties fo:font-size="13pt" style:font-size-asian="13pt"/>
    </style:style>
    <style:style style:name="P9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4" style:parent-style-name="Основнойтекст" style:family="paragraph">
      <style:text-properties fo:font-style="italic" style:font-style-asian="italic" fo:font-size="13pt" style:font-size-asian="13pt"/>
    </style:style>
    <style:style style:name="P95" style:parent-style-name="Основнойтекст" style:family="paragraph">
      <style:paragraph-properties fo:margin-top="0in" fo:margin-left="1.6937in">
        <style:tab-stops/>
      </style:paragraph-properties>
    </style:style>
    <style:style style:name="P96" style:parent-style-name="Основнойтекст" style:family="paragraph">
      <style:text-properties fo:font-size="13pt" style:font-size-asian="13pt"/>
    </style:style>
    <style:style style:name="P97" style:parent-style-name="Обычный" style:family="paragraph">
      <style:paragraph-properties fo:margin-left="0.4631in">
        <style:tab-stops/>
      </style:paragraph-properties>
    </style:style>
    <style:style style:name="T98" style:parent-style-name="Основнойшрифтабзаца" style:family="text">
      <style:text-properties fo:font-size="12pt" style:font-size-asian="12pt"/>
    </style:style>
    <style:style style:name="T99" style:parent-style-name="Основнойшрифтабзаца" style:family="text">
      <style:text-properties fo:font-style="italic" style:font-style-asian="italic" fo:font-size="12pt" style:font-size-asian="12pt"/>
    </style:style>
    <style:style style:name="T100" style:parent-style-name="Основнойшрифтабзаца" style:family="text">
      <style:text-properties fo:font-size="12pt" style:font-size-asian="12pt"/>
    </style:style>
    <style:style style:name="T101" style:parent-style-name="Основнойшрифтабзаца" style:family="text">
      <style:text-properties fo:font-style="italic" style:font-style-asian="italic" fo:font-size="12pt" style:font-size-asian="12pt"/>
    </style:style>
    <style:style style:name="T102" style:parent-style-name="Основнойшрифтабзаца" style:family="text">
      <style:text-properties fo:font-size="12pt" style:font-size-asian="12pt"/>
    </style:style>
    <style:style style:name="P103" style:parent-style-name="Основнойтекст" style:family="paragraph">
      <style:text-properties fo:font-size="13pt" style:font-size-asian="13pt"/>
    </style:style>
    <style:style style:name="P104" style:parent-style-name="Основнойтекст" style:family="paragraph">
      <style:paragraph-properties fo:margin-top="0in" fo:margin-left="1.6937in">
        <style:tab-stops/>
      </style:paragraph-properties>
    </style:style>
    <style:style style:name="P105" style:parent-style-name="Основнойтекст" style:family="paragraph">
      <style:paragraph-properties fo:margin-top="0.0013in"/>
      <style:text-properties fo:font-size="13pt" style:font-size-asian="13pt"/>
    </style:style>
    <style:style style:name="P10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7" style:parent-style-name="Основнойтекст" style:family="paragraph">
      <style:text-properties fo:font-style="italic" style:font-style-asian="italic" fo:font-size="13pt" style:font-size-asian="13pt"/>
    </style:style>
    <style:style style:name="P108" style:parent-style-name="Основнойтекст" style:family="paragraph">
      <style:paragraph-properties fo:margin-top="0in" fo:margin-left="1.6937in">
        <style:tab-stops/>
      </style:paragraph-properties>
    </style:style>
    <style:style style:name="P109" style:parent-style-name="Основнойтекст" style:family="paragraph">
      <style:text-properties fo:font-size="13pt" style:font-size-asian="13pt"/>
    </style:style>
    <style:style style:name="P11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11" style:parent-style-name="Основнойтекст" style:family="paragraph">
      <style:text-properties fo:font-style="italic" style:font-style-asian="italic" fo:font-size="13pt" style:font-size-asian="13pt"/>
    </style:style>
    <style:style style:name="P112" style:parent-style-name="Основнойтекст" style:family="paragraph">
      <style:paragraph-properties fo:margin-top="0in" fo:margin-left="1.6937in">
        <style:tab-stops/>
      </style:paragraph-properties>
    </style:style>
    <style:style style:name="P113" style:parent-style-name="Обычный" style:master-page-name="MP2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20" style:parent-style-name="Основнойтекст" style:family="paragraph">
      <style:text-properties fo:font-size="13pt" style:font-size-asian="13pt"/>
    </style:style>
    <style:style style:name="P12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2" style:parent-style-name="Основнойтекст" style:family="paragraph">
      <style:text-properties fo:font-style="italic" style:font-style-asian="italic" fo:font-size="13pt" style:font-size-asian="13pt"/>
    </style:style>
    <style:style style:name="P123" style:parent-style-name="Основнойтекст" style:family="paragraph">
      <style:paragraph-properties fo:margin-top="0in" fo:margin-left="1.6937in">
        <style:tab-stops/>
      </style:paragraph-properties>
    </style:style>
    <style:style style:name="P124" style:parent-style-name="Основнойтекст" style:family="paragraph">
      <style:text-properties fo:font-size="13pt" style:font-size-asian="13pt"/>
    </style:style>
    <style:style style:name="P125" style:parent-style-name="Обычный" style:family="paragraph">
      <style:paragraph-properties fo:margin-left="0.4631in">
        <style:tab-stops/>
      </style:paragraph-properties>
    </style:style>
    <style:style style:name="T126" style:parent-style-name="Основнойшрифтабзаца" style:family="text">
      <style:text-properties fo:font-style="italic" style:font-style-asian="italic" fo:font-size="12pt" style:font-size-asian="12pt"/>
    </style:style>
    <style:style style:name="T127" style:parent-style-name="Основнойшрифтабзаца" style:family="text">
      <style:text-properties fo:font-style="italic" style:font-style-asian="italic" fo:letter-spacing="-0.0187in" fo:font-size="12pt" style:font-size-asian="12pt"/>
    </style:style>
    <style:style style:name="T128" style:parent-style-name="Основнойшрифтабзаца" style:family="text">
      <style:text-properties fo:font-style="italic" style:font-style-asian="italic" fo:font-size="12pt" style:font-size-asian="12pt"/>
    </style:style>
    <style:style style:name="P129" style:parent-style-name="Основнойтекст" style:family="paragraph">
      <style:text-properties fo:font-style="italic" style:font-style-asian="italic" fo:font-size="13pt" style:font-size-asian="13pt"/>
    </style:style>
    <style:style style:name="P130" style:parent-style-name="Основнойтекст" style:family="paragraph">
      <style:paragraph-properties fo:margin-top="0in" fo:margin-left="1.6937in">
        <style:tab-stops/>
      </style:paragraph-properties>
    </style:style>
    <style:style style:name="P131" style:parent-style-name="Основнойтекст" style:family="paragraph">
      <style:paragraph-properties fo:margin-top="0.0083in" fo:line-height="103%" fo:margin-left="1.6937in" fo:margin-right="2.8993in">
        <style:tab-stops/>
      </style:paragraph-properties>
    </style:style>
    <style:style style:name="P132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133" style:parent-style-name="Основнойтекст" style:family="paragraph">
      <style:paragraph-properties fo:margin-top="0.002in"/>
      <style:text-properties fo:font-size="12.5pt" style:font-size-asian="12.5pt"/>
    </style:style>
    <style:style style:name="P13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35" style:parent-style-name="Основнойтекст" style:master-page-name="MP3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14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41" style:parent-style-name="Обычный" style:family="paragraph">
      <style:paragraph-properties fo:margin-top="0.1555in" fo:line-height="103%" fo:margin-left="0.4631in" fo:margin-right="5.0104in">
        <style:tab-stops/>
      </style:paragraph-properties>
    </style:style>
    <style:style style:name="T142" style:parent-style-name="Основнойшрифтабзаца" style:family="text">
      <style:text-properties fo:font-style="italic" style:font-style-asian="italic" fo:font-size="12pt" style:font-size-asian="12pt"/>
    </style:style>
    <style:style style:name="T143" style:parent-style-name="Основнойшрифтабзаца" style:family="text">
      <style:text-properties fo:font-size="12pt" style:font-size-asian="12pt"/>
    </style:style>
    <style:style style:name="T144" style:parent-style-name="Основнойшрифтабзаца" style:family="text">
      <style:text-properties fo:font-style="italic" style:font-style-asian="italic" fo:font-size="12pt" style:font-size-asian="12pt"/>
    </style:style>
    <style:style style:name="T145" style:parent-style-name="Основнойшрифтабзаца" style:family="text">
      <style:text-properties fo:font-size="12pt" style:font-size-asian="12pt"/>
    </style:style>
    <style:style style:name="T146" style:parent-style-name="Основнойшрифтабзаца" style:family="text">
      <style:text-properties fo:font-style="italic" style:font-style-asian="italic" fo:font-size="12pt" style:font-size-asian="12pt"/>
    </style:style>
    <style:style style:name="P147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1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49" style:parent-style-name="Основнойтекст" style:family="paragraph">
      <style:paragraph-properties fo:margin-top="0.0027in"/>
      <style:text-properties fo:font-size="9pt" style:font-size-asian="9pt"/>
    </style:style>
    <style:style style:name="P1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53" style:parent-style-name="Основнойтекст" style:family="paragraph">
      <style:text-properties fo:font-size="13pt" style:font-size-asian="13pt"/>
    </style:style>
    <style:style style:name="P15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55" style:parent-style-name="Основнойтекст" style:family="paragraph">
      <style:text-properties fo:font-style="italic" style:font-style-asian="italic" fo:font-size="13pt" style:font-size-asian="13pt"/>
    </style:style>
    <style:style style:name="P156" style:parent-style-name="Основнойтекст" style:family="paragraph">
      <style:paragraph-properties fo:margin-top="0in" fo:margin-left="1.6937in">
        <style:tab-stops/>
      </style:paragraph-properties>
    </style:style>
    <style:style style:name="P157" style:parent-style-name="Основнойтекст" style:family="paragraph">
      <style:paragraph-properties fo:margin-top="0.0083in" fo:margin-left="1.6937in">
        <style:tab-stops/>
      </style:paragraph-properties>
    </style:style>
    <style:style style:name="T158" style:parent-style-name="Основнойшрифтабзаца" style:family="text">
      <style:text-properties fo:letter-spacing="-0.0208in"/>
    </style:style>
    <style:style style:name="T159" style:parent-style-name="Основнойшрифтабзаца" style:family="text">
      <style:text-properties fo:letter-spacing="-0.002in"/>
    </style:style>
    <style:style style:name="P160" style:parent-style-name="Основнойтекст" style:family="paragraph">
      <style:paragraph-properties fo:margin-top="0.0083in" fo:line-height="103%" fo:margin-left="1.6937in" fo:margin-right="1.9083in">
        <style:tab-stops/>
      </style:paragraph-properties>
    </style:style>
    <style:style style:name="T161" style:parent-style-name="Основнойшрифтабзаца" style:family="text">
      <style:text-properties fo:letter-spacing="-0.0069in"/>
    </style:style>
    <style:style style:name="T162" style:parent-style-name="Основнойшрифтабзаца" style:family="text">
      <style:text-properties fo:letter-spacing="-0.0041in"/>
    </style:style>
    <style:style style:name="T163" style:parent-style-name="Основнойшрифтабзаца" style:family="text">
      <style:text-properties fo:letter-spacing="-0.0027in"/>
    </style:style>
    <style:style style:name="T164" style:parent-style-name="Основнойшрифтабзаца" style:family="text">
      <style:text-properties fo:letter-spacing="-0.0013in"/>
    </style:style>
    <style:style style:name="P165" style:parent-style-name="Основнойтекст" style:family="paragraph">
      <style:paragraph-properties fo:margin-top="0.002in"/>
      <style:text-properties fo:font-size="12.5pt" style:font-size-asian="12.5pt"/>
    </style:style>
    <style:style style:name="P16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67" style:parent-style-name="Основнойтекст" style:family="paragraph">
      <style:text-properties fo:font-style="italic" style:font-style-asian="italic" fo:font-size="13pt" style:font-size-asian="13pt"/>
    </style:style>
    <style:style style:name="P168" style:parent-style-name="Основнойтекст" style:family="paragraph">
      <style:paragraph-properties fo:margin-top="0in" fo:margin-left="1.6937in">
        <style:tab-stops/>
      </style:paragraph-properties>
    </style:style>
    <style:style style:name="P169" style:parent-style-name="Основнойтекст" style:family="paragraph">
      <style:text-properties fo:font-size="13pt" style:font-size-asian="13pt"/>
    </style:style>
    <style:style style:name="P17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1" style:parent-style-name="Основнойтекст" style:family="paragraph">
      <style:text-properties fo:font-style="italic" style:font-style-asian="italic" fo:font-size="13pt" style:font-size-asian="13pt"/>
    </style:style>
    <style:style style:name="P172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173" style:parent-style-name="Основнойтекст" style:family="paragraph">
      <style:paragraph-properties fo:margin-top="0.002in"/>
      <style:text-properties fo:font-size="12.5pt" style:font-size-asian="12.5pt"/>
    </style:style>
    <style:style style:name="P17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5" style:parent-style-name="Основнойтекст" style:family="paragraph">
      <style:text-properties fo:font-style="italic" style:font-style-asian="italic" fo:font-size="13pt" style:font-size-asian="13pt"/>
    </style:style>
    <style:style style:name="P176" style:parent-style-name="Основнойтекст" style:family="paragraph">
      <style:paragraph-properties fo:margin-top="0in" fo:margin-left="1.6937in">
        <style:tab-stops/>
      </style:paragraph-properties>
    </style:style>
    <style:style style:name="P177" style:parent-style-name="Основнойтекст" style:family="paragraph">
      <style:text-properties fo:font-size="13pt" style:font-size-asian="13pt"/>
    </style:style>
    <style:style style:name="P17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9" style:parent-style-name="Основнойтекст" style:family="paragraph">
      <style:text-properties fo:font-style="italic" style:font-style-asian="italic" fo:font-size="13pt" style:font-size-asian="13pt"/>
    </style:style>
    <style:style style:name="P180" style:parent-style-name="Основнойтекст" style:family="paragraph">
      <style:paragraph-properties fo:margin-top="0in" fo:margin-left="1.6937in">
        <style:tab-stops/>
      </style:paragraph-properties>
    </style:style>
    <style:style style:name="P181" style:parent-style-name="Основнойтекст" style:family="paragraph">
      <style:text-properties fo:font-size="13pt" style:font-size-asian="13pt"/>
    </style:style>
    <style:style style:name="P18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84" style:parent-style-name="Основнойтекст" style:family="paragraph">
      <style:paragraph-properties fo:line-height="103%" fo:margin-left="1.6937in" fo:margin-right="2.7298in">
        <style:tab-stops/>
      </style:paragraph-properties>
    </style:style>
    <style:style style:name="P185" style:parent-style-name="Основнойтекст" style:family="paragraph">
      <style:paragraph-properties fo:margin-top="0.0013in"/>
      <style:text-properties fo:font-size="12.5pt" style:font-size-asian="12.5pt"/>
    </style:style>
    <style:style style:name="P18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7" style:parent-style-name="Основнойтекст" style:family="paragraph">
      <style:text-properties fo:font-style="italic" style:font-style-asian="italic" fo:font-size="13pt" style:font-size-asian="13pt"/>
    </style:style>
    <style:style style:name="P188" style:parent-style-name="Основнойтекст" style:family="paragraph">
      <style:paragraph-properties fo:margin-top="0in" fo:line-height="103%" fo:margin-left="1.6937in" fo:margin-right="3.0465in">
        <style:tab-stops/>
      </style:paragraph-properties>
    </style:style>
    <style:style style:name="P189" style:parent-style-name="Основнойтекст" style:family="paragraph">
      <style:paragraph-properties fo:margin-top="0.002in"/>
      <style:text-properties fo:font-size="12.5pt" style:font-size-asian="12.5pt"/>
    </style:style>
    <style:style style:name="P19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1" style:parent-style-name="Основнойтекст" style:family="paragraph">
      <style:text-properties fo:font-style="italic" style:font-style-asian="italic" fo:font-size="13pt" style:font-size-asian="13pt"/>
    </style:style>
    <style:style style:name="P192" style:parent-style-name="Основнойтекст" style:family="paragraph">
      <style:paragraph-properties fo:margin-top="0in" fo:margin-left="1.6937in">
        <style:tab-stops/>
      </style:paragraph-properties>
    </style:style>
    <style:style style:name="P193" style:parent-style-name="Основнойтекст" style:master-page-name="MP4" style:family="paragraph">
      <style:paragraph-properties fo:break-before="page" fo:margin-top="0.0069in"/>
    </style:style>
    <style:style style:name="P1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1" style:parent-style-name="Основнойтекст" style:family="paragraph">
      <style:paragraph-properties fo:margin-top="0.0027in"/>
      <style:text-properties fo:font-size="9pt" style:font-size-asian="9pt"/>
    </style:style>
    <style:style style:name="P20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4" style:parent-style-name="Основнойтекст" style:family="paragraph">
      <style:paragraph-properties fo:margin-top="0.0625in" fo:line-height="103%" fo:margin-left="1.6937in" fo:margin-right="3.3493in">
        <style:tab-stops/>
      </style:paragraph-properties>
    </style:style>
    <style:style style:name="P205" style:parent-style-name="Основнойтекст" style:family="paragraph">
      <style:paragraph-properties fo:margin-top="0.0027in"/>
      <style:text-properties fo:font-size="8.5pt" style:font-size-asian="8.5pt"/>
    </style:style>
    <style:style style:name="P2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7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208" style:parent-style-name="Основнойтекст" style:family="paragraph">
      <style:paragraph-properties fo:margin-top="0.0618in" fo:margin-left="1.6937in">
        <style:tab-stops/>
      </style:paragraph-properties>
    </style:style>
    <style:style style:name="P209" style:parent-style-name="Основнойтекст" style:family="paragraph">
      <style:paragraph-properties fo:margin-top="0.0027in"/>
      <style:text-properties fo:font-size="9pt" style:font-size-asian="9pt"/>
    </style:style>
    <style:style style:name="P21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3" style:parent-style-name="Основнойтекст" style:family="paragraph">
      <style:paragraph-properties fo:margin-top="0.002in"/>
      <style:text-properties fo:font-size="9pt" style:font-size-asian="9pt"/>
    </style:style>
    <style:style style:name="P21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7" style:parent-style-name="Основнойтекст" style:family="paragraph">
      <style:paragraph-properties fo:margin-top="0.002in"/>
      <style:text-properties fo:font-size="9pt" style:font-size-asian="9pt"/>
    </style:style>
    <style:style style:name="P21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21" style:parent-style-name="Основнойтекст" style:family="paragraph">
      <style:paragraph-properties fo:margin-top="0.0027in"/>
      <style:text-properties fo:font-size="9pt" style:font-size-asian="9pt"/>
    </style:style>
    <style:style style:name="P22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4" style:parent-style-name="Основнойтекст" style:family="paragraph">
      <style:paragraph-properties fo:text-align="center" fo:margin-top="0.0625in" fo:margin-left="0.5708in" fo:margin-right="0.6187in">
        <style:tab-stops/>
      </style:paragraph-properties>
    </style:style>
    <style:style style:name="P225" style:parent-style-name="Основнойтекст" style:family="paragraph">
      <style:paragraph-properties fo:margin-top="0.002in"/>
      <style:text-properties fo:font-size="9pt" style:font-size-asian="9pt"/>
    </style:style>
    <style:style style:name="P22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8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29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230" style:parent-style-name="Основнойтекст" style:family="paragraph">
      <style:paragraph-properties fo:margin-top="0.0034in"/>
      <style:text-properties fo:font-size="8.5pt" style:font-size-asian="8.5pt"/>
    </style:style>
    <style:style style:name="P23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35" style:parent-style-name="Основнойтекст" style:family="paragraph">
      <style:paragraph-properties fo:margin-top="0.002in"/>
      <style:text-properties fo:font-size="9pt" style:font-size-asian="9pt"/>
    </style:style>
    <style:style style:name="P23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8" style:parent-style-name="Основнойтекст" style:family="paragraph">
      <style:paragraph-properties fo:margin-top="0.0625in" fo:line-height="103%" fo:margin-left="1.6937in" fo:margin-right="2.3256in">
        <style:tab-stops/>
      </style:paragraph-properties>
    </style:style>
    <style:style style:name="P239" style:parent-style-name="Основнойтекст" style:family="paragraph">
      <style:paragraph-properties fo:margin-top="0.002in"/>
      <style:text-properties fo:font-size="12.5pt" style:font-size-asian="12.5pt"/>
    </style:style>
    <style:style style:name="P24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1" style:parent-style-name="Основнойтекст" style:master-page-name="MP5" style:family="paragraph">
      <style:paragraph-properties fo:break-before="page" fo:margin-top="0.0611in" fo:margin-left="1.6937in">
        <style:tab-stops/>
      </style:paragraph-properties>
    </style:style>
    <style:style style:name="P246" style:parent-style-name="Основнойтекст" style:family="paragraph">
      <style:text-properties fo:font-size="13pt" style:font-size-asian="13pt"/>
    </style:style>
    <style:style style:name="P24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8" style:parent-style-name="Основнойтекст" style:family="paragraph">
      <style:text-properties fo:font-style="italic" style:font-style-asian="italic" fo:font-size="13pt" style:font-size-asian="13pt"/>
    </style:style>
    <style:style style:name="P249" style:parent-style-name="Основнойтекст" style:family="paragraph">
      <style:paragraph-properties fo:margin-top="0in" fo:line-height="103%" fo:margin-left="1.6937in" fo:margin-right="3.1944in">
        <style:tab-stops/>
      </style:paragraph-properties>
    </style:style>
    <style:style style:name="P250" style:parent-style-name="Основнойтекст" style:family="paragraph">
      <style:paragraph-properties fo:margin-top="0.002in"/>
      <style:text-properties fo:font-size="12.5pt" style:font-size-asian="12.5pt"/>
    </style:style>
    <style:style style:name="P25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52" style:parent-style-name="Основнойтекст" style:family="paragraph">
      <style:text-properties fo:font-style="italic" style:font-style-asian="italic" fo:font-size="13pt" style:font-size-asian="13pt"/>
    </style:style>
    <style:style style:name="P253" style:parent-style-name="Основнойтекст" style:family="paragraph">
      <style:paragraph-properties fo:margin-top="0in" fo:margin-left="1.6937in">
        <style:tab-stops/>
      </style:paragraph-properties>
    </style:style>
    <style:style style:name="P254" style:parent-style-name="Основнойтекст" style:family="paragraph">
      <style:text-properties fo:font-size="13pt" style:font-size-asian="13pt"/>
    </style:style>
    <style:style style:name="P25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6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57" style:parent-style-name="Основнойтекст" style:family="paragraph">
      <style:paragraph-properties fo:margin-left="1.6937in">
        <style:tab-stops/>
      </style:paragraph-properties>
    </style:style>
    <style:style style:name="P258" style:parent-style-name="Основнойтекст" style:family="paragraph">
      <style:text-properties fo:font-size="13pt" style:font-size-asian="13pt"/>
    </style:style>
    <style:style style:name="P25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0" style:parent-style-name="Основнойтекст" style:family="paragraph">
      <style:text-properties fo:font-style="italic" style:font-style-asian="italic" fo:font-size="13pt" style:font-size-asian="13pt"/>
    </style:style>
    <style:style style:name="P261" style:parent-style-name="Основнойтекст" style:family="paragraph">
      <style:paragraph-properties fo:margin-top="0in" fo:line-height="103%" fo:margin-left="1.6937in" fo:margin-right="2.1069in">
        <style:tab-stops/>
      </style:paragraph-properties>
    </style:style>
    <style:style style:name="T262" style:parent-style-name="Основнойшрифтабзаца" style:family="text">
      <style:text-properties fo:letter-spacing="-0.0027in"/>
    </style:style>
    <style:style style:name="T263" style:parent-style-name="Основнойшрифтабзаца" style:family="text">
      <style:text-properties fo:letter-spacing="-0.0166in"/>
    </style:style>
    <style:style style:name="T264" style:parent-style-name="Основнойшрифтабзаца" style:family="text">
      <style:text-properties fo:letter-spacing="-0.0013in"/>
    </style:style>
    <style:style style:name="P265" style:parent-style-name="Основнойтекст" style:family="paragraph">
      <style:paragraph-properties fo:margin-top="0.0027in"/>
      <style:text-properties fo:font-size="12.5pt" style:font-size-asian="12.5pt"/>
    </style:style>
    <style:style style:name="P266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7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68" style:parent-style-name="Основнойтекст" style:family="paragraph">
      <style:paragraph-properties fo:margin-left="1.6937in">
        <style:tab-stops/>
      </style:paragraph-properties>
    </style:style>
    <style:style style:name="P269" style:parent-style-name="Основнойтекст" style:family="paragraph">
      <style:text-properties fo:font-size="13pt" style:font-size-asian="13pt"/>
    </style:style>
    <style:style style:name="P27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71" style:parent-style-name="Основнойтекст" style:family="paragraph">
      <style:text-properties fo:font-style="italic" style:font-style-asian="italic" fo:font-size="13pt" style:font-size-asian="13pt"/>
    </style:style>
    <style:style style:name="P272" style:parent-style-name="Основнойтекст" style:family="paragraph">
      <style:paragraph-properties fo:margin-top="0in" fo:margin-left="1.6937in">
        <style:tab-stops/>
      </style:paragraph-properties>
    </style:style>
    <style:style style:name="P273" style:parent-style-name="Основнойтекст" style:family="paragraph">
      <style:text-properties fo:font-size="13pt" style:font-size-asian="13pt"/>
    </style:style>
    <style:style style:name="P27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75" style:parent-style-name="Основнойтекст" style:family="paragraph">
      <style:text-properties fo:font-style="italic" style:font-style-asian="italic" fo:font-size="13pt" style:font-size-asian="13pt"/>
    </style:style>
    <style:style style:name="P276" style:parent-style-name="Основнойтекст" style:family="paragraph">
      <style:paragraph-properties fo:margin-top="0in" fo:margin-left="1.6937in">
        <style:tab-stops/>
      </style:paragraph-properties>
    </style:style>
    <style:style style:name="P277" style:parent-style-name="Основнойтекст" style:family="paragraph">
      <style:text-properties fo:font-size="13pt" style:font-size-asian="13pt"/>
    </style:style>
    <style:style style:name="P278" style:parent-style-name="Обычный" style:family="paragraph">
      <style:paragraph-properties fo:margin-top="0.0006in" fo:line-height="103%" fo:margin-left="0.4631in" fo:margin-right="3.0465in">
        <style:tab-stops/>
      </style:paragraph-properties>
      <style:text-properties fo:font-style="italic" style:font-style-asian="italic" fo:font-size="12pt" style:font-size-asian="12pt"/>
    </style:style>
    <style:style style:name="P279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280" style:parent-style-name="Основнойтекст" style:family="paragraph">
      <style:paragraph-properties fo:margin-top="0in" fo:margin-left="1.6937in">
        <style:tab-stops/>
      </style:paragraph-properties>
    </style:style>
    <style:style style:name="P281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28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83" style:parent-style-name="Основнойтекст" style:master-page-name="MP6" style:family="paragraph">
      <style:paragraph-properties fo:break-before="page" fo:margin-top="0.0069in"/>
      <style:text-properties fo:font-size="12.5pt" style:font-size-asian="12.5pt"/>
    </style:style>
    <style:style style:name="P288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89" style:parent-style-name="Обычный" style:family="paragraph">
      <style:paragraph-properties fo:margin-top="0.1555in" fo:line-height="103%" fo:margin-left="0.4631in" fo:margin-right="2.7298in">
        <style:tab-stops/>
      </style:paragraph-properties>
    </style:style>
    <style:style style:name="T290" style:parent-style-name="Основнойшрифтабзаца" style:family="text">
      <style:text-properties fo:font-style="italic" style:font-style-asian="italic" fo:font-size="12pt" style:font-size-asian="12pt"/>
    </style:style>
    <style:style style:name="T291" style:parent-style-name="Основнойшрифтабзаца" style:family="text">
      <style:text-properties fo:font-size="12pt" style:font-size-asian="12pt"/>
    </style:style>
    <style:style style:name="T292" style:parent-style-name="Основнойшрифтабзаца" style:family="text">
      <style:text-properties fo:font-style="italic" style:font-style-asian="italic" fo:font-size="12pt" style:font-size-asian="12pt"/>
    </style:style>
    <style:style style:name="T293" style:parent-style-name="Основнойшрифтабзаца" style:family="text">
      <style:text-properties fo:font-size="12pt" style:font-size-asian="12pt"/>
    </style:style>
    <style:style style:name="T294" style:parent-style-name="Основнойшрифтабзаца" style:family="text">
      <style:text-properties fo:font-style="italic" style:font-style-asian="italic" fo:font-size="12pt" style:font-size-asian="12pt"/>
    </style:style>
    <style:style style:name="P295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296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297" style:parent-style-name="Основнойтекст" style:family="paragraph">
      <style:paragraph-properties fo:margin-top="0.002in"/>
      <style:text-properties fo:font-size="12.5pt" style:font-size-asian="12.5pt"/>
    </style:style>
    <style:style style:name="P29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9" style:parent-style-name="Основнойтекст" style:family="paragraph">
      <style:text-properties fo:font-style="italic" style:font-style-asian="italic" fo:font-size="13pt" style:font-size-asian="13pt"/>
    </style:style>
    <style:style style:name="P300" style:parent-style-name="Основнойтекст" style:family="paragraph">
      <style:paragraph-properties fo:margin-top="0in" fo:margin-left="1.6937in">
        <style:tab-stops/>
      </style:paragraph-properties>
    </style:style>
    <style:style style:name="P30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02" style:parent-style-name="Основнойтекст" style:family="paragraph">
      <style:text-properties fo:font-size="13pt" style:font-size-asian="13pt"/>
    </style:style>
    <style:style style:name="P30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4" style:parent-style-name="Основнойтекст" style:family="paragraph">
      <style:text-properties fo:font-style="italic" style:font-style-asian="italic" fo:font-size="13pt" style:font-size-asian="13pt"/>
    </style:style>
    <style:style style:name="P305" style:parent-style-name="Основнойтекст" style:family="paragraph">
      <style:paragraph-properties fo:margin-top="0in" fo:margin-left="1.6937in">
        <style:tab-stops/>
      </style:paragraph-properties>
    </style:style>
    <style:style style:name="P306" style:parent-style-name="Основнойтекст" style:family="paragraph">
      <style:paragraph-properties fo:margin-top="0.0013in"/>
      <style:text-properties fo:font-size="13pt" style:font-size-asian="13pt"/>
    </style:style>
    <style:style style:name="P30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8" style:parent-style-name="Основнойтекст" style:family="paragraph">
      <style:text-properties fo:font-style="italic" style:font-style-asian="italic" fo:font-size="13pt" style:font-size-asian="13pt"/>
    </style:style>
    <style:style style:name="P309" style:parent-style-name="Основнойтекст" style:family="paragraph">
      <style:paragraph-properties fo:margin-top="0in" fo:margin-left="1.6937in">
        <style:tab-stops/>
      </style:paragraph-properties>
    </style:style>
    <style:style style:name="P310" style:parent-style-name="Основнойтекст" style:family="paragraph">
      <style:text-properties fo:font-size="13pt" style:font-size-asian="13pt"/>
    </style:style>
    <style:style style:name="P31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2" style:parent-style-name="Основнойтекст" style:family="paragraph">
      <style:text-properties fo:font-style="italic" style:font-style-asian="italic" fo:font-size="13pt" style:font-size-asian="13pt"/>
    </style:style>
    <style:style style:name="P313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31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15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316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31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18" style:parent-style-name="Основнойтекст" style:family="paragraph">
      <style:text-properties fo:font-size="13pt" style:font-size-asian="13pt"/>
    </style:style>
    <style:style style:name="P31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0" style:parent-style-name="Основнойтекст" style:family="paragraph">
      <style:text-properties fo:font-style="italic" style:font-style-asian="italic" fo:font-size="13pt" style:font-size-asian="13pt"/>
    </style:style>
    <style:style style:name="P321" style:parent-style-name="Основнойтекст" style:family="paragraph">
      <style:paragraph-properties fo:margin-top="0in" fo:margin-left="1.6937in">
        <style:tab-stops/>
      </style:paragraph-properties>
    </style:style>
    <style:style style:name="P322" style:parent-style-name="Основнойтекст" style:family="paragraph">
      <style:paragraph-properties fo:margin-top="0.0013in"/>
      <style:text-properties fo:font-size="13pt" style:font-size-asian="13pt"/>
    </style:style>
    <style:style style:name="P32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4" style:parent-style-name="Основнойтекст" style:family="paragraph">
      <style:text-properties fo:font-style="italic" style:font-style-asian="italic" fo:font-size="13pt" style:font-size-asian="13pt"/>
    </style:style>
    <style:style style:name="P325" style:parent-style-name="Основнойтекст" style:family="paragraph">
      <style:paragraph-properties fo:margin-top="0in" fo:margin-left="1.6937in">
        <style:tab-stops/>
      </style:paragraph-properties>
    </style:style>
    <style:style style:name="P32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27" style:parent-style-name="Основнойтекст" style:family="paragraph">
      <style:text-properties fo:font-size="13pt" style:font-size-asian="13pt"/>
    </style:style>
    <style:style style:name="P32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9" style:parent-style-name="Основнойтекст" style:family="paragraph">
      <style:text-properties fo:font-style="italic" style:font-style-asian="italic" fo:font-size="13pt" style:font-size-asian="13pt"/>
    </style:style>
    <style:style style:name="P330" style:parent-style-name="Основнойтекст" style:family="paragraph">
      <style:paragraph-properties fo:margin-top="0in" fo:margin-left="1.6937in">
        <style:tab-stops/>
      </style:paragraph-properties>
    </style:style>
    <style:style style:name="P331" style:parent-style-name="Основнойтекст" style:family="paragraph">
      <style:text-properties fo:font-size="13pt" style:font-size-asian="13pt"/>
    </style:style>
    <style:style style:name="P33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33" style:parent-style-name="Основнойтекст" style:family="paragraph">
      <style:text-properties fo:font-style="italic" style:font-style-asian="italic" fo:font-size="13pt" style:font-size-asian="13pt"/>
    </style:style>
    <style:style style:name="P334" style:parent-style-name="Основнойтекст" style:family="paragraph">
      <style:paragraph-properties fo:margin-top="0in" fo:margin-left="1.6937in">
        <style:tab-stops/>
      </style:paragraph-properties>
    </style:style>
    <style:style style:name="P335" style:parent-style-name="Основнойтекст" style:master-page-name="MP7" style:family="paragraph">
      <style:paragraph-properties fo:break-before="page" fo:margin-top="0.0069in"/>
    </style:style>
    <style:style style:name="P34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1" style:parent-style-name="Основнойтекст" style:master-page-name="MP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346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47" style:parent-style-name="Обычный" style:family="paragraph">
      <style:paragraph-properties fo:margin-top="0.1555in" fo:line-height="103%" fo:margin-left="0.4631in" fo:margin-right="3.3493in">
        <style:tab-stops/>
      </style:paragraph-properties>
    </style:style>
    <style:style style:name="T348" style:parent-style-name="Основнойшрифтабзаца" style:family="text">
      <style:text-properties fo:font-style="italic" style:font-style-asian="italic" fo:font-size="12pt" style:font-size-asian="12pt"/>
    </style:style>
    <style:style style:name="T349" style:parent-style-name="Основнойшрифтабзаца" style:family="text">
      <style:text-properties fo:font-size="12pt" style:font-size-asian="12pt"/>
    </style:style>
    <style:style style:name="T350" style:parent-style-name="Основнойшрифтабзаца" style:family="text">
      <style:text-properties fo:font-style="italic" style:font-style-asian="italic" fo:font-size="12pt" style:font-size-asian="12pt"/>
    </style:style>
    <style:style style:name="P351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52" style:parent-style-name="Основнойтекст" style:family="paragraph">
      <style:paragraph-properties fo:margin-top="0in" fo:margin-left="1.6937in">
        <style:tab-stops/>
      </style:paragraph-properties>
    </style:style>
    <style:style style:name="P353" style:parent-style-name="Основнойтекст" style:family="paragraph">
      <style:text-properties fo:font-size="13pt" style:font-size-asian="13pt"/>
    </style:style>
    <style:style style:name="P354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5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56" style:parent-style-name="Основнойтекст" style:family="paragraph">
      <style:paragraph-properties fo:margin-left="1.6937in">
        <style:tab-stops/>
      </style:paragraph-properties>
    </style:style>
    <style:style style:name="P357" style:parent-style-name="Основнойтекст" style:family="paragraph">
      <style:text-properties fo:font-size="13pt" style:font-size-asian="13pt"/>
    </style:style>
    <style:style style:name="P35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9" style:parent-style-name="Основнойтекст" style:family="paragraph">
      <style:text-properties fo:font-style="italic" style:font-style-asian="italic" fo:font-size="13pt" style:font-size-asian="13pt"/>
    </style:style>
    <style:style style:name="P360" style:parent-style-name="Основнойтекст" style:family="paragraph">
      <style:paragraph-properties fo:margin-top="0in" fo:margin-left="1.6937in">
        <style:tab-stops/>
      </style:paragraph-properties>
    </style:style>
    <style:style style:name="P36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62" style:parent-style-name="Основнойтекст" style:family="paragraph">
      <style:paragraph-properties fo:margin-top="0.0083in" fo:line-height="103%" fo:margin-left="1.6937in" fo:margin-right="1.9083in">
        <style:tab-stops/>
      </style:paragraph-properties>
    </style:style>
    <style:style style:name="P363" style:parent-style-name="Основнойтекст" style:family="paragraph">
      <style:paragraph-properties fo:margin-top="0.002in"/>
      <style:text-properties fo:font-size="12.5pt" style:font-size-asian="12.5pt"/>
    </style:style>
    <style:style style:name="P36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65" style:parent-style-name="Основнойтекст" style:family="paragraph">
      <style:text-properties fo:font-style="italic" style:font-style-asian="italic" fo:font-size="13pt" style:font-size-asian="13pt"/>
    </style:style>
    <style:style style:name="P366" style:parent-style-name="Основнойтекст" style:family="paragraph">
      <style:paragraph-properties fo:margin-top="0in" fo:margin-left="1.6937in">
        <style:tab-stops/>
      </style:paragraph-properties>
    </style:style>
    <style:style style:name="P367" style:parent-style-name="Основнойтекст" style:family="paragraph">
      <style:text-properties fo:font-size="13pt" style:font-size-asian="13pt"/>
    </style:style>
    <style:style style:name="P36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69" style:parent-style-name="Основнойтекст" style:family="paragraph">
      <style:text-properties fo:font-style="italic" style:font-style-asian="italic" fo:font-size="13pt" style:font-size-asian="13pt"/>
    </style:style>
    <style:style style:name="P370" style:parent-style-name="Основнойтекст" style:family="paragraph">
      <style:paragraph-properties fo:margin-top="0in" fo:margin-left="1.6937in">
        <style:tab-stops/>
      </style:paragraph-properties>
    </style:style>
    <style:style style:name="P371" style:parent-style-name="Основнойтекст" style:family="paragraph">
      <style:text-properties fo:font-size="13pt" style:font-size-asian="13pt"/>
    </style:style>
    <style:style style:name="P37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3" style:parent-style-name="Основнойтекст" style:family="paragraph">
      <style:text-properties fo:font-style="italic" style:font-style-asian="italic" fo:font-size="13pt" style:font-size-asian="13pt"/>
    </style:style>
    <style:style style:name="P374" style:parent-style-name="Основнойтекст" style:family="paragraph">
      <style:paragraph-properties fo:line-height="103%" fo:margin-left="1.6937in" fo:margin-right="2.7298in">
        <style:tab-stops/>
      </style:paragraph-properties>
    </style:style>
    <style:style style:name="P375" style:parent-style-name="Основнойтекст" style:family="paragraph">
      <style:paragraph-properties fo:margin-left="1.6937in">
        <style:tab-stops/>
      </style:paragraph-properties>
    </style:style>
    <style:style style:name="P376" style:parent-style-name="Основнойтекст" style:family="paragraph">
      <style:paragraph-properties fo:margin-top="0.009in" fo:line-height="103%" fo:margin-left="1.6937in" fo:margin-right="1.4805in">
        <style:tab-stops/>
      </style:paragraph-properties>
    </style:style>
    <style:style style:name="P377" style:parent-style-name="Основнойтекст" style:family="paragraph">
      <style:paragraph-properties fo:margin-left="1.6937in">
        <style:tab-stops/>
      </style:paragraph-properties>
    </style:style>
    <style:style style:name="P378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379" style:parent-style-name="Основнойтекст" style:family="paragraph">
      <style:paragraph-properties fo:margin-top="0.002in" fo:margin-left="1.6937in">
        <style:tab-stops/>
      </style:paragraph-properties>
    </style:style>
    <style:style style:name="P380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381" style:parent-style-name="Основнойтекст" style:family="paragraph">
      <style:paragraph-properties fo:margin-top="0.002in"/>
      <style:text-properties fo:font-size="12.5pt" style:font-size-asian="12.5pt"/>
    </style:style>
    <style:style style:name="P38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3" style:parent-style-name="Основнойтекст" style:family="paragraph">
      <style:text-properties fo:font-style="italic" style:font-style-asian="italic" fo:font-size="13pt" style:font-size-asian="13pt"/>
    </style:style>
    <style:style style:name="P384" style:parent-style-name="Основнойтекст" style:family="paragraph">
      <style:paragraph-properties fo:margin-top="0in" fo:line-height="103%" fo:margin-left="1.6937in" fo:margin-right="2.1465in">
        <style:tab-stops/>
      </style:paragraph-properties>
    </style:style>
    <style:style style:name="P385" style:parent-style-name="Обычный" style:master-page-name="MP9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9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92" style:parent-style-name="Основнойтекст" style:family="paragraph">
      <style:paragraph-properties fo:margin-top="0.0083in" fo:line-height="103%" fo:margin-left="1.6937in" fo:margin-right="3.2965in">
        <style:tab-stops/>
      </style:paragraph-properties>
    </style:style>
    <style:style style:name="P393" style:parent-style-name="Основнойтекст" style:family="paragraph">
      <style:paragraph-properties fo:margin-top="0.0013in" fo:line-height="103%" fo:margin-left="1.6937in" fo:margin-right="1.6104in">
        <style:tab-stops/>
      </style:paragraph-properties>
    </style:style>
    <style:style style:name="P39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9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9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97" style:parent-style-name="Основнойтекст" style:family="paragraph">
      <style:text-properties fo:font-size="13pt" style:font-size-asian="13pt"/>
    </style:style>
    <style:style style:name="P398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9" style:parent-style-name="Основнойтекст" style:family="paragraph">
      <style:text-properties fo:font-style="italic" style:font-style-asian="italic" fo:font-size="13pt" style:font-size-asian="13pt"/>
    </style:style>
    <style:style style:name="P400" style:parent-style-name="Основнойтекст" style:family="paragraph">
      <style:paragraph-properties fo:margin-top="0in" fo:margin-left="1.6937in">
        <style:tab-stops/>
      </style:paragraph-properties>
    </style:style>
    <style:style style:name="P401" style:parent-style-name="Основнойтекст" style:family="paragraph">
      <style:text-properties fo:font-size="13pt" style:font-size-asian="13pt"/>
    </style:style>
    <style:style style:name="P40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3" style:parent-style-name="Основнойтекст" style:family="paragraph">
      <style:text-properties fo:font-style="italic" style:font-style-asian="italic" fo:font-size="13pt" style:font-size-asian="13pt"/>
    </style:style>
    <style:style style:name="P404" style:parent-style-name="Основнойтекст" style:family="paragraph">
      <style:paragraph-properties fo:margin-top="0in" fo:line-height="103%" fo:margin-left="1.6937in" fo:margin-right="2.8993in">
        <style:tab-stops/>
      </style:paragraph-properties>
    </style:style>
    <style:style style:name="P405" style:parent-style-name="Основнойтекст" style:family="paragraph">
      <style:paragraph-properties fo:margin-top="0.002in" fo:line-height="103%" fo:margin-left="1.6937in" fo:margin-right="2.9631in">
        <style:tab-stops/>
      </style:paragraph-properties>
    </style:style>
    <style:style style:name="T406" style:parent-style-name="Основнойшрифтабзаца" style:family="text">
      <style:text-properties fo:letter-spacing="-0.0076in"/>
    </style:style>
    <style:style style:name="T407" style:parent-style-name="Основнойшрифтабзаца" style:family="text">
      <style:text-properties fo:letter-spacing="-0.0027in"/>
    </style:style>
    <style:style style:name="T408" style:parent-style-name="Основнойшрифтабзаца" style:family="text">
      <style:text-properties fo:letter-spacing="-0.002in"/>
    </style:style>
    <style:style style:name="P409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T410" style:parent-style-name="Основнойшрифтабзаца" style:family="text">
      <style:text-properties fo:letter-spacing="-0.0243in"/>
    </style:style>
    <style:style style:name="T411" style:parent-style-name="Основнойшрифтабзаца" style:family="text">
      <style:text-properties fo:letter-spacing="-0.002in"/>
    </style:style>
    <style:style style:name="T412" style:parent-style-name="Основнойшрифтабзаца" style:family="text">
      <style:text-properties fo:letter-spacing="-0.0062in"/>
    </style:style>
    <style:style style:name="P413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1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15" style:parent-style-name="Основнойтекст" style:family="paragraph">
      <style:paragraph-properties fo:margin-top="0.0083in" fo:line-height="103%" fo:margin-left="1.6937in" fo:margin-right="2.4895in">
        <style:tab-stops/>
      </style:paragraph-properties>
    </style:style>
    <style:style style:name="P416" style:parent-style-name="Основнойтекст" style:family="paragraph">
      <style:paragraph-properties fo:margin-top="0.002in" fo:line-height="103%" fo:margin-left="1.6937in" fo:margin-right="2.7298in">
        <style:tab-stops/>
      </style:paragraph-properties>
    </style:style>
    <style:style style:name="P417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18" style:parent-style-name="Основнойтекст" style:family="paragraph">
      <style:paragraph-properties fo:margin-top="0.0027in"/>
      <style:text-properties fo:font-size="12.5pt" style:font-size-asian="12.5pt"/>
    </style:style>
    <style:style style:name="P41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20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21" style:parent-style-name="Основнойтекст" style:family="paragraph">
      <style:paragraph-properties fo:margin-left="1.6937in">
        <style:tab-stops/>
      </style:paragraph-properties>
    </style:style>
    <style:style style:name="P422" style:parent-style-name="Основнойтекст" style:family="paragraph">
      <style:text-properties fo:font-size="13pt" style:font-size-asian="13pt"/>
    </style:style>
    <style:style style:name="P42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24" style:parent-style-name="Основнойтекст" style:family="paragraph">
      <style:text-properties fo:font-style="italic" style:font-style-asian="italic" fo:font-size="13pt" style:font-size-asian="13pt"/>
    </style:style>
    <style:style style:name="P425" style:parent-style-name="Основнойтекст" style:family="paragraph">
      <style:paragraph-properties fo:margin-top="0in" fo:margin-left="1.6937in">
        <style:tab-stops/>
      </style:paragraph-properties>
    </style:style>
    <style:style style:name="P426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427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42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29" style:parent-style-name="Основнойтекст" style:master-page-name="MP10" style:family="paragraph">
      <style:paragraph-properties fo:break-before="page" fo:margin-top="0.0611in" fo:line-height="103%" fo:margin-left="1.6937in" fo:margin-right="1.7701in">
        <style:tab-stops/>
      </style:paragraph-properties>
    </style:style>
    <style:style style:name="T434" style:parent-style-name="Основнойшрифтабзаца" style:family="text">
      <style:text-properties fo:letter-spacing="-0.002in"/>
    </style:style>
    <style:style style:name="T435" style:parent-style-name="Основнойшрифтабзаца" style:family="text">
      <style:text-properties fo:letter-spacing="-0.0041in"/>
    </style:style>
    <style:style style:name="T436" style:parent-style-name="Основнойшрифтабзаца" style:family="text">
      <style:text-properties fo:letter-spacing="-0.0048in"/>
    </style:style>
    <style:style style:name="T437" style:parent-style-name="Основнойшрифтабзаца" style:family="text">
      <style:text-properties fo:letter-spacing="-0.0027in"/>
    </style:style>
    <style:style style:name="P438" style:parent-style-name="Основнойтекст" style:family="paragraph">
      <style:paragraph-properties fo:margin-top="0.002in" fo:line-height="103%" fo:margin-left="1.6937in" fo:margin-right="1.6104in">
        <style:tab-stops/>
      </style:paragraph-properties>
    </style:style>
    <style:style style:name="P439" style:parent-style-name="Основнойтекст" style:family="paragraph">
      <style:paragraph-properties fo:margin-top="0.002in" fo:line-height="103%" fo:margin-left="1.6937in" fo:margin-right="1.9083in">
        <style:tab-stops/>
      </style:paragraph-properties>
    </style:style>
    <style:style style:name="P440" style:parent-style-name="Основнойтекст" style:family="paragraph">
      <style:paragraph-properties fo:margin-top="0.0034in"/>
      <style:text-properties fo:font-size="8.5pt" style:font-size-asian="8.5pt"/>
    </style:style>
    <style:style style:name="P44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44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45" style:parent-style-name="Основнойтекст" style:family="paragraph">
      <style:paragraph-properties fo:margin-top="0.0034in"/>
      <style:text-properties fo:font-size="8.5pt" style:font-size-asian="8.5pt"/>
    </style:style>
    <style:style style:name="P4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4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50" style:parent-style-name="Основнойтекст" style:family="paragraph">
      <style:paragraph-properties fo:margin-top="0.002in"/>
      <style:text-properties fo:font-size="9pt" style:font-size-asian="9pt"/>
    </style:style>
    <style:style style:name="P4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3" style:parent-style-name="Основнойтекст" style:family="paragraph">
      <style:paragraph-properties fo:margin-top="0.0625in" fo:line-height="103%" fo:margin-left="1.6937in" fo:margin-right="2.4895in">
        <style:tab-stops/>
      </style:paragraph-properties>
    </style:style>
    <style:style style:name="P454" style:parent-style-name="Основнойтекст" style:family="paragraph">
      <style:paragraph-properties fo:margin-top="0.0013in" fo:line-height="103%" fo:margin-left="1.6937in" fo:margin-right="2.0722in">
        <style:tab-stops/>
      </style:paragraph-properties>
    </style:style>
    <style:style style:name="P455" style:parent-style-name="Основнойтекст" style:family="paragraph">
      <style:paragraph-properties fo:margin-top="0.0034in"/>
      <style:text-properties fo:font-size="8.5pt" style:font-size-asian="8.5pt"/>
    </style:style>
    <style:style style:name="P4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8" style:parent-style-name="Основнойтекст" style:family="paragraph">
      <style:paragraph-properties fo:margin-top="0.0625in" fo:line-height="103%" fo:margin-left="1.6937in" fo:margin-right="2.0625in">
        <style:tab-stops/>
      </style:paragraph-properties>
    </style:style>
    <style:style style:name="P459" style:parent-style-name="Основнойтекст" style:family="paragraph">
      <style:paragraph-properties fo:margin-top="0.0027in"/>
      <style:text-properties fo:font-size="8.5pt" style:font-size-asian="8.5pt"/>
    </style:style>
    <style:style style:name="P46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6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6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63" style:parent-style-name="Основнойтекст" style:family="paragraph">
      <style:text-properties fo:font-size="13pt" style:font-size-asian="13pt"/>
    </style:style>
    <style:style style:name="P464" style:parent-style-name="Основнойтекст" style:family="paragraph">
      <style:paragraph-properties fo:margin-top="0in" fo:margin-left="0.4631in">
        <style:tab-stops/>
      </style:paragraph-properties>
    </style:style>
    <style:style style:name="P465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466" style:parent-style-name="Основнойтекст" style:family="paragraph">
      <style:text-properties fo:font-style="italic" style:font-style-asian="italic" fo:font-size="13pt" style:font-size-asian="13pt"/>
    </style:style>
    <style:style style:name="P467" style:parent-style-name="Основнойтекст" style:family="paragraph">
      <style:paragraph-properties fo:margin-top="0in" fo:margin-left="1.6937in">
        <style:tab-stops/>
      </style:paragraph-properties>
    </style:style>
    <style:style style:name="P468" style:parent-style-name="Основнойтекст" style:family="paragraph">
      <style:text-properties fo:font-size="13pt" style:font-size-asian="13pt"/>
    </style:style>
    <style:style style:name="P46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0" style:parent-style-name="Основнойтекст" style:family="paragraph">
      <style:text-properties fo:font-style="italic" style:font-style-asian="italic" fo:font-size="13pt" style:font-size-asian="13pt"/>
    </style:style>
    <style:style style:name="P471" style:parent-style-name="Основнойтекст" style:family="paragraph">
      <style:paragraph-properties fo:margin-top="0in" fo:margin-left="1.6937in">
        <style:tab-stops/>
      </style:paragraph-properties>
    </style:style>
    <style:style style:name="P472" style:parent-style-name="Основнойтекст" style:family="paragraph">
      <style:text-properties fo:font-size="13pt" style:font-size-asian="13pt"/>
    </style:style>
    <style:style style:name="P47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4" style:parent-style-name="Основнойтекст" style:family="paragraph">
      <style:text-properties fo:font-style="italic" style:font-style-asian="italic" fo:font-size="13pt" style:font-size-asian="13pt"/>
    </style:style>
    <style:style style:name="P475" style:parent-style-name="Основнойтекст" style:family="paragraph">
      <style:paragraph-properties fo:margin-top="0in" fo:margin-left="1.6937in">
        <style:tab-stops/>
      </style:paragraph-properties>
    </style:style>
    <style:style style:name="P476" style:parent-style-name="Обычный" style:master-page-name="MP11" style:family="paragraph">
      <style:paragraph-properties fo:break-before="page" fo:margin-top="0.0611in" fo:line-height="103%" fo:margin-left="0.4631in" fo:margin-right="5.4097in">
        <style:tab-stops/>
      </style:paragraph-properties>
      <style:text-properties fo:font-style="italic" style:font-style-asian="italic" fo:font-size="12pt" style:font-size-asian="12pt"/>
    </style:style>
    <style:style style:name="P481" style:parent-style-name="Основнойтекст" style:family="paragraph">
      <style:paragraph-properties fo:margin-top="0.0034in"/>
      <style:text-properties fo:font-style="italic" style:font-style-asian="italic" fo:font-size="8.5pt" style:font-size-asian="8.5pt"/>
    </style:style>
    <style:style style:name="P482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48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84" style:parent-style-name="Основнойтекст" style:family="paragraph">
      <style:paragraph-properties fo:margin-top="0.0083in" fo:margin-left="1.6937in">
        <style:tab-stops/>
      </style:paragraph-properties>
    </style:style>
    <style:style style:name="T485" style:parent-style-name="Основнойшрифтабзаца" style:family="text">
      <style:text-properties fo:letter-spacing="-0.0187in"/>
    </style:style>
    <style:style style:name="T486" style:parent-style-name="Основнойшрифтабзаца" style:family="text">
      <style:text-properties fo:letter-spacing="-0.0041in"/>
    </style:style>
    <style:style style:name="P487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488" style:parent-style-name="Основнойшрифтабзаца" style:family="text">
      <style:text-properties fo:letter-spacing="-0.002in"/>
    </style:style>
    <style:style style:name="T489" style:parent-style-name="Основнойшрифтабзаца" style:family="text">
      <style:text-properties fo:letter-spacing="-0.002in"/>
    </style:style>
    <style:style style:name="T490" style:parent-style-name="Основнойшрифтабзаца" style:family="text">
      <style:text-properties fo:letter-spacing="-0.0034in"/>
    </style:style>
    <style:style style:name="T491" style:parent-style-name="Основнойшрифтабзаца" style:family="text">
      <style:text-properties fo:letter-spacing="-0.0041in"/>
    </style:style>
    <style:style style:name="T492" style:parent-style-name="Основнойшрифтабзаца" style:family="text">
      <style:text-properties fo:letter-spacing="-0.0041in"/>
    </style:style>
    <style:style style:name="T493" style:parent-style-name="Основнойшрифтабзаца" style:family="text">
      <style:text-properties fo:letter-spacing="0.0069in"/>
    </style:style>
    <style:style style:name="T494" style:parent-style-name="Основнойшрифтабзаца" style:family="text">
      <style:text-properties fo:letter-spacing="-0.002in"/>
    </style:style>
    <style:style style:name="P49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9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97" style:parent-style-name="Основнойтекст" style:family="paragraph">
      <style:paragraph-properties fo:margin-top="0.002in"/>
      <style:text-properties fo:font-size="9pt" style:font-size-asian="9pt"/>
    </style:style>
    <style:style style:name="P4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00" style:parent-style-name="Основнойтекст" style:family="paragraph">
      <style:paragraph-properties fo:margin-top="0.0625in" fo:line-height="103%" fo:margin-left="1.6937in" fo:margin-right="2.5548in">
        <style:tab-stops/>
      </style:paragraph-properties>
    </style:style>
    <style:style style:name="P501" style:parent-style-name="Основнойтекст" style:family="paragraph">
      <style:paragraph-properties fo:margin-top="0.0034in"/>
      <style:text-properties fo:font-size="8.5pt" style:font-size-asian="8.5pt"/>
    </style:style>
    <style:style style:name="P50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0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0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05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506" style:parent-style-name="Основнойшрифтабзаца" style:family="text">
      <style:text-properties fo:letter-spacing="-0.0027in"/>
    </style:style>
    <style:style style:name="T507" style:parent-style-name="Основнойшрифтабзаца" style:family="text">
      <style:text-properties fo:letter-spacing="-0.0034in"/>
    </style:style>
    <style:style style:name="T508" style:parent-style-name="Основнойшрифтабзаца" style:family="text">
      <style:text-properties fo:letter-spacing="-0.0041in"/>
    </style:style>
    <style:style style:name="T509" style:parent-style-name="Основнойшрифтабзаца" style:family="text">
      <style:text-properties fo:letter-spacing="-0.0027in"/>
    </style:style>
    <style:style style:name="P510" style:parent-style-name="Основнойтекст" style:family="paragraph">
      <style:paragraph-properties fo:margin-top="0.0013in" fo:line-height="103%" fo:margin-left="1.6937in" fo:margin-right="2.3444in">
        <style:tab-stops/>
      </style:paragraph-properties>
    </style:style>
    <style:style style:name="T511" style:parent-style-name="Основнойшрифтабзаца" style:family="text">
      <style:text-properties fo:letter-spacing="-0.0236in"/>
    </style:style>
    <style:style style:name="T512" style:parent-style-name="Основнойшрифтабзаца" style:family="text">
      <style:text-properties fo:letter-spacing="-0.0027in"/>
    </style:style>
    <style:style style:name="T513" style:parent-style-name="Основнойшрифтабзаца" style:family="text">
      <style:text-properties fo:letter-spacing="-0.002in"/>
    </style:style>
    <style:style style:name="T514" style:parent-style-name="Основнойшрифтабзаца" style:family="text">
      <style:text-properties fo:letter-spacing="-0.0027in"/>
    </style:style>
    <style:style style:name="T515" style:parent-style-name="Основнойшрифтабзаца" style:family="text">
      <style:text-properties fo:letter-spacing="-0.0034in"/>
    </style:style>
    <style:style style:name="P516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51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18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519" style:parent-style-name="Основнойтекст" style:family="paragraph">
      <style:paragraph-properties fo:margin-top="0.0013in" fo:line-height="103%" fo:margin-left="1.6937in" fo:margin-right="2.2756in">
        <style:tab-stops/>
      </style:paragraph-properties>
    </style:style>
    <style:style style:name="T520" style:parent-style-name="Основнойшрифтабзаца" style:family="text">
      <style:text-properties fo:letter-spacing="-0.002in"/>
    </style:style>
    <style:style style:name="T521" style:parent-style-name="Основнойшрифтабзаца" style:family="text">
      <style:text-properties fo:letter-spacing="-0.0027in"/>
    </style:style>
    <style:style style:name="T522" style:parent-style-name="Основнойшрифтабзаца" style:family="text">
      <style:text-properties fo:letter-spacing="-0.0187in"/>
    </style:style>
    <style:style style:name="T523" style:parent-style-name="Основнойшрифтабзаца" style:family="text">
      <style:text-properties fo:letter-spacing="-0.0027in"/>
    </style:style>
    <style:style style:name="T524" style:parent-style-name="Основнойшрифтабзаца" style:family="text">
      <style:text-properties fo:letter-spacing="-0.0006in"/>
    </style:style>
    <style:style style:name="T525" style:parent-style-name="Основнойшрифтабзаца" style:family="text">
      <style:text-properties fo:letter-spacing="-0.0048in"/>
    </style:style>
    <style:style style:name="P526" style:parent-style-name="Основнойтекст" style:family="paragraph">
      <style:paragraph-properties fo:margin-top="0.0041in"/>
      <style:text-properties fo:font-size="8.5pt" style:font-size-asian="8.5pt"/>
    </style:style>
    <style:style style:name="P52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29" style:parent-style-name="Основнойтекст" style:family="paragraph">
      <style:paragraph-properties fo:margin-top="0.0625in" fo:line-height="103%" fo:margin-left="1.6937in" fo:margin-right="2.7944in">
        <style:tab-stops/>
      </style:paragraph-properties>
    </style:style>
    <style:style style:name="P530" style:parent-style-name="Основнойтекст" style:family="paragraph">
      <style:paragraph-properties fo:margin-top="0.0013in" fo:line-height="103%" fo:margin-left="1.6937in" fo:margin-right="2.3659in">
        <style:tab-stops/>
      </style:paragraph-properties>
    </style:style>
    <style:style style:name="P531" style:parent-style-name="Основнойтекст" style:family="paragraph">
      <style:paragraph-properties fo:margin-top="0.0034in"/>
      <style:text-properties fo:font-size="8.5pt" style:font-size-asian="8.5pt"/>
    </style:style>
    <style:style style:name="P53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3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3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35" style:parent-style-name="Основнойтекст" style:family="paragraph">
      <style:paragraph-properties fo:margin-top="0.002in"/>
      <style:text-properties fo:font-size="9pt" style:font-size-asian="9pt"/>
    </style:style>
    <style:style style:name="P53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3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3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3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40" style:parent-style-name="Основнойтекст" style:master-page-name="MP12" style:family="paragraph">
      <style:paragraph-properties fo:break-before="page" fo:margin-top="0.0611in" fo:line-height="103%" fo:margin-left="1.6937in" fo:margin-right="1.934in">
        <style:tab-stops/>
      </style:paragraph-properties>
    </style:style>
    <style:style style:name="T545" style:parent-style-name="Основнойшрифтабзаца" style:family="text">
      <style:text-properties fo:letter-spacing="-0.0236in"/>
    </style:style>
    <style:style style:name="P546" style:parent-style-name="Основнойтекст" style:family="paragraph">
      <style:paragraph-properties fo:margin-top="0.0034in"/>
      <style:text-properties fo:font-size="8.5pt" style:font-size-asian="8.5pt"/>
    </style:style>
    <style:style style:name="P54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4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4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50" style:parent-style-name="Основнойтекст" style:family="paragraph">
      <style:paragraph-properties fo:margin-top="0.002in"/>
      <style:text-properties fo:font-size="9pt" style:font-size-asian="9pt"/>
    </style:style>
    <style:style style:name="P5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5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54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555" style:parent-style-name="Основнойтекст" style:family="paragraph">
      <style:paragraph-properties fo:margin-top="0.0034in"/>
      <style:text-properties fo:font-size="8.5pt" style:font-size-asian="8.5pt"/>
    </style:style>
    <style:style style:name="P5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58" style:parent-style-name="Основнойтекст" style:family="paragraph">
      <style:paragraph-properties fo:margin-top="0.0625in" fo:line-height="103%" fo:margin-left="1.6937in" fo:margin-right="2.1534in">
        <style:tab-stops/>
      </style:paragraph-properties>
    </style:style>
    <style:style style:name="T559" style:parent-style-name="Основнойшрифтабзаца" style:family="text">
      <style:text-properties fo:letter-spacing="-0.0062in"/>
    </style:style>
    <style:style style:name="T560" style:parent-style-name="Основнойшрифтабзаца" style:family="text">
      <style:text-properties fo:letter-spacing="-0.002in"/>
    </style:style>
    <style:style style:name="T561" style:parent-style-name="Основнойшрифтабзаца" style:family="text">
      <style:text-properties fo:letter-spacing="-0.002in"/>
    </style:style>
    <style:style style:name="T562" style:parent-style-name="Основнойшрифтабзаца" style:family="text">
      <style:text-properties fo:letter-spacing="-0.002in"/>
    </style:style>
    <style:style style:name="P563" style:parent-style-name="Основнойтекст" style:family="paragraph">
      <style:paragraph-properties fo:margin-top="0.002in" fo:line-height="103%" fo:margin-left="1.6937in" fo:margin-right="2.7437in">
        <style:tab-stops/>
      </style:paragraph-properties>
    </style:style>
    <style:style style:name="T564" style:parent-style-name="Основнойшрифтабзаца" style:family="text">
      <style:text-properties fo:letter-spacing="-0.0048in"/>
    </style:style>
    <style:style style:name="T565" style:parent-style-name="Основнойшрифтабзаца" style:family="text">
      <style:text-properties fo:letter-spacing="-0.0034in"/>
    </style:style>
    <style:style style:name="T566" style:parent-style-name="Основнойшрифтабзаца" style:family="text">
      <style:text-properties fo:letter-spacing="-0.0048in"/>
    </style:style>
    <style:style style:name="T567" style:parent-style-name="Основнойшрифтабзаца" style:family="text">
      <style:text-properties fo:letter-spacing="0.0013in"/>
    </style:style>
    <style:style style:name="P568" style:parent-style-name="Основнойтекст" style:family="paragraph">
      <style:paragraph-properties fo:margin-top="0.0048in"/>
      <style:text-properties fo:font-size="8.5pt" style:font-size-asian="8.5pt"/>
    </style:style>
    <style:style style:name="P56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7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7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72" style:parent-style-name="Основнойтекст" style:family="paragraph">
      <style:paragraph-properties fo:margin-top="0.002in"/>
      <style:text-properties fo:font-size="9pt" style:font-size-asian="9pt"/>
    </style:style>
    <style:style style:name="P57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7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7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76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577" style:parent-style-name="Основнойтекст" style:family="paragraph">
      <style:paragraph-properties fo:margin-top="0.0034in"/>
      <style:text-properties fo:font-size="8.5pt" style:font-size-asian="8.5pt"/>
    </style:style>
    <style:style style:name="P57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7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80" style:parent-style-name="Основнойтекст" style:family="paragraph">
      <style:paragraph-properties fo:text-align="justify" fo:margin-top="0.0625in" fo:line-height="103%" fo:margin-left="1.6937in" fo:margin-right="2.3965in">
        <style:tab-stops/>
      </style:paragraph-properties>
    </style:style>
    <style:style style:name="T581" style:parent-style-name="Основнойшрифтабзаца" style:family="text">
      <style:text-properties fo:letter-spacing="-0.0027in"/>
    </style:style>
    <style:style style:name="T582" style:parent-style-name="Основнойшрифтабзаца" style:family="text">
      <style:text-properties fo:letter-spacing="-0.002in"/>
    </style:style>
    <style:style style:name="P583" style:parent-style-name="Основнойтекст" style:family="paragraph">
      <style:paragraph-properties fo:text-align="justify" fo:margin-top="0.002in" fo:line-height="103%" fo:margin-left="1.6937in" fo:margin-right="2.7236in">
        <style:tab-stops/>
      </style:paragraph-properties>
    </style:style>
    <style:style style:name="T584" style:parent-style-name="Основнойшрифтабзаца" style:family="text">
      <style:text-properties fo:letter-spacing="-0.0187in"/>
    </style:style>
    <style:style style:name="T585" style:parent-style-name="Основнойшрифтабзаца" style:family="text">
      <style:text-properties fo:letter-spacing="-0.0027in"/>
    </style:style>
    <style:style style:name="P586" style:parent-style-name="Основнойтекст" style:family="paragraph">
      <style:paragraph-properties fo:text-align="justify" fo:margin-top="0.0013in" fo:margin-left="1.6937in">
        <style:tab-stops/>
      </style:paragraph-properties>
    </style:style>
    <style:style style:name="P587" style:parent-style-name="Основнойтекст" style:family="paragraph">
      <style:text-properties fo:font-size="13pt" style:font-size-asian="13pt"/>
    </style:style>
    <style:style style:name="P5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89" style:parent-style-name="Основнойтекст" style:master-page-name="MP13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594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595" style:parent-style-name="Обычный" style:family="paragraph">
      <style:paragraph-properties fo:margin-top="0.1555in" fo:line-height="103%" fo:margin-left="0.4631in" fo:margin-right="5.2527in">
        <style:tab-stops/>
      </style:paragraph-properties>
    </style:style>
    <style:style style:name="T596" style:parent-style-name="Основнойшрифтабзаца" style:family="text">
      <style:text-properties fo:font-style="italic" style:font-style-asian="italic" fo:font-size="12pt" style:font-size-asian="12pt"/>
    </style:style>
    <style:style style:name="T597" style:parent-style-name="Основнойшрифтабзаца" style:family="text">
      <style:text-properties fo:font-size="12pt" style:font-size-asian="12pt"/>
    </style:style>
    <style:style style:name="T598" style:parent-style-name="Основнойшрифтабзаца" style:family="text">
      <style:text-properties fo:font-style="italic" style:font-style-asian="italic" fo:font-size="12pt" style:font-size-asian="12pt"/>
    </style:style>
    <style:style style:name="P599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600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601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602" style:parent-style-name="Основнойтекст" style:family="paragraph">
      <style:paragraph-properties fo:margin-top="0.0034in"/>
      <style:text-properties fo:font-size="8.5pt" style:font-size-asian="8.5pt"/>
    </style:style>
    <style:style style:name="P60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0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05" style:parent-style-name="Основнойтекст" style:family="paragraph">
      <style:paragraph-properties fo:margin-top="0.0625in" fo:line-height="103%" fo:margin-left="1.6937in" fo:margin-right="2.1465in">
        <style:tab-stops/>
      </style:paragraph-properties>
    </style:style>
    <style:style style:name="T606" style:parent-style-name="Основнойшрифтабзаца" style:family="text">
      <style:text-properties fo:letter-spacing="-0.0034in"/>
    </style:style>
    <style:style style:name="T607" style:parent-style-name="Основнойшрифтабзаца" style:family="text">
      <style:text-properties fo:letter-spacing="-0.0048in"/>
    </style:style>
    <style:style style:name="T608" style:parent-style-name="Основнойшрифтабзаца" style:family="text">
      <style:text-properties fo:letter-spacing="-0.0048in"/>
    </style:style>
    <style:style style:name="T609" style:parent-style-name="Основнойшрифтабзаца" style:family="text">
      <style:text-properties fo:letter-spacing="-0.002in"/>
    </style:style>
    <style:style style:name="P610" style:parent-style-name="Основнойтекст" style:family="paragraph">
      <style:paragraph-properties fo:margin-top="0.002in" fo:line-height="103%" fo:margin-left="1.6937in" fo:margin-right="2.8993in">
        <style:tab-stops/>
      </style:paragraph-properties>
    </style:style>
    <style:style style:name="P611" style:parent-style-name="Основнойтекст" style:family="paragraph">
      <style:paragraph-properties fo:margin-top="0.0034in"/>
      <style:text-properties fo:font-size="8.5pt" style:font-size-asian="8.5pt"/>
    </style:style>
    <style:style style:name="P61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1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1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615" style:parent-style-name="Основнойтекст" style:family="paragraph">
      <style:paragraph-properties fo:margin-top="0.0083in" fo:line-height="103%" fo:margin-left="1.6937in" fo:margin-right="2.3256in">
        <style:tab-stops/>
      </style:paragraph-properties>
    </style:style>
    <style:style style:name="P61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617" style:parent-style-name="Основнойтекст" style:family="paragraph">
      <style:paragraph-properties fo:margin-top="0.002in"/>
      <style:text-properties fo:font-size="9pt" style:font-size-asian="9pt"/>
    </style:style>
    <style:style style:name="P61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1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20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621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622" style:parent-style-name="Основнойтекст" style:family="paragraph">
      <style:paragraph-properties fo:margin-top="0.002in" fo:line-height="103%" fo:margin-left="1.6937in" fo:margin-right="2.5548in">
        <style:tab-stops/>
      </style:paragraph-properties>
    </style:style>
    <style:style style:name="P623" style:parent-style-name="Основнойтекст" style:family="paragraph">
      <style:paragraph-properties fo:margin-top="0.0034in"/>
      <style:text-properties fo:font-size="8.5pt" style:font-size-asian="8.5pt"/>
    </style:style>
    <style:style style:name="P62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2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26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62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62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629" style:parent-style-name="Основнойтекст" style:family="paragraph">
      <style:paragraph-properties fo:margin-top="0.0083in" fo:line-height="103%" fo:margin-left="1.6937in" fo:margin-right="1.9319in">
        <style:tab-stops/>
      </style:paragraph-properties>
    </style:style>
    <style:style style:name="P630" style:parent-style-name="Основнойтекст" style:family="paragraph">
      <style:paragraph-properties fo:margin-top="0.0013in" fo:line-height="103%" fo:margin-left="1.6937in" fo:margin-right="1.9083in">
        <style:tab-stops/>
      </style:paragraph-properties>
    </style:style>
    <style:style style:name="P631" style:parent-style-name="Основнойтекст" style:family="paragraph">
      <style:paragraph-properties fo:margin-top="0.0027in" fo:margin-left="1.6937in">
        <style:tab-stops/>
      </style:paragraph-properties>
    </style:style>
    <style:style style:name="P632" style:parent-style-name="Основнойтекст" style:master-page-name="MP14" style:family="paragraph">
      <style:paragraph-properties fo:break-before="page" fo:margin-top="0.0611in" fo:line-height="103%" fo:margin-left="1.6937in" fo:margin-right="2.2388in">
        <style:tab-stops/>
      </style:paragraph-properties>
    </style:style>
    <style:style style:name="P637" style:parent-style-name="Основнойтекст" style:family="paragraph">
      <style:paragraph-properties fo:margin-top="0.0034in"/>
      <style:text-properties fo:font-size="8.5pt" style:font-size-asian="8.5pt"/>
    </style:style>
    <style:style style:name="P63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3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40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641" style:parent-style-name="Основнойтекст" style:family="paragraph">
      <style:paragraph-properties fo:margin-top="0.0013in" fo:line-height="103%" fo:margin-left="1.6937in" fo:margin-right="2.0597in">
        <style:tab-stops/>
      </style:paragraph-properties>
    </style:style>
    <style:style style:name="P642" style:parent-style-name="Основнойтекст" style:family="paragraph">
      <style:paragraph-properties fo:margin-top="0.0034in"/>
      <style:text-properties fo:font-size="8.5pt" style:font-size-asian="8.5pt"/>
    </style:style>
    <style:style style:name="P64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4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45" style:parent-style-name="Основнойтекст" style:family="paragraph">
      <style:paragraph-properties fo:margin-top="0.0625in" fo:line-height="103%" fo:margin-left="1.6937in" fo:margin-right="1.6645in">
        <style:tab-stops/>
      </style:paragraph-properties>
    </style:style>
    <style:style style:name="P646" style:parent-style-name="Основнойтекст" style:family="paragraph">
      <style:paragraph-properties fo:margin-top="0.0013in" fo:line-height="103%" fo:margin-left="1.6937in" fo:margin-right="2.1923in">
        <style:tab-stops/>
      </style:paragraph-properties>
    </style:style>
    <style:style style:name="P647" style:parent-style-name="Основнойтекст" style:family="paragraph">
      <style:paragraph-properties fo:margin-top="0.0013in" fo:line-height="103%" fo:margin-left="1.6937in" fo:margin-right="2.8201in">
        <style:tab-stops/>
      </style:paragraph-properties>
    </style:style>
    <style:style style:name="T648" style:parent-style-name="Основнойшрифтабзаца" style:family="text">
      <style:text-properties fo:letter-spacing="-0.0222in"/>
    </style:style>
    <style:style style:name="T649" style:parent-style-name="Основнойшрифтабзаца" style:family="text">
      <style:text-properties fo:letter-spacing="-0.0013in"/>
    </style:style>
    <style:style style:name="P650" style:parent-style-name="Основнойтекст" style:family="paragraph">
      <style:paragraph-properties fo:margin-top="0.0034in"/>
      <style:text-properties fo:font-size="8.5pt" style:font-size-asian="8.5pt"/>
    </style:style>
    <style:style style:name="P6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53" style:parent-style-name="Основнойтекст" style:family="paragraph">
      <style:paragraph-properties fo:margin-top="0.0625in" fo:line-height="103%" fo:margin-left="1.6937in" fo:margin-right="2.7298in">
        <style:tab-stops/>
      </style:paragraph-properties>
    </style:style>
    <style:style style:name="P654" style:parent-style-name="Основнойтекст" style:family="paragraph">
      <style:paragraph-properties fo:margin-top="0.0048in"/>
      <style:text-properties fo:font-size="8.5pt" style:font-size-asian="8.5pt"/>
    </style:style>
    <style:style style:name="P65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5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5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658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659" style:parent-style-name="Основнойтекст" style:family="paragraph">
      <style:paragraph-properties fo:margin-top="0.0013in" fo:line-height="103%" fo:margin-left="1.6937in" fo:margin-right="2.2388in">
        <style:tab-stops/>
      </style:paragraph-properties>
    </style:style>
    <style:style style:name="P660" style:parent-style-name="Основнойтекст" style:family="paragraph">
      <style:paragraph-properties fo:margin-top="0.002in" fo:margin-left="1.6937in">
        <style:tab-stops/>
      </style:paragraph-properties>
    </style:style>
    <style:style style:name="P661" style:parent-style-name="Основнойтекст" style:family="paragraph">
      <style:paragraph-properties fo:margin-top="0.002in"/>
      <style:text-properties fo:font-size="9pt" style:font-size-asian="9pt"/>
    </style:style>
    <style:style style:name="P66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6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64" style:parent-style-name="Основнойтекст" style:family="paragraph">
      <style:paragraph-properties fo:margin-top="0.0625in" fo:line-height="103%" fo:margin-left="1.6937in" fo:margin-right="1.9763in">
        <style:tab-stops/>
      </style:paragraph-properties>
    </style:style>
    <style:style style:name="P665" style:parent-style-name="Основнойтекст" style:family="paragraph">
      <style:paragraph-properties fo:margin-top="0.002in" fo:margin-left="1.6937in">
        <style:tab-stops/>
      </style:paragraph-properties>
    </style:style>
    <style:style style:name="T666" style:parent-style-name="Основнойшрифтабзаца" style:family="text">
      <style:text-properties fo:letter-spacing="-0.0027in"/>
    </style:style>
    <style:style style:name="T667" style:parent-style-name="Основнойшрифтабзаца" style:family="text">
      <style:text-properties fo:letter-spacing="-0.0111in"/>
    </style:style>
    <style:style style:name="T668" style:parent-style-name="Основнойшрифтабзаца" style:family="text">
      <style:text-properties fo:letter-spacing="-0.002in"/>
    </style:style>
    <style:style style:name="P669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T670" style:parent-style-name="Основнойшрифтабзаца" style:family="text">
      <style:text-properties fo:letter-spacing="-0.0263in"/>
    </style:style>
    <style:style style:name="T671" style:parent-style-name="Основнойшрифтабзаца" style:family="text">
      <style:text-properties fo:letter-spacing="-0.0013in"/>
    </style:style>
    <style:style style:name="T672" style:parent-style-name="Основнойшрифтабзаца" style:family="text">
      <style:text-properties fo:letter-spacing="-0.0055in"/>
    </style:style>
    <style:style style:name="T673" style:parent-style-name="Основнойшрифтабзаца" style:family="text">
      <style:text-properties fo:letter-spacing="-0.002in"/>
    </style:style>
    <style:style style:name="P674" style:parent-style-name="Основнойтекст" style:family="paragraph">
      <style:paragraph-properties fo:margin-top="0.002in" fo:line-height="103%" fo:margin-left="1.6937in" fo:margin-right="1.934in">
        <style:tab-stops/>
      </style:paragraph-properties>
    </style:style>
    <style:style style:name="P67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676" style:parent-style-name="Основнойтекст" style:master-page-name="MP15" style:family="paragraph">
      <style:paragraph-properties fo:break-before="page" fo:margin-top="0.0611in" fo:line-height="103%" fo:margin-left="1.6937in" fo:margin-right="2.5548in">
        <style:tab-stops/>
      </style:paragraph-properties>
    </style:style>
    <style:style style:name="P681" style:parent-style-name="Основнойтекст" style:family="paragraph">
      <style:paragraph-properties fo:margin-top="0.0013in" fo:line-height="103%" fo:margin-left="1.6937in" fo:margin-right="2.5743in">
        <style:tab-stops/>
      </style:paragraph-properties>
    </style:style>
    <style:style style:name="T682" style:parent-style-name="Основнойшрифтабзаца" style:family="text">
      <style:text-properties fo:letter-spacing="-0.002in"/>
    </style:style>
    <style:style style:name="T683" style:parent-style-name="Основнойшрифтабзаца" style:family="text">
      <style:text-properties fo:letter-spacing="-0.0097in"/>
    </style:style>
    <style:style style:name="P684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68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686" style:parent-style-name="Основнойтекст" style:family="paragraph">
      <style:paragraph-properties fo:margin-top="0.002in"/>
      <style:text-properties fo:font-size="9pt" style:font-size-asian="9pt"/>
    </style:style>
    <style:style style:name="P68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8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8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69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69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692" style:parent-style-name="Основнойтекст" style:family="paragraph">
      <style:paragraph-properties fo:margin-top="0.0027in"/>
      <style:text-properties fo:font-size="9pt" style:font-size-asian="9pt"/>
    </style:style>
    <style:style style:name="P69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69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695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696" style:parent-style-name="Основнойтекст" style:family="paragraph">
      <style:paragraph-properties fo:margin-top="0.0013in" fo:margin-left="1.6937in">
        <style:tab-stops/>
      </style:paragraph-properties>
    </style:style>
    <style:style style:name="T697" style:parent-style-name="Основнойшрифтабзаца" style:family="text">
      <style:text-properties fo:letter-spacing="-0.0131in"/>
    </style:style>
    <style:style style:name="T698" style:parent-style-name="Основнойшрифтабзаца" style:family="text">
      <style:text-properties fo:letter-spacing="-0.002in"/>
    </style:style>
    <style:style style:name="P699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T700" style:parent-style-name="Основнойшрифтабзаца" style:family="text">
      <style:text-properties fo:letter-spacing="-0.002in"/>
    </style:style>
    <style:style style:name="T701" style:parent-style-name="Основнойшрифтабзаца" style:family="text">
      <style:text-properties fo:letter-spacing="-0.002in"/>
    </style:style>
    <style:style style:name="T702" style:parent-style-name="Основнойшрифтабзаца" style:family="text">
      <style:text-properties fo:letter-spacing="-0.002in"/>
    </style:style>
    <style:style style:name="T703" style:parent-style-name="Основнойшрифтабзаца" style:family="text">
      <style:text-properties fo:letter-spacing="-0.0034in"/>
    </style:style>
    <style:style style:name="P704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705" style:parent-style-name="Основнойтекст" style:family="paragraph">
      <style:paragraph-properties fo:margin-top="0.0027in"/>
      <style:text-properties fo:font-size="8.5pt" style:font-size-asian="8.5pt"/>
    </style:style>
    <style:style style:name="P7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70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70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70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710" style:parent-style-name="Основнойтекст" style:family="paragraph">
      <style:paragraph-properties fo:margin-top="0.0027in"/>
      <style:text-properties fo:font-size="9pt" style:font-size-asian="9pt"/>
    </style:style>
    <style:style style:name="P7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7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713" style:parent-style-name="Основнойтекст" style:family="paragraph">
      <style:paragraph-properties fo:margin-top="0.0625in" fo:line-height="103%" fo:margin-left="1.6937in" fo:margin-right="2.6451in">
        <style:tab-stops/>
      </style:paragraph-properties>
    </style:style>
    <style:style style:name="P714" style:parent-style-name="Основнойтекст" style:family="paragraph">
      <style:paragraph-properties fo:margin-top="0.0013in" fo:line-height="103%" fo:margin-left="1.6937in" fo:margin-right="1.8423in">
        <style:tab-stops/>
      </style:paragraph-properties>
    </style:style>
    <style:style style:name="T715" style:parent-style-name="Основнойшрифтабзаца" style:family="text">
      <style:text-properties fo:letter-spacing="-0.002in"/>
    </style:style>
    <style:style style:name="T716" style:parent-style-name="Основнойшрифтабзаца" style:family="text">
      <style:text-properties fo:letter-spacing="-0.0041in"/>
    </style:style>
    <style:style style:name="T717" style:parent-style-name="Основнойшрифтабзаца" style:family="text">
      <style:text-properties fo:letter-spacing="-0.002in"/>
    </style:style>
    <style:style style:name="T718" style:parent-style-name="Основнойшрифтабзаца" style:family="text">
      <style:text-properties fo:letter-spacing="-0.0027in"/>
    </style:style>
    <style:style style:name="T719" style:parent-style-name="Основнойшрифтабзаца" style:family="text">
      <style:text-properties fo:letter-spacing="-0.0034in"/>
    </style:style>
    <style:style style:name="T720" style:parent-style-name="Основнойшрифтабзаца" style:family="text">
      <style:text-properties fo:letter-spacing="-0.002in"/>
    </style:style>
    <style:style style:name="T721" style:parent-style-name="Основнойшрифтабзаца" style:family="text">
      <style:text-properties fo:letter-spacing="-0.0027in"/>
    </style:style>
    <style:style style:name="T722" style:parent-style-name="Основнойшрифтабзаца" style:family="text">
      <style:text-properties fo:letter-spacing="-0.0041in"/>
    </style:style>
    <style:style style:name="T723" style:parent-style-name="Основнойшрифтабзаца" style:family="text">
      <style:text-properties fo:letter-spacing="-0.002in"/>
    </style:style>
    <style:style style:name="P724" style:parent-style-name="Основнойтекст" style:family="paragraph">
      <style:paragraph-properties fo:margin-top="0.0041in"/>
      <style:text-properties fo:font-size="8.5pt" style:font-size-asian="8.5pt"/>
    </style:style>
    <style:style style:name="P72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72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727" style:parent-style-name="Основнойтекст" style:family="paragraph">
      <style:paragraph-properties fo:margin-top="0.0625in" fo:line-height="103%" fo:margin-left="1.6937in" fo:margin-right="1.6645in">
        <style:tab-stops/>
      </style:paragraph-properties>
    </style:style>
    <style:style style:name="P728" style:parent-style-name="Основнойтекст" style:family="paragraph">
      <style:paragraph-properties fo:margin-top="0.002in" fo:line-height="103%" fo:margin-left="1.6937in" fo:margin-right="2.7298in">
        <style:tab-stops/>
      </style:paragraph-properties>
    </style:style>
    <style:style style:name="P72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730" style:parent-style-name="Основнойтекст" style:family="paragraph">
      <style:text-properties fo:font-size="13pt" style:font-size-asian="13pt"/>
    </style:style>
    <style:style style:name="P731" style:parent-style-name="Обычный" style:family="paragraph">
      <style:paragraph-properties fo:margin-top="0.0006in" fo:line-height="103%" fo:margin-left="0.4631in" fo:margin-right="3.9326in">
        <style:tab-stops/>
      </style:paragraph-properties>
      <style:text-properties fo:font-style="italic" style:font-style-asian="italic" fo:font-size="12pt" style:font-size-asian="12pt"/>
    </style:style>
    <style:style style:name="P732" style:parent-style-name="Основнойтекст" style:master-page-name="MP16" style:family="paragraph">
      <style:paragraph-properties fo:break-before="page" fo:margin-top="0.0069in"/>
      <style:text-properties fo:font-style="italic" style:font-style-asian="italic"/>
    </style:style>
    <style:style style:name="P73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738" style:parent-style-name="Основнойтекст" style:family="paragraph">
      <style:paragraph-properties fo:margin-top="0.002in"/>
      <style:text-properties fo:font-size="9pt" style:font-size-asian="9pt"/>
    </style:style>
    <style:style style:name="P73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74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741" style:parent-style-name="Основнойтекст" style:family="paragraph">
      <style:paragraph-properties fo:margin-top="0.0625in" fo:line-height="103%" fo:margin-left="1.6937in" fo:margin-right="2.4895in">
        <style:tab-stops/>
      </style:paragraph-properties>
    </style:style>
    <style:style style:name="P742" style:parent-style-name="Основнойтекст" style:master-page-name="MP17" style:family="paragraph">
      <style:paragraph-properties fo:break-before="page" fo:margin-top="0.0069in"/>
      <style:text-properties fo:font-size="12.5pt" style:font-size-asian="12.5pt"/>
    </style:style>
    <style:style style:name="P74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748" style:parent-style-name="Обычный" style:family="paragraph">
      <style:paragraph-properties fo:margin-top="0.1555in" fo:line-height="103%" fo:margin-left="0.4631in" fo:margin-right="3.6472in">
        <style:tab-stops/>
      </style:paragraph-properties>
    </style:style>
    <style:style style:name="T749" style:parent-style-name="Основнойшрифтабзаца" style:family="text">
      <style:text-properties fo:font-style="italic" style:font-style-asian="italic" fo:font-size="12pt" style:font-size-asian="12pt"/>
    </style:style>
    <style:style style:name="T750" style:parent-style-name="Основнойшрифтабзаца" style:family="text">
      <style:text-properties fo:font-size="12pt" style:font-size-asian="12pt"/>
    </style:style>
    <style:style style:name="T751" style:parent-style-name="Основнойшрифтабзаца" style:family="text">
      <style:text-properties fo:font-style="italic" style:font-style-asian="italic" fo:font-size="12pt" style:font-size-asian="12pt"/>
    </style:style>
    <style:style style:name="T752" style:parent-style-name="Основнойшрифтабзаца" style:family="text">
      <style:text-properties fo:font-size="12pt" style:font-size-asian="12pt"/>
    </style:style>
    <style:style style:name="T753" style:parent-style-name="Основнойшрифтабзаца" style:family="text">
      <style:text-properties fo:font-style="italic" style:font-style-asian="italic" fo:font-size="12pt" style:font-size-asian="12pt"/>
    </style:style>
    <style:style style:name="P754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755" style:parent-style-name="Основнойтекст" style:family="paragraph">
      <style:paragraph-properties fo:margin-top="0in" fo:margin-left="1.6937in">
        <style:tab-stops/>
      </style:paragraph-properties>
    </style:style>
    <style:style style:name="P756" style:parent-style-name="Основнойтекст" style:family="paragraph">
      <style:text-properties fo:font-size="13pt" style:font-size-asian="13pt"/>
    </style:style>
    <style:style style:name="P75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758" style:parent-style-name="Основнойтекст" style:master-page-name="MP1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763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764" style:parent-style-name="Обычный" style:family="paragraph">
      <style:paragraph-properties fo:margin-top="0.1555in" fo:line-height="103%" fo:margin-left="0.4631in" fo:margin-right="4.6437in">
        <style:tab-stops/>
      </style:paragraph-properties>
    </style:style>
    <style:style style:name="T765" style:parent-style-name="Основнойшрифтабзаца" style:family="text">
      <style:text-properties fo:font-style="italic" style:font-style-asian="italic" fo:font-size="12pt" style:font-size-asian="12pt"/>
    </style:style>
    <style:style style:name="T766" style:parent-style-name="Основнойшрифтабзаца" style:family="text">
      <style:text-properties fo:font-size="12pt" style:font-size-asian="12pt"/>
    </style:style>
    <style:style style:name="T767" style:parent-style-name="Основнойшрифтабзаца" style:family="text">
      <style:text-properties fo:font-style="italic" style:font-style-asian="italic" fo:font-size="12pt" style:font-size-asian="12pt"/>
    </style:style>
    <style:style style:name="P768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76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770" style:parent-style-name="Основнойтекст" style:family="paragraph">
      <style:text-properties fo:font-size="13pt" style:font-size-asian="13pt"/>
    </style:style>
    <style:style style:name="P77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77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773" style:parent-style-name="Основнойтекст" style:family="paragraph">
      <style:paragraph-properties fo:margin-left="1.6937in">
        <style:tab-stops/>
      </style:paragraph-properties>
    </style:style>
    <style:style style:name="P774" style:parent-style-name="Основнойтекст" style:family="paragraph">
      <style:paragraph-properties fo:margin-top="0.0083in" fo:line-height="103%" fo:margin-left="1.6937in" fo:margin-right="1.9125in">
        <style:tab-stops/>
      </style:paragraph-properties>
    </style:style>
    <style:style style:name="P775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776" style:parent-style-name="Основнойтекст" style:family="paragraph">
      <style:paragraph-properties fo:margin-top="0.0013in" fo:line-height="103%" fo:margin-left="1.6937in" fo:margin-right="2.3326in">
        <style:tab-stops/>
      </style:paragraph-properties>
    </style:style>
    <style:style style:name="T777" style:parent-style-name="Основнойшрифтабзаца" style:family="text">
      <style:text-properties fo:letter-spacing="-0.002in"/>
    </style:style>
    <style:style style:name="T778" style:parent-style-name="Основнойшрифтабзаца" style:family="text">
      <style:text-properties fo:letter-spacing="-0.0034in"/>
    </style:style>
    <style:style style:name="T779" style:parent-style-name="Основнойшрифтабзаца" style:family="text">
      <style:text-properties fo:letter-spacing="-0.0159in"/>
    </style:style>
    <style:style style:name="P78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781" style:parent-style-name="Основнойтекст" style:family="paragraph">
      <style:paragraph-properties fo:margin-top="0.0083in" fo:line-height="103%" fo:margin-left="1.6937in" fo:margin-right="1.4555in">
        <style:tab-stops/>
      </style:paragraph-properties>
    </style:style>
    <style:style style:name="P782" style:parent-style-name="Основнойтекст" style:family="paragraph">
      <style:paragraph-properties fo:margin-top="0.002in" fo:margin-left="1.6937in">
        <style:tab-stops/>
      </style:paragraph-properties>
    </style:style>
    <style:style style:name="P783" style:parent-style-name="Основнойтекст" style:family="paragraph">
      <style:text-properties fo:font-size="13pt" style:font-size-asian="13pt"/>
    </style:style>
    <style:style style:name="P78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785" style:parent-style-name="Основнойтекст" style:family="paragraph">
      <style:text-properties fo:font-style="italic" style:font-style-asian="italic" fo:font-size="13pt" style:font-size-asian="13pt"/>
    </style:style>
    <style:style style:name="P786" style:parent-style-name="Основнойтекст" style:family="paragraph">
      <style:paragraph-properties fo:margin-top="0in" fo:margin-left="1.6937in">
        <style:tab-stops/>
      </style:paragraph-properties>
    </style:style>
    <style:style style:name="P787" style:parent-style-name="Основнойтекст" style:family="paragraph">
      <style:text-properties fo:font-size="13pt" style:font-size-asian="13pt"/>
    </style:style>
    <style:style style:name="P7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789" style:parent-style-name="Основнойтекст" style:family="paragraph">
      <style:text-properties fo:font-style="italic" style:font-style-asian="italic" fo:font-size="13pt" style:font-size-asian="13pt"/>
    </style:style>
    <style:style style:name="P790" style:parent-style-name="Основнойтекст" style:family="paragraph">
      <style:paragraph-properties fo:margin-top="0in" fo:margin-left="1.6937in">
        <style:tab-stops/>
      </style:paragraph-properties>
    </style:style>
    <style:style style:name="P791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792" style:parent-style-name="Основнойтекст" style:family="paragraph">
      <style:paragraph-properties fo:margin-top="0.0013in" fo:line-height="103%" fo:margin-left="1.6937in" fo:margin-right="3.1284in">
        <style:tab-stops/>
      </style:paragraph-properties>
    </style:style>
    <style:style style:name="P793" style:parent-style-name="Основнойтекст" style:family="paragraph">
      <style:paragraph-properties fo:margin-top="0.002in"/>
      <style:text-properties fo:font-size="12.5pt" style:font-size-asian="12.5pt"/>
    </style:style>
    <style:style style:name="P79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795" style:parent-style-name="Основнойтекст" style:family="paragraph">
      <style:text-properties fo:font-style="italic" style:font-style-asian="italic" fo:font-size="13pt" style:font-size-asian="13pt"/>
    </style:style>
    <style:style style:name="P796" style:parent-style-name="Основнойтекст" style:family="paragraph">
      <style:paragraph-properties fo:margin-top="0in" fo:line-height="103%" fo:margin-left="1.6937in" fo:margin-right="1.9958in">
        <style:tab-stops/>
      </style:paragraph-properties>
    </style:style>
    <style:style style:name="P797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798" style:parent-style-name="Основнойтекст" style:family="paragraph">
      <style:paragraph-properties fo:margin-top="0.002in"/>
      <style:text-properties fo:font-size="12.5pt" style:font-size-asian="12.5pt"/>
    </style:style>
    <style:style style:name="P79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800" style:parent-style-name="Основнойтекст" style:family="paragraph">
      <style:text-properties fo:font-style="italic" style:font-style-asian="italic" fo:font-size="13pt" style:font-size-asian="13pt"/>
    </style:style>
    <style:style style:name="P801" style:parent-style-name="Основнойтекст" style:family="paragraph">
      <style:paragraph-properties fo:margin-top="0in" fo:line-height="103%" fo:margin-left="1.6937in" fo:margin-right="2.5138in">
        <style:tab-stops/>
      </style:paragraph-properties>
    </style:style>
    <style:style style:name="P802" style:parent-style-name="Основнойтекст" style:family="paragraph">
      <style:paragraph-properties fo:margin-top="0.002in" fo:line-height="103%" fo:margin-left="1.6937in" fo:margin-right="1.934in">
        <style:tab-stops/>
      </style:paragraph-properties>
    </style:style>
    <style:style style:name="P803" style:parent-style-name="Основнойтекст" style:master-page-name="MP19" style:family="paragraph">
      <style:paragraph-properties fo:break-before="page" fo:text-align="center" fo:margin-top="0.0611in" fo:margin-left="0.5708in" fo:margin-right="0.6923in">
        <style:tab-stops/>
      </style:paragraph-properties>
    </style:style>
    <style:style style:name="P808" style:parent-style-name="Основнойтекст" style:family="paragraph">
      <style:paragraph-properties fo:margin-top="0.002in"/>
      <style:text-properties fo:font-size="9pt" style:font-size-asian="9pt"/>
    </style:style>
    <style:style style:name="P80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1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1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12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813" style:parent-style-name="Основнойтекст" style:family="paragraph">
      <style:paragraph-properties fo:margin-top="0.0013in" fo:line-height="103%" fo:margin-left="1.6937in" fo:margin-right="2.0625in">
        <style:tab-stops/>
      </style:paragraph-properties>
    </style:style>
    <style:style style:name="P814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815" style:parent-style-name="Основнойтекст" style:family="paragraph">
      <style:paragraph-properties fo:margin-top="0.0013in" fo:line-height="103%" fo:margin-left="1.6937in" fo:margin-right="1.6645in">
        <style:tab-stops/>
      </style:paragraph-properties>
    </style:style>
    <style:style style:name="P816" style:parent-style-name="Основнойтекст" style:family="paragraph">
      <style:paragraph-properties fo:margin-top="0.0048in"/>
      <style:text-properties fo:font-size="8.5pt" style:font-size-asian="8.5pt"/>
    </style:style>
    <style:style style:name="P81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1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1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20" style:parent-style-name="Основнойтекст" style:family="paragraph">
      <style:paragraph-properties fo:margin-top="0.002in"/>
      <style:text-properties fo:font-size="9pt" style:font-size-asian="9pt"/>
    </style:style>
    <style:style style:name="P82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2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2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24" style:parent-style-name="Основнойтекст" style:family="paragraph">
      <style:paragraph-properties fo:margin-top="0.0083in" fo:line-height="103%" fo:margin-left="1.6937in" fo:margin-right="1.8409in">
        <style:tab-stops/>
      </style:paragraph-properties>
    </style:style>
    <style:style style:name="P82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826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827" style:parent-style-name="Основнойтекст" style:family="paragraph">
      <style:paragraph-properties fo:margin-top="0.0034in"/>
      <style:text-properties fo:font-size="8.5pt" style:font-size-asian="8.5pt"/>
    </style:style>
    <style:style style:name="P82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2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3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3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832" style:parent-style-name="Основнойтекст" style:family="paragraph">
      <style:paragraph-properties fo:margin-top="0.002in"/>
      <style:text-properties fo:font-size="9pt" style:font-size-asian="9pt"/>
    </style:style>
    <style:style style:name="P83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34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835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836" style:parent-style-name="Основнойтекст" style:family="paragraph">
      <style:paragraph-properties fo:margin-left="1.6937in">
        <style:tab-stops/>
      </style:paragraph-properties>
    </style:style>
    <style:style style:name="P837" style:parent-style-name="Основнойтекст" style:family="paragraph">
      <style:paragraph-properties fo:margin-top="0.009in" fo:line-height="103%" fo:margin-left="1.6937in" fo:margin-right="1.9763in">
        <style:tab-stops/>
      </style:paragraph-properties>
    </style:style>
    <style:style style:name="P838" style:parent-style-name="Основнойтекст" style:family="paragraph">
      <style:paragraph-properties fo:margin-top="0.0027in"/>
      <style:text-properties fo:font-size="8.5pt" style:font-size-asian="8.5pt"/>
    </style:style>
    <style:style style:name="P83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4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41" style:parent-style-name="Основнойтекст" style:family="paragraph">
      <style:paragraph-properties fo:margin-top="0.0625in" fo:line-height="103%" fo:margin-left="1.6937in" fo:margin-right="1.8104in">
        <style:tab-stops/>
      </style:paragraph-properties>
    </style:style>
    <style:style style:name="P842" style:parent-style-name="Основнойтекст" style:family="paragraph">
      <style:paragraph-properties fo:margin-top="0.0034in"/>
      <style:text-properties fo:font-size="8.5pt" style:font-size-asian="8.5pt"/>
    </style:style>
    <style:style style:name="P84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44" style:parent-style-name="Основнойтекст" style:master-page-name="MP20" style:family="paragraph">
      <style:paragraph-properties fo:break-before="page" fo:margin-top="0.0069in"/>
      <style:text-properties fo:font-style="italic" style:font-style-asian="italic"/>
    </style:style>
    <style:style style:name="P84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50" style:parent-style-name="Основнойтекст" style:family="paragraph">
      <style:paragraph-properties fo:margin-top="0.0083in" fo:line-height="103%" fo:margin-left="1.6937in" fo:margin-right="1.7152in">
        <style:tab-stops/>
      </style:paragraph-properties>
    </style:style>
    <style:style style:name="P851" style:parent-style-name="Основнойтекст" style:family="paragraph">
      <style:paragraph-properties fo:margin-top="0.0013in" fo:line-height="103%" fo:margin-left="1.6937in" fo:margin-right="2.2388in">
        <style:tab-stops/>
      </style:paragraph-properties>
    </style:style>
    <style:style style:name="P852" style:parent-style-name="Основнойтекст" style:family="paragraph">
      <style:paragraph-properties fo:margin-top="0.0013in" fo:line-height="103%" fo:margin-left="1.6937in" fo:margin-right="1.6645in">
        <style:tab-stops/>
      </style:paragraph-properties>
    </style:style>
    <style:style style:name="P853" style:parent-style-name="Основнойтекст" style:family="paragraph">
      <style:paragraph-properties fo:margin-top="0.0013in" fo:line-height="103%" fo:margin-left="1.6937in" fo:margin-right="2.9291in">
        <style:tab-stops/>
      </style:paragraph-properties>
    </style:style>
    <style:style style:name="P854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855" style:parent-style-name="Основнойтекст" style:family="paragraph">
      <style:paragraph-properties fo:margin-top="0.0013in" fo:line-height="103%" fo:margin-left="1.6937in" fo:margin-right="1.6645in">
        <style:tab-stops/>
      </style:paragraph-properties>
    </style:style>
    <style:style style:name="P85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857" style:parent-style-name="Основнойтекст" style:family="paragraph">
      <style:paragraph-properties fo:margin-top="0.0083in" fo:line-height="103%" fo:margin-left="1.6937in" fo:margin-right="2.2756in">
        <style:tab-stops/>
      </style:paragraph-properties>
    </style:style>
    <style:style style:name="P858" style:parent-style-name="Основнойтекст" style:family="paragraph">
      <style:paragraph-properties fo:margin-top="0.002in" fo:margin-left="1.6937in">
        <style:tab-stops/>
      </style:paragraph-properties>
    </style:style>
    <style:style style:name="P859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860" style:parent-style-name="Основнойтекст" style:family="paragraph">
      <style:paragraph-properties fo:margin-top="0.002in" fo:line-height="103%" fo:margin-left="1.6937in" fo:margin-right="1.8993in">
        <style:tab-stops/>
      </style:paragraph-properties>
    </style:style>
    <style:style style:name="P86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862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863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864" style:parent-style-name="Обычный" style:family="paragraph">
      <style:paragraph-properties fo:margin-top="0.0013in" fo:margin-left="1.6937in">
        <style:tab-stops/>
      </style:paragraph-properties>
      <style:text-properties fo:font-style="italic" style:font-style-asian="italic" fo:font-size="12pt" style:font-size-asian="12pt"/>
    </style:style>
    <style:style style:name="P86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6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6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68" style:parent-style-name="Основнойтекст" style:family="paragraph">
      <style:paragraph-properties fo:margin-top="0.0625in" fo:line-height="103%" fo:margin-left="1.6937in" fo:margin-right="2.7298in">
        <style:tab-stops/>
      </style:paragraph-properties>
    </style:style>
    <style:style style:name="P869" style:parent-style-name="Основнойтекст" style:family="paragraph">
      <style:paragraph-properties fo:margin-top="0.0034in"/>
      <style:text-properties fo:font-size="8.5pt" style:font-size-asian="8.5pt"/>
    </style:style>
    <style:style style:name="P87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7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72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873" style:parent-style-name="Основнойтекст" style:family="paragraph">
      <style:paragraph-properties fo:margin-top="0.0013in" fo:line-height="103%" fo:margin-left="1.6937in" fo:margin-right="2.5659in">
        <style:tab-stops/>
      </style:paragraph-properties>
    </style:style>
    <style:style style:name="P874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875" style:parent-style-name="Основнойтекст" style:family="paragraph">
      <style:paragraph-properties fo:margin-top="0.0027in" fo:line-height="103%" fo:margin-left="1.6937in" fo:margin-right="2.5548in">
        <style:tab-stops/>
      </style:paragraph-properties>
    </style:style>
    <style:style style:name="P876" style:parent-style-name="Основнойтекст" style:master-page-name="MP21" style:family="paragraph">
      <style:paragraph-properties fo:break-before="page" fo:margin-top="0.0611in" fo:line-height="103%" fo:margin-left="1.6937in" fo:margin-right="1.8326in">
        <style:tab-stops/>
      </style:paragraph-properties>
    </style:style>
    <style:style style:name="P881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882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883" style:parent-style-name="Основнойтекст" style:family="paragraph">
      <style:paragraph-properties fo:margin-top="0.0034in"/>
      <style:text-properties fo:font-size="8.5pt" style:font-size-asian="8.5pt"/>
    </style:style>
    <style:style style:name="P88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8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8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87" style:parent-style-name="Основнойтекст" style:family="paragraph">
      <style:paragraph-properties fo:margin-top="0.002in"/>
      <style:text-properties fo:font-size="9pt" style:font-size-asian="9pt"/>
    </style:style>
    <style:style style:name="P88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8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90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891" style:parent-style-name="Основнойтекст" style:family="paragraph">
      <style:paragraph-properties fo:margin-top="0.0034in"/>
      <style:text-properties fo:font-size="8.5pt" style:font-size-asian="8.5pt"/>
    </style:style>
    <style:style style:name="P89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9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9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95" style:parent-style-name="Основнойтекст" style:family="paragraph">
      <style:paragraph-properties fo:margin-top="0.002in"/>
      <style:text-properties fo:font-size="9pt" style:font-size-asian="9pt"/>
    </style:style>
    <style:style style:name="P89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89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89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899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900" style:parent-style-name="Основнойтекст" style:family="paragraph">
      <style:paragraph-properties fo:margin-top="0.0013in" fo:line-height="103%" fo:margin-left="1.6937in" fo:margin-right="1.1041in">
        <style:tab-stops/>
      </style:paragraph-properties>
    </style:style>
    <style:style style:name="P90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902" style:parent-style-name="Основнойтекст" style:family="paragraph">
      <style:paragraph-properties fo:margin-top="0.002in"/>
      <style:text-properties fo:font-size="9pt" style:font-size-asian="9pt"/>
    </style:style>
    <style:style style:name="P90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90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90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906" style:parent-style-name="Основнойтекст" style:family="paragraph">
      <style:paragraph-properties fo:margin-top="0.0027in"/>
      <style:text-properties fo:font-size="9pt" style:font-size-asian="9pt"/>
    </style:style>
    <style:style style:name="P90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90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90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910" style:parent-style-name="Основнойтекст" style:family="paragraph">
      <style:paragraph-properties fo:margin-top="0.002in"/>
      <style:text-properties fo:font-size="9pt" style:font-size-asian="9pt"/>
    </style:style>
    <style:style style:name="P9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9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913" style:parent-style-name="Основнойтекст" style:family="paragraph">
      <style:paragraph-properties fo:text-align="center" fo:margin-top="0.0625in" fo:margin-left="0.5708in" fo:margin-right="0.8555in">
        <style:tab-stops/>
      </style:paragraph-properties>
    </style:style>
    <style:style style:name="P914" style:parent-style-name="Основнойтекст" style:family="paragraph">
      <style:paragraph-properties fo:margin-top="0.002in"/>
      <style:text-properties fo:font-size="9pt" style:font-size-asian="9pt"/>
    </style:style>
    <style:style style:name="P91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91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91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918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91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92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921" style:parent-style-name="Основнойтекст" style:master-page-name="MP22" style:family="paragraph">
      <style:paragraph-properties fo:break-before="page" fo:margin-top="0.0611in" fo:line-height="103%" fo:margin-left="1.6937in" fo:margin-right="1.8326in">
        <style:tab-stops/>
      </style:paragraph-properties>
    </style:style>
    <style:style style:name="P926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T927" style:parent-style-name="Основнойшрифтабзаца" style:family="text">
      <style:text-properties fo:font-style="italic" style:font-style-asian="italic"/>
    </style:style>
    <style:style style:name="P928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92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30" style:parent-style-name="Основнойтекст" style:family="paragraph">
      <style:text-properties fo:font-style="italic" style:font-style-asian="italic" fo:font-size="13pt" style:font-size-asian="13pt"/>
    </style:style>
    <style:style style:name="P931" style:parent-style-name="Основнойтекст" style:family="paragraph">
      <style:paragraph-properties fo:margin-top="0in" fo:margin-left="1.6937in">
        <style:tab-stops/>
      </style:paragraph-properties>
    </style:style>
    <style:style style:name="P932" style:parent-style-name="Основнойтекст" style:family="paragraph">
      <style:text-properties fo:font-size="13pt" style:font-size-asian="13pt"/>
    </style:style>
    <style:style style:name="P93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34" style:parent-style-name="Основнойтекст" style:family="paragraph">
      <style:text-properties fo:font-style="italic" style:font-style-asian="italic" fo:font-size="13pt" style:font-size-asian="13pt"/>
    </style:style>
    <style:style style:name="P935" style:parent-style-name="Основнойтекст" style:family="paragraph">
      <style:paragraph-properties fo:margin-top="0in" fo:margin-left="1.6937in">
        <style:tab-stops/>
      </style:paragraph-properties>
    </style:style>
    <style:style style:name="P936" style:parent-style-name="Основнойтекст" style:family="paragraph">
      <style:paragraph-properties fo:margin-top="0.0083in" fo:line-height="103%" fo:margin-left="1.6937in" fo:margin-right="1.6895in">
        <style:tab-stops/>
      </style:paragraph-properties>
    </style:style>
    <style:style style:name="T937" style:parent-style-name="Основнойшрифтабзаца" style:family="text">
      <style:text-properties fo:letter-spacing="-0.002in"/>
    </style:style>
    <style:style style:name="T938" style:parent-style-name="Основнойшрифтабзаца" style:family="text">
      <style:text-properties fo:letter-spacing="-0.0034in"/>
    </style:style>
    <style:style style:name="P939" style:parent-style-name="Основнойтекст" style:family="paragraph">
      <style:paragraph-properties fo:margin-top="0.0013in" fo:margin-left="1.6937in">
        <style:tab-stops/>
      </style:paragraph-properties>
    </style:style>
    <style:style style:name="T940" style:parent-style-name="Основнойшрифтабзаца" style:family="text">
      <style:text-properties fo:letter-spacing="-0.0034in"/>
    </style:style>
    <style:style style:name="T941" style:parent-style-name="Основнойшрифтабзаца" style:family="text">
      <style:text-properties fo:letter-spacing="-0.002in"/>
    </style:style>
    <style:style style:name="T942" style:parent-style-name="Основнойшрифтабзаца" style:family="text">
      <style:text-properties fo:letter-spacing="-0.0048in"/>
    </style:style>
    <style:style style:name="P943" style:parent-style-name="Основнойтекст" style:family="paragraph">
      <style:paragraph-properties fo:margin-top="0.0013in"/>
      <style:text-properties fo:font-size="13pt" style:font-size-asian="13pt"/>
    </style:style>
    <style:style style:name="P94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45" style:parent-style-name="Основнойтекст" style:family="paragraph">
      <style:text-properties fo:font-style="italic" style:font-style-asian="italic" fo:font-size="13pt" style:font-size-asian="13pt"/>
    </style:style>
    <style:style style:name="P946" style:parent-style-name="Основнойтекст" style:family="paragraph">
      <style:paragraph-properties fo:margin-top="0in" fo:line-height="103%" fo:margin-left="1.6937in" fo:margin-right="1.9083in">
        <style:tab-stops/>
      </style:paragraph-properties>
    </style:style>
    <style:style style:name="P947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948" style:parent-style-name="Основнойтекст" style:family="paragraph">
      <style:paragraph-properties fo:margin-top="0.0013in" fo:line-height="103%" fo:margin-left="1.6937in" fo:margin-right="1.8111in">
        <style:tab-stops/>
      </style:paragraph-properties>
    </style:style>
    <style:style style:name="P94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95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951" style:parent-style-name="Основнойтекст" style:family="paragraph">
      <style:text-properties fo:font-size="13pt" style:font-size-asian="13pt"/>
    </style:style>
    <style:style style:name="P95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53" style:parent-style-name="Основнойтекст" style:family="paragraph">
      <style:text-properties fo:font-style="italic" style:font-style-asian="italic" fo:font-size="13pt" style:font-size-asian="13pt"/>
    </style:style>
    <style:style style:name="P954" style:parent-style-name="Основнойтекст" style:family="paragraph">
      <style:paragraph-properties fo:margin-top="0in" fo:line-height="103%" fo:margin-left="1.6937in" fo:margin-right="2.0625in">
        <style:tab-stops/>
      </style:paragraph-properties>
    </style:style>
    <style:style style:name="P955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95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957" style:parent-style-name="Основнойтекст" style:family="paragraph">
      <style:paragraph-properties fo:margin-top="0.0083in" fo:margin-left="1.6937in">
        <style:tab-stops/>
      </style:paragraph-properties>
    </style:style>
    <style:style style:name="P958" style:parent-style-name="Основнойтекст" style:family="paragraph">
      <style:text-properties fo:font-size="13pt" style:font-size-asian="13pt"/>
    </style:style>
    <style:style style:name="P95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60" style:parent-style-name="Основнойтекст" style:family="paragraph">
      <style:text-properties fo:font-style="italic" style:font-style-asian="italic" fo:font-size="13pt" style:font-size-asian="13pt"/>
    </style:style>
    <style:style style:name="P961" style:parent-style-name="Основнойтекст" style:family="paragraph">
      <style:paragraph-properties fo:margin-top="0in" fo:margin-left="1.6937in">
        <style:tab-stops/>
      </style:paragraph-properties>
    </style:style>
    <style:style style:name="P962" style:parent-style-name="Основнойтекст" style:master-page-name="MP23" style:family="paragraph">
      <style:paragraph-properties fo:break-before="page" fo:margin-top="0.0069in"/>
      <style:text-properties fo:font-size="12.5pt" style:font-size-asian="12.5pt"/>
    </style:style>
    <style:style style:name="P96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968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969" style:parent-style-name="Основнойшрифтабзаца" style:family="text">
      <style:text-properties fo:font-style="italic" style:font-style-asian="italic" fo:font-size="12pt" style:font-size-asian="12pt"/>
    </style:style>
    <style:style style:name="T970" style:parent-style-name="Основнойшрифтабзаца" style:family="text">
      <style:text-properties fo:font-size="12pt" style:font-size-asian="12pt"/>
    </style:style>
    <style:style style:name="T971" style:parent-style-name="Основнойшрифтабзаца" style:family="text">
      <style:text-properties fo:font-style="italic" style:font-style-asian="italic" fo:font-size="12pt" style:font-size-asian="12pt"/>
    </style:style>
    <style:style style:name="P972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973" style:parent-style-name="Основнойтекст" style:family="paragraph">
      <style:paragraph-properties fo:margin-top="0in" fo:margin-left="1.6937in">
        <style:tab-stops/>
      </style:paragraph-properties>
    </style:style>
    <style:style style:name="P974" style:parent-style-name="Основнойтекст" style:family="paragraph">
      <style:text-properties fo:font-size="13pt" style:font-size-asian="13pt"/>
    </style:style>
    <style:style style:name="P97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976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977" style:parent-style-name="Основнойтекст" style:family="paragraph">
      <style:paragraph-properties fo:margin-left="1.6937in">
        <style:tab-stops/>
      </style:paragraph-properties>
    </style:style>
    <style:style style:name="P978" style:parent-style-name="Основнойтекст" style:family="paragraph">
      <style:text-properties fo:font-size="13pt" style:font-size-asian="13pt"/>
    </style:style>
    <style:style style:name="P97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980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981" style:parent-style-name="Основнойтекст" style:family="paragraph">
      <style:text-properties fo:font-style="italic" style:font-style-asian="italic" fo:font-size="13pt" style:font-size-asian="13pt"/>
    </style:style>
    <style:style style:name="P982" style:parent-style-name="Основнойтекст" style:family="paragraph">
      <style:paragraph-properties fo:margin-top="0in" fo:margin-left="1.6937in">
        <style:tab-stops/>
      </style:paragraph-properties>
    </style:style>
    <style:style style:name="P983" style:parent-style-name="Основнойтекст" style:master-page-name="MP24" style:family="paragraph">
      <style:paragraph-properties fo:break-before="page" fo:margin-top="0.0069in"/>
      <style:text-properties fo:font-size="12.5pt" style:font-size-asian="12.5pt"/>
    </style:style>
    <style:style style:name="P988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989" style:parent-style-name="Обычный" style:family="paragraph">
      <style:paragraph-properties fo:margin-top="0.1555in" fo:margin-left="0.4631in">
        <style:tab-stops/>
      </style:paragraph-properties>
    </style:style>
    <style:style style:name="T990" style:parent-style-name="Основнойшрифтабзаца" style:family="text">
      <style:text-properties fo:font-style="italic" style:font-style-asian="italic" fo:font-size="12pt" style:font-size-asian="12pt"/>
    </style:style>
    <style:style style:name="T991" style:parent-style-name="Основнойшрифтабзаца" style:family="text">
      <style:text-properties fo:font-size="12pt" style:font-size-asian="12pt"/>
    </style:style>
    <style:style style:name="P992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993" style:parent-style-name="Основнойтекст" style:family="paragraph">
      <style:text-properties fo:font-style="italic" style:font-style-asian="italic" fo:font-size="13pt" style:font-size-asian="13pt"/>
    </style:style>
    <style:style style:name="P994" style:parent-style-name="Основнойтекст" style:family="paragraph">
      <style:paragraph-properties fo:margin-top="0in" fo:margin-left="1.6937in">
        <style:tab-stops/>
      </style:paragraph-properties>
    </style:style>
    <style:style style:name="P995" style:parent-style-name="Основнойтекст" style:family="paragraph">
      <style:paragraph-properties fo:margin-top="0.0083in" fo:line-height="103%" fo:margin-left="1.6937in" fo:margin-right="2.8347in">
        <style:tab-stops/>
      </style:paragraph-properties>
    </style:style>
    <style:style style:name="P996" style:parent-style-name="Основнойтекст" style:family="paragraph">
      <style:paragraph-properties fo:margin-top="0.0013in"/>
      <style:text-properties fo:font-size="12.5pt" style:font-size-asian="12.5pt"/>
    </style:style>
    <style:style style:name="P99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998" style:parent-style-name="Основнойтекст" style:family="paragraph">
      <style:text-properties fo:font-style="italic" style:font-style-asian="italic" fo:font-size="13pt" style:font-size-asian="13pt"/>
    </style:style>
    <style:style style:name="P999" style:parent-style-name="Основнойтекст" style:family="paragraph">
      <style:paragraph-properties fo:margin-top="0in" fo:line-height="103%" fo:margin-left="1.6937in" fo:margin-right="2.25in">
        <style:tab-stops/>
      </style:paragraph-properties>
    </style:style>
    <style:style style:name="P1000" style:parent-style-name="Основнойтекст" style:family="paragraph">
      <style:paragraph-properties fo:margin-top="0.002in" fo:margin-left="1.6937in">
        <style:tab-stops/>
      </style:paragraph-properties>
    </style:style>
    <style:style style:name="P1001" style:parent-style-name="Основнойтекст" style:family="paragraph">
      <style:text-properties fo:font-size="13pt" style:font-size-asian="13pt"/>
    </style:style>
    <style:style style:name="P100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03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04" style:parent-style-name="Основнойтекст" style:family="paragraph">
      <style:text-properties fo:font-style="italic" style:font-style-asian="italic" fo:font-size="13pt" style:font-size-asian="13pt"/>
    </style:style>
    <style:style style:name="P1005" style:parent-style-name="Основнойтекст" style:family="paragraph">
      <style:paragraph-properties fo:margin-top="0in" fo:margin-left="1.6937in">
        <style:tab-stops/>
      </style:paragraph-properties>
    </style:style>
    <style:style style:name="P1006" style:parent-style-name="Основнойтекст" style:family="paragraph">
      <style:text-properties fo:font-size="13pt" style:font-size-asian="13pt"/>
    </style:style>
    <style:style style:name="P100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0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009" style:parent-style-name="Основнойтекст" style:family="paragraph">
      <style:paragraph-properties fo:line-height="103%" fo:margin-left="1.6937in" fo:margin-right="1.8326in">
        <style:tab-stops/>
      </style:paragraph-properties>
    </style:style>
    <style:style style:name="P101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01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012" style:parent-style-name="Основнойтекст" style:family="paragraph">
      <style:text-properties fo:font-size="13pt" style:font-size-asian="13pt"/>
    </style:style>
    <style:style style:name="P101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14" style:parent-style-name="Основнойтекст" style:family="paragraph">
      <style:text-properties fo:font-style="italic" style:font-style-asian="italic" fo:font-size="13pt" style:font-size-asian="13pt"/>
    </style:style>
    <style:style style:name="P1015" style:parent-style-name="Основнойтекст" style:family="paragraph">
      <style:paragraph-properties fo:margin-top="0in" fo:margin-left="1.6937in">
        <style:tab-stops/>
      </style:paragraph-properties>
    </style:style>
    <style:style style:name="P1016" style:parent-style-name="Основнойтекст" style:family="paragraph">
      <style:text-properties fo:font-size="13pt" style:font-size-asian="13pt"/>
    </style:style>
    <style:style style:name="P101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18" style:parent-style-name="Основнойтекст" style:family="paragraph">
      <style:text-properties fo:font-style="italic" style:font-style-asian="italic" fo:font-size="13pt" style:font-size-asian="13pt"/>
    </style:style>
    <style:style style:name="P1019" style:parent-style-name="Основнойтекст" style:family="paragraph">
      <style:paragraph-properties fo:margin-top="0in" fo:line-height="103%" fo:margin-left="1.6937in" fo:margin-right="1.9145in">
        <style:tab-stops/>
      </style:paragraph-properties>
    </style:style>
    <style:style style:name="P1020" style:parent-style-name="Основнойтекст" style:family="paragraph">
      <style:paragraph-properties fo:margin-top="0.002in"/>
      <style:text-properties fo:font-size="12.5pt" style:font-size-asian="12.5pt"/>
    </style:style>
    <style:style style:name="P102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22" style:parent-style-name="Основнойтекст" style:family="paragraph">
      <style:text-properties fo:font-style="italic" style:font-style-asian="italic" fo:font-size="13pt" style:font-size-asian="13pt"/>
    </style:style>
    <style:style style:name="P1023" style:parent-style-name="Основнойтекст" style:family="paragraph">
      <style:paragraph-properties fo:margin-top="0in" fo:margin-left="1.6937in">
        <style:tab-stops/>
      </style:paragraph-properties>
    </style:style>
    <style:style style:name="P1024" style:parent-style-name="Основнойтекст" style:family="paragraph">
      <style:text-properties fo:font-size="13pt" style:font-size-asian="13pt"/>
    </style:style>
    <style:style style:name="P102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26" style:parent-style-name="Основнойтекст" style:family="paragraph">
      <style:text-properties fo:font-style="italic" style:font-style-asian="italic" fo:font-size="13pt" style:font-size-asian="13pt"/>
    </style:style>
    <style:style style:name="P1027" style:parent-style-name="Основнойтекст" style:family="paragraph">
      <style:paragraph-properties fo:margin-top="0in" fo:margin-left="1.6937in">
        <style:tab-stops/>
      </style:paragraph-properties>
    </style:style>
    <style:style style:name="P1028" style:parent-style-name="Основнойтекст" style:family="paragraph">
      <style:text-properties fo:font-size="13pt" style:font-size-asian="13pt"/>
    </style:style>
    <style:style style:name="P102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30" style:parent-style-name="Основнойтекст" style:family="paragraph">
      <style:text-properties fo:font-style="italic" style:font-style-asian="italic" fo:font-size="13pt" style:font-size-asian="13pt"/>
    </style:style>
    <style:style style:name="P1031" style:parent-style-name="Основнойтекст" style:family="paragraph">
      <style:paragraph-properties fo:margin-top="0in" fo:margin-left="1.6937in">
        <style:tab-stops/>
      </style:paragraph-properties>
    </style:style>
    <style:style style:name="P1032" style:parent-style-name="Основнойтекст" style:master-page-name="MP25" style:family="paragraph">
      <style:paragraph-properties fo:break-before="page" fo:margin-top="0.0069in"/>
    </style:style>
    <style:style style:name="P103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3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03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040" style:parent-style-name="Основнойтекст" style:family="paragraph">
      <style:paragraph-properties fo:margin-top="0.0027in"/>
      <style:text-properties fo:font-size="9pt" style:font-size-asian="9pt"/>
    </style:style>
    <style:style style:name="P104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4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043" style:parent-style-name="Основнойтекст" style:family="paragraph">
      <style:paragraph-properties fo:margin-top="0.0625in" fo:line-height="103%" fo:margin-left="1.6937in" fo:margin-right="2.6784in">
        <style:tab-stops/>
      </style:paragraph-properties>
    </style:style>
    <style:style style:name="P104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045" style:parent-style-name="Основнойтекст" style:family="paragraph">
      <style:paragraph-properties fo:margin-top="0.002in"/>
      <style:text-properties fo:font-size="9pt" style:font-size-asian="9pt"/>
    </style:style>
    <style:style style:name="P10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048" style:parent-style-name="Основнойтекст" style:family="paragraph">
      <style:paragraph-properties fo:margin-top="0.0625in" fo:line-height="103%" fo:margin-left="1.6937in" fo:margin-right="2.3256in">
        <style:tab-stops/>
      </style:paragraph-properties>
    </style:style>
    <style:style style:name="P104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050" style:parent-style-name="Основнойтекст" style:family="paragraph">
      <style:paragraph-properties fo:margin-top="0.002in"/>
      <style:text-properties fo:font-size="9pt" style:font-size-asian="9pt"/>
    </style:style>
    <style:style style:name="P10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053" style:parent-style-name="Основнойтекст" style:family="paragraph">
      <style:paragraph-properties fo:margin-top="0.0625in" fo:line-height="103%" fo:margin-left="1.6937in" fo:margin-right="2.9631in">
        <style:tab-stops/>
      </style:paragraph-properties>
    </style:style>
    <style:style style:name="P1054" style:parent-style-name="Основнойтекст" style:family="paragraph">
      <style:paragraph-properties fo:margin-top="0.0027in"/>
      <style:text-properties fo:font-size="12.5pt" style:font-size-asian="12.5pt"/>
    </style:style>
    <style:style style:name="P105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56" style:parent-style-name="Основнойтекст" style:family="paragraph">
      <style:text-properties fo:font-style="italic" style:font-style-asian="italic" fo:font-size="13pt" style:font-size-asian="13pt"/>
    </style:style>
    <style:style style:name="P1057" style:parent-style-name="Основнойтекст" style:family="paragraph">
      <style:paragraph-properties fo:margin-top="0in" fo:line-height="103%" fo:margin-left="1.6937in" fo:margin-right="2.1048in">
        <style:tab-stops/>
      </style:paragraph-properties>
    </style:style>
    <style:style style:name="P1058" style:parent-style-name="Основнойтекст" style:family="paragraph">
      <style:paragraph-properties fo:margin-top="0.0013in" fo:line-height="103%" fo:margin-left="1.6937in" fo:margin-right="1.7437in">
        <style:tab-stops/>
      </style:paragraph-properties>
    </style:style>
    <style:style style:name="P1059" style:parent-style-name="Основнойтекст" style:family="paragraph">
      <style:paragraph-properties fo:margin-top="0.002in"/>
      <style:text-properties fo:font-size="12.5pt" style:font-size-asian="12.5pt"/>
    </style:style>
    <style:style style:name="P106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61" style:parent-style-name="Основнойтекст" style:family="paragraph">
      <style:text-properties fo:font-style="italic" style:font-style-asian="italic" fo:font-size="13pt" style:font-size-asian="13pt"/>
    </style:style>
    <style:style style:name="P1062" style:parent-style-name="Основнойтекст" style:family="paragraph">
      <style:paragraph-properties fo:margin-top="0in" fo:margin-left="1.6937in">
        <style:tab-stops/>
      </style:paragraph-properties>
    </style:style>
    <style:style style:name="P1063" style:parent-style-name="Основнойтекст" style:family="paragraph">
      <style:text-properties fo:font-size="13pt" style:font-size-asian="13pt"/>
    </style:style>
    <style:style style:name="P106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65" style:parent-style-name="Основнойтекст" style:master-page-name="MP26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S27" style:family="section">
      <style:section-properties fo:margin-left="0in" fo:margin-right="0in" style:writing-mode="lr-tb">
        <style:columns fo:column-count="2">
          <style:column style:rel-width="2730*" fo:start-indent="0in" fo:end-indent="0.2972in"/>
          <style:column style:rel-width="6880*" fo:start-indent="0.2979in" fo:end-indent="0in"/>
        </style:columns>
      </style:section-properties>
    </style:style>
    <style:style style:name="P1070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071" style:parent-style-name="Основнойтекст" style:family="paragraph">
      <style:paragraph-properties fo:margin-top="0.0055in"/>
      <style:text-properties fo:font-style="italic" style:font-style-asian="italic" fo:font-size="17pt" style:font-size-asian="17pt"/>
    </style:style>
    <style:style style:name="P107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073" style:parent-style-name="Обычный" style:family="paragraph">
      <style:paragraph-properties fo:break-before="column" fo:margin-top="0.0659in" fo:margin-left="0.4631in">
        <style:tab-stops/>
      </style:paragraph-properties>
    </style:style>
    <style:style style:name="T1074" style:parent-style-name="Основнойшрифтабзаца" style:family="text">
      <style:text-properties style:font-name="Arial" fo:font-weight="bold" style:font-weight-asian="bold" fo:font-size="16.5pt" style:font-size-asian="16.5pt"/>
    </style:style>
    <style:style style:name="S28" style:family="section">
      <style:section-properties fo:margin-left="0in" fo:margin-right="0in" style:writing-mode="lr-tb"/>
    </style:style>
    <style:style style:name="P1075" style:parent-style-name="Основнойтекст" style:family="paragraph">
      <style:paragraph-properties fo:margin-top="0.002in"/>
      <style:text-properties style:font-name="Arial" fo:font-weight="bold" style:font-weight-asian="bold" fo:font-size="9pt" style:font-size-asian="9pt"/>
    </style:style>
    <style:style style:name="P107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077" style:parent-style-name="Основнойтекст" style:family="paragraph">
      <style:paragraph-properties fo:margin-top="0.0083in" fo:line-height="103%" fo:margin-left="1.6937in" fo:margin-right="2.8993in">
        <style:tab-stops/>
      </style:paragraph-properties>
    </style:style>
    <style:style style:name="P1078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T1079" style:parent-style-name="Основнойшрифтабзаца" style:family="text">
      <style:text-properties fo:letter-spacing="-0.0062in"/>
    </style:style>
    <style:style style:name="T1080" style:parent-style-name="Основнойшрифтабзаца" style:family="text">
      <style:text-properties fo:letter-spacing="-0.0027in"/>
    </style:style>
    <style:style style:name="T1081" style:parent-style-name="Основнойшрифтабзаца" style:family="text">
      <style:text-properties fo:letter-spacing="-0.0305in"/>
    </style:style>
    <style:style style:name="T1082" style:parent-style-name="Основнойшрифтабзаца" style:family="text">
      <style:text-properties fo:letter-spacing="-0.002in"/>
    </style:style>
    <style:style style:name="T1083" style:parent-style-name="Основнойшрифтабзаца" style:family="text">
      <style:text-properties fo:letter-spacing="-0.002in"/>
    </style:style>
    <style:style style:name="P1084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T1085" style:parent-style-name="Основнойшрифтабзаца" style:family="text">
      <style:text-properties fo:letter-spacing="-0.0055in"/>
    </style:style>
    <style:style style:name="T1086" style:parent-style-name="Основнойшрифтабзаца" style:family="text">
      <style:text-properties fo:letter-spacing="-0.002in"/>
    </style:style>
    <style:style style:name="T1087" style:parent-style-name="Основнойшрифтабзаца" style:family="text">
      <style:text-properties fo:letter-spacing="-0.002in"/>
    </style:style>
    <style:style style:name="T1088" style:parent-style-name="Основнойшрифтабзаца" style:family="text">
      <style:text-properties fo:letter-spacing="-0.0048in"/>
    </style:style>
    <style:style style:name="P1089" style:parent-style-name="Основнойтекст" style:family="paragraph">
      <style:paragraph-properties fo:margin-top="0.0013in" fo:line-height="103%" fo:margin-left="1.6937in" fo:margin-right="2.6652in">
        <style:tab-stops/>
      </style:paragraph-properties>
    </style:style>
    <style:style style:name="T1090" style:parent-style-name="Основнойшрифтабзаца" style:family="text">
      <style:text-properties fo:letter-spacing="-0.002in"/>
    </style:style>
    <style:style style:name="T1091" style:parent-style-name="Основнойшрифтабзаца" style:family="text">
      <style:text-properties fo:letter-spacing="-0.0187in"/>
    </style:style>
    <style:style style:name="P1092" style:parent-style-name="Основнойтекст" style:family="paragraph">
      <style:paragraph-properties fo:margin-top="0.0034in"/>
      <style:text-properties fo:font-size="8.5pt" style:font-size-asian="8.5pt"/>
    </style:style>
    <style:style style:name="P109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094" style:parent-style-name="Основнойтекст" style:family="paragraph">
      <style:paragraph-properties fo:margin-top="0.0083in" fo:margin-left="0.4631in">
        <style:tab-stops/>
      </style:paragraph-properties>
    </style:style>
    <style:style style:name="P1095" style:parent-style-name="Основнойтекст" style:master-page-name="MP29" style:family="paragraph">
      <style:paragraph-properties fo:break-before="page" fo:margin-top="0.0048in"/>
      <style:text-properties fo:font-size="13.5pt" style:font-size-asian="13.5pt"/>
    </style:style>
    <style:style style:name="P1100" style:parent-style-name="Обычный" style:family="paragraph">
      <style:paragraph-properties fo:text-align="center" fo:margin-top="0.0618in" fo:margin-left="0.5708in" fo:margin-right="0.6034in">
        <style:tab-stops/>
      </style:paragraph-properties>
      <style:text-properties style:font-name="Arial" fo:font-weight="bold" style:font-weight-asian="bold" fo:font-size="18pt" style:font-size-asian="18pt"/>
    </style:style>
    <style:style style:name="P1101" style:parent-style-name="Основнойтекст" style:family="paragraph">
      <style:paragraph-properties fo:margin-top="0in"/>
      <style:text-properties style:font-name="Arial" fo:font-weight="bold" style:font-weight-asian="bold" fo:font-size="10pt" style:font-size-asian="10pt"/>
    </style:style>
    <style:style style:name="P1102" style:parent-style-name="Основнойтекст" style:family="paragraph">
      <style:text-properties style:font-name="Arial" fo:font-weight="bold" style:font-weight-asian="bold" fo:font-size="9.5pt" style:font-size-asian="9.5pt"/>
    </style:style>
    <style:style style:name="P1103" style:parent-style-name="Обычный" style:family="paragraph">
      <style:paragraph-properties fo:text-align="center" fo:margin-top="0.0652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104" style:parent-style-name="Обычный" style:family="paragraph">
      <style:paragraph-properties fo:margin-top="0.1555in" fo:line-height="103%" fo:margin-left="0.4631in" fo:margin-right="5.0104in">
        <style:tab-stops/>
      </style:paragraph-properties>
    </style:style>
    <style:style style:name="T1105" style:parent-style-name="Основнойшрифтабзаца" style:family="text">
      <style:text-properties fo:font-style="italic" style:font-style-asian="italic" fo:font-size="12pt" style:font-size-asian="12pt"/>
    </style:style>
    <style:style style:name="T1106" style:parent-style-name="Основнойшрифтабзаца" style:family="text">
      <style:text-properties fo:font-size="12pt" style:font-size-asian="12pt"/>
    </style:style>
    <style:style style:name="T1107" style:parent-style-name="Основнойшрифтабзаца" style:family="text">
      <style:text-properties fo:font-style="italic" style:font-style-asian="italic" fo:font-size="12pt" style:font-size-asian="12pt"/>
    </style:style>
    <style:style style:name="P1108" style:parent-style-name="Основнойтекст" style:family="paragraph">
      <style:paragraph-properties fo:margin-top="0.0034in"/>
      <style:text-properties fo:font-style="italic" style:font-style-asian="italic" fo:font-size="8.5pt" style:font-size-asian="8.5pt"/>
    </style:style>
    <style:style style:name="P110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110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1111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112" style:parent-style-name="Обычный" style:family="paragraph">
      <style:paragraph-properties fo:text-align="justify" fo:margin-top="0.002in" fo:line-height="103%" fo:margin-left="1.6937in" fo:margin-right="2.8541in">
        <style:tab-stops/>
      </style:paragraph-properties>
    </style:style>
    <style:style style:name="T1113" style:parent-style-name="Основнойшрифтабзаца" style:family="text">
      <style:text-properties fo:font-style="italic" style:font-style-asian="italic" fo:font-size="12pt" style:font-size-asian="12pt"/>
    </style:style>
    <style:style style:name="T1114" style:parent-style-name="Основнойшрифтабзаца" style:family="text">
      <style:text-properties fo:font-style="italic" style:font-style-asian="italic" fo:letter-spacing="-0.0187in" fo:font-size="12pt" style:font-size-asian="12pt"/>
    </style:style>
    <style:style style:name="T1115" style:parent-style-name="Основнойшрифтабзаца" style:family="text">
      <style:text-properties fo:font-style="italic" style:font-style-asian="italic" fo:letter-spacing="-0.0027in" fo:font-size="12pt" style:font-size-asian="12pt"/>
    </style:style>
    <style:style style:name="T1116" style:parent-style-name="Основнойшрифтабзаца" style:family="text">
      <style:text-properties fo:font-style="italic" style:font-style-asian="italic" fo:font-size="12pt" style:font-size-asian="12pt"/>
    </style:style>
    <style:style style:name="T1117" style:parent-style-name="Основнойшрифтабзаца" style:family="text">
      <style:text-properties fo:letter-spacing="-0.0062in" fo:font-size="12pt" style:font-size-asian="12pt"/>
    </style:style>
    <style:style style:name="T1118" style:parent-style-name="Основнойшрифтабзаца" style:family="text">
      <style:text-properties fo:font-size="12pt" style:font-size-asian="12pt"/>
    </style:style>
    <style:style style:name="T1119" style:parent-style-name="Основнойшрифтабзаца" style:family="text">
      <style:text-properties fo:letter-spacing="-0.0027in" fo:font-size="12pt" style:font-size-asian="12pt"/>
    </style:style>
    <style:style style:name="T1120" style:parent-style-name="Основнойшрифтабзаца" style:family="text">
      <style:text-properties fo:font-size="12pt" style:font-size-asian="12pt"/>
    </style:style>
    <style:style style:name="P1121" style:parent-style-name="Основнойтекст" style:family="paragraph">
      <style:paragraph-properties fo:margin-top="0.002in" fo:line-height="103%" fo:margin-left="1.6937in" fo:margin-right="2.3256in">
        <style:tab-stops/>
      </style:paragraph-properties>
    </style:style>
    <style:style style:name="P1122" style:parent-style-name="Основнойтекст" style:family="paragraph">
      <style:paragraph-properties fo:margin-top="0.0013in" fo:line-height="103%" fo:margin-left="1.6937in" fo:margin-right="2.2381in">
        <style:tab-stops/>
      </style:paragraph-properties>
    </style:style>
    <style:style style:name="P1123" style:parent-style-name="Обычный" style:family="paragraph">
      <style:paragraph-properties fo:margin-top="0.0013in" fo:margin-left="1.6937in">
        <style:tab-stops/>
      </style:paragraph-properties>
      <style:text-properties fo:font-style="italic" style:font-style-asian="italic" fo:font-size="12pt" style:font-size-asian="12pt"/>
    </style:style>
    <style:style style:name="P1124" style:parent-style-name="Основнойтекст" style:family="paragraph">
      <style:paragraph-properties fo:text-align="justify" fo:margin-top="0.0083in" fo:line-height="103%" fo:margin-left="1.6937in" fo:margin-right="2.293in">
        <style:tab-stops/>
      </style:paragraph-properties>
    </style:style>
    <style:style style:name="T1125" style:parent-style-name="Основнойшрифтабзаца" style:family="text">
      <style:text-properties fo:letter-spacing="-0.002in"/>
    </style:style>
    <style:style style:name="T1126" style:parent-style-name="Основнойшрифтабзаца" style:family="text">
      <style:text-properties fo:letter-spacing="-0.0027in"/>
    </style:style>
    <style:style style:name="T1127" style:parent-style-name="Основнойшрифтабзаца" style:family="text">
      <style:text-properties fo:letter-spacing="-0.0034in"/>
    </style:style>
    <style:style style:name="T1128" style:parent-style-name="Основнойшрифтабзаца" style:family="text">
      <style:text-properties fo:letter-spacing="-0.0145in"/>
    </style:style>
    <style:style style:name="T1129" style:parent-style-name="Основнойшрифтабзаца" style:family="text">
      <style:text-properties fo:letter-spacing="-0.002in"/>
    </style:style>
    <style:style style:name="T1130" style:parent-style-name="Основнойшрифтабзаца" style:family="text">
      <style:text-properties fo:letter-spacing="-0.0034in"/>
    </style:style>
    <style:style style:name="T1131" style:parent-style-name="Основнойшрифтабзаца" style:family="text">
      <style:text-properties fo:letter-spacing="-0.0034in"/>
    </style:style>
    <style:style style:name="P1132" style:parent-style-name="Основнойтекст" style:family="paragraph">
      <style:paragraph-properties fo:margin-top="0.002in" fo:line-height="103%" fo:margin-left="1.6937in" fo:margin-right="2.1in">
        <style:tab-stops/>
      </style:paragraph-properties>
    </style:style>
    <style:style style:name="T1133" style:parent-style-name="Основнойшрифтабзаца" style:family="text">
      <style:text-properties fo:letter-spacing="-0.002in"/>
    </style:style>
    <style:style style:name="T1134" style:parent-style-name="Основнойшрифтабзаца" style:family="text">
      <style:text-properties fo:letter-spacing="-0.0013in"/>
    </style:style>
    <style:style style:name="T1135" style:parent-style-name="Основнойшрифтабзаца" style:family="text">
      <style:text-properties fo:letter-spacing="-0.0104in"/>
    </style:style>
    <style:style style:name="P1136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1137" style:parent-style-name="Основнойтекст" style:family="paragraph">
      <style:paragraph-properties fo:margin-top="0.002in" fo:line-height="103%" fo:margin-left="1.6937in" fo:margin-right="1.7659in">
        <style:tab-stops/>
      </style:paragraph-properties>
    </style:style>
    <style:style style:name="P1138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139" style:parent-style-name="Обычный" style:family="paragraph">
      <style:paragraph-properties fo:margin-top="0.0013in" fo:line-height="103%" fo:margin-left="1.6937in" fo:margin-right="1.9326in">
        <style:tab-stops/>
      </style:paragraph-properties>
    </style:style>
    <style:style style:name="T1140" style:parent-style-name="Основнойшрифтабзаца" style:family="text">
      <style:text-properties fo:font-size="12pt" style:font-size-asian="12pt"/>
    </style:style>
    <style:style style:name="T1141" style:parent-style-name="Основнойшрифтабзаца" style:family="text">
      <style:text-properties fo:letter-spacing="-0.0041in" fo:font-size="12pt" style:font-size-asian="12pt"/>
    </style:style>
    <style:style style:name="T1142" style:parent-style-name="Основнойшрифтабзаца" style:family="text">
      <style:text-properties fo:font-size="12pt" style:font-size-asian="12pt"/>
    </style:style>
    <style:style style:name="T1143" style:parent-style-name="Основнойшрифтабзаца" style:family="text">
      <style:text-properties fo:letter-spacing="-0.0027in" fo:font-size="12pt" style:font-size-asian="12pt"/>
    </style:style>
    <style:style style:name="T1144" style:parent-style-name="Основнойшрифтабзаца" style:family="text">
      <style:text-properties fo:font-size="12pt" style:font-size-asian="12pt"/>
    </style:style>
    <style:style style:name="T1145" style:parent-style-name="Основнойшрифтабзаца" style:family="text">
      <style:text-properties fo:letter-spacing="-0.0041in" fo:font-size="12pt" style:font-size-asian="12pt"/>
    </style:style>
    <style:style style:name="T1146" style:parent-style-name="Основнойшрифтабзаца" style:family="text">
      <style:text-properties fo:font-size="12pt" style:font-size-asian="12pt"/>
    </style:style>
    <style:style style:name="T1147" style:parent-style-name="Основнойшрифтабзаца" style:family="text">
      <style:text-properties fo:letter-spacing="-0.0041in" fo:font-size="12pt" style:font-size-asian="12pt"/>
    </style:style>
    <style:style style:name="T1148" style:parent-style-name="Основнойшрифтабзаца" style:family="text">
      <style:text-properties fo:font-style="italic" style:font-style-asian="italic" fo:font-size="12pt" style:font-size-asian="12pt"/>
    </style:style>
    <style:style style:name="T1149" style:parent-style-name="Основнойшрифтабзаца" style:family="text">
      <style:text-properties fo:font-style="italic" style:font-style-asian="italic" fo:letter-spacing="-0.0013in" fo:font-size="12pt" style:font-size-asian="12pt"/>
    </style:style>
    <style:style style:name="T1150" style:parent-style-name="Основнойшрифтабзаца" style:family="text">
      <style:text-properties fo:font-style="italic" style:font-style-asian="italic" fo:font-size="12pt" style:font-size-asian="12pt"/>
    </style:style>
    <style:style style:name="T1151" style:parent-style-name="Основнойшрифтабзаца" style:family="text">
      <style:text-properties fo:font-style="italic" style:font-style-asian="italic" fo:letter-spacing="-0.0236in" fo:font-size="12pt" style:font-size-asian="12pt"/>
    </style:style>
    <style:style style:name="T1152" style:parent-style-name="Основнойшрифтабзаца" style:family="text">
      <style:text-properties fo:font-style="italic" style:font-style-asian="italic" fo:font-size="12pt" style:font-size-asian="12pt"/>
    </style:style>
    <style:style style:name="T1153" style:parent-style-name="Основнойшрифтабзаца" style:family="text">
      <style:text-properties fo:font-size="12pt" style:font-size-asian="12pt"/>
    </style:style>
    <style:style style:name="T1154" style:parent-style-name="Основнойшрифтабзаца" style:family="text">
      <style:text-properties fo:letter-spacing="-0.0069in" fo:font-size="12pt" style:font-size-asian="12pt"/>
    </style:style>
    <style:style style:name="T1155" style:parent-style-name="Основнойшрифтабзаца" style:family="text">
      <style:text-properties fo:font-size="12pt" style:font-size-asian="12pt"/>
    </style:style>
    <style:style style:name="P1156" style:parent-style-name="Основнойтекст" style:family="paragraph">
      <style:paragraph-properties fo:margin-top="0.002in" fo:margin-left="1.6937in">
        <style:tab-stops/>
      </style:paragraph-properties>
    </style:style>
    <style:style style:name="P1157" style:parent-style-name="Основнойтекст" style:master-page-name="MP30" style:family="paragraph">
      <style:paragraph-properties fo:break-before="page" fo:margin-top="0.0069in"/>
      <style:text-properties fo:font-size="12.5pt" style:font-size-asian="12.5pt"/>
    </style:style>
    <style:style style:name="P1162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163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1164" style:parent-style-name="Основнойшрифтабзаца" style:family="text">
      <style:text-properties fo:font-style="italic" style:font-style-asian="italic" fo:font-size="12pt" style:font-size-asian="12pt"/>
    </style:style>
    <style:style style:name="T1165" style:parent-style-name="Основнойшрифтабзаца" style:family="text">
      <style:text-properties fo:font-size="12pt" style:font-size-asian="12pt"/>
    </style:style>
    <style:style style:name="T1166" style:parent-style-name="Основнойшрифтабзаца" style:family="text">
      <style:text-properties fo:font-style="italic" style:font-style-asian="italic" fo:font-size="12pt" style:font-size-asian="12pt"/>
    </style:style>
    <style:style style:name="P1167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1168" style:parent-style-name="Основнойтекст" style:family="paragraph">
      <style:paragraph-properties fo:margin-top="0.0625in" fo:line-height="103%" fo:margin-left="1.6937in" fo:margin-right="2.6784in">
        <style:tab-stops/>
      </style:paragraph-properties>
    </style:style>
    <style:style style:name="P1169" style:parent-style-name="Основнойтекст" style:family="paragraph">
      <style:paragraph-properties fo:margin-top="0.0034in"/>
      <style:text-properties fo:font-size="8.5pt" style:font-size-asian="8.5pt"/>
    </style:style>
    <style:style style:name="P117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7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7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173" style:parent-style-name="Основнойтекст" style:family="paragraph">
      <style:paragraph-properties fo:margin-top="0.002in"/>
      <style:text-properties fo:font-size="9pt" style:font-size-asian="9pt"/>
    </style:style>
    <style:style style:name="P117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7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7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177" style:parent-style-name="Основнойтекст" style:family="paragraph">
      <style:paragraph-properties fo:margin-top="0.0027in"/>
      <style:text-properties fo:font-size="9pt" style:font-size-asian="9pt"/>
    </style:style>
    <style:style style:name="P117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7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80" style:parent-style-name="Основнойтекст" style:family="paragraph">
      <style:paragraph-properties fo:margin-top="0.0625in" fo:line-height="103%" fo:margin-left="1.6937in" fo:margin-right="1.9215in">
        <style:tab-stops/>
      </style:paragraph-properties>
    </style:style>
    <style:style style:name="P1181" style:parent-style-name="Основнойтекст" style:family="paragraph">
      <style:paragraph-properties fo:margin-top="0.0027in"/>
      <style:text-properties fo:font-size="8.5pt" style:font-size-asian="8.5pt"/>
    </style:style>
    <style:style style:name="P11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83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118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185" style:parent-style-name="Основнойтекст" style:family="paragraph">
      <style:paragraph-properties fo:margin-top="0.0083in" fo:line-height="103%" fo:margin-left="1.6937in" fo:margin-right="1.9083in">
        <style:tab-stops/>
      </style:paragraph-properties>
    </style:style>
    <style:style style:name="P1186" style:parent-style-name="Основнойтекст" style:family="paragraph">
      <style:paragraph-properties fo:margin-left="1.6937in">
        <style:tab-stops/>
      </style:paragraph-properties>
    </style:style>
    <style:style style:name="P1187" style:parent-style-name="Основнойтекст" style:family="paragraph">
      <style:paragraph-properties fo:margin-top="0.009in" fo:margin-left="1.6937in">
        <style:tab-stops/>
      </style:paragraph-properties>
    </style:style>
    <style:style style:name="P1188" style:parent-style-name="Основнойтекст" style:family="paragraph">
      <style:paragraph-properties fo:margin-top="0.002in"/>
      <style:text-properties fo:font-size="9pt" style:font-size-asian="9pt"/>
    </style:style>
    <style:style style:name="P118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9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91" style:parent-style-name="Основнойтекст" style:family="paragraph">
      <style:paragraph-properties fo:margin-top="0.0625in" fo:line-height="103%" fo:margin-left="1.6937in" fo:margin-right="2.7298in">
        <style:tab-stops/>
      </style:paragraph-properties>
    </style:style>
    <style:style style:name="P119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193" style:parent-style-name="Основнойтекст" style:family="paragraph">
      <style:paragraph-properties fo:margin-top="0.002in"/>
      <style:text-properties fo:font-size="9pt" style:font-size-asian="9pt"/>
    </style:style>
    <style:style style:name="P119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19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19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197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19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199" style:parent-style-name="Основнойтекст" style:family="paragraph">
      <style:paragraph-properties fo:margin-top="0.002in"/>
      <style:text-properties fo:font-size="9pt" style:font-size-asian="9pt"/>
    </style:style>
    <style:style style:name="P120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01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1202" style:parent-style-name="Основнойтекст" style:family="paragraph">
      <style:paragraph-properties fo:margin-top="0.0618in" fo:line-height="103%" fo:margin-left="1.6937in" fo:margin-right="2.2388in">
        <style:tab-stops/>
      </style:paragraph-properties>
    </style:style>
    <style:style style:name="P1203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20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205" style:parent-style-name="Основнойтекст" style:master-page-name="MP31" style:family="paragraph">
      <style:paragraph-properties fo:break-before="page" fo:margin-top="0.0611in" fo:margin-left="1.6937in">
        <style:tab-stops/>
      </style:paragraph-properties>
    </style:style>
    <style:style style:name="P1210" style:parent-style-name="Основнойтекст" style:family="paragraph">
      <style:paragraph-properties fo:margin-top="0.002in"/>
      <style:text-properties fo:font-size="9pt" style:font-size-asian="9pt"/>
    </style:style>
    <style:style style:name="P12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1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214" style:parent-style-name="Основнойтекст" style:family="paragraph">
      <style:paragraph-properties fo:margin-top="0.0027in"/>
      <style:text-properties fo:font-size="9pt" style:font-size-asian="9pt"/>
    </style:style>
    <style:style style:name="P121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1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17" style:parent-style-name="Основнойтекст" style:family="paragraph">
      <style:paragraph-properties fo:margin-top="0.0625in" fo:line-height="103%" fo:margin-left="1.6937in" fo:margin-right="2.7944in">
        <style:tab-stops/>
      </style:paragraph-properties>
    </style:style>
    <style:style style:name="P1218" style:parent-style-name="Основнойтекст" style:family="paragraph">
      <style:paragraph-properties fo:margin-top="0.0041in"/>
      <style:text-properties fo:font-size="8.5pt" style:font-size-asian="8.5pt"/>
    </style:style>
    <style:style style:name="P121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2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21" style:parent-style-name="Основнойтекст" style:family="paragraph">
      <style:paragraph-properties fo:text-align="center" fo:margin-top="0.0625in" fo:margin-left="0.5708in" fo:margin-right="0.6923in">
        <style:tab-stops/>
      </style:paragraph-properties>
    </style:style>
    <style:style style:name="P1222" style:parent-style-name="Основнойтекст" style:family="paragraph">
      <style:paragraph-properties fo:margin-top="0.0027in"/>
      <style:text-properties fo:font-size="9pt" style:font-size-asian="9pt"/>
    </style:style>
    <style:style style:name="P122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2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25" style:parent-style-name="Основнойтекст" style:family="paragraph">
      <style:paragraph-properties fo:margin-top="0.0625in" fo:line-height="103%" fo:margin-left="1.6937in" fo:margin-right="2.1465in">
        <style:tab-stops/>
      </style:paragraph-properties>
    </style:style>
    <style:style style:name="P1226" style:parent-style-name="Основнойтекст" style:family="paragraph">
      <style:paragraph-properties fo:margin-top="0.0041in"/>
      <style:text-properties fo:font-size="8.5pt" style:font-size-asian="8.5pt"/>
    </style:style>
    <style:style style:name="P122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2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29" style:parent-style-name="Основнойтекст" style:family="paragraph">
      <style:paragraph-properties fo:text-align="center" fo:margin-top="0.0625in" fo:margin-left="0.5708in" fo:margin-right="0.9319in">
        <style:tab-stops/>
      </style:paragraph-properties>
    </style:style>
    <style:style style:name="P1230" style:parent-style-name="Основнойтекст" style:family="paragraph">
      <style:paragraph-properties fo:margin-top="0.002in"/>
      <style:text-properties fo:font-size="9pt" style:font-size-asian="9pt"/>
    </style:style>
    <style:style style:name="P123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3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33" style:parent-style-name="Основнойтекст" style:family="paragraph">
      <style:paragraph-properties fo:margin-top="0.0625in" fo:line-height="103%" fo:margin-left="1.6937in" fo:margin-right="2.477in">
        <style:tab-stops/>
      </style:paragraph-properties>
    </style:style>
    <style:style style:name="T1234" style:parent-style-name="Основнойшрифтабзаца" style:family="text">
      <style:text-properties fo:letter-spacing="-0.002in"/>
    </style:style>
    <style:style style:name="T1235" style:parent-style-name="Основнойшрифтабзаца" style:family="text">
      <style:text-properties fo:letter-spacing="-0.0263in"/>
    </style:style>
    <style:style style:name="P1236" style:parent-style-name="Основнойтекст" style:family="paragraph">
      <style:paragraph-properties fo:margin-top="0.0027in" fo:line-height="103%" fo:margin-left="1.6937in" fo:margin-right="2.0743in">
        <style:tab-stops/>
      </style:paragraph-properties>
    </style:style>
    <style:style style:name="T1237" style:parent-style-name="Основнойшрифтабзаца" style:family="text">
      <style:text-properties fo:letter-spacing="-0.0159in"/>
    </style:style>
    <style:style style:name="T1238" style:parent-style-name="Основнойшрифтабзаца" style:family="text">
      <style:text-properties fo:letter-spacing="-0.002in"/>
    </style:style>
    <style:style style:name="T1239" style:parent-style-name="Основнойшрифтабзаца" style:family="text">
      <style:text-properties fo:letter-spacing="-0.0034in"/>
    </style:style>
    <style:style style:name="T1240" style:parent-style-name="Основнойшрифтабзаца" style:family="text">
      <style:text-properties fo:letter-spacing="-0.0069in"/>
    </style:style>
    <style:style style:name="P1241" style:parent-style-name="Основнойтекст" style:family="paragraph">
      <style:paragraph-properties fo:margin-top="0.0027in" fo:margin-left="1.6937in">
        <style:tab-stops/>
      </style:paragraph-properties>
    </style:style>
    <style:style style:name="P124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243" style:parent-style-name="Основнойтекст" style:family="paragraph">
      <style:paragraph-properties fo:margin-top="0.0083in" fo:line-height="103%" fo:margin-left="1.6937in" fo:margin-right="2.2736in">
        <style:tab-stops/>
      </style:paragraph-properties>
    </style:style>
    <style:style style:name="T1244" style:parent-style-name="Основнойшрифтабзаца" style:family="text">
      <style:text-properties fo:letter-spacing="-0.0034in"/>
    </style:style>
    <style:style style:name="T1245" style:parent-style-name="Основнойшрифтабзаца" style:family="text">
      <style:text-properties fo:letter-spacing="-0.0041in"/>
    </style:style>
    <style:style style:name="T1246" style:parent-style-name="Основнойшрифтабзаца" style:family="text">
      <style:text-properties fo:letter-spacing="-0.0027in"/>
    </style:style>
    <style:style style:name="P1247" style:parent-style-name="Основнойтекст" style:family="paragraph">
      <style:paragraph-properties fo:margin-top="0.0013in" fo:line-height="103%" fo:margin-left="1.6937in" fo:margin-right="2.6451in">
        <style:tab-stops/>
      </style:paragraph-properties>
    </style:style>
    <style:style style:name="T1248" style:parent-style-name="Основнойшрифтабзаца" style:family="text">
      <style:text-properties fo:letter-spacing="-0.002in"/>
    </style:style>
    <style:style style:name="T1249" style:parent-style-name="Основнойшрифтабзаца" style:family="text">
      <style:text-properties fo:letter-spacing="-0.0159in"/>
    </style:style>
    <style:style style:name="T1250" style:parent-style-name="Основнойшрифтабзаца" style:family="text">
      <style:text-properties fo:letter-spacing="-0.002in"/>
    </style:style>
    <style:style style:name="P1251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1252" style:parent-style-name="Основнойтекст" style:family="paragraph">
      <style:paragraph-properties fo:margin-top="0.002in" fo:margin-left="1.6937in">
        <style:tab-stops/>
      </style:paragraph-properties>
    </style:style>
    <style:style style:name="P1253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1254" style:parent-style-name="Основнойтекст" style:master-page-name="MP32" style:family="paragraph">
      <style:paragraph-properties fo:break-before="page" fo:margin-top="0.0611in" fo:margin-left="1.6937in">
        <style:tab-stops/>
      </style:paragraph-properties>
    </style:style>
    <style:style style:name="P1259" style:parent-style-name="Основнойтекст" style:family="paragraph">
      <style:paragraph-properties fo:margin-top="0.0083in" fo:line-height="103%" fo:margin-left="1.6937in" fo:margin-right="2.2312in">
        <style:tab-stops/>
      </style:paragraph-properties>
    </style:style>
    <style:style style:name="T1260" style:parent-style-name="Основнойшрифтабзаца" style:family="text">
      <style:text-properties fo:letter-spacing="-0.0194in"/>
    </style:style>
    <style:style style:name="T1261" style:parent-style-name="Основнойшрифтабзаца" style:family="text">
      <style:text-properties fo:letter-spacing="-0.002in"/>
    </style:style>
    <style:style style:name="T1262" style:parent-style-name="Основнойшрифтабзаца" style:family="text">
      <style:text-properties fo:letter-spacing="-0.0076in"/>
    </style:style>
    <style:style style:name="P1263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T1264" style:parent-style-name="Основнойшрифтабзаца" style:family="text">
      <style:text-properties fo:letter-spacing="-0.002in"/>
    </style:style>
    <style:style style:name="T1265" style:parent-style-name="Основнойшрифтабзаца" style:family="text">
      <style:text-properties fo:letter-spacing="-0.0041in"/>
    </style:style>
    <style:style style:name="T1266" style:parent-style-name="Основнойшрифтабзаца" style:family="text">
      <style:text-properties fo:letter-spacing="-0.0013in"/>
    </style:style>
    <style:style style:name="P1267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T1268" style:parent-style-name="Основнойшрифтабзаца" style:family="text">
      <style:text-properties fo:letter-spacing="-0.0041in"/>
    </style:style>
    <style:style style:name="T1269" style:parent-style-name="Основнойшрифтабзаца" style:family="text">
      <style:text-properties fo:letter-spacing="-0.002in"/>
    </style:style>
    <style:style style:name="T1270" style:parent-style-name="Основнойшрифтабзаца" style:family="text">
      <style:text-properties fo:letter-spacing="-0.0243in"/>
    </style:style>
    <style:style style:name="T1271" style:parent-style-name="Основнойшрифтабзаца" style:family="text">
      <style:text-properties fo:letter-spacing="-0.0041in"/>
    </style:style>
    <style:style style:name="P1272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1273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127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27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276" style:parent-style-name="Основнойтекст" style:family="paragraph">
      <style:paragraph-properties fo:margin-top="0.002in"/>
      <style:text-properties fo:font-size="9pt" style:font-size-asian="9pt"/>
    </style:style>
    <style:style style:name="P127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7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79" style:parent-style-name="Основнойтекст" style:family="paragraph">
      <style:paragraph-properties fo:margin-top="0.0625in" fo:line-height="103%" fo:margin-left="1.6937in" fo:margin-right="2.6506in">
        <style:tab-stops/>
      </style:paragraph-properties>
    </style:style>
    <style:style style:name="P1280" style:parent-style-name="Основнойтекст" style:family="paragraph">
      <style:paragraph-properties fo:margin-top="0.0027in" fo:margin-left="1.6937in">
        <style:tab-stops/>
      </style:paragraph-properties>
    </style:style>
    <style:style style:name="P1281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1282" style:parent-style-name="Основнойтекст" style:family="paragraph">
      <style:paragraph-properties fo:margin-top="0.002in" fo:line-height="103%" fo:margin-left="1.6937in" fo:margin-right="1.9125in">
        <style:tab-stops/>
      </style:paragraph-properties>
    </style:style>
    <style:style style:name="P1283" style:parent-style-name="Основнойтекст" style:family="paragraph">
      <style:paragraph-properties fo:margin-top="0.002in" fo:line-height="103%" fo:margin-left="1.6937in" fo:margin-right="2.4458in">
        <style:tab-stops/>
      </style:paragraph-properties>
    </style:style>
    <style:style style:name="T1284" style:parent-style-name="Основнойшрифтабзаца" style:family="text">
      <style:text-properties fo:letter-spacing="-0.002in"/>
    </style:style>
    <style:style style:name="T1285" style:parent-style-name="Основнойшрифтабзаца" style:family="text">
      <style:text-properties fo:letter-spacing="-0.0208in"/>
    </style:style>
    <style:style style:name="T1286" style:parent-style-name="Основнойшрифтабзаца" style:family="text">
      <style:text-properties fo:letter-spacing="-0.002in"/>
    </style:style>
    <style:style style:name="T1287" style:parent-style-name="Основнойшрифтабзаца" style:family="text">
      <style:text-properties fo:letter-spacing="-0.0027in"/>
    </style:style>
    <style:style style:name="P1288" style:parent-style-name="Основнойтекст" style:family="paragraph">
      <style:paragraph-properties fo:margin-top="0.002in" fo:line-height="103%" fo:margin-left="1.6937in" fo:margin-right="2.3256in">
        <style:tab-stops/>
      </style:paragraph-properties>
    </style:style>
    <style:style style:name="P1289" style:parent-style-name="Основнойтекст" style:family="paragraph">
      <style:paragraph-properties fo:margin-top="0.0027in" fo:line-height="103%" fo:margin-left="1.6937in" fo:margin-right="3.0895in">
        <style:tab-stops/>
      </style:paragraph-properties>
    </style:style>
    <style:style style:name="P129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291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1292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1293" style:parent-style-name="Основнойтекст" style:family="paragraph">
      <style:paragraph-properties fo:margin-top="0.0034in"/>
      <style:text-properties fo:font-size="8.5pt" style:font-size-asian="8.5pt"/>
    </style:style>
    <style:style style:name="P129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9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29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297" style:parent-style-name="Основнойтекст" style:family="paragraph">
      <style:paragraph-properties fo:margin-top="0.002in"/>
      <style:text-properties fo:font-size="9pt" style:font-size-asian="9pt"/>
    </style:style>
    <style:style style:name="P12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299" style:parent-style-name="Основнойтекст" style:master-page-name="MP33" style:family="paragraph">
      <style:paragraph-properties fo:break-before="page" fo:margin-top="0.0611in" fo:margin-left="1.6937in">
        <style:tab-stops/>
      </style:paragraph-properties>
    </style:style>
    <style:style style:name="P1304" style:parent-style-name="Основнойтекст" style:family="paragraph">
      <style:paragraph-properties fo:margin-top="0.002in"/>
      <style:text-properties fo:font-size="9pt" style:font-size-asian="9pt"/>
    </style:style>
    <style:style style:name="P130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0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0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08" style:parent-style-name="Основнойтекст" style:family="paragraph">
      <style:paragraph-properties fo:margin-top="0.0027in"/>
      <style:text-properties fo:font-size="9pt" style:font-size-asian="9pt"/>
    </style:style>
    <style:style style:name="P130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1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1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1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313" style:parent-style-name="Основнойтекст" style:family="paragraph">
      <style:paragraph-properties fo:margin-top="0.002in"/>
      <style:text-properties fo:font-size="9pt" style:font-size-asian="9pt"/>
    </style:style>
    <style:style style:name="P131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1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1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17" style:parent-style-name="Основнойтекст" style:family="paragraph">
      <style:paragraph-properties fo:margin-top="0.002in"/>
      <style:text-properties fo:font-size="9pt" style:font-size-asian="9pt"/>
    </style:style>
    <style:style style:name="P131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1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20" style:parent-style-name="Основнойтекст" style:family="paragraph">
      <style:paragraph-properties fo:margin-top="0.0625in" fo:line-height="103%" fo:margin-left="1.6937in" fo:margin-right="1.9125in">
        <style:tab-stops/>
      </style:paragraph-properties>
    </style:style>
    <style:style style:name="P1321" style:parent-style-name="Основнойтекст" style:family="paragraph">
      <style:paragraph-properties fo:margin-top="0.0041in"/>
      <style:text-properties fo:font-size="8.5pt" style:font-size-asian="8.5pt"/>
    </style:style>
    <style:style style:name="P132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2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2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25" style:parent-style-name="Основнойтекст" style:family="paragraph">
      <style:paragraph-properties fo:margin-top="0.002in"/>
      <style:text-properties fo:font-size="9pt" style:font-size-asian="9pt"/>
    </style:style>
    <style:style style:name="P132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2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28" style:parent-style-name="Основнойтекст" style:family="paragraph">
      <style:paragraph-properties fo:text-align="center" fo:margin-top="0.0625in" fo:margin-left="0.5708in" fo:margin-right="0.9208in">
        <style:tab-stops/>
      </style:paragraph-properties>
    </style:style>
    <style:style style:name="P1329" style:parent-style-name="Основнойтекст" style:family="paragraph">
      <style:paragraph-properties fo:margin-top="0.0027in"/>
      <style:text-properties fo:font-size="9pt" style:font-size-asian="9pt"/>
    </style:style>
    <style:style style:name="P133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3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3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33" style:parent-style-name="Основнойтекст" style:family="paragraph">
      <style:paragraph-properties fo:margin-top="0.002in"/>
      <style:text-properties fo:font-size="9pt" style:font-size-asian="9pt"/>
    </style:style>
    <style:style style:name="P133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3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3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37" style:parent-style-name="Основнойтекст" style:family="paragraph">
      <style:paragraph-properties fo:margin-top="0.002in"/>
      <style:text-properties fo:font-size="9pt" style:font-size-asian="9pt"/>
    </style:style>
    <style:style style:name="P133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3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40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1341" style:parent-style-name="Основнойтекст" style:family="paragraph">
      <style:paragraph-properties fo:margin-top="0.0034in"/>
      <style:text-properties fo:font-size="8.5pt" style:font-size-asian="8.5pt"/>
    </style:style>
    <style:style style:name="P134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4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45" style:parent-style-name="Основнойтекст" style:family="paragraph">
      <style:paragraph-properties fo:margin-top="0.0027in"/>
      <style:text-properties fo:font-size="9pt" style:font-size-asian="9pt"/>
    </style:style>
    <style:style style:name="P1346" style:parent-style-name="Обычный" style:family="paragraph">
      <style:paragraph-properties fo:margin-top="0.0618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47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13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49" style:parent-style-name="Основнойтекст" style:master-page-name="MP34" style:family="paragraph">
      <style:paragraph-properties fo:break-before="page" fo:margin-top="0.0069in"/>
    </style:style>
    <style:style style:name="P135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5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56" style:parent-style-name="Основнойтекст" style:family="paragraph">
      <style:paragraph-properties fo:margin-top="0.0625in" fo:line-height="103%" fo:margin-left="1.6937in" fo:margin-right="2.7652in">
        <style:tab-stops/>
      </style:paragraph-properties>
    </style:style>
    <style:style style:name="P1357" style:parent-style-name="Основнойтекст" style:family="paragraph">
      <style:paragraph-properties fo:margin-top="0.002in" fo:line-height="103%" fo:margin-left="1.6937in" fo:margin-right="2.5548in">
        <style:tab-stops/>
      </style:paragraph-properties>
    </style:style>
    <style:style style:name="P1358" style:parent-style-name="Основнойтекст" style:family="paragraph">
      <style:paragraph-properties fo:margin-top="0.0034in"/>
      <style:text-properties fo:font-size="8.5pt" style:font-size-asian="8.5pt"/>
    </style:style>
    <style:style style:name="P135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6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6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62" style:parent-style-name="Основнойтекст" style:family="paragraph">
      <style:paragraph-properties fo:margin-top="0.002in"/>
      <style:text-properties fo:font-size="9pt" style:font-size-asian="9pt"/>
    </style:style>
    <style:style style:name="P136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6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6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66" style:parent-style-name="Основнойтекст" style:family="paragraph">
      <style:paragraph-properties fo:margin-top="0.0027in"/>
      <style:text-properties fo:font-size="9pt" style:font-size-asian="9pt"/>
    </style:style>
    <style:style style:name="P136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6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6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70" style:parent-style-name="Основнойтекст" style:family="paragraph">
      <style:paragraph-properties fo:margin-top="0.002in"/>
      <style:text-properties fo:font-size="9pt" style:font-size-asian="9pt"/>
    </style:style>
    <style:style style:name="P137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7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37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374" style:parent-style-name="Основнойтекст" style:family="paragraph">
      <style:text-properties fo:font-size="13pt" style:font-size-asian="13pt"/>
    </style:style>
    <style:style style:name="P137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376" style:parent-style-name="Основнойтекст" style:family="paragraph">
      <style:text-properties fo:font-style="italic" style:font-style-asian="italic" fo:font-size="13pt" style:font-size-asian="13pt"/>
    </style:style>
    <style:style style:name="P1377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1378" style:parent-style-name="Основнойтекст" style:family="paragraph">
      <style:paragraph-properties fo:margin-top="0.002in"/>
      <style:text-properties fo:font-size="12.5pt" style:font-size-asian="12.5pt"/>
    </style:style>
    <style:style style:name="P137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380" style:parent-style-name="Основнойтекст" style:family="paragraph">
      <style:text-properties fo:font-style="italic" style:font-style-asian="italic" fo:font-size="13pt" style:font-size-asian="13pt"/>
    </style:style>
    <style:style style:name="P1381" style:parent-style-name="Основнойтекст" style:family="paragraph">
      <style:paragraph-properties fo:margin-top="0in" fo:margin-left="1.6937in">
        <style:tab-stops/>
      </style:paragraph-properties>
    </style:style>
    <style:style style:name="P1382" style:parent-style-name="Основнойтекст" style:family="paragraph">
      <style:text-properties fo:font-size="13pt" style:font-size-asian="13pt"/>
    </style:style>
    <style:style style:name="P138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384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385" style:parent-style-name="Основнойтекст" style:family="paragraph">
      <style:paragraph-properties fo:margin-left="1.6937in">
        <style:tab-stops/>
      </style:paragraph-properties>
    </style:style>
    <style:style style:name="P1386" style:parent-style-name="Основнойтекст" style:family="paragraph">
      <style:text-properties fo:font-size="13pt" style:font-size-asian="13pt"/>
    </style:style>
    <style:style style:name="P138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388" style:parent-style-name="Основнойтекст" style:family="paragraph">
      <style:text-properties fo:font-style="italic" style:font-style-asian="italic" fo:font-size="13pt" style:font-size-asian="13pt"/>
    </style:style>
    <style:style style:name="P1389" style:parent-style-name="Основнойтекст" style:family="paragraph">
      <style:paragraph-properties fo:margin-top="0in" fo:margin-left="1.6937in">
        <style:tab-stops/>
      </style:paragraph-properties>
    </style:style>
    <style:style style:name="P1390" style:parent-style-name="Основнойтекст" style:family="paragraph">
      <style:text-properties fo:font-size="13pt" style:font-size-asian="13pt"/>
    </style:style>
    <style:style style:name="P139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392" style:parent-style-name="Основнойтекст" style:family="paragraph">
      <style:text-properties fo:font-style="italic" style:font-style-asian="italic" fo:font-size="13pt" style:font-size-asian="13pt"/>
    </style:style>
    <style:style style:name="P1393" style:parent-style-name="Основнойтекст" style:family="paragraph">
      <style:paragraph-properties fo:margin-top="0in" fo:margin-left="1.6937in">
        <style:tab-stops/>
      </style:paragraph-properties>
    </style:style>
    <style:style style:name="P1394" style:parent-style-name="Основнойтекст" style:master-page-name="MP35" style:family="paragraph">
      <style:paragraph-properties fo:break-before="page" fo:margin-top="0.0069in"/>
      <style:text-properties fo:font-size="12.5pt" style:font-size-asian="12.5pt"/>
    </style:style>
    <style:style style:name="S36" style:family="section">
      <style:section-properties fo:margin-left="0in" fo:margin-right="0in" style:writing-mode="lr-tb">
        <style:columns fo:column-count="2">
          <style:column style:rel-width="2748*" fo:start-indent="0in" fo:end-indent="0.35in"/>
          <style:column style:rel-width="6862*" fo:start-indent="0.3506in" fo:end-indent="0in"/>
        </style:columns>
      </style:section-properties>
    </style:style>
    <style:style style:name="P1399" style:parent-style-name="Основнойтекст" style:family="paragraph">
      <style:paragraph-properties fo:margin-top="0in"/>
      <style:text-properties fo:font-size="13pt" style:font-size-asian="13pt"/>
    </style:style>
    <style:style style:name="P1400" style:parent-style-name="Основнойтекст" style:family="paragraph">
      <style:paragraph-properties fo:margin-top="0.0055in"/>
      <style:text-properties fo:font-size="17pt" style:font-size-asian="17pt"/>
    </style:style>
    <style:style style:name="P140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02" style:parent-style-name="Обычный" style:family="paragraph">
      <style:paragraph-properties fo:break-before="column" fo:margin-top="0.0659in" fo:margin-left="0.4631in">
        <style:tab-stops/>
      </style:paragraph-properties>
    </style:style>
    <style:style style:name="T1403" style:parent-style-name="Основнойшрифтабзаца" style:family="text">
      <style:text-properties style:font-name="Arial" fo:font-weight="bold" style:font-weight-asian="bold" fo:font-size="16.5pt" style:font-size-asian="16.5pt"/>
    </style:style>
    <style:style style:name="S37" style:family="section">
      <style:section-properties fo:margin-left="0in" fo:margin-right="0in" style:writing-mode="lr-tb"/>
    </style:style>
    <style:style style:name="P1404" style:parent-style-name="Основнойтекст" style:family="paragraph">
      <style:paragraph-properties fo:margin-top="0.002in"/>
      <style:text-properties style:font-name="Arial" fo:font-weight="bold" style:font-weight-asian="bold" fo:font-size="9pt" style:font-size-asian="9pt"/>
    </style:style>
    <style:style style:name="P140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406" style:parent-style-name="Основнойтекст" style:family="paragraph">
      <style:text-properties fo:font-size="13pt" style:font-size-asian="13pt"/>
    </style:style>
    <style:style style:name="P140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08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1409" style:parent-style-name="Основнойтекст" style:family="paragraph">
      <style:text-properties fo:font-style="italic" style:font-style-asian="italic" fo:font-size="13pt" style:font-size-asian="13pt"/>
    </style:style>
    <style:style style:name="P1410" style:parent-style-name="Основнойтекст" style:family="paragraph">
      <style:paragraph-properties fo:margin-top="0in" fo:margin-left="1.6937in">
        <style:tab-stops/>
      </style:paragraph-properties>
    </style:style>
    <style:style style:name="P141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412" style:parent-style-name="Основнойтекст" style:family="paragraph">
      <style:text-properties fo:font-size="13pt" style:font-size-asian="13pt"/>
    </style:style>
    <style:style style:name="P141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14" style:parent-style-name="Основнойтекст" style:family="paragraph">
      <style:text-properties fo:font-style="italic" style:font-style-asian="italic" fo:font-size="13pt" style:font-size-asian="13pt"/>
    </style:style>
    <style:style style:name="P1415" style:parent-style-name="Основнойтекст" style:family="paragraph">
      <style:paragraph-properties fo:margin-top="0in" fo:margin-left="1.6937in">
        <style:tab-stops/>
      </style:paragraph-properties>
    </style:style>
    <style:style style:name="P1416" style:parent-style-name="Основнойтекст" style:family="paragraph">
      <style:text-properties fo:font-size="13pt" style:font-size-asian="13pt"/>
    </style:style>
    <style:style style:name="P141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18" style:parent-style-name="Основнойтекст" style:family="paragraph">
      <style:text-properties fo:font-style="italic" style:font-style-asian="italic" fo:font-size="13pt" style:font-size-asian="13pt"/>
    </style:style>
    <style:style style:name="P1419" style:parent-style-name="Основнойтекст" style:family="paragraph">
      <style:paragraph-properties fo:margin-top="0in" fo:margin-left="1.6937in">
        <style:tab-stops/>
      </style:paragraph-properties>
    </style:style>
    <style:style style:name="P1420" style:parent-style-name="Основнойтекст" style:family="paragraph">
      <style:paragraph-properties fo:margin-top="0.0013in"/>
      <style:text-properties fo:font-size="13pt" style:font-size-asian="13pt"/>
    </style:style>
    <style:style style:name="P142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22" style:parent-style-name="Основнойтекст" style:family="paragraph">
      <style:text-properties fo:font-style="italic" style:font-style-asian="italic" fo:font-size="13pt" style:font-size-asian="13pt"/>
    </style:style>
    <style:style style:name="P1423" style:parent-style-name="Основнойтекст" style:family="paragraph">
      <style:paragraph-properties fo:margin-top="0in" fo:margin-left="1.6937in">
        <style:tab-stops/>
      </style:paragraph-properties>
    </style:style>
    <style:style style:name="P1424" style:parent-style-name="Основнойтекст" style:family="paragraph">
      <style:text-properties fo:font-size="13pt" style:font-size-asian="13pt"/>
    </style:style>
    <style:style style:name="P142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26" style:parent-style-name="Основнойтекст" style:family="paragraph">
      <style:text-properties fo:font-style="italic" style:font-style-asian="italic" fo:font-size="13pt" style:font-size-asian="13pt"/>
    </style:style>
    <style:style style:name="P1427" style:parent-style-name="Основнойтекст" style:family="paragraph">
      <style:paragraph-properties fo:margin-top="0in" fo:margin-left="1.6937in">
        <style:tab-stops/>
      </style:paragraph-properties>
    </style:style>
    <style:style style:name="P1428" style:parent-style-name="Основнойтекст" style:family="paragraph">
      <style:text-properties fo:font-size="13pt" style:font-size-asian="13pt"/>
    </style:style>
    <style:style style:name="P142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30" style:parent-style-name="Основнойтекст" style:family="paragraph">
      <style:text-properties fo:font-style="italic" style:font-style-asian="italic" fo:font-size="13pt" style:font-size-asian="13pt"/>
    </style:style>
    <style:style style:name="P1431" style:parent-style-name="Основнойтекст" style:family="paragraph">
      <style:paragraph-properties fo:margin-top="0in" fo:margin-left="1.6937in">
        <style:tab-stops/>
      </style:paragraph-properties>
    </style:style>
    <style:style style:name="P1432" style:parent-style-name="Основнойтекст" style:family="paragraph">
      <style:paragraph-properties fo:margin-top="0.0013in"/>
      <style:text-properties fo:font-size="13pt" style:font-size-asian="13pt"/>
    </style:style>
    <style:style style:name="P143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34" style:parent-style-name="Основнойтекст" style:family="paragraph">
      <style:text-properties fo:font-style="italic" style:font-style-asian="italic" fo:font-size="13pt" style:font-size-asian="13pt"/>
    </style:style>
    <style:style style:name="P1435" style:parent-style-name="Основнойтекст" style:family="paragraph">
      <style:paragraph-properties fo:margin-top="0in" fo:margin-left="1.6937in">
        <style:tab-stops/>
      </style:paragraph-properties>
    </style:style>
    <style:style style:name="P1436" style:parent-style-name="Основнойтекст" style:family="paragraph">
      <style:text-properties fo:font-size="13pt" style:font-size-asian="13pt"/>
    </style:style>
    <style:style style:name="P143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38" style:parent-style-name="Основнойтекст" style:family="paragraph">
      <style:text-properties fo:font-style="italic" style:font-style-asian="italic" fo:font-size="13pt" style:font-size-asian="13pt"/>
    </style:style>
    <style:style style:name="P1439" style:parent-style-name="Основнойтекст" style:family="paragraph">
      <style:paragraph-properties fo:margin-top="0in" fo:margin-left="1.6937in">
        <style:tab-stops/>
      </style:paragraph-properties>
    </style:style>
    <style:style style:name="P1440" style:parent-style-name="Основнойтекст" style:family="paragraph">
      <style:text-properties fo:font-size="13pt" style:font-size-asian="13pt"/>
    </style:style>
    <style:style style:name="P144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42" style:parent-style-name="Основнойтекст" style:family="paragraph">
      <style:text-properties fo:font-style="italic" style:font-style-asian="italic" fo:font-size="13pt" style:font-size-asian="13pt"/>
    </style:style>
    <style:style style:name="P1443" style:parent-style-name="Основнойтекст" style:family="paragraph">
      <style:paragraph-properties fo:margin-top="0in" fo:margin-left="1.6937in">
        <style:tab-stops/>
      </style:paragraph-properties>
    </style:style>
    <style:style style:name="P1444" style:parent-style-name="Основнойтекст" style:family="paragraph">
      <style:paragraph-properties fo:margin-top="0.009in" fo:line-height="103%" fo:margin-left="1.6937in" fo:margin-right="1.4555in">
        <style:tab-stops/>
      </style:paragraph-properties>
    </style:style>
    <style:style style:name="P1445" style:parent-style-name="Основнойтекст" style:family="paragraph">
      <style:paragraph-properties fo:margin-top="0.0013in"/>
      <style:text-properties fo:font-size="12.5pt" style:font-size-asian="12.5pt"/>
    </style:style>
    <style:style style:name="P144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47" style:parent-style-name="Основнойтекст" style:master-page-name="MP38" style:family="paragraph">
      <style:paragraph-properties fo:break-before="page" fo:margin-top="0.0611in" fo:line-height="103%" fo:margin-left="1.6937in" fo:margin-right="1.8326in">
        <style:tab-stops/>
      </style:paragraph-properties>
    </style:style>
    <style:style style:name="P1452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145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454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1455" style:parent-style-name="Основнойтекст" style:family="paragraph">
      <style:paragraph-properties fo:margin-top="0.0013in" fo:line-height="103%" fo:margin-left="1.6937in" fo:margin-right="2.8993in">
        <style:tab-stops/>
      </style:paragraph-properties>
    </style:style>
    <style:style style:name="P145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457" style:parent-style-name="Основнойтекст" style:family="paragraph">
      <style:paragraph-properties fo:margin-top="0.0083in" fo:line-height="103%" fo:margin-left="1.6937in" fo:margin-right="2.0736in">
        <style:tab-stops/>
      </style:paragraph-properties>
    </style:style>
    <style:style style:name="T1458" style:parent-style-name="Основнойшрифтабзаца" style:family="text">
      <style:text-properties fo:letter-spacing="-0.0041in"/>
    </style:style>
    <style:style style:name="T1459" style:parent-style-name="Основнойшрифтабзаца" style:family="text">
      <style:text-properties fo:letter-spacing="-0.018in"/>
    </style:style>
    <style:style style:name="T1460" style:parent-style-name="Основнойшрифтабзаца" style:family="text">
      <style:text-properties fo:letter-spacing="-0.002in"/>
    </style:style>
    <style:style style:name="T1461" style:parent-style-name="Основнойшрифтабзаца" style:family="text">
      <style:text-properties fo:letter-spacing="-0.002in"/>
    </style:style>
    <style:style style:name="T1462" style:parent-style-name="Основнойшрифтабзаца" style:family="text">
      <style:text-properties fo:letter-spacing="-0.0104in"/>
    </style:style>
    <style:style style:name="P1463" style:parent-style-name="Основнойтекст" style:family="paragraph">
      <style:paragraph-properties fo:margin-top="0.0027in" fo:line-height="103%" fo:margin-left="1.6937in" fo:margin-right="1.4555in">
        <style:tab-stops/>
      </style:paragraph-properties>
    </style:style>
    <style:style style:name="P1464" style:parent-style-name="Основнойтекст" style:family="paragraph">
      <style:paragraph-properties fo:margin-top="0.002in" fo:margin-left="1.6937in">
        <style:tab-stops/>
      </style:paragraph-properties>
    </style:style>
    <style:style style:name="P146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466" style:parent-style-name="Основнойтекст" style:family="paragraph">
      <style:text-properties fo:font-size="13pt" style:font-size-asian="13pt"/>
    </style:style>
    <style:style style:name="P146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68" style:parent-style-name="Основнойтекст" style:master-page-name="MP39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S40" style:family="section">
      <style:section-properties fo:margin-left="0in" fo:margin-right="0in" style:writing-mode="lr-tb">
        <style:columns fo:column-count="2">
          <style:column style:rel-width="2358*" fo:start-indent="0in" fo:end-indent="0.6208in"/>
          <style:column style:rel-width="7252*" fo:start-indent="0.6208in" fo:end-indent="0in"/>
        </style:columns>
      </style:section-properties>
    </style:style>
    <style:style style:name="P147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474" style:parent-style-name="Основнойтекст" style:family="paragraph">
      <style:paragraph-properties fo:margin-top="0.0055in"/>
      <style:text-properties fo:font-style="italic" style:font-style-asian="italic" fo:font-size="17pt" style:font-size-asian="17pt"/>
    </style:style>
    <style:style style:name="P147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76" style:parent-style-name="Обычный" style:family="paragraph">
      <style:paragraph-properties fo:break-before="column" fo:margin-top="0.0659in" fo:margin-left="0.4631in">
        <style:tab-stops/>
      </style:paragraph-properties>
    </style:style>
    <style:style style:name="T1477" style:parent-style-name="Основнойшрифтабзаца" style:family="text">
      <style:text-properties style:font-name="Arial" fo:font-weight="bold" style:font-weight-asian="bold" fo:font-size="16.5pt" style:font-size-asian="16.5pt"/>
    </style:style>
    <style:style style:name="S41" style:family="section">
      <style:section-properties fo:margin-left="0in" fo:margin-right="0in" style:writing-mode="lr-tb"/>
    </style:style>
    <style:style style:name="P1478" style:parent-style-name="Основнойтекст" style:family="paragraph">
      <style:paragraph-properties fo:margin-top="0.002in"/>
      <style:text-properties style:font-name="Arial" fo:font-weight="bold" style:font-weight-asian="bold" fo:font-size="9pt" style:font-size-asian="9pt"/>
    </style:style>
    <style:style style:name="P147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480" style:parent-style-name="Основнойтекст" style:family="paragraph">
      <style:paragraph-properties fo:margin-top="0.0083in" fo:line-height="103%" fo:margin-left="1.6937in" fo:margin-right="1.6104in">
        <style:tab-stops/>
      </style:paragraph-properties>
    </style:style>
    <style:style style:name="P148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482" style:parent-style-name="Основнойтекст" style:family="paragraph">
      <style:paragraph-properties fo:margin-top="0.0083in" fo:line-height="103%" fo:margin-left="1.6937in" fo:margin-right="1.868in">
        <style:tab-stops/>
      </style:paragraph-properties>
    </style:style>
    <style:style style:name="P1483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1484" style:parent-style-name="Основнойтекст" style:master-page-name="MP42" style:family="paragraph">
      <style:paragraph-properties fo:break-before="page" fo:margin-top="0.0069in"/>
      <style:text-properties fo:font-size="12.5pt" style:font-size-asian="12.5pt"/>
    </style:style>
    <style:style style:name="P148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490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1491" style:parent-style-name="Основнойшрифтабзаца" style:family="text">
      <style:text-properties fo:font-style="italic" style:font-style-asian="italic" fo:font-size="12pt" style:font-size-asian="12pt"/>
    </style:style>
    <style:style style:name="T1492" style:parent-style-name="Основнойшрифтабзаца" style:family="text">
      <style:text-properties fo:font-size="12pt" style:font-size-asian="12pt"/>
    </style:style>
    <style:style style:name="T1493" style:parent-style-name="Основнойшрифтабзаца" style:family="text">
      <style:text-properties fo:font-style="italic" style:font-style-asian="italic" fo:font-size="12pt" style:font-size-asian="12pt"/>
    </style:style>
    <style:style style:name="P1494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1495" style:parent-style-name="Основнойтекст" style:family="paragraph">
      <style:paragraph-properties fo:margin-top="0.0625in" fo:line-height="103%" fo:margin-left="1.6937in" fo:margin-right="2.5548in">
        <style:tab-stops/>
      </style:paragraph-properties>
    </style:style>
    <style:style style:name="P1496" style:parent-style-name="Основнойтекст" style:family="paragraph">
      <style:paragraph-properties fo:margin-top="0.0034in"/>
      <style:text-properties fo:font-size="12.5pt" style:font-size-asian="12.5pt"/>
    </style:style>
    <style:style style:name="P149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498" style:parent-style-name="Основнойтекст" style:family="paragraph">
      <style:text-properties fo:font-style="italic" style:font-style-asian="italic" fo:font-size="13pt" style:font-size-asian="13pt"/>
    </style:style>
    <style:style style:name="P1499" style:parent-style-name="Основнойтекст" style:family="paragraph">
      <style:paragraph-properties fo:margin-top="0in" fo:margin-left="1.6937in">
        <style:tab-stops/>
      </style:paragraph-properties>
    </style:style>
    <style:style style:name="P150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01" style:parent-style-name="Основнойтекст" style:family="paragraph">
      <style:text-properties fo:font-size="13pt" style:font-size-asian="13pt"/>
    </style:style>
    <style:style style:name="P150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503" style:parent-style-name="Основнойтекст" style:family="paragraph">
      <style:text-properties fo:font-style="italic" style:font-style-asian="italic" fo:font-size="13pt" style:font-size-asian="13pt"/>
    </style:style>
    <style:style style:name="P1504" style:parent-style-name="Основнойтекст" style:family="paragraph">
      <style:paragraph-properties fo:margin-top="0in" fo:line-height="103%" fo:margin-left="1.6937in" fo:margin-right="1.9291in">
        <style:tab-stops/>
      </style:paragraph-properties>
    </style:style>
    <style:style style:name="P150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50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07" style:parent-style-name="Основнойтекст" style:family="paragraph">
      <style:paragraph-properties fo:margin-top="0.0013in"/>
      <style:text-properties fo:font-size="13pt" style:font-size-asian="13pt"/>
    </style:style>
    <style:style style:name="P150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509" style:parent-style-name="Основнойтекст" style:family="paragraph">
      <style:text-properties fo:font-style="italic" style:font-style-asian="italic" fo:font-size="13pt" style:font-size-asian="13pt"/>
    </style:style>
    <style:style style:name="P1510" style:parent-style-name="Основнойтекст" style:family="paragraph">
      <style:paragraph-properties fo:margin-top="0in" fo:margin-left="1.6937in">
        <style:tab-stops/>
      </style:paragraph-properties>
    </style:style>
    <style:style style:name="P1511" style:parent-style-name="Основнойтекст" style:family="paragraph">
      <style:text-properties fo:font-size="13pt" style:font-size-asian="13pt"/>
    </style:style>
    <style:style style:name="P1512" style:parent-style-name="Обычный" style:family="paragraph">
      <style:paragraph-properties fo:line-height="103%" fo:margin-left="0.4631in" fo:margin-right="3.3493in">
        <style:tab-stops/>
      </style:paragraph-properties>
      <style:text-properties fo:font-style="italic" style:font-style-asian="italic" fo:font-size="12pt" style:font-size-asian="12pt"/>
    </style:style>
    <style:style style:name="P1513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1514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1515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1516" style:parent-style-name="Основнойтекст" style:family="paragraph">
      <style:paragraph-properties fo:margin-top="0.0013in" fo:line-height="103%" fo:margin-left="1.6937in" fo:margin-right="1.9312in">
        <style:tab-stops/>
      </style:paragraph-properties>
    </style:style>
    <style:style style:name="P1517" style:parent-style-name="Основнойтекст" style:family="paragraph">
      <style:paragraph-properties fo:margin-top="0.0013in"/>
      <style:text-properties fo:font-size="12.5pt" style:font-size-asian="12.5pt"/>
    </style:style>
    <style:style style:name="P151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519" style:parent-style-name="Основнойтекст" style:family="paragraph">
      <style:text-properties fo:font-style="italic" style:font-style-asian="italic" fo:font-size="13pt" style:font-size-asian="13pt"/>
    </style:style>
    <style:style style:name="P1520" style:parent-style-name="Основнойтекст" style:family="paragraph">
      <style:paragraph-properties fo:margin-left="1.6937in">
        <style:tab-stops/>
      </style:paragraph-properties>
    </style:style>
    <style:style style:name="P152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22" style:parent-style-name="Основнойтекст" style:family="paragraph">
      <style:text-properties fo:font-size="13pt" style:font-size-asian="13pt"/>
    </style:style>
    <style:style style:name="P152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524" style:parent-style-name="Основнойтекст" style:family="paragraph">
      <style:text-properties fo:font-style="italic" style:font-style-asian="italic" fo:font-size="13pt" style:font-size-asian="13pt"/>
    </style:style>
    <style:style style:name="P1525" style:parent-style-name="Основнойтекст" style:family="paragraph">
      <style:paragraph-properties fo:margin-top="0in" fo:margin-left="1.6937in">
        <style:tab-stops/>
      </style:paragraph-properties>
    </style:style>
    <style:style style:name="P1526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1527" style:parent-style-name="Основнойтекст" style:family="paragraph">
      <style:paragraph-properties fo:margin-top="0.0013in" fo:line-height="103%" fo:margin-left="1.6937in" fo:margin-right="2.002in">
        <style:tab-stops/>
      </style:paragraph-properties>
    </style:style>
    <style:style style:name="P1528" style:parent-style-name="Основнойтекст" style:master-page-name="MP43" style:family="paragraph">
      <style:paragraph-properties fo:break-before="page" fo:margin-top="0.0611in" fo:line-height="103%" fo:margin-left="1.6937in" fo:margin-right="2.7944in">
        <style:tab-stops/>
      </style:paragraph-properties>
    </style:style>
    <style:style style:name="P1533" style:parent-style-name="Основнойтекст" style:family="paragraph">
      <style:paragraph-properties fo:margin-top="0.0013in" fo:line-height="103%" fo:margin-left="1.6937in" fo:margin-right="1.868in">
        <style:tab-stops/>
      </style:paragraph-properties>
    </style:style>
    <style:style style:name="P1534" style:parent-style-name="Основнойтекст" style:family="paragraph">
      <style:paragraph-properties fo:margin-top="0.0013in" fo:line-height="103%" fo:margin-left="1.6937in" fo:margin-right="1.9083in">
        <style:tab-stops/>
      </style:paragraph-properties>
    </style:style>
    <style:style style:name="P1535" style:parent-style-name="Основнойтекст" style:family="paragraph">
      <style:paragraph-properties fo:margin-top="0.0041in"/>
      <style:text-properties fo:font-size="8.5pt" style:font-size-asian="8.5pt"/>
    </style:style>
    <style:style style:name="P153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3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38" style:parent-style-name="Основнойтекст" style:family="paragraph">
      <style:paragraph-properties fo:margin-top="0.0625in" fo:line-height="103%" fo:margin-left="1.6937in" fo:margin-right="1.6923in">
        <style:tab-stops/>
      </style:paragraph-properties>
    </style:style>
    <style:style style:name="P1539" style:parent-style-name="Основнойтекст" style:family="paragraph">
      <style:paragraph-properties fo:margin-top="0.0034in"/>
      <style:text-properties fo:font-size="8.5pt" style:font-size-asian="8.5pt"/>
    </style:style>
    <style:style style:name="P154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4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42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1543" style:parent-style-name="Основнойтекст" style:family="paragraph">
      <style:paragraph-properties fo:margin-top="0.0027in"/>
      <style:text-properties fo:font-size="8.5pt" style:font-size-asian="8.5pt"/>
    </style:style>
    <style:style style:name="P154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4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46" style:parent-style-name="Основнойтекст" style:family="paragraph">
      <style:paragraph-properties fo:margin-top="0.0625in" fo:line-height="103%" fo:margin-left="1.6937in" fo:margin-right="2.0847in">
        <style:tab-stops/>
      </style:paragraph-properties>
    </style:style>
    <style:style style:name="P1547" style:parent-style-name="Основнойтекст" style:family="paragraph">
      <style:paragraph-properties fo:margin-top="0.0034in"/>
      <style:text-properties fo:font-size="8.5pt" style:font-size-asian="8.5pt"/>
    </style:style>
    <style:style style:name="P154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4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50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1551" style:parent-style-name="Основнойтекст" style:family="paragraph">
      <style:paragraph-properties fo:margin-top="0.0034in"/>
      <style:text-properties fo:font-size="8.5pt" style:font-size-asian="8.5pt"/>
    </style:style>
    <style:style style:name="P155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5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54" style:parent-style-name="Основнойтекст" style:family="paragraph">
      <style:paragraph-properties fo:text-align="justify" fo:margin-top="0.0625in" fo:line-height="103%" fo:margin-left="1.6937in" fo:margin-right="1.8229in">
        <style:tab-stops/>
      </style:paragraph-properties>
    </style:style>
    <style:style style:name="T1555" style:parent-style-name="Основнойшрифтабзаца" style:family="text">
      <style:text-properties fo:letter-spacing="-0.002in"/>
    </style:style>
    <style:style style:name="T1556" style:parent-style-name="Основнойшрифтабзаца" style:family="text">
      <style:text-properties fo:letter-spacing="-0.0027in"/>
    </style:style>
    <style:style style:name="T1557" style:parent-style-name="Основнойшрифтабзаца" style:family="text">
      <style:text-properties fo:letter-spacing="-0.002in"/>
    </style:style>
    <style:style style:name="P1558" style:parent-style-name="Основнойтекст" style:family="paragraph">
      <style:paragraph-properties fo:margin-top="0.0041in"/>
      <style:text-properties fo:font-size="8.5pt" style:font-size-asian="8.5pt"/>
    </style:style>
    <style:style style:name="P155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6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61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156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563" style:parent-style-name="Основнойтекст" style:family="paragraph">
      <style:paragraph-properties fo:margin-top="0.002in"/>
      <style:text-properties fo:font-size="9pt" style:font-size-asian="9pt"/>
    </style:style>
    <style:style style:name="P156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6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66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1567" style:parent-style-name="Основнойтекст" style:family="paragraph">
      <style:paragraph-properties fo:margin-top="0.0013in" fo:line-height="103%" fo:margin-left="1.6937in" fo:margin-right="2.8534in">
        <style:tab-stops/>
      </style:paragraph-properties>
    </style:style>
    <style:style style:name="P1568" style:parent-style-name="Основнойтекст" style:family="paragraph">
      <style:paragraph-properties fo:margin-top="0.0034in"/>
      <style:text-properties fo:font-size="8.5pt" style:font-size-asian="8.5pt"/>
    </style:style>
    <style:style style:name="P156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70" style:parent-style-name="Основнойтекст" style:master-page-name="MP44" style:family="paragraph">
      <style:paragraph-properties fo:break-before="page" fo:margin-top="0.0611in" fo:margin-left="1.6937in">
        <style:tab-stops/>
      </style:paragraph-properties>
    </style:style>
    <style:style style:name="P1575" style:parent-style-name="Основнойтекст" style:family="paragraph">
      <style:paragraph-properties fo:margin-top="0.002in"/>
      <style:text-properties fo:font-size="9pt" style:font-size-asian="9pt"/>
    </style:style>
    <style:style style:name="P157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7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7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57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8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81" style:parent-style-name="Основнойтекст" style:family="paragraph">
      <style:paragraph-properties fo:margin-top="0.0027in"/>
      <style:text-properties fo:font-size="9pt" style:font-size-asian="9pt"/>
    </style:style>
    <style:style style:name="P15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8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8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585" style:parent-style-name="Основнойтекст" style:family="paragraph">
      <style:paragraph-properties fo:margin-top="0.002in"/>
      <style:text-properties fo:font-size="9pt" style:font-size-asian="9pt"/>
    </style:style>
    <style:style style:name="P15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8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58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590" style:parent-style-name="Основнойтекст" style:family="paragraph">
      <style:paragraph-properties fo:margin-top="0.002in"/>
      <style:text-properties fo:font-size="9pt" style:font-size-asian="9pt"/>
    </style:style>
    <style:style style:name="P159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9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93" style:parent-style-name="Основнойтекст" style:family="paragraph">
      <style:paragraph-properties fo:margin-top="0.0625in" fo:line-height="103%" fo:margin-left="1.6937in" fo:margin-right="2.9673in">
        <style:tab-stops/>
      </style:paragraph-properties>
    </style:style>
    <style:style style:name="P1594" style:parent-style-name="Основнойтекст" style:family="paragraph">
      <style:paragraph-properties fo:margin-top="0.0041in"/>
      <style:text-properties fo:font-size="8.5pt" style:font-size-asian="8.5pt"/>
    </style:style>
    <style:style style:name="P159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59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597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1598" style:parent-style-name="Основнойтекст" style:family="paragraph">
      <style:paragraph-properties fo:margin-top="0.0013in" fo:line-height="103%" fo:margin-left="1.6937in" fo:margin-right="1.8847in">
        <style:tab-stops/>
      </style:paragraph-properties>
    </style:style>
    <style:style style:name="T1599" style:parent-style-name="Основнойшрифтабзаца" style:family="text">
      <style:text-properties fo:letter-spacing="-0.0187in"/>
    </style:style>
    <style:style style:name="T1600" style:parent-style-name="Основнойшрифтабзаца" style:family="text">
      <style:text-properties fo:letter-spacing="-0.002in"/>
    </style:style>
    <style:style style:name="T1601" style:parent-style-name="Основнойшрифтабзаца" style:family="text">
      <style:text-properties fo:letter-spacing="-0.0027in"/>
    </style:style>
    <style:style style:name="T1602" style:parent-style-name="Основнойшрифтабзаца" style:family="text">
      <style:text-properties fo:letter-spacing="0.0006in"/>
    </style:style>
    <style:style style:name="P1603" style:parent-style-name="Основнойтекст" style:family="paragraph">
      <style:paragraph-properties fo:margin-top="0.0041in"/>
      <style:text-properties fo:font-size="8.5pt" style:font-size-asian="8.5pt"/>
    </style:style>
    <style:style style:name="P160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0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06" style:parent-style-name="Основнойтекст" style:family="paragraph">
      <style:paragraph-properties fo:margin-top="0.0625in" fo:line-height="103%" fo:margin-left="1.6937in" fo:margin-right="2.1465in">
        <style:tab-stops/>
      </style:paragraph-properties>
    </style:style>
    <style:style style:name="P1607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1608" style:parent-style-name="Основнойтекст" style:family="paragraph">
      <style:paragraph-properties fo:margin-top="0.0034in"/>
      <style:text-properties fo:font-size="8.5pt" style:font-size-asian="8.5pt"/>
    </style:style>
    <style:style style:name="P160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1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1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612" style:parent-style-name="Основнойтекст" style:family="paragraph">
      <style:paragraph-properties fo:margin-top="0.002in"/>
      <style:text-properties fo:font-size="9pt" style:font-size-asian="9pt"/>
    </style:style>
    <style:style style:name="P161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1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15" style:parent-style-name="Основнойтекст" style:family="paragraph">
      <style:paragraph-properties fo:margin-top="0.0625in" fo:line-height="103%" fo:margin-left="1.6937in" fo:margin-right="1.7152in">
        <style:tab-stops/>
      </style:paragraph-properties>
    </style:style>
    <style:style style:name="P161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17" style:parent-style-name="Основнойтекст" style:family="paragraph">
      <style:paragraph-properties fo:margin-top="0.0083in" fo:line-height="103%" fo:margin-left="1.6937in" fo:margin-right="2.3256in">
        <style:tab-stops/>
      </style:paragraph-properties>
    </style:style>
    <style:style style:name="P1618" style:parent-style-name="Основнойтекст" style:master-page-name="MP45" style:family="paragraph">
      <style:paragraph-properties fo:break-before="page" fo:margin-top="0.0069in"/>
    </style:style>
    <style:style style:name="P162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2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2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626" style:parent-style-name="Основнойтекст" style:family="paragraph">
      <style:paragraph-properties fo:margin-top="0.0027in"/>
      <style:text-properties fo:font-size="9pt" style:font-size-asian="9pt"/>
    </style:style>
    <style:style style:name="P162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2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29" style:parent-style-name="Основнойтекст" style:family="paragraph">
      <style:paragraph-properties fo:margin-top="0.0625in" fo:line-height="103%" fo:margin-left="1.6937in" fo:margin-right="2.4895in">
        <style:tab-stops/>
      </style:paragraph-properties>
    </style:style>
    <style:style style:name="P1630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631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163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33" style:parent-style-name="Основнойтекст" style:family="paragraph">
      <style:paragraph-properties fo:margin-top="0.0083in" fo:line-height="103%" fo:margin-left="1.6937in" fo:margin-right="1.9243in">
        <style:tab-stops/>
      </style:paragraph-properties>
    </style:style>
    <style:style style:name="P163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3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636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1637" style:parent-style-name="Основнойтекст" style:family="paragraph">
      <style:paragraph-properties fo:text-align="justify" fo:margin-top="0.0013in" fo:line-height="103%" fo:margin-left="1.6937in" fo:margin-right="2.2562in">
        <style:tab-stops/>
      </style:paragraph-properties>
    </style:style>
    <style:style style:name="T1638" style:parent-style-name="Основнойшрифтабзаца" style:family="text">
      <style:text-properties fo:letter-spacing="-0.0034in"/>
    </style:style>
    <style:style style:name="T1639" style:parent-style-name="Основнойшрифтабзаца" style:family="text">
      <style:text-properties fo:letter-spacing="-0.0027in"/>
    </style:style>
    <style:style style:name="T1640" style:parent-style-name="Основнойшрифтабзаца" style:family="text">
      <style:text-properties fo:letter-spacing="-0.0215in"/>
    </style:style>
    <style:style style:name="T1641" style:parent-style-name="Основнойшрифтабзаца" style:family="text">
      <style:text-properties fo:letter-spacing="-0.002in"/>
    </style:style>
    <style:style style:name="P1642" style:parent-style-name="Основнойтекст" style:family="paragraph">
      <style:paragraph-properties fo:text-align="justify" fo:margin-top="0.002in" fo:margin-left="1.6937in">
        <style:tab-stops/>
      </style:paragraph-properties>
    </style:style>
    <style:style style:name="P1643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164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45" style:parent-style-name="Основнойтекст" style:family="paragraph">
      <style:paragraph-properties fo:margin-top="0in"/>
      <style:text-properties fo:font-size="13pt" style:font-size-asian="13pt"/>
    </style:style>
    <style:style style:name="P1646" style:parent-style-name="Основнойтекст" style:family="paragraph">
      <style:paragraph-properties fo:line-height="103%" fo:margin-left="1.6937in" fo:margin-right="1.9083in">
        <style:tab-stops/>
      </style:paragraph-properties>
    </style:style>
    <style:style style:name="P1647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1648" style:parent-style-name="Основнойтекст" style:family="paragraph">
      <style:paragraph-properties fo:margin-top="0.0013in" fo:line-height="103%" fo:margin-left="1.6937in" fo:margin-right="1.8819in">
        <style:tab-stops/>
      </style:paragraph-properties>
    </style:style>
    <style:style style:name="T1649" style:parent-style-name="Основнойшрифтабзаца" style:family="text">
      <style:text-properties fo:letter-spacing="-0.0152in"/>
    </style:style>
    <style:style style:name="T1650" style:parent-style-name="Основнойшрифтабзаца" style:family="text">
      <style:text-properties fo:letter-spacing="-0.0027in"/>
    </style:style>
    <style:style style:name="T1651" style:parent-style-name="Основнойшрифтабзаца" style:family="text">
      <style:text-properties fo:letter-spacing="-0.0027in"/>
    </style:style>
    <style:style style:name="T1652" style:parent-style-name="Основнойшрифтабзаца" style:family="text">
      <style:text-properties fo:letter-spacing="-0.0034in"/>
    </style:style>
    <style:style style:name="T1653" style:parent-style-name="Основнойшрифтабзаца" style:family="text">
      <style:text-properties fo:letter-spacing="-0.002in"/>
    </style:style>
    <style:style style:name="T1654" style:parent-style-name="Основнойшрифтабзаца" style:family="text">
      <style:text-properties fo:letter-spacing="-0.0034in"/>
    </style:style>
    <style:style style:name="T1655" style:parent-style-name="Основнойшрифтабзаца" style:family="text">
      <style:text-properties fo:letter-spacing="-0.002in"/>
    </style:style>
    <style:style style:name="P1656" style:parent-style-name="Основнойтекст" style:family="paragraph">
      <style:paragraph-properties fo:margin-top="0.0027in" fo:line-height="103%" fo:margin-left="1.6937in" fo:margin-right="1.8326in">
        <style:tab-stops/>
      </style:paragraph-properties>
    </style:style>
    <style:style style:name="P1657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1658" style:parent-style-name="Основнойтекст" style:family="paragraph">
      <style:paragraph-properties fo:margin-top="0.0034in" fo:line-height="103%" fo:margin-left="1.6937in" fo:margin-right="1.8326in">
        <style:tab-stops/>
      </style:paragraph-properties>
    </style:style>
    <style:style style:name="P1659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660" style:parent-style-name="Основнойтекст" style:master-page-name="MP46" style:family="paragraph">
      <style:paragraph-properties fo:break-before="page" fo:margin-top="0.0611in" fo:line-height="103%" fo:margin-left="1.6937in" fo:margin-right="1.9701in">
        <style:tab-stops/>
      </style:paragraph-properties>
    </style:style>
    <style:style style:name="T1665" style:parent-style-name="Основнойшрифтабзаца" style:family="text">
      <style:text-properties fo:letter-spacing="-0.002in"/>
    </style:style>
    <style:style style:name="T1666" style:parent-style-name="Основнойшрифтабзаца" style:family="text">
      <style:text-properties fo:letter-spacing="-0.002in"/>
    </style:style>
    <style:style style:name="T1667" style:parent-style-name="Основнойшрифтабзаца" style:family="text">
      <style:text-properties fo:letter-spacing="-0.002in"/>
    </style:style>
    <style:style style:name="T1668" style:parent-style-name="Основнойшрифтабзаца" style:family="text">
      <style:text-properties fo:letter-spacing="-0.0027in"/>
    </style:style>
    <style:style style:name="P1669" style:parent-style-name="Основнойтекст" style:family="paragraph">
      <style:paragraph-properties fo:text-align="justify" fo:margin-top="0.0027in" fo:line-height="103%" fo:margin-left="1.6937in" fo:margin-right="1.8881in">
        <style:tab-stops/>
      </style:paragraph-properties>
    </style:style>
    <style:style style:name="T1670" style:parent-style-name="Основнойшрифтабзаца" style:family="text">
      <style:text-properties fo:letter-spacing="-0.002in"/>
    </style:style>
    <style:style style:name="T1671" style:parent-style-name="Основнойшрифтабзаца" style:family="text">
      <style:text-properties fo:letter-spacing="-0.002in"/>
    </style:style>
    <style:style style:name="P1672" style:parent-style-name="Основнойтекст" style:family="paragraph">
      <style:paragraph-properties fo:margin-top="0.002in" fo:line-height="103%" fo:margin-left="1.6937in" fo:margin-right="2.2597in">
        <style:tab-stops/>
      </style:paragraph-properties>
    </style:style>
    <style:style style:name="T1673" style:parent-style-name="Основнойшрифтабзаца" style:family="text">
      <style:text-properties fo:letter-spacing="-0.002in"/>
    </style:style>
    <style:style style:name="T1674" style:parent-style-name="Основнойшрифтабзаца" style:family="text">
      <style:text-properties fo:letter-spacing="-0.0041in"/>
    </style:style>
    <style:style style:name="T1675" style:parent-style-name="Основнойшрифтабзаца" style:family="text">
      <style:text-properties fo:letter-spacing="-0.0048in"/>
    </style:style>
    <style:style style:name="T1676" style:parent-style-name="Основнойшрифтабзаца" style:family="text">
      <style:text-properties fo:letter-spacing="-0.002in"/>
    </style:style>
    <style:style style:name="P1677" style:parent-style-name="Основнойтекст" style:family="paragraph">
      <style:paragraph-properties fo:margin-top="0.002in" fo:line-height="103%" fo:margin-left="1.6937in" fo:margin-right="1.6333in">
        <style:tab-stops/>
      </style:paragraph-properties>
    </style:style>
    <style:style style:name="T1678" style:parent-style-name="Основнойшрифтабзаца" style:family="text">
      <style:text-properties fo:letter-spacing="-0.0027in"/>
    </style:style>
    <style:style style:name="T1679" style:parent-style-name="Основнойшрифтабзаца" style:family="text">
      <style:text-properties fo:letter-spacing="-0.002in"/>
    </style:style>
    <style:style style:name="T1680" style:parent-style-name="Основнойшрифтабзаца" style:family="text">
      <style:text-properties fo:letter-spacing="-0.0048in"/>
    </style:style>
    <style:style style:name="P168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82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168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8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685" style:parent-style-name="Основнойтекст" style:family="paragraph">
      <style:paragraph-properties fo:margin-top="0.002in"/>
      <style:text-properties fo:font-size="9pt" style:font-size-asian="9pt"/>
    </style:style>
    <style:style style:name="P16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8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68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690" style:parent-style-name="Основнойтекст" style:family="paragraph">
      <style:paragraph-properties fo:margin-top="0.0027in"/>
      <style:text-properties fo:font-size="9pt" style:font-size-asian="9pt"/>
    </style:style>
    <style:style style:name="P169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9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93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169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695" style:parent-style-name="Основнойтекст" style:family="paragraph">
      <style:paragraph-properties fo:margin-top="0.002in"/>
      <style:text-properties fo:font-size="9pt" style:font-size-asian="9pt"/>
    </style:style>
    <style:style style:name="P169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69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698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169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00" style:parent-style-name="Основнойтекст" style:family="paragraph">
      <style:text-properties fo:font-size="13pt" style:font-size-asian="13pt"/>
    </style:style>
    <style:style style:name="P170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02" style:parent-style-name="Основнойтекст" style:family="paragraph">
      <style:text-properties fo:font-style="italic" style:font-style-asian="italic" fo:font-size="13pt" style:font-size-asian="13pt"/>
    </style:style>
    <style:style style:name="P1703" style:parent-style-name="Основнойтекст" style:family="paragraph">
      <style:paragraph-properties fo:margin-top="0in" fo:margin-left="1.6937in">
        <style:tab-stops/>
      </style:paragraph-properties>
    </style:style>
    <style:style style:name="P170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705" style:parent-style-name="Основнойтекст" style:family="paragraph">
      <style:text-properties fo:font-size="13pt" style:font-size-asian="13pt"/>
    </style:style>
    <style:style style:name="P1706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707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708" style:parent-style-name="Основнойтекст" style:family="paragraph">
      <style:paragraph-properties fo:line-height="103%" fo:margin-left="1.6937in" fo:margin-right="1.4416in">
        <style:tab-stops/>
      </style:paragraph-properties>
    </style:style>
    <style:style style:name="P1709" style:parent-style-name="Основнойтекст" style:family="paragraph">
      <style:paragraph-properties fo:margin-top="0.0013in" fo:line-height="103%" fo:margin-left="1.6937in" fo:margin-right="1.5798in">
        <style:tab-stops/>
      </style:paragraph-properties>
    </style:style>
    <style:style style:name="P1710" style:parent-style-name="Основнойтекст" style:family="paragraph">
      <style:paragraph-properties fo:line-height="103%" fo:margin-left="1.6937in" fo:margin-right="2.1465in">
        <style:tab-stops/>
      </style:paragraph-properties>
    </style:style>
    <style:style style:name="P171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12" style:parent-style-name="Основнойтекст" style:master-page-name="MP47" style:family="paragraph">
      <style:paragraph-properties fo:break-before="page" fo:margin-top="0.0069in"/>
    </style:style>
    <style:style style:name="P171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71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719" style:parent-style-name="Основнойтекст" style:family="paragraph">
      <style:paragraph-properties fo:margin-top="0.0625in" fo:line-height="103%" fo:margin-left="1.6937in" fo:margin-right="1.8381in">
        <style:tab-stops/>
      </style:paragraph-properties>
    </style:style>
    <style:style style:name="P1720" style:parent-style-name="Основнойтекст" style:family="paragraph">
      <style:paragraph-properties fo:margin-top="0.0034in"/>
      <style:text-properties fo:font-size="8.5pt" style:font-size-asian="8.5pt"/>
    </style:style>
    <style:style style:name="P172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72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72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724" style:parent-style-name="Основнойтекст" style:family="paragraph">
      <style:paragraph-properties fo:margin-top="0.002in"/>
      <style:text-properties fo:font-size="9pt" style:font-size-asian="9pt"/>
    </style:style>
    <style:style style:name="P172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726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1727" style:parent-style-name="Основнойтекст" style:family="paragraph">
      <style:paragraph-properties fo:margin-top="0.0618in" fo:margin-left="1.6937in">
        <style:tab-stops/>
      </style:paragraph-properties>
    </style:style>
    <style:style style:name="P1728" style:parent-style-name="Основнойтекст" style:family="paragraph">
      <style:paragraph-properties fo:margin-top="0.009in" fo:line-height="103%" fo:margin-left="1.6937in" fo:margin-right="1.4805in">
        <style:tab-stops/>
      </style:paragraph-properties>
    </style:style>
    <style:style style:name="P1729" style:parent-style-name="Основнойтекст" style:family="paragraph">
      <style:paragraph-properties fo:line-height="103%" fo:margin-left="1.6937in" fo:margin-right="1.8326in">
        <style:tab-stops/>
      </style:paragraph-properties>
    </style:style>
    <style:style style:name="P1730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173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32" style:parent-style-name="Основнойтекст" style:family="paragraph">
      <style:paragraph-properties fo:margin-top="0.0083in" fo:line-height="103%" fo:margin-left="1.6937in" fo:margin-right="1.934in">
        <style:tab-stops/>
      </style:paragraph-properties>
    </style:style>
    <style:style style:name="P1733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173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35" style:parent-style-name="Основнойтекст" style:family="paragraph">
      <style:paragraph-properties fo:margin-top="0.0083in" fo:line-height="103%" fo:margin-left="1.6937in" fo:margin-right="2.0777in">
        <style:tab-stops/>
      </style:paragraph-properties>
    </style:style>
    <style:style style:name="P1736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737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1738" style:parent-style-name="Основнойтекст" style:family="paragraph">
      <style:paragraph-properties fo:margin-top="0.002in" fo:line-height="103%" fo:margin-left="1.6937in" fo:margin-right="2.3375in">
        <style:tab-stops/>
      </style:paragraph-properties>
    </style:style>
    <style:style style:name="P1739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1740" style:parent-style-name="Основнойтекст" style:family="paragraph">
      <style:paragraph-properties fo:margin-top="0.002in" fo:line-height="103%" fo:margin-left="1.6937in" fo:margin-right="1.727in">
        <style:tab-stops/>
      </style:paragraph-properties>
    </style:style>
    <style:style style:name="P1741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742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74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4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745" style:parent-style-name="Основнойтекст" style:family="paragraph">
      <style:paragraph-properties fo:margin-top="0.0083in" fo:line-height="103%" fo:margin-left="1.6937in" fo:margin-right="1.8722in">
        <style:tab-stops/>
      </style:paragraph-properties>
    </style:style>
    <style:style style:name="P1746" style:parent-style-name="Основнойтекст" style:master-page-name="MP48" style:family="paragraph">
      <style:paragraph-properties fo:break-before="page" fo:margin-top="0.0611in" fo:margin-left="1.6937in">
        <style:tab-stops/>
      </style:paragraph-properties>
    </style:style>
    <style:style style:name="P1751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1752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1753" style:parent-style-name="Основнойтекст" style:family="paragraph">
      <style:paragraph-properties fo:margin-top="0.0013in" fo:line-height="103%" fo:margin-left="1.6937in" fo:margin-right="2.4055in">
        <style:tab-stops/>
      </style:paragraph-properties>
    </style:style>
    <style:style style:name="P175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755" style:parent-style-name="Основнойтекст" style:family="paragraph">
      <style:paragraph-properties fo:text-align="justify" fo:margin-top="0.0083in" fo:line-height="103%" fo:margin-left="1.6937in" fo:margin-right="1.7194in">
        <style:tab-stops/>
      </style:paragraph-properties>
    </style:style>
    <style:style style:name="T1756" style:parent-style-name="Основнойшрифтабзаца" style:family="text">
      <style:text-properties fo:letter-spacing="-0.002in"/>
    </style:style>
    <style:style style:name="T1757" style:parent-style-name="Основнойшрифтабзаца" style:family="text">
      <style:text-properties fo:letter-spacing="-0.0027in"/>
    </style:style>
    <style:style style:name="P1758" style:parent-style-name="Основнойтекст" style:family="paragraph">
      <style:paragraph-properties fo:margin-top="0.002in" fo:line-height="103%" fo:margin-left="1.6937in" fo:margin-right="2.4895in">
        <style:tab-stops/>
      </style:paragraph-properties>
    </style:style>
    <style:style style:name="P1759" style:parent-style-name="Основнойтекст" style:family="paragraph">
      <style:paragraph-properties fo:margin-top="0.0013in" fo:line-height="103%" fo:margin-left="1.6937in" fo:margin-right="1.6104in">
        <style:tab-stops/>
      </style:paragraph-properties>
    </style:style>
    <style:style style:name="P1760" style:parent-style-name="Основнойтекст" style:family="paragraph">
      <style:paragraph-properties fo:margin-top="0.002in" fo:line-height="103%" fo:margin-left="1.6937in" fo:margin-right="2.3041in">
        <style:tab-stops/>
      </style:paragraph-properties>
    </style:style>
    <style:style style:name="P1761" style:parent-style-name="Основнойтекст" style:family="paragraph">
      <style:paragraph-properties fo:margin-top="0.0027in" fo:margin-left="1.6937in">
        <style:tab-stops/>
      </style:paragraph-properties>
    </style:style>
    <style:style style:name="P1762" style:parent-style-name="Основнойтекст" style:family="paragraph">
      <style:text-properties fo:font-size="13pt" style:font-size-asian="13pt"/>
    </style:style>
    <style:style style:name="P176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64" style:parent-style-name="Основнойтекст" style:family="paragraph">
      <style:text-properties fo:font-style="italic" style:font-style-asian="italic" fo:font-size="13pt" style:font-size-asian="13pt"/>
    </style:style>
    <style:style style:name="P1765" style:parent-style-name="Основнойтекст" style:family="paragraph">
      <style:paragraph-properties fo:margin-top="0in" fo:margin-left="1.6937in">
        <style:tab-stops/>
      </style:paragraph-properties>
    </style:style>
    <style:style style:name="P1766" style:parent-style-name="Основнойтекст" style:family="paragraph">
      <style:text-properties fo:font-size="13pt" style:font-size-asian="13pt"/>
    </style:style>
    <style:style style:name="P176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68" style:parent-style-name="Основнойтекст" style:family="paragraph">
      <style:text-properties fo:font-style="italic" style:font-style-asian="italic" fo:font-size="13pt" style:font-size-asian="13pt"/>
    </style:style>
    <style:style style:name="P1769" style:parent-style-name="Основнойтекст" style:family="paragraph">
      <style:paragraph-properties fo:margin-left="1.6937in">
        <style:tab-stops/>
      </style:paragraph-properties>
    </style:style>
    <style:style style:name="P177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771" style:parent-style-name="Основнойтекст" style:family="paragraph">
      <style:text-properties fo:font-size="13pt" style:font-size-asian="13pt"/>
    </style:style>
    <style:style style:name="P177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773" style:parent-style-name="Основнойтекст" style:master-page-name="MP49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1778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779" style:parent-style-name="Обычный" style:family="paragraph">
      <style:paragraph-properties fo:margin-top="0.1555in" fo:line-height="103%" fo:margin-left="0.4631in" fo:margin-right="4.8937in">
        <style:tab-stops/>
      </style:paragraph-properties>
    </style:style>
    <style:style style:name="T1780" style:parent-style-name="Основнойшрифтабзаца" style:family="text">
      <style:text-properties fo:font-style="italic" style:font-style-asian="italic" fo:font-size="12pt" style:font-size-asian="12pt"/>
    </style:style>
    <style:style style:name="T1781" style:parent-style-name="Основнойшрифтабзаца" style:family="text">
      <style:text-properties fo:font-size="12pt" style:font-size-asian="12pt"/>
    </style:style>
    <style:style style:name="T1782" style:parent-style-name="Основнойшрифтабзаца" style:family="text">
      <style:text-properties fo:font-style="italic" style:font-style-asian="italic" fo:font-size="12pt" style:font-size-asian="12pt"/>
    </style:style>
    <style:style style:name="P1783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1784" style:parent-style-name="Основнойтекст" style:family="paragraph">
      <style:paragraph-properties fo:margin-top="0.0625in" fo:line-height="103%" fo:margin-left="1.6937in" fo:margin-right="2.8291in">
        <style:tab-stops/>
      </style:paragraph-properties>
    </style:style>
    <style:style style:name="P1785" style:parent-style-name="Основнойтекст" style:family="paragraph">
      <style:paragraph-properties fo:margin-top="0.002in" fo:line-height="103%" fo:margin-left="1.6937in" fo:margin-right="2.1048in">
        <style:tab-stops/>
      </style:paragraph-properties>
    </style:style>
    <style:style style:name="P1786" style:parent-style-name="Основнойтекст" style:family="paragraph">
      <style:paragraph-properties fo:margin-top="0.0013in" fo:line-height="103%" fo:margin-left="1.6937in" fo:margin-right="1.9763in">
        <style:tab-stops/>
      </style:paragraph-properties>
    </style:style>
    <style:style style:name="T1787" style:parent-style-name="Основнойшрифтабзаца" style:family="text">
      <style:text-properties fo:letter-spacing="-0.0041in"/>
    </style:style>
    <style:style style:name="T1788" style:parent-style-name="Основнойшрифтабзаца" style:family="text">
      <style:text-properties fo:letter-spacing="-0.0041in"/>
    </style:style>
    <style:style style:name="T1789" style:parent-style-name="Основнойшрифтабзаца" style:family="text">
      <style:text-properties fo:letter-spacing="-0.0041in"/>
    </style:style>
    <style:style style:name="T1790" style:parent-style-name="Основнойшрифтабзаца" style:family="text">
      <style:text-properties fo:letter-spacing="-0.002in"/>
    </style:style>
    <style:style style:name="P1791" style:parent-style-name="Основнойтекст" style:family="paragraph">
      <style:paragraph-properties fo:margin-top="0.0027in" fo:margin-left="1.6937in">
        <style:tab-stops/>
      </style:paragraph-properties>
    </style:style>
    <style:style style:name="P1792" style:parent-style-name="Основнойтекст" style:master-page-name="MP50" style:family="paragraph">
      <style:paragraph-properties fo:break-before="page" fo:margin-top="0.0069in"/>
      <style:text-properties fo:font-size="12.5pt" style:font-size-asian="12.5pt"/>
    </style:style>
    <style:style style:name="P179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798" style:parent-style-name="Обычный" style:family="paragraph">
      <style:paragraph-properties fo:margin-top="0.1555in" fo:line-height="103%" fo:margin-left="0.4631in" fo:margin-right="3.909in">
        <style:tab-stops/>
      </style:paragraph-properties>
    </style:style>
    <style:style style:name="T1799" style:parent-style-name="Основнойшрифтабзаца" style:family="text">
      <style:text-properties fo:font-style="italic" style:font-style-asian="italic" fo:font-size="12pt" style:font-size-asian="12pt"/>
    </style:style>
    <style:style style:name="T1800" style:parent-style-name="Основнойшрифтабзаца" style:family="text">
      <style:text-properties fo:font-size="12pt" style:font-size-asian="12pt"/>
    </style:style>
    <style:style style:name="T1801" style:parent-style-name="Основнойшрифтабзаца" style:family="text">
      <style:text-properties fo:font-style="italic" style:font-style-asian="italic" fo:font-size="12pt" style:font-size-asian="12pt"/>
    </style:style>
    <style:style style:name="P1802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1803" style:parent-style-name="Основнойтекст" style:family="paragraph">
      <style:paragraph-properties fo:margin-top="0in" fo:margin-left="1.6937in">
        <style:tab-stops/>
      </style:paragraph-properties>
    </style:style>
    <style:style style:name="P1804" style:parent-style-name="Основнойтекст" style:family="paragraph">
      <style:text-properties fo:font-size="13pt" style:font-size-asian="13pt"/>
    </style:style>
    <style:style style:name="P1805" style:parent-style-name="Обычный" style:family="paragraph">
      <style:paragraph-properties fo:margin-top="0.0006in" fo:line-height="103%" fo:margin-left="0.4631in" fo:margin-right="4.6437in">
        <style:tab-stops/>
      </style:paragraph-properties>
      <style:text-properties fo:font-style="italic" style:font-style-asian="italic" fo:font-size="12pt" style:font-size-asian="12pt"/>
    </style:style>
    <style:style style:name="P1806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1807" style:parent-style-name="Основнойтекст" style:family="paragraph">
      <style:paragraph-properties fo:margin-top="0in" fo:margin-left="1.6937in" fo:margin-right="4.375in">
        <style:tab-stops/>
      </style:paragraph-properties>
    </style:style>
    <style:style style:name="P1808" style:parent-style-name="Основнойтекст" style:family="paragraph">
      <style:paragraph-properties fo:margin-top="0.0083in" fo:margin-left="1.6937in" fo:margin-right="4.3437in">
        <style:tab-stops/>
      </style:paragraph-properties>
    </style:style>
    <style:style style:name="P1809" style:parent-style-name="Основнойтекст" style:family="paragraph">
      <style:text-properties fo:font-size="13pt" style:font-size-asian="13pt"/>
    </style:style>
    <style:style style:name="P181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11" style:parent-style-name="Основнойтекст" style:family="paragraph">
      <style:text-properties fo:font-style="italic" style:font-style-asian="italic" fo:font-size="13pt" style:font-size-asian="13pt"/>
    </style:style>
    <style:style style:name="P1812" style:parent-style-name="Основнойтекст" style:family="paragraph">
      <style:paragraph-properties fo:margin-top="0in" fo:margin-left="1.6937in">
        <style:tab-stops/>
      </style:paragraph-properties>
    </style:style>
    <style:style style:name="P1813" style:parent-style-name="Основнойтекст" style:family="paragraph">
      <style:text-properties fo:font-size="13pt" style:font-size-asian="13pt"/>
    </style:style>
    <style:style style:name="P181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15" style:parent-style-name="Основнойтекст" style:family="paragraph">
      <style:text-properties fo:font-style="italic" style:font-style-asian="italic" fo:font-size="13pt" style:font-size-asian="13pt"/>
    </style:style>
    <style:style style:name="P1816" style:parent-style-name="Основнойтекст" style:family="paragraph">
      <style:paragraph-properties fo:margin-top="0in" fo:margin-left="1.6937in">
        <style:tab-stops/>
      </style:paragraph-properties>
    </style:style>
    <style:style style:name="P1817" style:parent-style-name="Основнойтекст" style:family="paragraph">
      <style:text-properties fo:font-size="13pt" style:font-size-asian="13pt"/>
    </style:style>
    <style:style style:name="P181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19" style:parent-style-name="Основнойтекст" style:family="paragraph">
      <style:text-properties fo:font-style="italic" style:font-style-asian="italic" fo:font-size="13pt" style:font-size-asian="13pt"/>
    </style:style>
    <style:style style:name="P1820" style:parent-style-name="Основнойтекст" style:family="paragraph">
      <style:paragraph-properties fo:margin-top="0in" fo:margin-left="1.6937in">
        <style:tab-stops/>
      </style:paragraph-properties>
    </style:style>
    <style:style style:name="P1821" style:parent-style-name="Основнойтекст" style:family="paragraph">
      <style:text-properties fo:font-size="13pt" style:font-size-asian="13pt"/>
    </style:style>
    <style:style style:name="P182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23" style:parent-style-name="Основнойтекст" style:family="paragraph">
      <style:text-properties fo:font-style="italic" style:font-style-asian="italic" fo:font-size="13pt" style:font-size-asian="13pt"/>
    </style:style>
    <style:style style:name="P1824" style:parent-style-name="Основнойтекст" style:family="paragraph">
      <style:paragraph-properties fo:margin-top="0in" fo:margin-left="1.6937in">
        <style:tab-stops/>
      </style:paragraph-properties>
    </style:style>
    <style:style style:name="P1825" style:parent-style-name="Основнойтекст" style:family="paragraph">
      <style:text-properties fo:font-size="13pt" style:font-size-asian="13pt"/>
    </style:style>
    <style:style style:name="P182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27" style:parent-style-name="Основнойтекст" style:family="paragraph">
      <style:text-properties fo:font-style="italic" style:font-style-asian="italic" fo:font-size="13pt" style:font-size-asian="13pt"/>
    </style:style>
    <style:style style:name="P1828" style:parent-style-name="Основнойтекст" style:family="paragraph">
      <style:paragraph-properties fo:margin-top="0in" fo:margin-left="1.6937in">
        <style:tab-stops/>
      </style:paragraph-properties>
    </style:style>
    <style:style style:name="P1829" style:parent-style-name="Основнойтекст" style:family="paragraph">
      <style:text-properties fo:font-size="13pt" style:font-size-asian="13pt"/>
    </style:style>
    <style:style style:name="P183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31" style:parent-style-name="Основнойтекст" style:family="paragraph">
      <style:text-properties fo:font-style="italic" style:font-style-asian="italic" fo:font-size="13pt" style:font-size-asian="13pt"/>
    </style:style>
    <style:style style:name="P1832" style:parent-style-name="Основнойтекст" style:family="paragraph">
      <style:paragraph-properties fo:margin-top="0in" fo:line-height="103%" fo:margin-left="1.6937in" fo:margin-right="1.7604in">
        <style:tab-stops/>
      </style:paragraph-properties>
    </style:style>
    <style:style style:name="P1833" style:parent-style-name="Основнойтекст" style:family="paragraph">
      <style:paragraph-properties fo:margin-top="0.002in" fo:margin-left="1.6937in">
        <style:tab-stops/>
      </style:paragraph-properties>
    </style:style>
    <style:style style:name="P1834" style:parent-style-name="Основнойтекст" style:family="paragraph">
      <style:text-properties fo:font-size="13pt" style:font-size-asian="13pt"/>
    </style:style>
    <style:style style:name="P183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36" style:parent-style-name="Основнойтекст" style:family="paragraph">
      <style:text-properties fo:font-style="italic" style:font-style-asian="italic" fo:font-size="13pt" style:font-size-asian="13pt"/>
    </style:style>
    <style:style style:name="P1837" style:parent-style-name="Основнойтекст" style:family="paragraph">
      <style:paragraph-properties fo:margin-top="0in" fo:line-height="103%" fo:margin-left="1.6937in" fo:margin-right="1.4784in">
        <style:tab-stops/>
      </style:paragraph-properties>
    </style:style>
    <style:style style:name="P1838" style:parent-style-name="Основнойтекст" style:family="paragraph">
      <style:paragraph-properties fo:margin-top="0.0013in"/>
      <style:text-properties fo:font-size="12.5pt" style:font-size-asian="12.5pt"/>
    </style:style>
    <style:style style:name="P183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40" style:parent-style-name="Основнойтекст" style:master-page-name="MP51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1845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846" style:parent-style-name="Основнойтекст" style:family="paragraph">
      <style:paragraph-properties fo:margin-top="0.1548in" fo:margin-left="0.4631in">
        <style:tab-stops/>
      </style:paragraph-properties>
    </style:style>
    <style:style style:name="P1847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4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84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850" style:parent-style-name="Основнойтекст" style:family="paragraph">
      <style:paragraph-properties fo:margin-top="0.002in"/>
      <style:text-properties fo:font-size="9pt" style:font-size-asian="9pt"/>
    </style:style>
    <style:style style:name="P18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85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854" style:parent-style-name="Основнойтекст" style:family="paragraph">
      <style:text-properties fo:font-size="13pt" style:font-size-asian="13pt"/>
    </style:style>
    <style:style style:name="P1855" style:parent-style-name="Обычный" style:family="paragraph">
      <style:paragraph-properties fo:line-height="103%" fo:margin-left="0.0694in" fo:text-indent="0.393in">
        <style:tab-stops/>
      </style:paragraph-properties>
    </style:style>
    <style:style style:name="T1856" style:parent-style-name="Основнойшрифтабзаца" style:family="text">
      <style:text-properties fo:font-size="12pt" style:font-size-asian="12pt"/>
    </style:style>
    <style:style style:name="T1857" style:parent-style-name="Основнойшрифтабзаца" style:family="text">
      <style:text-properties fo:font-style="italic" style:font-style-asian="italic" fo:font-size="12pt" style:font-size-asian="12pt"/>
    </style:style>
    <style:style style:name="P1858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1859" style:parent-style-name="Основнойтекст" style:family="paragraph">
      <style:paragraph-properties fo:margin-top="0in" fo:margin-left="1.6937in">
        <style:tab-stops/>
      </style:paragraph-properties>
    </style:style>
    <style:style style:name="P1860" style:parent-style-name="Основнойтекст" style:family="paragraph">
      <style:text-properties fo:font-size="13pt" style:font-size-asian="13pt"/>
    </style:style>
    <style:style style:name="P186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62" style:parent-style-name="Основнойтекст" style:family="paragraph">
      <style:text-properties fo:font-style="italic" style:font-style-asian="italic" fo:font-size="13pt" style:font-size-asian="13pt"/>
    </style:style>
    <style:style style:name="P1863" style:parent-style-name="Основнойтекст" style:family="paragraph">
      <style:paragraph-properties fo:margin-top="0in" fo:margin-left="1.6937in">
        <style:tab-stops/>
      </style:paragraph-properties>
    </style:style>
    <style:style style:name="P1864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1865" style:parent-style-name="Основнойтекст" style:family="paragraph">
      <style:paragraph-properties fo:margin-top="0.0027in" fo:margin-left="1.6937in">
        <style:tab-stops/>
      </style:paragraph-properties>
    </style:style>
    <style:style style:name="P1866" style:parent-style-name="Основнойтекст" style:family="paragraph">
      <style:text-properties fo:font-size="13pt" style:font-size-asian="13pt"/>
    </style:style>
    <style:style style:name="P186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6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869" style:parent-style-name="Основнойтекст" style:family="paragraph">
      <style:paragraph-properties fo:margin-left="1.6937in">
        <style:tab-stops/>
      </style:paragraph-properties>
    </style:style>
    <style:style style:name="P1870" style:parent-style-name="Основнойтекст" style:family="paragraph">
      <style:text-properties fo:font-size="13pt" style:font-size-asian="13pt"/>
    </style:style>
    <style:style style:name="P187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72" style:parent-style-name="Основнойтекст" style:family="paragraph">
      <style:text-properties fo:font-style="italic" style:font-style-asian="italic" fo:font-size="13pt" style:font-size-asian="13pt"/>
    </style:style>
    <style:style style:name="P1873" style:parent-style-name="Основнойтекст" style:family="paragraph">
      <style:paragraph-properties fo:margin-top="0in" fo:margin-left="1.6937in">
        <style:tab-stops/>
      </style:paragraph-properties>
    </style:style>
    <style:style style:name="P1874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1875" style:parent-style-name="Основнойтекст" style:family="paragraph">
      <style:paragraph-properties fo:margin-top="0.002in"/>
      <style:text-properties fo:font-size="12.5pt" style:font-size-asian="12.5pt"/>
    </style:style>
    <style:style style:name="P187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77" style:parent-style-name="Основнойтекст" style:family="paragraph">
      <style:text-properties fo:font-style="italic" style:font-style-asian="italic" fo:font-size="13pt" style:font-size-asian="13pt"/>
    </style:style>
    <style:style style:name="P1878" style:parent-style-name="Основнойтекст" style:family="paragraph">
      <style:paragraph-properties fo:margin-top="0in" fo:line-height="103%" fo:margin-left="1.6937in" fo:margin-right="2.6555in">
        <style:tab-stops/>
      </style:paragraph-properties>
    </style:style>
    <style:style style:name="P1879" style:parent-style-name="Основнойтекст" style:family="paragraph">
      <style:paragraph-properties fo:margin-top="0.002in"/>
      <style:text-properties fo:font-size="12.5pt" style:font-size-asian="12.5pt"/>
    </style:style>
    <style:style style:name="P188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88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882" style:parent-style-name="Основнойтекст" style:family="paragraph">
      <style:paragraph-properties fo:line-height="103%" fo:margin-left="1.6937in" fo:margin-right="3.0465in">
        <style:tab-stops/>
      </style:paragraph-properties>
    </style:style>
    <style:style style:name="P1883" style:parent-style-name="Основнойтекст" style:family="paragraph">
      <style:paragraph-properties fo:margin-top="0.0013in"/>
      <style:text-properties fo:font-size="12.5pt" style:font-size-asian="12.5pt"/>
    </style:style>
    <style:style style:name="P188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85" style:parent-style-name="Основнойтекст" style:master-page-name="MP52" style:family="paragraph">
      <style:paragraph-properties fo:break-before="page" fo:margin-top="0.0611in" fo:line-height="103%" fo:margin-left="1.6937in" fo:margin-right="3.4812in">
        <style:tab-stops/>
      </style:paragraph-properties>
    </style:style>
    <style:style style:name="P1890" style:parent-style-name="Основнойтекст" style:family="paragraph">
      <style:paragraph-properties fo:margin-top="0.002in"/>
      <style:text-properties fo:font-size="12.5pt" style:font-size-asian="12.5pt"/>
    </style:style>
    <style:style style:name="P189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92" style:parent-style-name="Основнойтекст" style:family="paragraph">
      <style:text-properties fo:font-style="italic" style:font-style-asian="italic" fo:font-size="13pt" style:font-size-asian="13pt"/>
    </style:style>
    <style:style style:name="P1893" style:parent-style-name="Основнойтекст" style:family="paragraph">
      <style:paragraph-properties fo:margin-top="0in" fo:margin-left="1.6937in">
        <style:tab-stops/>
      </style:paragraph-properties>
    </style:style>
    <style:style style:name="P1894" style:parent-style-name="Основнойтекст" style:family="paragraph">
      <style:text-properties fo:font-size="13pt" style:font-size-asian="13pt"/>
    </style:style>
    <style:style style:name="P189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896" style:parent-style-name="Основнойтекст" style:family="paragraph">
      <style:text-properties fo:font-style="italic" style:font-style-asian="italic" fo:font-size="13pt" style:font-size-asian="13pt"/>
    </style:style>
    <style:style style:name="P1897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1898" style:parent-style-name="Основнойтекст" style:family="paragraph">
      <style:paragraph-properties fo:margin-top="0.002in"/>
      <style:text-properties fo:font-size="12.5pt" style:font-size-asian="12.5pt"/>
    </style:style>
    <style:style style:name="P189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00" style:parent-style-name="Основнойтекст" style:family="paragraph">
      <style:text-properties fo:font-style="italic" style:font-style-asian="italic" fo:font-size="13pt" style:font-size-asian="13pt"/>
    </style:style>
    <style:style style:name="P1901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1902" style:parent-style-name="Основнойтекст" style:family="paragraph">
      <style:paragraph-properties fo:margin-top="0.002in"/>
      <style:text-properties fo:font-size="12.5pt" style:font-size-asian="12.5pt"/>
    </style:style>
    <style:style style:name="P190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04" style:parent-style-name="Основнойтекст" style:family="paragraph">
      <style:text-properties fo:font-style="italic" style:font-style-asian="italic" fo:font-size="13pt" style:font-size-asian="13pt"/>
    </style:style>
    <style:style style:name="P1905" style:parent-style-name="Основнойтекст" style:family="paragraph">
      <style:paragraph-properties fo:margin-top="0in" fo:margin-left="1.6937in">
        <style:tab-stops/>
      </style:paragraph-properties>
    </style:style>
    <style:style style:name="P1906" style:parent-style-name="Основнойтекст" style:family="paragraph">
      <style:text-properties fo:font-size="13pt" style:font-size-asian="13pt"/>
    </style:style>
    <style:style style:name="P190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08" style:parent-style-name="Основнойтекст" style:family="paragraph">
      <style:text-properties fo:font-style="italic" style:font-style-asian="italic" fo:font-size="13pt" style:font-size-asian="13pt"/>
    </style:style>
    <style:style style:name="P1909" style:parent-style-name="Основнойтекст" style:family="paragraph">
      <style:paragraph-properties fo:margin-top="0in" fo:margin-left="1.6937in">
        <style:tab-stops/>
      </style:paragraph-properties>
    </style:style>
    <style:style style:name="P1910" style:parent-style-name="Основнойтекст" style:family="paragraph">
      <style:text-properties fo:font-size="13pt" style:font-size-asian="13pt"/>
    </style:style>
    <style:style style:name="P191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12" style:parent-style-name="Основнойтекст" style:family="paragraph">
      <style:text-properties fo:font-style="italic" style:font-style-asian="italic" fo:font-size="13pt" style:font-size-asian="13pt"/>
    </style:style>
    <style:style style:name="P1913" style:parent-style-name="Основнойтекст" style:family="paragraph">
      <style:paragraph-properties fo:margin-top="0in" fo:margin-left="1.6937in">
        <style:tab-stops/>
      </style:paragraph-properties>
    </style:style>
    <style:style style:name="P1914" style:parent-style-name="Основнойтекст" style:family="paragraph">
      <style:paragraph-properties fo:margin-top="0.0013in"/>
      <style:text-properties fo:font-size="13pt" style:font-size-asian="13pt"/>
    </style:style>
    <style:style style:name="P191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16" style:parent-style-name="Основнойтекст" style:family="paragraph">
      <style:text-properties fo:font-style="italic" style:font-style-asian="italic" fo:font-size="13pt" style:font-size-asian="13pt"/>
    </style:style>
    <style:style style:name="P1917" style:parent-style-name="Основнойтекст" style:family="paragraph">
      <style:paragraph-properties fo:margin-top="0in" fo:margin-left="1.6937in">
        <style:tab-stops/>
      </style:paragraph-properties>
    </style:style>
    <style:style style:name="P1918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1919" style:parent-style-name="Основнойтекст" style:family="paragraph">
      <style:paragraph-properties fo:margin-top="0.0013in"/>
      <style:text-properties fo:font-size="12.5pt" style:font-size-asian="12.5pt"/>
    </style:style>
    <style:style style:name="P192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2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922" style:parent-style-name="Основнойтекст" style:family="paragraph">
      <style:paragraph-properties fo:margin-left="1.6937in">
        <style:tab-stops/>
      </style:paragraph-properties>
    </style:style>
    <style:style style:name="P1923" style:parent-style-name="Основнойтекст" style:family="paragraph">
      <style:text-properties fo:font-size="13pt" style:font-size-asian="13pt"/>
    </style:style>
    <style:style style:name="P192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25" style:parent-style-name="Основнойтекст" style:family="paragraph">
      <style:text-properties fo:font-style="italic" style:font-style-asian="italic" fo:font-size="13pt" style:font-size-asian="13pt"/>
    </style:style>
    <style:style style:name="P1926" style:parent-style-name="Основнойтекст" style:family="paragraph">
      <style:paragraph-properties fo:margin-top="0in" fo:margin-left="1.6937in">
        <style:tab-stops/>
      </style:paragraph-properties>
    </style:style>
    <style:style style:name="P1927" style:parent-style-name="Основнойтекст" style:family="paragraph">
      <style:paragraph-properties fo:margin-top="0.0083in" fo:margin-left="1.6937in">
        <style:tab-stops/>
      </style:paragraph-properties>
    </style:style>
    <style:style style:name="P1928" style:parent-style-name="Основнойтекст" style:family="paragraph">
      <style:text-properties fo:font-size="13pt" style:font-size-asian="13pt"/>
    </style:style>
    <style:style style:name="P1929" style:parent-style-name="Обычный" style:family="paragraph">
      <style:paragraph-properties fo:line-height="103%" fo:margin-left="0.4631in" fo:margin-right="3.3493in">
        <style:tab-stops/>
      </style:paragraph-properties>
    </style:style>
    <style:style style:name="T1930" style:parent-style-name="Основнойшрифтабзаца" style:family="text">
      <style:text-properties fo:font-size="12pt" style:font-size-asian="12pt"/>
    </style:style>
    <style:style style:name="T1931" style:parent-style-name="Основнойшрифтабзаца" style:family="text">
      <style:text-properties fo:font-style="italic" style:font-style-asian="italic" fo:font-size="12pt" style:font-size-asian="12pt"/>
    </style:style>
    <style:style style:name="T1932" style:parent-style-name="Основнойшрифтабзаца" style:family="text">
      <style:text-properties fo:font-size="12pt" style:font-size-asian="12pt"/>
    </style:style>
    <style:style style:name="T1933" style:parent-style-name="Основнойшрифтабзаца" style:family="text">
      <style:text-properties fo:font-style="italic" style:font-style-asian="italic" fo:font-size="12pt" style:font-size-asian="12pt"/>
    </style:style>
    <style:style style:name="P1934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1935" style:parent-style-name="Основнойтекст" style:family="paragraph">
      <style:paragraph-properties fo:margin-top="0in" fo:line-height="103%" fo:margin-left="1.6937in" fo:margin-right="1.5159in">
        <style:tab-stops/>
      </style:paragraph-properties>
    </style:style>
    <style:style style:name="P1936" style:parent-style-name="Основнойтекст" style:master-page-name="MP53" style:family="paragraph">
      <style:paragraph-properties fo:break-before="page" fo:margin-top="0.0611in" fo:margin-left="1.6937in">
        <style:tab-stops/>
      </style:paragraph-properties>
    </style:style>
    <style:style style:name="P1941" style:parent-style-name="Основнойтекст" style:family="paragraph">
      <style:paragraph-properties fo:margin-top="0.002in"/>
      <style:text-properties fo:font-size="9pt" style:font-size-asian="9pt"/>
    </style:style>
    <style:style style:name="P194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94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945" style:parent-style-name="Основнойтекст" style:family="paragraph">
      <style:paragraph-properties fo:margin-top="0.0027in"/>
      <style:text-properties fo:font-size="9pt" style:font-size-asian="9pt"/>
    </style:style>
    <style:style style:name="P19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9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949" style:parent-style-name="Основнойтекст" style:family="paragraph">
      <style:paragraph-properties fo:margin-top="0.002in"/>
      <style:text-properties fo:font-size="9pt" style:font-size-asian="9pt"/>
    </style:style>
    <style:style style:name="P19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95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953" style:parent-style-name="Основнойтекст" style:family="paragraph">
      <style:paragraph-properties fo:margin-top="0.002in"/>
      <style:text-properties fo:font-size="9pt" style:font-size-asian="9pt"/>
    </style:style>
    <style:style style:name="P195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5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195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1957" style:parent-style-name="Основнойтекст" style:master-page-name="MP54" style:family="paragraph">
      <style:paragraph-properties fo:break-before="page" fo:margin-top="0.0069in"/>
      <style:text-properties fo:font-size="12.5pt" style:font-size-asian="12.5pt"/>
    </style:style>
    <style:style style:name="P1962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1963" style:parent-style-name="Обычный" style:family="paragraph">
      <style:paragraph-properties fo:margin-top="0.1555in" fo:margin-left="0.4631in">
        <style:tab-stops/>
      </style:paragraph-properties>
    </style:style>
    <style:style style:name="T1964" style:parent-style-name="Основнойшрифтабзаца" style:family="text">
      <style:text-properties fo:font-style="italic" style:font-style-asian="italic" fo:font-size="12pt" style:font-size-asian="12pt"/>
    </style:style>
    <style:style style:name="T1965" style:parent-style-name="Основнойшрифтабзаца" style:family="text">
      <style:text-properties fo:font-size="12pt" style:font-size-asian="12pt"/>
    </style:style>
    <style:style style:name="P1966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67" style:parent-style-name="Основнойтекст" style:family="paragraph">
      <style:text-properties fo:font-style="italic" style:font-style-asian="italic" fo:font-size="13pt" style:font-size-asian="13pt"/>
    </style:style>
    <style:style style:name="P1968" style:parent-style-name="Основнойтекст" style:family="paragraph">
      <style:paragraph-properties fo:margin-top="0in" fo:line-height="103%" fo:margin-left="1.6937in" fo:margin-right="3.1284in">
        <style:tab-stops/>
      </style:paragraph-properties>
    </style:style>
    <style:style style:name="P196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970" style:parent-style-name="Основнойтекст" style:family="paragraph">
      <style:text-properties fo:font-size="13pt" style:font-size-asian="13pt"/>
    </style:style>
    <style:style style:name="P197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72" style:parent-style-name="Основнойтекст" style:family="paragraph">
      <style:text-properties fo:font-style="italic" style:font-style-asian="italic" fo:font-size="13pt" style:font-size-asian="13pt"/>
    </style:style>
    <style:style style:name="P1973" style:parent-style-name="Основнойтекст" style:family="paragraph">
      <style:paragraph-properties fo:margin-top="0in" fo:margin-left="1.6937in">
        <style:tab-stops/>
      </style:paragraph-properties>
    </style:style>
    <style:style style:name="P1974" style:parent-style-name="Основнойтекст" style:family="paragraph">
      <style:text-properties fo:font-size="13pt" style:font-size-asian="13pt"/>
    </style:style>
    <style:style style:name="P197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1976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1977" style:parent-style-name="Основнойтекст" style:family="paragraph">
      <style:paragraph-properties fo:margin-left="1.6937in">
        <style:tab-stops/>
      </style:paragraph-properties>
    </style:style>
    <style:style style:name="P1978" style:parent-style-name="Основнойтекст" style:family="paragraph">
      <style:paragraph-properties fo:margin-top="0.0083in" fo:line-height="103%" fo:margin-left="1.6937in" fo:margin-right="2.0833in">
        <style:tab-stops/>
      </style:paragraph-properties>
    </style:style>
    <style:style style:name="P1979" style:parent-style-name="Основнойтекст" style:family="paragraph">
      <style:paragraph-properties fo:margin-top="0.002in"/>
      <style:text-properties fo:font-size="12.5pt" style:font-size-asian="12.5pt"/>
    </style:style>
    <style:style style:name="P198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81" style:parent-style-name="Основнойтекст" style:family="paragraph">
      <style:text-properties fo:font-style="italic" style:font-style-asian="italic" fo:font-size="13pt" style:font-size-asian="13pt"/>
    </style:style>
    <style:style style:name="P1982" style:parent-style-name="Основнойтекст" style:family="paragraph">
      <style:paragraph-properties fo:margin-top="0in" fo:line-height="103%" fo:margin-left="1.6937in" fo:margin-right="2.8993in">
        <style:tab-stops/>
      </style:paragraph-properties>
    </style:style>
    <style:style style:name="P1983" style:parent-style-name="Основнойтекст" style:family="paragraph">
      <style:paragraph-properties fo:margin-top="0.002in"/>
      <style:text-properties fo:font-size="12.5pt" style:font-size-asian="12.5pt"/>
    </style:style>
    <style:style style:name="P198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85" style:parent-style-name="Основнойтекст" style:family="paragraph">
      <style:text-properties fo:font-style="italic" style:font-style-asian="italic" fo:font-size="13pt" style:font-size-asian="13pt"/>
    </style:style>
    <style:style style:name="P1986" style:parent-style-name="Основнойтекст" style:family="paragraph">
      <style:paragraph-properties fo:margin-top="0in" fo:margin-left="1.6937in">
        <style:tab-stops/>
      </style:paragraph-properties>
    </style:style>
    <style:style style:name="P1987" style:parent-style-name="Основнойтекст" style:family="paragraph">
      <style:text-properties fo:font-size="13pt" style:font-size-asian="13pt"/>
    </style:style>
    <style:style style:name="P19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1989" style:parent-style-name="Основнойтекст" style:family="paragraph">
      <style:text-properties fo:font-style="italic" style:font-style-asian="italic" fo:font-size="13pt" style:font-size-asian="13pt"/>
    </style:style>
    <style:style style:name="P1990" style:parent-style-name="Основнойтекст" style:family="paragraph">
      <style:paragraph-properties fo:margin-top="0in" fo:margin-left="1.6937in">
        <style:tab-stops/>
      </style:paragraph-properties>
    </style:style>
    <style:style style:name="P1991" style:parent-style-name="Основнойтекст" style:family="paragraph">
      <style:paragraph-properties fo:margin-top="0.0083in" fo:line-height="103%" fo:margin-left="1.6937in" fo:margin-right="2.3854in">
        <style:tab-stops/>
      </style:paragraph-properties>
    </style:style>
    <style:style style:name="T1992" style:parent-style-name="Основнойшрифтабзаца" style:family="text">
      <style:text-properties fo:letter-spacing="-0.0027in"/>
    </style:style>
    <style:style style:name="T1993" style:parent-style-name="Основнойшрифтабзаца" style:family="text">
      <style:text-properties fo:letter-spacing="-0.0173in"/>
    </style:style>
    <style:style style:name="T1994" style:parent-style-name="Основнойшрифтабзаца" style:family="text">
      <style:text-properties fo:letter-spacing="-0.0041in"/>
    </style:style>
    <style:style style:name="T1995" style:parent-style-name="Основнойшрифтабзаца" style:family="text">
      <style:text-properties fo:letter-spacing="0.0027in"/>
    </style:style>
    <style:style style:name="T1996" style:parent-style-name="Основнойшрифтабзаца" style:family="text">
      <style:text-properties fo:letter-spacing="-0.002in"/>
    </style:style>
    <style:style style:name="P1997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199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1999" style:parent-style-name="Основнойтекст" style:family="paragraph">
      <style:paragraph-properties fo:margin-top="0.0013in"/>
      <style:text-properties fo:font-size="13pt" style:font-size-asian="13pt"/>
    </style:style>
    <style:style style:name="P200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001" style:parent-style-name="Основнойтекст" style:family="paragraph">
      <style:text-properties fo:font-style="italic" style:font-style-asian="italic" fo:font-size="13pt" style:font-size-asian="13pt"/>
    </style:style>
    <style:style style:name="P2002" style:parent-style-name="Основнойтекст" style:family="paragraph">
      <style:paragraph-properties fo:margin-top="0in" fo:line-height="103%" fo:margin-left="1.6937in" fo:margin-right="2.9631in">
        <style:tab-stops/>
      </style:paragraph-properties>
    </style:style>
    <style:style style:name="P2003" style:parent-style-name="Основнойтекст" style:family="paragraph">
      <style:paragraph-properties fo:margin-top="0.0013in"/>
      <style:text-properties fo:font-size="12.5pt" style:font-size-asian="12.5pt"/>
    </style:style>
    <style:style style:name="P200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005" style:parent-style-name="Основнойтекст" style:family="paragraph">
      <style:text-properties fo:font-style="italic" style:font-style-asian="italic" fo:font-size="13pt" style:font-size-asian="13pt"/>
    </style:style>
    <style:style style:name="P2006" style:parent-style-name="Основнойтекст" style:family="paragraph">
      <style:paragraph-properties fo:line-height="103%" fo:margin-left="1.6937in" fo:margin-right="2.3256in">
        <style:tab-stops/>
      </style:paragraph-properties>
    </style:style>
    <style:style style:name="P2007" style:parent-style-name="Основнойтекст" style:master-page-name="MP55" style:family="paragraph">
      <style:paragraph-properties fo:break-before="page" fo:text-align="justify" fo:margin-top="0.0611in" fo:line-height="103%" fo:margin-left="1.6937in" fo:margin-right="2.4381in">
        <style:tab-stops/>
      </style:paragraph-properties>
    </style:style>
    <style:style style:name="T2012" style:parent-style-name="Основнойшрифтабзаца" style:family="text">
      <style:text-properties fo:letter-spacing="-0.002in"/>
    </style:style>
    <style:style style:name="T2013" style:parent-style-name="Основнойшрифтабзаца" style:family="text">
      <style:text-properties fo:letter-spacing="-0.0215in"/>
    </style:style>
    <style:style style:name="T2014" style:parent-style-name="Основнойшрифтабзаца" style:family="text">
      <style:text-properties fo:letter-spacing="-0.0076in"/>
    </style:style>
    <style:style style:name="P2015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T2016" style:parent-style-name="Основнойшрифтабзаца" style:family="text">
      <style:text-properties fo:letter-spacing="-0.0027in"/>
    </style:style>
    <style:style style:name="T2017" style:parent-style-name="Основнойшрифтабзаца" style:family="text">
      <style:text-properties fo:letter-spacing="-0.002in"/>
    </style:style>
    <style:style style:name="T2018" style:parent-style-name="Основнойшрифтабзаца" style:family="text">
      <style:text-properties fo:letter-spacing="-0.002in"/>
    </style:style>
    <style:style style:name="T2019" style:parent-style-name="Основнойшрифтабзаца" style:family="text">
      <style:text-properties fo:letter-spacing="0.0013in"/>
    </style:style>
    <style:style style:name="T2020" style:parent-style-name="Основнойшрифтабзаца" style:family="text">
      <style:text-properties fo:letter-spacing="-0.002in"/>
    </style:style>
    <style:style style:name="P2021" style:parent-style-name="Основнойтекст" style:family="paragraph">
      <style:paragraph-properties fo:margin-top="0.002in" fo:margin-left="1.6937in">
        <style:tab-stops/>
      </style:paragraph-properties>
    </style:style>
    <style:style style:name="P2022" style:parent-style-name="Основнойтекст" style:family="paragraph">
      <style:paragraph-properties fo:margin-top="0.002in"/>
      <style:text-properties fo:font-size="9pt" style:font-size-asian="9pt"/>
    </style:style>
    <style:style style:name="P202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2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25" style:parent-style-name="Основнойтекст" style:family="paragraph">
      <style:paragraph-properties fo:margin-top="0.0625in" fo:line-height="103%" fo:margin-left="1.6937in" fo:margin-right="2.3256in">
        <style:tab-stops/>
      </style:paragraph-properties>
    </style:style>
    <style:style style:name="P202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027" style:parent-style-name="Основнойтекст" style:family="paragraph">
      <style:paragraph-properties fo:margin-top="0.0027in"/>
      <style:text-properties fo:font-size="9pt" style:font-size-asian="9pt"/>
    </style:style>
    <style:style style:name="P202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2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3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31" style:parent-style-name="Основнойтекст" style:family="paragraph">
      <style:paragraph-properties fo:margin-top="0.0083in" fo:line-height="103%" fo:margin-left="1.6937in" fo:margin-right="2.6451in">
        <style:tab-stops/>
      </style:paragraph-properties>
    </style:style>
    <style:style style:name="P203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033" style:parent-style-name="Основнойтекст" style:family="paragraph">
      <style:text-properties fo:font-size="13pt" style:font-size-asian="13pt"/>
    </style:style>
    <style:style style:name="P203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035" style:parent-style-name="Основнойтекст" style:master-page-name="MP56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204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041" style:parent-style-name="Основнойтекст" style:family="paragraph">
      <style:paragraph-properties fo:margin-top="0.1548in" fo:margin-left="0.4631in">
        <style:tab-stops/>
      </style:paragraph-properties>
    </style:style>
    <style:style style:name="P2042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4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45" style:parent-style-name="Основнойтекст" style:family="paragraph">
      <style:paragraph-properties fo:margin-top="0.002in"/>
      <style:text-properties fo:font-size="9pt" style:font-size-asian="9pt"/>
    </style:style>
    <style:style style:name="P20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49" style:parent-style-name="Основнойтекст" style:family="paragraph">
      <style:paragraph-properties fo:margin-top="0.002in"/>
      <style:text-properties fo:font-size="9pt" style:font-size-asian="9pt"/>
    </style:style>
    <style:style style:name="P20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52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05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054" style:parent-style-name="Основнойтекст" style:family="paragraph">
      <style:paragraph-properties fo:margin-top="0.0027in"/>
      <style:text-properties fo:font-size="9pt" style:font-size-asian="9pt"/>
    </style:style>
    <style:style style:name="P205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5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57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058" style:parent-style-name="Основнойтекст" style:family="paragraph">
      <style:paragraph-properties fo:margin-top="0.0027in"/>
      <style:text-properties fo:font-size="8.5pt" style:font-size-asian="8.5pt"/>
    </style:style>
    <style:style style:name="P205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6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6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62" style:parent-style-name="Основнойтекст" style:family="paragraph">
      <style:text-properties fo:font-size="13pt" style:font-size-asian="13pt"/>
    </style:style>
    <style:style style:name="P206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64" style:parent-style-name="Основнойтекст" style:family="paragraph">
      <style:text-properties fo:font-style="italic" style:font-style-asian="italic" fo:font-size="13pt" style:font-size-asian="13pt"/>
    </style:style>
    <style:style style:name="P2065" style:parent-style-name="Основнойтекст" style:family="paragraph">
      <style:paragraph-properties fo:margin-top="0in" fo:margin-left="1.6937in">
        <style:tab-stops/>
      </style:paragraph-properties>
    </style:style>
    <style:style style:name="P2066" style:parent-style-name="Основнойтекст" style:family="paragraph">
      <style:text-properties fo:font-size="13pt" style:font-size-asian="13pt"/>
    </style:style>
    <style:style style:name="P206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068" style:parent-style-name="Основнойтекст" style:master-page-name="MP57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2073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074" style:parent-style-name="Обычный" style:family="paragraph">
      <style:paragraph-properties fo:margin-top="0.1555in" fo:line-height="103%" fo:margin-left="0.4631in" fo:margin-right="4.375in">
        <style:tab-stops/>
      </style:paragraph-properties>
    </style:style>
    <style:style style:name="T2075" style:parent-style-name="Основнойшрифтабзаца" style:family="text">
      <style:text-properties fo:font-style="italic" style:font-style-asian="italic" fo:font-size="12pt" style:font-size-asian="12pt"/>
    </style:style>
    <style:style style:name="T2076" style:parent-style-name="Основнойшрифтабзаца" style:family="text">
      <style:text-properties fo:font-size="12pt" style:font-size-asian="12pt"/>
    </style:style>
    <style:style style:name="T2077" style:parent-style-name="Основнойшрифтабзаца" style:family="text">
      <style:text-properties fo:font-style="italic" style:font-style-asian="italic" fo:font-size="12pt" style:font-size-asian="12pt"/>
    </style:style>
    <style:style style:name="P2078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079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2080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2081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2082" style:parent-style-name="Основнойтекст" style:family="paragraph">
      <style:paragraph-properties fo:margin-top="0.0034in"/>
      <style:text-properties fo:font-size="8.5pt" style:font-size-asian="8.5pt"/>
    </style:style>
    <style:style style:name="P208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8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85" style:parent-style-name="Основнойтекст" style:family="paragraph">
      <style:paragraph-properties fo:text-align="center" fo:margin-top="0.0625in" fo:margin-left="0.5708in" fo:margin-right="0.6895in">
        <style:tab-stops/>
      </style:paragraph-properties>
    </style:style>
    <style:style style:name="P2086" style:parent-style-name="Основнойтекст" style:family="paragraph">
      <style:paragraph-properties fo:margin-top="0.002in"/>
      <style:text-properties fo:font-size="9pt" style:font-size-asian="9pt"/>
    </style:style>
    <style:style style:name="P208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08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08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09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091" style:parent-style-name="Основнойтекст" style:family="paragraph">
      <style:paragraph-properties fo:margin-top="0.0083in" fo:line-height="103%" fo:margin-left="1.6937in" fo:margin-right="1.8784in">
        <style:tab-stops/>
      </style:paragraph-properties>
    </style:style>
    <style:style style:name="T2092" style:parent-style-name="Основнойшрифтабзаца" style:family="text">
      <style:text-properties fo:letter-spacing="-0.0055in"/>
    </style:style>
    <style:style style:name="T2093" style:parent-style-name="Основнойшрифтабзаца" style:family="text">
      <style:text-properties fo:letter-spacing="-0.0041in"/>
    </style:style>
    <style:style style:name="T2094" style:parent-style-name="Основнойшрифтабзаца" style:family="text">
      <style:text-properties fo:letter-spacing="-0.0048in"/>
    </style:style>
    <style:style style:name="T2095" style:parent-style-name="Основнойшрифтабзаца" style:family="text">
      <style:text-properties fo:letter-spacing="-0.0048in"/>
    </style:style>
    <style:style style:name="T2096" style:parent-style-name="Основнойшрифтабзаца" style:family="text">
      <style:text-properties fo:letter-spacing="-0.0041in"/>
    </style:style>
    <style:style style:name="T2097" style:parent-style-name="Основнойшрифтабзаца" style:family="text">
      <style:text-properties fo:letter-spacing="-0.0048in"/>
    </style:style>
    <style:style style:name="T2098" style:parent-style-name="Основнойшрифтабзаца" style:family="text">
      <style:text-properties fo:letter-spacing="-0.0055in"/>
    </style:style>
    <style:style style:name="T2099" style:parent-style-name="Основнойшрифтабзаца" style:family="text">
      <style:text-properties fo:letter-spacing="-0.0041in"/>
    </style:style>
    <style:style style:name="T2100" style:parent-style-name="Основнойшрифтабзаца" style:family="text">
      <style:text-properties fo:letter-spacing="-0.002in"/>
    </style:style>
    <style:style style:name="T2101" style:parent-style-name="Основнойшрифтабзаца" style:family="text">
      <style:text-properties fo:letter-spacing="-0.0041in"/>
    </style:style>
    <style:style style:name="T2102" style:parent-style-name="Основнойшрифтабзаца" style:family="text">
      <style:text-properties fo:letter-spacing="-0.002in"/>
    </style:style>
    <style:style style:name="T2103" style:parent-style-name="Основнойшрифтабзаца" style:family="text">
      <style:text-properties fo:letter-spacing="-0.0222in"/>
    </style:style>
    <style:style style:name="P2104" style:parent-style-name="Основнойтекст" style:family="paragraph">
      <style:paragraph-properties fo:margin-top="0.0027in" fo:margin-left="1.6937in">
        <style:tab-stops/>
      </style:paragraph-properties>
    </style:style>
    <style:style style:name="P2105" style:parent-style-name="Основнойтекст" style:family="paragraph">
      <style:paragraph-properties fo:margin-top="0.0027in"/>
      <style:text-properties fo:font-size="9pt" style:font-size-asian="9pt"/>
    </style:style>
    <style:style style:name="P21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0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08" style:parent-style-name="Основнойтекст" style:family="paragraph">
      <style:paragraph-properties fo:margin-top="0.0625in" fo:line-height="103%" fo:margin-left="1.6937in" fo:margin-right="2.934in">
        <style:tab-stops/>
      </style:paragraph-properties>
    </style:style>
    <style:style style:name="T2109" style:parent-style-name="Основнойшрифтабзаца" style:family="text">
      <style:text-properties fo:letter-spacing="-0.002in"/>
    </style:style>
    <style:style style:name="T2110" style:parent-style-name="Основнойшрифтабзаца" style:family="text">
      <style:text-properties fo:letter-spacing="-0.0041in"/>
    </style:style>
    <style:style style:name="T2111" style:parent-style-name="Основнойшрифтабзаца" style:family="text">
      <style:text-properties fo:letter-spacing="-0.0034in"/>
    </style:style>
    <style:style style:name="T2112" style:parent-style-name="Основнойшрифтабзаца" style:family="text">
      <style:text-properties fo:letter-spacing="0.0055in"/>
    </style:style>
    <style:style style:name="T2113" style:parent-style-name="Основнойшрифтабзаца" style:family="text">
      <style:text-properties fo:letter-spacing="-0.0041in"/>
    </style:style>
    <style:style style:name="P2114" style:parent-style-name="Основнойтекст" style:family="paragraph">
      <style:paragraph-properties fo:margin-top="0.0013in" fo:line-height="103%" fo:margin-left="1.6937in" fo:margin-right="2.0951in">
        <style:tab-stops/>
      </style:paragraph-properties>
    </style:style>
    <style:style style:name="T2115" style:parent-style-name="Основнойшрифтабзаца" style:family="text">
      <style:text-properties fo:letter-spacing="-0.0041in"/>
    </style:style>
    <style:style style:name="T2116" style:parent-style-name="Основнойшрифтабзаца" style:family="text">
      <style:text-properties fo:letter-spacing="-0.0055in"/>
    </style:style>
    <style:style style:name="P2117" style:parent-style-name="Основнойтекст" style:family="paragraph">
      <style:paragraph-properties fo:margin-top="0.0013in" fo:margin-left="1.6937in">
        <style:tab-stops/>
      </style:paragraph-properties>
    </style:style>
    <style:style style:name="T2118" style:parent-style-name="Основнойшрифтабзаца" style:family="text">
      <style:text-properties fo:letter-spacing="-0.0145in"/>
    </style:style>
    <style:style style:name="P211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120" style:parent-style-name="Основнойтекст" style:family="paragraph">
      <style:paragraph-properties fo:margin-top="0.002in"/>
      <style:text-properties fo:font-size="9pt" style:font-size-asian="9pt"/>
    </style:style>
    <style:style style:name="P212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2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23" style:parent-style-name="Основнойтекст" style:family="paragraph">
      <style:paragraph-properties fo:text-align="center" fo:margin-top="0.0625in" fo:margin-left="0.5708in" fo:margin-right="0.4673in">
        <style:tab-stops/>
      </style:paragraph-properties>
    </style:style>
    <style:style style:name="P2124" style:parent-style-name="Основнойтекст" style:family="paragraph">
      <style:paragraph-properties fo:margin-top="0.002in"/>
      <style:text-properties fo:font-size="9pt" style:font-size-asian="9pt"/>
    </style:style>
    <style:style style:name="P212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2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2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2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129" style:parent-style-name="Основнойтекст" style:family="paragraph">
      <style:paragraph-properties fo:margin-top="0.0083in" fo:line-height="103%" fo:margin-left="1.6937in" fo:margin-right="1.1041in">
        <style:tab-stops/>
      </style:paragraph-properties>
    </style:style>
    <style:style style:name="P2130" style:parent-style-name="Основнойтекст" style:family="paragraph">
      <style:paragraph-properties fo:margin-top="0.0034in"/>
      <style:text-properties fo:font-size="8.5pt" style:font-size-asian="8.5pt"/>
    </style:style>
    <style:style style:name="P213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32" style:parent-style-name="Основнойтекст" style:master-page-name="MP58" style:family="paragraph">
      <style:paragraph-properties fo:break-before="page" fo:margin-top="0.0611in" fo:margin-left="1.6937in">
        <style:tab-stops/>
      </style:paragraph-properties>
    </style:style>
    <style:style style:name="P2137" style:parent-style-name="Основнойтекст" style:family="paragraph">
      <style:paragraph-properties fo:margin-top="0.002in"/>
      <style:text-properties fo:font-size="9pt" style:font-size-asian="9pt"/>
    </style:style>
    <style:style style:name="P213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3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4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41" style:parent-style-name="Основнойтекст" style:family="paragraph">
      <style:paragraph-properties fo:margin-top="0.0027in"/>
      <style:text-properties fo:font-size="9pt" style:font-size-asian="9pt"/>
    </style:style>
    <style:style style:name="P214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4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45" style:parent-style-name="Основнойтекст" style:family="paragraph">
      <style:paragraph-properties fo:margin-top="0.002in"/>
      <style:text-properties fo:font-size="9pt" style:font-size-asian="9pt"/>
    </style:style>
    <style:style style:name="P21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48" style:parent-style-name="Основнойтекст" style:family="paragraph">
      <style:paragraph-properties fo:margin-top="0.0625in" fo:line-height="103%" fo:margin-left="1.6937in" fo:margin-right="2.6958in">
        <style:tab-stops/>
      </style:paragraph-properties>
    </style:style>
    <style:style style:name="T2149" style:parent-style-name="Основнойшрифтабзаца" style:family="text">
      <style:text-properties fo:letter-spacing="-0.002in"/>
    </style:style>
    <style:style style:name="T2150" style:parent-style-name="Основнойшрифтабзаца" style:family="text">
      <style:text-properties fo:letter-spacing="-0.0034in"/>
    </style:style>
    <style:style style:name="T2151" style:parent-style-name="Основнойшрифтабзаца" style:family="text">
      <style:text-properties fo:letter-spacing="-0.0027in"/>
    </style:style>
    <style:style style:name="T2152" style:parent-style-name="Основнойшрифтабзаца" style:family="text">
      <style:text-properties fo:letter-spacing="-0.002in"/>
    </style:style>
    <style:style style:name="T2153" style:parent-style-name="Основнойшрифтабзаца" style:family="text">
      <style:text-properties fo:letter-spacing="-0.0062in"/>
    </style:style>
    <style:style style:name="T2154" style:parent-style-name="Основнойшрифтабзаца" style:family="text">
      <style:text-properties fo:letter-spacing="0.0027in"/>
    </style:style>
    <style:style style:name="T2155" style:parent-style-name="Основнойшрифтабзаца" style:family="text">
      <style:text-properties fo:letter-spacing="-0.002in"/>
    </style:style>
    <style:style style:name="P2156" style:parent-style-name="Основнойтекст" style:family="paragraph">
      <style:paragraph-properties fo:margin-top="0.0034in" fo:line-height="103%" fo:margin-left="1.6937in" fo:margin-right="2.6812in">
        <style:tab-stops/>
      </style:paragraph-properties>
    </style:style>
    <style:style style:name="P2157" style:parent-style-name="Основнойтекст" style:family="paragraph">
      <style:paragraph-properties fo:margin-top="0.0027in" fo:margin-left="1.6937in">
        <style:tab-stops/>
      </style:paragraph-properties>
    </style:style>
    <style:style style:name="P2158" style:parent-style-name="Основнойтекст" style:family="paragraph">
      <style:paragraph-properties fo:margin-top="0.002in"/>
      <style:text-properties fo:font-size="9pt" style:font-size-asian="9pt"/>
    </style:style>
    <style:style style:name="P215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6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6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62" style:parent-style-name="Основнойтекст" style:family="paragraph">
      <style:paragraph-properties fo:margin-top="0.0027in"/>
      <style:text-properties fo:font-size="9pt" style:font-size-asian="9pt"/>
    </style:style>
    <style:style style:name="P2163" style:parent-style-name="Обычный" style:family="paragraph">
      <style:paragraph-properties fo:margin-top="0.0625in" fo:line-height="103%" fo:margin-left="0.4631in" fo:margin-right="4.6437in">
        <style:tab-stops/>
      </style:paragraph-properties>
      <style:text-properties fo:font-style="italic" style:font-style-asian="italic" fo:font-size="12pt" style:font-size-asian="12pt"/>
    </style:style>
    <style:style style:name="P2164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165" style:parent-style-name="Основнойтекст" style:family="paragraph">
      <style:paragraph-properties fo:text-align="justify" fo:margin-top="0.0625in" fo:line-height="103%" fo:margin-left="1.6937in" fo:margin-right="1.7312in">
        <style:tab-stops/>
      </style:paragraph-properties>
    </style:style>
    <style:style style:name="T2166" style:parent-style-name="Основнойшрифтабзаца" style:family="text">
      <style:text-properties fo:letter-spacing="-0.0027in"/>
    </style:style>
    <style:style style:name="T2167" style:parent-style-name="Основнойшрифтабзаца" style:family="text">
      <style:text-properties fo:letter-spacing="-0.0236in"/>
    </style:style>
    <style:style style:name="T2168" style:parent-style-name="Основнойшрифтабзаца" style:family="text">
      <style:text-properties fo:letter-spacing="-0.0013in"/>
    </style:style>
    <style:style style:name="T2169" style:parent-style-name="Основнойшрифтабзаца" style:family="text">
      <style:text-properties fo:letter-spacing="-0.002in"/>
    </style:style>
    <style:style style:name="T2170" style:parent-style-name="Основнойшрифтабзаца" style:family="text">
      <style:text-properties fo:letter-spacing="-0.0027in"/>
    </style:style>
    <style:style style:name="T2171" style:parent-style-name="Основнойшрифтабзаца" style:family="text">
      <style:text-properties fo:letter-spacing="-0.0027in"/>
    </style:style>
    <style:style style:name="T2172" style:parent-style-name="Основнойшрифтабзаца" style:family="text">
      <style:text-properties fo:letter-spacing="0.0027in"/>
    </style:style>
    <style:style style:name="P2173" style:parent-style-name="Основнойтекст" style:family="paragraph">
      <style:paragraph-properties fo:margin-top="0.0041in"/>
      <style:text-properties fo:font-size="8.5pt" style:font-size-asian="8.5pt"/>
    </style:style>
    <style:style style:name="P217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75" style:parent-style-name="Основнойтекст" style:master-page-name="MP59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218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181" style:parent-style-name="Обычный" style:family="paragraph">
      <style:paragraph-properties fo:margin-top="0.1555in" fo:line-height="103%" fo:margin-left="0.4631in" fo:margin-right="5.0104in">
        <style:tab-stops/>
      </style:paragraph-properties>
    </style:style>
    <style:style style:name="T2182" style:parent-style-name="Основнойшрифтабзаца" style:family="text">
      <style:text-properties fo:font-style="italic" style:font-style-asian="italic" fo:font-size="12pt" style:font-size-asian="12pt"/>
    </style:style>
    <style:style style:name="T2183" style:parent-style-name="Основнойшрифтабзаца" style:family="text">
      <style:text-properties fo:font-size="12pt" style:font-size-asian="12pt"/>
    </style:style>
    <style:style style:name="T2184" style:parent-style-name="Основнойшрифтабзаца" style:family="text">
      <style:text-properties fo:font-style="italic" style:font-style-asian="italic" fo:font-size="12pt" style:font-size-asian="12pt"/>
    </style:style>
    <style:style style:name="P2185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18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87" style:parent-style-name="Основнойтекст" style:family="paragraph">
      <style:paragraph-properties fo:margin-top="0.0027in"/>
      <style:text-properties fo:font-size="9pt" style:font-size-asian="9pt"/>
    </style:style>
    <style:style style:name="P218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8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9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91" style:parent-style-name="Основнойтекст" style:family="paragraph">
      <style:paragraph-properties fo:margin-top="0.002in"/>
      <style:text-properties fo:font-size="9pt" style:font-size-asian="9pt"/>
    </style:style>
    <style:style style:name="P219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9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94" style:parent-style-name="Основнойтекст" style:family="paragraph">
      <style:paragraph-properties fo:margin-top="0.0625in" fo:line-height="103%" fo:margin-left="1.6937in" fo:margin-right="3.3493in">
        <style:tab-stops/>
      </style:paragraph-properties>
    </style:style>
    <style:style style:name="P2195" style:parent-style-name="Основнойтекст" style:family="paragraph">
      <style:paragraph-properties fo:margin-top="0.0034in"/>
      <style:text-properties fo:font-size="8.5pt" style:font-size-asian="8.5pt"/>
    </style:style>
    <style:style style:name="P219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19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19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199" style:parent-style-name="Основнойтекст" style:family="paragraph">
      <style:paragraph-properties fo:margin-top="0.002in"/>
      <style:text-properties fo:font-size="9pt" style:font-size-asian="9pt"/>
    </style:style>
    <style:style style:name="P220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0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0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20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204" style:parent-style-name="Основнойтекст" style:family="paragraph">
      <style:text-properties fo:font-size="13pt" style:font-size-asian="13pt"/>
    </style:style>
    <style:style style:name="P2205" style:parent-style-name="Обычный" style:family="paragraph">
      <style:paragraph-properties fo:line-height="103%" fo:margin-left="0.4631in" fo:margin-right="4.6437in">
        <style:tab-stops/>
      </style:paragraph-properties>
      <style:text-properties fo:font-style="italic" style:font-style-asian="italic" fo:font-size="12pt" style:font-size-asian="12pt"/>
    </style:style>
    <style:style style:name="P2206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2207" style:parent-style-name="Основнойтекст" style:family="paragraph">
      <style:paragraph-properties fo:margin-top="0in" fo:margin-left="1.6937in">
        <style:tab-stops/>
      </style:paragraph-properties>
    </style:style>
    <style:style style:name="P220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209" style:parent-style-name="Основнойтекст" style:family="paragraph">
      <style:text-properties fo:font-size="13pt" style:font-size-asian="13pt"/>
    </style:style>
    <style:style style:name="P221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211" style:parent-style-name="Основнойтекст" style:family="paragraph">
      <style:text-properties fo:font-style="italic" style:font-style-asian="italic" fo:font-size="13pt" style:font-size-asian="13pt"/>
    </style:style>
    <style:style style:name="P2212" style:parent-style-name="Основнойтекст" style:family="paragraph">
      <style:paragraph-properties fo:margin-top="0in" fo:margin-left="1.6937in">
        <style:tab-stops/>
      </style:paragraph-properties>
    </style:style>
    <style:style style:name="P2213" style:parent-style-name="Основнойтекст" style:family="paragraph">
      <style:paragraph-properties fo:margin-top="0.0083in" fo:line-height="103%" fo:margin-left="1.6937in" fo:margin-right="1.9958in">
        <style:tab-stops/>
      </style:paragraph-properties>
    </style:style>
    <style:style style:name="P2214" style:parent-style-name="Основнойтекст" style:family="paragraph">
      <style:paragraph-properties fo:margin-top="0.0027in" fo:line-height="103%" fo:margin-left="1.6937in" fo:margin-right="2.1465in">
        <style:tab-stops/>
      </style:paragraph-properties>
    </style:style>
    <style:style style:name="P2215" style:parent-style-name="Основнойтекст" style:family="paragraph">
      <style:paragraph-properties fo:margin-top="0.002in" fo:line-height="103%" fo:margin-left="1.6937in" fo:margin-right="1.9083in">
        <style:tab-stops/>
      </style:paragraph-properties>
    </style:style>
    <style:style style:name="P2216" style:parent-style-name="Основнойтекст" style:family="paragraph">
      <style:paragraph-properties fo:margin-top="0.002in"/>
      <style:text-properties fo:font-size="12.5pt" style:font-size-asian="12.5pt"/>
    </style:style>
    <style:style style:name="P221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218" style:parent-style-name="Основнойтекст" style:family="paragraph">
      <style:text-properties fo:font-style="italic" style:font-style-asian="italic" fo:font-size="13pt" style:font-size-asian="13pt"/>
    </style:style>
    <style:style style:name="P2219" style:parent-style-name="Основнойтекст" style:family="paragraph">
      <style:paragraph-properties fo:margin-top="0in" fo:line-height="103%" fo:margin-left="1.6937in" fo:margin-right="2.0805in">
        <style:tab-stops/>
      </style:paragraph-properties>
    </style:style>
    <style:style style:name="P2220" style:parent-style-name="Основнойтекст" style:master-page-name="MP60" style:family="paragraph">
      <style:paragraph-properties fo:break-before="page" fo:text-align="center" fo:margin-top="0.0611in" fo:margin-left="0.5708in" fo:margin-right="0.3333in">
        <style:tab-stops/>
      </style:paragraph-properties>
    </style:style>
    <style:style style:name="P2225" style:parent-style-name="Основнойтекст" style:family="paragraph">
      <style:paragraph-properties fo:margin-top="0.002in"/>
      <style:text-properties fo:font-size="9pt" style:font-size-asian="9pt"/>
    </style:style>
    <style:style style:name="P222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2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28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222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230" style:parent-style-name="Основнойтекст" style:family="paragraph">
      <style:text-properties fo:font-size="13pt" style:font-size-asian="13pt"/>
    </style:style>
    <style:style style:name="P223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32" style:parent-style-name="Основнойтекст" style:master-page-name="MP61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223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238" style:parent-style-name="Обычный" style:family="paragraph">
      <style:paragraph-properties fo:margin-top="0.1555in" fo:line-height="103%" fo:margin-left="0.4631in" fo:margin-right="5.2527in">
        <style:tab-stops/>
      </style:paragraph-properties>
    </style:style>
    <style:style style:name="T2239" style:parent-style-name="Основнойшрифтабзаца" style:family="text">
      <style:text-properties fo:font-style="italic" style:font-style-asian="italic" fo:font-size="12pt" style:font-size-asian="12pt"/>
    </style:style>
    <style:style style:name="T2240" style:parent-style-name="Основнойшрифтабзаца" style:family="text">
      <style:text-properties fo:font-size="12pt" style:font-size-asian="12pt"/>
    </style:style>
    <style:style style:name="T2241" style:parent-style-name="Основнойшрифтабзаца" style:family="text">
      <style:text-properties fo:font-style="italic" style:font-style-asian="italic" fo:font-size="12pt" style:font-size-asian="12pt"/>
    </style:style>
    <style:style style:name="P2242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243" style:parent-style-name="Основнойтекст" style:family="paragraph">
      <style:paragraph-properties fo:margin-top="0.0625in" fo:line-height="103%" fo:margin-left="1.6937in" fo:margin-right="2.3166in">
        <style:tab-stops/>
      </style:paragraph-properties>
    </style:style>
    <style:style style:name="T2244" style:parent-style-name="Основнойшрифтабзаца" style:family="text">
      <style:text-properties fo:letter-spacing="-0.002in"/>
    </style:style>
    <style:style style:name="T2245" style:parent-style-name="Основнойшрифтабзаца" style:family="text">
      <style:text-properties fo:letter-spacing="-0.0055in"/>
    </style:style>
    <style:style style:name="T2246" style:parent-style-name="Основнойшрифтабзаца" style:family="text">
      <style:text-properties fo:letter-spacing="-0.0055in"/>
    </style:style>
    <style:style style:name="T2247" style:parent-style-name="Основнойшрифтабзаца" style:family="text">
      <style:text-properties fo:letter-spacing="-0.0048in"/>
    </style:style>
    <style:style style:name="T2248" style:parent-style-name="Основнойшрифтабзаца" style:family="text">
      <style:text-properties fo:letter-spacing="-0.0055in"/>
    </style:style>
    <style:style style:name="T2249" style:parent-style-name="Основнойшрифтабзаца" style:family="text">
      <style:text-properties fo:letter-spacing="-0.0055in"/>
    </style:style>
    <style:style style:name="T2250" style:parent-style-name="Основнойшрифтабзаца" style:family="text">
      <style:text-properties fo:letter-spacing="-0.0048in"/>
    </style:style>
    <style:style style:name="T2251" style:parent-style-name="Основнойшрифтабзаца" style:family="text">
      <style:text-properties fo:letter-spacing="-0.0083in"/>
    </style:style>
    <style:style style:name="P2252" style:parent-style-name="Основнойтекст" style:family="paragraph">
      <style:paragraph-properties fo:margin-top="0.0048in"/>
      <style:text-properties fo:font-size="8.5pt" style:font-size-asian="8.5pt"/>
    </style:style>
    <style:style style:name="P225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54" style:parent-style-name="Основнойтекст" style:master-page-name="MP62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S63" style:family="section">
      <style:section-properties fo:margin-left="0in" fo:margin-right="0in" style:writing-mode="lr-tb">
        <style:columns fo:column-count="2">
          <style:column style:rel-width="2181*" fo:start-indent="0in" fo:end-indent="0.6784in"/>
          <style:column style:rel-width="7429*" fo:start-indent="0.6791in" fo:end-indent="0in"/>
        </style:columns>
      </style:section-properties>
    </style:style>
    <style:style style:name="P2259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260" style:parent-style-name="Основнойтекст" style:family="paragraph">
      <style:paragraph-properties fo:margin-top="0.0055in"/>
      <style:text-properties fo:font-style="italic" style:font-style-asian="italic" fo:font-size="17pt" style:font-size-asian="17pt"/>
    </style:style>
    <style:style style:name="P226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262" style:parent-style-name="Обычный" style:family="paragraph">
      <style:paragraph-properties fo:break-before="column" fo:margin-top="0.0659in" fo:margin-left="0.4631in">
        <style:tab-stops/>
      </style:paragraph-properties>
    </style:style>
    <style:style style:name="T2263" style:parent-style-name="Основнойшрифтабзаца" style:family="text">
      <style:text-properties style:font-name="Arial" fo:font-weight="bold" style:font-weight-asian="bold" fo:font-size="16.5pt" style:font-size-asian="16.5pt"/>
    </style:style>
    <style:style style:name="S64" style:family="section">
      <style:section-properties fo:margin-left="0in" fo:margin-right="0in" style:writing-mode="lr-tb"/>
    </style:style>
    <style:style style:name="P2264" style:parent-style-name="Основнойтекст" style:family="paragraph">
      <style:paragraph-properties fo:margin-top="0.002in"/>
      <style:text-properties style:font-name="Arial" fo:font-weight="bold" style:font-weight-asian="bold" fo:font-size="9pt" style:font-size-asian="9pt"/>
    </style:style>
    <style:style style:name="P2265" style:parent-style-name="Основнойтекст" style:family="paragraph">
      <style:paragraph-properties fo:margin-top="0.0625in" fo:line-height="103%" fo:margin-left="1.6937in" fo:margin-right="2.7298in">
        <style:tab-stops/>
      </style:paragraph-properties>
    </style:style>
    <style:style style:name="P2266" style:parent-style-name="Основнойтекст" style:family="paragraph">
      <style:paragraph-properties fo:margin-top="0.0013in" fo:line-height="103%" fo:margin-left="1.6937in" fo:margin-right="1.6104in">
        <style:tab-stops/>
      </style:paragraph-properties>
    </style:style>
    <style:style style:name="P2267" style:parent-style-name="Основнойтекст" style:family="paragraph">
      <style:paragraph-properties fo:margin-top="0.0013in"/>
      <style:text-properties fo:font-size="12.5pt" style:font-size-asian="12.5pt"/>
    </style:style>
    <style:style style:name="P2268" style:parent-style-name="Основнойтекст" style:family="paragraph">
      <style:paragraph-properties fo:margin-left="0.4631in">
        <style:tab-stops/>
      </style:paragraph-properties>
    </style:style>
    <style:style style:name="P2269" style:parent-style-name="Основнойтекст" style:master-page-name="MP65" style:family="paragraph">
      <style:paragraph-properties fo:break-before="page" fo:margin-top="0.0048in"/>
      <style:text-properties fo:font-size="13.5pt" style:font-size-asian="13.5pt"/>
    </style:style>
    <style:style style:name="P2274" style:parent-style-name="Обычный" style:family="paragraph">
      <style:paragraph-properties fo:text-align="center" fo:margin-top="0.0618in" fo:margin-left="0.5708in" fo:margin-right="0.6034in">
        <style:tab-stops/>
      </style:paragraph-properties>
      <style:text-properties style:font-name="Arial" fo:font-weight="bold" style:font-weight-asian="bold" fo:font-size="18pt" style:font-size-asian="18pt"/>
    </style:style>
    <style:style style:name="P2275" style:parent-style-name="Основнойтекст" style:family="paragraph">
      <style:paragraph-properties fo:margin-top="0in"/>
      <style:text-properties style:font-name="Arial" fo:font-weight="bold" style:font-weight-asian="bold" fo:font-size="10pt" style:font-size-asian="10pt"/>
    </style:style>
    <style:style style:name="P2276" style:parent-style-name="Основнойтекст" style:family="paragraph">
      <style:text-properties style:font-name="Arial" fo:font-weight="bold" style:font-weight-asian="bold" fo:font-size="9.5pt" style:font-size-asian="9.5pt"/>
    </style:style>
    <style:style style:name="P2277" style:parent-style-name="Обычный" style:family="paragraph">
      <style:paragraph-properties fo:text-align="center" fo:margin-top="0.0652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278" style:parent-style-name="Обычный" style:family="paragraph">
      <style:paragraph-properties fo:margin-top="0.1555in" fo:line-height="103%" fo:margin-left="0.4631in" fo:margin-right="4.375in">
        <style:tab-stops/>
      </style:paragraph-properties>
    </style:style>
    <style:style style:name="T2279" style:parent-style-name="Основнойшрифтабзаца" style:family="text">
      <style:text-properties fo:font-style="italic" style:font-style-asian="italic" fo:font-size="12pt" style:font-size-asian="12pt"/>
    </style:style>
    <style:style style:name="T2280" style:parent-style-name="Основнойшрифтабзаца" style:family="text">
      <style:text-properties fo:font-size="12pt" style:font-size-asian="12pt"/>
    </style:style>
    <style:style style:name="T2281" style:parent-style-name="Основнойшрифтабзаца" style:family="text">
      <style:text-properties fo:font-style="italic" style:font-style-asian="italic" fo:font-size="12pt" style:font-size-asian="12pt"/>
    </style:style>
    <style:style style:name="T2282" style:parent-style-name="Основнойшрифтабзаца" style:family="text">
      <style:text-properties fo:font-size="12pt" style:font-size-asian="12pt"/>
    </style:style>
    <style:style style:name="T2283" style:parent-style-name="Основнойшрифтабзаца" style:family="text">
      <style:text-properties fo:font-style="italic" style:font-style-asian="italic" fo:font-size="12pt" style:font-size-asian="12pt"/>
    </style:style>
    <style:style style:name="P2284" style:parent-style-name="Основнойтекст" style:family="paragraph">
      <style:paragraph-properties fo:margin-top="0.0034in"/>
      <style:text-properties fo:font-style="italic" style:font-style-asian="italic" fo:font-size="8.5pt" style:font-size-asian="8.5pt"/>
    </style:style>
    <style:style style:name="P2285" style:parent-style-name="Основнойтекст" style:family="paragraph">
      <style:paragraph-properties fo:margin-top="0.0625in" fo:margin-left="1.6937in">
        <style:tab-stops/>
      </style:paragraph-properties>
    </style:style>
    <style:style style:name="T2286" style:parent-style-name="Основнойшрифтабзаца" style:family="text">
      <style:text-properties fo:letter-spacing="-0.0236in"/>
    </style:style>
    <style:style style:name="P2287" style:parent-style-name="Основнойтекст" style:family="paragraph">
      <style:paragraph-properties fo:margin-top="0.0083in" fo:line-height="103%" fo:margin-left="1.6937in" fo:margin-right="1.9138in">
        <style:tab-stops/>
      </style:paragraph-properties>
    </style:style>
    <style:style style:name="T2288" style:parent-style-name="Основнойшрифтабзаца" style:family="text">
      <style:text-properties fo:letter-spacing="-0.0034in"/>
    </style:style>
    <style:style style:name="T2289" style:parent-style-name="Основнойшрифтабзаца" style:family="text">
      <style:text-properties fo:letter-spacing="-0.002in"/>
    </style:style>
    <style:style style:name="T2290" style:parent-style-name="Основнойшрифтабзаца" style:family="text">
      <style:text-properties fo:letter-spacing="-0.0069in"/>
    </style:style>
    <style:style style:name="P229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292" style:parent-style-name="Основнойтекст" style:family="paragraph">
      <style:paragraph-properties fo:margin-top="0.0083in" fo:line-height="103%" fo:margin-left="1.6937in" fo:margin-right="2.3256in">
        <style:tab-stops/>
      </style:paragraph-properties>
    </style:style>
    <style:style style:name="P2293" style:parent-style-name="Основнойтекст" style:family="paragraph">
      <style:paragraph-properties fo:margin-top="0.0055in"/>
      <style:text-properties fo:font-size="8.5pt" style:font-size-asian="8.5pt"/>
    </style:style>
    <style:style style:name="P229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9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296" style:parent-style-name="Основнойтекст" style:family="paragraph">
      <style:paragraph-properties fo:margin-top="0.0625in" fo:line-height="103%" fo:margin-left="1.6937in" fo:margin-right="3.2965in">
        <style:tab-stops/>
      </style:paragraph-properties>
    </style:style>
    <style:style style:name="P2297" style:parent-style-name="Основнойтекст" style:family="paragraph">
      <style:paragraph-properties fo:margin-top="0.0027in"/>
      <style:text-properties fo:font-size="8.5pt" style:font-size-asian="8.5pt"/>
    </style:style>
    <style:style style:name="P22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29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0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01" style:parent-style-name="Основнойтекст" style:family="paragraph">
      <style:paragraph-properties fo:margin-top="0.0027in"/>
      <style:text-properties fo:font-size="9pt" style:font-size-asian="9pt"/>
    </style:style>
    <style:style style:name="P230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0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0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05" style:parent-style-name="Основнойтекст" style:family="paragraph">
      <style:paragraph-properties fo:margin-top="0.002in"/>
      <style:text-properties fo:font-size="9pt" style:font-size-asian="9pt"/>
    </style:style>
    <style:style style:name="P23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0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0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09" style:parent-style-name="Основнойтекст" style:family="paragraph">
      <style:paragraph-properties fo:margin-top="0.002in"/>
      <style:text-properties fo:font-size="9pt" style:font-size-asian="9pt"/>
    </style:style>
    <style:style style:name="P231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1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12" style:parent-style-name="Основнойтекст" style:family="paragraph">
      <style:paragraph-properties fo:margin-top="0.0625in" fo:line-height="103%" fo:margin-left="1.6937in" fo:margin-right="2.8993in">
        <style:tab-stops/>
      </style:paragraph-properties>
    </style:style>
    <style:style style:name="P2313" style:parent-style-name="Основнойтекст" style:family="paragraph">
      <style:paragraph-properties fo:margin-top="0.0041in"/>
      <style:text-properties fo:font-size="8.5pt" style:font-size-asian="8.5pt"/>
    </style:style>
    <style:style style:name="P231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1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1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17" style:parent-style-name="Основнойтекст" style:family="paragraph">
      <style:paragraph-properties fo:margin-top="0.002in"/>
      <style:text-properties fo:font-size="9pt" style:font-size-asian="9pt"/>
    </style:style>
    <style:style style:name="P231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1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2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21" style:parent-style-name="Основнойтекст" style:master-page-name="MP66" style:family="paragraph">
      <style:paragraph-properties fo:break-before="page" fo:margin-top="0.0069in"/>
    </style:style>
    <style:style style:name="P232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2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2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29" style:parent-style-name="Основнойтекст" style:family="paragraph">
      <style:paragraph-properties fo:margin-top="0.0027in"/>
      <style:text-properties fo:font-size="9pt" style:font-size-asian="9pt"/>
    </style:style>
    <style:style style:name="P233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3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3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33" style:parent-style-name="Основнойтекст" style:family="paragraph">
      <style:paragraph-properties fo:margin-top="0.002in"/>
      <style:text-properties fo:font-size="9pt" style:font-size-asian="9pt"/>
    </style:style>
    <style:style style:name="P233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3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3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37" style:parent-style-name="Основнойтекст" style:family="paragraph">
      <style:paragraph-properties fo:margin-top="0.002in"/>
      <style:text-properties fo:font-size="9pt" style:font-size-asian="9pt"/>
    </style:style>
    <style:style style:name="P233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3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40" style:parent-style-name="Основнойтекст" style:family="paragraph">
      <style:paragraph-properties fo:margin-top="0.0625in" fo:line-height="103%" fo:margin-left="1.6937in" fo:margin-right="2.5548in">
        <style:tab-stops/>
      </style:paragraph-properties>
    </style:style>
    <style:style style:name="P2341" style:parent-style-name="Основнойтекст" style:family="paragraph">
      <style:paragraph-properties fo:margin-top="0.0034in"/>
      <style:text-properties fo:font-size="8.5pt" style:font-size-asian="8.5pt"/>
    </style:style>
    <style:style style:name="P234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44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345" style:parent-style-name="Основнойтекст" style:family="paragraph">
      <style:paragraph-properties fo:margin-top="0.002in" fo:line-height="103%" fo:margin-left="1.6937in" fo:margin-right="2.6451in">
        <style:tab-stops/>
      </style:paragraph-properties>
    </style:style>
    <style:style style:name="P2346" style:parent-style-name="Основнойтекст" style:family="paragraph">
      <style:paragraph-properties fo:margin-top="0.0034in"/>
      <style:text-properties fo:font-size="8.5pt" style:font-size-asian="8.5pt"/>
    </style:style>
    <style:style style:name="P234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4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4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50" style:parent-style-name="Основнойтекст" style:family="paragraph">
      <style:paragraph-properties fo:margin-top="0.002in"/>
      <style:text-properties fo:font-size="9pt" style:font-size-asian="9pt"/>
    </style:style>
    <style:style style:name="P23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53" style:parent-style-name="Основнойтекст" style:family="paragraph">
      <style:paragraph-properties fo:margin-top="0.0625in" fo:line-height="103%" fo:margin-left="1.6937in" fo:margin-right="2.525in">
        <style:tab-stops/>
      </style:paragraph-properties>
    </style:style>
    <style:style style:name="P235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355" style:parent-style-name="Основнойтекст" style:family="paragraph">
      <style:paragraph-properties fo:margin-top="0.002in"/>
      <style:text-properties fo:font-size="9pt" style:font-size-asian="9pt"/>
    </style:style>
    <style:style style:name="P23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58" style:parent-style-name="Основнойтекст" style:family="paragraph">
      <style:paragraph-properties fo:margin-top="0.0625in" fo:line-height="103%" fo:margin-left="1.6937in" fo:margin-right="2.6715in">
        <style:tab-stops/>
      </style:paragraph-properties>
    </style:style>
    <style:style style:name="P2359" style:parent-style-name="Основнойтекст" style:family="paragraph">
      <style:paragraph-properties fo:margin-top="0.0041in"/>
      <style:text-properties fo:font-size="8.5pt" style:font-size-asian="8.5pt"/>
    </style:style>
    <style:style style:name="P236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6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6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63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2364" style:parent-style-name="Основнойтекст" style:family="paragraph">
      <style:paragraph-properties fo:margin-top="0.002in"/>
      <style:text-properties fo:font-size="12.5pt" style:font-size-asian="12.5pt"/>
    </style:style>
    <style:style style:name="P236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366" style:parent-style-name="Основнойтекст" style:master-page-name="MP67" style:family="paragraph">
      <style:paragraph-properties fo:break-before="page" fo:margin-top="0.0069in"/>
      <style:text-properties fo:font-style="italic" style:font-style-asian="italic"/>
    </style:style>
    <style:style style:name="P237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72" style:parent-style-name="Основнойтекст" style:family="paragraph">
      <style:paragraph-properties fo:margin-top="0.002in"/>
      <style:text-properties fo:font-size="9pt" style:font-size-asian="9pt"/>
    </style:style>
    <style:style style:name="P237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7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7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76" style:parent-style-name="Основнойтекст" style:family="paragraph">
      <style:paragraph-properties fo:margin-top="0.0027in"/>
      <style:text-properties fo:font-size="9pt" style:font-size-asian="9pt"/>
    </style:style>
    <style:style style:name="P237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37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37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380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2381" style:parent-style-name="Основнойшрифтабзаца" style:family="text">
      <style:text-properties fo:letter-spacing="-0.0041in"/>
    </style:style>
    <style:style style:name="T2382" style:parent-style-name="Основнойшрифтабзаца" style:family="text">
      <style:text-properties fo:letter-spacing="-0.0027in"/>
    </style:style>
    <style:style style:name="T2383" style:parent-style-name="Основнойшрифтабзаца" style:family="text">
      <style:text-properties fo:letter-spacing="-0.0027in"/>
    </style:style>
    <style:style style:name="T2384" style:parent-style-name="Основнойшрифтабзаца" style:family="text">
      <style:text-properties fo:letter-spacing="-0.002in"/>
    </style:style>
    <style:style style:name="P2385" style:parent-style-name="Основнойтекст" style:family="paragraph">
      <style:paragraph-properties fo:margin-top="0.0034in" fo:margin-left="1.6937in">
        <style:tab-stops/>
      </style:paragraph-properties>
    </style:style>
    <style:style style:name="T2386" style:parent-style-name="Основнойшрифтабзаца" style:family="text">
      <style:text-properties fo:letter-spacing="-0.0263in"/>
    </style:style>
    <style:style style:name="P2387" style:parent-style-name="Основнойтекст" style:family="paragraph">
      <style:paragraph-properties fo:margin-top="0.0083in" fo:line-height="103%" fo:margin-left="1.6937in" fo:margin-right="1.1041in">
        <style:tab-stops/>
      </style:paragraph-properties>
    </style:style>
    <style:style style:name="P238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38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390" style:parent-style-name="Основнойтекст" style:family="paragraph">
      <style:paragraph-properties fo:margin-top="0.0083in" fo:line-height="103%" fo:margin-left="1.6937in" fo:margin-right="1.1041in">
        <style:tab-stops/>
      </style:paragraph-properties>
    </style:style>
    <style:style style:name="P239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392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2393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239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395" style:parent-style-name="Основнойтекст" style:family="paragraph">
      <style:paragraph-properties fo:margin-top="0.0083in" fo:line-height="103%" fo:margin-left="1.6937in" fo:margin-right="1.8243in">
        <style:tab-stops/>
      </style:paragraph-properties>
    </style:style>
    <style:style style:name="P2396" style:parent-style-name="Основнойтекст" style:family="paragraph">
      <style:paragraph-properties fo:margin-top="0.0013in" fo:line-height="103%" fo:margin-left="1.6937in" fo:margin-right="2.2388in">
        <style:tab-stops/>
      </style:paragraph-properties>
    </style:style>
    <style:style style:name="P2397" style:parent-style-name="Основнойтекст" style:family="paragraph">
      <style:paragraph-properties fo:margin-top="0.0048in" fo:line-height="103%" fo:margin-left="1.6937in" fo:margin-right="1.4805in">
        <style:tab-stops/>
      </style:paragraph-properties>
    </style:style>
    <style:style style:name="P2398" style:parent-style-name="Основнойтекст" style:family="paragraph">
      <style:paragraph-properties fo:margin-top="0.0013in" fo:line-height="103%" fo:margin-left="1.6937in" fo:margin-right="1.934in">
        <style:tab-stops/>
      </style:paragraph-properties>
    </style:style>
    <style:style style:name="P2399" style:parent-style-name="Основнойтекст" style:family="paragraph">
      <style:paragraph-properties fo:margin-top="0.002in" fo:line-height="103%" fo:margin-left="1.6937in" fo:margin-right="2.7298in">
        <style:tab-stops/>
      </style:paragraph-properties>
    </style:style>
    <style:style style:name="P2400" style:parent-style-name="Основнойтекст" style:family="paragraph">
      <style:paragraph-properties fo:margin-top="0.0013in" fo:line-height="103%" fo:margin-left="1.6937in" fo:margin-right="2.1465in">
        <style:tab-stops/>
      </style:paragraph-properties>
    </style:style>
    <style:style style:name="P2401" style:parent-style-name="Основнойтекст" style:family="paragraph">
      <style:paragraph-properties fo:margin-top="0.002in" fo:margin-left="1.6937in">
        <style:tab-stops/>
      </style:paragraph-properties>
    </style:style>
    <style:style style:name="P2402" style:parent-style-name="Основнойтекст" style:master-page-name="MP68" style:family="paragraph">
      <style:paragraph-properties fo:break-before="page" fo:margin-top="0.0069in"/>
    </style:style>
    <style:style style:name="P240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0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0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10" style:parent-style-name="Основнойтекст" style:family="paragraph">
      <style:paragraph-properties fo:margin-top="0.0027in"/>
      <style:text-properties fo:font-size="9pt" style:font-size-asian="9pt"/>
    </style:style>
    <style:style style:name="P24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1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14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2415" style:parent-style-name="Основнойтекст" style:family="paragraph">
      <style:paragraph-properties fo:margin-top="0.0013in" fo:line-height="103%" fo:margin-left="1.6937in" fo:margin-right="3.0694in">
        <style:tab-stops/>
      </style:paragraph-properties>
    </style:style>
    <style:style style:name="P2416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2417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2418" style:parent-style-name="Основнойтекст" style:family="paragraph">
      <style:paragraph-properties fo:margin-top="0.002in" fo:margin-left="1.6937in">
        <style:tab-stops/>
      </style:paragraph-properties>
    </style:style>
    <style:style style:name="P2419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2420" style:parent-style-name="Основнойтекст" style:family="paragraph">
      <style:paragraph-properties fo:margin-top="0.0013in" fo:line-height="103%" fo:margin-left="1.6937in" fo:margin-right="1.6645in">
        <style:tab-stops/>
      </style:paragraph-properties>
    </style:style>
    <style:style style:name="P2421" style:parent-style-name="Основнойтекст" style:family="paragraph">
      <style:paragraph-properties fo:margin-top="0.0027in"/>
      <style:text-properties fo:font-size="8.5pt" style:font-size-asian="8.5pt"/>
    </style:style>
    <style:style style:name="P242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2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24" style:parent-style-name="Основнойтекст" style:family="paragraph">
      <style:paragraph-properties fo:margin-top="0.0625in" fo:line-height="103%" fo:margin-left="1.6937in" fo:margin-right="2.243in">
        <style:tab-stops/>
      </style:paragraph-properties>
    </style:style>
    <style:style style:name="T2425" style:parent-style-name="Основнойшрифтабзаца" style:family="text">
      <style:text-properties fo:letter-spacing="-0.002in"/>
    </style:style>
    <style:style style:name="T2426" style:parent-style-name="Основнойшрифтабзаца" style:family="text">
      <style:text-properties fo:letter-spacing="-0.002in"/>
    </style:style>
    <style:style style:name="T2427" style:parent-style-name="Основнойшрифтабзаца" style:family="text">
      <style:text-properties fo:letter-spacing="-0.002in"/>
    </style:style>
    <style:style style:name="T2428" style:parent-style-name="Основнойшрифтабзаца" style:family="text">
      <style:text-properties fo:letter-spacing="-0.0041in"/>
    </style:style>
    <style:style style:name="T2429" style:parent-style-name="Основнойшрифтабзаца" style:family="text">
      <style:text-properties fo:letter-spacing="-0.0048in"/>
    </style:style>
    <style:style style:name="P2430" style:parent-style-name="Основнойтекст" style:family="paragraph">
      <style:paragraph-properties fo:margin-top="0.0048in"/>
      <style:text-properties fo:font-size="8.5pt" style:font-size-asian="8.5pt"/>
    </style:style>
    <style:style style:name="P243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3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33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2434" style:parent-style-name="Основнойтекст" style:family="paragraph">
      <style:paragraph-properties fo:margin-top="0.0027in"/>
      <style:text-properties fo:font-size="12.5pt" style:font-size-asian="12.5pt"/>
    </style:style>
    <style:style style:name="P243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36" style:parent-style-name="Основнойтекст" style:family="paragraph">
      <style:text-properties fo:font-style="italic" style:font-style-asian="italic" fo:font-size="13pt" style:font-size-asian="13pt"/>
    </style:style>
    <style:style style:name="P2437" style:parent-style-name="Основнойтекст" style:family="paragraph">
      <style:paragraph-properties fo:margin-top="0in" fo:margin-left="1.6937in">
        <style:tab-stops/>
      </style:paragraph-properties>
    </style:style>
    <style:style style:name="P2438" style:parent-style-name="Основнойтекст" style:family="paragraph">
      <style:text-properties fo:font-size="13pt" style:font-size-asian="13pt"/>
    </style:style>
    <style:style style:name="P243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40" style:parent-style-name="Основнойтекст" style:family="paragraph">
      <style:text-properties fo:font-style="italic" style:font-style-asian="italic" fo:font-size="13pt" style:font-size-asian="13pt"/>
    </style:style>
    <style:style style:name="P2441" style:parent-style-name="Основнойтекст" style:family="paragraph">
      <style:paragraph-properties fo:margin-top="0in" fo:margin-left="1.6937in">
        <style:tab-stops/>
      </style:paragraph-properties>
    </style:style>
    <style:style style:name="P2442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2443" style:parent-style-name="Основнойтекст" style:family="paragraph">
      <style:paragraph-properties fo:margin-top="0.0013in" fo:margin-left="1.6937in">
        <style:tab-stops/>
      </style:paragraph-properties>
    </style:style>
    <style:style style:name="T2444" style:parent-style-name="Основнойшрифтабзаца" style:family="text">
      <style:text-properties fo:letter-spacing="-0.0055in"/>
    </style:style>
    <style:style style:name="T2445" style:parent-style-name="Основнойшрифтабзаца" style:family="text">
      <style:text-properties fo:letter-spacing="-0.002in"/>
    </style:style>
    <style:style style:name="T2446" style:parent-style-name="Основнойшрифтабзаца" style:family="text">
      <style:text-properties fo:letter-spacing="0.002in"/>
    </style:style>
    <style:style style:name="T2447" style:parent-style-name="Основнойшрифтабзаца" style:family="text">
      <style:text-properties fo:letter-spacing="-0.0027in"/>
    </style:style>
    <style:style style:name="P2448" style:parent-style-name="Основнойтекст" style:family="paragraph">
      <style:paragraph-properties fo:margin-top="0.0083in" fo:line-height="103%" fo:margin-left="1.6937in" fo:margin-right="2.5909in">
        <style:tab-stops/>
      </style:paragraph-properties>
    </style:style>
    <style:style style:name="T2449" style:parent-style-name="Основнойшрифтабзаца" style:family="text">
      <style:text-properties fo:letter-spacing="-0.002in"/>
    </style:style>
    <style:style style:name="T2450" style:parent-style-name="Основнойшрифтабзаца" style:family="text">
      <style:text-properties fo:letter-spacing="-0.0027in"/>
    </style:style>
    <style:style style:name="T2451" style:parent-style-name="Основнойшрифтабзаца" style:family="text">
      <style:text-properties fo:letter-spacing="-0.002in"/>
    </style:style>
    <style:style style:name="P245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453" style:parent-style-name="Основнойтекст" style:master-page-name="MP69" style:family="paragraph">
      <style:paragraph-properties fo:break-before="page" fo:margin-top="0.0611in" fo:margin-left="1.6937in">
        <style:tab-stops/>
      </style:paragraph-properties>
    </style:style>
    <style:style style:name="P2458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2459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2460" style:parent-style-name="Основнойтекст" style:family="paragraph">
      <style:paragraph-properties fo:margin-top="0.0034in"/>
      <style:text-properties fo:font-size="8.5pt" style:font-size-asian="8.5pt"/>
    </style:style>
    <style:style style:name="P246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6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63" style:parent-style-name="Основнойтекст" style:family="paragraph">
      <style:paragraph-properties fo:margin-top="0.0625in" fo:line-height="103%" fo:margin-left="1.6937in" fo:margin-right="3.0847in">
        <style:tab-stops/>
      </style:paragraph-properties>
    </style:style>
    <style:style style:name="P2464" style:parent-style-name="Основнойтекст" style:family="paragraph">
      <style:paragraph-properties fo:margin-top="0.0034in"/>
      <style:text-properties fo:font-size="8.5pt" style:font-size-asian="8.5pt"/>
    </style:style>
    <style:style style:name="P246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6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6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68" style:parent-style-name="Основнойтекст" style:family="paragraph">
      <style:paragraph-properties fo:margin-top="0.002in"/>
      <style:text-properties fo:font-size="9pt" style:font-size-asian="9pt"/>
    </style:style>
    <style:style style:name="P246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7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71" style:parent-style-name="Основнойтекст" style:family="paragraph">
      <style:paragraph-properties fo:margin-top="0.0625in" fo:margin-left="1.6937in">
        <style:tab-stops/>
      </style:paragraph-properties>
    </style:style>
    <style:style style:name="T2472" style:parent-style-name="Основнойшрифтабзаца" style:family="text">
      <style:text-properties fo:letter-spacing="-0.002in"/>
    </style:style>
    <style:style style:name="T2473" style:parent-style-name="Основнойшрифтабзаца" style:family="text">
      <style:text-properties fo:letter-spacing="-0.002in"/>
    </style:style>
    <style:style style:name="T2474" style:parent-style-name="Основнойшрифтабзаца" style:family="text">
      <style:text-properties fo:letter-spacing="-0.0041in"/>
    </style:style>
    <style:style style:name="P2475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2476" style:parent-style-name="Основнойшрифтабзаца" style:family="text">
      <style:text-properties fo:letter-spacing="-0.002in"/>
    </style:style>
    <style:style style:name="T2477" style:parent-style-name="Основнойшрифтабзаца" style:family="text">
      <style:text-properties fo:letter-spacing="-0.002in"/>
    </style:style>
    <style:style style:name="P2478" style:parent-style-name="Основнойтекст" style:family="paragraph">
      <style:paragraph-properties fo:margin-top="0.002in" fo:line-height="103%" fo:margin-left="1.6937in" fo:margin-right="2.0138in">
        <style:tab-stops/>
      </style:paragraph-properties>
    </style:style>
    <style:style style:name="P2479" style:parent-style-name="Основнойтекст" style:family="paragraph">
      <style:paragraph-properties fo:margin-top="0.0034in"/>
      <style:text-properties fo:font-size="8.5pt" style:font-size-asian="8.5pt"/>
    </style:style>
    <style:style style:name="P248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8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8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83" style:parent-style-name="Основнойтекст" style:family="paragraph">
      <style:paragraph-properties fo:margin-top="0.002in"/>
      <style:text-properties fo:font-size="9pt" style:font-size-asian="9pt"/>
    </style:style>
    <style:style style:name="P248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8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8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87" style:parent-style-name="Основнойтекст" style:family="paragraph">
      <style:paragraph-properties fo:margin-top="0.002in"/>
      <style:text-properties fo:font-size="9pt" style:font-size-asian="9pt"/>
    </style:style>
    <style:style style:name="P248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48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49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491" style:parent-style-name="Основнойтекст" style:family="paragraph">
      <style:paragraph-properties fo:margin-top="0.0083in" fo:line-height="103%" fo:margin-left="1.6937in" fo:margin-right="2.3256in">
        <style:tab-stops/>
      </style:paragraph-properties>
    </style:style>
    <style:style style:name="P2492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2493" style:parent-style-name="Основнойтекст" style:family="paragraph">
      <style:paragraph-properties fo:margin-top="0.0027in"/>
      <style:text-properties fo:font-size="12.5pt" style:font-size-asian="12.5pt"/>
    </style:style>
    <style:style style:name="P249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95" style:parent-style-name="Основнойтекст" style:family="paragraph">
      <style:text-properties fo:font-style="italic" style:font-style-asian="italic" fo:font-size="13pt" style:font-size-asian="13pt"/>
    </style:style>
    <style:style style:name="P2496" style:parent-style-name="Основнойтекст" style:family="paragraph">
      <style:paragraph-properties fo:margin-top="0in" fo:margin-left="1.6937in">
        <style:tab-stops/>
      </style:paragraph-properties>
    </style:style>
    <style:style style:name="P2497" style:parent-style-name="Основнойтекст" style:family="paragraph">
      <style:text-properties fo:font-size="13pt" style:font-size-asian="13pt"/>
    </style:style>
    <style:style style:name="P249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499" style:parent-style-name="Основнойтекст" style:family="paragraph">
      <style:text-properties fo:font-style="italic" style:font-style-asian="italic" fo:font-size="13pt" style:font-size-asian="13pt"/>
    </style:style>
    <style:style style:name="P2500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2501" style:parent-style-name="Основнойтекст" style:master-page-name="MP70" style:family="paragraph">
      <style:paragraph-properties fo:break-before="page" fo:margin-top="0.0611in" fo:line-height="103%" fo:margin-left="1.6937in" fo:margin-right="2.7298in">
        <style:tab-stops/>
      </style:paragraph-properties>
    </style:style>
    <style:style style:name="P2506" style:parent-style-name="Основнойтекст" style:family="paragraph">
      <style:paragraph-properties fo:margin-top="0.0013in" fo:line-height="103%" fo:margin-left="1.6937in" fo:margin-right="3.0895in">
        <style:tab-stops/>
      </style:paragraph-properties>
    </style:style>
    <style:style style:name="P2507" style:parent-style-name="Основнойтекст" style:family="paragraph">
      <style:paragraph-properties fo:margin-top="0.0034in"/>
      <style:text-properties fo:font-size="8.5pt" style:font-size-asian="8.5pt"/>
    </style:style>
    <style:style style:name="P250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0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1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11" style:parent-style-name="Основнойтекст" style:family="paragraph">
      <style:paragraph-properties fo:margin-top="0.002in"/>
      <style:text-properties fo:font-size="9pt" style:font-size-asian="9pt"/>
    </style:style>
    <style:style style:name="P251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1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1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15" style:parent-style-name="Основнойтекст" style:master-page-name="MP71" style:family="paragraph">
      <style:paragraph-properties fo:break-before="page" fo:margin-top="0.0069in"/>
      <style:text-properties fo:font-size="12.5pt" style:font-size-asian="12.5pt"/>
    </style:style>
    <style:style style:name="P252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521" style:parent-style-name="Обычный" style:family="paragraph">
      <style:paragraph-properties fo:margin-top="0.1555in" fo:line-height="103%" fo:margin-left="0.4631in" fo:margin-right="4.6437in">
        <style:tab-stops/>
      </style:paragraph-properties>
    </style:style>
    <style:style style:name="T2522" style:parent-style-name="Основнойшрифтабзаца" style:family="text">
      <style:text-properties fo:font-style="italic" style:font-style-asian="italic" fo:font-size="12pt" style:font-size-asian="12pt"/>
    </style:style>
    <style:style style:name="T2523" style:parent-style-name="Основнойшрифтабзаца" style:family="text">
      <style:text-properties fo:font-size="12pt" style:font-size-asian="12pt"/>
    </style:style>
    <style:style style:name="T2524" style:parent-style-name="Основнойшрифтабзаца" style:family="text">
      <style:text-properties fo:font-style="italic" style:font-style-asian="italic" fo:font-size="12pt" style:font-size-asian="12pt"/>
    </style:style>
    <style:style style:name="P2525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52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27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528" style:parent-style-name="Основнойтекст" style:family="paragraph">
      <style:paragraph-properties fo:margin-top="0.0027in"/>
      <style:text-properties fo:font-size="9pt" style:font-size-asian="9pt"/>
    </style:style>
    <style:style style:name="P252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3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3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32" style:parent-style-name="Основнойтекст" style:family="paragraph">
      <style:paragraph-properties fo:margin-top="0.002in"/>
      <style:text-properties fo:font-size="9pt" style:font-size-asian="9pt"/>
    </style:style>
    <style:style style:name="P253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3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3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36" style:parent-style-name="Основнойтекст" style:family="paragraph">
      <style:paragraph-properties fo:margin-top="0.002in"/>
      <style:text-properties fo:font-size="9pt" style:font-size-asian="9pt"/>
    </style:style>
    <style:style style:name="P253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3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3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40" style:parent-style-name="Основнойтекст" style:family="paragraph">
      <style:paragraph-properties fo:margin-top="0.0027in"/>
      <style:text-properties fo:font-size="9pt" style:font-size-asian="9pt"/>
    </style:style>
    <style:style style:name="P254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4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4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44" style:parent-style-name="Основнойтекст" style:family="paragraph">
      <style:paragraph-properties fo:margin-top="0.002in"/>
      <style:text-properties fo:font-size="9pt" style:font-size-asian="9pt"/>
    </style:style>
    <style:style style:name="P254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4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4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48" style:parent-style-name="Основнойтекст" style:family="paragraph">
      <style:paragraph-properties fo:margin-top="0.002in"/>
      <style:text-properties fo:font-size="9pt" style:font-size-asian="9pt"/>
    </style:style>
    <style:style style:name="P254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5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5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52" style:parent-style-name="Основнойтекст" style:family="paragraph">
      <style:paragraph-properties fo:margin-top="0.0027in"/>
      <style:text-properties fo:font-size="9pt" style:font-size-asian="9pt"/>
    </style:style>
    <style:style style:name="P255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5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5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556" style:parent-style-name="Основнойтекст" style:family="paragraph">
      <style:paragraph-properties fo:margin-top="0.002in"/>
      <style:text-properties fo:font-size="9pt" style:font-size-asian="9pt"/>
    </style:style>
    <style:style style:name="P255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55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559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560" style:parent-style-name="Основнойтекст" style:family="paragraph">
      <style:paragraph-properties fo:margin-top="0.0013in"/>
      <style:text-properties fo:font-size="12.5pt" style:font-size-asian="12.5pt"/>
    </style:style>
    <style:style style:name="P2561" style:parent-style-name="Основнойтекст" style:family="paragraph">
      <style:paragraph-properties fo:margin-top="0in" fo:line-height="103%" fo:margin-left="1.6937in" fo:margin-right="2.3041in">
        <style:tab-stops/>
      </style:paragraph-properties>
    </style:style>
    <style:style style:name="P2562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2563" style:parent-style-name="Основнойтекст" style:family="paragraph">
      <style:paragraph-properties fo:margin-top="0.002in" fo:line-height="103%" fo:margin-left="1.6937in" fo:margin-right="1.7868in">
        <style:tab-stops/>
      </style:paragraph-properties>
    </style:style>
    <style:style style:name="P2564" style:parent-style-name="Основнойтекст" style:master-page-name="MP72" style:family="paragraph">
      <style:paragraph-properties fo:break-before="page" fo:text-align="center" fo:margin-top="0.0611in" fo:margin-left="0.5708in" fo:margin-right="0.9159in">
        <style:tab-stops/>
      </style:paragraph-properties>
    </style:style>
    <style:style style:name="P2569" style:parent-style-name="Основнойтекст" style:family="paragraph">
      <style:text-properties fo:font-size="13pt" style:font-size-asian="13pt"/>
    </style:style>
    <style:style style:name="P2570" style:parent-style-name="Основнойтекст" style:family="paragraph">
      <style:paragraph-properties fo:margin-top="0in" fo:margin-left="0.4631in">
        <style:tab-stops/>
      </style:paragraph-properties>
    </style:style>
    <style:style style:name="P2571" style:parent-style-name="Основнойтекст" style:master-page-name="MP73" style:family="paragraph">
      <style:paragraph-properties fo:break-before="page" fo:margin-top="0.0069in"/>
      <style:text-properties fo:font-size="12.5pt" style:font-size-asian="12.5pt"/>
    </style:style>
    <style:style style:name="P2576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577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2578" style:parent-style-name="Основнойшрифтабзаца" style:family="text">
      <style:text-properties fo:font-style="italic" style:font-style-asian="italic" fo:font-size="12pt" style:font-size-asian="12pt"/>
    </style:style>
    <style:style style:name="T2579" style:parent-style-name="Основнойшрифтабзаца" style:family="text">
      <style:text-properties fo:font-size="12pt" style:font-size-asian="12pt"/>
    </style:style>
    <style:style style:name="T2580" style:parent-style-name="Основнойшрифтабзаца" style:family="text">
      <style:text-properties fo:font-style="italic" style:font-style-asian="italic" fo:font-size="12pt" style:font-size-asian="12pt"/>
    </style:style>
    <style:style style:name="T2581" style:parent-style-name="Основнойшрифтабзаца" style:family="text">
      <style:text-properties fo:font-size="12pt" style:font-size-asian="12pt"/>
    </style:style>
    <style:style style:name="T2582" style:parent-style-name="Основнойшрифтабзаца" style:family="text">
      <style:text-properties fo:font-style="italic" style:font-style-asian="italic" fo:font-size="12pt" style:font-size-asian="12pt"/>
    </style:style>
    <style:style style:name="P2583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2584" style:parent-style-name="Основнойтекст" style:family="paragraph">
      <style:paragraph-properties fo:margin-top="0.0625in" fo:line-height="103%" fo:margin-left="1.6937in" fo:margin-right="2.0069in">
        <style:tab-stops/>
      </style:paragraph-properties>
    </style:style>
    <style:style style:name="T2585" style:parent-style-name="Основнойшрифтабзаца" style:family="text">
      <style:text-properties fo:letter-spacing="-0.002in"/>
    </style:style>
    <style:style style:name="T2586" style:parent-style-name="Основнойшрифтабзаца" style:family="text">
      <style:text-properties fo:letter-spacing="-0.0055in"/>
    </style:style>
    <style:style style:name="T2587" style:parent-style-name="Основнойшрифтабзаца" style:family="text">
      <style:text-properties fo:letter-spacing="-0.0027in"/>
    </style:style>
    <style:style style:name="T2588" style:parent-style-name="Основнойшрифтабзаца" style:family="text">
      <style:text-properties fo:letter-spacing="-0.0027in"/>
    </style:style>
    <style:style style:name="P2589" style:parent-style-name="Основнойтекст" style:family="paragraph">
      <style:paragraph-properties fo:margin-top="0.002in" fo:margin-left="1.6937in">
        <style:tab-stops/>
      </style:paragraph-properties>
    </style:style>
    <style:style style:name="P259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591" style:parent-style-name="Основнойтекст" style:family="paragraph">
      <style:text-properties fo:font-size="13pt" style:font-size-asian="13pt"/>
    </style:style>
    <style:style style:name="P2592" style:parent-style-name="Основнойтекст" style:family="paragraph">
      <style:paragraph-properties fo:margin-top="0in" fo:margin-left="0.4631in">
        <style:tab-stops/>
      </style:paragraph-properties>
    </style:style>
    <style:style style:name="P2593" style:parent-style-name="Основнойтекст" style:family="paragraph">
      <style:text-properties fo:font-size="13pt" style:font-size-asian="13pt"/>
    </style:style>
    <style:style style:name="P2594" style:parent-style-name="Основнойтекст" style:family="paragraph">
      <style:paragraph-properties fo:margin-top="0in" fo:line-height="103%" fo:margin-left="1.6937in" fo:margin-right="1.6645in">
        <style:tab-stops/>
      </style:paragraph-properties>
    </style:style>
    <style:style style:name="P2595" style:parent-style-name="Основнойтекст" style:family="paragraph">
      <style:paragraph-properties fo:margin-top="0.002in"/>
      <style:text-properties fo:font-size="12.5pt" style:font-size-asian="12.5pt"/>
    </style:style>
    <style:style style:name="P259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597" style:parent-style-name="Основнойтекст" style:family="paragraph">
      <style:text-properties fo:font-style="italic" style:font-style-asian="italic" fo:font-size="13pt" style:font-size-asian="13pt"/>
    </style:style>
    <style:style style:name="P2598" style:parent-style-name="Основнойтекст" style:family="paragraph">
      <style:paragraph-properties fo:margin-top="0in" fo:line-height="103%" fo:margin-left="1.6937in" fo:margin-right="2.5548in">
        <style:tab-stops/>
      </style:paragraph-properties>
    </style:style>
    <style:style style:name="P2599" style:parent-style-name="Основнойтекст" style:family="paragraph">
      <style:paragraph-properties fo:margin-top="0.0013in" fo:line-height="103%" fo:margin-left="1.6937in" fo:margin-right="2.8993in">
        <style:tab-stops/>
      </style:paragraph-properties>
    </style:style>
    <style:style style:name="P2600" style:parent-style-name="Основнойтекст" style:family="paragraph">
      <style:paragraph-properties fo:margin-top="0.002in"/>
      <style:text-properties fo:font-size="12.5pt" style:font-size-asian="12.5pt"/>
    </style:style>
    <style:style style:name="P260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02" style:parent-style-name="Основнойтекст" style:family="paragraph">
      <style:text-properties fo:font-style="italic" style:font-style-asian="italic" fo:font-size="13pt" style:font-size-asian="13pt"/>
    </style:style>
    <style:style style:name="P2603" style:parent-style-name="Основнойтекст" style:family="paragraph">
      <style:paragraph-properties fo:margin-top="0in" fo:margin-left="1.6937in">
        <style:tab-stops/>
      </style:paragraph-properties>
    </style:style>
    <style:style style:name="P2604" style:parent-style-name="Основнойтекст" style:family="paragraph">
      <style:text-properties fo:font-size="13pt" style:font-size-asian="13pt"/>
    </style:style>
    <style:style style:name="P260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06" style:parent-style-name="Основнойтекст" style:family="paragraph">
      <style:text-properties fo:font-style="italic" style:font-style-asian="italic" fo:font-size="13pt" style:font-size-asian="13pt"/>
    </style:style>
    <style:style style:name="P2607" style:parent-style-name="Основнойтекст" style:family="paragraph">
      <style:paragraph-properties fo:margin-top="0in" fo:margin-left="1.6937in">
        <style:tab-stops/>
      </style:paragraph-properties>
    </style:style>
    <style:style style:name="P2608" style:parent-style-name="Основнойтекст" style:family="paragraph">
      <style:text-properties fo:font-size="13pt" style:font-size-asian="13pt"/>
    </style:style>
    <style:style style:name="P260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10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611" style:parent-style-name="Основнойтекст" style:family="paragraph">
      <style:paragraph-properties fo:margin-left="1.6937in">
        <style:tab-stops/>
      </style:paragraph-properties>
    </style:style>
    <style:style style:name="P2612" style:parent-style-name="Основнойтекст" style:family="paragraph">
      <style:text-properties fo:font-size="13pt" style:font-size-asian="13pt"/>
    </style:style>
    <style:style style:name="P261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14" style:parent-style-name="Основнойтекст" style:family="paragraph">
      <style:text-properties fo:font-style="italic" style:font-style-asian="italic" fo:font-size="13pt" style:font-size-asian="13pt"/>
    </style:style>
    <style:style style:name="P2615" style:parent-style-name="Основнойтекст" style:family="paragraph">
      <style:paragraph-properties fo:margin-top="0in" fo:margin-left="1.6937in">
        <style:tab-stops/>
      </style:paragraph-properties>
    </style:style>
    <style:style style:name="P261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617" style:parent-style-name="Основнойтекст" style:family="paragraph">
      <style:text-properties fo:font-size="13pt" style:font-size-asian="13pt"/>
    </style:style>
    <style:style style:name="P261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19" style:parent-style-name="Основнойтекст" style:family="paragraph">
      <style:text-properties fo:font-style="italic" style:font-style-asian="italic" fo:font-size="13pt" style:font-size-asian="13pt"/>
    </style:style>
    <style:style style:name="P2620" style:parent-style-name="Основнойтекст" style:family="paragraph">
      <style:paragraph-properties fo:margin-top="0in" fo:margin-left="1.6937in">
        <style:tab-stops/>
      </style:paragraph-properties>
    </style:style>
    <style:style style:name="P2621" style:parent-style-name="Основнойтекст" style:family="paragraph">
      <style:paragraph-properties fo:margin-top="0.0083in" fo:line-height="103%" fo:margin-left="1.6937in" fo:margin-right="2.1465in">
        <style:tab-stops/>
      </style:paragraph-properties>
    </style:style>
    <style:style style:name="P2622" style:parent-style-name="Основнойтекст" style:family="paragraph">
      <style:paragraph-properties fo:margin-top="0.002in"/>
      <style:text-properties fo:font-size="12.5pt" style:font-size-asian="12.5pt"/>
    </style:style>
    <style:style style:name="P262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624" style:parent-style-name="Основнойтекст" style:master-page-name="MP74" style:family="paragraph">
      <style:paragraph-properties fo:break-before="page" fo:margin-top="0.0611in" fo:margin-left="1.6937in">
        <style:tab-stops/>
      </style:paragraph-properties>
    </style:style>
    <style:style style:name="P2629" style:parent-style-name="Основнойтекст" style:family="paragraph">
      <style:paragraph-properties fo:margin-top="0.002in"/>
      <style:text-properties fo:font-size="9pt" style:font-size-asian="9pt"/>
    </style:style>
    <style:style style:name="P263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3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3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33" style:parent-style-name="Основнойтекст" style:family="paragraph">
      <style:paragraph-properties fo:margin-top="0.0027in"/>
      <style:text-properties fo:font-size="9pt" style:font-size-asian="9pt"/>
    </style:style>
    <style:style style:name="P263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3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3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37" style:parent-style-name="Основнойтекст" style:family="paragraph">
      <style:paragraph-properties fo:margin-top="0.002in"/>
      <style:text-properties fo:font-size="9pt" style:font-size-asian="9pt"/>
    </style:style>
    <style:style style:name="P263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3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4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4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642" style:parent-style-name="Основнойтекст" style:family="paragraph">
      <style:paragraph-properties fo:margin-top="0.002in"/>
      <style:text-properties fo:font-size="9pt" style:font-size-asian="9pt"/>
    </style:style>
    <style:style style:name="P264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4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4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46" style:parent-style-name="Основнойтекст" style:family="paragraph">
      <style:paragraph-properties fo:margin-top="0.0027in"/>
      <style:text-properties fo:font-size="9pt" style:font-size-asian="9pt"/>
    </style:style>
    <style:style style:name="P264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4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4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50" style:parent-style-name="Основнойтекст" style:family="paragraph">
      <style:paragraph-properties fo:margin-top="0.002in"/>
      <style:text-properties fo:font-size="9pt" style:font-size-asian="9pt"/>
    </style:style>
    <style:style style:name="P265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5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5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5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655" style:parent-style-name="Основнойтекст" style:family="paragraph">
      <style:paragraph-properties fo:margin-top="0.002in"/>
      <style:text-properties fo:font-size="9pt" style:font-size-asian="9pt"/>
    </style:style>
    <style:style style:name="P26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5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59" style:parent-style-name="Основнойтекст" style:family="paragraph">
      <style:paragraph-properties fo:margin-top="0.0027in"/>
      <style:text-properties fo:font-size="9pt" style:font-size-asian="9pt"/>
    </style:style>
    <style:style style:name="P266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6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6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63" style:parent-style-name="Основнойтекст" style:family="paragraph">
      <style:paragraph-properties fo:margin-top="0.002in"/>
      <style:text-properties fo:font-size="9pt" style:font-size-asian="9pt"/>
    </style:style>
    <style:style style:name="P266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6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6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67" style:parent-style-name="Основнойтекст" style:family="paragraph">
      <style:paragraph-properties fo:margin-top="0.002in"/>
      <style:text-properties fo:font-size="9pt" style:font-size-asian="9pt"/>
    </style:style>
    <style:style style:name="P266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6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7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71" style:parent-style-name="Основнойтекст" style:family="paragraph">
      <style:paragraph-properties fo:margin-top="0.0027in"/>
      <style:text-properties fo:font-size="9pt" style:font-size-asian="9pt"/>
    </style:style>
    <style:style style:name="P267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7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74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267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676" style:parent-style-name="Основнойтекст" style:master-page-name="MP75" style:family="paragraph">
      <style:paragraph-properties fo:break-before="page" fo:margin-top="0.0611in" fo:margin-left="1.6937in">
        <style:tab-stops/>
      </style:paragraph-properties>
    </style:style>
    <style:style style:name="P2681" style:parent-style-name="Основнойтекст" style:family="paragraph">
      <style:paragraph-properties fo:margin-top="0.002in"/>
      <style:text-properties fo:font-size="9pt" style:font-size-asian="9pt"/>
    </style:style>
    <style:style style:name="P26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8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8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85" style:parent-style-name="Основнойтекст" style:family="paragraph">
      <style:paragraph-properties fo:margin-top="0.0027in"/>
      <style:text-properties fo:font-size="9pt" style:font-size-asian="9pt"/>
    </style:style>
    <style:style style:name="P26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8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89" style:parent-style-name="Основнойтекст" style:family="paragraph">
      <style:paragraph-properties fo:margin-top="0.002in"/>
      <style:text-properties fo:font-size="9pt" style:font-size-asian="9pt"/>
    </style:style>
    <style:style style:name="P269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9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9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93" style:parent-style-name="Основнойтекст" style:family="paragraph">
      <style:paragraph-properties fo:margin-top="0.002in"/>
      <style:text-properties fo:font-size="9pt" style:font-size-asian="9pt"/>
    </style:style>
    <style:style style:name="P269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9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69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697" style:parent-style-name="Основнойтекст" style:family="paragraph">
      <style:paragraph-properties fo:margin-top="0.0027in"/>
      <style:text-properties fo:font-size="9pt" style:font-size-asian="9pt"/>
    </style:style>
    <style:style style:name="P26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69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00" style:parent-style-name="Основнойтекст" style:family="paragraph">
      <style:paragraph-properties fo:margin-top="0.0625in" fo:line-height="103%" fo:margin-left="1.6937in" fo:margin-right="3.8631in">
        <style:tab-stops/>
      </style:paragraph-properties>
    </style:style>
    <style:style style:name="T2701" style:parent-style-name="Основнойшрифтабзаца" style:family="text">
      <style:text-properties fo:letter-spacing="-0.0104in"/>
    </style:style>
    <style:style style:name="P270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703" style:parent-style-name="Основнойтекст" style:family="paragraph">
      <style:paragraph-properties fo:margin-top="0.002in"/>
      <style:text-properties fo:font-size="9pt" style:font-size-asian="9pt"/>
    </style:style>
    <style:style style:name="P270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0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0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07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270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70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710" style:parent-style-name="Основнойтекст" style:family="paragraph">
      <style:paragraph-properties fo:margin-top="0.002in"/>
      <style:text-properties fo:font-size="9pt" style:font-size-asian="9pt"/>
    </style:style>
    <style:style style:name="P27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1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14" style:parent-style-name="Основнойтекст" style:family="paragraph">
      <style:paragraph-properties fo:margin-top="0.0027in"/>
      <style:text-properties fo:font-size="9pt" style:font-size-asian="9pt"/>
    </style:style>
    <style:style style:name="P271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1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1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1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719" style:parent-style-name="Основнойтекст" style:family="paragraph">
      <style:paragraph-properties fo:margin-top="0.002in"/>
      <style:text-properties fo:font-size="9pt" style:font-size-asian="9pt"/>
    </style:style>
    <style:style style:name="P272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2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22" style:parent-style-name="Основнойтекст" style:family="paragraph">
      <style:paragraph-properties fo:text-align="center" fo:margin-top="0.0625in" fo:margin-left="0.5708in" fo:margin-right="0.8798in">
        <style:tab-stops/>
      </style:paragraph-properties>
    </style:style>
    <style:style style:name="P2723" style:parent-style-name="Основнойтекст" style:family="paragraph">
      <style:paragraph-properties fo:margin-top="0.002in"/>
      <style:text-properties fo:font-size="9pt" style:font-size-asian="9pt"/>
    </style:style>
    <style:style style:name="P272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2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26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2727" style:parent-style-name="Основнойтекст" style:master-page-name="MP76" style:family="paragraph">
      <style:paragraph-properties fo:break-before="page" fo:margin-top="0.0611in" fo:line-height="103%" fo:margin-left="1.6937in" fo:margin-right="3.0194in">
        <style:tab-stops/>
      </style:paragraph-properties>
    </style:style>
    <style:style style:name="T2732" style:parent-style-name="Основнойшрифтабзаца" style:family="text">
      <style:text-properties fo:letter-spacing="-0.0166in"/>
    </style:style>
    <style:style style:name="T2733" style:parent-style-name="Основнойшрифтабзаца" style:family="text">
      <style:text-properties fo:letter-spacing="-0.002in"/>
    </style:style>
    <style:style style:name="P2734" style:parent-style-name="Основнойтекст" style:family="paragraph">
      <style:paragraph-properties fo:margin-top="0.0013in" fo:line-height="103%" fo:margin-left="1.6937in" fo:margin-right="1.5798in">
        <style:tab-stops/>
      </style:paragraph-properties>
    </style:style>
    <style:style style:name="P2735" style:parent-style-name="Основнойтекст" style:family="paragraph">
      <style:paragraph-properties fo:margin-top="0.0034in"/>
      <style:text-properties fo:font-size="8.5pt" style:font-size-asian="8.5pt"/>
    </style:style>
    <style:style style:name="P273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3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38" style:parent-style-name="Основнойтекст" style:family="paragraph">
      <style:paragraph-properties fo:margin-top="0.0625in" fo:line-height="103%" fo:margin-left="1.6937in" fo:margin-right="2.309in">
        <style:tab-stops/>
      </style:paragraph-properties>
    </style:style>
    <style:style style:name="T2739" style:parent-style-name="Основнойшрифтабзаца" style:family="text">
      <style:text-properties fo:letter-spacing="-0.0034in"/>
    </style:style>
    <style:style style:name="T2740" style:parent-style-name="Основнойшрифтабзаца" style:family="text">
      <style:text-properties fo:letter-spacing="-0.0034in"/>
    </style:style>
    <style:style style:name="T2741" style:parent-style-name="Основнойшрифтабзаца" style:family="text">
      <style:text-properties fo:letter-spacing="-0.0027in"/>
    </style:style>
    <style:style style:name="P2742" style:parent-style-name="Основнойтекст" style:family="paragraph">
      <style:paragraph-properties fo:margin-top="0.0013in" fo:margin-left="1.6937in">
        <style:tab-stops/>
      </style:paragraph-properties>
    </style:style>
    <style:style style:name="T2743" style:parent-style-name="Основнойшрифтабзаца" style:family="text">
      <style:text-properties fo:letter-spacing="-0.0166in"/>
    </style:style>
    <style:style style:name="P274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745" style:parent-style-name="Основнойтекст" style:family="paragraph">
      <style:paragraph-properties fo:margin-top="0.002in"/>
      <style:text-properties fo:font-size="9pt" style:font-size-asian="9pt"/>
    </style:style>
    <style:style style:name="P27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48" style:parent-style-name="Основнойтекст" style:family="paragraph">
      <style:paragraph-properties fo:margin-top="0.0625in" fo:line-height="103%" fo:margin-left="1.6937in" fo:margin-right="1.6368in">
        <style:tab-stops/>
      </style:paragraph-properties>
    </style:style>
    <style:style style:name="P2749" style:parent-style-name="Основнойтекст" style:family="paragraph">
      <style:paragraph-properties fo:margin-top="0.0034in"/>
      <style:text-properties fo:font-size="8.5pt" style:font-size-asian="8.5pt"/>
    </style:style>
    <style:style style:name="P27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5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53" style:parent-style-name="Основнойтекст" style:family="paragraph">
      <style:paragraph-properties fo:margin-top="0.002in"/>
      <style:text-properties fo:font-size="9pt" style:font-size-asian="9pt"/>
    </style:style>
    <style:style style:name="P275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5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56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2757" style:parent-style-name="Основнойтекст" style:family="paragraph">
      <style:paragraph-properties fo:margin-top="0.0034in"/>
      <style:text-properties fo:font-size="8.5pt" style:font-size-asian="8.5pt"/>
    </style:style>
    <style:style style:name="P275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5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6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6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762" style:parent-style-name="Основнойтекст" style:family="paragraph">
      <style:paragraph-properties fo:margin-top="0.002in"/>
      <style:text-properties fo:font-size="9pt" style:font-size-asian="9pt"/>
    </style:style>
    <style:style style:name="P276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6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65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2766" style:parent-style-name="Основнойтекст" style:family="paragraph">
      <style:paragraph-properties fo:margin-top="0.0034in"/>
      <style:text-properties fo:font-size="8.5pt" style:font-size-asian="8.5pt"/>
    </style:style>
    <style:style style:name="P276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6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69" style:parent-style-name="Основнойтекст" style:family="paragraph">
      <style:paragraph-properties fo:margin-top="0.0625in" fo:line-height="103%" fo:margin-left="1.6937in" fo:margin-right="3.3951in">
        <style:tab-stops/>
      </style:paragraph-properties>
    </style:style>
    <style:style style:name="P2770" style:parent-style-name="Основнойтекст" style:family="paragraph">
      <style:paragraph-properties fo:margin-top="0.0034in"/>
      <style:text-properties fo:font-size="8.5pt" style:font-size-asian="8.5pt"/>
    </style:style>
    <style:style style:name="P277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7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73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2774" style:parent-style-name="Основнойтекст" style:family="paragraph">
      <style:paragraph-properties fo:margin-top="0.0034in"/>
      <style:text-properties fo:font-size="8.5pt" style:font-size-asian="8.5pt"/>
    </style:style>
    <style:style style:name="P277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7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7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78" style:parent-style-name="Основнойтекст" style:master-page-name="MP77" style:family="paragraph">
      <style:paragraph-properties fo:break-before="page" fo:margin-top="0.0069in"/>
    </style:style>
    <style:style style:name="P278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8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8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86" style:parent-style-name="Основнойтекст" style:family="paragraph">
      <style:paragraph-properties fo:margin-top="0.0027in"/>
      <style:text-properties fo:font-size="9pt" style:font-size-asian="9pt"/>
    </style:style>
    <style:style style:name="P278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8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8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790" style:parent-style-name="Основнойтекст" style:family="paragraph">
      <style:paragraph-properties fo:margin-top="0.002in"/>
      <style:text-properties fo:font-size="9pt" style:font-size-asian="9pt"/>
    </style:style>
    <style:style style:name="P279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9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93" style:parent-style-name="Основнойтекст" style:family="paragraph">
      <style:paragraph-properties fo:margin-top="0.0625in" fo:line-height="103%" fo:margin-left="1.6937in" fo:margin-right="2.9597in">
        <style:tab-stops/>
      </style:paragraph-properties>
    </style:style>
    <style:style style:name="P2794" style:parent-style-name="Основнойтекст" style:family="paragraph">
      <style:paragraph-properties fo:margin-top="0.0034in"/>
      <style:text-properties fo:font-size="8.5pt" style:font-size-asian="8.5pt"/>
    </style:style>
    <style:style style:name="P279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79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797" style:parent-style-name="Основнойтекст" style:family="paragraph">
      <style:paragraph-properties fo:margin-top="0.0625in" fo:line-height="103%" fo:margin-left="1.6937in" fo:margin-right="2.1923in">
        <style:tab-stops/>
      </style:paragraph-properties>
    </style:style>
    <style:style style:name="P2798" style:parent-style-name="Основнойтекст" style:family="paragraph">
      <style:paragraph-properties fo:margin-top="0.0034in"/>
      <style:text-properties fo:font-size="8.5pt" style:font-size-asian="8.5pt"/>
    </style:style>
    <style:style style:name="P279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0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80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802" style:parent-style-name="Основнойтекст" style:family="paragraph">
      <style:paragraph-properties fo:margin-top="0.002in"/>
      <style:text-properties fo:font-size="9pt" style:font-size-asian="9pt"/>
    </style:style>
    <style:style style:name="P280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0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80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806" style:parent-style-name="Основнойтекст" style:family="paragraph">
      <style:paragraph-properties fo:margin-top="0.002in"/>
      <style:text-properties fo:font-size="9pt" style:font-size-asian="9pt"/>
    </style:style>
    <style:style style:name="P280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0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280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810" style:parent-style-name="Основнойтекст" style:family="paragraph">
      <style:text-properties fo:font-size="13pt" style:font-size-asian="13pt"/>
    </style:style>
    <style:style style:name="P281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1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813" style:parent-style-name="Основнойтекст" style:family="paragraph">
      <style:paragraph-properties fo:line-height="103%" fo:margin-left="1.6937in" fo:margin-right="1.8326in">
        <style:tab-stops/>
      </style:paragraph-properties>
    </style:style>
    <style:style style:name="P2814" style:parent-style-name="Основнойтекст" style:master-page-name="MP78" style:family="paragraph">
      <style:paragraph-properties fo:break-before="page" fo:margin-top="0.0069in"/>
      <style:text-properties fo:font-size="12.5pt" style:font-size-asian="12.5pt"/>
    </style:style>
    <style:style style:name="P281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820" style:parent-style-name="Основнойтекст" style:family="paragraph">
      <style:paragraph-properties fo:margin-top="0.1548in" fo:line-height="103%" fo:margin-left="0.0694in" fo:margin-right="0.0416in" fo:text-indent="0.393in">
        <style:tab-stops/>
      </style:paragraph-properties>
    </style:style>
    <style:style style:name="T2821" style:parent-style-name="Основнойшрифтабзаца" style:family="text">
      <style:text-properties fo:font-style="italic" style:font-style-asian="italic"/>
    </style:style>
    <style:style style:name="T2822" style:parent-style-name="Основнойшрифтабзаца" style:family="text">
      <style:text-properties fo:font-style="italic" style:font-style-asian="italic"/>
    </style:style>
    <style:style style:name="P2823" style:parent-style-name="Основнойтекст" style:family="paragraph">
      <style:paragraph-properties fo:margin-top="0.002in"/>
      <style:text-properties fo:font-size="12.5pt" style:font-size-asian="12.5pt"/>
    </style:style>
    <style:style style:name="P2824" style:parent-style-name="Основнойтекст" style:family="paragraph">
      <style:paragraph-properties fo:margin-top="0in" fo:line-height="103%" fo:margin-left="1.6937in" fo:margin-right="2.2937in">
        <style:tab-stops/>
      </style:paragraph-properties>
    </style:style>
    <style:style style:name="P2825" style:parent-style-name="Основнойтекст" style:family="paragraph">
      <style:paragraph-properties fo:margin-top="0.002in"/>
      <style:text-properties fo:font-size="12.5pt" style:font-size-asian="12.5pt"/>
    </style:style>
    <style:style style:name="P282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27" style:parent-style-name="Основнойтекст" style:family="paragraph">
      <style:text-properties fo:font-style="italic" style:font-style-asian="italic" fo:font-size="13pt" style:font-size-asian="13pt"/>
    </style:style>
    <style:style style:name="P2828" style:parent-style-name="Основнойтекст" style:family="paragraph">
      <style:paragraph-properties fo:margin-top="0in" fo:line-height="103%" fo:margin-left="1.6937in" fo:margin-right="1.8152in">
        <style:tab-stops/>
      </style:paragraph-properties>
    </style:style>
    <style:style style:name="P2829" style:parent-style-name="Основнойтекст" style:family="paragraph">
      <style:paragraph-properties fo:margin-top="0.002in"/>
      <style:text-properties fo:font-size="12.5pt" style:font-size-asian="12.5pt"/>
    </style:style>
    <style:style style:name="P2830" style:parent-style-name="Основнойтекст" style:family="paragraph">
      <style:paragraph-properties fo:margin-left="0.4631in">
        <style:tab-stops/>
      </style:paragraph-properties>
    </style:style>
    <style:style style:name="T2831" style:parent-style-name="Основнойшрифтабзаца" style:family="text">
      <style:text-properties fo:font-style="italic" style:font-style-asian="italic"/>
    </style:style>
    <style:style style:name="P2832" style:parent-style-name="Основнойтекст" style:master-page-name="MP79" style:family="paragraph">
      <style:paragraph-properties fo:break-before="page" fo:margin-top="0.0069in"/>
      <style:text-properties fo:font-size="12.5pt" style:font-size-asian="12.5pt"/>
    </style:style>
    <style:style style:name="P283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838" style:parent-style-name="Обычный" style:family="paragraph">
      <style:paragraph-properties fo:margin-top="0.1555in" fo:margin-left="0.4631in">
        <style:tab-stops/>
      </style:paragraph-properties>
    </style:style>
    <style:style style:name="T2839" style:parent-style-name="Основнойшрифтабзаца" style:family="text">
      <style:text-properties fo:font-style="italic" style:font-style-asian="italic" fo:font-size="12pt" style:font-size-asian="12pt"/>
    </style:style>
    <style:style style:name="T2840" style:parent-style-name="Основнойшрифтабзаца" style:family="text">
      <style:text-properties fo:font-size="12pt" style:font-size-asian="12pt"/>
    </style:style>
    <style:style style:name="P2841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42" style:parent-style-name="Основнойтекст" style:family="paragraph">
      <style:text-properties fo:font-style="italic" style:font-style-asian="italic" fo:font-size="13pt" style:font-size-asian="13pt"/>
    </style:style>
    <style:style style:name="P2843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2844" style:parent-style-name="Основнойтекст" style:family="paragraph">
      <style:paragraph-properties fo:margin-top="0.0013in"/>
      <style:text-properties fo:font-size="12.5pt" style:font-size-asian="12.5pt"/>
    </style:style>
    <style:style style:name="P284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46" style:parent-style-name="Основнойтекст" style:family="paragraph">
      <style:text-properties fo:font-style="italic" style:font-style-asian="italic" fo:font-size="13pt" style:font-size-asian="13pt"/>
    </style:style>
    <style:style style:name="P2847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2848" style:parent-style-name="Основнойтекст" style:family="paragraph">
      <style:paragraph-properties fo:margin-top="0.0013in"/>
      <style:text-properties fo:font-size="12.5pt" style:font-size-asian="12.5pt"/>
    </style:style>
    <style:style style:name="P284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50" style:parent-style-name="Основнойтекст" style:family="paragraph">
      <style:text-properties fo:font-style="italic" style:font-style-asian="italic" fo:font-size="13pt" style:font-size-asian="13pt"/>
    </style:style>
    <style:style style:name="P2851" style:parent-style-name="Основнойтекст" style:family="paragraph">
      <style:paragraph-properties fo:margin-top="0in" fo:line-height="103%" fo:margin-left="1.6937in" fo:margin-right="2.1465in">
        <style:tab-stops/>
      </style:paragraph-properties>
    </style:style>
    <style:style style:name="P2852" style:parent-style-name="Основнойтекст" style:family="paragraph">
      <style:paragraph-properties fo:margin-top="0.002in"/>
      <style:text-properties fo:font-size="12.5pt" style:font-size-asian="12.5pt"/>
    </style:style>
    <style:style style:name="P285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54" style:parent-style-name="Основнойтекст" style:family="paragraph">
      <style:text-properties fo:font-style="italic" style:font-style-asian="italic" fo:font-size="13pt" style:font-size-asian="13pt"/>
    </style:style>
    <style:style style:name="P2855" style:parent-style-name="Основнойтекст" style:family="paragraph">
      <style:paragraph-properties fo:margin-top="0in" fo:margin-left="1.6937in">
        <style:tab-stops/>
      </style:paragraph-properties>
    </style:style>
    <style:style style:name="P2856" style:parent-style-name="Основнойтекст" style:family="paragraph">
      <style:text-properties fo:font-size="13pt" style:font-size-asian="13pt"/>
    </style:style>
    <style:style style:name="P285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5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859" style:parent-style-name="Основнойтекст" style:family="paragraph">
      <style:paragraph-properties fo:margin-left="1.6937in">
        <style:tab-stops/>
      </style:paragraph-properties>
    </style:style>
    <style:style style:name="P2860" style:parent-style-name="Основнойтекст" style:family="paragraph">
      <style:text-properties fo:font-size="13pt" style:font-size-asian="13pt"/>
    </style:style>
    <style:style style:name="P286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62" style:parent-style-name="Основнойтекст" style:family="paragraph">
      <style:text-properties fo:font-style="italic" style:font-style-asian="italic" fo:font-size="13pt" style:font-size-asian="13pt"/>
    </style:style>
    <style:style style:name="P2863" style:parent-style-name="Основнойтекст" style:family="paragraph">
      <style:paragraph-properties fo:margin-top="0in" fo:margin-left="1.6937in">
        <style:tab-stops/>
      </style:paragraph-properties>
    </style:style>
    <style:style style:name="P2864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2865" style:parent-style-name="Основнойтекст" style:family="paragraph">
      <style:paragraph-properties fo:margin-top="0.002in" fo:margin-left="1.6937in">
        <style:tab-stops/>
      </style:paragraph-properties>
    </style:style>
    <style:style style:name="P2866" style:parent-style-name="Основнойтекст" style:family="paragraph">
      <style:text-properties fo:font-size="13pt" style:font-size-asian="13pt"/>
    </style:style>
    <style:style style:name="P286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68" style:parent-style-name="Основнойтекст" style:family="paragraph">
      <style:text-properties fo:font-style="italic" style:font-style-asian="italic" fo:font-size="13pt" style:font-size-asian="13pt"/>
    </style:style>
    <style:style style:name="P2869" style:parent-style-name="Основнойтекст" style:family="paragraph">
      <style:paragraph-properties fo:margin-top="0in" fo:margin-left="1.6937in">
        <style:tab-stops/>
      </style:paragraph-properties>
    </style:style>
    <style:style style:name="P2870" style:parent-style-name="Основнойтекст" style:family="paragraph">
      <style:text-properties fo:font-size="13pt" style:font-size-asian="13pt"/>
    </style:style>
    <style:style style:name="P287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7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873" style:parent-style-name="Основнойтекст" style:family="paragraph">
      <style:paragraph-properties fo:margin-left="1.6937in">
        <style:tab-stops/>
      </style:paragraph-properties>
    </style:style>
    <style:style style:name="P2874" style:parent-style-name="Основнойтекст" style:family="paragraph">
      <style:text-properties fo:font-size="13pt" style:font-size-asian="13pt"/>
    </style:style>
    <style:style style:name="P287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76" style:parent-style-name="Основнойтекст" style:family="paragraph">
      <style:text-properties fo:font-style="italic" style:font-style-asian="italic" fo:font-size="13pt" style:font-size-asian="13pt"/>
    </style:style>
    <style:style style:name="P2877" style:parent-style-name="Основнойтекст" style:family="paragraph">
      <style:paragraph-properties fo:margin-top="0in" fo:line-height="103%" fo:margin-left="1.6937in" fo:margin-right="1.2534in">
        <style:tab-stops/>
      </style:paragraph-properties>
    </style:style>
    <style:style style:name="P2878" style:parent-style-name="Основнойтекст" style:family="paragraph">
      <style:paragraph-properties fo:margin-top="0.0013in"/>
      <style:text-properties fo:font-size="12.5pt" style:font-size-asian="12.5pt"/>
    </style:style>
    <style:style style:name="P287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880" style:parent-style-name="Основнойтекст" style:master-page-name="MP80" style:family="paragraph">
      <style:paragraph-properties fo:break-before="page" fo:margin-top="0.0069in"/>
      <style:text-properties fo:font-style="italic" style:font-style-asian="italic"/>
    </style:style>
    <style:style style:name="P288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886" style:parent-style-name="Основнойтекст" style:family="paragraph">
      <style:text-properties fo:font-size="13pt" style:font-size-asian="13pt"/>
    </style:style>
    <style:style style:name="P288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88" style:parent-style-name="Основнойтекст" style:family="paragraph">
      <style:text-properties fo:font-style="italic" style:font-style-asian="italic" fo:font-size="13pt" style:font-size-asian="13pt"/>
    </style:style>
    <style:style style:name="P2889" style:parent-style-name="Основнойтекст" style:family="paragraph">
      <style:paragraph-properties fo:margin-top="0in" fo:margin-left="1.6937in">
        <style:tab-stops/>
      </style:paragraph-properties>
    </style:style>
    <style:style style:name="P289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891" style:parent-style-name="Основнойтекст" style:family="paragraph">
      <style:paragraph-properties fo:margin-top="0.0013in"/>
      <style:text-properties fo:font-size="13pt" style:font-size-asian="13pt"/>
    </style:style>
    <style:style style:name="P289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93" style:parent-style-name="Основнойтекст" style:family="paragraph">
      <style:text-properties fo:font-style="italic" style:font-style-asian="italic" fo:font-size="13pt" style:font-size-asian="13pt"/>
    </style:style>
    <style:style style:name="P2894" style:parent-style-name="Основнойтекст" style:family="paragraph">
      <style:paragraph-properties fo:margin-top="0in" fo:margin-left="1.6937in">
        <style:tab-stops/>
      </style:paragraph-properties>
    </style:style>
    <style:style style:name="P2895" style:parent-style-name="Основнойтекст" style:family="paragraph">
      <style:text-properties fo:font-size="13pt" style:font-size-asian="13pt"/>
    </style:style>
    <style:style style:name="P289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897" style:parent-style-name="Основнойтекст" style:family="paragraph">
      <style:text-properties fo:font-style="italic" style:font-style-asian="italic" fo:font-size="13pt" style:font-size-asian="13pt"/>
    </style:style>
    <style:style style:name="P2898" style:parent-style-name="Основнойтекст" style:family="paragraph">
      <style:paragraph-properties fo:margin-top="0in" fo:margin-left="1.6937in">
        <style:tab-stops/>
      </style:paragraph-properties>
    </style:style>
    <style:style style:name="P289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00" style:parent-style-name="Основнойтекст" style:family="paragraph">
      <style:paragraph-properties fo:margin-top="0.0083in" fo:line-height="103%" fo:margin-left="1.6937in" fo:margin-right="1.1041in">
        <style:tab-stops/>
      </style:paragraph-properties>
    </style:style>
    <style:style style:name="P2901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290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90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04" style:parent-style-name="Основнойтекст" style:master-page-name="MP81" style:family="paragraph">
      <style:paragraph-properties fo:break-before="page" fo:margin-top="0.0069in"/>
      <style:text-properties fo:font-size="12.5pt" style:font-size-asian="12.5pt"/>
    </style:style>
    <style:style style:name="P290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2910" style:parent-style-name="Обычный" style:family="paragraph">
      <style:paragraph-properties fo:margin-top="0.1555in" fo:line-height="103%" fo:margin-left="0.4631in" fo:margin-right="2.4333in">
        <style:tab-stops/>
      </style:paragraph-properties>
    </style:style>
    <style:style style:name="T2911" style:parent-style-name="Основнойшрифтабзаца" style:family="text">
      <style:text-properties fo:font-style="italic" style:font-style-asian="italic" fo:font-size="12pt" style:font-size-asian="12pt"/>
    </style:style>
    <style:style style:name="T2912" style:parent-style-name="Основнойшрифтабзаца" style:family="text">
      <style:text-properties fo:font-size="12pt" style:font-size-asian="12pt"/>
    </style:style>
    <style:style style:name="T2913" style:parent-style-name="Основнойшрифтабзаца" style:family="text">
      <style:text-properties fo:font-style="italic" style:font-style-asian="italic" fo:font-size="12pt" style:font-size-asian="12pt"/>
    </style:style>
    <style:style style:name="P2914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2915" style:parent-style-name="Основнойтекст" style:family="paragraph">
      <style:paragraph-properties fo:margin-top="0in" fo:margin-left="1.6937in">
        <style:tab-stops/>
      </style:paragraph-properties>
    </style:style>
    <style:style style:name="P2916" style:parent-style-name="Основнойтекст" style:family="paragraph">
      <style:text-properties fo:font-size="13pt" style:font-size-asian="13pt"/>
    </style:style>
    <style:style style:name="P291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1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919" style:parent-style-name="Основнойтекст" style:family="paragraph">
      <style:paragraph-properties fo:margin-left="1.6937in">
        <style:tab-stops/>
      </style:paragraph-properties>
    </style:style>
    <style:style style:name="P292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21" style:parent-style-name="Основнойтекст" style:family="paragraph">
      <style:text-properties fo:font-size="13pt" style:font-size-asian="13pt"/>
    </style:style>
    <style:style style:name="P292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23" style:parent-style-name="Основнойтекст" style:family="paragraph">
      <style:text-properties fo:font-style="italic" style:font-style-asian="italic" fo:font-size="13pt" style:font-size-asian="13pt"/>
    </style:style>
    <style:style style:name="P2924" style:parent-style-name="Основнойтекст" style:family="paragraph">
      <style:paragraph-properties fo:margin-top="0in" fo:margin-left="1.6937in">
        <style:tab-stops/>
      </style:paragraph-properties>
    </style:style>
    <style:style style:name="P2925" style:parent-style-name="Основнойтекст" style:family="paragraph">
      <style:text-properties fo:font-size="13pt" style:font-size-asian="13pt"/>
    </style:style>
    <style:style style:name="P292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27" style:parent-style-name="Основнойтекст" style:family="paragraph">
      <style:text-properties fo:font-style="italic" style:font-style-asian="italic" fo:font-size="13pt" style:font-size-asian="13pt"/>
    </style:style>
    <style:style style:name="P2928" style:parent-style-name="Основнойтекст" style:family="paragraph">
      <style:paragraph-properties fo:margin-top="0in" fo:margin-left="1.6937in">
        <style:tab-stops/>
      </style:paragraph-properties>
    </style:style>
    <style:style style:name="P292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30" style:parent-style-name="Основнойтекст" style:family="paragraph">
      <style:text-properties fo:font-size="13pt" style:font-size-asian="13pt"/>
    </style:style>
    <style:style style:name="P293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32" style:parent-style-name="Основнойтекст" style:family="paragraph">
      <style:text-properties fo:font-style="italic" style:font-style-asian="italic" fo:font-size="13pt" style:font-size-asian="13pt"/>
    </style:style>
    <style:style style:name="P2933" style:parent-style-name="Основнойтекст" style:family="paragraph">
      <style:paragraph-properties fo:margin-top="0in" fo:margin-left="1.6937in">
        <style:tab-stops/>
      </style:paragraph-properties>
    </style:style>
    <style:style style:name="P293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35" style:parent-style-name="Основнойтекст" style:family="paragraph">
      <style:text-properties fo:font-size="13pt" style:font-size-asian="13pt"/>
    </style:style>
    <style:style style:name="P293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37" style:parent-style-name="Основнойтекст" style:family="paragraph">
      <style:text-properties fo:font-style="italic" style:font-style-asian="italic" fo:font-size="13pt" style:font-size-asian="13pt"/>
    </style:style>
    <style:style style:name="P2938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2939" style:parent-style-name="Основнойтекст" style:family="paragraph">
      <style:paragraph-properties fo:margin-top="0.002in"/>
      <style:text-properties fo:font-size="12.5pt" style:font-size-asian="12.5pt"/>
    </style:style>
    <style:style style:name="P294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41" style:parent-style-name="Основнойтекст" style:family="paragraph">
      <style:text-properties fo:font-style="italic" style:font-style-asian="italic" fo:font-size="13pt" style:font-size-asian="13pt"/>
    </style:style>
    <style:style style:name="P2942" style:parent-style-name="Основнойтекст" style:family="paragraph">
      <style:paragraph-properties fo:margin-top="0in" fo:margin-left="1.6937in">
        <style:tab-stops/>
      </style:paragraph-properties>
    </style:style>
    <style:style style:name="P2943" style:parent-style-name="Основнойтекст" style:family="paragraph">
      <style:paragraph-properties fo:margin-top="0.0083in" fo:line-height="103%" fo:margin-left="1.6937in" fo:margin-right="3.1937in">
        <style:tab-stops/>
      </style:paragraph-properties>
    </style:style>
    <style:style style:name="P2944" style:parent-style-name="Основнойтекст" style:family="paragraph">
      <style:paragraph-properties fo:margin-top="0.0013in"/>
      <style:text-properties fo:font-size="12.5pt" style:font-size-asian="12.5pt"/>
    </style:style>
    <style:style style:name="P294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46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947" style:parent-style-name="Основнойтекст" style:family="paragraph">
      <style:paragraph-properties fo:margin-left="1.6937in">
        <style:tab-stops/>
      </style:paragraph-properties>
    </style:style>
    <style:style style:name="P294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49" style:parent-style-name="Основнойтекст" style:family="paragraph">
      <style:text-properties fo:font-size="13pt" style:font-size-asian="13pt"/>
    </style:style>
    <style:style style:name="P295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51" style:parent-style-name="Основнойтекст" style:family="paragraph">
      <style:text-properties fo:font-style="italic" style:font-style-asian="italic" fo:font-size="13pt" style:font-size-asian="13pt"/>
    </style:style>
    <style:style style:name="P2952" style:parent-style-name="Основнойтекст" style:family="paragraph">
      <style:paragraph-properties fo:margin-top="0in" fo:margin-left="1.6937in">
        <style:tab-stops/>
      </style:paragraph-properties>
    </style:style>
    <style:style style:name="P295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54" style:parent-style-name="Основнойтекст" style:family="paragraph">
      <style:text-properties fo:font-size="13pt" style:font-size-asian="13pt"/>
    </style:style>
    <style:style style:name="P295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56" style:parent-style-name="Основнойтекст" style:master-page-name="MP82" style:family="paragraph">
      <style:paragraph-properties fo:break-before="page" fo:margin-top="0.0069in"/>
      <style:text-properties fo:font-style="italic" style:font-style-asian="italic"/>
    </style:style>
    <style:style style:name="P296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2962" style:parent-style-name="Основнойтекст" style:family="paragraph">
      <style:text-properties fo:font-size="13pt" style:font-size-asian="13pt"/>
    </style:style>
    <style:style style:name="P296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64" style:parent-style-name="Основнойтекст" style:family="paragraph">
      <style:text-properties fo:font-style="italic" style:font-style-asian="italic" fo:font-size="13pt" style:font-size-asian="13pt"/>
    </style:style>
    <style:style style:name="P2965" style:parent-style-name="Основнойтекст" style:family="paragraph">
      <style:paragraph-properties fo:margin-top="0in" fo:line-height="103%" fo:margin-left="1.6937in" fo:margin-right="1.1041in">
        <style:tab-stops/>
      </style:paragraph-properties>
    </style:style>
    <style:style style:name="P296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2967" style:parent-style-name="Основнойтекст" style:family="paragraph">
      <style:paragraph-properties fo:margin-top="0.0013in"/>
      <style:text-properties fo:font-size="13pt" style:font-size-asian="13pt"/>
    </style:style>
    <style:style style:name="P296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69" style:parent-style-name="Основнойтекст" style:family="paragraph">
      <style:text-properties fo:font-style="italic" style:font-style-asian="italic" fo:font-size="13pt" style:font-size-asian="13pt"/>
    </style:style>
    <style:style style:name="P2970" style:parent-style-name="Основнойтекст" style:family="paragraph">
      <style:paragraph-properties fo:margin-top="0in" fo:line-height="103%" fo:margin-left="1.6937in" fo:margin-right="1.3638in">
        <style:tab-stops/>
      </style:paragraph-properties>
    </style:style>
    <style:style style:name="P2971" style:parent-style-name="Основнойтекст" style:family="paragraph">
      <style:paragraph-properties fo:margin-top="0.0013in"/>
      <style:text-properties fo:font-size="12.5pt" style:font-size-asian="12.5pt"/>
    </style:style>
    <style:style style:name="P297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7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974" style:parent-style-name="Основнойтекст" style:family="paragraph">
      <style:paragraph-properties fo:margin-left="1.6937in">
        <style:tab-stops/>
      </style:paragraph-properties>
    </style:style>
    <style:style style:name="P2975" style:parent-style-name="Основнойтекст" style:family="paragraph">
      <style:text-properties fo:font-size="13pt" style:font-size-asian="13pt"/>
    </style:style>
    <style:style style:name="P297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77" style:parent-style-name="Основнойтекст" style:family="paragraph">
      <style:text-properties fo:font-style="italic" style:font-style-asian="italic" fo:font-size="13pt" style:font-size-asian="13pt"/>
    </style:style>
    <style:style style:name="P2978" style:parent-style-name="Основнойтекст" style:family="paragraph">
      <style:paragraph-properties fo:margin-top="0in" fo:margin-left="1.6937in">
        <style:tab-stops/>
      </style:paragraph-properties>
    </style:style>
    <style:style style:name="P2979" style:parent-style-name="Основнойтекст" style:family="paragraph">
      <style:text-properties fo:font-size="13pt" style:font-size-asian="13pt"/>
    </style:style>
    <style:style style:name="P298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81" style:parent-style-name="Основнойтекст" style:family="paragraph">
      <style:text-properties fo:font-style="italic" style:font-style-asian="italic" fo:font-size="13pt" style:font-size-asian="13pt"/>
    </style:style>
    <style:style style:name="P2982" style:parent-style-name="Основнойтекст" style:family="paragraph">
      <style:paragraph-properties fo:margin-top="0in" fo:margin-left="1.6937in">
        <style:tab-stops/>
      </style:paragraph-properties>
    </style:style>
    <style:style style:name="P2983" style:parent-style-name="Основнойтекст" style:family="paragraph">
      <style:text-properties fo:font-size="13pt" style:font-size-asian="13pt"/>
    </style:style>
    <style:style style:name="P2984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85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2986" style:parent-style-name="Основнойтекст" style:family="paragraph">
      <style:paragraph-properties fo:line-height="103%" fo:margin-left="1.6937in" fo:margin-right="1.6645in">
        <style:tab-stops/>
      </style:paragraph-properties>
    </style:style>
    <style:style style:name="P2987" style:parent-style-name="Основнойтекст" style:family="paragraph">
      <style:paragraph-properties fo:margin-top="0.0013in"/>
      <style:text-properties fo:font-size="12.5pt" style:font-size-asian="12.5pt"/>
    </style:style>
    <style:style style:name="P29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89" style:parent-style-name="Основнойтекст" style:family="paragraph">
      <style:text-properties fo:font-style="italic" style:font-style-asian="italic" fo:font-size="13pt" style:font-size-asian="13pt"/>
    </style:style>
    <style:style style:name="P2990" style:parent-style-name="Основнойтекст" style:family="paragraph">
      <style:paragraph-properties fo:margin-top="0in" fo:margin-left="1.6937in">
        <style:tab-stops/>
      </style:paragraph-properties>
    </style:style>
    <style:style style:name="P299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2992" style:parent-style-name="Основнойтекст" style:family="paragraph">
      <style:text-properties fo:font-size="13pt" style:font-size-asian="13pt"/>
    </style:style>
    <style:style style:name="P299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2994" style:parent-style-name="Основнойтекст" style:family="paragraph">
      <style:text-properties fo:font-style="italic" style:font-style-asian="italic" fo:font-size="13pt" style:font-size-asian="13pt"/>
    </style:style>
    <style:style style:name="P2995" style:parent-style-name="Основнойтекст" style:family="paragraph">
      <style:paragraph-properties fo:margin-top="0in" fo:line-height="103%" fo:margin-left="1.6937in" fo:margin-right="2.9152in">
        <style:tab-stops/>
      </style:paragraph-properties>
    </style:style>
    <style:style style:name="P2996" style:parent-style-name="Основнойтекст" style:family="paragraph">
      <style:paragraph-properties fo:margin-top="0.0013in"/>
      <style:text-properties fo:font-size="12.5pt" style:font-size-asian="12.5pt"/>
    </style:style>
    <style:style style:name="P299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2998" style:parent-style-name="Основнойтекст" style:family="paragraph">
      <style:text-properties fo:font-style="italic" style:font-style-asian="italic" fo:font-size="13pt" style:font-size-asian="13pt"/>
    </style:style>
    <style:style style:name="P2999" style:parent-style-name="Основнойтекст" style:family="paragraph">
      <style:paragraph-properties fo:margin-top="0in" fo:margin-left="1.6937in">
        <style:tab-stops/>
      </style:paragraph-properties>
    </style:style>
    <style:style style:name="P3000" style:parent-style-name="Основнойтекст" style:family="paragraph">
      <style:paragraph-properties fo:margin-top="0.0013in"/>
      <style:text-properties fo:font-size="13pt" style:font-size-asian="13pt"/>
    </style:style>
    <style:style style:name="P300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02" style:parent-style-name="Основнойтекст" style:family="paragraph">
      <style:text-properties fo:font-style="italic" style:font-style-asian="italic" fo:font-size="13pt" style:font-size-asian="13pt"/>
    </style:style>
    <style:style style:name="P3003" style:parent-style-name="Основнойтекст" style:family="paragraph">
      <style:paragraph-properties fo:margin-top="0in" fo:margin-left="1.6937in">
        <style:tab-stops/>
      </style:paragraph-properties>
    </style:style>
    <style:style style:name="P300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005" style:parent-style-name="Основнойтекст" style:master-page-name="MP83" style:family="paragraph">
      <style:paragraph-properties fo:break-before="page" fo:margin-top="0.0611in" fo:margin-left="1.6937in">
        <style:tab-stops/>
      </style:paragraph-properties>
    </style:style>
    <style:style style:name="P3010" style:parent-style-name="Основнойтекст" style:family="paragraph">
      <style:text-properties fo:font-size="13pt" style:font-size-asian="13pt"/>
    </style:style>
    <style:style style:name="P301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12" style:parent-style-name="Основнойтекст" style:family="paragraph">
      <style:text-properties fo:font-style="italic" style:font-style-asian="italic" fo:font-size="13pt" style:font-size-asian="13pt"/>
    </style:style>
    <style:style style:name="P3013" style:parent-style-name="Основнойтекст" style:family="paragraph">
      <style:paragraph-properties fo:margin-top="0in" fo:margin-left="1.6937in">
        <style:tab-stops/>
      </style:paragraph-properties>
    </style:style>
    <style:style style:name="P3014" style:parent-style-name="Основнойтекст" style:family="paragraph">
      <style:paragraph-properties fo:margin-top="0.0013in"/>
      <style:text-properties fo:font-size="13pt" style:font-size-asian="13pt"/>
    </style:style>
    <style:style style:name="P301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16" style:parent-style-name="Основнойтекст" style:family="paragraph">
      <style:text-properties fo:font-style="italic" style:font-style-asian="italic" fo:font-size="13pt" style:font-size-asian="13pt"/>
    </style:style>
    <style:style style:name="P3017" style:parent-style-name="Основнойтекст" style:family="paragraph">
      <style:paragraph-properties fo:margin-top="0in" fo:margin-left="1.6937in">
        <style:tab-stops/>
      </style:paragraph-properties>
    </style:style>
    <style:style style:name="P301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019" style:parent-style-name="Основнойтекст" style:family="paragraph">
      <style:text-properties fo:font-size="13pt" style:font-size-asian="13pt"/>
    </style:style>
    <style:style style:name="P3020" style:parent-style-name="Обычный" style:family="paragraph">
      <style:paragraph-properties fo:line-height="103%" fo:margin-left="0.4631in" fo:margin-right="4.7375in">
        <style:tab-stops/>
      </style:paragraph-properties>
      <style:text-properties fo:font-style="italic" style:font-style-asian="italic" fo:font-size="12pt" style:font-size-asian="12pt"/>
    </style:style>
    <style:style style:name="P3021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3022" style:parent-style-name="Основнойтекст" style:family="paragraph">
      <style:paragraph-properties fo:margin-top="0in" fo:margin-left="1.6937in">
        <style:tab-stops/>
      </style:paragraph-properties>
    </style:style>
    <style:style style:name="P3023" style:parent-style-name="Основнойтекст" style:family="paragraph">
      <style:text-properties fo:font-size="13pt" style:font-size-asian="13pt"/>
    </style:style>
    <style:style style:name="P302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25" style:parent-style-name="Основнойтекст" style:family="paragraph">
      <style:text-properties fo:font-style="italic" style:font-style-asian="italic" fo:font-size="13pt" style:font-size-asian="13pt"/>
    </style:style>
    <style:style style:name="P3026" style:parent-style-name="Основнойтекст" style:family="paragraph">
      <style:paragraph-properties fo:margin-top="0in" fo:line-height="103%" fo:margin-left="1.6937in" fo:margin-right="2.7236in">
        <style:tab-stops/>
      </style:paragraph-properties>
    </style:style>
    <style:style style:name="P3027" style:parent-style-name="Основнойтекст" style:family="paragraph">
      <style:paragraph-properties fo:margin-top="0.002in"/>
      <style:text-properties fo:font-size="12.5pt" style:font-size-asian="12.5pt"/>
    </style:style>
    <style:style style:name="P302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29" style:parent-style-name="Основнойтекст" style:family="paragraph">
      <style:text-properties fo:font-style="italic" style:font-style-asian="italic" fo:font-size="13pt" style:font-size-asian="13pt"/>
    </style:style>
    <style:style style:name="P3030" style:parent-style-name="Основнойтекст" style:family="paragraph">
      <style:paragraph-properties fo:margin-top="0in" fo:margin-left="1.6937in">
        <style:tab-stops/>
      </style:paragraph-properties>
    </style:style>
    <style:style style:name="P3031" style:parent-style-name="Основнойтекст" style:family="paragraph">
      <style:text-properties fo:font-size="13pt" style:font-size-asian="13pt"/>
    </style:style>
    <style:style style:name="P303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33" style:parent-style-name="Основнойтекст" style:family="paragraph">
      <style:text-properties fo:font-style="italic" style:font-style-asian="italic" fo:font-size="13pt" style:font-size-asian="13pt"/>
    </style:style>
    <style:style style:name="P3034" style:parent-style-name="Основнойтекст" style:family="paragraph">
      <style:paragraph-properties fo:margin-top="0in" fo:margin-left="1.6937in">
        <style:tab-stops/>
      </style:paragraph-properties>
    </style:style>
    <style:style style:name="P303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036" style:parent-style-name="Основнойтекст" style:family="paragraph">
      <style:text-properties fo:font-size="13pt" style:font-size-asian="13pt"/>
    </style:style>
    <style:style style:name="P3037" style:parent-style-name="Обычный" style:family="paragraph">
      <style:paragraph-properties fo:margin-top="0.0006in" fo:line-height="103%" fo:margin-left="0.4631in" fo:margin-right="4.7375in">
        <style:tab-stops/>
      </style:paragraph-properties>
      <style:text-properties fo:font-style="italic" style:font-style-asian="italic" fo:font-size="12pt" style:font-size-asian="12pt"/>
    </style:style>
    <style:style style:name="P3038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039" style:parent-style-name="Основнойтекст" style:family="paragraph">
      <style:paragraph-properties fo:margin-top="0in" fo:margin-left="1.6937in">
        <style:tab-stops/>
      </style:paragraph-properties>
    </style:style>
    <style:style style:name="P3040" style:parent-style-name="Основнойтекст" style:family="paragraph">
      <style:text-properties fo:font-size="13pt" style:font-size-asian="13pt"/>
    </style:style>
    <style:style style:name="P304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04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043" style:parent-style-name="Основнойтекст" style:family="paragraph">
      <style:paragraph-properties fo:margin-left="1.6937in">
        <style:tab-stops/>
      </style:paragraph-properties>
    </style:style>
    <style:style style:name="P3044" style:parent-style-name="Основнойтекст" style:family="paragraph">
      <style:paragraph-properties fo:margin-top="0.0083in" fo:line-height="103%" fo:margin-left="1.6937in" fo:margin-right="1.8368in">
        <style:tab-stops/>
      </style:paragraph-properties>
    </style:style>
    <style:style style:name="P3045" style:parent-style-name="Основнойтекст" style:family="paragraph">
      <style:paragraph-properties fo:margin-top="0.0013in" fo:line-height="103%" fo:margin-left="1.6937in" fo:margin-right="1.6534in">
        <style:tab-stops/>
      </style:paragraph-properties>
    </style:style>
    <style:style style:name="P304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047" style:parent-style-name="Основнойтекст" style:family="paragraph">
      <style:text-properties fo:font-size="13pt" style:font-size-asian="13pt"/>
    </style:style>
    <style:style style:name="P3048" style:parent-style-name="Обычный" style:family="paragraph">
      <style:paragraph-properties fo:line-height="103%" fo:margin-left="0.4631in" fo:margin-right="4.7375in">
        <style:tab-stops/>
      </style:paragraph-properties>
      <style:text-properties fo:font-style="italic" style:font-style-asian="italic" fo:font-size="12pt" style:font-size-asian="12pt"/>
    </style:style>
    <style:style style:name="P3049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050" style:parent-style-name="Основнойтекст" style:family="paragraph">
      <style:paragraph-properties fo:margin-left="1.6937in">
        <style:tab-stops/>
      </style:paragraph-properties>
    </style:style>
    <style:style style:name="P3051" style:parent-style-name="Основнойтекст" style:master-page-name="MP84" style:family="paragraph">
      <style:paragraph-properties fo:break-before="page" fo:margin-top="0.0069in"/>
      <style:text-properties fo:font-size="12.5pt" style:font-size-asian="12.5pt"/>
    </style:style>
    <style:style style:name="P3056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057" style:parent-style-name="Основнойтекст" style:family="paragraph">
      <style:paragraph-properties fo:margin-top="0.1548in" fo:margin-left="0.4631in">
        <style:tab-stops/>
      </style:paragraph-properties>
    </style:style>
    <style:style style:name="P3058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3059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060" style:parent-style-name="Основнойтекст" style:family="paragraph">
      <style:paragraph-properties fo:line-height="103%" fo:margin-left="1.6937in" fo:margin-right="1.8326in">
        <style:tab-stops/>
      </style:paragraph-properties>
    </style:style>
    <style:style style:name="P3061" style:parent-style-name="Основнойтекст" style:family="paragraph">
      <style:paragraph-properties fo:margin-top="0.0013in"/>
      <style:text-properties fo:font-size="12.5pt" style:font-size-asian="12.5pt"/>
    </style:style>
    <style:style style:name="P3062" style:parent-style-name="Основнойтекст" style:family="paragraph">
      <style:paragraph-properties fo:margin-top="0in" fo:line-height="103%" fo:margin-left="0.4631in" fo:margin-right="0.1125in">
        <style:tab-stops/>
      </style:paragraph-properties>
    </style:style>
    <style:style style:name="T3063" style:parent-style-name="Основнойшрифтабзаца" style:family="text">
      <style:text-properties fo:letter-spacing="-0.0027in"/>
    </style:style>
    <style:style style:name="T3064" style:parent-style-name="Основнойшрифтабзаца" style:family="text">
      <style:text-properties fo:letter-spacing="-0.002in"/>
    </style:style>
    <style:style style:name="T3065" style:parent-style-name="Основнойшрифтабзаца" style:family="text">
      <style:text-properties fo:letter-spacing="-0.002in"/>
    </style:style>
    <style:style style:name="T3066" style:parent-style-name="Основнойшрифтабзаца" style:family="text">
      <style:text-properties fo:letter-spacing="-0.002in"/>
    </style:style>
    <style:style style:name="T3067" style:parent-style-name="Основнойшрифтабзаца" style:family="text">
      <style:text-properties fo:letter-spacing="-0.0055in"/>
    </style:style>
    <style:style style:name="T3068" style:parent-style-name="Основнойшрифтабзаца" style:family="text">
      <style:text-properties fo:font-style="italic" style:font-style-asian="italic"/>
    </style:style>
    <style:style style:name="P3069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3070" style:parent-style-name="Основнойтекст" style:family="paragraph">
      <style:paragraph-properties fo:margin-top="0in" fo:margin-left="1.6937in">
        <style:tab-stops/>
      </style:paragraph-properties>
    </style:style>
    <style:style style:name="P3071" style:parent-style-name="Основнойтекст" style:family="paragraph">
      <style:text-properties fo:font-size="13pt" style:font-size-asian="13pt"/>
    </style:style>
    <style:style style:name="P3072" style:parent-style-name="Обычный" style:family="paragraph">
      <style:paragraph-properties fo:margin-left="0.4631in">
        <style:tab-stops/>
      </style:paragraph-properties>
    </style:style>
    <style:style style:name="T3073" style:parent-style-name="Основнойшрифтабзаца" style:family="text">
      <style:text-properties fo:font-size="12pt" style:font-size-asian="12pt"/>
    </style:style>
    <style:style style:name="T3074" style:parent-style-name="Основнойшрифтабзаца" style:family="text">
      <style:text-properties fo:font-style="italic" style:font-style-asian="italic" fo:font-size="12pt" style:font-size-asian="12pt"/>
    </style:style>
    <style:style style:name="P3075" style:parent-style-name="Основнойтекст" style:family="paragraph">
      <style:text-properties fo:font-style="italic" style:font-style-asian="italic" fo:font-size="13pt" style:font-size-asian="13pt"/>
    </style:style>
    <style:style style:name="P3076" style:parent-style-name="Основнойтекст" style:family="paragraph">
      <style:paragraph-properties fo:margin-top="0in" fo:margin-left="1.6937in">
        <style:tab-stops/>
      </style:paragraph-properties>
    </style:style>
    <style:style style:name="P3077" style:parent-style-name="Основнойтекст" style:family="paragraph">
      <style:text-properties fo:font-size="13pt" style:font-size-asian="13pt"/>
    </style:style>
    <style:style style:name="P3078" style:parent-style-name="Обычный" style:family="paragraph">
      <style:paragraph-properties fo:margin-top="0.0006in" fo:margin-left="0.4631in">
        <style:tab-stops/>
      </style:paragraph-properties>
    </style:style>
    <style:style style:name="T3079" style:parent-style-name="Основнойшрифтабзаца" style:family="text">
      <style:text-properties fo:font-size="12pt" style:font-size-asian="12pt"/>
    </style:style>
    <style:style style:name="T3080" style:parent-style-name="Основнойшрифтабзаца" style:family="text">
      <style:text-properties fo:font-style="italic" style:font-style-asian="italic" fo:font-size="12pt" style:font-size-asian="12pt"/>
    </style:style>
    <style:style style:name="P308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082" style:parent-style-name="Основнойтекст" style:family="paragraph">
      <style:paragraph-properties fo:margin-left="1.6937in">
        <style:tab-stops/>
      </style:paragraph-properties>
    </style:style>
    <style:style style:name="P3083" style:parent-style-name="Основнойтекст" style:family="paragraph">
      <style:text-properties fo:font-size="13pt" style:font-size-asian="13pt"/>
    </style:style>
    <style:style style:name="P308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085" style:parent-style-name="Основнойтекст" style:family="paragraph">
      <style:text-properties fo:font-style="italic" style:font-style-asian="italic" fo:font-size="13pt" style:font-size-asian="13pt"/>
    </style:style>
    <style:style style:name="P3086" style:parent-style-name="Основнойтекст" style:family="paragraph">
      <style:paragraph-properties fo:margin-top="0in" fo:margin-left="1.6937in">
        <style:tab-stops/>
      </style:paragraph-properties>
    </style:style>
    <style:style style:name="P3087" style:parent-style-name="Основнойтекст" style:family="paragraph">
      <style:text-properties fo:font-size="13pt" style:font-size-asian="13pt"/>
    </style:style>
    <style:style style:name="P3088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3089" style:parent-style-name="Основнойшрифтабзаца" style:family="text">
      <style:text-properties fo:font-size="12pt" style:font-size-asian="12pt"/>
    </style:style>
    <style:style style:name="T3090" style:parent-style-name="Основнойшрифтабзаца" style:family="text">
      <style:text-properties fo:letter-spacing="-0.0013in" fo:font-size="12pt" style:font-size-asian="12pt"/>
    </style:style>
    <style:style style:name="T3091" style:parent-style-name="Основнойшрифтабзаца" style:family="text">
      <style:text-properties fo:font-style="italic" style:font-style-asian="italic" fo:font-size="12pt" style:font-size-asian="12pt"/>
    </style:style>
    <style:style style:name="P3092" style:parent-style-name="Основнойтекст" style:family="paragraph">
      <style:text-properties fo:font-style="italic" style:font-style-asian="italic" fo:font-size="13pt" style:font-size-asian="13pt"/>
    </style:style>
    <style:style style:name="P3093" style:parent-style-name="Основнойтекст" style:family="paragraph">
      <style:paragraph-properties fo:margin-top="0in" fo:margin-left="1.6937in">
        <style:tab-stops/>
      </style:paragraph-properties>
    </style:style>
    <style:style style:name="P3094" style:parent-style-name="Основнойтекст" style:family="paragraph">
      <style:text-properties fo:font-size="13pt" style:font-size-asian="13pt"/>
    </style:style>
    <style:style style:name="P3095" style:parent-style-name="Абзацсписка" style:family="paragraph">
      <style:paragraph-properties fo:margin-top="0.0006in" fo:text-indent="-0.1402in">
        <style:tab-stops>
          <style:tab-stop style:type="left" style:position="0.0006in"/>
        </style:tab-stops>
      </style:paragraph-properties>
    </style:style>
    <style:style style:name="T3096" style:parent-style-name="Основнойшрифтабзаца" style:family="text">
      <style:text-properties fo:font-size="12pt" style:font-size-asian="12pt"/>
    </style:style>
    <style:style style:name="T3097" style:parent-style-name="Основнойшрифтабзаца" style:family="text">
      <style:text-properties fo:letter-spacing="-0.0013in" fo:font-size="12pt" style:font-size-asian="12pt"/>
    </style:style>
    <style:style style:name="T3098" style:parent-style-name="Основнойшрифтабзаца" style:family="text">
      <style:text-properties fo:font-style="italic" style:font-style-asian="italic" fo:font-size="12pt" style:font-size-asian="12pt"/>
    </style:style>
    <style:style style:name="P3099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100" style:parent-style-name="Основнойтекст" style:family="paragraph">
      <style:paragraph-properties fo:margin-left="1.6937in">
        <style:tab-stops/>
      </style:paragraph-properties>
    </style:style>
    <style:style style:name="P3101" style:parent-style-name="Основнойтекст" style:family="paragraph">
      <style:text-properties fo:font-size="13pt" style:font-size-asian="13pt"/>
    </style:style>
    <style:style style:name="P3102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3103" style:parent-style-name="Основнойшрифтабзаца" style:family="text">
      <style:text-properties fo:font-size="12pt" style:font-size-asian="12pt"/>
    </style:style>
    <style:style style:name="T3104" style:parent-style-name="Основнойшрифтабзаца" style:family="text">
      <style:text-properties fo:letter-spacing="-0.0013in" fo:font-size="12pt" style:font-size-asian="12pt"/>
    </style:style>
    <style:style style:name="T3105" style:parent-style-name="Основнойшрифтабзаца" style:family="text">
      <style:text-properties fo:font-style="italic" style:font-style-asian="italic" fo:font-size="12pt" style:font-size-asian="12pt"/>
    </style:style>
    <style:style style:name="P3106" style:parent-style-name="Основнойтекст" style:family="paragraph">
      <style:text-properties fo:font-style="italic" style:font-style-asian="italic" fo:font-size="13pt" style:font-size-asian="13pt"/>
    </style:style>
    <style:style style:name="P3107" style:parent-style-name="Основнойтекст" style:family="paragraph">
      <style:paragraph-properties fo:margin-top="0in" fo:margin-left="1.6937in">
        <style:tab-stops/>
      </style:paragraph-properties>
    </style:style>
    <style:style style:name="P3108" style:parent-style-name="Основнойтекст" style:family="paragraph">
      <style:text-properties fo:font-size="13pt" style:font-size-asian="13pt"/>
    </style:style>
    <style:style style:name="P3109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3110" style:parent-style-name="Основнойшрифтабзаца" style:family="text">
      <style:text-properties fo:font-size="12pt" style:font-size-asian="12pt"/>
    </style:style>
    <style:style style:name="T3111" style:parent-style-name="Основнойшрифтабзаца" style:family="text">
      <style:text-properties fo:letter-spacing="-0.0013in" fo:font-size="12pt" style:font-size-asian="12pt"/>
    </style:style>
    <style:style style:name="T3112" style:parent-style-name="Основнойшрифтабзаца" style:family="text">
      <style:text-properties fo:font-style="italic" style:font-style-asian="italic" fo:font-size="12pt" style:font-size-asian="12pt"/>
    </style:style>
    <style:style style:name="P3113" style:parent-style-name="Основнойтекст" style:family="paragraph">
      <style:text-properties fo:font-style="italic" style:font-style-asian="italic" fo:font-size="13pt" style:font-size-asian="13pt"/>
    </style:style>
    <style:style style:name="P3114" style:parent-style-name="Основнойтекст" style:family="paragraph">
      <style:paragraph-properties fo:margin-top="0in" fo:margin-left="1.6937in">
        <style:tab-stops/>
      </style:paragraph-properties>
    </style:style>
    <style:style style:name="P3115" style:parent-style-name="Основнойтекст" style:family="paragraph">
      <style:text-properties fo:font-size="13pt" style:font-size-asian="13pt"/>
    </style:style>
    <style:style style:name="P3116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117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118" style:parent-style-name="Основнойтекст" style:family="paragraph">
      <style:paragraph-properties fo:margin-left="1.6937in">
        <style:tab-stops/>
      </style:paragraph-properties>
    </style:style>
    <style:style style:name="P3119" style:parent-style-name="Основнойтекст" style:family="paragraph">
      <style:text-properties fo:font-size="13pt" style:font-size-asian="13pt"/>
    </style:style>
    <style:style style:name="P312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21" style:parent-style-name="Основнойтекст" style:family="paragraph">
      <style:text-properties fo:font-style="italic" style:font-style-asian="italic" fo:font-size="13pt" style:font-size-asian="13pt"/>
    </style:style>
    <style:style style:name="P3122" style:parent-style-name="Основнойтекст" style:family="paragraph">
      <style:paragraph-properties fo:margin-top="0in" fo:margin-left="1.6937in">
        <style:tab-stops/>
      </style:paragraph-properties>
    </style:style>
    <style:style style:name="P3123" style:parent-style-name="Основнойтекст" style:master-page-name="MP85" style:family="paragraph">
      <style:paragraph-properties fo:break-before="page" fo:margin-top="0.0069in"/>
    </style:style>
    <style:style style:name="P312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12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13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131" style:parent-style-name="Основнойтекст" style:family="paragraph">
      <style:paragraph-properties fo:margin-top="0.0013in"/>
      <style:text-properties fo:font-size="13pt" style:font-size-asian="13pt"/>
    </style:style>
    <style:style style:name="P3132" style:parent-style-name="Обычный" style:family="paragraph">
      <style:paragraph-properties fo:margin-left="0.4631in">
        <style:tab-stops/>
      </style:paragraph-properties>
    </style:style>
    <style:style style:name="T3133" style:parent-style-name="Основнойшрифтабзаца" style:family="text">
      <style:text-properties fo:font-style="italic" style:font-style-asian="italic" fo:font-size="12pt" style:font-size-asian="12pt"/>
    </style:style>
    <style:style style:name="T3134" style:parent-style-name="Основнойшрифтабзаца" style:family="text">
      <style:text-properties fo:font-size="12pt" style:font-size-asian="12pt"/>
    </style:style>
    <style:style style:name="T3135" style:parent-style-name="Основнойшрифтабзаца" style:family="text">
      <style:text-properties fo:font-style="italic" style:font-style-asian="italic" fo:font-size="12pt" style:font-size-asian="12pt"/>
    </style:style>
    <style:style style:name="T3136" style:parent-style-name="Основнойшрифтабзаца" style:family="text">
      <style:text-properties fo:font-size="12pt" style:font-size-asian="12pt"/>
    </style:style>
    <style:style style:name="P3137" style:parent-style-name="Основнойтекст" style:family="paragraph">
      <style:text-properties fo:font-size="13pt" style:font-size-asian="13pt"/>
    </style:style>
    <style:style style:name="P3138" style:parent-style-name="Основнойтекст" style:family="paragraph">
      <style:paragraph-properties fo:margin-top="0in" fo:margin-left="1.6937in">
        <style:tab-stops/>
      </style:paragraph-properties>
    </style:style>
    <style:style style:name="P3139" style:parent-style-name="Основнойтекст" style:family="paragraph">
      <style:text-properties fo:font-size="13pt" style:font-size-asian="13pt"/>
    </style:style>
    <style:style style:name="P314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41" style:parent-style-name="Основнойтекст" style:family="paragraph">
      <style:text-properties fo:font-style="italic" style:font-style-asian="italic" fo:font-size="13pt" style:font-size-asian="13pt"/>
    </style:style>
    <style:style style:name="P3142" style:parent-style-name="Основнойтекст" style:family="paragraph">
      <style:paragraph-properties fo:margin-top="0in" fo:margin-left="1.6937in">
        <style:tab-stops/>
      </style:paragraph-properties>
    </style:style>
    <style:style style:name="P3143" style:parent-style-name="Основнойтекст" style:family="paragraph">
      <style:text-properties fo:font-size="13pt" style:font-size-asian="13pt"/>
    </style:style>
    <style:style style:name="P314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45" style:parent-style-name="Основнойтекст" style:family="paragraph">
      <style:text-properties fo:font-style="italic" style:font-style-asian="italic" fo:font-size="13pt" style:font-size-asian="13pt"/>
    </style:style>
    <style:style style:name="P3146" style:parent-style-name="Основнойтекст" style:family="paragraph">
      <style:paragraph-properties fo:margin-top="0in" fo:margin-left="1.6937in">
        <style:tab-stops/>
      </style:paragraph-properties>
    </style:style>
    <style:style style:name="P3147" style:parent-style-name="Основнойтекст" style:family="paragraph">
      <style:paragraph-properties fo:margin-top="0.0013in"/>
      <style:text-properties fo:font-size="13pt" style:font-size-asian="13pt"/>
    </style:style>
    <style:style style:name="P314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49" style:parent-style-name="Основнойтекст" style:family="paragraph">
      <style:text-properties fo:font-style="italic" style:font-style-asian="italic" fo:font-size="13pt" style:font-size-asian="13pt"/>
    </style:style>
    <style:style style:name="P3150" style:parent-style-name="Основнойтекст" style:family="paragraph">
      <style:paragraph-properties fo:margin-top="0in" fo:margin-left="1.6937in">
        <style:tab-stops/>
      </style:paragraph-properties>
    </style:style>
    <style:style style:name="P3151" style:parent-style-name="Основнойтекст" style:family="paragraph">
      <style:text-properties fo:font-size="13pt" style:font-size-asian="13pt"/>
    </style:style>
    <style:style style:name="P315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53" style:parent-style-name="Основнойтекст" style:family="paragraph">
      <style:text-properties fo:font-style="italic" style:font-style-asian="italic" fo:font-size="13pt" style:font-size-asian="13pt"/>
    </style:style>
    <style:style style:name="P3154" style:parent-style-name="Основнойтекст" style:family="paragraph">
      <style:paragraph-properties fo:margin-top="0in" fo:margin-left="1.6937in">
        <style:tab-stops/>
      </style:paragraph-properties>
    </style:style>
    <style:style style:name="P3155" style:parent-style-name="Основнойтекст" style:family="paragraph">
      <style:text-properties fo:font-size="13pt" style:font-size-asian="13pt"/>
    </style:style>
    <style:style style:name="P315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57" style:parent-style-name="Основнойтекст" style:family="paragraph">
      <style:text-properties fo:font-style="italic" style:font-style-asian="italic" fo:font-size="13pt" style:font-size-asian="13pt"/>
    </style:style>
    <style:style style:name="P3158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3159" style:parent-style-name="Основнойтекст" style:family="paragraph">
      <style:paragraph-properties fo:margin-top="0.002in"/>
      <style:text-properties fo:font-size="12.5pt" style:font-size-asian="12.5pt"/>
    </style:style>
    <style:style style:name="P316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61" style:parent-style-name="Основнойтекст" style:family="paragraph">
      <style:text-properties fo:font-style="italic" style:font-style-asian="italic" fo:font-size="13pt" style:font-size-asian="13pt"/>
    </style:style>
    <style:style style:name="P3162" style:parent-style-name="Основнойтекст" style:family="paragraph">
      <style:paragraph-properties fo:margin-top="0in" fo:margin-left="1.6937in">
        <style:tab-stops/>
      </style:paragraph-properties>
    </style:style>
    <style:style style:name="P3163" style:parent-style-name="Основнойтекст" style:family="paragraph">
      <style:text-properties fo:font-size="13pt" style:font-size-asian="13pt"/>
    </style:style>
    <style:style style:name="P3164" style:parent-style-name="Обычный" style:family="paragraph">
      <style:paragraph-properties fo:margin-top="0.0006in" fo:line-height="103%" fo:margin-left="0.4631in" fo:margin-right="1.8326in">
        <style:tab-stops/>
      </style:paragraph-properties>
      <style:text-properties fo:font-style="italic" style:font-style-asian="italic" fo:font-size="12pt" style:font-size-asian="12pt"/>
    </style:style>
    <style:style style:name="P3165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166" style:parent-style-name="Основнойтекст" style:family="paragraph">
      <style:paragraph-properties fo:margin-top="0in" fo:margin-left="1.6937in">
        <style:tab-stops/>
      </style:paragraph-properties>
    </style:style>
    <style:style style:name="P3167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316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169" style:parent-style-name="Основнойтекст" style:family="paragraph">
      <style:text-properties fo:font-size="13pt" style:font-size-asian="13pt"/>
    </style:style>
    <style:style style:name="P317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17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172" style:parent-style-name="Основнойтекст" style:family="paragraph">
      <style:paragraph-properties fo:margin-left="1.6937in">
        <style:tab-stops/>
      </style:paragraph-properties>
    </style:style>
    <style:style style:name="P3173" style:parent-style-name="Основнойтекст" style:family="paragraph">
      <style:text-properties fo:font-size="13pt" style:font-size-asian="13pt"/>
    </style:style>
    <style:style style:name="P317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75" style:parent-style-name="Основнойтекст" style:family="paragraph">
      <style:text-properties fo:font-style="italic" style:font-style-asian="italic" fo:font-size="13pt" style:font-size-asian="13pt"/>
    </style:style>
    <style:style style:name="P3176" style:parent-style-name="Основнойтекст" style:family="paragraph">
      <style:paragraph-properties fo:margin-top="0in" fo:margin-left="1.6937in">
        <style:tab-stops/>
      </style:paragraph-properties>
    </style:style>
    <style:style style:name="P3177" style:parent-style-name="Основнойтекст" style:master-page-name="MP86" style:family="paragraph">
      <style:paragraph-properties fo:break-before="page" fo:margin-top="0.0069in"/>
    </style:style>
    <style:style style:name="P31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183" style:parent-style-name="Основнойтекст" style:family="paragraph">
      <style:text-properties fo:font-style="italic" style:font-style-asian="italic" fo:font-size="13pt" style:font-size-asian="13pt"/>
    </style:style>
    <style:style style:name="P3184" style:parent-style-name="Основнойтекст" style:family="paragraph">
      <style:paragraph-properties fo:margin-top="0in" fo:margin-left="1.6937in">
        <style:tab-stops/>
      </style:paragraph-properties>
    </style:style>
    <style:style style:name="P3185" style:parent-style-name="Основнойтекст" style:family="paragraph">
      <style:paragraph-properties fo:margin-top="0.0013in"/>
      <style:text-properties fo:font-size="13pt" style:font-size-asian="13pt"/>
    </style:style>
    <style:style style:name="P318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187" style:parent-style-name="Основнойтекст" style:family="paragraph">
      <style:text-properties fo:font-style="italic" style:font-style-asian="italic" fo:font-size="13pt" style:font-size-asian="13pt"/>
    </style:style>
    <style:style style:name="P3188" style:parent-style-name="Основнойтекст" style:family="paragraph">
      <style:paragraph-properties fo:margin-top="0in" fo:margin-left="1.6937in">
        <style:tab-stops/>
      </style:paragraph-properties>
    </style:style>
    <style:style style:name="P3189" style:parent-style-name="Основнойтекст" style:master-page-name="MP87" style:family="paragraph">
      <style:paragraph-properties fo:break-before="page" fo:margin-top="0.0069in"/>
      <style:text-properties fo:font-size="12.5pt" style:font-size-asian="12.5pt"/>
    </style:style>
    <style:style style:name="P3194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195" style:parent-style-name="Обычный" style:family="paragraph">
      <style:paragraph-properties fo:margin-top="0.1555in" fo:line-height="103%" fo:margin-left="0.4631in" fo:margin-right="2.7298in">
        <style:tab-stops/>
      </style:paragraph-properties>
    </style:style>
    <style:style style:name="T3196" style:parent-style-name="Основнойшрифтабзаца" style:family="text">
      <style:text-properties fo:font-style="italic" style:font-style-asian="italic" fo:font-size="12pt" style:font-size-asian="12pt"/>
    </style:style>
    <style:style style:name="T3197" style:parent-style-name="Основнойшрифтабзаца" style:family="text">
      <style:text-properties fo:font-size="12pt" style:font-size-asian="12pt"/>
    </style:style>
    <style:style style:name="T3198" style:parent-style-name="Основнойшрифтабзаца" style:family="text">
      <style:text-properties fo:font-style="italic" style:font-style-asian="italic" fo:font-size="12pt" style:font-size-asian="12pt"/>
    </style:style>
    <style:style style:name="T3199" style:parent-style-name="Основнойшрифтабзаца" style:family="text">
      <style:text-properties fo:font-size="12pt" style:font-size-asian="12pt"/>
    </style:style>
    <style:style style:name="T3200" style:parent-style-name="Основнойшрифтабзаца" style:family="text">
      <style:text-properties fo:font-style="italic" style:font-style-asian="italic" fo:font-size="12pt" style:font-size-asian="12pt"/>
    </style:style>
    <style:style style:name="T3201" style:parent-style-name="Основнойшрифтабзаца" style:family="text">
      <style:text-properties fo:font-size="12pt" style:font-size-asian="12pt"/>
    </style:style>
    <style:style style:name="T3202" style:parent-style-name="Основнойшрифтабзаца" style:family="text">
      <style:text-properties fo:font-style="italic" style:font-style-asian="italic" fo:font-size="12pt" style:font-size-asian="12pt"/>
    </style:style>
    <style:style style:name="T3203" style:parent-style-name="Основнойшрифтабзаца" style:family="text">
      <style:text-properties fo:font-size="12pt" style:font-size-asian="12pt"/>
    </style:style>
    <style:style style:name="T3204" style:parent-style-name="Основнойшрифтабзаца" style:family="text">
      <style:text-properties fo:font-style="italic" style:font-style-asian="italic" fo:font-size="12pt" style:font-size-asian="12pt"/>
    </style:style>
    <style:style style:name="T3205" style:parent-style-name="Основнойшрифтабзаца" style:family="text">
      <style:text-properties fo:font-size="12pt" style:font-size-asian="12pt"/>
    </style:style>
    <style:style style:name="T3206" style:parent-style-name="Основнойшрифтабзаца" style:family="text">
      <style:text-properties fo:font-style="italic" style:font-style-asian="italic" fo:font-size="12pt" style:font-size-asian="12pt"/>
    </style:style>
    <style:style style:name="P3207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208" style:parent-style-name="Основнойтекст" style:family="paragraph">
      <style:paragraph-properties fo:margin-top="0in" fo:line-height="103%" fo:margin-left="1.6937in" fo:margin-right="1.6562in">
        <style:tab-stops/>
      </style:paragraph-properties>
    </style:style>
    <style:style style:name="P3209" style:parent-style-name="Основнойтекст" style:family="paragraph">
      <style:paragraph-properties fo:margin-top="0.002in"/>
      <style:text-properties fo:font-size="12.5pt" style:font-size-asian="12.5pt"/>
    </style:style>
    <style:style style:name="P3210" style:parent-style-name="Обычный" style:family="paragraph">
      <style:paragraph-properties fo:line-height="103%" fo:margin-left="0.4631in" fo:margin-right="3.8104in">
        <style:tab-stops/>
      </style:paragraph-properties>
      <style:text-properties fo:font-style="italic" style:font-style-asian="italic" fo:font-size="12pt" style:font-size-asian="12pt"/>
    </style:style>
    <style:style style:name="P3211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3212" style:parent-style-name="Основнойтекст" style:family="paragraph">
      <style:paragraph-properties fo:margin-top="0in" fo:margin-left="1.6937in">
        <style:tab-stops/>
      </style:paragraph-properties>
    </style:style>
    <style:style style:name="P321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21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215" style:parent-style-name="Основнойтекст" style:family="paragraph">
      <style:text-properties fo:font-size="13pt" style:font-size-asian="13pt"/>
    </style:style>
    <style:style style:name="P321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17" style:parent-style-name="Основнойтекст" style:family="paragraph">
      <style:text-properties fo:font-style="italic" style:font-style-asian="italic" fo:font-size="13pt" style:font-size-asian="13pt"/>
    </style:style>
    <style:style style:name="P3218" style:parent-style-name="Основнойтекст" style:family="paragraph">
      <style:paragraph-properties fo:margin-top="0in" fo:margin-left="1.6937in">
        <style:tab-stops/>
      </style:paragraph-properties>
    </style:style>
    <style:style style:name="P3219" style:parent-style-name="Основнойтекст" style:family="paragraph">
      <style:text-properties fo:font-size="13pt" style:font-size-asian="13pt"/>
    </style:style>
    <style:style style:name="P322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21" style:parent-style-name="Основнойтекст" style:family="paragraph">
      <style:text-properties fo:font-style="italic" style:font-style-asian="italic" fo:font-size="13pt" style:font-size-asian="13pt"/>
    </style:style>
    <style:style style:name="P3222" style:parent-style-name="Основнойтекст" style:family="paragraph">
      <style:paragraph-properties fo:margin-left="1.6937in">
        <style:tab-stops/>
      </style:paragraph-properties>
    </style:style>
    <style:style style:name="P3223" style:parent-style-name="Основнойтекст" style:family="paragraph">
      <style:text-properties fo:font-size="13pt" style:font-size-asian="13pt"/>
    </style:style>
    <style:style style:name="P322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25" style:parent-style-name="Основнойтекст" style:family="paragraph">
      <style:text-properties fo:font-style="italic" style:font-style-asian="italic" fo:font-size="13pt" style:font-size-asian="13pt"/>
    </style:style>
    <style:style style:name="P3226" style:parent-style-name="Основнойтекст" style:family="paragraph">
      <style:paragraph-properties fo:margin-top="0in" fo:margin-left="1.6937in">
        <style:tab-stops/>
      </style:paragraph-properties>
    </style:style>
    <style:style style:name="P3227" style:parent-style-name="Основнойтекст" style:family="paragraph">
      <style:text-properties fo:font-size="13pt" style:font-size-asian="13pt"/>
    </style:style>
    <style:style style:name="P322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29" style:parent-style-name="Основнойтекст" style:family="paragraph">
      <style:text-properties fo:font-style="italic" style:font-style-asian="italic" fo:font-size="13pt" style:font-size-asian="13pt"/>
    </style:style>
    <style:style style:name="P3230" style:parent-style-name="Основнойтекст" style:family="paragraph">
      <style:paragraph-properties fo:margin-top="0in" fo:margin-left="1.6937in">
        <style:tab-stops/>
      </style:paragraph-properties>
    </style:style>
    <style:style style:name="P3231" style:parent-style-name="Основнойтекст" style:family="paragraph">
      <style:text-properties fo:font-size="13pt" style:font-size-asian="13pt"/>
    </style:style>
    <style:style style:name="P323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33" style:parent-style-name="Основнойтекст" style:family="paragraph">
      <style:text-properties fo:font-style="italic" style:font-style-asian="italic" fo:font-size="13pt" style:font-size-asian="13pt"/>
    </style:style>
    <style:style style:name="P3234" style:parent-style-name="Основнойтекст" style:family="paragraph">
      <style:paragraph-properties fo:margin-left="1.6937in">
        <style:tab-stops/>
      </style:paragraph-properties>
    </style:style>
    <style:style style:name="P3235" style:parent-style-name="Основнойтекст" style:family="paragraph">
      <style:paragraph-properties fo:margin-top="0.0083in" fo:line-height="103%" fo:margin-left="1.6937in" fo:margin-right="2.4333in">
        <style:tab-stops/>
      </style:paragraph-properties>
    </style:style>
    <style:style style:name="T3236" style:parent-style-name="Основнойшрифтабзаца" style:family="text">
      <style:text-properties fo:letter-spacing="-0.002in"/>
    </style:style>
    <style:style style:name="T3237" style:parent-style-name="Основнойшрифтабзаца" style:family="text">
      <style:text-properties fo:letter-spacing="-0.002in"/>
    </style:style>
    <style:style style:name="T3238" style:parent-style-name="Основнойшрифтабзаца" style:family="text">
      <style:text-properties fo:letter-spacing="-0.0048in"/>
    </style:style>
    <style:style style:name="P3239" style:parent-style-name="Основнойтекст" style:family="paragraph">
      <style:paragraph-properties fo:margin-top="0.002in"/>
      <style:text-properties fo:font-size="12.5pt" style:font-size-asian="12.5pt"/>
    </style:style>
    <style:style style:name="P324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41" style:parent-style-name="Основнойтекст" style:family="paragraph">
      <style:text-properties fo:font-style="italic" style:font-style-asian="italic" fo:font-size="13pt" style:font-size-asian="13pt"/>
    </style:style>
    <style:style style:name="P3242" style:parent-style-name="Основнойтекст" style:family="paragraph">
      <style:paragraph-properties fo:margin-top="0in" fo:line-height="103%" fo:margin-left="1.6937in" fo:margin-right="2.2826in">
        <style:tab-stops/>
      </style:paragraph-properties>
    </style:style>
    <style:style style:name="P3243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3244" style:parent-style-name="Основнойтекст" style:master-page-name="MP88" style:family="paragraph">
      <style:paragraph-properties fo:break-before="page" fo:margin-top="0.0069in"/>
      <style:text-properties fo:font-size="12.5pt" style:font-size-asian="12.5pt"/>
    </style:style>
    <style:style style:name="P324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250" style:parent-style-name="Основнойтекст" style:family="paragraph">
      <style:paragraph-properties fo:text-align="justify" fo:margin-top="0.1555in" fo:line-height="103%" fo:margin-left="0.0694in" fo:margin-right="0.0986in" fo:text-indent="0.393in">
        <style:tab-stops/>
      </style:paragraph-properties>
    </style:style>
    <style:style style:name="T3251" style:parent-style-name="Основнойшрифтабзаца" style:family="text">
      <style:text-properties fo:font-style="italic" style:font-style-asian="italic" fo:letter-spacing="-0.0034in"/>
    </style:style>
    <style:style style:name="T3252" style:parent-style-name="Основнойшрифтабзаца" style:family="text">
      <style:text-properties fo:font-style="italic" style:font-style-asian="italic"/>
    </style:style>
    <style:style style:name="T3253" style:parent-style-name="Основнойшрифтабзаца" style:family="text">
      <style:text-properties fo:font-style="italic" style:font-style-asian="italic"/>
    </style:style>
    <style:style style:name="T3254" style:parent-style-name="Основнойшрифтабзаца" style:family="text">
      <style:text-properties fo:letter-spacing="-0.002in"/>
    </style:style>
    <style:style style:name="T3255" style:parent-style-name="Основнойшрифтабзаца" style:family="text">
      <style:text-properties fo:letter-spacing="-0.0027in"/>
    </style:style>
    <style:style style:name="T3256" style:parent-style-name="Основнойшрифтабзаца" style:family="text">
      <style:text-properties fo:letter-spacing="-0.0027in"/>
    </style:style>
    <style:style style:name="T3257" style:parent-style-name="Основнойшрифтабзаца" style:family="text">
      <style:text-properties fo:letter-spacing="-0.0034in"/>
    </style:style>
    <style:style style:name="T3258" style:parent-style-name="Основнойшрифтабзаца" style:family="text">
      <style:text-properties fo:letter-spacing="-0.0027in"/>
    </style:style>
    <style:style style:name="T3259" style:parent-style-name="Основнойшрифтабзаца" style:family="text">
      <style:text-properties fo:letter-spacing="-0.0034in"/>
    </style:style>
    <style:style style:name="T3260" style:parent-style-name="Основнойшрифтабзаца" style:family="text">
      <style:text-properties fo:font-style="italic" style:font-style-asian="italic"/>
    </style:style>
    <style:style style:name="T3261" style:parent-style-name="Основнойшрифтабзаца" style:family="text">
      <style:text-properties fo:letter-spacing="-0.0034in"/>
    </style:style>
    <style:style style:name="T3262" style:parent-style-name="Основнойшрифтабзаца" style:family="text">
      <style:text-properties fo:letter-spacing="-0.0027in"/>
    </style:style>
    <style:style style:name="P3263" style:parent-style-name="Обычный" style:family="paragraph">
      <style:paragraph-properties fo:text-align="justify" fo:margin-top="0.002in" fo:margin-left="0.4631in">
        <style:tab-stops/>
      </style:paragraph-properties>
      <style:text-properties fo:font-style="italic" style:font-style-asian="italic" fo:font-size="12pt" style:font-size-asian="12pt"/>
    </style:style>
    <style:style style:name="P3264" style:parent-style-name="Основнойтекст" style:family="paragraph">
      <style:text-properties fo:font-style="italic" style:font-style-asian="italic" fo:font-size="13pt" style:font-size-asian="13pt"/>
    </style:style>
    <style:style style:name="P3265" style:parent-style-name="Основнойтекст" style:family="paragraph">
      <style:paragraph-properties fo:margin-top="0in" fo:line-height="105%" fo:margin-left="1.6937in" fo:margin-right="1.6104in">
        <style:tab-stops/>
      </style:paragraph-properties>
    </style:style>
    <style:style style:name="T3266" style:parent-style-name="Основнойшрифтабзаца" style:family="text">
      <style:text-properties fo:language="en" fo:country="US"/>
    </style:style>
    <style:style style:name="T3267" style:parent-style-name="Основнойшрифтабзаца" style:family="text">
      <style:text-properties fo:language="en" fo:country="US"/>
    </style:style>
    <style:style style:name="T3268" style:parent-style-name="Основнойшрифтабзаца" style:family="text">
      <style:text-properties fo:language="en" fo:country="US"/>
    </style:style>
    <style:style style:name="T3269" style:parent-style-name="Основнойшрифтабзаца" style:family="text">
      <style:text-properties fo:language="en" fo:country="US"/>
    </style:style>
    <style:style style:name="P3270" style:parent-style-name="Основнойтекст" style:family="paragraph">
      <style:paragraph-properties fo:margin-top="0.0062in"/>
      <style:text-properties fo:language="en" fo:country="US"/>
    </style:style>
    <style:style style:name="P327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72" style:parent-style-name="Основнойтекст" style:family="paragraph">
      <style:text-properties fo:font-style="italic" style:font-style-asian="italic" fo:font-size="13pt" style:font-size-asian="13pt"/>
    </style:style>
    <style:style style:name="P3273" style:parent-style-name="Основнойтекст" style:family="paragraph">
      <style:paragraph-properties fo:margin-top="0in" fo:margin-left="1.6937in">
        <style:tab-stops/>
      </style:paragraph-properties>
    </style:style>
    <style:style style:name="P3274" style:parent-style-name="Основнойтекст" style:family="paragraph">
      <style:text-properties fo:font-size="13pt" style:font-size-asian="13pt"/>
    </style:style>
    <style:style style:name="P327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76" style:parent-style-name="Основнойтекст" style:family="paragraph">
      <style:text-properties fo:font-style="italic" style:font-style-asian="italic" fo:font-size="13pt" style:font-size-asian="13pt"/>
    </style:style>
    <style:style style:name="P3277" style:parent-style-name="Основнойтекст" style:family="paragraph">
      <style:paragraph-properties fo:margin-top="0in" fo:margin-left="1.6937in">
        <style:tab-stops/>
      </style:paragraph-properties>
    </style:style>
    <style:style style:name="P3278" style:parent-style-name="Основнойтекст" style:family="paragraph">
      <style:text-properties fo:font-size="13pt" style:font-size-asian="13pt"/>
    </style:style>
    <style:style style:name="P327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80" style:parent-style-name="Основнойтекст" style:family="paragraph">
      <style:text-properties fo:font-style="italic" style:font-style-asian="italic" fo:font-size="13pt" style:font-size-asian="13pt"/>
    </style:style>
    <style:style style:name="P3281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328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28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284" style:parent-style-name="Основнойтекст" style:family="paragraph">
      <style:paragraph-properties fo:margin-top="0.0083in" fo:line-height="103%" fo:margin-left="1.6937in" fo:margin-right="2.4354in">
        <style:tab-stops/>
      </style:paragraph-properties>
    </style:style>
    <style:style style:name="P3285" style:parent-style-name="Основнойтекст" style:family="paragraph">
      <style:paragraph-properties fo:margin-top="0.0027in" fo:line-height="103%" fo:margin-left="1.6937in" fo:margin-right="2.4055in">
        <style:tab-stops/>
      </style:paragraph-properties>
    </style:style>
    <style:style style:name="P3286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3287" style:parent-style-name="Основнойтекст" style:family="paragraph">
      <style:paragraph-properties fo:margin-top="0.002in"/>
      <style:text-properties fo:font-size="12.5pt" style:font-size-asian="12.5pt"/>
    </style:style>
    <style:style style:name="P328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89" style:parent-style-name="Основнойтекст" style:family="paragraph">
      <style:text-properties fo:font-style="italic" style:font-style-asian="italic" fo:font-size="13pt" style:font-size-asian="13pt"/>
    </style:style>
    <style:style style:name="P3290" style:parent-style-name="Основнойтекст" style:family="paragraph">
      <style:paragraph-properties fo:margin-top="0in" fo:line-height="103%" fo:margin-left="1.6937in" fo:margin-right="3.1944in">
        <style:tab-stops/>
      </style:paragraph-properties>
    </style:style>
    <style:style style:name="P3291" style:parent-style-name="Основнойтекст" style:family="paragraph">
      <style:paragraph-properties fo:margin-top="0.0013in"/>
      <style:text-properties fo:font-size="12.5pt" style:font-size-asian="12.5pt"/>
    </style:style>
    <style:style style:name="P3292" style:parent-style-name="Основнойтекст" style:family="paragraph">
      <style:paragraph-properties fo:margin-left="0.4631in">
        <style:tab-stops/>
      </style:paragraph-properties>
    </style:style>
    <style:style style:name="P3293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294" style:parent-style-name="Основнойтекст" style:family="paragraph">
      <style:text-properties fo:font-style="italic" style:font-style-asian="italic" fo:font-size="13pt" style:font-size-asian="13pt"/>
    </style:style>
    <style:style style:name="P3295" style:parent-style-name="Основнойтекст" style:family="paragraph">
      <style:paragraph-properties fo:margin-top="0in" fo:margin-left="1.6937in">
        <style:tab-stops/>
      </style:paragraph-properties>
    </style:style>
    <style:style style:name="P3296" style:parent-style-name="Основнойтекст" style:family="paragraph">
      <style:text-properties fo:font-size="13pt" style:font-size-asian="13pt"/>
    </style:style>
    <style:style style:name="P329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298" style:parent-style-name="Основнойтекст" style:family="paragraph">
      <style:text-properties fo:font-style="italic" style:font-style-asian="italic" fo:font-size="13pt" style:font-size-asian="13pt"/>
    </style:style>
    <style:style style:name="P3299" style:parent-style-name="Основнойтекст" style:family="paragraph">
      <style:paragraph-properties fo:margin-top="0in" fo:margin-left="1.6937in">
        <style:tab-stops/>
      </style:paragraph-properties>
    </style:style>
    <style:style style:name="P3300" style:parent-style-name="Основнойтекст" style:family="paragraph">
      <style:paragraph-properties fo:margin-top="0.0611in" fo:line-height="103%" fo:margin-left="1.6937in" fo:margin-right="1.9083in">
        <style:tab-stops/>
      </style:paragraph-properties>
    </style:style>
    <style:style style:name="P330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302" style:parent-style-name="Основнойтекст" style:family="paragraph">
      <style:paragraph-properties fo:margin-top="0.002in"/>
      <style:text-properties fo:font-size="9pt" style:font-size-asian="9pt"/>
    </style:style>
    <style:style style:name="P330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0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0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306" style:parent-style-name="Основнойтекст" style:family="paragraph">
      <style:paragraph-properties fo:margin-top="0.0083in" fo:line-height="103%" fo:margin-left="1.6937in" fo:margin-right="2.5548in">
        <style:tab-stops/>
      </style:paragraph-properties>
    </style:style>
    <style:style style:name="P3307" style:parent-style-name="Основнойтекст" style:family="paragraph">
      <style:paragraph-properties fo:margin-top="0.0027in" fo:line-height="103%" fo:margin-left="1.6937in" fo:margin-right="2.1159in">
        <style:tab-stops/>
      </style:paragraph-properties>
    </style:style>
    <style:style style:name="P3308" style:parent-style-name="Основнойтекст" style:family="paragraph">
      <style:paragraph-properties fo:margin-top="0.0034in"/>
      <style:text-properties fo:font-size="8.5pt" style:font-size-asian="8.5pt"/>
    </style:style>
    <style:style style:name="P330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1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11" style:parent-style-name="Основнойтекст" style:family="paragraph">
      <style:paragraph-properties fo:text-align="center" fo:margin-top="0.0625in" fo:margin-left="0.5708in" fo:margin-right="0.693in">
        <style:tab-stops/>
      </style:paragraph-properties>
    </style:style>
    <style:style style:name="P3312" style:parent-style-name="Основнойтекст" style:family="paragraph">
      <style:paragraph-properties fo:margin-top="0.002in"/>
      <style:text-properties fo:font-size="9pt" style:font-size-asian="9pt"/>
    </style:style>
    <style:style style:name="P331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1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1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316" style:parent-style-name="Основнойтекст" style:family="paragraph">
      <style:paragraph-properties fo:margin-top="0.0083in" fo:line-height="103%" fo:margin-left="1.6937in" fo:margin-right="2.0208in">
        <style:tab-stops/>
      </style:paragraph-properties>
    </style:style>
    <style:style style:name="P3317" style:parent-style-name="Основнойтекст" style:family="paragraph">
      <style:paragraph-properties fo:margin-top="0.002in"/>
      <style:text-properties fo:font-size="12.5pt" style:font-size-asian="12.5pt"/>
    </style:style>
    <style:style style:name="P331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319" style:parent-style-name="Основнойтекст" style:family="paragraph">
      <style:text-properties fo:font-style="italic" style:font-style-asian="italic" fo:font-size="13pt" style:font-size-asian="13pt"/>
    </style:style>
    <style:style style:name="P3320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332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322" style:parent-style-name="Основнойтекст" style:master-page-name="MP89" style:family="paragraph">
      <style:paragraph-properties fo:break-before="page" fo:margin-top="0.0069in"/>
      <style:text-properties fo:font-size="12.5pt" style:font-size-asian="12.5pt"/>
    </style:style>
    <style:style style:name="P332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328" style:parent-style-name="Обычный" style:family="paragraph">
      <style:paragraph-properties fo:margin-top="0.1555in" fo:line-height="103%" fo:margin-left="0.4631in" fo:margin-right="4.6437in">
        <style:tab-stops/>
      </style:paragraph-properties>
    </style:style>
    <style:style style:name="T3329" style:parent-style-name="Основнойшрифтабзаца" style:family="text">
      <style:text-properties fo:font-size="12pt" style:font-size-asian="12pt"/>
    </style:style>
    <style:style style:name="T3330" style:parent-style-name="Основнойшрифтабзаца" style:family="text">
      <style:text-properties fo:font-style="italic" style:font-style-asian="italic" fo:font-size="12pt" style:font-size-asian="12pt"/>
    </style:style>
    <style:style style:name="T3331" style:parent-style-name="Основнойшрифтабзаца" style:family="text">
      <style:text-properties fo:font-size="12pt" style:font-size-asian="12pt"/>
    </style:style>
    <style:style style:name="T3332" style:parent-style-name="Основнойшрифтабзаца" style:family="text">
      <style:text-properties fo:font-style="italic" style:font-style-asian="italic" fo:font-size="12pt" style:font-size-asian="12pt"/>
    </style:style>
    <style:style style:name="P3333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333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335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3336" style:parent-style-name="Основнойтекст" style:family="paragraph">
      <style:paragraph-properties fo:margin-top="0.0013in" fo:line-height="103%" fo:margin-left="1.6937in" fo:margin-right="2.9083in">
        <style:tab-stops/>
      </style:paragraph-properties>
    </style:style>
    <style:style style:name="P3337" style:parent-style-name="Основнойтекст" style:family="paragraph">
      <style:paragraph-properties fo:margin-top="0.002in" fo:line-height="103%" fo:margin-left="1.6937in" fo:margin-right="2.0993in">
        <style:tab-stops/>
      </style:paragraph-properties>
    </style:style>
    <style:style style:name="P333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339" style:parent-style-name="Основнойтекст" style:family="paragraph">
      <style:paragraph-properties fo:margin-top="0.0027in"/>
      <style:text-properties fo:font-size="9pt" style:font-size-asian="9pt"/>
    </style:style>
    <style:style style:name="P334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4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42" style:parent-style-name="Основнойтекст" style:family="paragraph">
      <style:paragraph-properties fo:margin-top="0.0625in" fo:line-height="103%" fo:margin-left="1.6937in" fo:margin-right="2.7743in">
        <style:tab-stops/>
      </style:paragraph-properties>
    </style:style>
    <style:style style:name="T3343" style:parent-style-name="Основнойшрифтабзаца" style:family="text">
      <style:text-properties fo:letter-spacing="-0.0062in"/>
    </style:style>
    <style:style style:name="T3344" style:parent-style-name="Основнойшрифтабзаца" style:family="text">
      <style:text-properties fo:letter-spacing="-0.0048in"/>
    </style:style>
    <style:style style:name="T3345" style:parent-style-name="Основнойшрифтабзаца" style:family="text">
      <style:text-properties fo:letter-spacing="-0.0201in"/>
    </style:style>
    <style:style style:name="T3346" style:parent-style-name="Основнойшрифтабзаца" style:family="text">
      <style:text-properties fo:letter-spacing="-0.0027in"/>
    </style:style>
    <style:style style:name="T3347" style:parent-style-name="Основнойшрифтабзаца" style:family="text">
      <style:text-properties fo:letter-spacing="-0.0006in"/>
    </style:style>
    <style:style style:name="P3348" style:parent-style-name="Основнойтекст" style:family="paragraph">
      <style:paragraph-properties fo:margin-top="0.002in" fo:line-height="103%" fo:margin-left="1.6937in" fo:margin-right="2.5548in">
        <style:tab-stops/>
      </style:paragraph-properties>
    </style:style>
    <style:style style:name="P3349" style:parent-style-name="Основнойтекст" style:family="paragraph">
      <style:paragraph-properties fo:line-height="103%" fo:margin-left="1.6937in" fo:margin-right="2.0743in">
        <style:tab-stops/>
      </style:paragraph-properties>
    </style:style>
    <style:style style:name="P335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351" style:parent-style-name="Основнойтекст" style:family="paragraph">
      <style:paragraph-properties fo:margin-top="0.0027in"/>
      <style:text-properties fo:font-size="9pt" style:font-size-asian="9pt"/>
    </style:style>
    <style:style style:name="P335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5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5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355" style:parent-style-name="Основнойтекст" style:family="paragraph">
      <style:paragraph-properties fo:margin-top="0.002in"/>
      <style:text-properties fo:font-size="9pt" style:font-size-asian="9pt"/>
    </style:style>
    <style:style style:name="P33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358" style:parent-style-name="Основнойтекст" style:family="paragraph">
      <style:paragraph-properties fo:margin-top="0.0625in" fo:line-height="103%" fo:margin-left="1.6937in" fo:margin-right="1.7152in">
        <style:tab-stops/>
      </style:paragraph-properties>
    </style:style>
    <style:style style:name="P3359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3360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361" style:parent-style-name="Основнойтекст" style:family="paragraph">
      <style:text-properties fo:font-size="13pt" style:font-size-asian="13pt"/>
    </style:style>
    <style:style style:name="P3362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3363" style:parent-style-name="Основнойтекст" style:family="paragraph">
      <style:paragraph-properties fo:margin-top="0.0013in"/>
      <style:text-properties fo:font-size="12.5pt" style:font-size-asian="12.5pt"/>
    </style:style>
    <style:style style:name="P3364" style:parent-style-name="Основнойтекст" style:family="paragraph">
      <style:paragraph-properties fo:margin-left="1.6937in">
        <style:tab-stops/>
      </style:paragraph-properties>
    </style:style>
    <style:style style:name="P3365" style:parent-style-name="Основнойтекст" style:family="paragraph">
      <style:paragraph-properties fo:margin-top="0.0083in" fo:line-height="103%" fo:margin-left="1.6937in" fo:margin-right="1.7875in">
        <style:tab-stops/>
      </style:paragraph-properties>
    </style:style>
    <style:style style:name="T3366" style:parent-style-name="Основнойшрифтабзаца" style:family="text">
      <style:text-properties fo:letter-spacing="-0.0208in"/>
    </style:style>
    <style:style style:name="T3367" style:parent-style-name="Основнойшрифтабзаца" style:family="text">
      <style:text-properties fo:letter-spacing="-0.002in"/>
    </style:style>
    <style:style style:name="T3368" style:parent-style-name="Основнойшрифтабзаца" style:family="text">
      <style:text-properties fo:letter-spacing="-0.0027in"/>
    </style:style>
    <style:style style:name="T3369" style:parent-style-name="Основнойшрифтабзаца" style:family="text">
      <style:text-properties fo:letter-spacing="-0.0027in"/>
    </style:style>
    <style:style style:name="T3370" style:parent-style-name="Основнойшрифтабзаца" style:family="text">
      <style:text-properties fo:letter-spacing="-0.002in"/>
    </style:style>
    <style:style style:name="T3371" style:parent-style-name="Основнойшрифтабзаца" style:family="text">
      <style:text-properties fo:letter-spacing="-0.0055in"/>
    </style:style>
    <style:style style:name="P3372" style:parent-style-name="Основнойтекст" style:family="paragraph">
      <style:paragraph-properties fo:margin-top="0.0041in"/>
      <style:text-properties fo:font-size="8.5pt" style:font-size-asian="8.5pt"/>
    </style:style>
    <style:style style:name="P337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74" style:parent-style-name="Обычный" style:master-page-name="MP90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3379" style:parent-style-name="Основнойтекст" style:family="paragraph">
      <style:text-properties fo:font-style="italic" style:font-style-asian="italic" fo:font-size="13pt" style:font-size-asian="13pt"/>
    </style:style>
    <style:style style:name="P3380" style:parent-style-name="Основнойтекст" style:family="paragraph">
      <style:paragraph-properties fo:margin-top="0in" fo:margin-left="1.6937in">
        <style:tab-stops/>
      </style:paragraph-properties>
    </style:style>
    <style:style style:name="P338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382" style:parent-style-name="Основнойтекст" style:family="paragraph">
      <style:paragraph-properties fo:margin-top="0.0013in"/>
      <style:text-properties fo:font-size="13pt" style:font-size-asian="13pt"/>
    </style:style>
    <style:style style:name="P338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384" style:parent-style-name="Основнойтекст" style:family="paragraph">
      <style:text-properties fo:font-style="italic" style:font-style-asian="italic" fo:font-size="13pt" style:font-size-asian="13pt"/>
    </style:style>
    <style:style style:name="P3385" style:parent-style-name="Основнойтекст" style:family="paragraph">
      <style:paragraph-properties fo:margin-top="0in" fo:margin-left="1.6937in">
        <style:tab-stops/>
      </style:paragraph-properties>
    </style:style>
    <style:style style:name="P3386" style:parent-style-name="Основнойтекст" style:family="paragraph">
      <style:text-properties fo:font-size="13pt" style:font-size-asian="13pt"/>
    </style:style>
    <style:style style:name="P338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388" style:parent-style-name="Основнойтекст" style:family="paragraph">
      <style:text-properties fo:font-style="italic" style:font-style-asian="italic" fo:font-size="13pt" style:font-size-asian="13pt"/>
    </style:style>
    <style:style style:name="P3389" style:parent-style-name="Основнойтекст" style:family="paragraph">
      <style:paragraph-properties fo:margin-top="0in" fo:margin-left="1.6937in">
        <style:tab-stops/>
      </style:paragraph-properties>
    </style:style>
    <style:style style:name="P3390" style:parent-style-name="Основнойтекст" style:family="paragraph">
      <style:text-properties fo:font-size="13pt" style:font-size-asian="13pt"/>
    </style:style>
    <style:style style:name="P339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392" style:parent-style-name="Основнойтекст" style:family="paragraph">
      <style:text-properties fo:font-style="italic" style:font-style-asian="italic" fo:font-size="13pt" style:font-size-asian="13pt"/>
    </style:style>
    <style:style style:name="P3393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P3394" style:parent-style-name="Основнойтекст" style:family="paragraph">
      <style:paragraph-properties fo:margin-top="0.002in" fo:line-height="103%" fo:margin-left="1.6937in" fo:margin-right="1.9083in">
        <style:tab-stops/>
      </style:paragraph-properties>
    </style:style>
    <style:style style:name="P3395" style:parent-style-name="Основнойтекст" style:master-page-name="MP91" style:family="paragraph">
      <style:paragraph-properties fo:break-before="page" fo:margin-top="0.0069in"/>
      <style:text-properties fo:font-size="12.5pt" style:font-size-asian="12.5pt"/>
    </style:style>
    <style:style style:name="P340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401" style:parent-style-name="Обычный" style:family="paragraph">
      <style:paragraph-properties fo:margin-top="0.1555in" fo:line-height="103%" fo:margin-left="0.4631in" fo:margin-right="4.375in">
        <style:tab-stops/>
      </style:paragraph-properties>
    </style:style>
    <style:style style:name="T3402" style:parent-style-name="Основнойшрифтабзаца" style:family="text">
      <style:text-properties fo:font-size="12pt" style:font-size-asian="12pt"/>
    </style:style>
    <style:style style:name="T3403" style:parent-style-name="Основнойшрифтабзаца" style:family="text">
      <style:text-properties fo:font-style="italic" style:font-style-asian="italic" fo:font-size="12pt" style:font-size-asian="12pt"/>
    </style:style>
    <style:style style:name="T3404" style:parent-style-name="Основнойшрифтабзаца" style:family="text">
      <style:text-properties fo:font-size="12pt" style:font-size-asian="12pt"/>
    </style:style>
    <style:style style:name="T3405" style:parent-style-name="Основнойшрифтабзаца" style:family="text">
      <style:text-properties fo:font-style="italic" style:font-style-asian="italic" fo:font-size="12pt" style:font-size-asian="12pt"/>
    </style:style>
    <style:style style:name="P3406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340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408" style:parent-style-name="Основнойтекст" style:family="paragraph">
      <style:paragraph-properties fo:margin-top="0.0083in" fo:line-height="103%" fo:margin-left="1.6937in" fo:margin-right="1.4736in">
        <style:tab-stops/>
      </style:paragraph-properties>
    </style:style>
    <style:style style:name="P3409" style:parent-style-name="Основнойтекст" style:family="paragraph">
      <style:paragraph-properties fo:margin-top="0.0013in" fo:line-height="103%" fo:margin-left="1.6937in" fo:margin-right="1.4965in">
        <style:tab-stops/>
      </style:paragraph-properties>
    </style:style>
    <style:style style:name="P3410" style:parent-style-name="Основнойтекст" style:family="paragraph">
      <style:paragraph-properties fo:margin-top="0.0034in"/>
      <style:text-properties fo:font-size="8.5pt" style:font-size-asian="8.5pt"/>
    </style:style>
    <style:style style:name="P341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1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413" style:parent-style-name="Основнойтекст" style:family="paragraph">
      <style:paragraph-properties fo:text-align="center" fo:margin-top="0.0625in" fo:margin-left="0.5708in" fo:margin-right="0.7937in">
        <style:tab-stops/>
      </style:paragraph-properties>
    </style:style>
    <style:style style:name="P3414" style:parent-style-name="Основнойтекст" style:master-page-name="MP92" style:family="paragraph">
      <style:paragraph-properties fo:break-before="page" fo:margin-top="0.0069in"/>
      <style:text-properties fo:font-size="12.5pt" style:font-size-asian="12.5pt"/>
    </style:style>
    <style:style style:name="P341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420" style:parent-style-name="Обычный" style:family="paragraph">
      <style:paragraph-properties fo:margin-top="0.1555in" fo:line-height="103%" fo:margin-left="0.4631in" fo:margin-right="3.3493in">
        <style:tab-stops/>
      </style:paragraph-properties>
    </style:style>
    <style:style style:name="T3421" style:parent-style-name="Основнойшрифтабзаца" style:family="text">
      <style:text-properties fo:font-size="12pt" style:font-size-asian="12pt"/>
    </style:style>
    <style:style style:name="T3422" style:parent-style-name="Основнойшрифтабзаца" style:family="text">
      <style:text-properties fo:font-style="italic" style:font-style-asian="italic" fo:font-size="12pt" style:font-size-asian="12pt"/>
    </style:style>
    <style:style style:name="T3423" style:parent-style-name="Основнойшрифтабзаца" style:family="text">
      <style:text-properties fo:font-size="12pt" style:font-size-asian="12pt"/>
    </style:style>
    <style:style style:name="T3424" style:parent-style-name="Основнойшрифтабзаца" style:family="text">
      <style:text-properties fo:font-style="italic" style:font-style-asian="italic" fo:font-size="12pt" style:font-size-asian="12pt"/>
    </style:style>
    <style:style style:name="T3425" style:parent-style-name="Основнойшрифтабзаца" style:family="text">
      <style:text-properties fo:font-size="12pt" style:font-size-asian="12pt"/>
    </style:style>
    <style:style style:name="T3426" style:parent-style-name="Основнойшрифтабзаца" style:family="text">
      <style:text-properties fo:font-style="italic" style:font-style-asian="italic" fo:font-size="12pt" style:font-size-asian="12pt"/>
    </style:style>
    <style:style style:name="P3427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428" style:parent-style-name="Основнойтекст" style:family="paragraph">
      <style:paragraph-properties fo:margin-top="0in" fo:margin-left="1.6937in">
        <style:tab-stops/>
      </style:paragraph-properties>
    </style:style>
    <style:style style:name="P342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430" style:parent-style-name="Основнойтекст" style:family="paragraph">
      <style:text-properties fo:font-size="13pt" style:font-size-asian="13pt"/>
    </style:style>
    <style:style style:name="P343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32" style:parent-style-name="Основнойтекст" style:family="paragraph">
      <style:text-properties fo:font-style="italic" style:font-style-asian="italic" fo:font-size="13pt" style:font-size-asian="13pt"/>
    </style:style>
    <style:style style:name="P3433" style:parent-style-name="Основнойтекст" style:family="paragraph">
      <style:paragraph-properties fo:margin-top="0in" fo:line-height="103%" fo:margin-left="1.6937in" fo:margin-right="2.3256in">
        <style:tab-stops/>
      </style:paragraph-properties>
    </style:style>
    <style:style style:name="P3434" style:parent-style-name="Основнойтекст" style:family="paragraph">
      <style:paragraph-properties fo:margin-top="0.0013in"/>
      <style:text-properties fo:font-size="12.5pt" style:font-size-asian="12.5pt"/>
    </style:style>
    <style:style style:name="P343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36" style:parent-style-name="Основнойтекст" style:family="paragraph">
      <style:text-properties fo:font-style="italic" style:font-style-asian="italic" fo:font-size="13pt" style:font-size-asian="13pt"/>
    </style:style>
    <style:style style:name="P3437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3438" style:parent-style-name="Основнойтекст" style:family="paragraph">
      <style:paragraph-properties fo:margin-top="0.002in"/>
      <style:text-properties fo:font-size="12.5pt" style:font-size-asian="12.5pt"/>
    </style:style>
    <style:style style:name="P343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40" style:parent-style-name="Основнойтекст" style:family="paragraph">
      <style:text-properties fo:font-style="italic" style:font-style-asian="italic" fo:font-size="13pt" style:font-size-asian="13pt"/>
    </style:style>
    <style:style style:name="P3441" style:parent-style-name="Основнойтекст" style:family="paragraph">
      <style:paragraph-properties fo:margin-top="0in" fo:line-height="103%" fo:margin-left="1.6937in" fo:margin-right="2.3437in">
        <style:tab-stops/>
      </style:paragraph-properties>
    </style:style>
    <style:style style:name="P3442" style:parent-style-name="Основнойтекст" style:family="paragraph">
      <style:paragraph-properties fo:margin-top="0.002in"/>
      <style:text-properties fo:font-size="12.5pt" style:font-size-asian="12.5pt"/>
    </style:style>
    <style:style style:name="P344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44" style:parent-style-name="Основнойтекст" style:family="paragraph">
      <style:text-properties fo:font-style="italic" style:font-style-asian="italic" fo:font-size="13pt" style:font-size-asian="13pt"/>
    </style:style>
    <style:style style:name="P3445" style:parent-style-name="Основнойтекст" style:family="paragraph">
      <style:paragraph-properties fo:margin-top="0in" fo:margin-left="1.6937in">
        <style:tab-stops/>
      </style:paragraph-properties>
    </style:style>
    <style:style style:name="P3446" style:parent-style-name="Основнойтекст" style:family="paragraph">
      <style:text-properties fo:font-size="13pt" style:font-size-asian="13pt"/>
    </style:style>
    <style:style style:name="P344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48" style:parent-style-name="Основнойтекст" style:family="paragraph">
      <style:text-properties fo:font-style="italic" style:font-style-asian="italic" fo:font-size="13pt" style:font-size-asian="13pt"/>
    </style:style>
    <style:style style:name="P3449" style:parent-style-name="Основнойтекст" style:family="paragraph">
      <style:paragraph-properties fo:margin-top="0in" fo:margin-left="1.6937in">
        <style:tab-stops/>
      </style:paragraph-properties>
    </style:style>
    <style:style style:name="P345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451" style:parent-style-name="Основнойтекст" style:family="paragraph">
      <style:text-properties fo:font-size="13pt" style:font-size-asian="13pt"/>
    </style:style>
    <style:style style:name="P345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53" style:parent-style-name="Основнойтекст" style:family="paragraph">
      <style:text-properties fo:font-style="italic" style:font-style-asian="italic" fo:font-size="13pt" style:font-size-asian="13pt"/>
    </style:style>
    <style:style style:name="P3454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3455" style:parent-style-name="Основнойтекст" style:family="paragraph">
      <style:paragraph-properties fo:margin-top="0.0013in"/>
      <style:text-properties fo:font-size="12.5pt" style:font-size-asian="12.5pt"/>
    </style:style>
    <style:style style:name="P3456" style:parent-style-name="Обычный" style:family="paragraph">
      <style:paragraph-properties fo:line-height="103%" fo:margin-left="0.4631in" fo:margin-right="3.9326in">
        <style:tab-stops/>
      </style:paragraph-properties>
      <style:text-properties fo:font-style="italic" style:font-style-asian="italic" fo:font-size="12pt" style:font-size-asian="12pt"/>
    </style:style>
    <style:style style:name="P3457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3458" style:parent-style-name="Основнойтекст" style:family="paragraph">
      <style:paragraph-properties fo:margin-top="0in" fo:line-height="103%" fo:margin-left="1.6937in" fo:margin-right="2.125in">
        <style:tab-stops/>
      </style:paragraph-properties>
    </style:style>
    <style:style style:name="P345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46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461" style:parent-style-name="Основнойтекст" style:family="paragraph">
      <style:text-properties fo:font-size="13pt" style:font-size-asian="13pt"/>
    </style:style>
    <style:style style:name="P346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63" style:parent-style-name="Основнойтекст" style:family="paragraph">
      <style:text-properties fo:font-style="italic" style:font-style-asian="italic" fo:font-size="13pt" style:font-size-asian="13pt"/>
    </style:style>
    <style:style style:name="P3464" style:parent-style-name="Основнойтекст" style:family="paragraph">
      <style:paragraph-properties fo:margin-left="1.6937in">
        <style:tab-stops/>
      </style:paragraph-properties>
    </style:style>
    <style:style style:name="P3465" style:parent-style-name="Основнойтекст" style:master-page-name="MP93" style:family="paragraph">
      <style:paragraph-properties fo:break-before="page" fo:margin-top="0.0611in" fo:margin-left="1.6937in">
        <style:tab-stops/>
      </style:paragraph-properties>
    </style:style>
    <style:style style:name="P3470" style:parent-style-name="Основнойтекст" style:family="paragraph">
      <style:paragraph-properties fo:margin-top="0.002in"/>
      <style:text-properties fo:font-size="9pt" style:font-size-asian="9pt"/>
    </style:style>
    <style:style style:name="P347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7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47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474" style:parent-style-name="Основнойтекст" style:family="paragraph">
      <style:paragraph-properties fo:margin-top="0.0027in"/>
      <style:text-properties fo:font-size="9pt" style:font-size-asian="9pt"/>
    </style:style>
    <style:style style:name="P3475" style:parent-style-name="Обычный" style:family="paragraph">
      <style:paragraph-properties fo:margin-top="0.0625in" fo:line-height="103%" fo:margin-left="0.4631in" fo:margin-right="5.4694in">
        <style:tab-stops/>
      </style:paragraph-properties>
      <style:text-properties fo:font-style="italic" style:font-style-asian="italic" fo:font-size="12pt" style:font-size-asian="12pt"/>
    </style:style>
    <style:style style:name="P3476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3477" style:parent-style-name="Основнойтекст" style:family="paragraph">
      <style:paragraph-properties fo:margin-top="0.0625in" fo:line-height="103%" fo:margin-left="1.6937in" fo:margin-right="1.2534in">
        <style:tab-stops/>
      </style:paragraph-properties>
    </style:style>
    <style:style style:name="P3478" style:parent-style-name="Основнойтекст" style:family="paragraph">
      <style:paragraph-properties fo:margin-top="0.0034in"/>
      <style:text-properties fo:font-size="8.5pt" style:font-size-asian="8.5pt"/>
    </style:style>
    <style:style style:name="P347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8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48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482" style:parent-style-name="Основнойтекст" style:family="paragraph">
      <style:text-properties fo:font-size="13pt" style:font-size-asian="13pt"/>
    </style:style>
    <style:style style:name="P348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84" style:parent-style-name="Основнойтекст" style:master-page-name="MP94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3489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490" style:parent-style-name="Основнойтекст" style:family="paragraph">
      <style:paragraph-properties fo:margin-top="0.1555in" fo:margin-left="0.4631in">
        <style:tab-stops/>
      </style:paragraph-properties>
    </style:style>
    <style:style style:name="T3491" style:parent-style-name="Основнойшрифтабзаца" style:family="text">
      <style:text-properties fo:font-style="italic" style:font-style-asian="italic"/>
    </style:style>
    <style:style style:name="P3492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493" style:parent-style-name="Основнойтекст" style:family="paragraph">
      <style:text-properties fo:font-style="italic" style:font-style-asian="italic" fo:font-size="13pt" style:font-size-asian="13pt"/>
    </style:style>
    <style:style style:name="P3494" style:parent-style-name="Основнойтекст" style:family="paragraph">
      <style:paragraph-properties fo:margin-top="0in" fo:margin-left="1.6937in">
        <style:tab-stops/>
      </style:paragraph-properties>
    </style:style>
    <style:style style:name="P3495" style:parent-style-name="Основнойтекст" style:family="paragraph">
      <style:text-properties fo:font-size="13pt" style:font-size-asian="13pt"/>
    </style:style>
    <style:style style:name="P349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497" style:parent-style-name="Основнойтекст" style:family="paragraph">
      <style:text-properties fo:font-style="italic" style:font-style-asian="italic" fo:font-size="13pt" style:font-size-asian="13pt"/>
    </style:style>
    <style:style style:name="P3498" style:parent-style-name="Основнойтекст" style:family="paragraph">
      <style:paragraph-properties fo:margin-top="0in" fo:margin-left="1.6937in">
        <style:tab-stops/>
      </style:paragraph-properties>
    </style:style>
    <style:style style:name="P3499" style:parent-style-name="Основнойтекст" style:family="paragraph">
      <style:text-properties fo:font-size="13pt" style:font-size-asian="13pt"/>
    </style:style>
    <style:style style:name="P350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0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502" style:parent-style-name="Основнойтекст" style:family="paragraph">
      <style:paragraph-properties fo:margin-left="1.6937in">
        <style:tab-stops/>
      </style:paragraph-properties>
    </style:style>
    <style:style style:name="T3503" style:parent-style-name="Основнойшрифтабзаца" style:family="text">
      <style:text-properties fo:letter-spacing="-0.0118in"/>
    </style:style>
    <style:style style:name="P3504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3505" style:parent-style-name="Основнойшрифтабзаца" style:family="text">
      <style:text-properties fo:letter-spacing="-0.0222in"/>
    </style:style>
    <style:style style:name="T3506" style:parent-style-name="Основнойшрифтабзаца" style:family="text">
      <style:text-properties fo:letter-spacing="-0.0027in"/>
    </style:style>
    <style:style style:name="T3507" style:parent-style-name="Основнойшрифтабзаца" style:family="text">
      <style:text-properties fo:letter-spacing="0.0013in"/>
    </style:style>
    <style:style style:name="P3508" style:parent-style-name="Основнойтекст" style:family="paragraph">
      <style:paragraph-properties fo:margin-top="0.0013in"/>
      <style:text-properties fo:font-size="12.5pt" style:font-size-asian="12.5pt"/>
    </style:style>
    <style:style style:name="P350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10" style:parent-style-name="Основнойтекст" style:family="paragraph">
      <style:text-properties fo:font-style="italic" style:font-style-asian="italic" fo:font-size="13pt" style:font-size-asian="13pt"/>
    </style:style>
    <style:style style:name="P3511" style:parent-style-name="Основнойтекст" style:family="paragraph">
      <style:paragraph-properties fo:margin-top="0in" fo:margin-left="1.6937in">
        <style:tab-stops/>
      </style:paragraph-properties>
    </style:style>
    <style:style style:name="P3512" style:parent-style-name="Основнойтекст" style:family="paragraph">
      <style:text-properties fo:font-size="13pt" style:font-size-asian="13pt"/>
    </style:style>
    <style:style style:name="P351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14" style:parent-style-name="Основнойтекст" style:family="paragraph">
      <style:text-properties fo:font-style="italic" style:font-style-asian="italic" fo:font-size="13pt" style:font-size-asian="13pt"/>
    </style:style>
    <style:style style:name="P3515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3516" style:parent-style-name="Основнойтекст" style:family="paragraph">
      <style:paragraph-properties fo:margin-top="0.0013in" fo:line-height="103%" fo:margin-left="1.6937in" fo:margin-right="1.6645in">
        <style:tab-stops/>
      </style:paragraph-properties>
    </style:style>
    <style:style style:name="P3517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3518" style:parent-style-name="Основнойтекст" style:family="paragraph">
      <style:paragraph-properties fo:margin-top="0.0013in" fo:line-height="103%" fo:margin-left="1.6937in" fo:margin-right="2.9006in">
        <style:tab-stops/>
      </style:paragraph-properties>
    </style:style>
    <style:style style:name="T3519" style:parent-style-name="Основнойшрифтабзаца" style:family="text">
      <style:text-properties fo:letter-spacing="-0.0027in"/>
    </style:style>
    <style:style style:name="T3520" style:parent-style-name="Основнойшрифтабзаца" style:family="text">
      <style:text-properties fo:letter-spacing="-0.002in"/>
    </style:style>
    <style:style style:name="T3521" style:parent-style-name="Основнойшрифтабзаца" style:family="text">
      <style:text-properties fo:letter-spacing="-0.0027in"/>
    </style:style>
    <style:style style:name="T3522" style:parent-style-name="Основнойшрифтабзаца" style:family="text">
      <style:text-properties fo:letter-spacing="-0.0166in"/>
    </style:style>
    <style:style style:name="P3523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3524" style:parent-style-name="Основнойтекст" style:family="paragraph">
      <style:paragraph-properties fo:margin-top="0.0013in"/>
      <style:text-properties fo:font-size="12.5pt" style:font-size-asian="12.5pt"/>
    </style:style>
    <style:style style:name="P352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26" style:parent-style-name="Основнойтекст" style:master-page-name="MP95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3531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532" style:parent-style-name="Обычный" style:family="paragraph">
      <style:paragraph-properties fo:margin-top="0.1555in" fo:margin-left="0.4631in">
        <style:tab-stops/>
      </style:paragraph-properties>
    </style:style>
    <style:style style:name="T3533" style:parent-style-name="Основнойшрифтабзаца" style:family="text">
      <style:text-properties fo:font-style="italic" style:font-style-asian="italic" fo:font-size="12pt" style:font-size-asian="12pt"/>
    </style:style>
    <style:style style:name="T3534" style:parent-style-name="Основнойшрифтабзаца" style:family="text">
      <style:text-properties fo:font-size="12pt" style:font-size-asian="12pt"/>
    </style:style>
    <style:style style:name="P3535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3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3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38" style:parent-style-name="Основнойтекст" style:family="paragraph">
      <style:paragraph-properties fo:margin-top="0.0083in" fo:line-height="103%" fo:margin-left="1.6937in" fo:margin-right="1.6965in">
        <style:tab-stops/>
      </style:paragraph-properties>
    </style:style>
    <style:style style:name="P3539" style:parent-style-name="Основнойтекст" style:family="paragraph">
      <style:paragraph-properties fo:margin-top="0.0034in"/>
      <style:text-properties fo:font-size="8.5pt" style:font-size-asian="8.5pt"/>
    </style:style>
    <style:style style:name="P3540" style:parent-style-name="Обычный" style:family="paragraph">
      <style:paragraph-properties fo:margin-top="0.0625in" fo:margin-left="0.4631in">
        <style:tab-stops/>
      </style:paragraph-properties>
    </style:style>
    <style:style style:name="T3541" style:parent-style-name="Основнойшрифтабзаца" style:family="text">
      <style:text-properties fo:font-size="12pt" style:font-size-asian="12pt"/>
    </style:style>
    <style:style style:name="T3542" style:parent-style-name="Основнойшрифтабзаца" style:family="text">
      <style:text-properties fo:font-style="italic" style:font-style-asian="italic" fo:font-size="12pt" style:font-size-asian="12pt"/>
    </style:style>
    <style:style style:name="P35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4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45" style:parent-style-name="Основнойтекст" style:family="paragraph">
      <style:paragraph-properties fo:margin-top="0.002in"/>
      <style:text-properties fo:font-size="9pt" style:font-size-asian="9pt"/>
    </style:style>
    <style:style style:name="P354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4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4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49" style:parent-style-name="Основнойтекст" style:family="paragraph">
      <style:paragraph-properties fo:margin-top="0.002in"/>
      <style:text-properties fo:font-size="9pt" style:font-size-asian="9pt"/>
    </style:style>
    <style:style style:name="P35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5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53" style:parent-style-name="Основнойтекст" style:family="paragraph">
      <style:paragraph-properties fo:margin-top="0.0027in"/>
      <style:text-properties fo:font-size="9pt" style:font-size-asian="9pt"/>
    </style:style>
    <style:style style:name="P355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5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5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57" style:parent-style-name="Основнойтекст" style:family="paragraph">
      <style:paragraph-properties fo:margin-top="0.002in"/>
      <style:text-properties fo:font-size="9pt" style:font-size-asian="9pt"/>
    </style:style>
    <style:style style:name="P355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5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6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61" style:parent-style-name="Основнойтекст" style:family="paragraph">
      <style:text-properties fo:font-size="13pt" style:font-size-asian="13pt"/>
    </style:style>
    <style:style style:name="P356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63" style:parent-style-name="Основнойтекст" style:family="paragraph">
      <style:text-properties fo:font-style="italic" style:font-style-asian="italic" fo:font-size="13pt" style:font-size-asian="13pt"/>
    </style:style>
    <style:style style:name="P3564" style:parent-style-name="Основнойтекст" style:family="paragraph">
      <style:paragraph-properties fo:margin-top="0in" fo:margin-left="1.6937in">
        <style:tab-stops/>
      </style:paragraph-properties>
    </style:style>
    <style:style style:name="P3565" style:parent-style-name="Основнойтекст" style:family="paragraph">
      <style:text-properties fo:font-size="13pt" style:font-size-asian="13pt"/>
    </style:style>
    <style:style style:name="P3566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67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568" style:parent-style-name="Основнойтекст" style:family="paragraph">
      <style:paragraph-properties fo:margin-left="1.6937in">
        <style:tab-stops/>
      </style:paragraph-properties>
    </style:style>
    <style:style style:name="P3569" style:parent-style-name="Основнойтекст" style:family="paragraph">
      <style:text-properties fo:font-size="13pt" style:font-size-asian="13pt"/>
    </style:style>
    <style:style style:name="P357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71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72" style:parent-style-name="Основнойтекст" style:family="paragraph">
      <style:text-properties fo:font-style="italic" style:font-style-asian="italic" fo:font-size="13pt" style:font-size-asian="13pt"/>
    </style:style>
    <style:style style:name="P3573" style:parent-style-name="Основнойтекст" style:family="paragraph">
      <style:paragraph-properties fo:margin-top="0in" fo:margin-left="1.6937in">
        <style:tab-stops/>
      </style:paragraph-properties>
    </style:style>
    <style:style style:name="P3574" style:parent-style-name="Основнойтекст" style:family="paragraph">
      <style:text-properties fo:font-size="13pt" style:font-size-asian="13pt"/>
    </style:style>
    <style:style style:name="P3575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76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577" style:parent-style-name="Основнойтекст" style:family="paragraph">
      <style:paragraph-properties fo:margin-left="1.6937in">
        <style:tab-stops/>
      </style:paragraph-properties>
    </style:style>
    <style:style style:name="P3578" style:parent-style-name="Основнойтекст" style:family="paragraph">
      <style:text-properties fo:font-size="13pt" style:font-size-asian="13pt"/>
    </style:style>
    <style:style style:name="P357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580" style:parent-style-name="Основнойтекст" style:master-page-name="MP96" style:family="paragraph">
      <style:paragraph-properties fo:break-before="page" fo:margin-top="0.0611in" fo:margin-left="1.6937in">
        <style:tab-stops/>
      </style:paragraph-properties>
    </style:style>
    <style:style style:name="P3585" style:parent-style-name="Основнойтекст" style:family="paragraph">
      <style:paragraph-properties fo:margin-top="0.002in"/>
      <style:text-properties fo:font-size="9pt" style:font-size-asian="9pt"/>
    </style:style>
    <style:style style:name="P35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58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589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3590" style:parent-style-name="Основнойтекст" style:family="paragraph">
      <style:paragraph-properties fo:margin-top="0.0034in"/>
      <style:text-properties fo:font-size="8.5pt" style:font-size-asian="8.5pt"/>
    </style:style>
    <style:style style:name="P359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592" style:parent-style-name="Основнойтекст" style:master-page-name="MP97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3597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598" style:parent-style-name="Основнойтекст" style:family="paragraph">
      <style:paragraph-properties fo:margin-top="0.1548in" fo:margin-left="0.4631in">
        <style:tab-stops/>
      </style:paragraph-properties>
    </style:style>
    <style:style style:name="P3599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0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01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3602" style:parent-style-name="Основнойтекст" style:family="paragraph">
      <style:paragraph-properties fo:margin-top="0.0034in"/>
      <style:text-properties fo:font-size="8.5pt" style:font-size-asian="8.5pt"/>
    </style:style>
    <style:style style:name="P3603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04" style:parent-style-name="Основнойтекст" style:family="paragraph">
      <style:paragraph-properties fo:margin-top="0.002in"/>
      <style:text-properties fo:font-size="9pt" style:font-size-asian="9pt"/>
    </style:style>
    <style:style style:name="P360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06" style:parent-style-name="Основнойтекст" style:family="paragraph">
      <style:paragraph-properties fo:margin-top="0.002in"/>
      <style:text-properties fo:font-size="9pt" style:font-size-asian="9pt"/>
    </style:style>
    <style:style style:name="P360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08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3609" style:parent-style-name="Основнойтекст" style:family="paragraph">
      <style:paragraph-properties fo:margin-top="0.0618in" fo:margin-left="1.6937in">
        <style:tab-stops/>
      </style:paragraph-properties>
    </style:style>
    <style:style style:name="P3610" style:parent-style-name="Основнойтекст" style:family="paragraph">
      <style:paragraph-properties fo:margin-top="0.0027in"/>
      <style:text-properties fo:font-size="9pt" style:font-size-asian="9pt"/>
    </style:style>
    <style:style style:name="P3611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12" style:parent-style-name="Основнойтекст" style:family="paragraph">
      <style:paragraph-properties fo:margin-top="0.002in"/>
      <style:text-properties fo:font-size="9pt" style:font-size-asian="9pt"/>
    </style:style>
    <style:style style:name="P361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14" style:parent-style-name="Основнойтекст" style:family="paragraph">
      <style:paragraph-properties fo:margin-top="0.002in"/>
      <style:text-properties fo:font-size="9pt" style:font-size-asian="9pt"/>
    </style:style>
    <style:style style:name="P361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1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1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18" style:parent-style-name="Основнойтекст" style:family="paragraph">
      <style:paragraph-properties fo:margin-top="0.002in"/>
      <style:text-properties fo:font-size="9pt" style:font-size-asian="9pt"/>
    </style:style>
    <style:style style:name="P3619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20" style:parent-style-name="Основнойтекст" style:family="paragraph">
      <style:paragraph-properties fo:margin-top="0.002in"/>
      <style:text-properties fo:font-size="9pt" style:font-size-asian="9pt"/>
    </style:style>
    <style:style style:name="P362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22" style:parent-style-name="Основнойтекст" style:family="paragraph">
      <style:paragraph-properties fo:margin-top="0.002in"/>
      <style:text-properties fo:font-size="9pt" style:font-size-asian="9pt"/>
    </style:style>
    <style:style style:name="P362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2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2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26" style:parent-style-name="Основнойтекст" style:family="paragraph">
      <style:paragraph-properties fo:margin-top="0.002in"/>
      <style:text-properties fo:font-size="9pt" style:font-size-asian="9pt"/>
    </style:style>
    <style:style style:name="P3627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28" style:parent-style-name="Основнойтекст" style:family="paragraph">
      <style:paragraph-properties fo:margin-top="0.002in"/>
      <style:text-properties fo:font-size="9pt" style:font-size-asian="9pt"/>
    </style:style>
    <style:style style:name="P362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30" style:parent-style-name="Основнойтекст" style:family="paragraph">
      <style:paragraph-properties fo:margin-top="0.0027in"/>
      <style:text-properties fo:font-size="9pt" style:font-size-asian="9pt"/>
    </style:style>
    <style:style style:name="P363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3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33" style:parent-style-name="Основнойтекст" style:family="paragraph">
      <style:paragraph-properties fo:text-align="center" fo:margin-top="0.0625in" fo:margin-left="0.5708in" fo:margin-right="0.5472in">
        <style:tab-stops/>
      </style:paragraph-properties>
    </style:style>
    <style:style style:name="P3634" style:parent-style-name="Основнойтекст" style:family="paragraph">
      <style:paragraph-properties fo:margin-top="0.002in"/>
      <style:text-properties fo:font-size="9pt" style:font-size-asian="9pt"/>
    </style:style>
    <style:style style:name="P363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36" style:parent-style-name="Основнойтекст" style:master-page-name="MP9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3641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642" style:parent-style-name="Обычный" style:family="paragraph">
      <style:paragraph-properties fo:margin-top="0.1555in" fo:line-height="103%" fo:margin-left="0.4631in" fo:margin-right="4.375in">
        <style:tab-stops/>
      </style:paragraph-properties>
    </style:style>
    <style:style style:name="T3643" style:parent-style-name="Основнойшрифтабзаца" style:family="text">
      <style:text-properties fo:font-size="12pt" style:font-size-asian="12pt"/>
    </style:style>
    <style:style style:name="T3644" style:parent-style-name="Основнойшрифтабзаца" style:family="text">
      <style:text-properties fo:font-style="italic" style:font-style-asian="italic" fo:font-size="12pt" style:font-size-asian="12pt"/>
    </style:style>
    <style:style style:name="T3645" style:parent-style-name="Основнойшрифтабзаца" style:family="text">
      <style:text-properties fo:font-size="12pt" style:font-size-asian="12pt"/>
    </style:style>
    <style:style style:name="P3646" style:parent-style-name="Основнойтекст" style:family="paragraph">
      <style:paragraph-properties fo:margin-top="0.0027in"/>
      <style:text-properties fo:font-size="8.5pt" style:font-size-asian="8.5pt"/>
    </style:style>
    <style:style style:name="P364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48" style:parent-style-name="Основнойтекст" style:family="paragraph">
      <style:paragraph-properties fo:margin-top="0.0083in" fo:line-height="103%" fo:margin-left="1.6937in" fo:margin-right="2.4055in">
        <style:tab-stops/>
      </style:paragraph-properties>
    </style:style>
    <style:style style:name="P3649" style:parent-style-name="Основнойтекст" style:family="paragraph">
      <style:paragraph-properties fo:margin-top="0.0034in"/>
      <style:text-properties fo:font-size="8.5pt" style:font-size-asian="8.5pt"/>
    </style:style>
    <style:style style:name="P365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5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5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53" style:parent-style-name="Основнойтекст" style:family="paragraph">
      <style:paragraph-properties fo:margin-top="0.002in"/>
      <style:text-properties fo:font-size="9pt" style:font-size-asian="9pt"/>
    </style:style>
    <style:style style:name="P3654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55" style:parent-style-name="Основнойтекст" style:family="paragraph">
      <style:paragraph-properties fo:margin-top="0.002in"/>
      <style:text-properties fo:font-size="9pt" style:font-size-asian="9pt"/>
    </style:style>
    <style:style style:name="P365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57" style:parent-style-name="Основнойтекст" style:family="paragraph">
      <style:paragraph-properties fo:margin-top="0.002in"/>
      <style:text-properties fo:font-size="9pt" style:font-size-asian="9pt"/>
    </style:style>
    <style:style style:name="P365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5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6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61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3662" style:parent-style-name="Основнойтекст" style:family="paragraph">
      <style:paragraph-properties fo:margin-top="0.0041in"/>
      <style:text-properties fo:font-size="8.5pt" style:font-size-asian="8.5pt"/>
    </style:style>
    <style:style style:name="P3663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64" style:parent-style-name="Основнойтекст" style:family="paragraph">
      <style:paragraph-properties fo:margin-top="0.002in"/>
      <style:text-properties fo:font-size="9pt" style:font-size-asian="9pt"/>
    </style:style>
    <style:style style:name="P3665" style:parent-style-name="Основнойтекст" style:family="paragraph">
      <style:paragraph-properties fo:text-align="center" fo:margin-top="0.0625in" fo:margin-left="0.5708in" fo:margin-right="0.6333in">
        <style:tab-stops/>
      </style:paragraph-properties>
    </style:style>
    <style:style style:name="P3666" style:parent-style-name="Основнойтекст" style:family="paragraph">
      <style:paragraph-properties fo:margin-top="0.002in"/>
      <style:text-properties fo:font-size="9pt" style:font-size-asian="9pt"/>
    </style:style>
    <style:style style:name="P366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66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66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670" style:parent-style-name="Основнойтекст" style:family="paragraph">
      <style:paragraph-properties fo:margin-top="0.002in"/>
      <style:text-properties fo:font-size="9pt" style:font-size-asian="9pt"/>
    </style:style>
    <style:style style:name="P3671" style:parent-style-name="Основнойтекст" style:family="paragraph">
      <style:paragraph-properties fo:margin-top="0.0625in" fo:margin-left="0.4631in">
        <style:tab-stops/>
      </style:paragraph-properties>
    </style:style>
    <style:style style:name="P3672" style:parent-style-name="Основнойтекст" style:family="paragraph">
      <style:paragraph-properties fo:margin-top="0.002in"/>
      <style:text-properties fo:font-size="9pt" style:font-size-asian="9pt"/>
    </style:style>
    <style:style style:name="P3673" style:parent-style-name="Основнойтекст" style:family="paragraph">
      <style:paragraph-properties fo:margin-top="0.0625in" fo:line-height="103%" fo:margin-left="1.6937in" fo:margin-right="1.9631in">
        <style:tab-stops/>
      </style:paragraph-properties>
    </style:style>
    <style:style style:name="P367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675" style:parent-style-name="Основнойтекст" style:master-page-name="MP99" style:family="paragraph">
      <style:paragraph-properties fo:break-before="page" fo:margin-top="0.0069in"/>
      <style:text-properties fo:font-size="12.5pt" style:font-size-asian="12.5pt"/>
    </style:style>
    <style:style style:name="P3680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681" style:parent-style-name="Обычный" style:family="paragraph">
      <style:paragraph-properties fo:margin-top="0.1555in" fo:line-height="103%" fo:margin-left="0.4631in" fo:margin-right="3.3493in">
        <style:tab-stops/>
      </style:paragraph-properties>
    </style:style>
    <style:style style:name="T3682" style:parent-style-name="Основнойшрифтабзаца" style:family="text">
      <style:text-properties fo:font-style="italic" style:font-style-asian="italic" fo:font-size="12pt" style:font-size-asian="12pt"/>
    </style:style>
    <style:style style:name="T3683" style:parent-style-name="Основнойшрифтабзаца" style:family="text">
      <style:text-properties fo:font-size="12pt" style:font-size-asian="12pt"/>
    </style:style>
    <style:style style:name="T3684" style:parent-style-name="Основнойшрифтабзаца" style:family="text">
      <style:text-properties fo:font-style="italic" style:font-style-asian="italic" fo:font-size="12pt" style:font-size-asian="12pt"/>
    </style:style>
    <style:style style:name="T3685" style:parent-style-name="Основнойшрифтабзаца" style:family="text">
      <style:text-properties fo:font-size="12pt" style:font-size-asian="12pt"/>
    </style:style>
    <style:style style:name="T3686" style:parent-style-name="Основнойшрифтабзаца" style:family="text">
      <style:text-properties fo:font-style="italic" style:font-style-asian="italic" fo:font-size="12pt" style:font-size-asian="12pt"/>
    </style:style>
    <style:style style:name="P3687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688" style:parent-style-name="Основнойтекст" style:family="paragraph">
      <style:paragraph-properties fo:margin-top="0in" fo:line-height="103%" fo:margin-left="1.6937in" fo:margin-right="1.7486in">
        <style:tab-stops/>
      </style:paragraph-properties>
    </style:style>
    <style:style style:name="T3689" style:parent-style-name="Основнойшрифтабзаца" style:family="text">
      <style:text-properties fo:letter-spacing="-0.002in"/>
    </style:style>
    <style:style style:name="T3690" style:parent-style-name="Основнойшрифтабзаца" style:family="text">
      <style:text-properties fo:letter-spacing="-0.0027in"/>
    </style:style>
    <style:style style:name="T3691" style:parent-style-name="Основнойшрифтабзаца" style:family="text">
      <style:text-properties fo:letter-spacing="-0.002in"/>
    </style:style>
    <style:style style:name="P3692" style:parent-style-name="Основнойтекст" style:family="paragraph">
      <style:paragraph-properties fo:margin-top="0.0027in"/>
      <style:text-properties fo:font-size="12.5pt" style:font-size-asian="12.5pt"/>
    </style:style>
    <style:style style:name="P369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694" style:parent-style-name="Основнойтекст" style:family="paragraph">
      <style:text-properties fo:font-style="italic" style:font-style-asian="italic" fo:font-size="13pt" style:font-size-asian="13pt"/>
    </style:style>
    <style:style style:name="P3695" style:parent-style-name="Основнойтекст" style:family="paragraph">
      <style:paragraph-properties fo:margin-top="0in" fo:margin-left="1.6937in">
        <style:tab-stops/>
      </style:paragraph-properties>
    </style:style>
    <style:style style:name="P3696" style:parent-style-name="Основнойтекст" style:family="paragraph">
      <style:text-properties fo:font-size="13pt" style:font-size-asian="13pt"/>
    </style:style>
    <style:style style:name="P369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698" style:parent-style-name="Основнойтекст" style:family="paragraph">
      <style:text-properties fo:font-style="italic" style:font-style-asian="italic" fo:font-size="13pt" style:font-size-asian="13pt"/>
    </style:style>
    <style:style style:name="P3699" style:parent-style-name="Основнойтекст" style:family="paragraph">
      <style:paragraph-properties fo:margin-top="0in" fo:margin-left="1.6937in">
        <style:tab-stops/>
      </style:paragraph-properties>
    </style:style>
    <style:style style:name="P3700" style:parent-style-name="Основнойтекст" style:family="paragraph">
      <style:paragraph-properties fo:margin-top="0.0013in"/>
      <style:text-properties fo:font-size="13pt" style:font-size-asian="13pt"/>
    </style:style>
    <style:style style:name="P370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02" style:parent-style-name="Основнойтекст" style:family="paragraph">
      <style:text-properties fo:font-style="italic" style:font-style-asian="italic" fo:font-size="13pt" style:font-size-asian="13pt"/>
    </style:style>
    <style:style style:name="P3703" style:parent-style-name="Основнойтекст" style:family="paragraph">
      <style:paragraph-properties fo:margin-top="0in" fo:margin-left="1.6937in">
        <style:tab-stops/>
      </style:paragraph-properties>
    </style:style>
    <style:style style:name="P370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705" style:parent-style-name="Основнойтекст" style:family="paragraph">
      <style:text-properties fo:font-size="13pt" style:font-size-asian="13pt"/>
    </style:style>
    <style:style style:name="P370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07" style:parent-style-name="Основнойтекст" style:family="paragraph">
      <style:text-properties fo:font-style="italic" style:font-style-asian="italic" fo:font-size="13pt" style:font-size-asian="13pt"/>
    </style:style>
    <style:style style:name="P3708" style:parent-style-name="Основнойтекст" style:family="paragraph">
      <style:paragraph-properties fo:margin-top="0in" fo:margin-left="1.6937in">
        <style:tab-stops/>
      </style:paragraph-properties>
    </style:style>
    <style:style style:name="P370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710" style:parent-style-name="Основнойтекст" style:family="paragraph">
      <style:text-properties fo:font-size="13pt" style:font-size-asian="13pt"/>
    </style:style>
    <style:style style:name="P371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12" style:parent-style-name="Основнойтекст" style:family="paragraph">
      <style:text-properties fo:font-style="italic" style:font-style-asian="italic" fo:font-size="13pt" style:font-size-asian="13pt"/>
    </style:style>
    <style:style style:name="P3713" style:parent-style-name="Основнойтекст" style:family="paragraph">
      <style:paragraph-properties fo:margin-top="0in" fo:margin-left="1.6937in">
        <style:tab-stops/>
      </style:paragraph-properties>
    </style:style>
    <style:style style:name="P3714" style:parent-style-name="Основнойтекст" style:family="paragraph">
      <style:paragraph-properties fo:margin-top="0.0013in"/>
      <style:text-properties fo:font-size="13pt" style:font-size-asian="13pt"/>
    </style:style>
    <style:style style:name="P371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16" style:parent-style-name="Основнойтекст" style:family="paragraph">
      <style:text-properties fo:font-style="italic" style:font-style-asian="italic" fo:font-size="13pt" style:font-size-asian="13pt"/>
    </style:style>
    <style:style style:name="P3717" style:parent-style-name="Основнойтекст" style:family="paragraph">
      <style:paragraph-properties fo:margin-top="0in" fo:margin-left="1.6937in">
        <style:tab-stops/>
      </style:paragraph-properties>
    </style:style>
    <style:style style:name="P3718" style:parent-style-name="Основнойтекст" style:family="paragraph">
      <style:text-properties fo:font-size="13pt" style:font-size-asian="13pt"/>
    </style:style>
    <style:style style:name="P371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20" style:parent-style-name="Основнойтекст" style:family="paragraph">
      <style:text-properties fo:font-style="italic" style:font-style-asian="italic" fo:font-size="13pt" style:font-size-asian="13pt"/>
    </style:style>
    <style:style style:name="P3721" style:parent-style-name="Основнойтекст" style:family="paragraph">
      <style:paragraph-properties fo:margin-top="0in" fo:margin-left="1.6937in">
        <style:tab-stops/>
      </style:paragraph-properties>
    </style:style>
    <style:style style:name="P372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723" style:parent-style-name="Основнойтекст" style:master-page-name="MP100" style:family="paragraph">
      <style:paragraph-properties fo:break-before="page" fo:margin-top="0.0069in"/>
      <style:text-properties fo:font-size="12.5pt" style:font-size-asian="12.5pt"/>
    </style:style>
    <style:style style:name="P3728" style:parent-style-name="Обычный" style:family="paragraph">
      <style:paragraph-properties fo:text-align="center" fo:margin-top="0.0659in" fo:margin-left="0.5708in" fo:margin-right="0.6034in">
        <style:tab-stops/>
      </style:paragraph-properties>
      <style:text-properties style:font-name="Arial" fo:font-weight="bold" style:font-weight-asian="bold" fo:font-size="16.5pt" style:font-size-asian="16.5pt"/>
    </style:style>
    <style:style style:name="P3729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3730" style:parent-style-name="Основнойшрифтабзаца" style:family="text">
      <style:text-properties fo:font-size="12pt" style:font-size-asian="12pt"/>
    </style:style>
    <style:style style:name="T3731" style:parent-style-name="Основнойшрифтабзаца" style:family="text">
      <style:text-properties fo:font-style="italic" style:font-style-asian="italic" fo:font-size="12pt" style:font-size-asian="12pt"/>
    </style:style>
    <style:style style:name="T3732" style:parent-style-name="Основнойшрифтабзаца" style:family="text">
      <style:text-properties fo:font-size="12pt" style:font-size-asian="12pt"/>
    </style:style>
    <style:style style:name="T3733" style:parent-style-name="Основнойшрифтабзаца" style:family="text">
      <style:text-properties fo:font-style="italic" style:font-style-asian="italic" fo:font-size="12pt" style:font-size-asian="12pt"/>
    </style:style>
    <style:style style:name="T3734" style:parent-style-name="Основнойшрифтабзаца" style:family="text">
      <style:text-properties fo:font-size="12pt" style:font-size-asian="12pt"/>
    </style:style>
    <style:style style:name="T3735" style:parent-style-name="Основнойшрифтабзаца" style:family="text">
      <style:text-properties fo:font-style="italic" style:font-style-asian="italic" fo:font-size="12pt" style:font-size-asian="12pt"/>
    </style:style>
    <style:style style:name="P3736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3737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373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739" style:parent-style-name="Основнойтекст" style:family="paragraph">
      <style:text-properties fo:font-size="13pt" style:font-size-asian="13pt"/>
    </style:style>
    <style:style style:name="P374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741" style:parent-style-name="Основнойтекст" style:family="paragraph">
      <style:text-properties fo:font-style="italic" style:font-style-asian="italic" fo:font-size="13pt" style:font-size-asian="13pt"/>
    </style:style>
    <style:style style:name="P3742" style:parent-style-name="Основнойтекст" style:family="paragraph">
      <style:paragraph-properties fo:margin-top="0in" fo:line-height="103%" fo:margin-left="1.6937in" fo:margin-right="2.7298in">
        <style:tab-stops/>
      </style:paragraph-properties>
    </style:style>
    <style:style style:name="T3743" style:parent-style-name="Основнойшрифтабзаца" style:family="text">
      <style:text-properties fo:font-style="italic" style:font-style-asian="italic"/>
    </style:style>
    <style:style style:name="T3744" style:parent-style-name="Основнойшрифтабзаца" style:family="text">
      <style:text-properties fo:font-style="italic" style:font-style-asian="italic"/>
    </style:style>
    <style:style style:name="T3745" style:parent-style-name="Основнойшрифтабзаца" style:family="text">
      <style:text-properties fo:font-style="italic" style:font-style-asian="italic"/>
    </style:style>
    <style:style style:name="T3746" style:parent-style-name="Основнойшрифтабзаца" style:family="text">
      <style:text-properties fo:font-style="italic" style:font-style-asian="italic"/>
    </style:style>
    <style:style style:name="P3747" style:parent-style-name="Основнойтекст" style:family="paragraph">
      <style:paragraph-properties fo:margin-top="0.002in"/>
      <style:text-properties fo:font-size="12.5pt" style:font-size-asian="12.5pt"/>
    </style:style>
    <style:style style:name="P374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49" style:parent-style-name="Основнойтекст" style:family="paragraph">
      <style:text-properties fo:font-style="italic" style:font-style-asian="italic" fo:font-size="13pt" style:font-size-asian="13pt"/>
    </style:style>
    <style:style style:name="P3750" style:parent-style-name="Основнойтекст" style:family="paragraph">
      <style:paragraph-properties fo:margin-top="0in" fo:margin-left="1.6937in">
        <style:tab-stops/>
      </style:paragraph-properties>
    </style:style>
    <style:style style:name="P3751" style:parent-style-name="Основнойтекст" style:family="paragraph">
      <style:text-properties fo:font-size="13pt" style:font-size-asian="13pt"/>
    </style:style>
    <style:style style:name="P375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53" style:parent-style-name="Основнойтекст" style:family="paragraph">
      <style:paragraph-properties fo:margin-top="0.0041in"/>
      <style:text-properties fo:font-style="italic" style:font-style-asian="italic" fo:font-size="13pt" style:font-size-asian="13pt"/>
    </style:style>
    <style:style style:name="P3754" style:parent-style-name="Основнойтекст" style:family="paragraph">
      <style:paragraph-properties fo:line-height="103%" fo:margin-left="1.6937in" fo:margin-right="2.9729in">
        <style:tab-stops/>
      </style:paragraph-properties>
    </style:style>
    <style:style style:name="T3755" style:parent-style-name="Основнойшрифтабзаца" style:family="text">
      <style:text-properties fo:language="en" fo:country="US"/>
    </style:style>
    <style:style style:name="T3756" style:parent-style-name="Основнойшрифтабзаца" style:family="text">
      <style:text-properties style:text-position="50% 100%" fo:font-size="7pt" style:font-size-asian="7pt" fo:language="en" fo:country="US"/>
    </style:style>
    <style:style style:name="T3757" style:parent-style-name="Основнойшрифтабзаца" style:family="text">
      <style:text-properties fo:language="en" fo:country="US"/>
    </style:style>
    <style:style style:name="T3758" style:parent-style-name="Основнойшрифтабзаца" style:family="text">
      <style:text-properties fo:language="en" fo:country="US"/>
    </style:style>
    <style:style style:name="P3759" style:parent-style-name="Основнойтекст" style:family="paragraph">
      <style:paragraph-properties fo:margin-top="0.0013in"/>
      <style:text-properties fo:font-size="12.5pt" style:font-size-asian="12.5pt" fo:language="en" fo:country="US"/>
    </style:style>
    <style:style style:name="P376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761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2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3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4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5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6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7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8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69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0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1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2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3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4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5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6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7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8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79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0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1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2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3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4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5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6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7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8" style:parent-style-name="Основнойтекст" style:family="paragraph">
      <style:paragraph-properties fo:margin-top="0in"/>
      <style:text-properties fo:font-style="italic" style:font-style-asian="italic" fo:font-size="10pt" style:font-size-asian="10pt"/>
    </style:style>
    <style:style style:name="P3789" style:parent-style-name="Основнойтекст" style:family="paragraph">
      <style:paragraph-properties fo:margin-top="0.0013in"/>
      <style:text-properties fo:font-style="italic" style:font-style-asian="italic" fo:font-size="6.5pt" style:font-size-asian="6.5pt"/>
    </style:style>
    <style:style style:name="P3790" style:parent-style-name="Основнойтекст" style:family="paragraph">
      <style:paragraph-properties fo:margin-top="0.0069in"/>
      <style:text-properties fo:font-style="italic" style:font-style-asian="italic" fo:font-size="12.5pt" style:font-size-asian="12.5pt"/>
    </style:style>
    <style:style style:name="P3791" style:parent-style-name="Обычный" style:family="paragraph">
      <style:paragraph-properties fo:margin-top="0.1555in" fo:line-height="103%" fo:margin-left="0.4631in" fo:margin-right="3.9326in">
        <style:tab-stops/>
      </style:paragraph-properties>
    </style:style>
    <style:style style:name="T3792" style:parent-style-name="Основнойшрифтабзаца" style:family="text">
      <style:text-properties fo:font-style="italic" style:font-style-asian="italic" fo:font-size="12pt" style:font-size-asian="12pt"/>
    </style:style>
    <style:style style:name="T3793" style:parent-style-name="Основнойшрифтабзаца" style:family="text">
      <style:text-properties fo:font-size="12pt" style:font-size-asian="12pt"/>
    </style:style>
    <style:style style:name="T3794" style:parent-style-name="Основнойшрифтабзаца" style:family="text">
      <style:text-properties fo:font-style="italic" style:font-style-asian="italic" fo:font-size="12pt" style:font-size-asian="12pt"/>
    </style:style>
    <style:style style:name="P3795" style:parent-style-name="Основнойтекст" style:family="paragraph">
      <style:paragraph-properties fo:margin-top="0.0034in"/>
      <style:text-properties fo:font-style="italic" style:font-style-asian="italic" fo:font-size="8.5pt" style:font-size-asian="8.5pt"/>
    </style:style>
    <style:style style:name="P3796" style:parent-style-name="Основнойтекст" style:family="paragraph">
      <style:paragraph-properties fo:margin-top="0.0625in" fo:margin-left="1.6937in">
        <style:tab-stops/>
      </style:paragraph-properties>
    </style:style>
    <style:style style:name="T3797" style:parent-style-name="Основнойшрифтабзаца" style:family="text">
      <style:text-properties fo:font-style="italic" style:font-style-asian="italic"/>
    </style:style>
    <style:style style:name="P3798" style:parent-style-name="Основнойтекст" style:family="paragraph">
      <style:paragraph-properties fo:margin-top="0.002in"/>
      <style:text-properties fo:font-size="9pt" style:font-size-asian="9pt"/>
    </style:style>
    <style:style style:name="P379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80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80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802" style:parent-style-name="Основнойтекст" style:family="paragraph">
      <style:text-properties fo:font-size="13pt" style:font-size-asian="13pt"/>
    </style:style>
    <style:style style:name="P380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04" style:parent-style-name="Основнойтекст" style:family="paragraph">
      <style:text-properties fo:font-style="italic" style:font-style-asian="italic" fo:font-size="13pt" style:font-size-asian="13pt"/>
    </style:style>
    <style:style style:name="P3805" style:parent-style-name="Основнойтекст" style:family="paragraph">
      <style:paragraph-properties fo:margin-top="0in" fo:margin-left="1.6937in">
        <style:tab-stops/>
      </style:paragraph-properties>
    </style:style>
    <style:style style:name="P3806" style:parent-style-name="Основнойтекст" style:family="paragraph">
      <style:text-properties fo:font-size="13pt" style:font-size-asian="13pt"/>
    </style:style>
    <style:style style:name="P380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80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809" style:parent-style-name="Основнойтекст" style:family="paragraph">
      <style:paragraph-properties fo:margin-left="1.6937in">
        <style:tab-stops/>
      </style:paragraph-properties>
    </style:style>
    <style:style style:name="P3810" style:parent-style-name="Основнойтекст" style:family="paragraph">
      <style:text-properties fo:font-size="13pt" style:font-size-asian="13pt"/>
    </style:style>
    <style:style style:name="P381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12" style:parent-style-name="Основнойтекст" style:family="paragraph">
      <style:text-properties fo:font-style="italic" style:font-style-asian="italic" fo:font-size="13pt" style:font-size-asian="13pt"/>
    </style:style>
    <style:style style:name="P3813" style:parent-style-name="Основнойтекст" style:family="paragraph">
      <style:paragraph-properties fo:margin-top="0in" fo:margin-left="1.6937in">
        <style:tab-stops/>
      </style:paragraph-properties>
    </style:style>
    <style:style style:name="T3814" style:parent-style-name="Основнойшрифтабзаца" style:family="text">
      <style:text-properties fo:font-style="italic" style:font-style-asian="italic"/>
    </style:style>
    <style:style style:name="P3815" style:parent-style-name="Основнойтекст" style:family="paragraph">
      <style:text-properties fo:font-size="13pt" style:font-size-asian="13pt"/>
    </style:style>
    <style:style style:name="P381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17" style:parent-style-name="Основнойтекст" style:family="paragraph">
      <style:text-properties fo:font-style="italic" style:font-style-asian="italic" fo:font-size="13pt" style:font-size-asian="13pt"/>
    </style:style>
    <style:style style:name="P3818" style:parent-style-name="Основнойтекст" style:family="paragraph">
      <style:paragraph-properties fo:margin-top="0in" fo:margin-left="1.6937in">
        <style:tab-stops/>
      </style:paragraph-properties>
    </style:style>
    <style:style style:name="P3819" style:parent-style-name="Основнойтекст" style:family="paragraph">
      <style:paragraph-properties fo:margin-top="0.0013in"/>
      <style:text-properties fo:font-size="13pt" style:font-size-asian="13pt"/>
    </style:style>
    <style:style style:name="P3820" style:parent-style-name="Обычный" style:family="paragraph">
      <style:paragraph-properties fo:line-height="103%" fo:margin-left="0.4631in" fo:margin-right="4.8937in">
        <style:tab-stops/>
      </style:paragraph-properties>
      <style:text-properties fo:font-style="italic" style:font-style-asian="italic" fo:font-size="12pt" style:font-size-asian="12pt"/>
    </style:style>
    <style:style style:name="P3821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3822" style:parent-style-name="Основнойтекст" style:family="paragraph">
      <style:paragraph-properties fo:margin-top="0in" fo:margin-left="1.6937in">
        <style:tab-stops/>
      </style:paragraph-properties>
    </style:style>
    <style:style style:name="P3823" style:parent-style-name="Основнойтекст" style:family="paragraph">
      <style:paragraph-properties fo:margin-top="0.009in" fo:margin-left="1.6937in">
        <style:tab-stops/>
      </style:paragraph-properties>
    </style:style>
    <style:style style:name="T3824" style:parent-style-name="Основнойшрифтабзаца" style:family="text">
      <style:text-properties fo:font-style="italic" style:font-style-asian="italic"/>
    </style:style>
    <style:style style:name="T3825" style:parent-style-name="Основнойшрифтабзаца" style:family="text">
      <style:text-properties fo:font-style="italic" style:font-style-asian="italic"/>
    </style:style>
    <style:style style:name="P3826" style:parent-style-name="Основнойтекст" style:master-page-name="MP101" style:family="paragraph">
      <style:paragraph-properties fo:break-before="page" fo:margin-top="0.0069in"/>
      <style:text-properties fo:font-size="12.5pt" style:font-size-asian="12.5pt"/>
    </style:style>
    <style:style style:name="P3831" style:parent-style-name="Обычный" style:family="paragraph">
      <style:paragraph-properties fo:margin-top="0.1555in" fo:line-height="103%" fo:margin-left="0.4631in" fo:margin-right="2.7298in">
        <style:tab-stops/>
      </style:paragraph-properties>
    </style:style>
    <style:style style:name="T3832" style:parent-style-name="Основнойшрифтабзаца" style:family="text">
      <style:text-properties fo:font-style="italic" style:font-style-asian="italic" fo:font-size="12pt" style:font-size-asian="12pt"/>
    </style:style>
    <style:style style:name="T3833" style:parent-style-name="Основнойшрифтабзаца" style:family="text">
      <style:text-properties fo:font-size="12pt" style:font-size-asian="12pt"/>
    </style:style>
    <style:style style:name="T3834" style:parent-style-name="Основнойшрифтабзаца" style:family="text">
      <style:text-properties fo:font-style="italic" style:font-style-asian="italic" fo:font-size="12pt" style:font-size-asian="12pt"/>
    </style:style>
    <style:style style:name="T3835" style:parent-style-name="Основнойшрифтабзаца" style:family="text">
      <style:text-properties fo:font-size="12pt" style:font-size-asian="12pt"/>
    </style:style>
    <style:style style:name="T3836" style:parent-style-name="Основнойшрифтабзаца" style:family="text">
      <style:text-properties fo:font-style="italic" style:font-style-asian="italic" fo:font-size="12pt" style:font-size-asian="12pt"/>
    </style:style>
    <style:style style:name="T3837" style:parent-style-name="Основнойшрифтабзаца" style:family="text">
      <style:text-properties fo:font-size="12pt" style:font-size-asian="12pt"/>
    </style:style>
    <style:style style:name="P3838" style:parent-style-name="Основнойтекст" style:family="paragraph">
      <style:paragraph-properties fo:margin-top="0.0013in"/>
      <style:text-properties fo:font-size="12.5pt" style:font-size-asian="12.5pt"/>
    </style:style>
    <style:style style:name="P3839" style:parent-style-name="Основнойтекст" style:family="paragraph">
      <style:paragraph-properties fo:margin-left="1.6937in">
        <style:tab-stops/>
      </style:paragraph-properties>
    </style:style>
    <style:style style:name="T3840" style:parent-style-name="Основнойшрифтабзаца" style:family="text">
      <style:text-properties fo:font-style="italic" style:font-style-asian="italic"/>
    </style:style>
    <style:style style:name="P3841" style:parent-style-name="Основнойтекст" style:family="paragraph">
      <style:paragraph-properties fo:margin-top="0.0083in" fo:margin-left="1.6937in">
        <style:tab-stops/>
      </style:paragraph-properties>
    </style:style>
    <style:style style:name="T3842" style:parent-style-name="Основнойшрифтабзаца" style:family="text">
      <style:text-properties fo:font-style="italic" style:font-style-asian="italic"/>
    </style:style>
    <style:style style:name="P384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844" style:parent-style-name="Основнойтекст" style:family="paragraph">
      <style:text-properties fo:font-size="13pt" style:font-size-asian="13pt"/>
    </style:style>
    <style:style style:name="P384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46" style:parent-style-name="Основнойтекст" style:family="paragraph">
      <style:text-properties fo:font-style="italic" style:font-style-asian="italic" fo:font-size="13pt" style:font-size-asian="13pt"/>
    </style:style>
    <style:style style:name="P3847" style:parent-style-name="Основнойтекст" style:family="paragraph">
      <style:paragraph-properties fo:margin-top="0in" fo:margin-left="1.6937in">
        <style:tab-stops/>
      </style:paragraph-properties>
    </style:style>
    <style:style style:name="P3848" style:parent-style-name="Основнойтекст" style:family="paragraph">
      <style:text-properties fo:font-size="13pt" style:font-size-asian="13pt"/>
    </style:style>
    <style:style style:name="P384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50" style:parent-style-name="Основнойтекст" style:family="paragraph">
      <style:text-properties fo:font-style="italic" style:font-style-asian="italic" fo:font-size="13pt" style:font-size-asian="13pt"/>
    </style:style>
    <style:style style:name="P3851" style:parent-style-name="Основнойтекст" style:family="paragraph">
      <style:paragraph-properties fo:margin-left="1.6937in">
        <style:tab-stops/>
      </style:paragraph-properties>
    </style:style>
    <style:style style:name="P3852" style:parent-style-name="Основнойтекст" style:family="paragraph">
      <style:paragraph-properties fo:margin-top="0.0083in" fo:margin-left="1.6937in">
        <style:tab-stops/>
      </style:paragraph-properties>
    </style:style>
    <style:style style:name="T3853" style:parent-style-name="Основнойшрифтабзаца" style:family="text">
      <style:text-properties fo:font-style="italic" style:font-style-asian="italic"/>
    </style:style>
    <style:style style:name="T3854" style:parent-style-name="Основнойшрифтабзаца" style:family="text">
      <style:text-properties fo:font-style="italic" style:font-style-asian="italic"/>
    </style:style>
    <style:style style:name="P3855" style:parent-style-name="Основнойтекст" style:family="paragraph">
      <style:text-properties fo:font-size="13pt" style:font-size-asian="13pt"/>
    </style:style>
    <style:style style:name="P385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57" style:parent-style-name="Основнойтекст" style:family="paragraph">
      <style:text-properties fo:font-style="italic" style:font-style-asian="italic" fo:font-size="13pt" style:font-size-asian="13pt"/>
    </style:style>
    <style:style style:name="P3858" style:parent-style-name="Основнойтекст" style:family="paragraph">
      <style:paragraph-properties fo:margin-top="0in" fo:margin-left="1.6937in">
        <style:tab-stops/>
      </style:paragraph-properties>
    </style:style>
    <style:style style:name="P3859" style:parent-style-name="Основнойтекст" style:family="paragraph">
      <style:text-properties fo:font-size="13pt" style:font-size-asian="13pt"/>
    </style:style>
    <style:style style:name="P386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61" style:parent-style-name="Основнойтекст" style:family="paragraph">
      <style:text-properties fo:font-style="italic" style:font-style-asian="italic" fo:font-size="13pt" style:font-size-asian="13pt"/>
    </style:style>
    <style:style style:name="P3862" style:parent-style-name="Основнойтекст" style:family="paragraph">
      <style:paragraph-properties fo:margin-top="0in" fo:margin-left="1.6937in">
        <style:tab-stops/>
      </style:paragraph-properties>
    </style:style>
    <style:style style:name="P3863" style:parent-style-name="Основнойтекст" style:family="paragraph">
      <style:paragraph-properties fo:margin-top="0.0013in"/>
      <style:text-properties fo:font-size="13pt" style:font-size-asian="13pt"/>
    </style:style>
    <style:style style:name="P386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65" style:parent-style-name="Основнойтекст" style:family="paragraph">
      <style:text-properties fo:font-style="italic" style:font-style-asian="italic" fo:font-size="13pt" style:font-size-asian="13pt"/>
    </style:style>
    <style:style style:name="P3866" style:parent-style-name="Основнойтекст" style:family="paragraph">
      <style:paragraph-properties fo:margin-top="0in" fo:margin-left="1.6937in">
        <style:tab-stops/>
      </style:paragraph-properties>
    </style:style>
    <style:style style:name="P3867" style:parent-style-name="Основнойтекст" style:family="paragraph">
      <style:text-properties fo:font-size="13pt" style:font-size-asian="13pt"/>
    </style:style>
    <style:style style:name="P386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69" style:parent-style-name="Основнойтекст" style:family="paragraph">
      <style:text-properties fo:font-style="italic" style:font-style-asian="italic" fo:font-size="13pt" style:font-size-asian="13pt"/>
    </style:style>
    <style:style style:name="P3870" style:parent-style-name="Основнойтекст" style:family="paragraph">
      <style:paragraph-properties fo:margin-top="0in" fo:margin-left="1.6937in">
        <style:tab-stops/>
      </style:paragraph-properties>
    </style:style>
    <style:style style:name="P3871" style:parent-style-name="Основнойтекст" style:family="paragraph">
      <style:paragraph-properties fo:margin-top="0.0083in" fo:margin-left="1.6937in">
        <style:tab-stops/>
      </style:paragraph-properties>
    </style:style>
    <style:style style:name="T3872" style:parent-style-name="Основнойшрифтабзаца" style:family="text">
      <style:text-properties fo:font-style="italic" style:font-style-asian="italic"/>
    </style:style>
    <style:style style:name="P3873" style:parent-style-name="Основнойтекст" style:family="paragraph">
      <style:paragraph-properties fo:margin-top="0.0013in"/>
      <style:text-properties fo:font-size="13pt" style:font-size-asian="13pt"/>
    </style:style>
    <style:style style:name="P387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75" style:parent-style-name="Основнойтекст" style:family="paragraph">
      <style:text-properties fo:font-style="italic" style:font-style-asian="italic" fo:font-size="13pt" style:font-size-asian="13pt"/>
    </style:style>
    <style:style style:name="P3876" style:parent-style-name="Основнойтекст" style:family="paragraph">
      <style:paragraph-properties fo:margin-top="0in" fo:margin-left="1.6937in">
        <style:tab-stops/>
      </style:paragraph-properties>
    </style:style>
    <style:style style:name="P3877" style:parent-style-name="Основнойтекст" style:family="paragraph">
      <style:text-properties fo:font-size="13pt" style:font-size-asian="13pt"/>
    </style:style>
    <style:style style:name="P387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879" style:parent-style-name="Основнойтекст" style:family="paragraph">
      <style:text-properties fo:font-style="italic" style:font-style-asian="italic" fo:font-size="13pt" style:font-size-asian="13pt"/>
    </style:style>
    <style:style style:name="P3880" style:parent-style-name="Основнойтекст" style:family="paragraph">
      <style:paragraph-properties fo:margin-top="0in" fo:margin-left="1.6937in">
        <style:tab-stops/>
      </style:paragraph-properties>
    </style:style>
    <style:style style:name="T3881" style:parent-style-name="Основнойшрифтабзаца" style:family="text">
      <style:text-properties fo:font-style="italic" style:font-style-asian="italic"/>
    </style:style>
    <style:style style:name="P388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883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3884" style:parent-style-name="Основнойтекст" style:master-page-name="MP102" style:family="paragraph">
      <style:paragraph-properties fo:break-before="page" fo:margin-top="0.0069in"/>
      <style:text-properties fo:font-size="12.5pt" style:font-size-asian="12.5pt"/>
    </style:style>
    <style:style style:name="P3889" style:parent-style-name="Обычный" style:family="paragraph">
      <style:paragraph-properties fo:margin-top="0.1555in" fo:line-height="103%" fo:margin-left="0.0694in" fo:text-indent="0.393in">
        <style:tab-stops/>
      </style:paragraph-properties>
    </style:style>
    <style:style style:name="T3890" style:parent-style-name="Основнойшрифтабзаца" style:family="text">
      <style:text-properties fo:letter-spacing="-0.0034in" fo:font-size="12pt" style:font-size-asian="12pt"/>
    </style:style>
    <style:style style:name="T3891" style:parent-style-name="Основнойшрифтабзаца" style:family="text">
      <style:text-properties fo:letter-spacing="-0.0125in" fo:font-size="12pt" style:font-size-asian="12pt"/>
    </style:style>
    <style:style style:name="T3892" style:parent-style-name="Основнойшрифтабзаца" style:family="text">
      <style:text-properties fo:font-size="12pt" style:font-size-asian="12pt"/>
    </style:style>
    <style:style style:name="T3893" style:parent-style-name="Основнойшрифтабзаца" style:family="text">
      <style:text-properties fo:letter-spacing="-0.0118in" fo:font-size="12pt" style:font-size-asian="12pt"/>
    </style:style>
    <style:style style:name="T3894" style:parent-style-name="Основнойшрифтабзаца" style:family="text">
      <style:text-properties fo:font-size="12pt" style:font-size-asian="12pt"/>
    </style:style>
    <style:style style:name="T3895" style:parent-style-name="Основнойшрифтабзаца" style:family="text">
      <style:text-properties fo:letter-spacing="-0.0118in" fo:font-size="12pt" style:font-size-asian="12pt"/>
    </style:style>
    <style:style style:name="T3896" style:parent-style-name="Основнойшрифтабзаца" style:family="text">
      <style:text-properties fo:font-size="12pt" style:font-size-asian="12pt"/>
    </style:style>
    <style:style style:name="T3897" style:parent-style-name="Основнойшрифтабзаца" style:family="text">
      <style:text-properties fo:letter-spacing="-0.0118in" fo:font-size="12pt" style:font-size-asian="12pt"/>
    </style:style>
    <style:style style:name="T3898" style:parent-style-name="Основнойшрифтабзаца" style:family="text">
      <style:text-properties fo:font-size="12pt" style:font-size-asian="12pt"/>
    </style:style>
    <style:style style:name="T3899" style:parent-style-name="Основнойшрифтабзаца" style:family="text">
      <style:text-properties fo:letter-spacing="-0.0125in" fo:font-size="12pt" style:font-size-asian="12pt"/>
    </style:style>
    <style:style style:name="T3900" style:parent-style-name="Основнойшрифтабзаца" style:family="text">
      <style:text-properties fo:font-size="12pt" style:font-size-asian="12pt"/>
    </style:style>
    <style:style style:name="T3901" style:parent-style-name="Основнойшрифтабзаца" style:family="text">
      <style:text-properties fo:letter-spacing="-0.0118in" fo:font-size="12pt" style:font-size-asian="12pt"/>
    </style:style>
    <style:style style:name="T3902" style:parent-style-name="Основнойшрифтабзаца" style:family="text">
      <style:text-properties fo:letter-spacing="-0.002in" fo:font-size="12pt" style:font-size-asian="12pt"/>
    </style:style>
    <style:style style:name="T3903" style:parent-style-name="Основнойшрифтабзаца" style:family="text">
      <style:text-properties fo:letter-spacing="-0.0118in" fo:font-size="12pt" style:font-size-asian="12pt"/>
    </style:style>
    <style:style style:name="T3904" style:parent-style-name="Основнойшрифтабзаца" style:family="text">
      <style:text-properties fo:font-size="12pt" style:font-size-asian="12pt"/>
    </style:style>
    <style:style style:name="T3905" style:parent-style-name="Основнойшрифтабзаца" style:family="text">
      <style:text-properties fo:letter-spacing="-0.0062in" fo:font-size="12pt" style:font-size-asian="12pt"/>
    </style:style>
    <style:style style:name="T3906" style:parent-style-name="Основнойшрифтабзаца" style:family="text">
      <style:text-properties fo:font-style="italic" style:font-style-asian="italic" fo:font-size="12pt" style:font-size-asian="12pt"/>
    </style:style>
    <style:style style:name="T3907" style:parent-style-name="Основнойшрифтабзаца" style:family="text">
      <style:text-properties fo:font-style="italic" style:font-style-asian="italic" fo:letter-spacing="-0.0125in" fo:font-size="12pt" style:font-size-asian="12pt"/>
    </style:style>
    <style:style style:name="T3908" style:parent-style-name="Основнойшрифтабзаца" style:family="text">
      <style:text-properties fo:font-style="italic" style:font-style-asian="italic" fo:font-size="12pt" style:font-size-asian="12pt"/>
    </style:style>
    <style:style style:name="T3909" style:parent-style-name="Основнойшрифтабзаца" style:family="text">
      <style:text-properties fo:font-style="italic" style:font-style-asian="italic" fo:letter-spacing="-0.0118in" fo:font-size="12pt" style:font-size-asian="12pt"/>
    </style:style>
    <style:style style:name="T3910" style:parent-style-name="Основнойшрифтабзаца" style:family="text">
      <style:text-properties fo:font-style="italic" style:font-style-asian="italic" fo:font-size="12pt" style:font-size-asian="12pt"/>
    </style:style>
    <style:style style:name="T3911" style:parent-style-name="Основнойшрифтабзаца" style:family="text">
      <style:text-properties fo:font-style="italic" style:font-style-asian="italic" fo:letter-spacing="-0.0041in" fo:font-size="12pt" style:font-size-asian="12pt"/>
    </style:style>
    <style:style style:name="T3912" style:parent-style-name="Основнойшрифтабзаца" style:family="text">
      <style:text-properties fo:font-style="italic" style:font-style-asian="italic" fo:font-size="12pt" style:font-size-asian="12pt"/>
    </style:style>
    <style:style style:name="T3913" style:parent-style-name="Основнойшрифтабзаца" style:family="text">
      <style:text-properties fo:font-style="italic" style:font-style-asian="italic" fo:letter-spacing="-0.0034in" fo:font-size="12pt" style:font-size-asian="12pt"/>
    </style:style>
    <style:style style:name="T3914" style:parent-style-name="Основнойшрифтабзаца" style:family="text">
      <style:text-properties fo:font-style="italic" style:font-style-asian="italic" fo:font-size="12pt" style:font-size-asian="12pt"/>
    </style:style>
    <style:style style:name="T3915" style:parent-style-name="Основнойшрифтабзаца" style:family="text">
      <style:text-properties fo:font-style="italic" style:font-style-asian="italic" fo:letter-spacing="-0.0041in" fo:font-size="12pt" style:font-size-asian="12pt"/>
    </style:style>
    <style:style style:name="T3916" style:parent-style-name="Основнойшрифтабзаца" style:family="text">
      <style:text-properties fo:font-style="italic" style:font-style-asian="italic" fo:font-size="12pt" style:font-size-asian="12pt"/>
    </style:style>
    <style:style style:name="T3917" style:parent-style-name="Основнойшрифтабзаца" style:family="text">
      <style:text-properties fo:font-style="italic" style:font-style-asian="italic" fo:letter-spacing="-0.0041in" fo:font-size="12pt" style:font-size-asian="12pt"/>
    </style:style>
    <style:style style:name="T3918" style:parent-style-name="Основнойшрифтабзаца" style:family="text">
      <style:text-properties fo:font-style="italic" style:font-style-asian="italic" fo:font-size="12pt" style:font-size-asian="12pt"/>
    </style:style>
    <style:style style:name="T3919" style:parent-style-name="Основнойшрифтабзаца" style:family="text">
      <style:text-properties fo:font-size="12pt" style:font-size-asian="12pt"/>
    </style:style>
    <style:style style:name="T3920" style:parent-style-name="Основнойшрифтабзаца" style:family="text">
      <style:text-properties fo:letter-spacing="-0.0034in" fo:font-size="12pt" style:font-size-asian="12pt"/>
    </style:style>
    <style:style style:name="T3921" style:parent-style-name="Основнойшрифтабзаца" style:family="text">
      <style:text-properties fo:font-style="italic" style:font-style-asian="italic" fo:font-size="12pt" style:font-size-asian="12pt"/>
    </style:style>
    <style:style style:name="T3922" style:parent-style-name="Основнойшрифтабзаца" style:family="text">
      <style:text-properties fo:font-style="italic" style:font-style-asian="italic" fo:letter-spacing="-0.0034in" fo:font-size="12pt" style:font-size-asian="12pt"/>
    </style:style>
    <style:style style:name="T3923" style:parent-style-name="Основнойшрифтабзаца" style:family="text">
      <style:text-properties fo:font-style="italic" style:font-style-asian="italic" fo:font-size="12pt" style:font-size-asian="12pt"/>
    </style:style>
    <style:style style:name="T3924" style:parent-style-name="Основнойшрифтабзаца" style:family="text">
      <style:text-properties fo:font-size="12pt" style:font-size-asian="12pt"/>
    </style:style>
    <style:style style:name="T3925" style:parent-style-name="Основнойшрифтабзаца" style:family="text">
      <style:text-properties fo:letter-spacing="-0.0034in" fo:font-size="12pt" style:font-size-asian="12pt"/>
    </style:style>
    <style:style style:name="T3926" style:parent-style-name="Основнойшрифтабзаца" style:family="text">
      <style:text-properties fo:letter-spacing="-0.002in" fo:font-size="12pt" style:font-size-asian="12pt"/>
    </style:style>
    <style:style style:name="T3927" style:parent-style-name="Основнойшрифтабзаца" style:family="text">
      <style:text-properties fo:letter-spacing="-0.0041in" fo:font-size="12pt" style:font-size-asian="12pt"/>
    </style:style>
    <style:style style:name="T3928" style:parent-style-name="Основнойшрифтабзаца" style:family="text">
      <style:text-properties fo:font-style="italic" style:font-style-asian="italic" fo:font-size="12pt" style:font-size-asian="12pt"/>
    </style:style>
    <style:style style:name="T3929" style:parent-style-name="Основнойшрифтабзаца" style:family="text">
      <style:text-properties fo:font-style="italic" style:font-style-asian="italic" fo:letter-spacing="-0.0041in" fo:font-size="12pt" style:font-size-asian="12pt"/>
    </style:style>
    <style:style style:name="T3930" style:parent-style-name="Основнойшрифтабзаца" style:family="text">
      <style:text-properties fo:font-size="12pt" style:font-size-asian="12pt"/>
    </style:style>
    <style:style style:name="T3931" style:parent-style-name="Основнойшрифтабзаца" style:family="text">
      <style:text-properties fo:letter-spacing="-0.0041in" fo:font-size="12pt" style:font-size-asian="12pt"/>
    </style:style>
    <style:style style:name="T3932" style:parent-style-name="Основнойшрифтабзаца" style:family="text">
      <style:text-properties fo:font-size="12pt" style:font-size-asian="12pt"/>
    </style:style>
    <style:style style:name="T3933" style:parent-style-name="Основнойшрифтабзаца" style:family="text">
      <style:text-properties fo:letter-spacing="-0.0034in" fo:font-size="12pt" style:font-size-asian="12pt"/>
    </style:style>
    <style:style style:name="T3934" style:parent-style-name="Основнойшрифтабзаца" style:family="text">
      <style:text-properties fo:font-size="12pt" style:font-size-asian="12pt"/>
    </style:style>
    <style:style style:name="P3935" style:parent-style-name="Обычный" style:family="paragraph">
      <style:paragraph-properties fo:margin-top="0.0013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36" style:parent-style-name="Основнойтекст" style:family="paragraph">
      <style:text-properties fo:font-style="italic" style:font-style-asian="italic" fo:font-size="13pt" style:font-size-asian="13pt"/>
    </style:style>
    <style:style style:name="P3937" style:parent-style-name="Основнойтекст" style:family="paragraph">
      <style:paragraph-properties fo:margin-top="0in" fo:line-height="103%" fo:margin-left="1.6937in" fo:margin-right="2.6784in">
        <style:tab-stops/>
      </style:paragraph-properties>
    </style:style>
    <style:style style:name="P3938" style:parent-style-name="Основнойтекст" style:family="paragraph">
      <style:paragraph-properties fo:margin-top="0.0027in"/>
      <style:text-properties fo:font-size="12.5pt" style:font-size-asian="12.5pt"/>
    </style:style>
    <style:style style:name="P393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40" style:parent-style-name="Основнойтекст" style:family="paragraph">
      <style:text-properties fo:font-style="italic" style:font-style-asian="italic" fo:font-size="13pt" style:font-size-asian="13pt"/>
    </style:style>
    <style:style style:name="P3941" style:parent-style-name="Основнойтекст" style:family="paragraph">
      <style:paragraph-properties fo:margin-top="0in" fo:margin-left="1.6937in">
        <style:tab-stops/>
      </style:paragraph-properties>
    </style:style>
    <style:style style:name="P3942" style:parent-style-name="Основнойтекст" style:family="paragraph">
      <style:text-properties fo:font-size="13pt" style:font-size-asian="13pt"/>
    </style:style>
    <style:style style:name="P394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44" style:parent-style-name="Основнойтекст" style:family="paragraph">
      <style:text-properties fo:font-style="italic" style:font-style-asian="italic" fo:font-size="13pt" style:font-size-asian="13pt"/>
    </style:style>
    <style:style style:name="P3945" style:parent-style-name="Основнойтекст" style:family="paragraph">
      <style:paragraph-properties fo:margin-top="0in" fo:margin-left="1.6937in">
        <style:tab-stops/>
      </style:paragraph-properties>
    </style:style>
    <style:style style:name="P3946" style:parent-style-name="Основнойтекст" style:family="paragraph">
      <style:text-properties fo:font-size="13pt" style:font-size-asian="13pt"/>
    </style:style>
    <style:style style:name="P394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48" style:parent-style-name="Основнойтекст" style:family="paragraph">
      <style:text-properties fo:font-style="italic" style:font-style-asian="italic" fo:font-size="13pt" style:font-size-asian="13pt"/>
    </style:style>
    <style:style style:name="P3949" style:parent-style-name="Основнойтекст" style:family="paragraph">
      <style:paragraph-properties fo:line-height="103%" fo:margin-left="1.6937in" fo:margin-right="2.7944in">
        <style:tab-stops/>
      </style:paragraph-properties>
    </style:style>
    <style:style style:name="P3950" style:parent-style-name="Основнойтекст" style:family="paragraph">
      <style:paragraph-properties fo:margin-top="0.0013in"/>
      <style:text-properties fo:font-size="12.5pt" style:font-size-asian="12.5pt"/>
    </style:style>
    <style:style style:name="P395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52" style:parent-style-name="Основнойтекст" style:family="paragraph">
      <style:text-properties fo:font-style="italic" style:font-style-asian="italic" fo:font-size="13pt" style:font-size-asian="13pt"/>
    </style:style>
    <style:style style:name="P3953" style:parent-style-name="Основнойтекст" style:family="paragraph">
      <style:paragraph-properties fo:margin-top="0in" fo:margin-left="1.6937in">
        <style:tab-stops/>
      </style:paragraph-properties>
    </style:style>
    <style:style style:name="P3954" style:parent-style-name="Основнойтекст" style:family="paragraph">
      <style:paragraph-properties fo:margin-top="0.0083in" fo:line-height="103%" fo:margin-left="1.6937in" fo:margin-right="1.7152in">
        <style:tab-stops/>
      </style:paragraph-properties>
    </style:style>
    <style:style style:name="P3955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P395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957" style:parent-style-name="Основнойтекст" style:family="paragraph">
      <style:text-properties fo:font-size="13pt" style:font-size-asian="13pt"/>
    </style:style>
    <style:style style:name="P3958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59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3960" style:parent-style-name="Основнойтекст" style:family="paragraph">
      <style:paragraph-properties fo:margin-left="1.6937in">
        <style:tab-stops/>
      </style:paragraph-properties>
    </style:style>
    <style:style style:name="P396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3962" style:parent-style-name="Основнойтекст" style:family="paragraph">
      <style:text-properties fo:font-size="13pt" style:font-size-asian="13pt"/>
    </style:style>
    <style:style style:name="P396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64" style:parent-style-name="Основнойтекст" style:family="paragraph">
      <style:text-properties fo:font-style="italic" style:font-style-asian="italic" fo:font-size="13pt" style:font-size-asian="13pt"/>
    </style:style>
    <style:style style:name="P3965" style:parent-style-name="Основнойтекст" style:family="paragraph">
      <style:paragraph-properties fo:margin-top="0in" fo:margin-left="1.6937in">
        <style:tab-stops/>
      </style:paragraph-properties>
    </style:style>
    <style:style style:name="P3966" style:parent-style-name="Основнойтекст" style:family="paragraph">
      <style:text-properties fo:font-size="13pt" style:font-size-asian="13pt"/>
    </style:style>
    <style:style style:name="P396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3968" style:parent-style-name="Основнойтекст" style:family="paragraph">
      <style:text-properties fo:font-style="italic" style:font-style-asian="italic" fo:font-size="13pt" style:font-size-asian="13pt"/>
    </style:style>
    <style:style style:name="P3969" style:parent-style-name="Основнойтекст" style:family="paragraph">
      <style:paragraph-properties fo:margin-top="0in" fo:margin-left="1.6937in">
        <style:tab-stops/>
      </style:paragraph-properties>
    </style:style>
    <style:style style:name="P3970" style:parent-style-name="Основнойтекст" style:family="paragraph">
      <style:text-properties fo:font-size="13pt" style:font-size-asian="13pt"/>
    </style:style>
    <style:style style:name="P397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72" style:parent-style-name="Основнойтекст" style:master-page-name="MP103" style:family="paragraph">
      <style:paragraph-properties fo:break-before="page" fo:margin-top="0.0611in" fo:margin-left="1.6937in">
        <style:tab-stops/>
      </style:paragraph-properties>
    </style:style>
    <style:style style:name="P3977" style:parent-style-name="Основнойтекст" style:family="paragraph">
      <style:paragraph-properties fo:margin-top="0.002in"/>
      <style:text-properties fo:font-size="9pt" style:font-size-asian="9pt"/>
    </style:style>
    <style:style style:name="P397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7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98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981" style:parent-style-name="Основнойтекст" style:family="paragraph">
      <style:paragraph-properties fo:margin-top="0.0027in"/>
      <style:text-properties fo:font-size="9pt" style:font-size-asian="9pt"/>
    </style:style>
    <style:style style:name="P39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8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98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3985" style:parent-style-name="Основнойтекст" style:family="paragraph">
      <style:paragraph-properties fo:margin-top="0.002in"/>
      <style:text-properties fo:font-size="9pt" style:font-size-asian="9pt"/>
    </style:style>
    <style:style style:name="P39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988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3989" style:parent-style-name="Основнойтекст" style:family="paragraph">
      <style:paragraph-properties fo:margin-top="0.0034in"/>
      <style:text-properties fo:font-size="8.5pt" style:font-size-asian="8.5pt"/>
    </style:style>
    <style:style style:name="P3990" style:parent-style-name="Обычный" style:family="paragraph">
      <style:paragraph-properties fo:margin-top="0.0625in" fo:margin-left="0.4631in">
        <style:tab-stops/>
      </style:paragraph-properties>
    </style:style>
    <style:style style:name="T3991" style:parent-style-name="Основнойшрифтабзаца" style:family="text">
      <style:text-properties fo:font-style="italic" style:font-style-asian="italic" fo:font-size="12pt" style:font-size-asian="12pt"/>
    </style:style>
    <style:style style:name="T3992" style:parent-style-name="Основнойшрифтабзаца" style:family="text">
      <style:text-properties fo:font-size="12pt" style:font-size-asian="12pt"/>
    </style:style>
    <style:style style:name="P3993" style:parent-style-name="Основнойтекст" style:family="paragraph">
      <style:paragraph-properties fo:margin-top="0.002in"/>
      <style:text-properties fo:font-size="9pt" style:font-size-asian="9pt"/>
    </style:style>
    <style:style style:name="P3994" style:parent-style-name="Основнойтекст" style:family="paragraph">
      <style:paragraph-properties fo:margin-top="0.0625in" fo:line-height="103%" fo:margin-left="1.6937in" fo:margin-right="2.0743in">
        <style:tab-stops/>
      </style:paragraph-properties>
    </style:style>
    <style:style style:name="P399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3996" style:parent-style-name="Основнойтекст" style:family="paragraph">
      <style:paragraph-properties fo:margin-top="0.002in"/>
      <style:text-properties fo:font-size="9pt" style:font-size-asian="9pt"/>
    </style:style>
    <style:style style:name="P399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399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399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00" style:parent-style-name="Основнойтекст" style:family="paragraph">
      <style:paragraph-properties fo:margin-top="0.002in"/>
      <style:text-properties fo:font-size="9pt" style:font-size-asian="9pt"/>
    </style:style>
    <style:style style:name="P400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0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0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04" style:parent-style-name="Основнойтекст" style:family="paragraph">
      <style:paragraph-properties fo:margin-top="0.0027in"/>
      <style:text-properties fo:font-size="9pt" style:font-size-asian="9pt"/>
    </style:style>
    <style:style style:name="P400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0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0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08" style:parent-style-name="Основнойтекст" style:family="paragraph">
      <style:text-properties fo:font-size="13pt" style:font-size-asian="13pt"/>
    </style:style>
    <style:style style:name="P400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10" style:parent-style-name="Основнойтекст" style:family="paragraph">
      <style:text-properties fo:font-style="italic" style:font-style-asian="italic" fo:font-size="13pt" style:font-size-asian="13pt"/>
    </style:style>
    <style:style style:name="P4011" style:parent-style-name="Основнойтекст" style:family="paragraph">
      <style:paragraph-properties fo:margin-top="0in" fo:margin-left="1.6937in">
        <style:tab-stops/>
      </style:paragraph-properties>
    </style:style>
    <style:style style:name="P4012" style:parent-style-name="Основнойтекст" style:family="paragraph">
      <style:text-properties fo:font-size="13pt" style:font-size-asian="13pt"/>
    </style:style>
    <style:style style:name="P401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14" style:parent-style-name="Основнойтекст" style:family="paragraph">
      <style:text-properties fo:font-style="italic" style:font-style-asian="italic" fo:font-size="13pt" style:font-size-asian="13pt"/>
    </style:style>
    <style:style style:name="P4015" style:parent-style-name="Основнойтекст" style:family="paragraph">
      <style:paragraph-properties fo:margin-top="0in" fo:margin-left="1.6937in">
        <style:tab-stops/>
      </style:paragraph-properties>
    </style:style>
    <style:style style:name="P4016" style:parent-style-name="Основнойтекст" style:family="paragraph">
      <style:paragraph-properties fo:margin-top="0.0013in"/>
      <style:text-properties fo:font-size="13pt" style:font-size-asian="13pt"/>
    </style:style>
    <style:style style:name="P401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18" style:parent-style-name="Основнойтекст" style:family="paragraph">
      <style:text-properties fo:font-style="italic" style:font-style-asian="italic" fo:font-size="13pt" style:font-size-asian="13pt"/>
    </style:style>
    <style:style style:name="P4019" style:parent-style-name="Основнойтекст" style:family="paragraph">
      <style:paragraph-properties fo:margin-top="0in" fo:margin-left="1.6937in">
        <style:tab-stops/>
      </style:paragraph-properties>
    </style:style>
    <style:style style:name="P402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021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02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023" style:parent-style-name="Обычный" style:master-page-name="MP104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2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29" style:parent-style-name="Основнойтекст" style:family="paragraph">
      <style:paragraph-properties fo:text-align="justify" fo:margin-top="0.0625in" fo:line-height="103%" fo:margin-left="1.6937in" fo:margin-right="1.9798in">
        <style:tab-stops/>
      </style:paragraph-properties>
    </style:style>
    <style:style style:name="T4030" style:parent-style-name="Основнойшрифтабзаца" style:family="text">
      <style:text-properties fo:letter-spacing="-0.0013in"/>
    </style:style>
    <style:style style:name="T4031" style:parent-style-name="Основнойшрифтабзаца" style:family="text">
      <style:text-properties fo:letter-spacing="-0.002in"/>
    </style:style>
    <style:style style:name="T4032" style:parent-style-name="Основнойшрифтабзаца" style:family="text">
      <style:text-properties fo:letter-spacing="-0.0027in"/>
    </style:style>
    <style:style style:name="P4033" style:parent-style-name="Основнойтекст" style:family="paragraph">
      <style:paragraph-properties fo:margin-top="0.0041in"/>
      <style:text-properties fo:font-size="8.5pt" style:font-size-asian="8.5pt"/>
    </style:style>
    <style:style style:name="P403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3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3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37" style:parent-style-name="Основнойтекст" style:family="paragraph">
      <style:paragraph-properties fo:margin-top="0.0083in" fo:line-height="103%" fo:margin-left="1.6937in" fo:margin-right="1.934in">
        <style:tab-stops/>
      </style:paragraph-properties>
    </style:style>
    <style:style style:name="P4038" style:parent-style-name="Основнойтекст" style:family="paragraph">
      <style:paragraph-properties fo:margin-top="0.002in" fo:line-height="103%" fo:margin-left="1.6937in" fo:margin-right="1.6166in">
        <style:tab-stops/>
      </style:paragraph-properties>
    </style:style>
    <style:style style:name="P4039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040" style:parent-style-name="Основнойтекст" style:family="paragraph">
      <style:paragraph-properties fo:margin-top="0.0034in"/>
      <style:text-properties fo:font-size="8.5pt" style:font-size-asian="8.5pt"/>
    </style:style>
    <style:style style:name="P404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4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4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44" style:parent-style-name="Основнойтекст" style:family="paragraph">
      <style:paragraph-properties fo:margin-top="0.0083in" fo:line-height="103%" fo:margin-left="1.6937in" fo:margin-right="1.5576in">
        <style:tab-stops/>
      </style:paragraph-properties>
    </style:style>
    <style:style style:name="T4045" style:parent-style-name="Основнойшрифтабзаца" style:family="text">
      <style:text-properties fo:letter-spacing="-0.0027in"/>
    </style:style>
    <style:style style:name="T4046" style:parent-style-name="Основнойшрифтабзаца" style:family="text">
      <style:text-properties fo:letter-spacing="-0.002in"/>
    </style:style>
    <style:style style:name="T4047" style:parent-style-name="Основнойшрифтабзаца" style:family="text">
      <style:text-properties fo:letter-spacing="-0.0041in"/>
    </style:style>
    <style:style style:name="T4048" style:parent-style-name="Основнойшрифтабзаца" style:family="text">
      <style:text-properties fo:letter-spacing="-0.0013in"/>
    </style:style>
    <style:style style:name="P4049" style:parent-style-name="Основнойтекст" style:family="paragraph">
      <style:paragraph-properties fo:margin-top="0.0013in" fo:margin-left="1.6937in">
        <style:tab-stops/>
      </style:paragraph-properties>
    </style:style>
    <style:style style:name="T4050" style:parent-style-name="Основнойшрифтабзаца" style:family="text">
      <style:text-properties fo:letter-spacing="-0.025in"/>
    </style:style>
    <style:style style:name="P4051" style:parent-style-name="Основнойтекст" style:family="paragraph">
      <style:paragraph-properties fo:margin-top="0.002in"/>
      <style:text-properties fo:font-size="9pt" style:font-size-asian="9pt"/>
    </style:style>
    <style:style style:name="P405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5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54" style:parent-style-name="Основнойтекст" style:family="paragraph">
      <style:paragraph-properties fo:text-align="justify" fo:margin-top="0.0625in" fo:line-height="103%" fo:margin-left="1.6937in" fo:margin-right="1.9326in">
        <style:tab-stops/>
      </style:paragraph-properties>
    </style:style>
    <style:style style:name="T4055" style:parent-style-name="Основнойшрифтабзаца" style:family="text">
      <style:text-properties fo:letter-spacing="-0.0076in"/>
    </style:style>
    <style:style style:name="T4056" style:parent-style-name="Основнойшрифтабзаца" style:family="text">
      <style:text-properties fo:letter-spacing="-0.0034in"/>
    </style:style>
    <style:style style:name="T4057" style:parent-style-name="Основнойшрифтабзаца" style:family="text">
      <style:text-properties fo:letter-spacing="-0.002in"/>
    </style:style>
    <style:style style:name="P4058" style:parent-style-name="Основнойтекст" style:family="paragraph">
      <style:paragraph-properties fo:margin-top="0.002in"/>
      <style:text-properties fo:font-size="12.5pt" style:font-size-asian="12.5pt"/>
    </style:style>
    <style:style style:name="P405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60" style:parent-style-name="Основнойтекст" style:family="paragraph">
      <style:text-properties fo:font-style="italic" style:font-style-asian="italic" fo:font-size="13pt" style:font-size-asian="13pt"/>
    </style:style>
    <style:style style:name="P4061" style:parent-style-name="Основнойтекст" style:family="paragraph">
      <style:paragraph-properties fo:text-align="justify" fo:margin-top="0in" fo:line-height="103%" fo:margin-left="1.6937in" fo:margin-right="1.4125in">
        <style:tab-stops/>
      </style:paragraph-properties>
    </style:style>
    <style:style style:name="P4062" style:parent-style-name="Основнойтекст" style:family="paragraph">
      <style:paragraph-properties fo:text-align="justify" fo:margin-top="0.0013in" fo:line-height="103%" fo:margin-left="1.6937in" fo:margin-right="1.8888in">
        <style:tab-stops/>
      </style:paragraph-properties>
    </style:style>
    <style:style style:name="T4063" style:parent-style-name="Основнойшрифтабзаца" style:family="text">
      <style:text-properties fo:letter-spacing="-0.0256in"/>
    </style:style>
    <style:style style:name="T4064" style:parent-style-name="Основнойшрифтабзаца" style:family="text">
      <style:text-properties fo:letter-spacing="-0.025in"/>
    </style:style>
    <style:style style:name="T4065" style:parent-style-name="Основнойшрифтабзаца" style:family="text">
      <style:text-properties fo:letter-spacing="-0.0034in"/>
    </style:style>
    <style:style style:name="T4066" style:parent-style-name="Основнойшрифтабзаца" style:family="text">
      <style:text-properties fo:letter-spacing="0.002in"/>
    </style:style>
    <style:style style:name="P4067" style:parent-style-name="Основнойтекст" style:family="paragraph">
      <style:paragraph-properties fo:text-align="justify" fo:margin-top="0.002in" fo:margin-left="1.6937in">
        <style:tab-stops/>
      </style:paragraph-properties>
    </style:style>
    <style:style style:name="P4068" style:parent-style-name="Основнойтекст" style:family="paragraph">
      <style:text-properties fo:font-size="13pt" style:font-size-asian="13pt"/>
    </style:style>
    <style:style style:name="P406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70" style:parent-style-name="Основнойтекст" style:family="paragraph">
      <style:text-properties fo:font-style="italic" style:font-style-asian="italic" fo:font-size="13pt" style:font-size-asian="13pt"/>
    </style:style>
    <style:style style:name="P4071" style:parent-style-name="Основнойтекст" style:family="paragraph">
      <style:paragraph-properties fo:margin-top="0in" fo:line-height="103%" fo:margin-left="1.6937in" fo:margin-right="2.2354in">
        <style:tab-stops/>
      </style:paragraph-properties>
    </style:style>
    <style:style style:name="P4072" style:parent-style-name="Основнойтекст" style:family="paragraph">
      <style:paragraph-properties fo:margin-top="0.002in" fo:line-height="103%" fo:margin-left="1.6937in" fo:margin-right="1.9666in">
        <style:tab-stops/>
      </style:paragraph-properties>
    </style:style>
    <style:style style:name="P4073" style:parent-style-name="Основнойтекст" style:family="paragraph">
      <style:paragraph-properties fo:margin-top="0.002in"/>
      <style:text-properties fo:font-size="12.5pt" style:font-size-asian="12.5pt"/>
    </style:style>
    <style:style style:name="P407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075" style:parent-style-name="Основнойтекст" style:family="paragraph">
      <style:text-properties fo:font-style="italic" style:font-style-asian="italic" fo:font-size="13pt" style:font-size-asian="13pt"/>
    </style:style>
    <style:style style:name="P4076" style:parent-style-name="Основнойтекст" style:family="paragraph">
      <style:paragraph-properties fo:margin-top="0in" fo:margin-left="1.6937in">
        <style:tab-stops/>
      </style:paragraph-properties>
    </style:style>
    <style:style style:name="P4077" style:parent-style-name="Основнойтекст" style:master-page-name="MP105" style:family="paragraph">
      <style:paragraph-properties fo:break-before="page" fo:margin-top="0.0069in"/>
    </style:style>
    <style:style style:name="P408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8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84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85" style:parent-style-name="Основнойтекст" style:family="paragraph">
      <style:paragraph-properties fo:margin-top="0.0027in"/>
      <style:text-properties fo:font-size="9pt" style:font-size-asian="9pt"/>
    </style:style>
    <style:style style:name="P408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8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8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89" style:parent-style-name="Основнойтекст" style:family="paragraph">
      <style:paragraph-properties fo:margin-top="0.002in"/>
      <style:text-properties fo:font-size="9pt" style:font-size-asian="9pt"/>
    </style:style>
    <style:style style:name="P409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9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9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93" style:parent-style-name="Основнойтекст" style:family="paragraph">
      <style:paragraph-properties fo:margin-top="0.002in"/>
      <style:text-properties fo:font-size="9pt" style:font-size-asian="9pt"/>
    </style:style>
    <style:style style:name="P409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9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09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097" style:parent-style-name="Основнойтекст" style:family="paragraph">
      <style:paragraph-properties fo:margin-top="0.0027in"/>
      <style:text-properties fo:font-size="9pt" style:font-size-asian="9pt"/>
    </style:style>
    <style:style style:name="P409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09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10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101" style:parent-style-name="Основнойтекст" style:family="paragraph">
      <style:paragraph-properties fo:margin-top="0.002in"/>
      <style:text-properties fo:font-size="9pt" style:font-size-asian="9pt"/>
    </style:style>
    <style:style style:name="P410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0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104" style:parent-style-name="Основнойтекст" style:family="paragraph">
      <style:paragraph-properties fo:text-align="center" fo:margin-top="0.0625in" fo:margin-left="0.5708in" fo:margin-right="0.8493in">
        <style:tab-stops/>
      </style:paragraph-properties>
    </style:style>
    <style:style style:name="P4105" style:parent-style-name="Основнойтекст" style:family="paragraph">
      <style:paragraph-properties fo:margin-top="0.002in"/>
      <style:text-properties fo:font-size="9pt" style:font-size-asian="9pt"/>
    </style:style>
    <style:style style:name="P41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0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108" style:parent-style-name="Основнойтекст" style:family="paragraph">
      <style:paragraph-properties fo:text-align="center" fo:margin-top="0.0625in" fo:margin-left="0.5708in" fo:margin-right="0.5458in">
        <style:tab-stops/>
      </style:paragraph-properties>
    </style:style>
    <style:style style:name="P4109" style:parent-style-name="Основнойтекст" style:family="paragraph">
      <style:paragraph-properties fo:margin-top="0.0027in"/>
      <style:text-properties fo:font-size="9pt" style:font-size-asian="9pt"/>
    </style:style>
    <style:style style:name="P411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1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11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113" style:parent-style-name="Основнойтекст" style:family="paragraph">
      <style:paragraph-properties fo:margin-top="0.002in"/>
      <style:text-properties fo:font-size="9pt" style:font-size-asian="9pt"/>
    </style:style>
    <style:style style:name="P411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1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116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117" style:parent-style-name="Основнойтекст" style:master-page-name="MP106" style:family="paragraph">
      <style:paragraph-properties fo:break-before="page" fo:margin-top="0.0069in"/>
      <style:text-properties fo:font-size="12.5pt" style:font-size-asian="12.5pt"/>
    </style:style>
    <style:style style:name="P4122" style:parent-style-name="Обычный" style:family="paragraph">
      <style:paragraph-properties fo:margin-top="0.1555in" fo:line-height="103%" fo:margin-left="0.4631in" fo:margin-right="4.6256in">
        <style:tab-stops/>
      </style:paragraph-properties>
    </style:style>
    <style:style style:name="T4123" style:parent-style-name="Основнойшрифтабзаца" style:family="text">
      <style:text-properties fo:font-style="italic" style:font-style-asian="italic" fo:font-size="12pt" style:font-size-asian="12pt"/>
    </style:style>
    <style:style style:name="T4124" style:parent-style-name="Основнойшрифтабзаца" style:family="text">
      <style:text-properties fo:font-size="12pt" style:font-size-asian="12pt"/>
    </style:style>
    <style:style style:name="T4125" style:parent-style-name="Основнойшрифтабзаца" style:family="text">
      <style:text-properties fo:font-style="italic" style:font-style-asian="italic" fo:font-size="12pt" style:font-size-asian="12pt"/>
    </style:style>
    <style:style style:name="P4126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4127" style:parent-style-name="Основнойтекст" style:family="paragraph">
      <style:paragraph-properties fo:margin-top="0in" fo:margin-left="1.6937in">
        <style:tab-stops/>
      </style:paragraph-properties>
    </style:style>
    <style:style style:name="P4128" style:parent-style-name="Основнойтекст" style:family="paragraph">
      <style:text-properties fo:font-size="13pt" style:font-size-asian="13pt"/>
    </style:style>
    <style:style style:name="P412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30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131" style:parent-style-name="Основнойтекст" style:family="paragraph">
      <style:paragraph-properties fo:margin-left="1.6937in">
        <style:tab-stops/>
      </style:paragraph-properties>
    </style:style>
    <style:style style:name="P4132" style:parent-style-name="Основнойтекст" style:family="paragraph">
      <style:text-properties fo:font-size="13pt" style:font-size-asian="13pt"/>
    </style:style>
    <style:style style:name="P413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34" style:parent-style-name="Основнойтекст" style:family="paragraph">
      <style:text-properties fo:font-style="italic" style:font-style-asian="italic" fo:font-size="13pt" style:font-size-asian="13pt"/>
    </style:style>
    <style:style style:name="P4135" style:parent-style-name="Основнойтекст" style:family="paragraph">
      <style:paragraph-properties fo:margin-top="0in" fo:margin-left="1.6937in">
        <style:tab-stops/>
      </style:paragraph-properties>
    </style:style>
    <style:style style:name="P4136" style:parent-style-name="Основнойтекст" style:family="paragraph">
      <style:paragraph-properties fo:margin-top="0.002in"/>
      <style:text-properties fo:font-size="9pt" style:font-size-asian="9pt"/>
    </style:style>
    <style:style style:name="P4137" style:parent-style-name="Обычный" style:family="paragraph">
      <style:paragraph-properties fo:margin-top="0.0625in" fo:line-height="103%" fo:margin-left="0.4631in" fo:margin-right="2.7298in">
        <style:tab-stops/>
      </style:paragraph-properties>
      <style:text-properties fo:font-style="italic" style:font-style-asian="italic" fo:font-size="12pt" style:font-size-asian="12pt"/>
    </style:style>
    <style:style style:name="P4138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4139" style:parent-style-name="Основнойтекст" style:family="paragraph">
      <style:paragraph-properties fo:margin-top="0in" fo:margin-left="1.6937in">
        <style:tab-stops/>
      </style:paragraph-properties>
    </style:style>
    <style:style style:name="P414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141" style:parent-style-name="Основнойтекст" style:family="paragraph">
      <style:text-properties fo:font-size="13pt" style:font-size-asian="13pt"/>
    </style:style>
    <style:style style:name="P414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43" style:parent-style-name="Основнойтекст" style:family="paragraph">
      <style:text-properties fo:font-style="italic" style:font-style-asian="italic" fo:font-size="13pt" style:font-size-asian="13pt"/>
    </style:style>
    <style:style style:name="P4144" style:parent-style-name="Основнойтекст" style:family="paragraph">
      <style:paragraph-properties fo:margin-top="0in" fo:margin-left="1.6937in">
        <style:tab-stops/>
      </style:paragraph-properties>
    </style:style>
    <style:style style:name="P4145" style:parent-style-name="Основнойтекст" style:family="paragraph">
      <style:text-properties fo:font-size="13pt" style:font-size-asian="13pt"/>
    </style:style>
    <style:style style:name="P4146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47" style:parent-style-name="Основнойтекст" style:family="paragraph">
      <style:text-properties fo:font-style="italic" style:font-style-asian="italic" fo:font-size="13pt" style:font-size-asian="13pt"/>
    </style:style>
    <style:style style:name="P4148" style:parent-style-name="Основнойтекст" style:family="paragraph">
      <style:paragraph-properties fo:margin-top="0in" fo:margin-left="1.6937in">
        <style:tab-stops/>
      </style:paragraph-properties>
    </style:style>
    <style:style style:name="P414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150" style:parent-style-name="Основнойтекст" style:family="paragraph">
      <style:text-properties fo:font-size="13pt" style:font-size-asian="13pt"/>
    </style:style>
    <style:style style:name="P415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52" style:parent-style-name="Основнойтекст" style:family="paragraph">
      <style:text-properties fo:font-style="italic" style:font-style-asian="italic" fo:font-size="13pt" style:font-size-asian="13pt"/>
    </style:style>
    <style:style style:name="P4153" style:parent-style-name="Основнойтекст" style:family="paragraph">
      <style:paragraph-properties fo:margin-top="0in" fo:line-height="103%" fo:margin-left="1.6937in" fo:margin-right="2.7618in">
        <style:tab-stops/>
      </style:paragraph-properties>
    </style:style>
    <style:style style:name="P4154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155" style:parent-style-name="Основнойтекст" style:family="paragraph">
      <style:paragraph-properties fo:margin-top="0.002in"/>
      <style:text-properties fo:font-size="12.5pt" style:font-size-asian="12.5pt"/>
    </style:style>
    <style:style style:name="P415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57" style:parent-style-name="Основнойтекст" style:family="paragraph">
      <style:text-properties fo:font-style="italic" style:font-style-asian="italic" fo:font-size="13pt" style:font-size-asian="13pt"/>
    </style:style>
    <style:style style:name="P4158" style:parent-style-name="Основнойтекст" style:family="paragraph">
      <style:paragraph-properties fo:text-align="justify" fo:margin-top="0in" fo:line-height="103%" fo:margin-left="1.6937in" fo:margin-right="2.0118in">
        <style:tab-stops/>
      </style:paragraph-properties>
    </style:style>
    <style:style style:name="T4159" style:parent-style-name="Основнойшрифтабзаца" style:family="text">
      <style:text-properties fo:letter-spacing="-0.002in"/>
    </style:style>
    <style:style style:name="P4160" style:parent-style-name="Основнойтекст" style:family="paragraph">
      <style:paragraph-properties fo:margin-top="0.002in"/>
      <style:text-properties fo:font-size="12.5pt" style:font-size-asian="12.5pt"/>
    </style:style>
    <style:style style:name="P416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16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163" style:parent-style-name="Основнойтекст" style:family="paragraph">
      <style:paragraph-properties fo:margin-left="1.6937in">
        <style:tab-stops/>
      </style:paragraph-properties>
    </style:style>
    <style:style style:name="P4164" style:parent-style-name="Основнойтекст" style:family="paragraph">
      <style:text-properties fo:font-size="13pt" style:font-size-asian="13pt"/>
    </style:style>
    <style:style style:name="P416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66" style:parent-style-name="Основнойтекст" style:master-page-name="MP107" style:family="paragraph">
      <style:paragraph-properties fo:break-before="page" fo:margin-top="0.0069in"/>
      <style:text-properties fo:font-style="italic" style:font-style-asian="italic"/>
    </style:style>
    <style:style style:name="P417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172" style:parent-style-name="Основнойтекст" style:family="paragraph">
      <style:text-properties fo:font-size="13pt" style:font-size-asian="13pt"/>
    </style:style>
    <style:style style:name="P417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74" style:parent-style-name="Основнойтекст" style:family="paragraph">
      <style:text-properties fo:font-style="italic" style:font-style-asian="italic" fo:font-size="13pt" style:font-size-asian="13pt"/>
    </style:style>
    <style:style style:name="P4175" style:parent-style-name="Основнойтекст" style:family="paragraph">
      <style:paragraph-properties fo:margin-top="0in" fo:margin-left="1.6937in">
        <style:tab-stops/>
      </style:paragraph-properties>
    </style:style>
    <style:style style:name="P4176" style:parent-style-name="Основнойтекст" style:family="paragraph">
      <style:paragraph-properties fo:margin-top="0.0013in"/>
      <style:text-properties fo:font-size="13pt" style:font-size-asian="13pt"/>
    </style:style>
    <style:style style:name="P417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78" style:parent-style-name="Основнойтекст" style:family="paragraph">
      <style:text-properties fo:font-style="italic" style:font-style-asian="italic" fo:font-size="13pt" style:font-size-asian="13pt"/>
    </style:style>
    <style:style style:name="P4179" style:parent-style-name="Основнойтекст" style:family="paragraph">
      <style:paragraph-properties fo:margin-top="0in" fo:margin-left="1.6937in">
        <style:tab-stops/>
      </style:paragraph-properties>
    </style:style>
    <style:style style:name="P4180" style:parent-style-name="Основнойтекст" style:family="paragraph">
      <style:text-properties fo:font-size="13pt" style:font-size-asian="13pt"/>
    </style:style>
    <style:style style:name="P418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182" style:parent-style-name="Основнойтекст" style:family="paragraph">
      <style:text-properties fo:font-style="italic" style:font-style-asian="italic" fo:font-size="13pt" style:font-size-asian="13pt"/>
    </style:style>
    <style:style style:name="P4183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4184" style:parent-style-name="Основнойтекст" style:family="paragraph">
      <style:paragraph-properties fo:margin-top="0.002in" fo:margin-left="1.6937in">
        <style:tab-stops/>
      </style:paragraph-properties>
    </style:style>
    <style:style style:name="P4185" style:parent-style-name="Основнойтекст" style:family="paragraph">
      <style:paragraph-properties fo:margin-top="0.0083in" fo:line-height="103%" fo:margin-left="1.6937in" fo:margin-right="1.7993in">
        <style:tab-stops/>
      </style:paragraph-properties>
    </style:style>
    <style:style style:name="T4186" style:parent-style-name="Основнойшрифтабзаца" style:family="text">
      <style:text-properties fo:letter-spacing="-0.027in"/>
    </style:style>
    <style:style style:name="T4187" style:parent-style-name="Основнойшрифтабзаца" style:family="text">
      <style:text-properties fo:letter-spacing="-0.002in"/>
    </style:style>
    <style:style style:name="T4188" style:parent-style-name="Основнойшрифтабзаца" style:family="text">
      <style:text-properties fo:letter-spacing="-0.002in"/>
    </style:style>
    <style:style style:name="T4189" style:parent-style-name="Основнойшрифтабзаца" style:family="text">
      <style:text-properties fo:letter-spacing="-0.002in"/>
    </style:style>
    <style:style style:name="T4190" style:parent-style-name="Основнойшрифтабзаца" style:family="text">
      <style:text-properties fo:letter-spacing="0.0027in"/>
    </style:style>
    <style:style style:name="P4191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P4192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193" style:parent-style-name="Основнойтекст" style:family="paragraph">
      <style:paragraph-properties fo:margin-top="0.0013in" fo:line-height="103%" fo:margin-left="1.6937in" fo:margin-right="2.8993in">
        <style:tab-stops/>
      </style:paragraph-properties>
    </style:style>
    <style:style style:name="P4194" style:parent-style-name="Основнойтекст" style:family="paragraph">
      <style:paragraph-properties fo:margin-top="0.002in" fo:line-height="103%" fo:margin-left="1.6937in" fo:margin-right="2.0381in">
        <style:tab-stops/>
      </style:paragraph-properties>
    </style:style>
    <style:style style:name="P4195" style:parent-style-name="Основнойтекст" style:family="paragraph">
      <style:paragraph-properties fo:margin-top="0.0027in" fo:line-height="103%" fo:margin-left="1.6937in" fo:margin-right="2.7298in">
        <style:tab-stops/>
      </style:paragraph-properties>
    </style:style>
    <style:style style:name="P4196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197" style:parent-style-name="Основнойтекст" style:family="paragraph">
      <style:paragraph-properties fo:margin-top="0.0013in" fo:line-height="103%" fo:margin-left="1.6937in" fo:margin-right="1.677in">
        <style:tab-stops/>
      </style:paragraph-properties>
    </style:style>
    <style:style style:name="P4198" style:parent-style-name="Основнойтекст" style:family="paragraph">
      <style:paragraph-properties fo:margin-top="0.0013in" fo:line-height="103%" fo:margin-left="1.6937in" fo:margin-right="2.1972in">
        <style:tab-stops/>
      </style:paragraph-properties>
    </style:style>
    <style:style style:name="T4199" style:parent-style-name="Основнойшрифтабзаца" style:family="text">
      <style:text-properties fo:letter-spacing="-0.002in"/>
    </style:style>
    <style:style style:name="T4200" style:parent-style-name="Основнойшрифтабзаца" style:family="text">
      <style:text-properties fo:letter-spacing="-0.002in"/>
    </style:style>
    <style:style style:name="T4201" style:parent-style-name="Основнойшрифтабзаца" style:family="text">
      <style:text-properties fo:letter-spacing="-0.0263in"/>
    </style:style>
    <style:style style:name="T4202" style:parent-style-name="Основнойшрифтабзаца" style:family="text">
      <style:text-properties fo:letter-spacing="-0.0076in"/>
    </style:style>
    <style:style style:name="P4203" style:parent-style-name="Основнойтекст" style:family="paragraph">
      <style:paragraph-properties fo:margin-top="0.002in" fo:margin-left="1.6937in">
        <style:tab-stops/>
      </style:paragraph-properties>
    </style:style>
    <style:style style:name="P4204" style:parent-style-name="Основнойтекст" style:family="paragraph">
      <style:paragraph-properties fo:margin-top="0.0083in" fo:line-height="103%" fo:margin-left="1.6937in" fo:margin-right="1.4555in">
        <style:tab-stops/>
      </style:paragraph-properties>
    </style:style>
    <style:style style:name="P4205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4206" style:parent-style-name="Основнойтекст" style:family="paragraph">
      <style:paragraph-properties fo:margin-top="0.0013in" fo:line-height="103%" fo:margin-left="1.6937in" fo:margin-right="1.7152in">
        <style:tab-stops/>
      </style:paragraph-properties>
    </style:style>
    <style:style style:name="P4207" style:parent-style-name="Основнойтекст" style:master-page-name="MP108" style:family="paragraph">
      <style:paragraph-properties fo:break-before="page" fo:margin-top="0.0611in" fo:line-height="103%" fo:margin-left="1.6937in" fo:margin-right="1.9083in">
        <style:tab-stops/>
      </style:paragraph-properties>
    </style:style>
    <style:style style:name="P4212" style:parent-style-name="Основнойтекст" style:family="paragraph">
      <style:paragraph-properties fo:margin-top="0.0027in" fo:line-height="103%" fo:margin-left="1.6937in" fo:margin-right="1.8326in">
        <style:tab-stops/>
      </style:paragraph-properties>
    </style:style>
    <style:style style:name="P421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214" style:parent-style-name="Основнойтекст" style:family="paragraph">
      <style:paragraph-properties fo:margin-top="0.0083in" fo:line-height="103%" fo:margin-left="1.6937in" fo:margin-right="1.9763in">
        <style:tab-stops/>
      </style:paragraph-properties>
    </style:style>
    <style:style style:name="P4215" style:parent-style-name="Обычный" style:family="paragraph">
      <style:paragraph-properties fo:margin-top="0.0013in" fo:line-height="103%" fo:margin-left="1.6937in" fo:margin-right="1.743in">
        <style:tab-stops/>
      </style:paragraph-properties>
    </style:style>
    <style:style style:name="T4216" style:parent-style-name="Основнойшрифтабзаца" style:family="text">
      <style:text-properties fo:font-size="12pt" style:font-size-asian="12pt"/>
    </style:style>
    <style:style style:name="T4217" style:parent-style-name="Основнойшрифтабзаца" style:family="text">
      <style:text-properties fo:font-style="italic" style:font-style-asian="italic" fo:font-size="12pt" style:font-size-asian="12pt"/>
    </style:style>
    <style:style style:name="T4218" style:parent-style-name="Основнойшрифтабзаца" style:family="text">
      <style:text-properties fo:font-size="12pt" style:font-size-asian="12pt"/>
    </style:style>
    <style:style style:name="T4219" style:parent-style-name="Основнойшрифтабзаца" style:family="text">
      <style:text-properties fo:font-style="italic" style:font-style-asian="italic" fo:font-size="12pt" style:font-size-asian="12pt"/>
    </style:style>
    <style:style style:name="T4220" style:parent-style-name="Основнойшрифтабзаца" style:family="text">
      <style:text-properties fo:letter-spacing="-0.0041in" fo:font-size="12pt" style:font-size-asian="12pt"/>
    </style:style>
    <style:style style:name="T4221" style:parent-style-name="Основнойшрифтабзаца" style:family="text">
      <style:text-properties fo:font-style="italic" style:font-style-asian="italic" fo:font-size="12pt" style:font-size-asian="12pt"/>
    </style:style>
    <style:style style:name="T4222" style:parent-style-name="Основнойшрифтабзаца" style:family="text">
      <style:text-properties fo:font-size="12pt" style:font-size-asian="12pt"/>
    </style:style>
    <style:style style:name="T4223" style:parent-style-name="Основнойшрифтабзаца" style:family="text">
      <style:text-properties fo:letter-spacing="-0.0159in" fo:font-size="12pt" style:font-size-asian="12pt"/>
    </style:style>
    <style:style style:name="T4224" style:parent-style-name="Основнойшрифтабзаца" style:family="text">
      <style:text-properties fo:font-size="12pt" style:font-size-asian="12pt"/>
    </style:style>
    <style:style style:name="T4225" style:parent-style-name="Основнойшрифтабзаца" style:family="text">
      <style:text-properties fo:letter-spacing="-0.002in" fo:font-size="12pt" style:font-size-asian="12pt"/>
    </style:style>
    <style:style style:name="T4226" style:parent-style-name="Основнойшрифтабзаца" style:family="text">
      <style:text-properties fo:font-size="12pt" style:font-size-asian="12pt"/>
    </style:style>
    <style:style style:name="P4227" style:parent-style-name="Основнойтекст" style:family="paragraph">
      <style:paragraph-properties fo:margin-top="0.002in" fo:margin-left="1.6937in">
        <style:tab-stops/>
      </style:paragraph-properties>
    </style:style>
    <style:style style:name="P4228" style:parent-style-name="Обычный" style:family="paragraph">
      <style:paragraph-properties fo:text-align="justify" fo:margin-top="0.009in" fo:line-height="103%" fo:margin-left="1.6937in" fo:margin-right="2.2055in">
        <style:tab-stops/>
      </style:paragraph-properties>
    </style:style>
    <style:style style:name="T4229" style:parent-style-name="Основнойшрифтабзаца" style:family="text">
      <style:text-properties fo:font-style="italic" style:font-style-asian="italic" fo:font-size="12pt" style:font-size-asian="12pt"/>
    </style:style>
    <style:style style:name="T4230" style:parent-style-name="Основнойшрифтабзаца" style:family="text">
      <style:text-properties fo:font-size="12pt" style:font-size-asian="12pt"/>
    </style:style>
    <style:style style:name="T4231" style:parent-style-name="Основнойшрифтабзаца" style:family="text">
      <style:text-properties fo:font-style="italic" style:font-style-asian="italic" fo:font-size="12pt" style:font-size-asian="12pt"/>
    </style:style>
    <style:style style:name="T4232" style:parent-style-name="Основнойшрифтабзаца" style:family="text">
      <style:text-properties fo:font-size="12pt" style:font-size-asian="12pt"/>
    </style:style>
    <style:style style:name="T4233" style:parent-style-name="Основнойшрифтабзаца" style:family="text">
      <style:text-properties fo:letter-spacing="-0.0256in" fo:font-size="12pt" style:font-size-asian="12pt"/>
    </style:style>
    <style:style style:name="T4234" style:parent-style-name="Основнойшрифтабзаца" style:family="text">
      <style:text-properties fo:font-size="12pt" style:font-size-asian="12pt"/>
    </style:style>
    <style:style style:name="T4235" style:parent-style-name="Основнойшрифтабзаца" style:family="text">
      <style:text-properties fo:letter-spacing="-0.0055in" fo:font-size="12pt" style:font-size-asian="12pt"/>
    </style:style>
    <style:style style:name="T4236" style:parent-style-name="Основнойшрифтабзаца" style:family="text">
      <style:text-properties fo:font-size="12pt" style:font-size-asian="12pt"/>
    </style:style>
    <style:style style:name="P4237" style:parent-style-name="Основнойтекст" style:family="paragraph">
      <style:paragraph-properties fo:margin-top="0.002in" fo:line-height="103%" fo:margin-left="1.6937in" fo:margin-right="2.8993in">
        <style:tab-stops/>
      </style:paragraph-properties>
    </style:style>
    <style:style style:name="P4238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239" style:parent-style-name="Основнойтекст" style:family="paragraph">
      <style:paragraph-properties fo:text-align="justify" fo:margin-top="0.002in" fo:line-height="103%" fo:margin-left="1.6937in" fo:margin-right="2.6562in">
        <style:tab-stops/>
      </style:paragraph-properties>
    </style:style>
    <style:style style:name="T4240" style:parent-style-name="Основнойшрифтабзаца" style:family="text">
      <style:text-properties fo:letter-spacing="-0.0131in"/>
    </style:style>
    <style:style style:name="T4241" style:parent-style-name="Основнойшрифтабзаца" style:family="text">
      <style:text-properties fo:letter-spacing="-0.0104in"/>
    </style:style>
    <style:style style:name="P4242" style:parent-style-name="Основнойтекст" style:family="paragraph">
      <style:paragraph-properties fo:margin-top="0.002in" fo:line-height="103%" fo:margin-left="1.6937in" fo:margin-right="1.3638in">
        <style:tab-stops/>
      </style:paragraph-properties>
    </style:style>
    <style:style style:name="P4243" style:parent-style-name="Основнойтекст" style:family="paragraph">
      <style:paragraph-properties fo:margin-top="0.0013in" fo:line-height="103%" fo:margin-left="1.6937in" fo:margin-right="2.1048in">
        <style:tab-stops/>
      </style:paragraph-properties>
    </style:style>
    <style:style style:name="P424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245" style:parent-style-name="Основнойтекст" style:family="paragraph">
      <style:text-properties fo:font-size="13pt" style:font-size-asian="13pt"/>
    </style:style>
    <style:style style:name="P4246" style:parent-style-name="Обычный" style:family="paragraph">
      <style:paragraph-properties fo:line-height="103%" fo:margin-left="0.0694in" fo:margin-right="0.1125in" fo:text-indent="0.393in">
        <style:tab-stops/>
      </style:paragraph-properties>
    </style:style>
    <style:style style:name="T4247" style:parent-style-name="Основнойшрифтабзаца" style:family="text">
      <style:text-properties fo:font-style="italic" style:font-style-asian="italic" fo:font-size="12pt" style:font-size-asian="12pt"/>
    </style:style>
    <style:style style:name="T4248" style:parent-style-name="Основнойшрифтабзаца" style:family="text">
      <style:text-properties fo:font-style="italic" style:font-style-asian="italic" fo:letter-spacing="-0.002in" fo:font-size="12pt" style:font-size-asian="12pt"/>
    </style:style>
    <style:style style:name="T4249" style:parent-style-name="Основнойшрифтабзаца" style:family="text">
      <style:text-properties fo:font-style="italic" style:font-style-asian="italic" fo:font-size="12pt" style:font-size-asian="12pt"/>
    </style:style>
    <style:style style:name="T4250" style:parent-style-name="Основнойшрифтабзаца" style:family="text">
      <style:text-properties fo:font-style="italic" style:font-style-asian="italic" fo:letter-spacing="-0.002in" fo:font-size="12pt" style:font-size-asian="12pt"/>
    </style:style>
    <style:style style:name="T4251" style:parent-style-name="Основнойшрифтабзаца" style:family="text">
      <style:text-properties fo:font-style="italic" style:font-style-asian="italic" fo:font-size="12pt" style:font-size-asian="12pt"/>
    </style:style>
    <style:style style:name="T4252" style:parent-style-name="Основнойшрифтабзаца" style:family="text">
      <style:text-properties fo:font-style="italic" style:font-style-asian="italic" fo:letter-spacing="-0.002in" fo:font-size="12pt" style:font-size-asian="12pt"/>
    </style:style>
    <style:style style:name="T4253" style:parent-style-name="Основнойшрифтабзаца" style:family="text">
      <style:text-properties fo:font-style="italic" style:font-style-asian="italic" fo:letter-spacing="-0.0013in" fo:font-size="12pt" style:font-size-asian="12pt"/>
    </style:style>
    <style:style style:name="T4254" style:parent-style-name="Основнойшрифтабзаца" style:family="text">
      <style:text-properties fo:font-style="italic" style:font-style-asian="italic" fo:font-size="12pt" style:font-size-asian="12pt"/>
    </style:style>
    <style:style style:name="P4255" style:parent-style-name="Основнойтекст" style:family="paragraph">
      <style:paragraph-properties fo:margin-top="0.0013in" fo:margin-left="0.4631in">
        <style:tab-stops/>
      </style:paragraph-properties>
    </style:style>
    <style:style style:name="P4256" style:parent-style-name="Основнойтекст" style:master-page-name="MP109" style:family="paragraph">
      <style:paragraph-properties fo:break-before="page" fo:margin-top="0.0048in"/>
      <style:text-properties fo:font-size="13.5pt" style:font-size-asian="13.5pt"/>
    </style:style>
    <style:style style:name="P4261" style:parent-style-name="Обычный" style:family="paragraph">
      <style:paragraph-properties fo:text-align="center" fo:margin-top="0.0618in" fo:margin-left="0.5708in" fo:margin-right="0.6034in">
        <style:tab-stops/>
      </style:paragraph-properties>
      <style:text-properties style:font-name="Arial" fo:font-weight="bold" style:font-weight-asian="bold" fo:font-size="18pt" style:font-size-asian="18pt"/>
    </style:style>
    <style:style style:name="P4262" style:parent-style-name="Основнойтекст" style:family="paragraph">
      <style:paragraph-properties fo:text-align="justify" fo:margin-top="0.1666in" fo:line-height="103%" fo:margin-left="0.0694in" fo:margin-right="0.1055in" fo:text-indent="0.393in">
        <style:tab-stops/>
      </style:paragraph-properties>
    </style:style>
    <style:style style:name="P4263" style:parent-style-name="Основнойтекст" style:family="paragraph">
      <style:paragraph-properties fo:text-align="justify" fo:margin-top="0.002in" fo:margin-left="0.4631in">
        <style:tab-stops/>
      </style:paragraph-properties>
    </style:style>
    <style:style style:name="P4264" style:parent-style-name="Основнойтекст" style:master-page-name="MP110" style:family="paragraph">
      <style:paragraph-properties fo:break-before="page" fo:margin-top="0.0069in"/>
      <style:text-properties fo:font-size="12.5pt" style:font-size-asian="12.5pt"/>
    </style:style>
    <style:style style:name="P4269" style:parent-style-name="Обычный" style:family="paragraph">
      <style:paragraph-properties fo:margin-top="0.1555in" fo:line-height="103%" fo:margin-left="0.4631in" fo:margin-right="2.0743in">
        <style:tab-stops/>
      </style:paragraph-properties>
    </style:style>
    <style:style style:name="T4270" style:parent-style-name="Основнойшрифтабзаца" style:family="text">
      <style:text-properties fo:font-style="italic" style:font-style-asian="italic" fo:font-size="12pt" style:font-size-asian="12pt"/>
    </style:style>
    <style:style style:name="T4271" style:parent-style-name="Основнойшрифтабзаца" style:family="text">
      <style:text-properties fo:font-size="12pt" style:font-size-asian="12pt"/>
    </style:style>
    <style:style style:name="T4272" style:parent-style-name="Основнойшрифтабзаца" style:family="text">
      <style:text-properties fo:font-style="italic" style:font-style-asian="italic" fo:font-size="12pt" style:font-size-asian="12pt"/>
    </style:style>
    <style:style style:name="T4273" style:parent-style-name="Основнойшрифтабзаца" style:family="text">
      <style:text-properties fo:font-size="12pt" style:font-size-asian="12pt"/>
    </style:style>
    <style:style style:name="T4274" style:parent-style-name="Основнойшрифтабзаца" style:family="text">
      <style:text-properties fo:font-style="italic" style:font-style-asian="italic" fo:font-size="12pt" style:font-size-asian="12pt"/>
    </style:style>
    <style:style style:name="T4275" style:parent-style-name="Основнойшрифтабзаца" style:family="text">
      <style:text-properties fo:font-size="12pt" style:font-size-asian="12pt"/>
    </style:style>
    <style:style style:name="P4276" style:parent-style-name="Основнойтекст" style:family="paragraph">
      <style:paragraph-properties fo:margin-top="0.0013in"/>
      <style:text-properties fo:font-size="12.5pt" style:font-size-asian="12.5pt"/>
    </style:style>
    <style:style style:name="P4277" style:parent-style-name="Основнойтекст" style:family="paragraph">
      <style:paragraph-properties fo:margin-top="0in" fo:margin-left="1.6937in">
        <style:tab-stops/>
      </style:paragraph-properties>
    </style:style>
    <style:style style:name="P4278" style:parent-style-name="Основнойтекст" style:family="paragraph">
      <style:text-properties fo:font-size="13pt" style:font-size-asian="13pt"/>
    </style:style>
    <style:style style:name="P4279" style:parent-style-name="Обычный" style:family="paragraph">
      <style:paragraph-properties fo:margin-top="0.0006in" fo:line-height="103%" fo:margin-left="0.4631in" fo:margin-right="4.527in">
        <style:tab-stops/>
      </style:paragraph-properties>
    </style:style>
    <style:style style:name="T4280" style:parent-style-name="Основнойшрифтабзаца" style:family="text">
      <style:text-properties fo:font-style="italic" style:font-style-asian="italic" fo:font-size="12pt" style:font-size-asian="12pt"/>
    </style:style>
    <style:style style:name="T4281" style:parent-style-name="Основнойшрифтабзаца" style:family="text">
      <style:text-properties fo:font-style="italic" style:font-style-asian="italic" fo:letter-spacing="-0.0076in" fo:font-size="12pt" style:font-size-asian="12pt"/>
    </style:style>
    <style:style style:name="T4282" style:parent-style-name="Основнойшрифтабзаца" style:family="text">
      <style:text-properties fo:font-style="italic" style:font-style-asian="italic" fo:font-size="12pt" style:font-size-asian="12pt"/>
    </style:style>
    <style:style style:name="P4283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4284" style:parent-style-name="Основнойтекст" style:family="paragraph">
      <style:paragraph-properties fo:margin-top="0in" fo:line-height="103%" fo:margin-left="1.6937in" fo:margin-right="1.9194in">
        <style:tab-stops/>
      </style:paragraph-properties>
    </style:style>
    <style:style style:name="P428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286" style:parent-style-name="Основнойтекст" style:family="paragraph">
      <style:text-properties fo:font-size="13pt" style:font-size-asian="13pt"/>
    </style:style>
    <style:style style:name="P428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288" style:parent-style-name="Основнойтекст" style:family="paragraph">
      <style:text-properties fo:font-style="italic" style:font-style-asian="italic" fo:font-size="13pt" style:font-size-asian="13pt"/>
    </style:style>
    <style:style style:name="P4289" style:parent-style-name="Основнойтекст" style:family="paragraph">
      <style:paragraph-properties fo:margin-top="0in" fo:line-height="103%" fo:margin-left="1.6937in" fo:margin-right="1.9263in">
        <style:tab-stops/>
      </style:paragraph-properties>
    </style:style>
    <style:style style:name="T4290" style:parent-style-name="Основнойшрифтабзаца" style:family="text">
      <style:text-properties fo:font-style="italic" style:font-style-asian="italic"/>
    </style:style>
    <style:style style:name="T4291" style:parent-style-name="Основнойшрифтабзаца" style:family="text">
      <style:text-properties fo:font-style="italic" style:font-style-asian="italic"/>
    </style:style>
    <style:style style:name="T4292" style:parent-style-name="Основнойшрифтабзаца" style:family="text">
      <style:text-properties fo:font-style="italic" style:font-style-asian="italic"/>
    </style:style>
    <style:style style:name="T4293" style:parent-style-name="Основнойшрифтабзаца" style:family="text">
      <style:text-properties fo:font-style="italic" style:font-style-asian="italic"/>
    </style:style>
    <style:style style:name="T4294" style:parent-style-name="Основнойшрифтабзаца" style:family="text">
      <style:text-properties fo:font-style="italic" style:font-style-asian="italic"/>
    </style:style>
    <style:style style:name="P4295" style:parent-style-name="Основнойтекст" style:family="paragraph">
      <style:paragraph-properties fo:margin-top="0.002in"/>
      <style:text-properties fo:font-size="12.5pt" style:font-size-asian="12.5pt"/>
    </style:style>
    <style:style style:name="P429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297" style:parent-style-name="Основнойтекст" style:master-page-name="MP111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4302" style:parent-style-name="Обычный" style:family="paragraph">
      <style:paragraph-properties fo:margin-top="0.1555in" fo:line-height="103%" fo:margin-left="0.0694in" fo:margin-right="0.0673in" fo:text-indent="0.393in">
        <style:tab-stops/>
      </style:paragraph-properties>
    </style:style>
    <style:style style:name="T4303" style:parent-style-name="Основнойшрифтабзаца" style:family="text">
      <style:text-properties fo:font-style="italic" style:font-style-asian="italic" fo:font-size="12pt" style:font-size-asian="12pt"/>
    </style:style>
    <style:style style:name="T4304" style:parent-style-name="Основнойшрифтабзаца" style:family="text">
      <style:text-properties fo:font-size="12pt" style:font-size-asian="12pt"/>
    </style:style>
    <style:style style:name="T4305" style:parent-style-name="Основнойшрифтабзаца" style:family="text">
      <style:text-properties fo:font-style="italic" style:font-style-asian="italic" fo:font-size="12pt" style:font-size-asian="12pt"/>
    </style:style>
    <style:style style:name="T4306" style:parent-style-name="Основнойшрифтабзаца" style:family="text">
      <style:text-properties fo:font-size="12pt" style:font-size-asian="12pt"/>
    </style:style>
    <style:style style:name="T4307" style:parent-style-name="Основнойшрифтабзаца" style:family="text">
      <style:text-properties fo:font-style="italic" style:font-style-asian="italic" fo:font-size="12pt" style:font-size-asian="12pt"/>
    </style:style>
    <style:style style:name="T4308" style:parent-style-name="Основнойшрифтабзаца" style:family="text">
      <style:text-properties fo:font-size="12pt" style:font-size-asian="12pt"/>
    </style:style>
    <style:style style:name="T4309" style:parent-style-name="Основнойшрифтабзаца" style:family="text">
      <style:text-properties fo:font-style="italic" style:font-style-asian="italic" fo:font-size="12pt" style:font-size-asian="12pt"/>
    </style:style>
    <style:style style:name="T4310" style:parent-style-name="Основнойшрифтабзаца" style:family="text">
      <style:text-properties fo:font-size="12pt" style:font-size-asian="12pt"/>
    </style:style>
    <style:style style:name="P4311" style:parent-style-name="Основнойтекст" style:family="paragraph">
      <style:paragraph-properties fo:margin-top="0.0013in"/>
      <style:text-properties fo:font-size="12.5pt" style:font-size-asian="12.5pt"/>
    </style:style>
    <style:style style:name="P4312" style:parent-style-name="Основнойтекст" style:family="paragraph">
      <style:paragraph-properties fo:margin-top="0in" fo:margin-left="1.6937in">
        <style:tab-stops/>
      </style:paragraph-properties>
    </style:style>
    <style:style style:name="P4313" style:parent-style-name="Основнойтекст" style:family="paragraph">
      <style:text-properties fo:font-size="13pt" style:font-size-asian="13pt"/>
    </style:style>
    <style:style style:name="P431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15" style:parent-style-name="Основнойтекст" style:family="paragraph">
      <style:text-properties fo:font-style="italic" style:font-style-asian="italic" fo:font-size="13pt" style:font-size-asian="13pt"/>
    </style:style>
    <style:style style:name="P4316" style:parent-style-name="Основнойтекст" style:family="paragraph">
      <style:paragraph-properties fo:margin-top="0in" fo:margin-left="1.6937in">
        <style:tab-stops/>
      </style:paragraph-properties>
    </style:style>
    <style:style style:name="P4317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318" style:parent-style-name="Основнойтекст" style:family="paragraph">
      <style:paragraph-properties fo:margin-top="0.0013in"/>
      <style:text-properties fo:font-size="13pt" style:font-size-asian="13pt"/>
    </style:style>
    <style:style style:name="P431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20" style:parent-style-name="Основнойтекст" style:family="paragraph">
      <style:text-properties fo:font-style="italic" style:font-style-asian="italic" fo:font-size="13pt" style:font-size-asian="13pt"/>
    </style:style>
    <style:style style:name="P4321" style:parent-style-name="Основнойтекст" style:family="paragraph">
      <style:paragraph-properties fo:margin-top="0in" fo:margin-left="1.6937in">
        <style:tab-stops/>
      </style:paragraph-properties>
    </style:style>
    <style:style style:name="P4322" style:parent-style-name="Основнойтекст" style:family="paragraph">
      <style:text-properties fo:font-size="13pt" style:font-size-asian="13pt"/>
    </style:style>
    <style:style style:name="P432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24" style:parent-style-name="Основнойтекст" style:family="paragraph">
      <style:text-properties fo:font-style="italic" style:font-style-asian="italic" fo:font-size="13pt" style:font-size-asian="13pt"/>
    </style:style>
    <style:style style:name="P4325" style:parent-style-name="Основнойтекст" style:family="paragraph">
      <style:paragraph-properties fo:margin-top="0in" fo:line-height="103%" fo:margin-left="1.6937in" fo:margin-right="2.1465in">
        <style:tab-stops/>
      </style:paragraph-properties>
    </style:style>
    <style:style style:name="P4326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4327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4328" style:parent-style-name="Основнойтекст" style:family="paragraph">
      <style:paragraph-properties fo:margin-top="0.002in"/>
      <style:text-properties fo:font-size="12.5pt" style:font-size-asian="12.5pt"/>
    </style:style>
    <style:style style:name="P432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30" style:parent-style-name="Основнойтекст" style:family="paragraph">
      <style:text-properties fo:font-style="italic" style:font-style-asian="italic" fo:font-size="13pt" style:font-size-asian="13pt"/>
    </style:style>
    <style:style style:name="P4331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4332" style:parent-style-name="Основнойтекст" style:family="paragraph">
      <style:paragraph-properties fo:margin-top="0.0013in"/>
      <style:text-properties fo:font-size="12.5pt" style:font-size-asian="12.5pt"/>
    </style:style>
    <style:style style:name="P433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334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335" style:parent-style-name="Основнойтекст" style:family="paragraph">
      <style:text-properties fo:font-style="italic" style:font-style-asian="italic" fo:font-size="13pt" style:font-size-asian="13pt"/>
    </style:style>
    <style:style style:name="P4336" style:parent-style-name="Основнойтекст" style:family="paragraph">
      <style:paragraph-properties fo:margin-top="0in" fo:line-height="103%" fo:margin-left="1.6937in" fo:margin-right="2.2388in">
        <style:tab-stops/>
      </style:paragraph-properties>
    </style:style>
    <style:style style:name="P433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338" style:parent-style-name="Основнойтекст" style:family="paragraph">
      <style:text-properties fo:font-size="13pt" style:font-size-asian="13pt"/>
    </style:style>
    <style:style style:name="P4339" style:parent-style-name="Обычный" style:family="paragraph">
      <style:paragraph-properties fo:margin-left="0.4631in">
        <style:tab-stops/>
      </style:paragraph-properties>
    </style:style>
    <style:style style:name="T4340" style:parent-style-name="Основнойшрифтабзаца" style:family="text">
      <style:text-properties fo:font-style="italic" style:font-style-asian="italic" fo:font-size="12pt" style:font-size-asian="12pt"/>
    </style:style>
    <style:style style:name="T4341" style:parent-style-name="Основнойшрифтабзаца" style:family="text">
      <style:text-properties fo:font-size="12pt" style:font-size-asian="12pt"/>
    </style:style>
    <style:style style:name="T4342" style:parent-style-name="Основнойшрифтабзаца" style:family="text">
      <style:text-properties fo:font-style="italic" style:font-style-asian="italic" fo:font-size="12pt" style:font-size-asian="12pt"/>
    </style:style>
    <style:style style:name="P4343" style:parent-style-name="Основнойтекст" style:family="paragraph">
      <style:text-properties fo:font-style="italic" style:font-style-asian="italic" fo:font-size="13pt" style:font-size-asian="13pt"/>
    </style:style>
    <style:style style:name="P4344" style:parent-style-name="Основнойтекст" style:family="paragraph">
      <style:paragraph-properties fo:margin-top="0in" fo:margin-left="1.6937in">
        <style:tab-stops/>
      </style:paragraph-properties>
    </style:style>
    <style:style style:name="P4345" style:parent-style-name="Основнойтекст" style:family="paragraph">
      <style:text-properties fo:font-size="13pt" style:font-size-asian="13pt"/>
    </style:style>
    <style:style style:name="P434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47" style:parent-style-name="Основнойтекст" style:family="paragraph">
      <style:text-properties fo:font-style="italic" style:font-style-asian="italic" fo:font-size="13pt" style:font-size-asian="13pt"/>
    </style:style>
    <style:style style:name="P4348" style:parent-style-name="Основнойтекст" style:family="paragraph">
      <style:paragraph-properties fo:margin-left="1.6937in">
        <style:tab-stops/>
      </style:paragraph-properties>
    </style:style>
    <style:style style:name="P4349" style:parent-style-name="Основнойтекст" style:family="paragraph">
      <style:text-properties fo:font-size="13pt" style:font-size-asian="13pt"/>
    </style:style>
    <style:style style:name="P435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51" style:parent-style-name="Основнойтекст" style:master-page-name="MP112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4356" style:parent-style-name="Обычный" style:family="paragraph">
      <style:paragraph-properties fo:margin-top="0.1555in" fo:margin-left="0.4631in">
        <style:tab-stops/>
      </style:paragraph-properties>
    </style:style>
    <style:style style:name="T4357" style:parent-style-name="Основнойшрифтабзаца" style:family="text">
      <style:text-properties fo:font-style="italic" style:font-style-asian="italic" fo:font-size="12pt" style:font-size-asian="12pt"/>
    </style:style>
    <style:style style:name="T4358" style:parent-style-name="Основнойшрифтабзаца" style:family="text">
      <style:text-properties fo:font-size="12pt" style:font-size-asian="12pt"/>
    </style:style>
    <style:style style:name="T4359" style:parent-style-name="Основнойшрифтабзаца" style:family="text">
      <style:text-properties fo:font-style="italic" style:font-style-asian="italic" fo:font-size="12pt" style:font-size-asian="12pt"/>
    </style:style>
    <style:style style:name="T4360" style:parent-style-name="Основнойшрифтабзаца" style:family="text">
      <style:text-properties fo:font-size="12pt" style:font-size-asian="12pt"/>
    </style:style>
    <style:style style:name="P4361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36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36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364" style:parent-style-name="Основнойтекст" style:family="paragraph">
      <style:paragraph-properties fo:margin-top="0.002in"/>
      <style:text-properties fo:font-size="9pt" style:font-size-asian="9pt"/>
    </style:style>
    <style:style style:name="P4365" style:parent-style-name="Основнойтекст" style:family="paragraph">
      <style:paragraph-properties fo:margin-top="0.0625in" fo:margin-left="0.4631in">
        <style:tab-stops/>
      </style:paragraph-properties>
    </style:style>
    <style:style style:name="P4366" style:parent-style-name="Основнойтекст" style:family="paragraph">
      <style:paragraph-properties fo:margin-top="0.002in"/>
      <style:text-properties fo:font-size="9pt" style:font-size-asian="9pt"/>
    </style:style>
    <style:style style:name="P4367" style:parent-style-name="Основнойтекст" style:family="paragraph">
      <style:paragraph-properties fo:margin-top="0.0625in" fo:line-height="103%" fo:margin-left="1.6937in" fo:margin-right="2.7923in">
        <style:tab-stops/>
      </style:paragraph-properties>
    </style:style>
    <style:style style:name="P4368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4369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370" style:parent-style-name="Основнойтекст" style:family="paragraph">
      <style:paragraph-properties fo:margin-top="0.0013in" fo:line-height="103%" fo:margin-left="1.6937in" fo:margin-right="2.2041in">
        <style:tab-stops/>
      </style:paragraph-properties>
    </style:style>
    <style:style style:name="T4371" style:parent-style-name="Основнойшрифтабзаца" style:family="text">
      <style:text-properties fo:letter-spacing="-0.0166in"/>
    </style:style>
    <style:style style:name="T4372" style:parent-style-name="Основнойшрифтабзаца" style:family="text">
      <style:text-properties fo:letter-spacing="-0.0034in"/>
    </style:style>
    <style:style style:name="P4373" style:parent-style-name="Основнойтекст" style:family="paragraph">
      <style:paragraph-properties fo:margin-top="0.002in" fo:margin-left="1.6937in">
        <style:tab-stops/>
      </style:paragraph-properties>
    </style:style>
    <style:style style:name="P4374" style:parent-style-name="Основнойтекст" style:family="paragraph">
      <style:paragraph-properties fo:margin-top="0.0083in" fo:line-height="103%" fo:margin-left="1.6937in" fo:margin-right="1.4743in">
        <style:tab-stops/>
      </style:paragraph-properties>
    </style:style>
    <style:style style:name="P4375" style:parent-style-name="Основнойтекст" style:family="paragraph">
      <style:paragraph-properties fo:margin-top="0.0027in"/>
      <style:text-properties fo:font-size="12.5pt" style:font-size-asian="12.5pt"/>
    </style:style>
    <style:style style:name="P4376" style:parent-style-name="Основнойтекст" style:family="paragraph">
      <style:paragraph-properties fo:margin-top="0in" fo:margin-left="0.4631in">
        <style:tab-stops/>
      </style:paragraph-properties>
    </style:style>
    <style:style style:name="P4377" style:parent-style-name="Основнойтекст" style:family="paragraph">
      <style:text-properties fo:font-size="13pt" style:font-size-asian="13pt"/>
    </style:style>
    <style:style style:name="P4378" style:parent-style-name="Основнойтекст" style:family="paragraph">
      <style:paragraph-properties fo:margin-top="0in" fo:margin-left="1.6937in">
        <style:tab-stops/>
      </style:paragraph-properties>
    </style:style>
    <style:style style:name="P4379" style:parent-style-name="Основнойтекст" style:family="paragraph">
      <style:text-properties fo:font-size="13pt" style:font-size-asian="13pt"/>
    </style:style>
    <style:style style:name="P4380" style:parent-style-name="Обычный" style:family="paragraph">
      <style:paragraph-properties fo:margin-top="0.0006in" fo:margin-left="0.4631in">
        <style:tab-stops/>
      </style:paragraph-properties>
    </style:style>
    <style:style style:name="T4381" style:parent-style-name="Основнойшрифтабзаца" style:family="text">
      <style:text-properties fo:font-style="italic" style:font-style-asian="italic" fo:font-size="12pt" style:font-size-asian="12pt"/>
    </style:style>
    <style:style style:name="T4382" style:parent-style-name="Основнойшрифтабзаца" style:family="text">
      <style:text-properties fo:font-size="12pt" style:font-size-asian="12pt"/>
    </style:style>
    <style:style style:name="P4383" style:parent-style-name="Основнойтекст" style:family="paragraph">
      <style:text-properties fo:font-size="13pt" style:font-size-asian="13pt"/>
    </style:style>
    <style:style style:name="P4384" style:parent-style-name="Основнойтекст" style:family="paragraph">
      <style:paragraph-properties fo:margin-top="0in" fo:margin-left="1.6937in">
        <style:tab-stops/>
      </style:paragraph-properties>
    </style:style>
    <style:style style:name="P4385" style:parent-style-name="Основнойтекст" style:family="paragraph">
      <style:text-properties fo:font-size="13pt" style:font-size-asian="13pt"/>
    </style:style>
    <style:style style:name="P438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387" style:parent-style-name="Основнойтекст" style:family="paragraph">
      <style:text-properties fo:font-style="italic" style:font-style-asian="italic" fo:font-size="13pt" style:font-size-asian="13pt"/>
    </style:style>
    <style:style style:name="P4388" style:parent-style-name="Основнойтекст" style:family="paragraph">
      <style:paragraph-properties fo:margin-top="0in" fo:margin-left="1.6937in">
        <style:tab-stops/>
      </style:paragraph-properties>
    </style:style>
    <style:style style:name="P4389" style:parent-style-name="Основнойтекст" style:family="paragraph">
      <style:text-properties fo:font-size="13pt" style:font-size-asian="13pt"/>
    </style:style>
    <style:style style:name="P4390" style:parent-style-name="Основнойтекст" style:family="paragraph">
      <style:paragraph-properties fo:margin-top="0in" fo:margin-left="0.4631in">
        <style:tab-stops/>
      </style:paragraph-properties>
    </style:style>
    <style:style style:name="P4391" style:parent-style-name="Основнойтекст" style:master-page-name="MP113" style:family="paragraph">
      <style:paragraph-properties fo:break-before="page" fo:margin-top="0.0069in"/>
      <style:text-properties fo:font-size="12.5pt" style:font-size-asian="12.5pt"/>
    </style:style>
    <style:style style:name="P4396" style:parent-style-name="Основнойтекст" style:family="paragraph">
      <style:paragraph-properties fo:margin-top="0.1555in" fo:line-height="103%" fo:margin-left="0.0694in" fo:text-indent="0.393in">
        <style:tab-stops/>
      </style:paragraph-properties>
    </style:style>
    <style:style style:name="T4397" style:parent-style-name="Основнойшрифтабзаца" style:family="text">
      <style:text-properties fo:font-style="italic" style:font-style-asian="italic"/>
    </style:style>
    <style:style style:name="T4398" style:parent-style-name="Основнойшрифтабзаца" style:family="text">
      <style:text-properties fo:font-style="italic" style:font-style-asian="italic" fo:letter-spacing="-0.0138in"/>
    </style:style>
    <style:style style:name="T4399" style:parent-style-name="Основнойшрифтабзаца" style:family="text">
      <style:text-properties fo:font-style="italic" style:font-style-asian="italic"/>
    </style:style>
    <style:style style:name="T4400" style:parent-style-name="Основнойшрифтабзаца" style:family="text">
      <style:text-properties fo:font-style="italic" style:font-style-asian="italic" fo:letter-spacing="-0.009in"/>
    </style:style>
    <style:style style:name="T4401" style:parent-style-name="Основнойшрифтабзаца" style:family="text">
      <style:text-properties fo:letter-spacing="-0.0138in"/>
    </style:style>
    <style:style style:name="T4402" style:parent-style-name="Основнойшрифтабзаца" style:family="text">
      <style:text-properties fo:letter-spacing="-0.0131in"/>
    </style:style>
    <style:style style:name="T4403" style:parent-style-name="Основнойшрифтабзаца" style:family="text">
      <style:text-properties fo:letter-spacing="-0.0131in"/>
    </style:style>
    <style:style style:name="T4404" style:parent-style-name="Основнойшрифтабзаца" style:family="text">
      <style:text-properties fo:letter-spacing="-0.0131in"/>
    </style:style>
    <style:style style:name="T4405" style:parent-style-name="Основнойшрифтабзаца" style:family="text">
      <style:text-properties fo:letter-spacing="-0.0131in"/>
    </style:style>
    <style:style style:name="T4406" style:parent-style-name="Основнойшрифтабзаца" style:family="text">
      <style:text-properties fo:letter-spacing="-0.0027in"/>
    </style:style>
    <style:style style:name="T4407" style:parent-style-name="Основнойшрифтабзаца" style:family="text">
      <style:text-properties fo:letter-spacing="-0.0138in"/>
    </style:style>
    <style:style style:name="T4408" style:parent-style-name="Основнойшрифтабзаца" style:family="text">
      <style:text-properties fo:letter-spacing="-0.0131in"/>
    </style:style>
    <style:style style:name="T4409" style:parent-style-name="Основнойшрифтабзаца" style:family="text">
      <style:text-properties fo:letter-spacing="-0.0131in"/>
    </style:style>
    <style:style style:name="T4410" style:parent-style-name="Основнойшрифтабзаца" style:family="text">
      <style:text-properties fo:letter-spacing="-0.0131in"/>
    </style:style>
    <style:style style:name="T4411" style:parent-style-name="Основнойшрифтабзаца" style:family="text">
      <style:text-properties fo:letter-spacing="-0.0131in"/>
    </style:style>
    <style:style style:name="T4412" style:parent-style-name="Основнойшрифтабзаца" style:family="text">
      <style:text-properties fo:letter-spacing="-0.0131in"/>
    </style:style>
    <style:style style:name="P4413" style:parent-style-name="Обычный" style:family="paragraph">
      <style:paragraph-properties fo:margin-top="0.001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14" style:parent-style-name="Основнойтекст" style:family="paragraph">
      <style:text-properties fo:font-style="italic" style:font-style-asian="italic" fo:font-size="13pt" style:font-size-asian="13pt"/>
    </style:style>
    <style:style style:name="P4415" style:parent-style-name="Основнойтекст" style:family="paragraph">
      <style:paragraph-properties fo:margin-top="0in" fo:margin-left="1.6937in">
        <style:tab-stops/>
      </style:paragraph-properties>
    </style:style>
    <style:style style:name="T4416" style:parent-style-name="Основнойшрифтабзаца" style:family="text">
      <style:text-properties fo:letter-spacing="-0.0034in"/>
    </style:style>
    <style:style style:name="T4417" style:parent-style-name="Основнойшрифтабзаца" style:family="text">
      <style:text-properties fo:letter-spacing="-0.0104in"/>
    </style:style>
    <style:style style:name="P4418" style:parent-style-name="Основнойтекст" style:family="paragraph">
      <style:paragraph-properties fo:margin-top="0.0083in" fo:line-height="105%" fo:margin-left="1.6937in" fo:margin-right="1.6645in">
        <style:tab-stops/>
      </style:paragraph-properties>
    </style:style>
    <style:style style:name="T4419" style:parent-style-name="Основнойшрифтабзаца" style:family="text">
      <style:text-properties fo:letter-spacing="-0.002in"/>
    </style:style>
    <style:style style:name="T4420" style:parent-style-name="Основнойшрифтабзаца" style:family="text">
      <style:text-properties fo:letter-spacing="-0.0027in"/>
    </style:style>
    <style:style style:name="T4421" style:parent-style-name="Основнойшрифтабзаца" style:family="text">
      <style:text-properties fo:letter-spacing="-0.0201in"/>
    </style:style>
    <style:style style:name="T4422" style:parent-style-name="Основнойшрифтабзаца" style:family="text">
      <style:text-properties style:text-position="50% 100%" fo:font-size="7pt" style:font-size-asian="7pt"/>
    </style:style>
    <style:style style:name="T4423" style:parent-style-name="Основнойшрифтабзаца" style:family="text">
      <style:text-properties fo:letter-spacing="-0.009in"/>
    </style:style>
    <style:style style:name="P4424" style:parent-style-name="Основнойтекст" style:family="paragraph">
      <style:paragraph-properties fo:margin-top="0in" fo:margin-left="1.6937in">
        <style:tab-stops/>
      </style:paragraph-properties>
    </style:style>
    <style:style style:name="P4425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426" style:parent-style-name="Основнойтекст" style:family="paragraph">
      <style:paragraph-properties fo:text-align="justify" fo:margin-top="0.0013in" fo:line-height="103%" fo:margin-left="1.6937in" fo:margin-right="2.9493in">
        <style:tab-stops/>
      </style:paragraph-properties>
    </style:style>
    <style:style style:name="T4427" style:parent-style-name="Основнойшрифтабзаца" style:family="text">
      <style:text-properties fo:letter-spacing="-0.0041in"/>
    </style:style>
    <style:style style:name="T4428" style:parent-style-name="Основнойшрифтабзаца" style:family="text">
      <style:text-properties fo:letter-spacing="-0.0027in"/>
    </style:style>
    <style:style style:name="T4429" style:parent-style-name="Основнойшрифтабзаца" style:family="text">
      <style:text-properties fo:letter-spacing="-0.0034in"/>
    </style:style>
    <style:style style:name="T4430" style:parent-style-name="Основнойшрифтабзаца" style:family="text">
      <style:text-properties fo:letter-spacing="-0.0166in"/>
    </style:style>
    <style:style style:name="T4431" style:parent-style-name="Основнойшрифтабзаца" style:family="text">
      <style:text-properties fo:letter-spacing="-0.009in"/>
    </style:style>
    <style:style style:name="T4432" style:parent-style-name="Основнойшрифтабзаца" style:family="text">
      <style:text-properties fo:letter-spacing="-0.002in"/>
    </style:style>
    <style:style style:name="P4433" style:parent-style-name="Основнойтекст" style:family="paragraph">
      <style:paragraph-properties fo:text-align="justify" fo:margin-top="0.002in" fo:margin-left="1.6937in">
        <style:tab-stops/>
      </style:paragraph-properties>
    </style:style>
    <style:style style:name="P4434" style:parent-style-name="Основнойтекст" style:family="paragraph">
      <style:paragraph-properties fo:margin-top="0.0083in" fo:line-height="103%" fo:margin-left="1.6937in" fo:margin-right="1.984in">
        <style:tab-stops/>
      </style:paragraph-properties>
    </style:style>
    <style:style style:name="P4435" style:parent-style-name="Основнойтекст" style:family="paragraph">
      <style:paragraph-properties fo:margin-top="0.002in" fo:margin-left="1.6937in">
        <style:tab-stops/>
      </style:paragraph-properties>
    </style:style>
    <style:style style:name="P4436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437" style:parent-style-name="Основнойтекст" style:family="paragraph">
      <style:paragraph-properties fo:margin-top="0.0013in" fo:line-height="103%" fo:margin-left="1.6937in" fo:margin-right="2.8833in">
        <style:tab-stops/>
      </style:paragraph-properties>
    </style:style>
    <style:style style:name="T4438" style:parent-style-name="Основнойшрифтабзаца" style:family="text">
      <style:text-properties fo:letter-spacing="-0.0048in"/>
    </style:style>
    <style:style style:name="T4439" style:parent-style-name="Основнойшрифтабзаца" style:family="text">
      <style:text-properties fo:letter-spacing="-0.002in"/>
    </style:style>
    <style:style style:name="T4440" style:parent-style-name="Основнойшрифтабзаца" style:family="text">
      <style:text-properties fo:letter-spacing="-0.002in"/>
    </style:style>
    <style:style style:name="T4441" style:parent-style-name="Основнойшрифтабзаца" style:family="text">
      <style:text-properties fo:letter-spacing="-0.002in"/>
    </style:style>
    <style:style style:name="T4442" style:parent-style-name="Основнойшрифтабзаца" style:family="text">
      <style:text-properties fo:letter-spacing="-0.0062in"/>
    </style:style>
    <style:style style:name="P4443" style:parent-style-name="Основнойтекст" style:family="paragraph">
      <style:paragraph-properties fo:margin-top="0.0027in"/>
      <style:text-properties fo:font-size="12.5pt" style:font-size-asian="12.5pt"/>
    </style:style>
    <style:style style:name="P4444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45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446" style:parent-style-name="Основнойтекст" style:family="paragraph">
      <style:paragraph-properties fo:text-align="justify" fo:margin-left="1.6937in">
        <style:tab-stops/>
      </style:paragraph-properties>
    </style:style>
    <style:style style:name="P4447" style:parent-style-name="Основнойтекст" style:family="paragraph">
      <style:text-properties fo:font-size="13pt" style:font-size-asian="13pt"/>
    </style:style>
    <style:style style:name="P444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449" style:parent-style-name="Основнойтекст" style:family="paragraph">
      <style:text-properties fo:font-style="italic" style:font-style-asian="italic" fo:font-size="13pt" style:font-size-asian="13pt"/>
    </style:style>
    <style:style style:name="P4450" style:parent-style-name="Основнойтекст" style:family="paragraph">
      <style:paragraph-properties fo:margin-top="0in" fo:line-height="103%" fo:margin-left="1.6937in" fo:margin-right="2.1034in">
        <style:tab-stops/>
      </style:paragraph-properties>
    </style:style>
    <style:style style:name="P445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45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453" style:parent-style-name="Основнойтекст" style:family="paragraph">
      <style:text-properties fo:font-size="13pt" style:font-size-asian="13pt"/>
    </style:style>
    <style:style style:name="P445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455" style:parent-style-name="Основнойтекст" style:family="paragraph">
      <style:text-properties fo:font-style="italic" style:font-style-asian="italic" fo:font-size="13pt" style:font-size-asian="13pt"/>
    </style:style>
    <style:style style:name="P4456" style:parent-style-name="Основнойтекст" style:family="paragraph">
      <style:paragraph-properties fo:text-align="justify" fo:margin-top="0in" fo:margin-left="1.6937in">
        <style:tab-stops/>
      </style:paragraph-properties>
    </style:style>
    <style:style style:name="P4457" style:parent-style-name="Основнойтекст" style:family="paragraph">
      <style:text-properties fo:font-size="13pt" style:font-size-asian="13pt"/>
    </style:style>
    <style:style style:name="P4458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59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460" style:parent-style-name="Основнойтекст" style:family="paragraph">
      <style:paragraph-properties fo:margin-left="1.6937in">
        <style:tab-stops/>
      </style:paragraph-properties>
    </style:style>
    <style:style style:name="P4461" style:parent-style-name="Основнойтекст" style:family="paragraph">
      <style:paragraph-properties fo:margin-top="0.0611in" fo:line-height="103%" fo:margin-left="1.6937in" fo:margin-right="2.0743in">
        <style:tab-stops/>
      </style:paragraph-properties>
    </style:style>
    <style:style style:name="P4462" style:parent-style-name="Основнойтекст" style:family="paragraph">
      <style:paragraph-properties fo:margin-top="0.0034in"/>
      <style:text-properties fo:font-size="8.5pt" style:font-size-asian="8.5pt"/>
    </style:style>
    <style:style style:name="P446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6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65" style:parent-style-name="Основнойтекст" style:family="paragraph">
      <style:paragraph-properties fo:margin-top="0.0625in" fo:line-height="103%" fo:margin-left="1.6937in" fo:margin-right="3.1013in">
        <style:tab-stops/>
      </style:paragraph-properties>
    </style:style>
    <style:style style:name="P4466" style:parent-style-name="Основнойтекст" style:family="paragraph">
      <style:paragraph-properties fo:margin-top="0.0041in"/>
      <style:text-properties fo:font-size="8.5pt" style:font-size-asian="8.5pt"/>
    </style:style>
    <style:style style:name="P446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6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69" style:parent-style-name="Основнойтекст" style:family="paragraph">
      <style:paragraph-properties fo:margin-top="0.0625in" fo:line-height="103%" fo:margin-left="1.6937in" fo:margin-right="1.6104in">
        <style:tab-stops/>
      </style:paragraph-properties>
    </style:style>
    <style:style style:name="P4470" style:parent-style-name="Основнойтекст" style:family="paragraph">
      <style:paragraph-properties fo:margin-top="0.0034in"/>
      <style:text-properties fo:font-size="8.5pt" style:font-size-asian="8.5pt"/>
    </style:style>
    <style:style style:name="P447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7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73" style:parent-style-name="Основнойтекст" style:family="paragraph">
      <style:paragraph-properties fo:margin-top="0.0625in" fo:line-height="103%" fo:margin-left="1.6937in" fo:margin-right="2.7298in">
        <style:tab-stops/>
      </style:paragraph-properties>
    </style:style>
    <style:style style:name="P4474" style:parent-style-name="Основнойтекст" style:family="paragraph">
      <style:paragraph-properties fo:margin-top="0.0034in"/>
      <style:text-properties fo:font-size="8.5pt" style:font-size-asian="8.5pt"/>
    </style:style>
    <style:style style:name="P447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7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7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478" style:parent-style-name="Основнойтекст" style:family="paragraph">
      <style:paragraph-properties fo:margin-top="0.0083in" fo:line-height="103%" fo:margin-left="1.6937in" fo:margin-right="2.9631in">
        <style:tab-stops/>
      </style:paragraph-properties>
    </style:style>
    <style:style style:name="P4479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480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48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482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4483" style:parent-style-name="Основнойтекст" style:family="paragraph">
      <style:paragraph-properties fo:margin-top="0.0034in"/>
      <style:text-properties fo:font-size="8.5pt" style:font-size-asian="8.5pt"/>
    </style:style>
    <style:style style:name="P448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8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86" style:parent-style-name="Основнойтекст" style:family="paragraph">
      <style:paragraph-properties fo:margin-top="0.0625in" fo:line-height="103%" fo:margin-left="1.6937in" fo:margin-right="2.6145in">
        <style:tab-stops/>
      </style:paragraph-properties>
    </style:style>
    <style:style style:name="P4487" style:parent-style-name="Основнойтекст" style:family="paragraph">
      <style:paragraph-properties fo:margin-top="0.0034in"/>
      <style:text-properties fo:font-size="8.5pt" style:font-size-asian="8.5pt"/>
    </style:style>
    <style:style style:name="P448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8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90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491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492" style:parent-style-name="Основнойтекст" style:family="paragraph">
      <style:paragraph-properties fo:margin-top="0.002in"/>
      <style:text-properties fo:font-size="9pt" style:font-size-asian="9pt"/>
    </style:style>
    <style:style style:name="P449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9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49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496" style:parent-style-name="Основнойтекст" style:family="paragraph">
      <style:paragraph-properties fo:margin-top="0.002in"/>
      <style:text-properties fo:font-size="9pt" style:font-size-asian="9pt"/>
    </style:style>
    <style:style style:name="P449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498" style:parent-style-name="Основнойтекст" style:master-page-name="MP114" style:family="paragraph">
      <style:paragraph-properties fo:break-before="page" fo:margin-top="0.0611in" fo:line-height="103%" fo:margin-left="1.6937in" fo:margin-right="2.8993in">
        <style:tab-stops/>
      </style:paragraph-properties>
    </style:style>
    <style:style style:name="P4503" style:parent-style-name="Основнойтекст" style:family="paragraph">
      <style:paragraph-properties fo:margin-top="0.0034in"/>
      <style:text-properties fo:font-size="8.5pt" style:font-size-asian="8.5pt"/>
    </style:style>
    <style:style style:name="P450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0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06" style:parent-style-name="Основнойтекст" style:family="paragraph">
      <style:paragraph-properties fo:margin-top="0.0625in" fo:line-height="103%" fo:margin-left="1.6937in" fo:margin-right="3.6048in">
        <style:tab-stops/>
      </style:paragraph-properties>
    </style:style>
    <style:style style:name="P4507" style:parent-style-name="Основнойтекст" style:family="paragraph">
      <style:paragraph-properties fo:margin-top="0.0034in"/>
      <style:text-properties fo:font-size="8.5pt" style:font-size-asian="8.5pt"/>
    </style:style>
    <style:style style:name="P4508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09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10" style:parent-style-name="Основнойтекст" style:family="paragraph">
      <style:paragraph-properties fo:text-align="justify" fo:margin-top="0.0625in" fo:line-height="103%" fo:margin-left="1.6937in" fo:margin-right="2.2958in">
        <style:tab-stops/>
      </style:paragraph-properties>
    </style:style>
    <style:style style:name="T4511" style:parent-style-name="Основнойшрифтабзаца" style:family="text">
      <style:text-properties fo:letter-spacing="-0.002in"/>
    </style:style>
    <style:style style:name="T4512" style:parent-style-name="Основнойшрифтабзаца" style:family="text">
      <style:text-properties fo:letter-spacing="-0.002in"/>
    </style:style>
    <style:style style:name="P4513" style:parent-style-name="Основнойтекст" style:family="paragraph">
      <style:paragraph-properties fo:text-align="justify" fo:margin-top="0.0013in" fo:line-height="103%" fo:margin-left="1.6937in" fo:margin-right="2.109in">
        <style:tab-stops/>
      </style:paragraph-properties>
    </style:style>
    <style:style style:name="T4514" style:parent-style-name="Основнойшрифтабзаца" style:family="text">
      <style:text-properties fo:letter-spacing="-0.0215in"/>
    </style:style>
    <style:style style:name="T4515" style:parent-style-name="Основнойшрифтабзаца" style:family="text">
      <style:text-properties fo:letter-spacing="-0.0083in"/>
    </style:style>
    <style:style style:name="P4516" style:parent-style-name="Основнойтекст" style:family="paragraph">
      <style:paragraph-properties fo:margin-top="0.0034in"/>
      <style:text-properties fo:font-size="8.5pt" style:font-size-asian="8.5pt"/>
    </style:style>
    <style:style style:name="P451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1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19" style:parent-style-name="Основнойтекст" style:family="paragraph">
      <style:paragraph-properties fo:margin-top="0.0625in" fo:line-height="103%" fo:margin-left="1.6937in" fo:margin-right="3.3493in">
        <style:tab-stops/>
      </style:paragraph-properties>
    </style:style>
    <style:style style:name="P4520" style:parent-style-name="Основнойтекст" style:family="paragraph">
      <style:paragraph-properties fo:margin-top="0.0034in"/>
      <style:text-properties fo:font-size="8.5pt" style:font-size-asian="8.5pt"/>
    </style:style>
    <style:style style:name="P452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2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2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24" style:parent-style-name="Основнойтекст" style:family="paragraph">
      <style:paragraph-properties fo:margin-top="0.002in"/>
      <style:text-properties fo:font-size="9pt" style:font-size-asian="9pt"/>
    </style:style>
    <style:style style:name="P452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2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2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28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529" style:parent-style-name="Основнойтекст" style:family="paragraph">
      <style:paragraph-properties fo:margin-top="0.0027in"/>
      <style:text-properties fo:font-size="9pt" style:font-size-asian="9pt"/>
    </style:style>
    <style:style style:name="P453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3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32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33" style:parent-style-name="Основнойтекст" style:family="paragraph">
      <style:paragraph-properties fo:margin-top="0.0083in" fo:line-height="103%" fo:margin-left="1.6937in" fo:margin-right="1.8576in">
        <style:tab-stops/>
      </style:paragraph-properties>
    </style:style>
    <style:style style:name="T4534" style:parent-style-name="Основнойшрифтабзаца" style:family="text">
      <style:text-properties fo:letter-spacing="-0.0027in"/>
    </style:style>
    <style:style style:name="T4535" style:parent-style-name="Основнойшрифтабзаца" style:family="text">
      <style:text-properties fo:letter-spacing="-0.002in"/>
    </style:style>
    <style:style style:name="T4536" style:parent-style-name="Основнойшрифтабзаца" style:family="text">
      <style:text-properties fo:letter-spacing="-0.002in"/>
    </style:style>
    <style:style style:name="T4537" style:parent-style-name="Основнойшрифтабзаца" style:family="text">
      <style:text-properties fo:letter-spacing="-0.002in"/>
    </style:style>
    <style:style style:name="P4538" style:parent-style-name="Основнойтекст" style:family="paragraph">
      <style:paragraph-properties fo:margin-top="0.0027in" fo:line-height="103%" fo:margin-left="1.6937in" fo:margin-right="1.5895in">
        <style:tab-stops/>
      </style:paragraph-properties>
    </style:style>
    <style:style style:name="P4539" style:parent-style-name="Основнойтекст" style:family="paragraph">
      <style:paragraph-properties fo:margin-top="0.0027in" fo:margin-left="1.6937in">
        <style:tab-stops/>
      </style:paragraph-properties>
    </style:style>
    <style:style style:name="P4540" style:parent-style-name="Основнойтекст" style:family="paragraph">
      <style:paragraph-properties fo:margin-top="0.0083in" fo:line-height="103%" fo:margin-left="1.6937in" fo:margin-right="1.677in">
        <style:tab-stops/>
      </style:paragraph-properties>
    </style:style>
    <style:style style:name="P4541" style:parent-style-name="Основнойтекст" style:family="paragraph">
      <style:paragraph-properties fo:margin-top="0.0027in"/>
      <style:text-properties fo:font-size="8.5pt" style:font-size-asian="8.5pt"/>
    </style:style>
    <style:style style:name="P454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44" style:parent-style-name="Основнойтекст" style:family="paragraph">
      <style:paragraph-properties fo:margin-top="0.0625in" fo:line-height="103%" fo:margin-left="1.6937in" fo:margin-right="1.8784in">
        <style:tab-stops/>
      </style:paragraph-properties>
    </style:style>
    <style:style style:name="T4545" style:parent-style-name="Основнойшрифтабзаца" style:family="text">
      <style:text-properties fo:letter-spacing="-0.0062in"/>
    </style:style>
    <style:style style:name="T4546" style:parent-style-name="Основнойшрифтабзаца" style:family="text">
      <style:text-properties fo:letter-spacing="-0.002in"/>
    </style:style>
    <style:style style:name="T4547" style:parent-style-name="Основнойшрифтабзаца" style:family="text">
      <style:text-properties fo:letter-spacing="-0.0027in"/>
    </style:style>
    <style:style style:name="T4548" style:parent-style-name="Основнойшрифтабзаца" style:family="text">
      <style:text-properties fo:letter-spacing="-0.0062in"/>
    </style:style>
    <style:style style:name="P4549" style:parent-style-name="Основнойтекст" style:master-page-name="MP115" style:family="paragraph">
      <style:paragraph-properties fo:break-before="page" fo:margin-top="0.0069in"/>
    </style:style>
    <style:style style:name="P455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5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56" style:parent-style-name="Основнойтекст" style:family="paragraph">
      <style:paragraph-properties fo:margin-top="0.0625in" fo:line-height="103%" fo:margin-left="1.6937in" fo:margin-right="1.2833in">
        <style:tab-stops/>
      </style:paragraph-properties>
    </style:style>
    <style:style style:name="T4557" style:parent-style-name="Основнойшрифтабзаца" style:family="text">
      <style:text-properties fo:letter-spacing="-0.002in"/>
    </style:style>
    <style:style style:name="T4558" style:parent-style-name="Основнойшрифтабзаца" style:family="text">
      <style:text-properties fo:letter-spacing="-0.002in"/>
    </style:style>
    <style:style style:name="T4559" style:parent-style-name="Основнойшрифтабзаца" style:family="text">
      <style:text-properties fo:letter-spacing="-0.002in"/>
    </style:style>
    <style:style style:name="T4560" style:parent-style-name="Основнойшрифтабзаца" style:family="text">
      <style:text-properties fo:letter-spacing="0.0006in"/>
    </style:style>
    <style:style style:name="P4561" style:parent-style-name="Основнойтекст" style:family="paragraph">
      <style:paragraph-properties fo:margin-top="0.002in" fo:margin-left="1.6937in">
        <style:tab-stops/>
      </style:paragraph-properties>
    </style:style>
    <style:style style:name="P4562" style:parent-style-name="Основнойтекст" style:family="paragraph">
      <style:paragraph-properties fo:margin-top="0.0027in"/>
      <style:text-properties fo:font-size="9pt" style:font-size-asian="9pt"/>
    </style:style>
    <style:style style:name="P456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6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6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66" style:parent-style-name="Основнойтекст" style:family="paragraph">
      <style:paragraph-properties fo:margin-top="0.002in"/>
      <style:text-properties fo:font-size="9pt" style:font-size-asian="9pt"/>
    </style:style>
    <style:style style:name="P456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68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69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70" style:parent-style-name="Основнойтекст" style:family="paragraph">
      <style:paragraph-properties fo:margin-top="0.002in"/>
      <style:text-properties fo:font-size="9pt" style:font-size-asian="9pt"/>
    </style:style>
    <style:style style:name="P4571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7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7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574" style:parent-style-name="Основнойтекст" style:family="paragraph">
      <style:paragraph-properties fo:margin-top="0.0027in"/>
      <style:text-properties fo:font-size="9pt" style:font-size-asian="9pt"/>
    </style:style>
    <style:style style:name="P457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57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577" style:parent-style-name="Основнойтекст" style:family="paragraph">
      <style:paragraph-properties fo:margin-top="0.0625in" fo:line-height="103%" fo:margin-left="1.6937in" fo:margin-right="2.1465in">
        <style:tab-stops/>
      </style:paragraph-properties>
    </style:style>
    <style:style style:name="P4578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4579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580" style:parent-style-name="Основнойтекст" style:family="paragraph">
      <style:paragraph-properties fo:margin-top="0.0013in" fo:line-height="103%" fo:margin-left="1.6937in" fo:margin-right="1.8104in">
        <style:tab-stops/>
      </style:paragraph-properties>
    </style:style>
    <style:style style:name="P4581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4582" style:parent-style-name="Основнойтекст" style:family="paragraph">
      <style:paragraph-properties fo:margin-left="1.6937in">
        <style:tab-stops/>
      </style:paragraph-properties>
    </style:style>
    <style:style style:name="T4583" style:parent-style-name="Основнойшрифтабзаца" style:family="text">
      <style:text-properties fo:letter-spacing="-0.002in"/>
    </style:style>
    <style:style style:name="T4584" style:parent-style-name="Основнойшрифтабзаца" style:family="text">
      <style:text-properties fo:letter-spacing="-0.0145in"/>
    </style:style>
    <style:style style:name="P4585" style:parent-style-name="Основнойтекст" style:family="paragraph">
      <style:paragraph-properties fo:margin-top="0.0083in" fo:line-height="103%" fo:margin-left="1.6937in" fo:margin-right="2.4263in">
        <style:tab-stops/>
      </style:paragraph-properties>
    </style:style>
    <style:style style:name="T4586" style:parent-style-name="Основнойшрифтабзаца" style:family="text">
      <style:text-properties fo:letter-spacing="-0.0041in"/>
    </style:style>
    <style:style style:name="T4587" style:parent-style-name="Основнойшрифтабзаца" style:family="text">
      <style:text-properties fo:letter-spacing="-0.0027in"/>
    </style:style>
    <style:style style:name="P458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589" style:parent-style-name="Обычный" style:family="paragraph">
      <style:paragraph-properties fo:margin-top="0.0125in" fo:line-height="103%" fo:margin-left="1.6937in" fo:margin-right="2.7152in">
        <style:tab-stops/>
      </style:paragraph-properties>
    </style:style>
    <style:style style:name="T4590" style:parent-style-name="Основнойшрифтабзаца" style:family="text">
      <style:text-properties fo:font-style="italic" style:font-style-asian="italic" fo:font-size="12pt" style:font-size-asian="12pt"/>
    </style:style>
    <style:style style:name="T4591" style:parent-style-name="Основнойшрифтабзаца" style:family="text">
      <style:text-properties fo:font-size="12pt" style:font-size-asian="12pt"/>
    </style:style>
    <style:style style:name="T4592" style:parent-style-name="Основнойшрифтабзаца" style:family="text">
      <style:text-properties style:text-position="50% 100%" fo:font-size="7pt" style:font-size-asian="7pt"/>
    </style:style>
    <style:style style:name="T4593" style:parent-style-name="Основнойшрифтабзаца" style:family="text">
      <style:text-properties fo:font-size="12pt" style:font-size-asian="12pt"/>
    </style:style>
    <style:style style:name="P4594" style:parent-style-name="Основнойтекст" style:family="paragraph">
      <style:paragraph-properties fo:margin-top="0.0013in" fo:line-height="103%" fo:margin-left="1.6937in" fo:margin-right="2.3256in">
        <style:tab-stops/>
      </style:paragraph-properties>
    </style:style>
    <style:style style:name="P4595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459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597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4598" style:parent-style-name="Обычный" style:family="paragraph">
      <style:paragraph-properties fo:margin-top="0.0611in" fo:line-height="103%" fo:margin-left="1.6937in" fo:margin-right="1.9631in">
        <style:tab-stops/>
      </style:paragraph-properties>
    </style:style>
    <style:style style:name="T4599" style:parent-style-name="Основнойшрифтабзаца" style:family="text">
      <style:text-properties fo:font-size="12pt" style:font-size-asian="12pt"/>
    </style:style>
    <style:style style:name="T4600" style:parent-style-name="Основнойшрифтабзаца" style:family="text">
      <style:text-properties fo:font-size="12pt" style:font-size-asian="12pt"/>
    </style:style>
    <style:style style:name="T4601" style:parent-style-name="Основнойшрифтабзаца" style:family="text">
      <style:text-properties fo:font-style="italic" style:font-style-asian="italic" fo:font-size="12pt" style:font-size-asian="12pt"/>
    </style:style>
    <style:style style:name="T4602" style:parent-style-name="Основнойшрифтабзаца" style:family="text">
      <style:text-properties fo:font-size="12pt" style:font-size-asian="12pt"/>
    </style:style>
    <style:style style:name="T4603" style:parent-style-name="Основнойшрифтабзаца" style:family="text">
      <style:text-properties fo:font-style="italic" style:font-style-asian="italic" fo:font-size="12pt" style:font-size-asian="12pt"/>
    </style:style>
    <style:style style:name="P4604" style:parent-style-name="Обычный" style:family="paragraph">
      <style:paragraph-properties fo:margin-top="0.0027in" fo:margin-left="1.6937in">
        <style:tab-stops/>
      </style:paragraph-properties>
    </style:style>
    <style:style style:name="T4605" style:parent-style-name="Основнойшрифтабзаца" style:family="text">
      <style:text-properties fo:font-size="12pt" style:font-size-asian="12pt"/>
    </style:style>
    <style:style style:name="T4606" style:parent-style-name="Основнойшрифтабзаца" style:family="text">
      <style:text-properties fo:font-style="italic" style:font-style-asian="italic" fo:font-size="12pt" style:font-size-asian="12pt"/>
    </style:style>
    <style:style style:name="T4607" style:parent-style-name="Основнойшрифтабзаца" style:family="text">
      <style:text-properties fo:font-size="12pt" style:font-size-asian="12pt"/>
    </style:style>
    <style:style style:name="P4608" style:parent-style-name="Основнойтекст" style:family="paragraph">
      <style:paragraph-properties fo:margin-top="0.0083in" fo:line-height="103%" fo:margin-left="1.6937in" fo:margin-right="2.1062in">
        <style:tab-stops/>
      </style:paragraph-properties>
    </style:style>
    <style:style style:name="T4609" style:parent-style-name="Основнойшрифтабзаца" style:family="text">
      <style:text-properties fo:letter-spacing="-0.002in"/>
    </style:style>
    <style:style style:name="T4610" style:parent-style-name="Основнойшрифтабзаца" style:family="text">
      <style:text-properties fo:letter-spacing="-0.002in"/>
    </style:style>
    <style:style style:name="T4611" style:parent-style-name="Основнойшрифтабзаца" style:family="text">
      <style:text-properties fo:letter-spacing="-0.002in"/>
    </style:style>
    <style:style style:name="T4612" style:parent-style-name="Основнойшрифтабзаца" style:family="text">
      <style:text-properties fo:letter-spacing="-0.0027in"/>
    </style:style>
    <style:style style:name="T4613" style:parent-style-name="Основнойшрифтабзаца" style:family="text">
      <style:text-properties fo:letter-spacing="-0.0041in"/>
    </style:style>
    <style:style style:name="T4614" style:parent-style-name="Основнойшрифтабзаца" style:family="text">
      <style:text-properties fo:letter-spacing="-0.0013in"/>
    </style:style>
    <style:style style:name="T4615" style:parent-style-name="Основнойшрифтабзаца" style:family="text">
      <style:text-properties fo:letter-spacing="-0.0027in"/>
    </style:style>
    <style:style style:name="P4616" style:parent-style-name="Основнойтекст" style:family="paragraph">
      <style:paragraph-properties fo:margin-top="0.002in" fo:line-height="103%" fo:margin-left="1.6937in" fo:margin-right="1.9083in">
        <style:tab-stops/>
      </style:paragraph-properties>
    </style:style>
    <style:style style:name="P4617" style:parent-style-name="Основнойтекст" style:family="paragraph">
      <style:paragraph-properties fo:margin-top="0.0013in" fo:line-height="103%" fo:margin-left="1.6937in" fo:margin-right="1.7611in">
        <style:tab-stops/>
      </style:paragraph-properties>
    </style:style>
    <style:style style:name="P4618" style:parent-style-name="Основнойтекст" style:family="paragraph">
      <style:paragraph-properties fo:margin-top="0.002in" fo:line-height="103%" fo:margin-left="1.6937in" fo:margin-right="2.8395in">
        <style:tab-stops/>
      </style:paragraph-properties>
    </style:style>
    <style:style style:name="P4619" style:parent-style-name="Основнойтекст" style:family="paragraph">
      <style:paragraph-properties fo:margin-top="0.0013in" fo:line-height="103%" fo:margin-left="1.6937in" fo:margin-right="1.8458in">
        <style:tab-stops/>
      </style:paragraph-properties>
    </style:style>
    <style:style style:name="P4620" style:parent-style-name="Основнойтекст" style:family="paragraph">
      <style:paragraph-properties fo:margin-top="0.0034in" fo:line-height="103%" fo:margin-left="1.6937in" fo:margin-right="1.9555in">
        <style:tab-stops/>
      </style:paragraph-properties>
    </style:style>
    <style:style style:name="P4621" style:parent-style-name="Основнойтекст" style:family="paragraph">
      <style:paragraph-properties fo:margin-top="0.0013in" fo:line-height="103%" fo:margin-left="1.6937in" fo:margin-right="2.0187in">
        <style:tab-stops/>
      </style:paragraph-properties>
    </style:style>
    <style:style style:name="P4622" style:parent-style-name="Основнойтекст" style:family="paragraph">
      <style:paragraph-properties fo:margin-top="0.002in" fo:line-height="103%" fo:margin-left="1.6937in" fo:margin-right="2.0069in">
        <style:tab-stops/>
      </style:paragraph-properties>
    </style:style>
    <style:style style:name="P4623" style:parent-style-name="Основнойтекст" style:family="paragraph">
      <style:paragraph-properties fo:margin-top="0.0034in"/>
      <style:text-properties fo:font-size="12.5pt" style:font-size-asian="12.5pt"/>
    </style:style>
    <style:style style:name="P4624" style:parent-style-name="Обычный" style:family="paragraph">
      <style:paragraph-properties fo:margin-left="0.4631in">
        <style:tab-stops/>
      </style:paragraph-properties>
    </style:style>
    <style:style style:name="T4625" style:parent-style-name="Основнойшрифтабзаца" style:family="text">
      <style:text-properties fo:font-style="italic" style:font-style-asian="italic" fo:font-size="12pt" style:font-size-asian="12pt"/>
    </style:style>
    <style:style style:name="T4626" style:parent-style-name="Основнойшрифтабзаца" style:family="text">
      <style:text-properties fo:font-size="12pt" style:font-size-asian="12pt"/>
    </style:style>
    <style:style style:name="T4627" style:parent-style-name="Основнойшрифтабзаца" style:family="text">
      <style:text-properties fo:font-style="italic" style:font-style-asian="italic" fo:font-size="12pt" style:font-size-asian="12pt"/>
    </style:style>
    <style:style style:name="P4628" style:parent-style-name="Основнойтекст" style:family="paragraph">
      <style:text-properties fo:font-style="italic" style:font-style-asian="italic" fo:font-size="13pt" style:font-size-asian="13pt"/>
    </style:style>
    <style:style style:name="P4629" style:parent-style-name="Основнойтекст" style:family="paragraph">
      <style:paragraph-properties fo:margin-top="0in" fo:margin-left="1.6937in">
        <style:tab-stops/>
      </style:paragraph-properties>
    </style:style>
    <style:style style:name="P4630" style:parent-style-name="Основнойтекст" style:family="paragraph">
      <style:text-properties fo:font-size="13pt" style:font-size-asian="13pt"/>
    </style:style>
    <style:style style:name="P463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632" style:parent-style-name="Основнойтекст" style:family="paragraph">
      <style:text-properties fo:font-style="italic" style:font-style-asian="italic" fo:font-size="13pt" style:font-size-asian="13pt"/>
    </style:style>
    <style:style style:name="P4633" style:parent-style-name="Основнойтекст" style:family="paragraph">
      <style:paragraph-properties fo:margin-top="0in" fo:margin-left="1.6937in">
        <style:tab-stops/>
      </style:paragraph-properties>
    </style:style>
    <style:style style:name="P4634" style:parent-style-name="Основнойтекст" style:master-page-name="MP116" style:family="paragraph">
      <style:paragraph-properties fo:break-before="page" fo:margin-top="0.0069in"/>
      <style:text-properties fo:font-size="12.5pt" style:font-size-asian="12.5pt"/>
    </style:style>
    <style:style style:name="P4639" style:parent-style-name="Обычный" style:family="paragraph">
      <style:paragraph-properties fo:margin-top="0.1555in" fo:margin-left="0.4631in">
        <style:tab-stops/>
      </style:paragraph-properties>
    </style:style>
    <style:style style:name="T4640" style:parent-style-name="Основнойшрифтабзаца" style:family="text">
      <style:text-properties fo:font-style="italic" style:font-style-asian="italic" fo:font-size="12pt" style:font-size-asian="12pt"/>
    </style:style>
    <style:style style:name="T4641" style:parent-style-name="Основнойшрифтабзаца" style:family="text">
      <style:text-properties fo:font-size="12pt" style:font-size-asian="12pt"/>
    </style:style>
    <style:style style:name="P4642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643" style:parent-style-name="Основнойтекст" style:family="paragraph">
      <style:text-properties fo:font-style="italic" style:font-style-asian="italic" fo:font-size="13pt" style:font-size-asian="13pt"/>
    </style:style>
    <style:style style:name="P4644" style:parent-style-name="Основнойтекст" style:family="paragraph">
      <style:paragraph-properties fo:margin-top="0in" fo:line-height="103%" fo:margin-left="1.6937in" fo:margin-right="2.6479in">
        <style:tab-stops/>
      </style:paragraph-properties>
    </style:style>
    <style:style style:name="T4645" style:parent-style-name="Основнойшрифтабзаца" style:family="text">
      <style:text-properties fo:letter-spacing="-0.0034in"/>
    </style:style>
    <style:style style:name="T4646" style:parent-style-name="Основнойшрифтабзаца" style:family="text">
      <style:text-properties fo:letter-spacing="-0.0048in"/>
    </style:style>
    <style:style style:name="P4647" style:parent-style-name="Основнойтекст" style:family="paragraph">
      <style:paragraph-properties fo:margin-top="0.0013in"/>
      <style:text-properties fo:font-size="12.5pt" style:font-size-asian="12.5pt"/>
    </style:style>
    <style:style style:name="P4648" style:parent-style-name="Обычный" style:family="paragraph">
      <style:paragraph-properties fo:margin-top="0.0006in" fo:line-height="103%" fo:margin-left="0.4631in" fo:margin-right="3.9326in">
        <style:tab-stops/>
      </style:paragraph-properties>
      <style:text-properties fo:font-style="italic" style:font-style-asian="italic" fo:font-size="12pt" style:font-size-asian="12pt"/>
    </style:style>
    <style:style style:name="P4649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4650" style:parent-style-name="Основнойтекст" style:family="paragraph">
      <style:paragraph-properties fo:margin-top="0in" fo:margin-left="1.6937in">
        <style:tab-stops/>
      </style:paragraph-properties>
    </style:style>
    <style:style style:name="P4651" style:parent-style-name="Основнойтекст" style:family="paragraph">
      <style:text-properties fo:font-size="13pt" style:font-size-asian="13pt"/>
    </style:style>
    <style:style style:name="P4652" style:parent-style-name="Обычный" style:family="paragraph">
      <style:paragraph-properties fo:margin-top="0.0006in" fo:line-height="103%" fo:margin-left="0.4631in" fo:margin-right="3.9326in">
        <style:tab-stops/>
      </style:paragraph-properties>
      <style:text-properties fo:font-style="italic" style:font-style-asian="italic" fo:font-size="12pt" style:font-size-asian="12pt"/>
    </style:style>
    <style:style style:name="P4653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4654" style:parent-style-name="Основнойтекст" style:family="paragraph">
      <style:paragraph-properties fo:margin-top="0in" fo:margin-left="1.6937in">
        <style:tab-stops/>
      </style:paragraph-properties>
    </style:style>
    <style:style style:name="P4655" style:parent-style-name="Основнойтекст" style:family="paragraph">
      <style:paragraph-properties fo:margin-top="0.0083in" fo:line-height="103%" fo:margin-left="1.6937in" fo:margin-right="1.6805in">
        <style:tab-stops/>
      </style:paragraph-properties>
    </style:style>
    <style:style style:name="P4656" style:parent-style-name="Основнойтекст" style:family="paragraph">
      <style:paragraph-properties fo:margin-top="0.002in"/>
      <style:text-properties fo:font-size="12.5pt" style:font-size-asian="12.5pt"/>
    </style:style>
    <style:style style:name="P465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658" style:parent-style-name="Основнойтекст" style:family="paragraph">
      <style:text-properties fo:font-style="italic" style:font-style-asian="italic" fo:font-size="13pt" style:font-size-asian="13pt"/>
    </style:style>
    <style:style style:name="P4659" style:parent-style-name="Основнойтекст" style:family="paragraph">
      <style:paragraph-properties fo:margin-top="0in" fo:margin-left="1.6937in">
        <style:tab-stops/>
      </style:paragraph-properties>
    </style:style>
    <style:style style:name="P466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661" style:parent-style-name="Основнойтекст" style:family="paragraph">
      <style:paragraph-properties fo:margin-top="0.0083in" fo:line-height="103%" fo:margin-left="1.6937in" fo:margin-right="1.7152in">
        <style:tab-stops/>
      </style:paragraph-properties>
    </style:style>
    <style:style style:name="P4662" style:parent-style-name="Основнойтекст" style:family="paragraph">
      <style:paragraph-properties fo:margin-top="0.002in" fo:line-height="103%" fo:margin-left="1.6937in" fo:margin-right="2.677in">
        <style:tab-stops/>
      </style:paragraph-properties>
    </style:style>
    <style:style style:name="P4663" style:parent-style-name="Основнойтекст" style:family="paragraph">
      <style:paragraph-properties fo:margin-top="0.0013in" fo:line-height="103%" fo:margin-left="1.6937in" fo:margin-right="1.9763in">
        <style:tab-stops/>
      </style:paragraph-properties>
    </style:style>
    <style:style style:name="P4664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665" style:parent-style-name="Основнойтекст" style:family="paragraph">
      <style:text-properties fo:font-size="13pt" style:font-size-asian="13pt"/>
    </style:style>
    <style:style style:name="P466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667" style:parent-style-name="Основнойтекст" style:family="paragraph">
      <style:text-properties fo:font-style="italic" style:font-style-asian="italic" fo:font-size="13pt" style:font-size-asian="13pt"/>
    </style:style>
    <style:style style:name="P4668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T4669" style:parent-style-name="Основнойшрифтабзаца" style:family="text">
      <style:text-properties fo:letter-spacing="-0.0194in"/>
    </style:style>
    <style:style style:name="T4670" style:parent-style-name="Основнойшрифтабзаца" style:family="text">
      <style:text-properties fo:letter-spacing="-0.0041in"/>
    </style:style>
    <style:style style:name="T4671" style:parent-style-name="Основнойшрифтабзаца" style:family="text">
      <style:text-properties fo:letter-spacing="-0.002in"/>
    </style:style>
    <style:style style:name="P4672" style:parent-style-name="Основнойтекст" style:family="paragraph">
      <style:paragraph-properties fo:margin-top="0.0013in" fo:line-height="103%" fo:margin-left="1.6937in" fo:margin-right="2.7145in">
        <style:tab-stops/>
      </style:paragraph-properties>
    </style:style>
    <style:style style:name="T4673" style:parent-style-name="Основнойшрифтабзаца" style:family="text">
      <style:text-properties fo:letter-spacing="-0.0013in"/>
    </style:style>
    <style:style style:name="T4674" style:parent-style-name="Основнойшрифтабзаца" style:family="text">
      <style:text-properties fo:letter-spacing="-0.0138in"/>
    </style:style>
    <style:style style:name="T4675" style:parent-style-name="Основнойшрифтабзаца" style:family="text">
      <style:text-properties fo:letter-spacing="-0.002in"/>
    </style:style>
    <style:style style:name="T4676" style:parent-style-name="Основнойшрифтабзаца" style:family="text">
      <style:text-properties fo:letter-spacing="-0.0013in"/>
    </style:style>
    <style:style style:name="T4677" style:parent-style-name="Основнойшрифтабзаца" style:family="text">
      <style:text-properties fo:letter-spacing="-0.0027in"/>
    </style:style>
    <style:style style:name="P4678" style:parent-style-name="Основнойтекст" style:family="paragraph">
      <style:paragraph-properties fo:margin-top="0.0034in"/>
      <style:text-properties fo:font-size="12.5pt" style:font-size-asian="12.5pt"/>
    </style:style>
    <style:style style:name="P467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680" style:parent-style-name="Основнойтекст" style:family="paragraph">
      <style:text-properties fo:font-style="italic" style:font-style-asian="italic" fo:font-size="13pt" style:font-size-asian="13pt"/>
    </style:style>
    <style:style style:name="P4681" style:parent-style-name="Основнойтекст" style:family="paragraph">
      <style:paragraph-properties fo:margin-top="0in" fo:line-height="103%" fo:margin-left="1.6937in" fo:margin-right="1.9701in">
        <style:tab-stops/>
      </style:paragraph-properties>
    </style:style>
    <style:style style:name="P4682" style:parent-style-name="Основнойтекст" style:family="paragraph">
      <style:paragraph-properties fo:margin-top="0.002in" fo:margin-left="1.6937in">
        <style:tab-stops/>
      </style:paragraph-properties>
    </style:style>
    <style:style style:name="P4683" style:parent-style-name="Основнойтекст" style:master-page-name="MP117" style:family="paragraph">
      <style:paragraph-properties fo:break-before="page" fo:margin-top="0.0611in" fo:line-height="103%" fo:margin-left="1.6937in" fo:margin-right="2.4243in">
        <style:tab-stops/>
      </style:paragraph-properties>
    </style:style>
    <style:style style:name="P468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68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690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69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692" style:parent-style-name="Основнойтекст" style:family="paragraph">
      <style:paragraph-properties fo:margin-top="0.0083in" fo:line-height="103%" fo:margin-left="1.6937in" fo:margin-right="1.8416in">
        <style:tab-stops/>
      </style:paragraph-properties>
    </style:style>
    <style:style style:name="P469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694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469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69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697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698" style:parent-style-name="Основнойтекст" style:family="paragraph">
      <style:paragraph-properties fo:margin-top="0.002in" fo:line-height="103%" fo:margin-left="1.6937in" fo:margin-right="2.2673in">
        <style:tab-stops/>
      </style:paragraph-properties>
    </style:style>
    <style:style style:name="P4699" style:parent-style-name="Основнойтекст" style:family="paragraph">
      <style:paragraph-properties fo:margin-top="0.0013in" fo:line-height="103%" fo:margin-left="1.6937in" fo:margin-right="1.4555in">
        <style:tab-stops/>
      </style:paragraph-properties>
    </style:style>
    <style:style style:name="P4700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701" style:parent-style-name="Основнойтекст" style:family="paragraph">
      <style:paragraph-properties fo:margin-top="0.002in"/>
      <style:text-properties fo:font-size="12.5pt" style:font-size-asian="12.5pt"/>
    </style:style>
    <style:style style:name="P4702" style:parent-style-name="Обычный" style:family="paragraph">
      <style:paragraph-properties fo:line-height="103%" fo:margin-left="0.0694in" fo:margin-right="0.0479in" fo:text-indent="0.393in">
        <style:tab-stops/>
      </style:paragraph-properties>
      <style:text-properties fo:font-style="italic" style:font-style-asian="italic" fo:font-size="12pt" style:font-size-asian="12pt"/>
    </style:style>
    <style:style style:name="P4703" style:parent-style-name="Основнойтекст" style:master-page-name="MP11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4708" style:parent-style-name="Обычный" style:family="paragraph">
      <style:paragraph-properties fo:margin-top="0.1555in" fo:line-height="103%" fo:margin-left="0.4631in" fo:margin-right="4.5062in">
        <style:tab-stops/>
      </style:paragraph-properties>
    </style:style>
    <style:style style:name="T4709" style:parent-style-name="Основнойшрифтабзаца" style:family="text">
      <style:text-properties fo:font-style="italic" style:font-style-asian="italic" fo:font-size="12pt" style:font-size-asian="12pt"/>
    </style:style>
    <style:style style:name="T4710" style:parent-style-name="Основнойшрифтабзаца" style:family="text">
      <style:text-properties fo:font-size="12pt" style:font-size-asian="12pt"/>
    </style:style>
    <style:style style:name="T4711" style:parent-style-name="Основнойшрифтабзаца" style:family="text">
      <style:text-properties fo:font-style="italic" style:font-style-asian="italic" fo:font-size="12pt" style:font-size-asian="12pt"/>
    </style:style>
    <style:style style:name="P4712" style:parent-style-name="Основнойтекст" style:family="paragraph">
      <style:paragraph-properties fo:margin-top="0.0027in"/>
      <style:text-properties fo:font-style="italic" style:font-style-asian="italic" fo:font-size="8.5pt" style:font-size-asian="8.5pt"/>
    </style:style>
    <style:style style:name="P4713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4714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715" style:parent-style-name="Основнойтекст" style:family="paragraph">
      <style:paragraph-properties fo:margin-top="0.002in"/>
      <style:text-properties fo:font-size="12.5pt" style:font-size-asian="12.5pt"/>
    </style:style>
    <style:style style:name="P471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17" style:parent-style-name="Основнойтекст" style:family="paragraph">
      <style:text-properties fo:font-style="italic" style:font-style-asian="italic" fo:font-size="13pt" style:font-size-asian="13pt"/>
    </style:style>
    <style:style style:name="P4718" style:parent-style-name="Основнойтекст" style:family="paragraph">
      <style:paragraph-properties fo:margin-top="0in" fo:margin-left="1.6937in">
        <style:tab-stops/>
      </style:paragraph-properties>
    </style:style>
    <style:style style:name="P4719" style:parent-style-name="Основнойтекст" style:family="paragraph">
      <style:paragraph-properties fo:margin-top="0.0083in" fo:line-height="103%" fo:margin-left="1.6937in" fo:margin-right="1.7659in">
        <style:tab-stops/>
      </style:paragraph-properties>
    </style:style>
    <style:style style:name="P4720" style:parent-style-name="Основнойтекст" style:family="paragraph">
      <style:paragraph-properties fo:margin-top="0.002in"/>
      <style:text-properties fo:font-size="12.5pt" style:font-size-asian="12.5pt"/>
    </style:style>
    <style:style style:name="P472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22" style:parent-style-name="Основнойтекст" style:family="paragraph">
      <style:text-properties fo:font-style="italic" style:font-style-asian="italic" fo:font-size="13pt" style:font-size-asian="13pt"/>
    </style:style>
    <style:style style:name="P4723" style:parent-style-name="Основнойтекст" style:family="paragraph">
      <style:paragraph-properties fo:margin-top="0in" fo:margin-left="1.6937in">
        <style:tab-stops/>
      </style:paragraph-properties>
    </style:style>
    <style:style style:name="P4724" style:parent-style-name="Основнойтекст" style:family="paragraph">
      <style:text-properties fo:font-size="13pt" style:font-size-asian="13pt"/>
    </style:style>
    <style:style style:name="P472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26" style:parent-style-name="Основнойтекст" style:family="paragraph">
      <style:text-properties fo:font-style="italic" style:font-style-asian="italic" fo:font-size="13pt" style:font-size-asian="13pt"/>
    </style:style>
    <style:style style:name="P4727" style:parent-style-name="Основнойтекст" style:family="paragraph">
      <style:paragraph-properties fo:margin-top="0in" fo:margin-left="1.6937in">
        <style:tab-stops/>
      </style:paragraph-properties>
    </style:style>
    <style:style style:name="P4728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729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730" style:parent-style-name="Основнойтекст" style:family="paragraph">
      <style:paragraph-properties fo:margin-top="0.002in"/>
      <style:text-properties fo:font-size="12.5pt" style:font-size-asian="12.5pt"/>
    </style:style>
    <style:style style:name="P473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32" style:parent-style-name="Основнойтекст" style:family="paragraph">
      <style:text-properties fo:font-style="italic" style:font-style-asian="italic" fo:font-size="13pt" style:font-size-asian="13pt"/>
    </style:style>
    <style:style style:name="P4733" style:parent-style-name="Основнойтекст" style:family="paragraph">
      <style:paragraph-properties fo:margin-top="0in" fo:margin-left="1.6937in">
        <style:tab-stops/>
      </style:paragraph-properties>
    </style:style>
    <style:style style:name="P4734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735" style:parent-style-name="Основнойтекст" style:family="paragraph">
      <style:text-properties fo:font-size="13pt" style:font-size-asian="13pt"/>
    </style:style>
    <style:style style:name="P473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37" style:parent-style-name="Основнойтекст" style:family="paragraph">
      <style:text-properties fo:font-style="italic" style:font-style-asian="italic" fo:font-size="13pt" style:font-size-asian="13pt"/>
    </style:style>
    <style:style style:name="P4738" style:parent-style-name="Основнойтекст" style:family="paragraph">
      <style:paragraph-properties fo:margin-top="0in" fo:margin-left="1.6937in">
        <style:tab-stops/>
      </style:paragraph-properties>
    </style:style>
    <style:style style:name="P4739" style:parent-style-name="Основнойтекст" style:family="paragraph">
      <style:text-properties fo:font-size="13pt" style:font-size-asian="13pt"/>
    </style:style>
    <style:style style:name="P474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741" style:parent-style-name="Основнойтекст" style:family="paragraph">
      <style:text-properties fo:font-style="italic" style:font-style-asian="italic" fo:font-size="13pt" style:font-size-asian="13pt"/>
    </style:style>
    <style:style style:name="P4742" style:parent-style-name="Основнойтекст" style:family="paragraph">
      <style:paragraph-properties fo:margin-top="0in" fo:margin-left="1.6937in">
        <style:tab-stops/>
      </style:paragraph-properties>
    </style:style>
    <style:style style:name="P4743" style:parent-style-name="Основнойтекст" style:family="paragraph">
      <style:text-properties fo:font-size="13pt" style:font-size-asian="13pt"/>
    </style:style>
    <style:style style:name="P474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45" style:parent-style-name="Основнойтекст" style:family="paragraph">
      <style:text-properties fo:font-style="italic" style:font-style-asian="italic" fo:font-size="13pt" style:font-size-asian="13pt"/>
    </style:style>
    <style:style style:name="P4746" style:parent-style-name="Основнойтекст" style:family="paragraph">
      <style:paragraph-properties fo:margin-top="0in" fo:margin-left="1.6937in">
        <style:tab-stops/>
      </style:paragraph-properties>
    </style:style>
    <style:style style:name="P4747" style:parent-style-name="Основнойтекст" style:family="paragraph">
      <style:text-properties fo:font-size="13pt" style:font-size-asian="13pt"/>
    </style:style>
    <style:style style:name="P474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749" style:parent-style-name="Основнойтекст" style:family="paragraph">
      <style:text-properties fo:font-style="italic" style:font-style-asian="italic" fo:font-size="13pt" style:font-size-asian="13pt"/>
    </style:style>
    <style:style style:name="P4750" style:parent-style-name="Основнойтекст" style:family="paragraph">
      <style:paragraph-properties fo:margin-top="0in" fo:margin-left="1.6937in">
        <style:tab-stops/>
      </style:paragraph-properties>
    </style:style>
    <style:style style:name="P4751" style:parent-style-name="Основнойтекст" style:master-page-name="MP119" style:family="paragraph">
      <style:paragraph-properties fo:break-before="page" fo:margin-top="0.0069in"/>
    </style:style>
    <style:style style:name="P475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757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758" style:parent-style-name="Основнойтекст" style:family="paragraph">
      <style:paragraph-properties fo:margin-top="0.0625in" fo:margin-left="1.6937in">
        <style:tab-stops/>
      </style:paragraph-properties>
    </style:style>
    <style:style style:name="P4759" style:parent-style-name="Основнойтекст" style:family="paragraph">
      <style:paragraph-properties fo:margin-top="0.0027in"/>
      <style:text-properties fo:font-size="9pt" style:font-size-asian="9pt"/>
    </style:style>
    <style:style style:name="P4760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761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762" style:parent-style-name="Основнойтекст" style:family="paragraph">
      <style:paragraph-properties fo:margin-top="0.0625in" fo:line-height="103%" fo:margin-left="1.6937in" fo:margin-right="2.1465in">
        <style:tab-stops/>
      </style:paragraph-properties>
    </style:style>
    <style:style style:name="P4763" style:parent-style-name="Основнойтекст" style:family="paragraph">
      <style:paragraph-properties fo:margin-top="0.0027in"/>
      <style:text-properties fo:font-size="8.5pt" style:font-size-asian="8.5pt"/>
    </style:style>
    <style:style style:name="P4764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765" style:parent-style-name="Основнойтекст" style:family="paragraph">
      <style:paragraph-properties fo:margin-top="0.0027in"/>
      <style:text-properties fo:font-style="italic" style:font-style-asian="italic" fo:font-size="9pt" style:font-size-asian="9pt"/>
    </style:style>
    <style:style style:name="P4766" style:parent-style-name="Основнойтекст" style:family="paragraph">
      <style:paragraph-properties fo:margin-top="0.0618in" fo:margin-left="1.6937in">
        <style:tab-stops/>
      </style:paragraph-properties>
    </style:style>
    <style:style style:name="P4767" style:parent-style-name="Основнойтекст" style:master-page-name="MP120" style:family="paragraph">
      <style:paragraph-properties fo:break-before="page" fo:margin-top="0.0069in"/>
      <style:text-properties fo:font-size="12.5pt" style:font-size-asian="12.5pt"/>
    </style:style>
    <style:style style:name="P4772" style:parent-style-name="Обычный" style:family="paragraph">
      <style:paragraph-properties fo:margin-top="0.1555in" fo:line-height="103%" fo:margin-left="0.0694in" fo:text-indent="0.393in">
        <style:tab-stops/>
      </style:paragraph-properties>
    </style:style>
    <style:style style:name="T4773" style:parent-style-name="Основнойшрифтабзаца" style:family="text">
      <style:text-properties fo:font-style="italic" style:font-style-asian="italic" fo:font-size="12pt" style:font-size-asian="12pt"/>
    </style:style>
    <style:style style:name="T4774" style:parent-style-name="Основнойшрифтабзаца" style:family="text">
      <style:text-properties fo:font-size="12pt" style:font-size-asian="12pt"/>
    </style:style>
    <style:style style:name="T4775" style:parent-style-name="Основнойшрифтабзаца" style:family="text">
      <style:text-properties fo:font-style="italic" style:font-style-asian="italic" fo:font-size="12pt" style:font-size-asian="12pt"/>
    </style:style>
    <style:style style:name="T4776" style:parent-style-name="Основнойшрифтабзаца" style:family="text">
      <style:text-properties fo:font-size="12pt" style:font-size-asian="12pt"/>
    </style:style>
    <style:style style:name="T4777" style:parent-style-name="Основнойшрифтабзаца" style:family="text">
      <style:text-properties fo:font-style="italic" style:font-style-asian="italic" fo:font-size="12pt" style:font-size-asian="12pt"/>
    </style:style>
    <style:style style:name="T4778" style:parent-style-name="Основнойшрифтабзаца" style:family="text">
      <style:text-properties fo:font-size="12pt" style:font-size-asian="12pt"/>
    </style:style>
    <style:style style:name="T4779" style:parent-style-name="Основнойшрифтабзаца" style:family="text">
      <style:text-properties fo:font-style="italic" style:font-style-asian="italic" fo:font-size="12pt" style:font-size-asian="12pt"/>
    </style:style>
    <style:style style:name="T4780" style:parent-style-name="Основнойшрифтабзаца" style:family="text">
      <style:text-properties fo:font-size="12pt" style:font-size-asian="12pt"/>
    </style:style>
    <style:style style:name="T4781" style:parent-style-name="Основнойшрифтабзаца" style:family="text">
      <style:text-properties fo:font-style="italic" style:font-style-asian="italic" fo:font-size="12pt" style:font-size-asian="12pt"/>
    </style:style>
    <style:style style:name="T4782" style:parent-style-name="Основнойшрифтабзаца" style:family="text">
      <style:text-properties fo:font-size="12pt" style:font-size-asian="12pt"/>
    </style:style>
    <style:style style:name="P4783" style:parent-style-name="Обычный" style:family="paragraph">
      <style:paragraph-properties fo:margin-top="0.001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784" style:parent-style-name="Основнойтекст" style:family="paragraph">
      <style:text-properties fo:font-style="italic" style:font-style-asian="italic" fo:font-size="13pt" style:font-size-asian="13pt"/>
    </style:style>
    <style:style style:name="P4785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4786" style:parent-style-name="Основнойтекст" style:family="paragraph">
      <style:paragraph-properties fo:margin-top="0.002in"/>
      <style:text-properties fo:font-size="12.5pt" style:font-size-asian="12.5pt"/>
    </style:style>
    <style:style style:name="P4787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4788" style:parent-style-name="Основнойшрифтабзаца" style:family="text">
      <style:text-properties fo:font-size="12pt" style:font-size-asian="12pt"/>
    </style:style>
    <style:style style:name="T4789" style:parent-style-name="Основнойшрифтабзаца" style:family="text">
      <style:text-properties fo:letter-spacing="-0.0013in" fo:font-size="12pt" style:font-size-asian="12pt"/>
    </style:style>
    <style:style style:name="T4790" style:parent-style-name="Основнойшрифтабзаца" style:family="text">
      <style:text-properties fo:font-style="italic" style:font-style-asian="italic" fo:font-size="12pt" style:font-size-asian="12pt"/>
    </style:style>
    <style:style style:name="P4791" style:parent-style-name="Основнойтекст" style:family="paragraph">
      <style:text-properties fo:font-style="italic" style:font-style-asian="italic" fo:font-size="13pt" style:font-size-asian="13pt"/>
    </style:style>
    <style:style style:name="P4792" style:parent-style-name="Основнойтекст" style:family="paragraph">
      <style:paragraph-properties fo:margin-top="0in" fo:margin-left="1.6937in">
        <style:tab-stops/>
      </style:paragraph-properties>
    </style:style>
    <style:style style:name="P4793" style:parent-style-name="Основнойтекст" style:family="paragraph">
      <style:text-properties fo:font-size="13pt" style:font-size-asian="13pt"/>
    </style:style>
    <style:style style:name="P4794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4795" style:parent-style-name="Основнойшрифтабзаца" style:family="text">
      <style:text-properties fo:font-size="12pt" style:font-size-asian="12pt"/>
    </style:style>
    <style:style style:name="T4796" style:parent-style-name="Основнойшрифтабзаца" style:family="text">
      <style:text-properties fo:letter-spacing="-0.0013in" fo:font-size="12pt" style:font-size-asian="12pt"/>
    </style:style>
    <style:style style:name="T4797" style:parent-style-name="Основнойшрифтабзаца" style:family="text">
      <style:text-properties fo:font-style="italic" style:font-style-asian="italic" fo:font-size="12pt" style:font-size-asian="12pt"/>
    </style:style>
    <style:style style:name="P4798" style:parent-style-name="Основнойтекст" style:family="paragraph">
      <style:text-properties fo:font-style="italic" style:font-style-asian="italic" fo:font-size="13pt" style:font-size-asian="13pt"/>
    </style:style>
    <style:style style:name="P4799" style:parent-style-name="Основнойтекст" style:family="paragraph">
      <style:paragraph-properties fo:margin-top="0in" fo:margin-left="1.6937in">
        <style:tab-stops/>
      </style:paragraph-properties>
    </style:style>
    <style:style style:name="P4800" style:parent-style-name="Основнойтекст" style:family="paragraph">
      <style:text-properties fo:font-size="13pt" style:font-size-asian="13pt"/>
    </style:style>
    <style:style style:name="P4801" style:parent-style-name="Абзацсписка" style:family="paragraph">
      <style:paragraph-properties fo:margin-top="0.0006in" fo:text-indent="-0.1402in">
        <style:tab-stops>
          <style:tab-stop style:type="left" style:position="0.0006in"/>
        </style:tab-stops>
      </style:paragraph-properties>
    </style:style>
    <style:style style:name="T4802" style:parent-style-name="Основнойшрифтабзаца" style:family="text">
      <style:text-properties fo:font-size="12pt" style:font-size-asian="12pt"/>
    </style:style>
    <style:style style:name="T4803" style:parent-style-name="Основнойшрифтабзаца" style:family="text">
      <style:text-properties fo:letter-spacing="-0.0013in" fo:font-size="12pt" style:font-size-asian="12pt"/>
    </style:style>
    <style:style style:name="T4804" style:parent-style-name="Основнойшрифтабзаца" style:family="text">
      <style:text-properties fo:font-style="italic" style:font-style-asian="italic" fo:font-size="12pt" style:font-size-asian="12pt"/>
    </style:style>
    <style:style style:name="P4805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806" style:parent-style-name="Основнойтекст" style:family="paragraph">
      <style:paragraph-properties fo:margin-left="1.6937in">
        <style:tab-stops/>
      </style:paragraph-properties>
    </style:style>
    <style:style style:name="P4807" style:parent-style-name="Основнойтекст" style:family="paragraph">
      <style:text-properties fo:font-size="13pt" style:font-size-asian="13pt"/>
    </style:style>
    <style:style style:name="P4808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4809" style:parent-style-name="Основнойшрифтабзаца" style:family="text">
      <style:text-properties fo:font-size="12pt" style:font-size-asian="12pt"/>
    </style:style>
    <style:style style:name="T4810" style:parent-style-name="Основнойшрифтабзаца" style:family="text">
      <style:text-properties fo:letter-spacing="-0.0013in" fo:font-size="12pt" style:font-size-asian="12pt"/>
    </style:style>
    <style:style style:name="T4811" style:parent-style-name="Основнойшрифтабзаца" style:family="text">
      <style:text-properties fo:font-style="italic" style:font-style-asian="italic" fo:font-size="12pt" style:font-size-asian="12pt"/>
    </style:style>
    <style:style style:name="P4812" style:parent-style-name="Основнойтекст" style:family="paragraph">
      <style:text-properties fo:font-style="italic" style:font-style-asian="italic" fo:font-size="13pt" style:font-size-asian="13pt"/>
    </style:style>
    <style:style style:name="P4813" style:parent-style-name="Основнойтекст" style:family="paragraph">
      <style:paragraph-properties fo:margin-top="0in" fo:margin-left="1.6937in">
        <style:tab-stops/>
      </style:paragraph-properties>
    </style:style>
    <style:style style:name="P4814" style:parent-style-name="Основнойтекст" style:family="paragraph">
      <style:text-properties fo:font-size="13pt" style:font-size-asian="13pt"/>
    </style:style>
    <style:style style:name="P4815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4816" style:parent-style-name="Основнойшрифтабзаца" style:family="text">
      <style:text-properties fo:font-size="12pt" style:font-size-asian="12pt"/>
    </style:style>
    <style:style style:name="T4817" style:parent-style-name="Основнойшрифтабзаца" style:family="text">
      <style:text-properties fo:letter-spacing="-0.0013in" fo:font-size="12pt" style:font-size-asian="12pt"/>
    </style:style>
    <style:style style:name="T4818" style:parent-style-name="Основнойшрифтабзаца" style:family="text">
      <style:text-properties fo:font-style="italic" style:font-style-asian="italic" fo:font-size="12pt" style:font-size-asian="12pt"/>
    </style:style>
    <style:style style:name="P4819" style:parent-style-name="Основнойтекст" style:family="paragraph">
      <style:text-properties fo:font-style="italic" style:font-style-asian="italic" fo:font-size="13pt" style:font-size-asian="13pt"/>
    </style:style>
    <style:style style:name="P4820" style:parent-style-name="Основнойтекст" style:family="paragraph">
      <style:paragraph-properties fo:margin-top="0in" fo:margin-left="1.6937in">
        <style:tab-stops/>
      </style:paragraph-properties>
    </style:style>
    <style:style style:name="P4821" style:parent-style-name="Основнойтекст" style:family="paragraph">
      <style:text-properties fo:font-size="13pt" style:font-size-asian="13pt"/>
    </style:style>
    <style:style style:name="P482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82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824" style:parent-style-name="Основнойтекст" style:family="paragraph">
      <style:paragraph-properties fo:margin-left="1.6937in">
        <style:tab-stops/>
      </style:paragraph-properties>
    </style:style>
    <style:style style:name="P4825" style:parent-style-name="Основнойтекст" style:family="paragraph">
      <style:text-properties fo:font-size="13pt" style:font-size-asian="13pt"/>
    </style:style>
    <style:style style:name="P4826" style:parent-style-name="Абзацсписка" style:family="paragraph">
      <style:paragraph-properties fo:text-indent="-0.1402in">
        <style:tab-stops>
          <style:tab-stop style:type="left" style:position="0.0006in"/>
        </style:tab-stops>
      </style:paragraph-properties>
    </style:style>
    <style:style style:name="T4827" style:parent-style-name="Основнойшрифтабзаца" style:family="text">
      <style:text-properties fo:font-size="12pt" style:font-size-asian="12pt"/>
    </style:style>
    <style:style style:name="T4828" style:parent-style-name="Основнойшрифтабзаца" style:family="text">
      <style:text-properties fo:letter-spacing="-0.0013in" fo:font-size="12pt" style:font-size-asian="12pt"/>
    </style:style>
    <style:style style:name="T4829" style:parent-style-name="Основнойшрифтабзаца" style:family="text">
      <style:text-properties fo:font-style="italic" style:font-style-asian="italic" fo:font-size="12pt" style:font-size-asian="12pt"/>
    </style:style>
    <style:style style:name="P4830" style:parent-style-name="Основнойтекст" style:family="paragraph">
      <style:text-properties fo:font-style="italic" style:font-style-asian="italic" fo:font-size="13pt" style:font-size-asian="13pt"/>
    </style:style>
    <style:style style:name="P4831" style:parent-style-name="Основнойтекст" style:family="paragraph">
      <style:paragraph-properties fo:margin-top="0in" fo:margin-left="1.6937in">
        <style:tab-stops/>
      </style:paragraph-properties>
    </style:style>
    <style:style style:name="P4832" style:parent-style-name="Основнойтекст" style:family="paragraph">
      <style:text-properties fo:font-size="13pt" style:font-size-asian="13pt"/>
    </style:style>
    <style:style style:name="P4833" style:parent-style-name="Обычный" style:family="paragraph">
      <style:paragraph-properties fo:margin-left="0.4631in">
        <style:tab-stops/>
      </style:paragraph-properties>
    </style:style>
    <style:style style:name="T4834" style:parent-style-name="Основнойшрифтабзаца" style:family="text">
      <style:text-properties fo:font-style="italic" style:font-style-asian="italic" fo:font-size="12pt" style:font-size-asian="12pt"/>
    </style:style>
    <style:style style:name="T4835" style:parent-style-name="Основнойшрифтабзаца" style:family="text">
      <style:text-properties fo:font-size="12pt" style:font-size-asian="12pt"/>
    </style:style>
    <style:style style:name="P4836" style:parent-style-name="Основнойтекст" style:family="paragraph">
      <style:text-properties fo:font-size="13pt" style:font-size-asian="13pt"/>
    </style:style>
    <style:style style:name="P4837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483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839" style:parent-style-name="Основнойтекст" style:family="paragraph">
      <style:text-properties fo:font-size="13pt" style:font-size-asian="13pt"/>
    </style:style>
    <style:style style:name="P484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41" style:parent-style-name="Основнойтекст" style:family="paragraph">
      <style:text-properties fo:font-style="italic" style:font-style-asian="italic" fo:font-size="13pt" style:font-size-asian="13pt"/>
    </style:style>
    <style:style style:name="P4842" style:parent-style-name="Основнойтекст" style:family="paragraph">
      <style:paragraph-properties fo:margin-left="1.6937in">
        <style:tab-stops/>
      </style:paragraph-properties>
    </style:style>
    <style:style style:name="P4843" style:parent-style-name="Основнойтекст" style:family="paragraph">
      <style:text-properties fo:font-size="13pt" style:font-size-asian="13pt"/>
    </style:style>
    <style:style style:name="P484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45" style:parent-style-name="Основнойтекст" style:master-page-name="MP121" style:family="paragraph">
      <style:paragraph-properties fo:break-before="page" fo:margin-top="0.0069in"/>
      <style:text-properties fo:font-style="italic" style:font-style-asian="italic"/>
    </style:style>
    <style:style style:name="P4850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4851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4852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P4853" style:parent-style-name="Основнойтекст" style:family="paragraph">
      <style:paragraph-properties fo:margin-top="0.002in"/>
      <style:text-properties fo:font-size="12.5pt" style:font-size-asian="12.5pt"/>
    </style:style>
    <style:style style:name="P485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55" style:parent-style-name="Основнойтекст" style:family="paragraph">
      <style:text-properties fo:font-style="italic" style:font-style-asian="italic" fo:font-size="13pt" style:font-size-asian="13pt"/>
    </style:style>
    <style:style style:name="P4856" style:parent-style-name="Основнойтекст" style:family="paragraph">
      <style:paragraph-properties fo:margin-top="0in" fo:margin-left="1.6937in">
        <style:tab-stops/>
      </style:paragraph-properties>
    </style:style>
    <style:style style:name="P4857" style:parent-style-name="Основнойтекст" style:family="paragraph">
      <style:text-properties fo:font-size="13pt" style:font-size-asian="13pt"/>
    </style:style>
    <style:style style:name="P485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59" style:parent-style-name="Основнойтекст" style:family="paragraph">
      <style:text-properties fo:font-style="italic" style:font-style-asian="italic" fo:font-size="13pt" style:font-size-asian="13pt"/>
    </style:style>
    <style:style style:name="P4860" style:parent-style-name="Основнойтекст" style:family="paragraph">
      <style:paragraph-properties fo:margin-top="0in" fo:margin-left="1.6937in">
        <style:tab-stops/>
      </style:paragraph-properties>
    </style:style>
    <style:style style:name="P4861" style:parent-style-name="Основнойтекст" style:family="paragraph">
      <style:text-properties fo:font-size="13pt" style:font-size-asian="13pt"/>
    </style:style>
    <style:style style:name="P486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63" style:parent-style-name="Основнойтекст" style:family="paragraph">
      <style:text-properties fo:font-style="italic" style:font-style-asian="italic" fo:font-size="13pt" style:font-size-asian="13pt"/>
    </style:style>
    <style:style style:name="P4864" style:parent-style-name="Основнойтекст" style:family="paragraph">
      <style:paragraph-properties fo:margin-left="1.6937in">
        <style:tab-stops/>
      </style:paragraph-properties>
    </style:style>
    <style:style style:name="P4865" style:parent-style-name="Основнойтекст" style:family="paragraph">
      <style:paragraph-properties fo:margin-top="0in"/>
      <style:text-properties fo:font-size="13pt" style:font-size-asian="13pt"/>
    </style:style>
    <style:style style:name="P4866" style:parent-style-name="Основнойтекст" style:family="paragraph">
      <style:paragraph-properties fo:margin-left="0.4631in">
        <style:tab-stops/>
      </style:paragraph-properties>
    </style:style>
    <style:style style:name="P4867" style:parent-style-name="Основнойтекст" style:master-page-name="MP122" style:family="paragraph">
      <style:paragraph-properties fo:break-before="page" fo:margin-top="0.0069in"/>
      <style:text-properties fo:font-size="12.5pt" style:font-size-asian="12.5pt"/>
    </style:style>
    <style:style style:name="P4872" style:parent-style-name="Обычный" style:family="paragraph">
      <style:paragraph-properties fo:margin-top="0.1555in" fo:line-height="103%" fo:margin-left="0.4631in" fo:margin-right="3.3493in">
        <style:tab-stops/>
      </style:paragraph-properties>
    </style:style>
    <style:style style:name="T4873" style:parent-style-name="Основнойшрифтабзаца" style:family="text">
      <style:text-properties fo:font-style="italic" style:font-style-asian="italic" fo:font-size="12pt" style:font-size-asian="12pt"/>
    </style:style>
    <style:style style:name="T4874" style:parent-style-name="Основнойшрифтабзаца" style:family="text">
      <style:text-properties fo:font-size="12pt" style:font-size-asian="12pt"/>
    </style:style>
    <style:style style:name="T4875" style:parent-style-name="Основнойшрифтабзаца" style:family="text">
      <style:text-properties fo:font-style="italic" style:font-style-asian="italic" fo:font-size="12pt" style:font-size-asian="12pt"/>
    </style:style>
    <style:style style:name="P4876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4877" style:parent-style-name="Основнойтекст" style:family="paragraph">
      <style:paragraph-properties fo:margin-top="0in" fo:margin-left="1.6937in">
        <style:tab-stops/>
      </style:paragraph-properties>
    </style:style>
    <style:style style:name="P4878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487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880" style:parent-style-name="Основнойтекст" style:family="paragraph">
      <style:text-properties fo:font-size="13pt" style:font-size-asian="13pt"/>
    </style:style>
    <style:style style:name="P4881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88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883" style:parent-style-name="Основнойтекст" style:family="paragraph">
      <style:paragraph-properties fo:line-height="103%" fo:margin-left="1.6937in" fo:margin-right="2.7298in">
        <style:tab-stops/>
      </style:paragraph-properties>
    </style:style>
    <style:style style:name="P4884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488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88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4887" style:parent-style-name="Основнойтекст" style:family="paragraph">
      <style:paragraph-properties fo:margin-top="0in"/>
      <style:text-properties fo:font-size="13pt" style:font-size-asian="13pt"/>
    </style:style>
    <style:style style:name="P4888" style:parent-style-name="Основнойтекст" style:family="paragraph">
      <style:paragraph-properties fo:margin-left="0.4631in">
        <style:tab-stops/>
      </style:paragraph-properties>
    </style:style>
    <style:style style:name="P4889" style:parent-style-name="Основнойтекст" style:family="paragraph">
      <style:text-properties fo:font-size="13pt" style:font-size-asian="13pt"/>
    </style:style>
    <style:style style:name="P4890" style:parent-style-name="Основнойтекст" style:family="paragraph">
      <style:paragraph-properties fo:margin-top="0in" fo:margin-left="1.6937in">
        <style:tab-stops/>
      </style:paragraph-properties>
    </style:style>
    <style:style style:name="P4891" style:parent-style-name="Основнойтекст" style:family="paragraph">
      <style:text-properties fo:font-size="13pt" style:font-size-asian="13pt"/>
    </style:style>
    <style:style style:name="P489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893" style:parent-style-name="Основнойтекст" style:master-page-name="MP123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4898" style:parent-style-name="Обычный" style:family="paragraph">
      <style:paragraph-properties fo:margin-top="0.1555in" fo:margin-left="0.4631in">
        <style:tab-stops/>
      </style:paragraph-properties>
    </style:style>
    <style:style style:name="T4899" style:parent-style-name="Основнойшрифтабзаца" style:family="text">
      <style:text-properties fo:font-style="italic" style:font-style-asian="italic" fo:font-size="12pt" style:font-size-asian="12pt"/>
    </style:style>
    <style:style style:name="T4900" style:parent-style-name="Основнойшрифтабзаца" style:family="text">
      <style:text-properties fo:font-size="12pt" style:font-size-asian="12pt"/>
    </style:style>
    <style:style style:name="P4901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0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4903" style:parent-style-name="Основнойтекст" style:family="paragraph">
      <style:paragraph-properties fo:margin-top="0.0625in" fo:line-height="103%" fo:margin-left="1.6937in" fo:margin-right="2.8347in">
        <style:tab-stops/>
      </style:paragraph-properties>
    </style:style>
    <style:style style:name="P4904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4905" style:parent-style-name="Основнойтекст" style:family="paragraph">
      <style:paragraph-properties fo:margin-top="0.0034in"/>
      <style:text-properties fo:font-size="8.5pt" style:font-size-asian="8.5pt"/>
    </style:style>
    <style:style style:name="P4906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07" style:parent-style-name="Основнойтекст" style:master-page-name="MP124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S125" style:family="section">
      <style:section-properties fo:margin-left="0in" fo:margin-right="0in" style:writing-mode="lr-tb">
        <style:columns fo:column-count="2">
          <style:column style:rel-width="3212*" fo:start-indent="0in" fo:end-indent="0.0138in"/>
          <style:column style:rel-width="6398*" fo:start-indent="0.0138in" fo:end-indent="0in"/>
        </style:columns>
      </style:section-properties>
    </style:style>
    <style:style style:name="P4912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4913" style:parent-style-name="Основнойтекст" style:family="paragraph">
      <style:paragraph-properties fo:margin-top="0.0055in"/>
      <style:text-properties fo:font-style="italic" style:font-style-asian="italic" fo:font-size="17pt" style:font-size-asian="17pt"/>
    </style:style>
    <style:style style:name="P4914" style:parent-style-name="Основнойтекст" style:family="paragraph">
      <style:paragraph-properties fo:margin-top="0in" fo:margin-left="0.4631in">
        <style:tab-stops/>
      </style:paragraph-properties>
    </style:style>
    <style:style style:name="T4915" style:parent-style-name="Основнойшрифтабзаца" style:family="text">
      <style:text-properties fo:letter-spacing="-0.0027in"/>
    </style:style>
    <style:style style:name="P4916" style:parent-style-name="Заголовок1" style:family="paragraph">
      <style:paragraph-properties fo:break-before="column" fo:text-align="start" fo:margin-left="0.4131in" fo:margin-right="0in">
        <style:tab-stops/>
      </style:paragraph-properties>
    </style:style>
    <style:style style:name="S126" style:family="section">
      <style:section-properties fo:margin-left="0in" fo:margin-right="0in" style:writing-mode="lr-tb"/>
    </style:style>
    <style:style style:name="P4917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18" style:parent-style-name="Основнойтекст" style:family="paragraph">
      <style:text-properties fo:font-style="italic" style:font-style-asian="italic" fo:font-size="13pt" style:font-size-asian="13pt"/>
    </style:style>
    <style:style style:name="P4919" style:parent-style-name="Основнойтекст" style:family="paragraph">
      <style:paragraph-properties fo:margin-top="0in" fo:margin-left="1.6937in">
        <style:tab-stops/>
      </style:paragraph-properties>
    </style:style>
    <style:style style:name="P4920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921" style:parent-style-name="Основнойтекст" style:family="paragraph">
      <style:paragraph-properties fo:margin-top="0.0013in" fo:line-height="103%" fo:margin-left="1.6937in" fo:margin-right="1.9083in">
        <style:tab-stops/>
      </style:paragraph-properties>
    </style:style>
    <style:style style:name="P4922" style:parent-style-name="Основнойтекст" style:family="paragraph">
      <style:paragraph-properties fo:margin-top="0.0013in" fo:line-height="103%" fo:margin-left="1.6937in" fo:margin-right="2.8222in">
        <style:tab-stops/>
      </style:paragraph-properties>
    </style:style>
    <style:style style:name="T4923" style:parent-style-name="Основнойшрифтабзаца" style:family="text">
      <style:text-properties fo:letter-spacing="-0.0041in"/>
    </style:style>
    <style:style style:name="T4924" style:parent-style-name="Основнойшрифтабзаца" style:family="text">
      <style:text-properties fo:letter-spacing="-0.002in"/>
    </style:style>
    <style:style style:name="T4925" style:parent-style-name="Основнойшрифтабзаца" style:family="text">
      <style:text-properties fo:letter-spacing="-0.002in"/>
    </style:style>
    <style:style style:name="T4926" style:parent-style-name="Основнойшрифтабзаца" style:family="text">
      <style:text-properties fo:letter-spacing="-0.0034in"/>
    </style:style>
    <style:style style:name="P4927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4928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92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930" style:parent-style-name="Основнойтекст" style:family="paragraph">
      <style:paragraph-properties fo:margin-top="0.0083in" fo:line-height="103%" fo:margin-left="1.6937in" fo:margin-right="1.8104in">
        <style:tab-stops/>
      </style:paragraph-properties>
    </style:style>
    <style:style style:name="P4931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4932" style:parent-style-name="Основнойтекст" style:family="paragraph">
      <style:paragraph-properties fo:margin-top="0.002in" fo:line-height="103%" fo:margin-left="1.6937in" fo:margin-right="2.4895in">
        <style:tab-stops/>
      </style:paragraph-properties>
    </style:style>
    <style:style style:name="P4933" style:parent-style-name="Основнойтекст" style:family="paragraph">
      <style:paragraph-properties fo:margin-top="0.0013in" fo:line-height="103%" fo:margin-left="1.6937in" fo:margin-right="1.8777in">
        <style:tab-stops/>
      </style:paragraph-properties>
    </style:style>
    <style:style style:name="T4934" style:parent-style-name="Основнойшрифтабзаца" style:family="text">
      <style:text-properties fo:letter-spacing="-0.002in"/>
    </style:style>
    <style:style style:name="T4935" style:parent-style-name="Основнойшрифтабзаца" style:family="text">
      <style:text-properties fo:letter-spacing="-0.0027in"/>
    </style:style>
    <style:style style:name="T4936" style:parent-style-name="Основнойшрифтабзаца" style:family="text">
      <style:text-properties fo:letter-spacing="-0.002in"/>
    </style:style>
    <style:style style:name="T4937" style:parent-style-name="Основнойшрифтабзаца" style:family="text">
      <style:text-properties fo:letter-spacing="-0.002in"/>
    </style:style>
    <style:style style:name="T4938" style:parent-style-name="Основнойшрифтабзаца" style:family="text">
      <style:text-properties fo:letter-spacing="-0.0083in"/>
    </style:style>
    <style:style style:name="P4939" style:parent-style-name="Основнойтекст" style:family="paragraph">
      <style:paragraph-properties fo:margin-top="0.002in" fo:line-height="103%" fo:margin-left="1.6937in" fo:margin-right="1.1041in">
        <style:tab-stops/>
      </style:paragraph-properties>
    </style:style>
    <style:style style:name="P4940" style:parent-style-name="Основнойтекст" style:family="paragraph">
      <style:paragraph-properties fo:margin-top="0.0013in" fo:line-height="103%" fo:margin-left="1.6937in" fo:margin-right="2.7944in">
        <style:tab-stops/>
      </style:paragraph-properties>
    </style:style>
    <style:style style:name="P4941" style:parent-style-name="Основнойтекст" style:family="paragraph">
      <style:paragraph-properties fo:margin-top="0.0013in"/>
      <style:text-properties fo:font-size="12.5pt" style:font-size-asian="12.5pt"/>
    </style:style>
    <style:style style:name="P494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43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44" style:parent-style-name="Основнойтекст" style:family="paragraph">
      <style:text-properties fo:font-style="italic" style:font-style-asian="italic" fo:font-size="13pt" style:font-size-asian="13pt"/>
    </style:style>
    <style:style style:name="P4945" style:parent-style-name="Основнойтекст" style:family="paragraph">
      <style:paragraph-properties fo:margin-top="0in" fo:margin-left="1.6937in">
        <style:tab-stops/>
      </style:paragraph-properties>
    </style:style>
    <style:style style:name="P4946" style:parent-style-name="Основнойтекст" style:family="paragraph">
      <style:text-properties fo:font-size="13pt" style:font-size-asian="13pt"/>
    </style:style>
    <style:style style:name="P4947" style:parent-style-name="Обычный" style:family="paragraph">
      <style:paragraph-properties fo:line-height="103%" fo:margin-left="0.4631in" fo:margin-right="3.584in">
        <style:tab-stops/>
      </style:paragraph-properties>
      <style:text-properties fo:font-style="italic" style:font-style-asian="italic" fo:font-size="12pt" style:font-size-asian="12pt"/>
    </style:style>
    <style:style style:name="P4948" style:parent-style-name="Основнойтекст" style:family="paragraph">
      <style:paragraph-properties fo:margin-top="0.002in"/>
      <style:text-properties fo:font-style="italic" style:font-style-asian="italic" fo:font-size="12.5pt" style:font-size-asian="12.5pt"/>
    </style:style>
    <style:style style:name="P4949" style:parent-style-name="Основнойтекст" style:family="paragraph">
      <style:paragraph-properties fo:margin-top="0in" fo:margin-left="1.6937in">
        <style:tab-stops/>
      </style:paragraph-properties>
    </style:style>
    <style:style style:name="P4950" style:parent-style-name="Основнойтекст" style:family="paragraph">
      <style:paragraph-properties fo:margin-top="0.0083in" fo:line-height="103%" fo:margin-left="1.6937in" fo:margin-right="1.825in">
        <style:tab-stops/>
      </style:paragraph-properties>
    </style:style>
    <style:style style:name="P495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952" style:parent-style-name="Основнойтекст" style:family="paragraph">
      <style:paragraph-properties fo:margin-top="0.0083in" fo:line-height="103%" fo:margin-left="1.6937in" fo:margin-right="1.977in">
        <style:tab-stops/>
      </style:paragraph-properties>
    </style:style>
    <style:style style:name="T4953" style:parent-style-name="Основнойшрифтабзаца" style:family="text">
      <style:text-properties fo:letter-spacing="-0.002in"/>
    </style:style>
    <style:style style:name="T4954" style:parent-style-name="Основнойшрифтабзаца" style:family="text">
      <style:text-properties fo:letter-spacing="-0.0041in"/>
    </style:style>
    <style:style style:name="T4955" style:parent-style-name="Основнойшрифтабзаца" style:family="text">
      <style:text-properties fo:letter-spacing="-0.0118in"/>
    </style:style>
    <style:style style:name="P4956" style:parent-style-name="Основнойтекст" style:family="paragraph">
      <style:paragraph-properties fo:margin-top="0.002in" fo:margin-left="1.6937in">
        <style:tab-stops/>
      </style:paragraph-properties>
    </style:style>
    <style:style style:name="P4957" style:parent-style-name="Основнойтекст" style:master-page-name="MP127" style:family="paragraph">
      <style:paragraph-properties fo:break-before="page" fo:margin-top="0.0069in"/>
    </style:style>
    <style:style style:name="P496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63" style:parent-style-name="Основнойтекст" style:family="paragraph">
      <style:text-properties fo:font-style="italic" style:font-style-asian="italic" fo:font-size="13pt" style:font-size-asian="13pt"/>
    </style:style>
    <style:style style:name="P4964" style:parent-style-name="Основнойтекст" style:family="paragraph">
      <style:paragraph-properties fo:margin-top="0in" fo:margin-left="1.6937in">
        <style:tab-stops/>
      </style:paragraph-properties>
    </style:style>
    <style:style style:name="P4965" style:parent-style-name="Основнойтекст" style:family="paragraph">
      <style:paragraph-properties fo:margin-top="0.0013in"/>
      <style:text-properties fo:font-size="13pt" style:font-size-asian="13pt"/>
    </style:style>
    <style:style style:name="P496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967" style:parent-style-name="Основнойтекст" style:family="paragraph">
      <style:text-properties fo:font-style="italic" style:font-style-asian="italic" fo:font-size="13pt" style:font-size-asian="13pt"/>
    </style:style>
    <style:style style:name="P4968" style:parent-style-name="Основнойтекст" style:family="paragraph">
      <style:paragraph-properties fo:margin-top="0in" fo:margin-left="1.6937in">
        <style:tab-stops/>
      </style:paragraph-properties>
    </style:style>
    <style:style style:name="P4969" style:parent-style-name="Основнойтекст" style:family="paragraph">
      <style:text-properties fo:font-size="13pt" style:font-size-asian="13pt"/>
    </style:style>
    <style:style style:name="P497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971" style:parent-style-name="Основнойтекст" style:family="paragraph">
      <style:text-properties fo:font-style="italic" style:font-style-asian="italic" fo:font-size="13pt" style:font-size-asian="13pt"/>
    </style:style>
    <style:style style:name="P4972" style:parent-style-name="Основнойтекст" style:family="paragraph">
      <style:paragraph-properties fo:margin-top="0in" fo:line-height="103%" fo:margin-left="1.6937in" fo:margin-right="2.5923in">
        <style:tab-stops/>
      </style:paragraph-properties>
    </style:style>
    <style:style style:name="P4973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P4974" style:parent-style-name="Основнойтекст" style:family="paragraph">
      <style:paragraph-properties fo:margin-top="0.002in"/>
      <style:text-properties fo:font-size="12.5pt" style:font-size-asian="12.5pt"/>
    </style:style>
    <style:style style:name="P497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976" style:parent-style-name="Основнойтекст" style:master-page-name="MP12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4981" style:parent-style-name="Обычный" style:family="paragraph">
      <style:paragraph-properties fo:margin-top="0.1555in" fo:margin-left="0.4631in">
        <style:tab-stops/>
      </style:paragraph-properties>
    </style:style>
    <style:style style:name="T4982" style:parent-style-name="Основнойшрифтабзаца" style:family="text">
      <style:text-properties fo:font-style="italic" style:font-style-asian="italic" fo:font-size="12pt" style:font-size-asian="12pt"/>
    </style:style>
    <style:style style:name="T4983" style:parent-style-name="Основнойшрифтабзаца" style:family="text">
      <style:text-properties fo:font-size="12pt" style:font-size-asian="12pt"/>
    </style:style>
    <style:style style:name="T4984" style:parent-style-name="Основнойшрифтабзаца" style:family="text">
      <style:text-properties fo:font-style="italic" style:font-style-asian="italic" fo:font-size="12pt" style:font-size-asian="12pt"/>
    </style:style>
    <style:style style:name="T4985" style:parent-style-name="Основнойшрифтабзаца" style:family="text">
      <style:text-properties fo:font-size="12pt" style:font-size-asian="12pt"/>
    </style:style>
    <style:style style:name="P4986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4987" style:parent-style-name="Основнойтекст" style:family="paragraph">
      <style:text-properties fo:font-style="italic" style:font-style-asian="italic" fo:font-size="13pt" style:font-size-asian="13pt"/>
    </style:style>
    <style:style style:name="P4988" style:parent-style-name="Основнойтекст" style:family="paragraph">
      <style:paragraph-properties fo:margin-top="0in" fo:margin-left="1.6937in">
        <style:tab-stops/>
      </style:paragraph-properties>
    </style:style>
    <style:style style:name="P4989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4990" style:parent-style-name="Основнойтекст" style:family="paragraph">
      <style:paragraph-properties fo:margin-top="0.0013in" fo:line-height="103%" fo:margin-left="1.6937in" fo:margin-right="2.4034in">
        <style:tab-stops/>
      </style:paragraph-properties>
    </style:style>
    <style:style style:name="P499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992" style:parent-style-name="Основнойтекст" style:family="paragraph">
      <style:text-properties fo:font-size="13pt" style:font-size-asian="13pt"/>
    </style:style>
    <style:style style:name="P499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4994" style:parent-style-name="Основнойтекст" style:family="paragraph">
      <style:text-properties fo:font-style="italic" style:font-style-asian="italic" fo:font-size="13pt" style:font-size-asian="13pt"/>
    </style:style>
    <style:style style:name="P4995" style:parent-style-name="Основнойтекст" style:family="paragraph">
      <style:paragraph-properties fo:margin-top="0in" fo:line-height="103%" fo:margin-left="1.6937in" fo:margin-right="1.9083in">
        <style:tab-stops/>
      </style:paragraph-properties>
    </style:style>
    <style:style style:name="P4996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499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4998" style:parent-style-name="Основнойтекст" style:family="paragraph">
      <style:text-properties fo:font-size="13pt" style:font-size-asian="13pt"/>
    </style:style>
    <style:style style:name="P499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00" style:parent-style-name="Основнойтекст" style:family="paragraph">
      <style:text-properties fo:font-style="italic" style:font-style-asian="italic" fo:font-size="13pt" style:font-size-asian="13pt"/>
    </style:style>
    <style:style style:name="P5001" style:parent-style-name="Основнойтекст" style:family="paragraph">
      <style:paragraph-properties fo:margin-top="0in" fo:line-height="103%" fo:margin-left="1.6937in" fo:margin-right="1.9083in">
        <style:tab-stops/>
      </style:paragraph-properties>
    </style:style>
    <style:style style:name="P5002" style:parent-style-name="Основнойтекст" style:master-page-name="MP129" style:family="paragraph">
      <style:paragraph-properties fo:break-before="page" fo:margin-top="0.0069in"/>
      <style:text-properties fo:font-size="12.5pt" style:font-size-asian="12.5pt"/>
    </style:style>
    <style:style style:name="P5007" style:parent-style-name="Обычный" style:family="paragraph">
      <style:paragraph-properties fo:margin-top="0.1555in" fo:line-height="103%" fo:margin-left="0.4631in">
        <style:tab-stops/>
      </style:paragraph-properties>
    </style:style>
    <style:style style:name="T5008" style:parent-style-name="Основнойшрифтабзаца" style:family="text">
      <style:text-properties fo:font-style="italic" style:font-style-asian="italic" fo:font-size="12pt" style:font-size-asian="12pt"/>
    </style:style>
    <style:style style:name="T5009" style:parent-style-name="Основнойшрифтабзаца" style:family="text">
      <style:text-properties fo:font-style="italic" style:font-style-asian="italic" fo:letter-spacing="-0.0145in" fo:font-size="12pt" style:font-size-asian="12pt"/>
    </style:style>
    <style:style style:name="T5010" style:parent-style-name="Основнойшрифтабзаца" style:family="text">
      <style:text-properties fo:font-size="12pt" style:font-size-asian="12pt"/>
    </style:style>
    <style:style style:name="T5011" style:parent-style-name="Основнойшрифтабзаца" style:family="text">
      <style:text-properties fo:letter-spacing="-0.0145in" fo:font-size="12pt" style:font-size-asian="12pt"/>
    </style:style>
    <style:style style:name="T5012" style:parent-style-name="Основнойшрифтабзаца" style:family="text">
      <style:text-properties fo:letter-spacing="-0.002in" fo:font-size="12pt" style:font-size-asian="12pt"/>
    </style:style>
    <style:style style:name="T5013" style:parent-style-name="Основнойшрифтабзаца" style:family="text">
      <style:text-properties fo:letter-spacing="-0.0145in" fo:font-size="12pt" style:font-size-asian="12pt"/>
    </style:style>
    <style:style style:name="T5014" style:parent-style-name="Основнойшрифтабзаца" style:family="text">
      <style:text-properties fo:font-style="italic" style:font-style-asian="italic" fo:font-size="12pt" style:font-size-asian="12pt"/>
    </style:style>
    <style:style style:name="T5015" style:parent-style-name="Основнойшрифтабзаца" style:family="text">
      <style:text-properties fo:font-style="italic" style:font-style-asian="italic" fo:letter-spacing="-0.0145in" fo:font-size="12pt" style:font-size-asian="12pt"/>
    </style:style>
    <style:style style:name="T5016" style:parent-style-name="Основнойшрифтабзаца" style:family="text">
      <style:text-properties fo:font-style="italic" style:font-style-asian="italic" fo:letter-spacing="-0.002in" fo:font-size="12pt" style:font-size-asian="12pt"/>
    </style:style>
    <style:style style:name="T5017" style:parent-style-name="Основнойшрифтабзаца" style:family="text">
      <style:text-properties fo:font-style="italic" style:font-style-asian="italic" fo:letter-spacing="-0.0125in" fo:font-size="12pt" style:font-size-asian="12pt"/>
    </style:style>
    <style:style style:name="T5018" style:parent-style-name="Основнойшрифтабзаца" style:family="text">
      <style:text-properties fo:font-size="12pt" style:font-size-asian="12pt"/>
    </style:style>
    <style:style style:name="T5019" style:parent-style-name="Основнойшрифтабзаца" style:family="text">
      <style:text-properties fo:letter-spacing="-0.0145in" fo:font-size="12pt" style:font-size-asian="12pt"/>
    </style:style>
    <style:style style:name="T5020" style:parent-style-name="Основнойшрифтабзаца" style:family="text">
      <style:text-properties fo:font-size="12pt" style:font-size-asian="12pt"/>
    </style:style>
    <style:style style:name="T5021" style:parent-style-name="Основнойшрифтабзаца" style:family="text">
      <style:text-properties fo:letter-spacing="-0.0145in" fo:font-size="12pt" style:font-size-asian="12pt"/>
    </style:style>
    <style:style style:name="T5022" style:parent-style-name="Основнойшрифтабзаца" style:family="text">
      <style:text-properties fo:font-size="12pt" style:font-size-asian="12pt"/>
    </style:style>
    <style:style style:name="T5023" style:parent-style-name="Основнойшрифтабзаца" style:family="text">
      <style:text-properties fo:letter-spacing="-0.0138in" fo:font-size="12pt" style:font-size-asian="12pt"/>
    </style:style>
    <style:style style:name="T5024" style:parent-style-name="Основнойшрифтабзаца" style:family="text">
      <style:text-properties fo:font-style="italic" style:font-style-asian="italic" fo:font-size="12pt" style:font-size-asian="12pt"/>
    </style:style>
    <style:style style:name="T5025" style:parent-style-name="Основнойшрифтабзаца" style:family="text">
      <style:text-properties fo:font-style="italic" style:font-style-asian="italic" fo:letter-spacing="-0.0152in" fo:font-size="12pt" style:font-size-asian="12pt"/>
    </style:style>
    <style:style style:name="T5026" style:parent-style-name="Основнойшрифтабзаца" style:family="text">
      <style:text-properties fo:font-size="12pt" style:font-size-asian="12pt"/>
    </style:style>
    <style:style style:name="T5027" style:parent-style-name="Основнойшрифтабзаца" style:family="text">
      <style:text-properties fo:letter-spacing="-0.0145in" fo:font-size="12pt" style:font-size-asian="12pt"/>
    </style:style>
    <style:style style:name="T5028" style:parent-style-name="Основнойшрифтабзаца" style:family="text">
      <style:text-properties fo:font-size="12pt" style:font-size-asian="12pt"/>
    </style:style>
    <style:style style:name="T5029" style:parent-style-name="Основнойшрифтабзаца" style:family="text">
      <style:text-properties fo:font-style="italic" style:font-style-asian="italic" fo:font-size="12pt" style:font-size-asian="12pt"/>
    </style:style>
    <style:style style:name="P5030" style:parent-style-name="Основнойтекст" style:family="paragraph">
      <style:paragraph-properties fo:margin-top="0.0013in"/>
      <style:text-properties fo:font-style="italic" style:font-style-asian="italic" fo:font-size="12.5pt" style:font-size-asian="12.5pt"/>
    </style:style>
    <style:style style:name="P5031" style:parent-style-name="Основнойтекст" style:family="paragraph">
      <style:paragraph-properties fo:margin-top="0in" fo:margin-left="1.6937in">
        <style:tab-stops/>
      </style:paragraph-properties>
    </style:style>
    <style:style style:name="P5032" style:parent-style-name="Основнойтекст" style:family="paragraph">
      <style:text-properties fo:font-size="13pt" style:font-size-asian="13pt"/>
    </style:style>
    <style:style style:name="P5033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034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035" style:parent-style-name="Основнойтекст" style:family="paragraph">
      <style:paragraph-properties fo:margin-left="1.6937in">
        <style:tab-stops/>
      </style:paragraph-properties>
    </style:style>
    <style:style style:name="P5036" style:parent-style-name="Основнойтекст" style:family="paragraph">
      <style:text-properties fo:font-size="13pt" style:font-size-asian="13pt"/>
    </style:style>
    <style:style style:name="P503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38" style:parent-style-name="Основнойтекст" style:family="paragraph">
      <style:text-properties fo:font-style="italic" style:font-style-asian="italic" fo:font-size="13pt" style:font-size-asian="13pt"/>
    </style:style>
    <style:style style:name="P5039" style:parent-style-name="Основнойтекст" style:family="paragraph">
      <style:paragraph-properties fo:margin-top="0in" fo:margin-left="1.6937in">
        <style:tab-stops/>
      </style:paragraph-properties>
    </style:style>
    <style:style style:name="P5040" style:parent-style-name="Основнойтекст" style:family="paragraph">
      <style:text-properties fo:font-size="13pt" style:font-size-asian="13pt"/>
    </style:style>
    <style:style style:name="P5041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42" style:parent-style-name="Основнойтекст" style:family="paragraph">
      <style:text-properties fo:font-style="italic" style:font-style-asian="italic" fo:font-size="13pt" style:font-size-asian="13pt"/>
    </style:style>
    <style:style style:name="P5043" style:parent-style-name="Основнойтекст" style:family="paragraph">
      <style:paragraph-properties fo:margin-top="0in" fo:margin-left="1.6937in">
        <style:tab-stops/>
      </style:paragraph-properties>
    </style:style>
    <style:style style:name="P5044" style:parent-style-name="Основнойтекст" style:family="paragraph">
      <style:paragraph-properties fo:margin-top="0.0083in" fo:line-height="103%" fo:margin-left="1.6937in" fo:margin-right="2.1465in">
        <style:tab-stops/>
      </style:paragraph-properties>
    </style:style>
    <style:style style:name="P504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046" style:parent-style-name="Основнойтекст" style:family="paragraph">
      <style:text-properties fo:font-size="13pt" style:font-size-asian="13pt"/>
    </style:style>
    <style:style style:name="P5047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048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049" style:parent-style-name="Основнойтекст" style:family="paragraph">
      <style:paragraph-properties fo:text-align="justify" fo:margin-left="1.6937in">
        <style:tab-stops/>
      </style:paragraph-properties>
    </style:style>
    <style:style style:name="T5050" style:parent-style-name="Основнойшрифтабзаца" style:family="text">
      <style:text-properties fo:letter-spacing="-0.0131in"/>
    </style:style>
    <style:style style:name="T5051" style:parent-style-name="Основнойшрифтабзаца" style:family="text">
      <style:text-properties fo:letter-spacing="-0.002in"/>
    </style:style>
    <style:style style:name="P5052" style:parent-style-name="Основнойтекст" style:family="paragraph">
      <style:paragraph-properties fo:text-align="justify" fo:margin-top="0.0083in" fo:line-height="103%" fo:margin-left="1.6937in" fo:margin-right="2.9756in">
        <style:tab-stops/>
      </style:paragraph-properties>
    </style:style>
    <style:style style:name="T5053" style:parent-style-name="Основнойшрифтабзаца" style:family="text">
      <style:text-properties fo:letter-spacing="-0.018in"/>
    </style:style>
    <style:style style:name="T5054" style:parent-style-name="Основнойшрифтабзаца" style:family="text">
      <style:text-properties fo:letter-spacing="-0.002in"/>
    </style:style>
    <style:style style:name="T5055" style:parent-style-name="Основнойшрифтабзаца" style:family="text">
      <style:text-properties fo:letter-spacing="-0.002in"/>
    </style:style>
    <style:style style:name="T5056" style:parent-style-name="Основнойшрифтабзаца" style:family="text">
      <style:text-properties fo:letter-spacing="-0.0062in"/>
    </style:style>
    <style:style style:name="P5057" style:parent-style-name="Основнойтекст" style:family="paragraph">
      <style:paragraph-properties fo:margin-top="0.002in"/>
      <style:text-properties fo:font-size="12.5pt" style:font-size-asian="12.5pt"/>
    </style:style>
    <style:style style:name="P505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59" style:parent-style-name="Основнойтекст" style:family="paragraph">
      <style:text-properties fo:font-style="italic" style:font-style-asian="italic" fo:font-size="13pt" style:font-size-asian="13pt"/>
    </style:style>
    <style:style style:name="P5060" style:parent-style-name="Основнойтекст" style:family="paragraph">
      <style:paragraph-properties fo:text-align="justify" fo:margin-top="0in" fo:margin-left="1.6937in">
        <style:tab-stops/>
      </style:paragraph-properties>
    </style:style>
    <style:style style:name="P5061" style:parent-style-name="Основнойтекст" style:family="paragraph">
      <style:paragraph-properties fo:margin-top="0.0013in"/>
      <style:text-properties fo:font-size="13pt" style:font-size-asian="13pt"/>
    </style:style>
    <style:style style:name="P506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63" style:parent-style-name="Основнойтекст" style:family="paragraph">
      <style:text-properties fo:font-style="italic" style:font-style-asian="italic" fo:font-size="13pt" style:font-size-asian="13pt"/>
    </style:style>
    <style:style style:name="P5064" style:parent-style-name="Основнойтекст" style:family="paragraph">
      <style:paragraph-properties fo:text-align="justify" fo:margin-top="0in" fo:margin-left="1.6937in">
        <style:tab-stops/>
      </style:paragraph-properties>
    </style:style>
    <style:style style:name="P5065" style:parent-style-name="Основнойтекст" style:family="paragraph">
      <style:text-properties fo:font-size="13pt" style:font-size-asian="13pt"/>
    </style:style>
    <style:style style:name="P506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67" style:parent-style-name="Основнойтекст" style:family="paragraph">
      <style:text-properties fo:font-style="italic" style:font-style-asian="italic" fo:font-size="13pt" style:font-size-asian="13pt"/>
    </style:style>
    <style:style style:name="P5068" style:parent-style-name="Основнойтекст" style:family="paragraph">
      <style:paragraph-properties fo:margin-top="0in" fo:margin-left="1.6937in">
        <style:tab-stops/>
      </style:paragraph-properties>
    </style:style>
    <style:style style:name="P5069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070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071" style:parent-style-name="Основнойтекст" style:family="paragraph">
      <style:text-properties fo:font-size="13pt" style:font-size-asian="13pt"/>
    </style:style>
    <style:style style:name="P507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73" style:parent-style-name="Основнойтекст" style:family="paragraph">
      <style:text-properties fo:font-style="italic" style:font-style-asian="italic" fo:font-size="13pt" style:font-size-asian="13pt"/>
    </style:style>
    <style:style style:name="P5074" style:parent-style-name="Основнойтекст" style:family="paragraph">
      <style:paragraph-properties fo:line-height="103%" fo:margin-left="1.6937in" fo:margin-right="2.7298in">
        <style:tab-stops/>
      </style:paragraph-properties>
    </style:style>
    <style:style style:name="P5075" style:parent-style-name="Обычный" style:master-page-name="MP130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508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081" style:parent-style-name="Основнойтекст" style:family="paragraph">
      <style:paragraph-properties fo:margin-top="0.0625in" fo:line-height="103%" fo:margin-left="1.6937in" fo:margin-right="2.2472in">
        <style:tab-stops/>
      </style:paragraph-properties>
    </style:style>
    <style:style style:name="P5082" style:parent-style-name="Основнойтекст" style:family="paragraph">
      <style:paragraph-properties fo:margin-top="0.0013in" fo:line-height="103%" fo:margin-left="1.6937in" fo:margin-right="3.0326in">
        <style:tab-stops/>
      </style:paragraph-properties>
    </style:style>
    <style:style style:name="P5083" style:parent-style-name="Основнойтекст" style:family="paragraph">
      <style:paragraph-properties fo:margin-top="0.0013in" fo:line-height="103%" fo:margin-left="1.6937in" fo:margin-right="1.4416in">
        <style:tab-stops/>
      </style:paragraph-properties>
    </style:style>
    <style:style style:name="P5084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508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086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087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5088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089" style:parent-style-name="Основнойтекст" style:family="paragraph">
      <style:text-properties fo:font-size="13pt" style:font-size-asian="13pt"/>
    </style:style>
    <style:style style:name="P5090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09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092" style:parent-style-name="Основнойтекст" style:family="paragraph">
      <style:paragraph-properties fo:margin-left="1.6937in">
        <style:tab-stops/>
      </style:paragraph-properties>
    </style:style>
    <style:style style:name="P5093" style:parent-style-name="Основнойтекст" style:family="paragraph">
      <style:text-properties fo:font-size="13pt" style:font-size-asian="13pt"/>
    </style:style>
    <style:style style:name="P509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95" style:parent-style-name="Основнойтекст" style:family="paragraph">
      <style:text-properties fo:font-style="italic" style:font-style-asian="italic" fo:font-size="13pt" style:font-size-asian="13pt"/>
    </style:style>
    <style:style style:name="P5096" style:parent-style-name="Основнойтекст" style:family="paragraph">
      <style:paragraph-properties fo:margin-top="0in" fo:margin-left="1.6937in">
        <style:tab-stops/>
      </style:paragraph-properties>
    </style:style>
    <style:style style:name="P5097" style:parent-style-name="Основнойтекст" style:family="paragraph">
      <style:text-properties fo:font-size="13pt" style:font-size-asian="13pt"/>
    </style:style>
    <style:style style:name="P509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099" style:parent-style-name="Основнойтекст" style:family="paragraph">
      <style:text-properties fo:font-style="italic" style:font-style-asian="italic" fo:font-size="13pt" style:font-size-asian="13pt"/>
    </style:style>
    <style:style style:name="P5100" style:parent-style-name="Основнойтекст" style:family="paragraph">
      <style:paragraph-properties fo:margin-top="0in" fo:margin-left="1.6937in">
        <style:tab-stops/>
      </style:paragraph-properties>
    </style:style>
    <style:style style:name="P5101" style:parent-style-name="Основнойтекст" style:family="paragraph">
      <style:text-properties fo:font-size="13pt" style:font-size-asian="13pt"/>
    </style:style>
    <style:style style:name="P510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0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104" style:parent-style-name="Основнойтекст" style:family="paragraph">
      <style:paragraph-properties fo:margin-left="1.6937in">
        <style:tab-stops/>
      </style:paragraph-properties>
    </style:style>
    <style:style style:name="P5105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5106" style:parent-style-name="Основнойтекст" style:family="paragraph">
      <style:paragraph-properties fo:margin-top="0.0013in" fo:line-height="103%" fo:margin-left="1.6937in" fo:margin-right="2.1034in">
        <style:tab-stops/>
      </style:paragraph-properties>
    </style:style>
    <style:style style:name="T5107" style:parent-style-name="Основнойшрифтабзаца" style:family="text">
      <style:text-properties fo:letter-spacing="-0.0027in"/>
    </style:style>
    <style:style style:name="T5108" style:parent-style-name="Основнойшрифтабзаца" style:family="text">
      <style:text-properties fo:letter-spacing="-0.002in"/>
    </style:style>
    <style:style style:name="T5109" style:parent-style-name="Основнойшрифтабзаца" style:family="text">
      <style:text-properties fo:letter-spacing="-0.0048in"/>
    </style:style>
    <style:style style:name="T5110" style:parent-style-name="Основнойшрифтабзаца" style:family="text">
      <style:text-properties fo:letter-spacing="-0.002in"/>
    </style:style>
    <style:style style:name="T5111" style:parent-style-name="Основнойшрифтабзаца" style:family="text">
      <style:text-properties fo:letter-spacing="-0.0027in"/>
    </style:style>
    <style:style style:name="T5112" style:parent-style-name="Основнойшрифтабзаца" style:family="text">
      <style:text-properties fo:letter-spacing="-0.002in"/>
    </style:style>
    <style:style style:name="T5113" style:parent-style-name="Основнойшрифтабзаца" style:family="text">
      <style:text-properties fo:letter-spacing="-0.0083in"/>
    </style:style>
    <style:style style:name="P5114" style:parent-style-name="Основнойтекст" style:family="paragraph">
      <style:paragraph-properties fo:margin-top="0.0027in"/>
      <style:text-properties fo:font-size="12.5pt" style:font-size-asian="12.5pt"/>
    </style:style>
    <style:style style:name="P511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16" style:parent-style-name="Основнойтекст" style:family="paragraph">
      <style:text-properties fo:font-style="italic" style:font-style-asian="italic" fo:font-size="13pt" style:font-size-asian="13pt"/>
    </style:style>
    <style:style style:name="P5117" style:parent-style-name="Основнойтекст" style:family="paragraph">
      <style:paragraph-properties fo:margin-top="0in" fo:margin-left="1.6937in">
        <style:tab-stops/>
      </style:paragraph-properties>
    </style:style>
    <style:style style:name="P5118" style:parent-style-name="Основнойтекст" style:family="paragraph">
      <style:text-properties fo:font-size="13pt" style:font-size-asian="13pt"/>
    </style:style>
    <style:style style:name="P511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20" style:parent-style-name="Основнойтекст" style:family="paragraph">
      <style:text-properties fo:font-style="italic" style:font-style-asian="italic" fo:font-size="13pt" style:font-size-asian="13pt"/>
    </style:style>
    <style:style style:name="P5121" style:parent-style-name="Основнойтекст" style:family="paragraph">
      <style:paragraph-properties fo:margin-top="0in" fo:margin-left="1.6937in">
        <style:tab-stops/>
      </style:paragraph-properties>
    </style:style>
    <style:style style:name="P512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123" style:parent-style-name="Основнойтекст" style:family="paragraph">
      <style:text-properties fo:font-size="13pt" style:font-size-asian="13pt"/>
    </style:style>
    <style:style style:name="P5124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25" style:parent-style-name="Основнойтекст" style:master-page-name="MP131" style:family="paragraph">
      <style:paragraph-properties fo:break-before="page" fo:margin-top="0.0611in" fo:margin-left="1.6937in">
        <style:tab-stops/>
      </style:paragraph-properties>
    </style:style>
    <style:style style:name="P5130" style:parent-style-name="Основнойтекст" style:family="paragraph">
      <style:paragraph-properties fo:margin-top="0.0083in" fo:line-height="103%" fo:margin-left="1.6937in" fo:margin-right="2.3256in">
        <style:tab-stops/>
      </style:paragraph-properties>
    </style:style>
    <style:style style:name="P5131" style:parent-style-name="Основнойтекст" style:family="paragraph">
      <style:paragraph-properties fo:margin-top="0.0034in"/>
      <style:text-properties fo:font-size="8.5pt" style:font-size-asian="8.5pt"/>
    </style:style>
    <style:style style:name="P5132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3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134" style:parent-style-name="Основнойтекст" style:family="paragraph">
      <style:paragraph-properties fo:margin-top="0.0625in" fo:line-height="103%" fo:margin-left="1.6937in" fo:margin-right="1.4805in">
        <style:tab-stops/>
      </style:paragraph-properties>
    </style:style>
    <style:style style:name="P5135" style:parent-style-name="Основнойтекст" style:family="paragraph">
      <style:paragraph-properties fo:margin-top="0.0027in"/>
      <style:text-properties fo:font-size="8.5pt" style:font-size-asian="8.5pt"/>
    </style:style>
    <style:style style:name="P5136" style:parent-style-name="Основнойтекст" style:family="paragraph">
      <style:paragraph-properties fo:margin-top="0.0625in" fo:margin-left="0.4631in">
        <style:tab-stops/>
      </style:paragraph-properties>
    </style:style>
    <style:style style:name="P5137" style:parent-style-name="Основнойтекст" style:family="paragraph">
      <style:paragraph-properties fo:margin-top="0.002in"/>
      <style:text-properties fo:font-size="9pt" style:font-size-asian="9pt"/>
    </style:style>
    <style:style style:name="P5138" style:parent-style-name="Основнойтекст" style:family="paragraph">
      <style:paragraph-properties fo:margin-top="0.0625in" fo:margin-left="1.6937in">
        <style:tab-stops/>
      </style:paragraph-properties>
    </style:style>
    <style:style style:name="T5139" style:parent-style-name="Основнойшрифтабзаца" style:family="text">
      <style:text-properties fo:letter-spacing="-0.002in"/>
    </style:style>
    <style:style style:name="T5140" style:parent-style-name="Основнойшрифтабзаца" style:family="text">
      <style:text-properties fo:letter-spacing="0.0013in"/>
    </style:style>
    <style:style style:name="P5141" style:parent-style-name="Основнойтекст" style:family="paragraph">
      <style:paragraph-properties fo:margin-top="0.0013in"/>
      <style:text-properties fo:font-size="13pt" style:font-size-asian="13pt"/>
    </style:style>
    <style:style style:name="P5142" style:parent-style-name="Обычный" style:family="paragraph">
      <style:paragraph-properties fo:margin-left="0.4631in">
        <style:tab-stops/>
      </style:paragraph-properties>
    </style:style>
    <style:style style:name="T5143" style:parent-style-name="Основнойшрифтабзаца" style:family="text">
      <style:text-properties fo:font-style="italic" style:font-style-asian="italic" fo:letter-spacing="-0.002in" fo:font-size="12pt" style:font-size-asian="12pt"/>
    </style:style>
    <style:style style:name="T5144" style:parent-style-name="Основнойшрифтабзаца" style:family="text">
      <style:text-properties fo:font-style="italic" style:font-style-asian="italic" fo:font-size="12pt" style:font-size-asian="12pt"/>
    </style:style>
    <style:style style:name="T5145" style:parent-style-name="Основнойшрифтабзаца" style:family="text">
      <style:text-properties fo:font-style="italic" style:font-style-asian="italic" fo:letter-spacing="-0.0034in" fo:font-size="12pt" style:font-size-asian="12pt"/>
    </style:style>
    <style:style style:name="T5146" style:parent-style-name="Основнойшрифтабзаца" style:family="text">
      <style:text-properties fo:font-style="italic" style:font-style-asian="italic" fo:font-size="12pt" style:font-size-asian="12pt"/>
    </style:style>
    <style:style style:name="P5147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48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49" style:parent-style-name="Основнойтекст" style:family="paragraph">
      <style:text-properties fo:font-style="italic" style:font-style-asian="italic" fo:font-size="13pt" style:font-size-asian="13pt"/>
    </style:style>
    <style:style style:name="P5150" style:parent-style-name="Основнойтекст" style:family="paragraph">
      <style:paragraph-properties fo:margin-top="0in" fo:line-height="103%" fo:margin-left="1.6937in" fo:margin-right="1.8326in">
        <style:tab-stops/>
      </style:paragraph-properties>
    </style:style>
    <style:style style:name="P5151" style:parent-style-name="Основнойтекст" style:family="paragraph">
      <style:paragraph-properties fo:margin-top="0.002in"/>
      <style:text-properties fo:font-size="12.5pt" style:font-size-asian="12.5pt"/>
    </style:style>
    <style:style style:name="P515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53" style:parent-style-name="Основнойтекст" style:family="paragraph">
      <style:text-properties fo:font-style="italic" style:font-style-asian="italic" fo:font-size="13pt" style:font-size-asian="13pt"/>
    </style:style>
    <style:style style:name="P5154" style:parent-style-name="Основнойтекст" style:family="paragraph">
      <style:paragraph-properties fo:margin-top="0in" fo:margin-left="1.6937in">
        <style:tab-stops/>
      </style:paragraph-properties>
    </style:style>
    <style:style style:name="P5155" style:parent-style-name="Основнойтекст" style:family="paragraph">
      <style:text-properties fo:font-size="13pt" style:font-size-asian="13pt"/>
    </style:style>
    <style:style style:name="P5156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57" style:parent-style-name="Основнойтекст" style:family="paragraph">
      <style:text-properties fo:font-style="italic" style:font-style-asian="italic" fo:font-size="13pt" style:font-size-asian="13pt"/>
    </style:style>
    <style:style style:name="P5158" style:parent-style-name="Основнойтекст" style:family="paragraph">
      <style:paragraph-properties fo:margin-top="0in" fo:line-height="103%" fo:margin-left="1.6937in" fo:margin-right="2.8993in">
        <style:tab-stops/>
      </style:paragraph-properties>
    </style:style>
    <style:style style:name="P5159" style:parent-style-name="Основнойтекст" style:family="paragraph">
      <style:paragraph-properties fo:margin-top="0.002in"/>
      <style:text-properties fo:font-size="12.5pt" style:font-size-asian="12.5pt"/>
    </style:style>
    <style:style style:name="P5160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61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62" style:parent-style-name="Основнойтекст" style:family="paragraph">
      <style:text-properties fo:font-style="italic" style:font-style-asian="italic" fo:font-size="13pt" style:font-size-asian="13pt"/>
    </style:style>
    <style:style style:name="P5163" style:parent-style-name="Основнойтекст" style:family="paragraph">
      <style:paragraph-properties fo:margin-top="0in" fo:margin-left="1.6937in">
        <style:tab-stops/>
      </style:paragraph-properties>
    </style:style>
    <style:style style:name="P5164" style:parent-style-name="Основнойтекст" style:family="paragraph">
      <style:paragraph-properties fo:margin-top="0.0013in"/>
      <style:text-properties fo:font-size="13pt" style:font-size-asian="13pt"/>
    </style:style>
    <style:style style:name="P516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66" style:parent-style-name="Основнойтекст" style:family="paragraph">
      <style:text-properties fo:font-style="italic" style:font-style-asian="italic" fo:font-size="13pt" style:font-size-asian="13pt"/>
    </style:style>
    <style:style style:name="P5167" style:parent-style-name="Основнойтекст" style:family="paragraph">
      <style:paragraph-properties fo:margin-top="0in" fo:line-height="103%" fo:margin-left="1.6937in" fo:margin-right="2.3326in">
        <style:tab-stops/>
      </style:paragraph-properties>
    </style:style>
    <style:style style:name="P5168" style:parent-style-name="Основнойтекст" style:family="paragraph">
      <style:paragraph-properties fo:margin-top="0.0013in"/>
      <style:text-properties fo:font-size="12.5pt" style:font-size-asian="12.5pt"/>
    </style:style>
    <style:style style:name="P516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70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171" style:parent-style-name="Основнойтекст" style:family="paragraph">
      <style:paragraph-properties fo:margin-left="1.6937in">
        <style:tab-stops/>
      </style:paragraph-properties>
    </style:style>
    <style:style style:name="P5172" style:parent-style-name="Основнойтекст" style:family="paragraph">
      <style:text-properties fo:font-size="13pt" style:font-size-asian="13pt"/>
    </style:style>
    <style:style style:name="P5173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174" style:parent-style-name="Основнойтекст" style:family="paragraph">
      <style:text-properties fo:font-style="italic" style:font-style-asian="italic" fo:font-size="13pt" style:font-size-asian="13pt"/>
    </style:style>
    <style:style style:name="P5175" style:parent-style-name="Основнойтекст" style:family="paragraph">
      <style:paragraph-properties fo:margin-top="0in" fo:margin-left="1.6937in">
        <style:tab-stops/>
      </style:paragraph-properties>
    </style:style>
    <style:style style:name="P5176" style:parent-style-name="Основнойтекст" style:family="paragraph">
      <style:paragraph-properties fo:margin-top="0.0083in" fo:line-height="103%" fo:margin-left="1.6937in" fo:margin-right="2.55in">
        <style:tab-stops/>
      </style:paragraph-properties>
    </style:style>
    <style:style style:name="P5177" style:parent-style-name="Обычный" style:master-page-name="MP132" style:family="paragraph">
      <style:paragraph-properties fo:break-before="page" fo:margin-top="0.0611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82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183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184" style:parent-style-name="Основнойтекст" style:family="paragraph">
      <style:paragraph-properties fo:margin-top="0.0027in"/>
      <style:text-properties fo:font-size="9pt" style:font-size-asian="9pt"/>
    </style:style>
    <style:style style:name="P5185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86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187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188" style:parent-style-name="Основнойтекст" style:family="paragraph">
      <style:paragraph-properties fo:margin-top="0.002in"/>
      <style:text-properties fo:font-size="9pt" style:font-size-asian="9pt"/>
    </style:style>
    <style:style style:name="P5189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9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19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192" style:parent-style-name="Основнойтекст" style:family="paragraph">
      <style:paragraph-properties fo:margin-top="0.002in"/>
      <style:text-properties fo:font-size="9pt" style:font-size-asian="9pt"/>
    </style:style>
    <style:style style:name="P5193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194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195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196" style:parent-style-name="Основнойтекст" style:family="paragraph">
      <style:paragraph-properties fo:margin-top="0.0083in" fo:line-height="103%" fo:margin-left="1.6937in" fo:margin-right="2.7298in">
        <style:tab-stops/>
      </style:paragraph-properties>
    </style:style>
    <style:style style:name="P5197" style:parent-style-name="Основнойтекст" style:family="paragraph">
      <style:paragraph-properties fo:margin-top="0.002in"/>
      <style:text-properties fo:font-size="12.5pt" style:font-size-asian="12.5pt"/>
    </style:style>
    <style:style style:name="P5198" style:parent-style-name="Основнойтекст" style:family="paragraph">
      <style:paragraph-properties fo:margin-top="0in" fo:margin-left="0.4631in">
        <style:tab-stops/>
      </style:paragraph-properties>
    </style:style>
    <style:style style:name="P5199" style:parent-style-name="Основнойтекст" style:family="paragraph">
      <style:text-properties fo:font-size="13pt" style:font-size-asian="13pt"/>
    </style:style>
    <style:style style:name="P5200" style:parent-style-name="Основнойтекст" style:family="paragraph">
      <style:paragraph-properties fo:margin-top="0in" fo:line-height="103%" fo:margin-left="1.6937in" fo:margin-right="2.0743in">
        <style:tab-stops/>
      </style:paragraph-properties>
    </style:style>
    <style:style style:name="P520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02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5203" style:parent-style-name="Основнойтекст" style:family="paragraph">
      <style:paragraph-properties fo:margin-top="0.0013in"/>
      <style:text-properties fo:font-size="12.5pt" style:font-size-asian="12.5pt"/>
    </style:style>
    <style:style style:name="P5204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05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206" style:parent-style-name="Основнойтекст" style:family="paragraph">
      <style:paragraph-properties fo:margin-left="1.6937in">
        <style:tab-stops/>
      </style:paragraph-properties>
    </style:style>
    <style:style style:name="P5207" style:parent-style-name="Основнойтекст" style:family="paragraph">
      <style:text-properties fo:font-size="13pt" style:font-size-asian="13pt"/>
    </style:style>
    <style:style style:name="P520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209" style:parent-style-name="Основнойтекст" style:family="paragraph">
      <style:text-properties fo:font-style="italic" style:font-style-asian="italic" fo:font-size="13pt" style:font-size-asian="13pt"/>
    </style:style>
    <style:style style:name="P5210" style:parent-style-name="Основнойтекст" style:family="paragraph">
      <style:paragraph-properties fo:margin-top="0in" fo:margin-left="1.6937in">
        <style:tab-stops/>
      </style:paragraph-properties>
    </style:style>
    <style:style style:name="P5211" style:parent-style-name="Основнойтекст" style:family="paragraph">
      <style:paragraph-properties fo:margin-top="0.0083in" fo:line-height="103%" fo:margin-left="1.6937in" fo:margin-right="2.5138in">
        <style:tab-stops/>
      </style:paragraph-properties>
    </style:style>
    <style:style style:name="P5212" style:parent-style-name="Основнойтекст" style:family="paragraph">
      <style:paragraph-properties fo:margin-top="0.002in" fo:line-height="103%" fo:margin-left="1.6937in" fo:margin-right="1.9291in">
        <style:tab-stops/>
      </style:paragraph-properties>
    </style:style>
    <style:style style:name="T5213" style:parent-style-name="Основнойшрифтабзаца" style:family="text">
      <style:text-properties fo:letter-spacing="-0.0243in"/>
    </style:style>
    <style:style style:name="T5214" style:parent-style-name="Основнойшрифтабзаца" style:family="text">
      <style:text-properties fo:letter-spacing="-0.002in"/>
    </style:style>
    <style:style style:name="T5215" style:parent-style-name="Основнойшрифтабзаца" style:family="text">
      <style:text-properties fo:letter-spacing="-0.009in"/>
    </style:style>
    <style:style style:name="P5216" style:parent-style-name="Основнойтекст" style:family="paragraph">
      <style:paragraph-properties fo:margin-top="0.002in" fo:line-height="103%" fo:margin-left="1.6937in" fo:margin-right="1.7437in">
        <style:tab-stops/>
      </style:paragraph-properties>
    </style:style>
    <style:style style:name="P5217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5218" style:parent-style-name="Основнойтекст" style:family="paragraph">
      <style:paragraph-properties fo:margin-top="0.0013in"/>
      <style:text-properties fo:font-size="12.5pt" style:font-size-asian="12.5pt"/>
    </style:style>
    <style:style style:name="P5219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20" style:parent-style-name="Основнойтекст" style:family="paragraph">
      <style:text-properties fo:font-style="italic" style:font-style-asian="italic" fo:font-size="13pt" style:font-size-asian="13pt"/>
    </style:style>
    <style:style style:name="P5221" style:parent-style-name="Основнойтекст" style:family="paragraph">
      <style:paragraph-properties fo:margin-top="0in" fo:margin-left="1.6937in">
        <style:tab-stops/>
      </style:paragraph-properties>
    </style:style>
    <style:style style:name="P5222" style:parent-style-name="Обычный" style:master-page-name="MP133" style:family="paragraph">
      <style:paragraph-properties fo:break-before="page" fo:margin-top="0.0611in" fo:margin-left="0.4631in">
        <style:tab-stops/>
      </style:paragraph-properties>
    </style:style>
    <style:style style:name="T5227" style:parent-style-name="Основнойшрифтабзаца" style:family="text">
      <style:text-properties fo:font-style="italic" style:font-style-asian="italic" fo:font-size="12pt" style:font-size-asian="12pt"/>
    </style:style>
    <style:style style:name="T5228" style:parent-style-name="Основнойшрифтабзаца" style:family="text">
      <style:text-properties fo:font-size="12pt" style:font-size-asian="12pt"/>
    </style:style>
    <style:style style:name="T5229" style:parent-style-name="Основнойшрифтабзаца" style:family="text">
      <style:text-properties fo:font-style="italic" style:font-style-asian="italic" fo:font-size="12pt" style:font-size-asian="12pt"/>
    </style:style>
    <style:style style:name="P5230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231" style:parent-style-name="Основнойтекст" style:family="paragraph">
      <style:paragraph-properties fo:margin-top="0.0625in" fo:margin-left="1.6937in">
        <style:tab-stops/>
      </style:paragraph-properties>
    </style:style>
    <style:style style:name="P5232" style:parent-style-name="Основнойтекст" style:family="paragraph">
      <style:text-properties fo:font-size="13pt" style:font-size-asian="13pt"/>
    </style:style>
    <style:style style:name="P5233" style:parent-style-name="Основнойтекст" style:family="paragraph">
      <style:paragraph-properties fo:margin-top="0in" fo:margin-left="0.4631in">
        <style:tab-stops/>
      </style:paragraph-properties>
    </style:style>
    <style:style style:name="P5234" style:parent-style-name="Основнойтекст" style:master-page-name="MP134" style:family="paragraph">
      <style:paragraph-properties fo:break-before="page" fo:margin-top="0.0069in"/>
      <style:text-properties fo:font-size="12.5pt" style:font-size-asian="12.5pt"/>
    </style:style>
    <style:style style:name="P5239" style:parent-style-name="Обычный" style:family="paragraph">
      <style:paragraph-properties fo:margin-top="0.1555in" fo:margin-left="0.4631in">
        <style:tab-stops/>
      </style:paragraph-properties>
    </style:style>
    <style:style style:name="T5240" style:parent-style-name="Основнойшрифтабзаца" style:family="text">
      <style:text-properties fo:font-style="italic" style:font-style-asian="italic" fo:font-size="12pt" style:font-size-asian="12pt"/>
    </style:style>
    <style:style style:name="T5241" style:parent-style-name="Основнойшрифтабзаца" style:family="text">
      <style:text-properties fo:font-size="12pt" style:font-size-asian="12pt"/>
    </style:style>
    <style:style style:name="P5242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43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244" style:parent-style-name="Основнойтекст" style:family="paragraph">
      <style:paragraph-properties fo:margin-top="0.0625in" fo:line-height="103%" fo:margin-left="1.6937in" fo:margin-right="2.0381in">
        <style:tab-stops/>
      </style:paragraph-properties>
    </style:style>
    <style:style style:name="P5245" style:parent-style-name="Основнойтекст" style:family="paragraph">
      <style:paragraph-properties fo:margin-top="0.002in" fo:margin-left="1.6937in">
        <style:tab-stops/>
      </style:paragraph-properties>
    </style:style>
    <style:style style:name="P5246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524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48" style:parent-style-name="Основнойтекст" style:family="paragraph">
      <style:paragraph-properties fo:margin-top="0.0083in" fo:line-height="103%" fo:margin-left="1.6937in" fo:margin-right="1.6645in">
        <style:tab-stops/>
      </style:paragraph-properties>
    </style:style>
    <style:style style:name="P524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50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5251" style:parent-style-name="Основнойтекст" style:family="paragraph">
      <style:paragraph-properties fo:margin-top="0.0013in"/>
      <style:text-properties fo:font-size="12.5pt" style:font-size-asian="12.5pt"/>
    </style:style>
    <style:style style:name="P5252" style:parent-style-name="Обычный" style:family="paragraph">
      <style:paragraph-properties fo:margin-top="0.0006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53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254" style:parent-style-name="Основнойтекст" style:family="paragraph">
      <style:paragraph-properties fo:margin-left="1.6937in">
        <style:tab-stops/>
      </style:paragraph-properties>
    </style:style>
    <style:style style:name="P5255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256" style:parent-style-name="Основнойтекст" style:family="paragraph">
      <style:text-properties fo:font-size="13pt" style:font-size-asian="13pt"/>
    </style:style>
    <style:style style:name="P5257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258" style:parent-style-name="Основнойтекст" style:family="paragraph">
      <style:text-properties fo:font-style="italic" style:font-style-asian="italic" fo:font-size="13pt" style:font-size-asian="13pt"/>
    </style:style>
    <style:style style:name="P5259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5260" style:parent-style-name="Основнойтекст" style:master-page-name="MP135" style:family="paragraph">
      <style:paragraph-properties fo:break-before="page" fo:margin-top="0.0069in"/>
      <style:text-properties fo:font-size="12.5pt" style:font-size-asian="12.5pt"/>
    </style:style>
    <style:style style:name="P5265" style:parent-style-name="Обычный" style:family="paragraph">
      <style:paragraph-properties fo:margin-top="0.1555in" fo:margin-left="0.4631in">
        <style:tab-stops/>
      </style:paragraph-properties>
    </style:style>
    <style:style style:name="T5266" style:parent-style-name="Основнойшрифтабзаца" style:family="text">
      <style:text-properties fo:font-style="italic" style:font-style-asian="italic" fo:font-size="12pt" style:font-size-asian="12pt"/>
    </style:style>
    <style:style style:name="T5267" style:parent-style-name="Основнойшрифтабзаца" style:family="text">
      <style:text-properties fo:font-size="12pt" style:font-size-asian="12pt"/>
    </style:style>
    <style:style style:name="P5268" style:parent-style-name="Обычный" style:family="paragraph">
      <style:paragraph-properties fo:margin-top="0.0083in" fo:margin-left="0.4631in">
        <style:tab-stops/>
      </style:paragraph-properties>
      <style:text-properties fo:font-style="italic" style:font-style-asian="italic" fo:font-size="12pt" style:font-size-asian="12pt"/>
    </style:style>
    <style:style style:name="P5269" style:parent-style-name="Основнойтекст" style:family="paragraph">
      <style:text-properties fo:font-style="italic" style:font-style-asian="italic" fo:font-size="13pt" style:font-size-asian="13pt"/>
    </style:style>
    <style:style style:name="P5270" style:parent-style-name="Основнойтекст" style:family="paragraph">
      <style:paragraph-properties fo:margin-top="0in" fo:line-height="103%" fo:margin-left="1.6937in" fo:margin-right="2.5548in">
        <style:tab-stops/>
      </style:paragraph-properties>
    </style:style>
    <style:style style:name="P5271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5272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527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74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5275" style:parent-style-name="Основнойтекст" style:family="paragraph">
      <style:paragraph-properties fo:margin-top="0.002in" fo:line-height="103%" fo:margin-left="1.6937in" fo:margin-right="1.9083in">
        <style:tab-stops/>
      </style:paragraph-properties>
    </style:style>
    <style:style style:name="P527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77" style:parent-style-name="Основнойтекст" style:family="paragraph">
      <style:text-properties fo:font-size="13pt" style:font-size-asian="13pt"/>
    </style:style>
    <style:style style:name="P527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279" style:parent-style-name="Основнойтекст" style:family="paragraph">
      <style:text-properties fo:font-style="italic" style:font-style-asian="italic" fo:font-size="13pt" style:font-size-asian="13pt"/>
    </style:style>
    <style:style style:name="P5280" style:parent-style-name="Основнойтекст" style:family="paragraph">
      <style:paragraph-properties fo:margin-top="0in" fo:margin-left="1.6937in">
        <style:tab-stops/>
      </style:paragraph-properties>
    </style:style>
    <style:style style:name="P5281" style:parent-style-name="Основнойтекст" style:family="paragraph">
      <style:text-properties fo:font-size="13pt" style:font-size-asian="13pt"/>
    </style:style>
    <style:style style:name="P5282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283" style:parent-style-name="Основнойтекст" style:family="paragraph">
      <style:text-properties fo:font-style="italic" style:font-style-asian="italic" fo:font-size="13pt" style:font-size-asian="13pt"/>
    </style:style>
    <style:style style:name="P5284" style:parent-style-name="Основнойтекст" style:family="paragraph">
      <style:paragraph-properties fo:margin-top="0in" fo:line-height="103%" fo:margin-left="1.6937in" fo:margin-right="2.1465in">
        <style:tab-stops/>
      </style:paragraph-properties>
    </style:style>
    <style:style style:name="P528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86" style:parent-style-name="Основнойтекст" style:family="paragraph">
      <style:paragraph-properties fo:margin-top="0.0083in" fo:line-height="103%" fo:margin-left="1.6937in" fo:margin-right="2.0743in">
        <style:tab-stops/>
      </style:paragraph-properties>
    </style:style>
    <style:style style:name="P5287" style:parent-style-name="Основнойтекст" style:family="paragraph">
      <style:paragraph-properties fo:margin-top="0.0013in" fo:line-height="103%" fo:margin-left="1.6937in" fo:margin-right="2.7298in">
        <style:tab-stops/>
      </style:paragraph-properties>
    </style:style>
    <style:style style:name="P5288" style:parent-style-name="Основнойтекст" style:family="paragraph">
      <style:paragraph-properties fo:margin-top="0.0013in" fo:line-height="103%" fo:margin-left="1.6937in" fo:margin-right="1.9083in">
        <style:tab-stops/>
      </style:paragraph-properties>
    </style:style>
    <style:style style:name="P5289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290" style:parent-style-name="Основнойтекст" style:family="paragraph">
      <style:paragraph-properties fo:margin-top="0.0083in" fo:line-height="103%" fo:margin-left="1.6937in" fo:margin-right="1.9319in">
        <style:tab-stops/>
      </style:paragraph-properties>
    </style:style>
    <style:style style:name="T5291" style:parent-style-name="Основнойшрифтабзаца" style:family="text">
      <style:text-properties fo:letter-spacing="-0.0034in"/>
    </style:style>
    <style:style style:name="T5292" style:parent-style-name="Основнойшрифтабзаца" style:family="text">
      <style:text-properties fo:letter-spacing="-0.002in"/>
    </style:style>
    <style:style style:name="T5293" style:parent-style-name="Основнойшрифтабзаца" style:family="text">
      <style:text-properties fo:letter-spacing="-0.0027in"/>
    </style:style>
    <style:style style:name="T5294" style:parent-style-name="Основнойшрифтабзаца" style:family="text">
      <style:text-properties fo:letter-spacing="-0.002in"/>
    </style:style>
    <style:style style:name="T5295" style:parent-style-name="Основнойшрифтабзаца" style:family="text">
      <style:text-properties fo:letter-spacing="-0.0041in"/>
    </style:style>
    <style:style style:name="P5296" style:parent-style-name="Основнойтекст" style:family="paragraph">
      <style:paragraph-properties fo:margin-top="0.0027in" fo:line-height="103%" fo:margin-left="1.6937in" fo:margin-right="1.8368in">
        <style:tab-stops/>
      </style:paragraph-properties>
    </style:style>
    <style:style style:name="P5297" style:parent-style-name="Основнойтекст" style:family="paragraph">
      <style:paragraph-properties fo:margin-top="0.002in" fo:line-height="103%" fo:margin-left="1.6937in" fo:margin-right="1.4805in">
        <style:tab-stops/>
      </style:paragraph-properties>
    </style:style>
    <style:style style:name="P5298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5299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5300" style:parent-style-name="Основнойтекст" style:master-page-name="MP136" style:family="paragraph">
      <style:paragraph-properties fo:break-before="page" fo:margin-top="0.0611in" fo:line-height="103%" fo:margin-left="1.6937in" fo:margin-right="1.8326in">
        <style:tab-stops/>
      </style:paragraph-properties>
    </style:style>
    <style:style style:name="P5305" style:parent-style-name="Основнойтекст" style:family="paragraph">
      <style:paragraph-properties fo:margin-top="0.0013in" fo:line-height="103%" fo:margin-left="1.6937in" fo:margin-right="1.9979in">
        <style:tab-stops/>
      </style:paragraph-properties>
    </style:style>
    <style:style style:name="P5306" style:parent-style-name="Основнойтекст" style:family="paragraph">
      <style:paragraph-properties fo:margin-top="0.0013in" fo:line-height="103%" fo:margin-left="1.6937in" fo:margin-right="2.5548in">
        <style:tab-stops/>
      </style:paragraph-properties>
    </style:style>
    <style:style style:name="P5307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08" style:parent-style-name="Основнойтекст" style:family="paragraph">
      <style:text-properties fo:font-size="13pt" style:font-size-asian="13pt"/>
    </style:style>
    <style:style style:name="P5309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310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5311" style:parent-style-name="Основнойтекст" style:family="paragraph">
      <style:paragraph-properties fo:margin-top="0in"/>
      <style:text-properties fo:font-style="italic" style:font-style-asian="italic" fo:font-size="13pt" style:font-size-asian="13pt"/>
    </style:style>
    <style:style style:name="P5312" style:parent-style-name="Основнойтекст" style:family="paragraph">
      <style:paragraph-properties fo:line-height="103%" fo:margin-left="1.6937in" fo:margin-right="2.8993in">
        <style:tab-stops/>
      </style:paragraph-properties>
    </style:style>
    <style:style style:name="P5313" style:parent-style-name="Основнойтекст" style:family="paragraph">
      <style:paragraph-properties fo:margin-top="0.0013in" fo:line-height="103%" fo:margin-left="1.6937in" fo:margin-right="2.1062in">
        <style:tab-stops/>
      </style:paragraph-properties>
    </style:style>
    <style:style style:name="P5314" style:parent-style-name="Основнойтекст" style:family="paragraph">
      <style:paragraph-properties fo:margin-top="0.0013in"/>
      <style:text-properties fo:font-size="12.5pt" style:font-size-asian="12.5pt"/>
    </style:style>
    <style:style style:name="P5315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316" style:parent-style-name="Основнойтекст" style:family="paragraph">
      <style:text-properties fo:font-style="italic" style:font-style-asian="italic" fo:font-size="13pt" style:font-size-asian="13pt"/>
    </style:style>
    <style:style style:name="P5317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5318" style:parent-style-name="Основнойтекст" style:family="paragraph">
      <style:paragraph-properties fo:margin-top="0.002in" fo:line-height="103%" fo:margin-left="1.6937in" fo:margin-right="1.8326in">
        <style:tab-stops/>
      </style:paragraph-properties>
    </style:style>
    <style:style style:name="P5319" style:parent-style-name="Основнойтекст" style:family="paragraph">
      <style:paragraph-properties fo:margin-top="0.0013in" fo:line-height="103%" fo:margin-left="1.6937in" fo:margin-right="2.0743in">
        <style:tab-stops/>
      </style:paragraph-properties>
    </style:style>
    <style:style style:name="P5320" style:parent-style-name="Основнойтекст" style:family="paragraph">
      <style:paragraph-properties fo:margin-top="0.002in" fo:margin-left="1.6937in">
        <style:tab-stops/>
      </style:paragraph-properties>
    </style:style>
    <style:style style:name="P5321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P5322" style:parent-style-name="Основнойтекст" style:family="paragraph">
      <style:paragraph-properties fo:margin-top="0.0013in" fo:line-height="103%" fo:margin-left="1.6937in" fo:margin-right="1.4805in">
        <style:tab-stops/>
      </style:paragraph-properties>
    </style:style>
    <style:style style:name="P5323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24" style:parent-style-name="Основнойтекст" style:family="paragraph">
      <style:paragraph-properties fo:margin-top="0.0083in" fo:line-height="103%" fo:margin-left="1.6937in" fo:margin-right="1.6104in">
        <style:tab-stops/>
      </style:paragraph-properties>
    </style:style>
    <style:style style:name="P5325" style:parent-style-name="Основнойтекст" style:family="paragraph">
      <style:paragraph-properties fo:margin-top="0.0027in" fo:line-height="103%" fo:margin-left="1.6937in" fo:margin-right="2.1465in">
        <style:tab-stops/>
      </style:paragraph-properties>
    </style:style>
    <style:style style:name="P5326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27" style:parent-style-name="Основнойтекст" style:family="paragraph">
      <style:text-properties fo:font-size="13pt" style:font-size-asian="13pt"/>
    </style:style>
    <style:style style:name="P5328" style:parent-style-name="Обычный" style:family="paragraph">
      <style:paragraph-properties fo:margin-left="0.4631in">
        <style:tab-stops/>
      </style:paragraph-properties>
      <style:text-properties fo:font-style="italic" style:font-style-asian="italic" fo:font-size="12pt" style:font-size-asian="12pt"/>
    </style:style>
    <style:style style:name="P5329" style:parent-style-name="Основнойтекст" style:family="paragraph">
      <style:text-properties fo:font-style="italic" style:font-style-asian="italic" fo:font-size="13pt" style:font-size-asian="13pt"/>
    </style:style>
    <style:style style:name="P5330" style:parent-style-name="Основнойтекст" style:family="paragraph">
      <style:paragraph-properties fo:margin-top="0in" fo:line-height="103%" fo:margin-left="1.6937in" fo:margin-right="1.4805in">
        <style:tab-stops/>
      </style:paragraph-properties>
    </style:style>
    <style:style style:name="P5331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32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333" style:parent-style-name="Основнойтекст" style:family="paragraph">
      <style:paragraph-properties fo:margin-top="0.0083in" fo:line-height="103%" fo:margin-left="1.6937in" fo:margin-right="1.4805in">
        <style:tab-stops/>
      </style:paragraph-properties>
    </style:style>
    <style:style style:name="P5334" style:parent-style-name="Основнойтекст" style:master-page-name="MP137" style:family="paragraph">
      <style:paragraph-properties fo:break-before="page" fo:margin-top="0.0611in" fo:line-height="103%" fo:margin-left="1.6937in" fo:margin-right="1.7562in">
        <style:tab-stops/>
      </style:paragraph-properties>
    </style:style>
    <style:style style:name="P5339" style:parent-style-name="Основнойтекст" style:family="paragraph">
      <style:paragraph-properties fo:margin-top="0.002in" fo:line-height="103%" fo:margin-left="1.6937in" fo:margin-right="2.0743in">
        <style:tab-stops/>
      </style:paragraph-properties>
    </style:style>
    <style:style style:name="P5340" style:parent-style-name="Основнойтекст" style:family="paragraph">
      <style:paragraph-properties fo:margin-top="0.002in" fo:line-height="103%" fo:margin-left="1.6937in" fo:margin-right="2.7298in">
        <style:tab-stops/>
      </style:paragraph-properties>
    </style:style>
    <style:style style:name="P5341" style:parent-style-name="Основнойтекст" style:family="paragraph">
      <style:paragraph-properties fo:margin-top="0.0013in" fo:line-height="103%" fo:margin-left="1.6937in" fo:margin-right="1.8326in">
        <style:tab-stops/>
      </style:paragraph-properties>
    </style:style>
    <style:style style:name="P5342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43" style:parent-style-name="Основнойтекст" style:family="paragraph">
      <style:paragraph-properties fo:margin-top="0.0083in" fo:margin-left="1.6937in">
        <style:tab-stops/>
      </style:paragraph-properties>
    </style:style>
    <style:style style:name="P5344" style:parent-style-name="Основнойтекст" style:family="paragraph">
      <style:paragraph-properties fo:margin-top="0.0083in" fo:line-height="103%" fo:margin-left="1.6937in" fo:margin-right="1.6104in">
        <style:tab-stops/>
      </style:paragraph-properties>
    </style:style>
    <style:style style:name="P5345" style:parent-style-name="Основнойтекст" style:family="paragraph">
      <style:paragraph-properties fo:margin-top="0.0013in" fo:margin-left="1.6937in">
        <style:tab-stops/>
      </style:paragraph-properties>
    </style:style>
    <style:style style:name="P5346" style:parent-style-name="Основнойтекст" style:family="paragraph">
      <style:paragraph-properties fo:margin-top="0.0083in" fo:line-height="103%" fo:margin-left="1.6937in" fo:margin-right="1.8326in">
        <style:tab-stops/>
      </style:paragraph-properties>
    </style:style>
    <style:style style:name="T5347" style:parent-style-name="Основнойшрифтабзаца" style:family="text">
      <style:text-properties fo:letter-spacing="-0.0312in"/>
    </style:style>
    <style:style style:name="T5348" style:parent-style-name="Основнойшрифтабзаца" style:family="text">
      <style:text-properties fo:letter-spacing="-0.002in"/>
    </style:style>
    <style:style style:name="T5349" style:parent-style-name="Основнойшрифтабзаца" style:family="text">
      <style:text-properties fo:letter-spacing="-0.0006in"/>
    </style:style>
    <style:style style:name="P5350" style:parent-style-name="Основнойтекст" style:family="paragraph">
      <style:paragraph-properties fo:margin-top="0.0013in" fo:line-height="103%" fo:margin-left="1.6937in" fo:margin-right="1.9722in">
        <style:tab-stops/>
      </style:paragraph-properties>
    </style:style>
    <style:style style:name="T5351" style:parent-style-name="Основнойшрифтабзаца" style:family="text">
      <style:text-properties fo:letter-spacing="-0.002in"/>
    </style:style>
    <style:style style:name="T5352" style:parent-style-name="Основнойшрифтабзаца" style:family="text">
      <style:text-properties fo:letter-spacing="-0.0027in"/>
    </style:style>
    <style:style style:name="P5353" style:parent-style-name="Основнойтекст" style:family="paragraph">
      <style:paragraph-properties fo:margin-top="0.0013in" fo:line-height="103%" fo:margin-left="1.6937in" fo:margin-right="1.8506in">
        <style:tab-stops/>
      </style:paragraph-properties>
    </style:style>
    <style:style style:name="P5354" style:parent-style-name="Основнойтекст" style:family="paragraph">
      <style:paragraph-properties fo:margin-top="0.0027in" fo:line-height="103%" fo:margin-left="1.6937in" fo:margin-right="2.9631in">
        <style:tab-stops/>
      </style:paragraph-properties>
    </style:style>
    <style:style style:name="P5355" style:parent-style-name="Основнойтекст" style:family="paragraph">
      <style:paragraph-properties fo:margin-top="0.0013in" fo:line-height="103%" fo:margin-left="1.6937in" fo:margin-right="1.9736in">
        <style:tab-stops/>
      </style:paragraph-properties>
    </style:style>
    <style:style style:name="P5356" style:parent-style-name="Основнойтекст" style:family="paragraph">
      <style:paragraph-properties fo:margin-top="0.0048in"/>
      <style:text-properties fo:font-size="8.5pt" style:font-size-asian="8.5pt"/>
    </style:style>
    <style:style style:name="P5357" style:parent-style-name="Обычный" style:family="paragraph">
      <style:paragraph-properties fo:margin-top="0.0625in" fo:margin-left="0.4631in">
        <style:tab-stops/>
      </style:paragraph-properties>
      <style:text-properties fo:font-style="italic" style:font-style-asian="italic" fo:font-size="12pt" style:font-size-asian="12pt"/>
    </style:style>
    <style:style style:name="P5358" style:parent-style-name="Основнойтекст" style:master-page-name="MP138" style:family="paragraph">
      <style:paragraph-properties fo:break-before="page" fo:margin-top="0.0069in"/>
      <style:text-properties fo:font-style="italic" style:font-style-asian="italic" fo:font-size="12.5pt" style:font-size-asian="12.5pt"/>
    </style:style>
    <style:style style:name="P5363" style:parent-style-name="Основнойтекст" style:family="paragraph">
      <style:paragraph-properties fo:margin-top="0.1548in" fo:margin-left="0.4631in">
        <style:tab-stops/>
      </style:paragraph-properties>
    </style:style>
    <style:style style:name="P5364" style:parent-style-name="Обычный" style:family="paragraph">
      <style:paragraph-properties fo:margin-top="0.009in" fo:margin-left="0.4631in">
        <style:tab-stops/>
      </style:paragraph-properties>
      <style:text-properties fo:font-style="italic" style:font-style-asian="italic" fo:font-size="12pt" style:font-size-asian="12pt"/>
    </style:style>
    <style:style style:name="P5365" style:parent-style-name="Основнойтекст" style:family="paragraph">
      <style:paragraph-properties fo:margin-top="0.002in"/>
      <style:text-properties fo:font-style="italic" style:font-style-asian="italic" fo:font-size="9pt" style:font-size-asian="9pt"/>
    </style:style>
    <style:style style:name="P5366" style:parent-style-name="Основнойтекст" style:family="paragraph">
      <style:paragraph-properties fo:margin-top="0.0625in" fo:line-height="103%" fo:margin-left="1.6937in" fo:margin-right="1.8326in">
        <style:tab-stops/>
      </style:paragraph-properties>
    </style:style>
    <style:style style:name="P5367" style:parent-style-name="Основнойтекст" style:family="paragraph">
      <style:paragraph-properties fo:margin-top="0.0013in" fo:line-height="103%" fo:margin-left="1.6937in" fo:margin-right="1.3638in">
        <style:tab-stops/>
      </style:paragraph-properties>
    </style:style>
    <style:style style:name="P5368" style:parent-style-name="Основнойтекст" style:family="paragraph">
      <style:paragraph-properties fo:margin-top="0.002in" fo:line-height="103%" fo:margin-left="1.6937in" fo:margin-right="2.4333in">
        <style:tab-stops/>
      </style:paragraph-properties>
    </style:style>
    <style:style style:name="P5369" style:parent-style-name="Основнойтекст" style:family="paragraph">
      <style:paragraph-properties fo:margin-top="0.0034in"/>
      <style:text-properties fo:font-size="8.5pt" style:font-size-asian="8.5pt"/>
    </style:style>
    <style:style style:name="P5370" style:parent-style-name="Основнойтекст" style:family="paragraph">
      <style:paragraph-properties fo:margin-top="0.0625in" fo:margin-left="0.4631in">
        <style:tab-stops/>
      </style:paragraph-properties>
    </style:style>
  </office:automatic-styles>
  <office:body>
    <office:text text:use-soft-page-breaks="true">
      <text:p text:style-name="P1">А.С. Грибоедов<text:s/></text:p>
      <text:p text:style-name="P6">«Горе от ума»</text:p>
      <text:p text:style-name="P7">Действующие лица</text:p>
      <text:p text:style-name="P8"><text:span text:style-name="T9">Павел Афанасьевич Фамусов</text:span><text:span text:style-name="T10">, управляющий в казенном месте.</text:span></text:p>
      <text:p text:style-name="P11"><text:span text:style-name="T12">Софья Павловна</text:span><text:span text:style-name="T13">, дочь его.</text:span></text:p>
      <text:p text:style-name="P14"><text:span text:style-name="T15">Лизанька</text:span><text:span text:style-name="T16">, служанка.</text:span></text:p>
      <text:p text:style-name="P17"><text:span text:style-name="T18">Алексей Степанович Молчалин</text:span><text:span text:style-name="T19">, секретарь Фамусова, живущий у него в доме.</text:span></text:p>
      <text:p text:style-name="P20"><text:span text:style-name="T21">Александр Андреевич Чацкий</text:span><text:span text:style-name="T22">.<text:s/></text:span><text:span text:style-name="T23">Полковник Скалозуб, Сергей Сергеевич</text:span><text:span text:style-name="T24">.<text:s/></text:span><text:span text:style-name="T25">Наталья Дмитриевна</text:span><text:span text:style-name="T26">, молодая дама<text:s/></text:span><text:span text:style-name="T27">Платон Михайлович</text:span><text:span text:style-name="T28">, муж ее</text:span></text:p>
      <text:p text:style-name="P29"><text:span text:style-name="T30">Князь Тугоуховский<text:s/></text:span><text:span text:style-name="T31">и</text:span></text:p>
      <text:p text:style-name="P32"><text:span text:style-name="T33">Княгиня</text:span><text:span text:style-name="T34">, жена его, с<text:s/></text:span><text:span text:style-name="T35">шестью дочерями</text:span><text:span text:style-name="T36">.<text:s/></text:span><text:span text:style-name="T37">Графиня бабушка</text:span></text:p>
      <text:p text:style-name="P38">Графиня внучка</text:p>
      <text:p text:style-name="P39"><text:span text:style-name="T40">Антон Антонови</text:span><text:span text:style-name="T41">ч<text:s/></text:span><text:span text:style-name="T42">Загорецкий</text:span><text:span text:style-name="T43">.</text:span></text:p>
      <text:p text:style-name="P44"><text:span text:style-name="T45">Старуха Хлёстова</text:span><text:span text:style-name="T46">, свояченица Фамусова.</text:span></text:p>
      <text:p text:style-name="P47"><text:span text:style-name="T48">Г.</text:span><text:span text:style-name="T49"><text:s/></text:span><text:span text:style-name="T50">N.*</text:span></text:p>
      <text:p text:style-name="P51"><text:span text:style-name="T52">Г.</text:span><text:span text:style-name="T53"><text:s/></text:span><text:span text:style-name="T54">D.*</text:span></text:p>
      <text:p text:style-name="P55"><text:span text:style-name="T56">Репетилов</text:span><text:span text:style-name="T57">.</text:span></text:p>
      <text:p text:style-name="P58"><text:span text:style-name="T59">Петрушка<text:s/></text:span><text:span text:style-name="T60">и несколько говорящих слуг.</text:span></text:p>
      <text:p text:style-name="P61">Множество гостей всякого разбора и их лакеев при разъезде. Официанты Фамусова.</text:p>
      <text:p text:style-name="P62">Действие в Москве в доме Фамусова.</text:p>
      <text:p text:style-name="P63"/>
      <text:p text:style-name="P68"><text:bookmark-start text:name="Действие_I"/><text:bookmark-start text:name="_bookmark1"/><text:bookmark-end text:name="Действие_I"/><text:bookmark-end text:name="_bookmark1"/>Действие I</text:p>
      <text:p text:style-name="P69"/>
      <text:p text:style-name="P70"><text:bookmark-start text:name="_bookmark2"/><text:bookmark-end text:name="_bookmark2"/>Явление 1</text:p>
      <text:p text:style-name="P71">Гостиная, в ней большие часы, справа дверь в спальню Софии, откудова слышно фор- топияно с флейтою, которые потом умолкают.</text:p>
      <text:p text:style-name="P72"><text:span text:style-name="T73">Лизанька<text:s/></text:span>середи комнаты спит, свесившись с кресел.</text:p>
      <text:p text:style-name="P74">(Утро, чуть день брезжится.)</text:p>
      <text:p text:style-name="P75">Лизанька (вдруг просыпается, встает с кресел, оглядывается)</text:p>
      <text:p text:style-name="P76"/>
      <text:p text:style-name="P77">Светает!.. Ах! как скоро ночь минула! Вчера просилась спать – отказ.</text:p>
      <text:p text:style-name="P78">«Ждем друга». – Нужен глаз да глаз,</text:p>
      <text:p text:style-name="P79">Не спи, покудова не скатишься со стула. Теперь вот только что вздремнула,</text:p>
      <text:p text:style-name="P80">Уж день!.. сказать им…</text:p>
      <text:p text:style-name="P81"/>
      <text:p text:style-name="P82">(Стучится к Софии.)</text:p>
      <text:p text:style-name="P83"/>
      <text:p text:style-name="P84">Господа,</text:p>
      <text:p text:style-name="P85">Эй! Софья Павловна, беда: Зашла беседа ваша за́ночь;</text:p>
      <text:p text:style-name="P86">Вы глухи? – Алексей Степаныч! Сударыня!.. – И страх их не берет!</text:p>
      <text:p text:style-name="P87"/>
      <text:p text:style-name="P88">(Отходит от дверей.)</text:p>
      <text:p text:style-name="P89"/>
      <text:p text:style-name="P90">Ну, гость неприглашенный, Быть может, батюшка войдет!</text:p>
      <text:p text:style-name="P91">Прошу служить у барышни влюбленной!</text:p>
      <text:p text:style-name="P92"/>
      <text:p text:style-name="P93">(Опять к дверям.)</text:p>
      <text:p text:style-name="P94"/>
      <text:p text:style-name="P95">Да расходитесь. Утро. Что-с?</text:p>
      <text:p text:style-name="P96"/>
      <text:p text:style-name="P97"><text:span text:style-name="T98">(</text:span><text:span text:style-name="T99">Голо</text:span><text:span text:style-name="T100">с<text:s/></text:span><text:span text:style-name="T101">Софии</text:span><text:span text:style-name="T102">)</text:span></text:p>
      <text:p text:style-name="P103"/>
      <text:p text:style-name="P104">Который час?</text:p>
      <text:p text:style-name="P105"/>
      <text:p text:style-name="P106">Лизанька</text:p>
      <text:p text:style-name="P107"/>
      <text:p text:style-name="P108">Всё в доме поднялось.</text:p>
      <text:p text:style-name="P109"/>
      <text:p text:style-name="P110">София (из своей комнаты)</text:p>
      <text:p text:style-name="P111"/>
      <text:p text:style-name="P112">Который час?</text:p>
      <text:soft-page-break/>
      <text:p text:style-name="P113">Лизанька</text:p>
      <text:p text:style-name="P118"/>
      <text:p text:style-name="P119">Седьмой, осьмой, девятый.</text:p>
      <text:p text:style-name="P120"/>
      <text:p text:style-name="P121">София (оттуда же)</text:p>
      <text:p text:style-name="P122"/>
      <text:p text:style-name="P123">Неправда.</text:p>
      <text:p text:style-name="P124"/>
      <text:p text:style-name="P125"><text:span text:style-name="T126">Лизанька (прочь от</text:span><text:span text:style-name="T127"><text:s/></text:span><text:span text:style-name="T128">дверей)</text:span></text:p>
      <text:p text:style-name="P129"/>
      <text:p text:style-name="P130">Ах! амур проклятый!</text:p>
      <text:p text:style-name="P131">И слышат, не хотят понять, Ну что́ бы ставни им отнять?</text:p>
      <text:p text:style-name="P132">Переведу часы, хоть знаю: будет гонка, Заставлю их играть.</text:p>
      <text:p text:style-name="P133"/>
      <text:p text:style-name="P134">(Лезет на стул, передвигает стрелку, часы бьют и играют.)</text:p>
      <text:p text:style-name="P135"/>
      <text:p text:style-name="P140"><text:bookmark-start text:name="_bookmark3"/><text:bookmark-end text:name="_bookmark3"/>Явление 2</text:p>
      <text:p text:style-name="P141"><text:span text:style-name="T142">Лиза<text:s/></text:span><text:span text:style-name="T143">и<text:s/></text:span><text:span text:style-name="T144">Фамусов</text:span><text:span text:style-name="T145">.<text:s/></text:span><text:span text:style-name="T146">Лиза</text:span></text:p>
      <text:p text:style-name="P147"/>
      <text:p text:style-name="P148">Ах! барин!</text:p>
      <text:p text:style-name="P149"/>
      <text:p text:style-name="P150">Фамусов</text:p>
      <text:p text:style-name="P151"/>
      <text:p text:style-name="P152">Барин, да.</text:p>
      <text:p text:style-name="P153"/>
      <text:p text:style-name="P154">(Останавливает часовую музыку.)</text:p>
      <text:p text:style-name="P155"/>
      <text:p text:style-name="P156">Ведь экая шалунья ты девчонка.</text:p>
      <text:p text:style-name="P157">Не мог придумать я, что это за<text:span text:style-name="T158"><text:s/></text:span><text:span text:style-name="T159">беда!</text:span></text:p>
      <text:p text:style-name="P160"><text:span text:style-name="T161">То<text:s/></text:span>флейта слышится, то<text:s/><text:span text:style-name="T162">будто<text:s/></text:span>фортопьяно; Для Софьи<text:s/><text:span text:style-name="T163">слишком<text:s/></text:span>было б<text:span text:style-name="T164"><text:s/></text:span>рано??..</text:p>
      <text:p text:style-name="P165"/>
      <text:p text:style-name="P166">Лиза</text:p>
      <text:p text:style-name="P167"/>
      <text:p text:style-name="P168">Нет, сударь, я… лишь невзначай…</text:p>
      <text:p text:style-name="P169"/>
      <text:p text:style-name="P170">Фамусов</text:p>
      <text:p text:style-name="P171"/>
      <text:p text:style-name="P172">Вот то-то невзначай, за вами примечай; Так верно с умыслом.</text:p>
      <text:p text:style-name="P173"/>
      <text:p text:style-name="P174">(Жмется к ней и заигрывает.)</text:p>
      <text:p text:style-name="P175"/>
      <text:p text:style-name="P176">Ой! зелье, баловница.</text:p>
      <text:p text:style-name="P177"/>
      <text:p text:style-name="P178">Лиза</text:p>
      <text:p text:style-name="P179"/>
      <text:p text:style-name="P180">Вы баловник, к лицу ль вам эти лица!</text:p>
      <text:p text:style-name="P181"/>
      <text:p text:style-name="P182">Фамусов</text:p>
      <text:p text:style-name="P183"/>
      <text:p text:style-name="P184">Скромна, а ничего кроме́ Проказ и ветру на уме.</text:p>
      <text:p text:style-name="P185"/>
      <text:p text:style-name="P186">Лиза</text:p>
      <text:p text:style-name="P187"/>
      <text:p text:style-name="P188">Пустите, ветреники сами, Опомнитесь, вы старики…</text:p>
      <text:p text:style-name="P189"/>
      <text:p text:style-name="P190">Фамусов</text:p>
      <text:p text:style-name="P191"/>
      <text:p text:style-name="P192">Почти.</text:p>
      <text:p text:style-name="P193"/>
      <text:p text:style-name="P198">Лиза</text:p>
      <text:p text:style-name="P199"/>
      <text:p text:style-name="P200">Ну, кто придет, куда мы с вами?</text:p>
      <text:p text:style-name="P201"/>
      <text:p text:style-name="P202">Фамусов</text:p>
      <text:p text:style-name="P203"/>
      <text:p text:style-name="P204">Кому сюда придти? Ведь Софья спит?</text:p>
      <text:p text:style-name="P205"/>
      <text:p text:style-name="P206">Лиза</text:p>
      <text:p text:style-name="P207"/>
      <text:p text:style-name="P208">Сейчас започивала.</text:p>
      <text:p text:style-name="P209"/>
      <text:p text:style-name="P210">Фамусов</text:p>
      <text:p text:style-name="P211"/>
      <text:p text:style-name="P212">Сейчас! А ночь?</text:p>
      <text:p text:style-name="P213"/>
      <text:p text:style-name="P214">Лиза</text:p>
      <text:p text:style-name="P215"/>
      <text:p text:style-name="P216">Ночь целую читала.</text:p>
      <text:p text:style-name="P217"/>
      <text:p text:style-name="P218">Фамусов</text:p>
      <text:p text:style-name="P219"/>
      <text:p text:style-name="P220">Вишь, прихоти какие завелись!</text:p>
      <text:p text:style-name="P221"/>
      <text:p text:style-name="P222">Лиза</text:p>
      <text:p text:style-name="P223"/>
      <text:p text:style-name="P224">Всё по-французски, вслух, читает запершись.</text:p>
      <text:p text:style-name="P225"/>
      <text:p text:style-name="P226">Фамусов</text:p>
      <text:p text:style-name="P227"/>
      <text:p text:style-name="P228">Скажи-ка, что глаза ей портить не годится, И в чтеньи прок-от не велик:</text:p>
      <text:p text:style-name="P229">Ей сна нет от французских книг, А мне от русских больно спится.</text:p>
      <text:p text:style-name="P230"/>
      <text:p text:style-name="P231">Лиза</text:p>
      <text:p text:style-name="P232"/>
      <text:p text:style-name="P233">Что встанет, доложусь,</text:p>
      <text:p text:style-name="P234">Извольте же идти; разбудите, боюсь.</text:p>
      <text:p text:style-name="P235"/>
      <text:p text:style-name="P236">Фамусов</text:p>
      <text:p text:style-name="P237"/>
      <text:p text:style-name="P238">Чего будить? Сама часы заводишь, На весь квартал симфонию гремишь.</text:p>
      <text:p text:style-name="P239"/>
      <text:p text:style-name="P240">Лиза (как можно громче)</text:p>
      <text:soft-page-break/>
      <text:p text:style-name="P241">Да полноте-с!</text:p>
      <text:p text:style-name="P246"/>
      <text:p text:style-name="P247">Фамусов (зажимает ей рот)</text:p>
      <text:p text:style-name="P248"/>
      <text:p text:style-name="P249">Помилуй, как кричишь. С ума ты сходишь?</text:p>
      <text:p text:style-name="P250"/>
      <text:p text:style-name="P251">Лиза</text:p>
      <text:p text:style-name="P252"/>
      <text:p text:style-name="P253">Боюсь, чтобы не вышло из того…</text:p>
      <text:p text:style-name="P254"/>
      <text:p text:style-name="P255">Фамусов</text:p>
      <text:p text:style-name="P256"/>
      <text:p text:style-name="P257">Чего?</text:p>
      <text:p text:style-name="P258"/>
      <text:p text:style-name="P259">Лиза</text:p>
      <text:p text:style-name="P260"/>
      <text:p text:style-name="P261">Пора,<text:s/><text:span text:style-name="T262">сударь,<text:s/></text:span>вам знать, вы не ребенок; У девушек сон утренний так тонок; Чуть дверью скрипнешь, чуть<text:span text:style-name="T263"><text:s/></text:span>шепнешь: Всё<text:span text:style-name="T264"><text:s/></text:span>слышат…</text:p>
      <text:p text:style-name="P265"/>
      <text:p text:style-name="P266">Фамусов</text:p>
      <text:p text:style-name="P267"/>
      <text:p text:style-name="P268">Всё ты лжешь.</text:p>
      <text:p text:style-name="P269"/>
      <text:p text:style-name="P270">(Голос Софии)</text:p>
      <text:p text:style-name="P271"/>
      <text:p text:style-name="P272">Эй, Лиза!</text:p>
      <text:p text:style-name="P273"/>
      <text:p text:style-name="P274">Фамусов (торопливо)</text:p>
      <text:p text:style-name="P275"/>
      <text:p text:style-name="P276">Тс!</text:p>
      <text:p text:style-name="P277"/>
      <text:p text:style-name="P278">(Крадется вон из комнаты на цыпочках.) Лиза (одна)</text:p>
      <text:p text:style-name="P279"/>
      <text:p text:style-name="P280">Ушел. Ах! от господ подалей;</text:p>
      <text:p text:style-name="P281">У них беды себе на всякий час готовь, Минуй нас пуще всех печалей</text:p>
      <text:p text:style-name="P282">И барский гнев, и барская любовь.</text:p>
      <text:p text:style-name="P283"/>
      <text:p text:style-name="P288"><text:bookmark-start text:name="_bookmark4"/><text:bookmark-end text:name="_bookmark4"/>Явление 3</text:p>
      <text:p text:style-name="P289"><text:span text:style-name="T290">Лиза, София<text:s/></text:span><text:span text:style-name="T291">со свечкою, за ней<text:s/></text:span><text:span text:style-name="T292">Молчалин</text:span><text:span text:style-name="T293">.<text:s/></text:span><text:span text:style-name="T294">София</text:span></text:p>
      <text:p text:style-name="P295"/>
      <text:p text:style-name="P296">Что, Лиза, на тебя напало? Шумишь…</text:p>
      <text:p text:style-name="P297"/>
      <text:p text:style-name="P298">Лиза</text:p>
      <text:p text:style-name="P299"/>
      <text:p text:style-name="P300">Конечно, вам расстаться тяжело?</text:p>
      <text:p text:style-name="P301">До света запершись, и кажется всё мало?</text:p>
      <text:p text:style-name="P302"/>
      <text:p text:style-name="P303">София</text:p>
      <text:p text:style-name="P304"/>
      <text:p text:style-name="P305">Ах, в самом деле рассвело!</text:p>
      <text:p text:style-name="P306"/>
      <text:p text:style-name="P307">(Тушит свечу.)</text:p>
      <text:p text:style-name="P308"/>
      <text:p text:style-name="P309">И свет и грусть. Как быстры ночи!</text:p>
      <text:p text:style-name="P310"/>
      <text:p text:style-name="P311">Лиза</text:p>
      <text:p text:style-name="P312"/>
      <text:p text:style-name="P313">Тужите, знай, со стороны нет мочи, Сюда ваш батюшка зашел, я обмерла;</text:p>
      <text:p text:style-name="P314">Вертелась перед ним, не помню что врала;</text:p>
      <text:p text:style-name="P315">Ну что же стали вы? поклон, сударь, отвесьте. Подите, сердце не на месте;</text:p>
      <text:p text:style-name="P316">Смотрите на часы, взгляните-ка в окно: Валит народ по улицам давно;</text:p>
      <text:p text:style-name="P317">А в доме стук, ходьба, метут и убирают.</text:p>
      <text:p text:style-name="P318"/>
      <text:p text:style-name="P319">София</text:p>
      <text:p text:style-name="P320"/>
      <text:p text:style-name="P321">Счастливые часов не наблюдают.</text:p>
      <text:p text:style-name="P322"/>
      <text:p text:style-name="P323">Лиза</text:p>
      <text:p text:style-name="P324"/>
      <text:p text:style-name="P325">Не наблюдайте, ваша власть;</text:p>
      <text:p text:style-name="P326">А что в ответ за вас, конечно, мне попасть.</text:p>
      <text:p text:style-name="P327"/>
      <text:p text:style-name="P328">София (Молчалину)</text:p>
      <text:p text:style-name="P329"/>
      <text:p text:style-name="P330">Идите; целый день еще потерпим скуку.</text:p>
      <text:p text:style-name="P331"/>
      <text:p text:style-name="P332">Лиза</text:p>
      <text:p text:style-name="P333"/>
      <text:p text:style-name="P334">Бог с вами-с; прочь возьмите руку.</text:p>
      <text:p text:style-name="P335"/>
      <text:p text:style-name="P340">(Разводит их, Молчалин в дверях сталкивается с Фамусовым.)</text:p>
      <text:p text:style-name="P341"/>
      <text:p text:style-name="P346"><text:bookmark-start text:name="_bookmark5"/><text:bookmark-end text:name="_bookmark5"/>Явление 4</text:p>
      <text:p text:style-name="P347"><text:span text:style-name="T348">София, Лиза, Молчалин, Фамусов</text:span><text:span text:style-name="T349">.<text:s/></text:span><text:span text:style-name="T350">Фамусов</text:span></text:p>
      <text:p text:style-name="P351"/>
      <text:p text:style-name="P352">Что за оказия! Молчалин, ты, брат?</text:p>
      <text:p text:style-name="P353"/>
      <text:p text:style-name="P354">Молчалин</text:p>
      <text:p text:style-name="P355"/>
      <text:p text:style-name="P356">Я-с.</text:p>
      <text:p text:style-name="P357"/>
      <text:p text:style-name="P358">Фамусов</text:p>
      <text:p text:style-name="P359"/>
      <text:p text:style-name="P360">Зачем же здесь? и в этот час?</text:p>
      <text:p text:style-name="P361">И Софья!.. Здравствуй, Софья, что ты</text:p>
      <text:p text:style-name="P362">Так рано поднялась! а? для какой заботы? И как вас бог не в пору вместе свел?</text:p>
      <text:p text:style-name="P363"/>
      <text:p text:style-name="P364">София</text:p>
      <text:p text:style-name="P365"/>
      <text:p text:style-name="P366">Он только что теперь вошел.</text:p>
      <text:p text:style-name="P367"/>
      <text:p text:style-name="P368">Молчалин</text:p>
      <text:p text:style-name="P369"/>
      <text:p text:style-name="P370">Сейчас с прогулки.</text:p>
      <text:p text:style-name="P371"/>
      <text:p text:style-name="P372">Фамусов</text:p>
      <text:p text:style-name="P373"/>
      <text:p text:style-name="P374">Друг. Нельзя ли для прогулок Подальше выбрать закоулок?</text:p>
      <text:p text:style-name="P375">А ты, сударыня, чуть из постели прыг,</text:p>
      <text:p text:style-name="P376">С мужчиной! с молодым! – Занятье для девицы! Всю ночь читает небылицы,</text:p>
      <text:p text:style-name="P377">И вот плоды от этих книг!</text:p>
      <text:p text:style-name="P378">А всё Кузнецкий мост, и вечные французы, Оттуда моды к нам, и авторы, и музы: Губители карманов и сердец!</text:p>
      <text:p text:style-name="P379">Когда избавит нас творец</text:p>
      <text:p text:style-name="P380">От шляпок их! чепцов! и шпилек! и булавок! И книжных и бисквитных лавок! —</text:p>
      <text:p text:style-name="P381"/>
      <text:p text:style-name="P382">София</text:p>
      <text:p text:style-name="P383"/>
      <text:p text:style-name="P384">Позвольте, батюшка, кружится голова; Я от испуги дух перевожу едва; Изволили вбежать вы так проворно, Смешалась я.</text:p>
      <text:soft-page-break/>
      <text:p text:style-name="P385">Фамусов</text:p>
      <text:p text:style-name="P390"/>
      <text:p text:style-name="P391">Благодарю покорно,</text:p>
      <text:p text:style-name="P392">Я скоро к ним вбежал! Я помешал! я испужал!</text:p>
      <text:p text:style-name="P393">Я, Софья Павловна, расстроен сам, день целый Нет отдыха, мечусь как словно угорелый.</text:p>
      <text:p text:style-name="P394">По должности, по службе хлопотня,</text:p>
      <text:p text:style-name="P395">Тот пристает, другой, всем дело до меня!</text:p>
      <text:p text:style-name="P396">По ждал ли новых я хлопот? чтоб был обманут…</text:p>
      <text:p text:style-name="P397"/>
      <text:p text:style-name="P398">София (сквозь слезы)</text:p>
      <text:p text:style-name="P399"/>
      <text:p text:style-name="P400">Кем, батюшка?</text:p>
      <text:p text:style-name="P401"/>
      <text:p text:style-name="P402">Фамусов</text:p>
      <text:p text:style-name="P403"/>
      <text:p text:style-name="P404">Вот попрекать мне станут, Что без толку всегда журю. Не плачь, я дело говорю:</text:p>
      <text:p text:style-name="P405"><text:span text:style-name="T406">Уж<text:s/></text:span>об твоем ли не радели Об воспитаньи! с<text:span text:style-name="T407"><text:s/></text:span><text:span text:style-name="T408">колыбели!</text:span></text:p>
      <text:p text:style-name="P409">Мать умерла: умел я<text:span text:style-name="T410"><text:s/></text:span>принанять В мадам Розье<text:s/><text:span text:style-name="T411">вторую</text:span><text:span text:style-name="T412"><text:s/></text:span>мать.</text:p>
      <text:p text:style-name="P413">Старушку-золото в надзор к тебе приставил: Умна была, нрав тихий, редких правил.</text:p>
      <text:p text:style-name="P414">Одно не к чести служит ей:</text:p>
      <text:p text:style-name="P415">За лишних в год пятьсот рублей Сманить себя другими допустила. Да не в мадаме сила.</text:p>
      <text:p text:style-name="P416">Не надобно иного образца, Когда в глазах пример отца.</text:p>
      <text:p text:style-name="P417">Смотри ты на меня: не хвастаю сложеньем, Однако бодр и свеж, и дожил до седин, Свободен, вдов, себе я господин… Монашеским известен поведеньем!..</text:p>
      <text:p text:style-name="P418"/>
      <text:p text:style-name="P419">Лиза</text:p>
      <text:p text:style-name="P420"/>
      <text:p text:style-name="P421">Осмелюсь я, сударь…</text:p>
      <text:p text:style-name="P422"/>
      <text:p text:style-name="P423">Фамусов</text:p>
      <text:p text:style-name="P424"/>
      <text:p text:style-name="P425">Молчать!</text:p>
      <text:p text:style-name="P426">Ужасный век! Не знаешь, что начать! Все умудрились не по ле́там,</text:p>
      <text:p text:style-name="P427">А пуще дочери, да сами добряки. Дались нам эти языки!</text:p>
      <text:p text:style-name="P428">Берем же побродяг, и в дом и по билетам,</text:p>
      <text:soft-page-break/>
      <text:p text:style-name="P429">Чтоб наших дочерей всему учить, всему — И танцам! и пенью́! и нежностям! и<text:s/><text:span text:style-name="T434">вздохам!<text:s/></text:span>Как<text:s/><text:span text:style-name="T435">будто<text:s/></text:span>в жены их готовим<text:span text:style-name="T436"><text:s/></text:span><text:span text:style-name="T437">скоморохам.</text:span></text:p>
      <text:p text:style-name="P438">Ты, посетитель, что? ты здесь, сударь, к чему? Безродного пригрел и ввел в мое семейство, Дал чин асессора и взял в секретари;</text:p>
      <text:p text:style-name="P439">В Москву переведен через мое содейство; И будь не я, коптел бы ты в Твери.</text:p>
      <text:p text:style-name="P440"/>
      <text:p text:style-name="P441">София</text:p>
      <text:p text:style-name="P442"/>
      <text:p text:style-name="P443">Я гнева вашего никак не растолкую.</text:p>
      <text:p text:style-name="P444">Он в доме здесь живет, великая напасть! Шел в комнату, попал в другую.</text:p>
      <text:p text:style-name="P445"/>
      <text:p text:style-name="P446">Фамусов</text:p>
      <text:p text:style-name="P447"/>
      <text:p text:style-name="P448">Попал или хотел попасть?</text:p>
      <text:p text:style-name="P449">Да вместе вы зачем? Нельзя, чтобы случайно.</text:p>
      <text:p text:style-name="P450"/>
      <text:p text:style-name="P451">София</text:p>
      <text:p text:style-name="P452"/>
      <text:p text:style-name="P453">Вот в чем, однако, случай весь: Как давече вы с Лизой были здесь,</text:p>
      <text:p text:style-name="P454">Перепугал меня ваш голос чрезвычайно, И бросилась сюда я со всех ног.</text:p>
      <text:p text:style-name="P455"/>
      <text:p text:style-name="P456">Фамусов</text:p>
      <text:p text:style-name="P457"/>
      <text:p text:style-name="P458">Пожалуй, на меня всю суматоху сложит. Не в пору голос мой наделал им тревог!</text:p>
      <text:p text:style-name="P459"/>
      <text:p text:style-name="P460">София</text:p>
      <text:p text:style-name="P461"/>
      <text:p text:style-name="P462">По смутном сне безделица тревожит;</text:p>
      <text:p text:style-name="P463"/>
      <text:p text:style-name="P464">Сказать вам сон: поймете вы тогда.</text:p>
      <text:p text:style-name="P465">Фамусов</text:p>
      <text:p text:style-name="P466"/>
      <text:p text:style-name="P467">Что за история?</text:p>
      <text:p text:style-name="P468"/>
      <text:p text:style-name="P469">София</text:p>
      <text:p text:style-name="P470"/>
      <text:p text:style-name="P471">Вам рассказать?</text:p>
      <text:p text:style-name="P472"/>
      <text:p text:style-name="P473">Фамусов</text:p>
      <text:p text:style-name="P474"/>
      <text:p text:style-name="P475">Ну да.</text:p>
      <text:soft-page-break/>
      <text:p text:style-name="P476">(Садится.) София</text:p>
      <text:p text:style-name="P481"/>
      <text:p text:style-name="P482">Позвольте… видите ль… сначала Цветистый луг; и я искала</text:p>
      <text:p text:style-name="P483">Траву</text:p>
      <text:p text:style-name="P484">Какую-то, не вспомню<text:span text:style-name="T485"><text:s/></text:span><text:span text:style-name="T486">наяву.</text:span></text:p>
      <text:p text:style-name="P487"><text:span text:style-name="T488">Вдруг<text:s/></text:span>милый человек,<text:s/><text:span text:style-name="T489">один<text:s/></text:span>из тех,<text:s/><text:span text:style-name="T490">кого<text:s/></text:span>мы<text:s/><text:span text:style-name="T491">Увидим<text:s/></text:span>–<text:s/><text:span text:style-name="T492">будто<text:s/></text:span>век<text:span text:style-name="T493"><text:s/></text:span><text:span text:style-name="T494">знакомы,</text:span></text:p>
      <text:p text:style-name="P495">Явился тут со мной; и вкрадчив, и умен,</text:p>
      <text:p text:style-name="P496">Но робок… Знаете, кто в бедности рожден…</text:p>
      <text:p text:style-name="P497"/>
      <text:p text:style-name="P498">Фамусов</text:p>
      <text:p text:style-name="P499"/>
      <text:p text:style-name="P500">Ах! матушка, не довершай удара! Кто беден, тот тебе не пара.</text:p>
      <text:p text:style-name="P501"/>
      <text:p text:style-name="P502">София</text:p>
      <text:p text:style-name="P503"/>
      <text:p text:style-name="P504">Потом пропало всё: луга и небеса. —</text:p>
      <text:p text:style-name="P505">Мы в темной<text:s/><text:span text:style-name="T506">комнате.<text:s/></text:span>Для довершенья<text:s/><text:span text:style-name="T507">чуда<text:s/></text:span>Раскрылся пол – и вы<text:span text:style-name="T508"><text:s/></text:span><text:span text:style-name="T509">оттуда,</text:span></text:p>
      <text:p text:style-name="P510">Бледны, как смерть, и дыбом<text:span text:style-name="T511"><text:s/></text:span>волоса!<text:s/><text:span text:style-name="T512">Тут<text:s/></text:span>с<text:s/><text:span text:style-name="T513">громом<text:s/></text:span>распахнули двери Какие-то не<text:s/><text:span text:style-name="T514">люди<text:s/></text:span>и не<text:span text:style-name="T515"><text:s/></text:span>звери,</text:p>
      <text:p text:style-name="P516">Нас врознь – и мучили сидевшего со мной. Он будто мне дороже всех сокровищ,</text:p>
      <text:p text:style-name="P517">Хочу к нему – вы тащите с собой:</text:p>
      <text:p text:style-name="P518">Нас провожают стон, рев, хохот, свист чудовищ! Он вслед кричит!.. —</text:p>
      <text:p text:style-name="P519">Проснулась. –<text:s/><text:span text:style-name="T520">Кто-то<text:s/></text:span><text:span text:style-name="T521">говорит. <text:s/></text:span>— Ваш голос был; что́, думаю, так<text:span text:style-name="T522"><text:s/></text:span>рано? Бегу<text:s/><text:span text:style-name="T523">сюда<text:s/></text:span>– и вас обоих<text:span text:style-name="T524"><text:s/></text:span><text:span text:style-name="T525">нахожу.</text:span></text:p>
      <text:p text:style-name="P526"/>
      <text:p text:style-name="P527">Фамусов</text:p>
      <text:p text:style-name="P528"/>
      <text:p text:style-name="P529">Да, дурен сон; как погляжу, Тут всё есть, коли нет обмана:</text:p>
      <text:p text:style-name="P530">И черти и любовь, и страхи и цветы. Ну, сударь мой, а ты?</text:p>
      <text:p text:style-name="P531"/>
      <text:p text:style-name="P532">Молчалин</text:p>
      <text:p text:style-name="P533"/>
      <text:p text:style-name="P534">Я слышал голос ваш.</text:p>
      <text:p text:style-name="P535"/>
      <text:p text:style-name="P536">Фамусов</text:p>
      <text:p text:style-name="P537"/>
      <text:p text:style-name="P538">Забавно.</text:p>
      <text:p text:style-name="P539">Дался им голос мой, и как себе исправно</text:p>
      <text:soft-page-break/>
      <text:p text:style-name="P540">Всем слышится, и всех сзывает до зари! На голос мой спешил, за чем же? –<text:span text:style-name="T545"><text:s/></text:span>говори.</text:p>
      <text:p text:style-name="P546"/>
      <text:p text:style-name="P547">Молчалин</text:p>
      <text:p text:style-name="P548"/>
      <text:p text:style-name="P549">С бумагами-с.</text:p>
      <text:p text:style-name="P550"/>
      <text:p text:style-name="P551">Фамусов</text:p>
      <text:p text:style-name="P552"/>
      <text:p text:style-name="P553">Да! их недоставало.</text:p>
      <text:p text:style-name="P554">Помилуйте, что это вдруг припало Усердье к письменным делам!</text:p>
      <text:p text:style-name="P555"/>
      <text:p text:style-name="P556">(Встает.)</text:p>
      <text:p text:style-name="P557"/>
      <text:p text:style-name="P558"><text:span text:style-name="T559">Ну,<text:s/></text:span>Сонюшка, тебе<text:s/><text:span text:style-name="T560">покой<text:s/></text:span>я дам: Бывают странны сны, а<text:s/><text:span text:style-name="T561">наяву<text:s/></text:span>страннее; Искала ты себе<text:span text:style-name="T562"><text:s/></text:span>травы,</text:p>
      <text:p text:style-name="P563">На друга набрела скорее; Повыкинь вздор из головы;<text:s/><text:span text:style-name="T564">Где<text:s/></text:span>чудеса, там мало<text:s/><text:span text:style-name="T565">складу.<text:s/></text:span>— Поди-ка,<text:s/><text:span text:style-name="T566">ляг,<text:s/></text:span>усни<text:span text:style-name="T567"><text:s/></text:span>опять.</text:p>
      <text:p text:style-name="P568"/>
      <text:p text:style-name="P569">(Молчалину.)</text:p>
      <text:p text:style-name="P570"/>
      <text:p text:style-name="P571">Идем бумаги разбирать.</text:p>
      <text:p text:style-name="P572"/>
      <text:p text:style-name="P573">Молчалин</text:p>
      <text:p text:style-name="P574"/>
      <text:p text:style-name="P575">Я только нес их для докладу,</text:p>
      <text:p text:style-name="P576">Что в ход нельзя пустить без справок, без иных, Противуречья есть, и многое не дельно.</text:p>
      <text:p text:style-name="P577"/>
      <text:p text:style-name="P578">Фамусов</text:p>
      <text:p text:style-name="P579"/>
      <text:p text:style-name="P580">Боюсь,<text:s/><text:span text:style-name="T581">сударь,<text:s/></text:span>я<text:s/><text:span text:style-name="T582">одного<text:s/></text:span>смертельно, Чтоб множество не накоплялось их; Дай волю вам, оно бы и засело;</text:p>
      <text:p text:style-name="P583">А у меня, что дело, что не<text:span text:style-name="T584"><text:s/></text:span>дело, Обычай мой<text:span text:style-name="T585"><text:s/></text:span>такой:</text:p>
      <text:p text:style-name="P586">Подписано, так с плеч долой.</text:p>
      <text:p text:style-name="P587"/>
      <text:p text:style-name="P588">(Уходит с Молчалиным, в дверях пропускает его вперед.)</text:p>
      <text:p text:style-name="P589"/>
      <text:p text:style-name="P594"><text:bookmark-start text:name="_bookmark6"/><text:bookmark-end text:name="_bookmark6"/>Явление 5</text:p>
      <text:p text:style-name="P595"><text:span text:style-name="T596">София, Лиза</text:span><text:span text:style-name="T597">.<text:s/></text:span><text:span text:style-name="T598">Лиза</text:span></text:p>
      <text:p text:style-name="P599"/>
      <text:p text:style-name="P600">Ну вот у праздника! ну вот вам и потеха! Однако нет, теперь уж не до смеха;</text:p>
      <text:p text:style-name="P601">В глазах темно, и замерла душа; Грех не беда, молва не хороша.</text:p>
      <text:p text:style-name="P602"/>
      <text:p text:style-name="P603">София</text:p>
      <text:p text:style-name="P604"/>
      <text:p text:style-name="P605">Что́ мне молва?<text:s/><text:span text:style-name="T606">Кто<text:s/></text:span><text:span text:style-name="T607">хочет,<text:s/></text:span>так и<text:s/><text:span text:style-name="T608">судит,<text:s/></text:span>Да батюшка задуматься<text:s/><text:span text:style-name="T609">принудит: Брюзглив, неугомонен, скор,</text:span></text:p>
      <text:p text:style-name="P610">Таков всегда, а с этих пор… Ты можешь посудить…</text:p>
      <text:p text:style-name="P611"/>
      <text:p text:style-name="P612">Лиза</text:p>
      <text:p text:style-name="P613"/>
      <text:p text:style-name="P614">Сужу-с не по рассказам;</text:p>
      <text:p text:style-name="P615">Запрет он вас; – добро еще со мной; А то, помилуй бог, как разом</text:p>
      <text:p text:style-name="P616">Меня, Молчалина и всех с двора долой.</text:p>
      <text:p text:style-name="P617"/>
      <text:p text:style-name="P618">София</text:p>
      <text:p text:style-name="P619"/>
      <text:p text:style-name="P620">Подумаешь, как счастье своенравно! Бывает хуже, с рук сойдет;</text:p>
      <text:p text:style-name="P621">Когда ж печальное ничто на ум не йдет, Забылись музыкой, и время шло так плавно; Судьба нас будто берегла;</text:p>
      <text:p text:style-name="P622">Ни беспокойства, ни сомненья… А горе ждет из-за угла.</text:p>
      <text:p text:style-name="P623"/>
      <text:p text:style-name="P624">Лиза</text:p>
      <text:p text:style-name="P625"/>
      <text:p text:style-name="P626">Вот то-то-с, моего вы глупого сужденья Не жалуете никогда:</text:p>
      <text:p text:style-name="P627">Ан вот беда.</text:p>
      <text:p text:style-name="P628">На что вам лучшего пророка?</text:p>
      <text:p text:style-name="P629">Твердила я: в любви не будет в этой прока Ни во́ веки веков.</text:p>
      <text:p text:style-name="P630">Как все московские, ваш батюшка таков: Желал бы зятя он с звездами, да с чинами, А при звездах не все богаты, между нами; Ну разумеется, к тому б</text:p>
      <text:p text:style-name="P631">И деньги, чтоб пожить, чтоб мог давать он ба́лы;</text:p>
      <text:soft-page-break/>
      <text:p text:style-name="P632">Вот, например, полковник Скалозуб: И золотой мешок, и метит в генералы.</text:p>
      <text:p text:style-name="P637"/>
      <text:p text:style-name="P638">София</text:p>
      <text:p text:style-name="P639"/>
      <text:p text:style-name="P640">Куда как мил! и весело мне страх Выслушивать о фрунте и рядах;</text:p>
      <text:p text:style-name="P641">Он слова умного не выговорил сроду, — Мне всё равно, что за него, что в воду.</text:p>
      <text:p text:style-name="P642"/>
      <text:p text:style-name="P643">Лиза</text:p>
      <text:p text:style-name="P644"/>
      <text:p text:style-name="P645">Да-с, так сказать, речист, а больно не хитер; Но будь военный, будь он статский,</text:p>
      <text:p text:style-name="P646">Кто так чувствителен, и весел, и остер, Как Александр Андреич Чацкий!</text:p>
      <text:p text:style-name="P647">Не для того, чтоб вас<text:span text:style-name="T648"><text:s/></text:span>смутить; Давно прошло, не воротить, А<text:span text:style-name="T649"><text:s/></text:span>помнится…</text:p>
      <text:p text:style-name="P650"/>
      <text:p text:style-name="P651">София</text:p>
      <text:p text:style-name="P652"/>
      <text:p text:style-name="P653">Что помнится? Он славно Пересмеять умеет всех; Болтает, шутит, мне забавно; Делить со всяким можно смех.</text:p>
      <text:p text:style-name="P654"/>
      <text:p text:style-name="P655">Лиза</text:p>
      <text:p text:style-name="P656"/>
      <text:p text:style-name="P657">И только? будто бы? – Слезами обливался,</text:p>
      <text:p text:style-name="P658">Я помню, бедный он, как с вами расставался. — Что, сударь, плачете? живите-ка смеясь…</text:p>
      <text:p text:style-name="P659">А он в ответ: «Недаром, Лиза, плачу, Кому известно, что́ найду я воротясь? И сколько, может быть, утрачу!» —</text:p>
      <text:p text:style-name="P660">Бедняжка будто знал, что года через три…</text:p>
      <text:p text:style-name="P661"/>
      <text:p text:style-name="P662">София</text:p>
      <text:p text:style-name="P663"/>
      <text:p text:style-name="P664">Послушай, вольности ты лишней не бери. Я очень ветрено, быть может, поступила, И знаю, и винюсь; но где же изменила?</text:p>
      <text:p text:style-name="P665"><text:span text:style-name="T666">Кому?<text:s/></text:span>чтоб укорять неверностью<text:span text:style-name="T667"><text:s/></text:span><text:span text:style-name="T668">могли.</text:span></text:p>
      <text:p text:style-name="P669">Да, с Чацким, правда, мы воспитаны, росли; Привычка вместе быть день каждый<text:span text:style-name="T670"><text:s/></text:span>неразлучно Связала детскою нас<text:s/><text:span text:style-name="T671">дружбой;<text:s/></text:span>но<text:span text:style-name="T672"><text:s/></text:span><text:span text:style-name="T673">потом</text:span></text:p>
      <text:p text:style-name="P674">Он съехал, уж у нас ему казалось скучно, И редко посещал наш дом;</text:p>
      <text:p text:style-name="P675">Потом опять прикинулся влюбленным,</text:p>
      <text:soft-page-break/>
      <text:p text:style-name="P676">Взыскательным и огорченным!!.. Остер, умен, красноречив,</text:p>
      <text:p text:style-name="P681">В друзьях особенно счастлив. Вот об себе задумал он<text:s/><text:span text:style-name="T682">высоко</text:span><text:span text:style-name="T683"><text:s/></text:span>—</text:p>
      <text:p text:style-name="P684">Охота странствовать напала на него. Ах! если любит кто кого,</text:p>
      <text:p text:style-name="P685">Зачем ума искать и ездить так далёко?</text:p>
      <text:p text:style-name="P686"/>
      <text:p text:style-name="P687">Лиза</text:p>
      <text:p text:style-name="P688"/>
      <text:p text:style-name="P689">Где носится? в каких краях?</text:p>
      <text:p text:style-name="P690">Лечился, говорят, на кислых он водах,</text:p>
      <text:p text:style-name="P691">Не от болезни, чай, от скуки, – повольнее.</text:p>
      <text:p text:style-name="P692"/>
      <text:p text:style-name="P693">София</text:p>
      <text:p text:style-name="P694"/>
      <text:p text:style-name="P695">И, верно, счастлив там, где люди посмешнее. Кого люблю я, не таков:</text:p>
      <text:p text:style-name="P696">Молчалин за других себя забыть<text:span text:style-name="T697"><text:s/></text:span><text:span text:style-name="T698">готов,</text:span></text:p>
      <text:p text:style-name="P699">Враг дерзости, –<text:s/><text:span text:style-name="T700">всегда<text:s/></text:span>застенчиво, несмело<text:s/><text:span text:style-name="T701">Ночь<text:s/></text:span>целую с<text:s/><text:span text:style-name="T702">кем<text:s/></text:span>можно так<text:span text:style-name="T703"><text:s/></text:span>провесть!</text:p>
      <text:p text:style-name="P704">Сидим, а на дворе давно уж побелело, Как думаешь? чем заняты?</text:p>
      <text:p text:style-name="P705"/>
      <text:p text:style-name="P706">Лиза</text:p>
      <text:p text:style-name="P707"/>
      <text:p text:style-name="P708">Бог весть,</text:p>
      <text:p text:style-name="P709">Сударыня, мое ли это дело?</text:p>
      <text:p text:style-name="P710"/>
      <text:p text:style-name="P711">София</text:p>
      <text:p text:style-name="P712"/>
      <text:p text:style-name="P713">Возьмет он руку, к сердцу жмет, Из глубины души вздохнет,</text:p>
      <text:p text:style-name="P714">Ни слова вольного, и так вся<text:s/><text:span text:style-name="T715">ночь<text:s/></text:span><text:span text:style-name="T716">проходит,<text:s/></text:span>Рука с<text:s/><text:span text:style-name="T717">рукой,<text:s/></text:span>и<text:s/><text:span text:style-name="T718">глаз<text:s/></text:span>с меня не<text:s/><text:span text:style-name="T719">сводит.<text:s/></text:span>— Смеешься! можно ли! чем<text:s/><text:span text:style-name="T720">повод<text:s/></text:span>подала<text:s/><text:span text:style-name="T721">Тебе<text:s/></text:span>я к<text:s/><text:span text:style-name="T722">хохоту<text:s/></text:span><text:span text:style-name="T723">такому!</text:span></text:p>
      <text:p text:style-name="P724"/>
      <text:p text:style-name="P725">Лиза</text:p>
      <text:p text:style-name="P726"/>
      <text:p text:style-name="P727">Мне-с?.. ваша тетушка на ум теперь пришла, Как молодой француз сбежал у ней из дому. Голубушка! хотела схоронить</text:p>
      <text:p text:style-name="P728">Свою досаду, не сумела: Забыла волосы чернить</text:p>
      <text:p text:style-name="P729">И через три дни поседела.</text:p>
      <text:p text:style-name="P730"/>
      <text:p text:style-name="P731">(Продолжает хохотать.) София (с огорчением)</text:p>
      <text:p text:style-name="P732"/>
      <text:p text:style-name="P737">Вот так же обо мне потом заговорят.</text:p>
      <text:p text:style-name="P738"/>
      <text:p text:style-name="P739">Лиза</text:p>
      <text:p text:style-name="P740"/>
      <text:p text:style-name="P741">Простите, право, как бог свят, Хотела я, чтоб этот смех дурацкий Вас несколько развеселить помог.</text:p>
      <text:p text:style-name="P742"/>
      <text:p text:style-name="P747"><text:bookmark-start text:name="_bookmark7"/><text:bookmark-end text:name="_bookmark7"/>Явление 6</text:p>
      <text:p text:style-name="P748"><text:span text:style-name="T749">София, Лиза, Слуга</text:span><text:span text:style-name="T750">, за ним<text:s/></text:span><text:span text:style-name="T751">Чацкий</text:span><text:span text:style-name="T752">.<text:s/></text:span><text:span text:style-name="T753">Слуга</text:span></text:p>
      <text:p text:style-name="P754"/>
      <text:p text:style-name="P755">К вам Александр Андреич Чацкий.</text:p>
      <text:p text:style-name="P756"/>
      <text:p text:style-name="P757">(Уходит.)</text:p>
      <text:p text:style-name="P758"/>
      <text:p text:style-name="P763"><text:bookmark-start text:name="_bookmark8"/><text:bookmark-end text:name="_bookmark8"/>Явление 7</text:p>
      <text:p text:style-name="P764"><text:span text:style-name="T765">София, Лиза, Чацкий</text:span><text:span text:style-name="T766">.<text:s/></text:span><text:span text:style-name="T767">Чацкий</text:span></text:p>
      <text:p text:style-name="P768"/>
      <text:p text:style-name="P769">Чуть свет – уж на ногах! и я у ваших ног.</text:p>
      <text:p text:style-name="P770"/>
      <text:p text:style-name="P771">(С жаром целует руку.)</text:p>
      <text:p text:style-name="P772"/>
      <text:p text:style-name="P773">Ну поцелуйте же, не ждали? говорите!</text:p>
      <text:p text:style-name="P774">Что ж, ради? Нет? В лицо мне посмотрите. Удивлены? и только? вот прием!</text:p>
      <text:p text:style-name="P775">Как будто не прошло недели; Как будто бы вчера вдвоем</text:p>
      <text:p text:style-name="P776">Мы<text:s/><text:span text:style-name="T777">мочи<text:s/></text:span>нет друг другу надоели; Ни на́волос любви!<text:s/><text:span text:style-name="T778">куда<text:s/></text:span>как<text:span text:style-name="T779"><text:s/></text:span>хороши!</text:p>
      <text:p text:style-name="P780">И между тем, не вспомнюсь, без души,</text:p>
      <text:p text:style-name="P781">Я сорок пять часов, глаз мигом не прищуря, Верст больше седьмисот пронесся, – ветер, буря; И растерялся весь, и падал сколько раз —</text:p>
      <text:p text:style-name="P782">И вот за подвиги награда!</text:p>
      <text:p text:style-name="P783"/>
      <text:p text:style-name="P784">София</text:p>
      <text:p text:style-name="P785"/>
      <text:p text:style-name="P786">Ах! Чацкий, я вам очень рада.</text:p>
      <text:p text:style-name="P787"/>
      <text:p text:style-name="P788">Чацкий</text:p>
      <text:p text:style-name="P789"/>
      <text:p text:style-name="P790">Вы ради? в добрый час.</text:p>
      <text:p text:style-name="P791">Однако искренно кто ж радуется эдак? Мне кажется, так напоследок,</text:p>
      <text:p text:style-name="P792">Людей и лошадей знобя, Я только тешил сам себя.</text:p>
      <text:p text:style-name="P793"/>
      <text:p text:style-name="P794">Лиза</text:p>
      <text:p text:style-name="P795"/>
      <text:p text:style-name="P796">Вот, сударь, если бы вы были за дверями, Ей-богу, нет пяти минут,</text:p>
      <text:p text:style-name="P797">Как поминали вас мы тут. Сударыня, скажите сами.</text:p>
      <text:p text:style-name="P798"/>
      <text:p text:style-name="P799">София</text:p>
      <text:p text:style-name="P800"/>
      <text:p text:style-name="P801">Всегда, не только что теперь. — Не можете мне сделать вы упрека. Кто промелькнет, отворит дверь,</text:p>
      <text:p text:style-name="P802">Проездом, случаем, из чужа, из далёка — С вопросом я, хоть будь моряк:</text:p>
      <text:soft-page-break/>
      <text:p text:style-name="P803">Не повстречал ли где в почтовой вас карете?</text:p>
      <text:p text:style-name="P808"/>
      <text:p text:style-name="P809">Чацкий</text:p>
      <text:p text:style-name="P810"/>
      <text:p text:style-name="P811">Положимте, что так.</text:p>
      <text:p text:style-name="P812">Блажен, кто верует, тепло ему на свете! — Ах! боже мой! ужли я здесь опять,</text:p>
      <text:p text:style-name="P813">В Москве! у вас! да как же вас узнать! Где время то? где возраст тот невинный, Когда, бывало, в вечер длинный</text:p>
      <text:p text:style-name="P814">Мы с вами явимся, исчезнем тут и там, Играем и шумим по стульям и столам.</text:p>
      <text:p text:style-name="P815">А тут ваш батюшка с мадамой, за пикетом; Мы в темном уголке, и кажется, что в этом! Вы помните? вздрогнём, что скрипнет столик, дверь…</text:p>
      <text:p text:style-name="P816"/>
      <text:p text:style-name="P817">София</text:p>
      <text:p text:style-name="P818"/>
      <text:p text:style-name="P819">Ребячество!</text:p>
      <text:p text:style-name="P820"/>
      <text:p text:style-name="P821">Чацкий</text:p>
      <text:p text:style-name="P822"/>
      <text:p text:style-name="P823">Да-с, а теперь,</text:p>
      <text:p text:style-name="P824">В седьмнадцать лет вы расцвели прелестно, Неподражаемо, и это вам известно,</text:p>
      <text:p text:style-name="P825">И потому скромны, не смотрите на свет.</text:p>
      <text:p text:style-name="P826">Не влюблены ли вы? прошу мне дать ответ, Без думы, полноте смущаться.</text:p>
      <text:p text:style-name="P827"/>
      <text:p text:style-name="P828">София</text:p>
      <text:p text:style-name="P829"/>
      <text:p text:style-name="P830">Да хоть кого смутят</text:p>
      <text:p text:style-name="P831">Вопросы быстрые и любопытный взгляд…</text:p>
      <text:p text:style-name="P832"/>
      <text:p text:style-name="P833">Чацкий</text:p>
      <text:p text:style-name="P834"/>
      <text:p text:style-name="P835">Помилуйте, не вам, чему же удивляться? Что нового покажет мне Москва?</text:p>
      <text:p text:style-name="P836">Вчера был бал, а завтра будет два.</text:p>
      <text:p text:style-name="P837">Тот сватался – успел, а тот дал промах. Всё тот же толк, и те ж стихи в альбомах.</text:p>
      <text:p text:style-name="P838"/>
      <text:p text:style-name="P839">София</text:p>
      <text:p text:style-name="P840"/>
      <text:p text:style-name="P841">Гоненье на Москву. Что значит видеть свет! Где ж лучше?</text:p>
      <text:p text:style-name="P842"/>
      <text:p text:style-name="P843">Чацкий</text:p>
      <text:p text:style-name="P844"/>
      <text:p text:style-name="P849">Где нас нет.</text:p>
      <text:p text:style-name="P850">Ну что ваш батюшка? всё А́нглийского клоба Старинный, верный член до гроба?</text:p>
      <text:p text:style-name="P851">Ваш дядюшка отпрыгал ли свой век? А этот, как его, он турок или грек?</text:p>
      <text:p text:style-name="P852">Тот черномазенький, на ножках журавлиных, Не знаю, как его зовут,</text:p>
      <text:p text:style-name="P853">Куда ни сунься: тут, как тут, В столовых и в гостиных.</text:p>
      <text:p text:style-name="P854">А трое из бульварных лиц, Которые с полвека молодятся?</text:p>
      <text:p text:style-name="P855">Родных мильон у них, и с помощью сестриц Со всей Европой породнятся.</text:p>
      <text:p text:style-name="P856">А наше солнышко? наш клад?</text:p>
      <text:p text:style-name="P857">На лбу написано: Театр и Маскерад; Дом зеленью раскрашен в виде рощи, Сам толст, его артисты тощи.</text:p>
      <text:p text:style-name="P858">На бале, помните, открыли мы вдвоем</text:p>
      <text:p text:style-name="P859">За ширмами, в одной из комнат посекретней, Был спрятан человек и щелкал соловьем, Певец зимой погоды летней.</text:p>
      <text:p text:style-name="P860">А тот чахоточный, родня вам, книгам враг, В ученый комитет который поселился</text:p>
      <text:p text:style-name="P861">И с криком требовал присяг,</text:p>
      <text:p text:style-name="P862">Чтоб грамоте никто не знал и не учился? Опять увидеть их мне суждено судьбой!</text:p>
      <text:p text:style-name="P863">Жить с ними надоест, и в ком не сыщешь пятен? Когда ж постранствуешь, воротишься домой,</text:p>
      <text:p text:style-name="P864">И дым Отечества нам сладок и приятен!</text:p>
      <text:p text:style-name="P865"/>
      <text:p text:style-name="P866">София</text:p>
      <text:p text:style-name="P867"/>
      <text:p text:style-name="P868">Вот вас бы с тетушкою свесть, Чтоб всех знакомых перечесть.</text:p>
      <text:p text:style-name="P869"/>
      <text:p text:style-name="P870">Чацкий</text:p>
      <text:p text:style-name="P871"/>
      <text:p text:style-name="P872">А тетушка? всё девушкой, Минервой? Всё фрейлиной Екатерины Первой?</text:p>
      <text:p text:style-name="P873">Воспитанниц и мосек полон дом? Ах! к воспитанью перейдем.</text:p>
      <text:p text:style-name="P874">Что нынче, так же, как издревле, Хлопочут набирать учителей полки, Числом поболее, ценою подешевле? Не то чтобы в науке далеки;</text:p>
      <text:p text:style-name="P875">В России, под великим штрафом, Нам каждого признать велят Историком и геогра́фом!</text:p>
      <text:soft-page-break/>
      <text:p text:style-name="P876">Наш ментор, помните колпак его, халат, Перст указательный, все признаки ученья Как наши робкие тревожили умы,</text:p>
      <text:p text:style-name="P881">Как с ранних пор привыкли верить мы, Что нам без немцев нет спасенья! —</text:p>
      <text:p text:style-name="P882">А Гильоме, француз, подбитый ветерком? Он не женат еще?</text:p>
      <text:p text:style-name="P883"/>
      <text:p text:style-name="P884">София</text:p>
      <text:p text:style-name="P885"/>
      <text:p text:style-name="P886">На ком?</text:p>
      <text:p text:style-name="P887"/>
      <text:p text:style-name="P888">Чацкий</text:p>
      <text:p text:style-name="P889"/>
      <text:p text:style-name="P890">Хоть на какой-нибудь княгине Пульхерии Андревне, например?</text:p>
      <text:p text:style-name="P891"/>
      <text:p text:style-name="P892">София</text:p>
      <text:p text:style-name="P893"/>
      <text:p text:style-name="P894">Танцмейстер! можно ли!</text:p>
      <text:p text:style-name="P895"/>
      <text:p text:style-name="P896">Чацкий</text:p>
      <text:p text:style-name="P897"/>
      <text:p text:style-name="P898">Что ж, он и кавалер.</text:p>
      <text:p text:style-name="P899">От нас потребуют с именьем быть и в чине, А Гильоме!.. – Здесь нынче тон каков</text:p>
      <text:p text:style-name="P900">На съездах, на больших, по праздникам приходским? Господствует еще смешенье языков:</text:p>
      <text:p text:style-name="P901">Французского с нижегородским?</text:p>
      <text:p text:style-name="P902"/>
      <text:p text:style-name="P903">София</text:p>
      <text:p text:style-name="P904"/>
      <text:p text:style-name="P905">Смесь языков?</text:p>
      <text:p text:style-name="P906"/>
      <text:p text:style-name="P907">Чацкий</text:p>
      <text:p text:style-name="P908"/>
      <text:p text:style-name="P909">Да, двух, без этого нельзя ж.</text:p>
      <text:p text:style-name="P910"/>
      <text:p text:style-name="P911">София</text:p>
      <text:p text:style-name="P912"/>
      <text:p text:style-name="P913">Но мудрено из них один скроить, как ваш.</text:p>
      <text:p text:style-name="P914"/>
      <text:p text:style-name="P915">Чацкий</text:p>
      <text:p text:style-name="P916"/>
      <text:p text:style-name="P917">По крайней мере не надутый.</text:p>
      <text:p text:style-name="P918">Вот новости! – я пользуюсь минутой, Свиданьем с вами оживлен,</text:p>
      <text:p text:style-name="P919">И говорлив; а разве нет времен,</text:p>
      <text:p text:style-name="P920">Что я Молчалина глупее? Где он, кстати?</text:p>
      <text:soft-page-break/>
      <text:p text:style-name="P921">Еще ли не сломил безмолвия печати? Бывало, песенок где новеньких тетрадь Увидит, пристает: пожалуйте списать.</text:p>
      <text:p text:style-name="P926">А впрочем, он дойдет до степеней известных, Ведь нынче любят<text:s/><text:span text:style-name="T927">бессловесных.</text:span></text:p>
      <text:p text:style-name="P928"/>
      <text:p text:style-name="P929">София (в сторону)</text:p>
      <text:p text:style-name="P930"/>
      <text:p text:style-name="P931">Не человек, змея!</text:p>
      <text:p text:style-name="P932"/>
      <text:p text:style-name="P933">(Громко и принужденно.)</text:p>
      <text:p text:style-name="P934"/>
      <text:p text:style-name="P935">Хочу у вас спросить:</text:p>
      <text:p text:style-name="P936">Случалось ли, чтоб вы, смеясь? или в печали?<text:s/><text:span text:style-name="T937">Ошибкою?<text:s/></text:span>добро о<text:s/><text:span text:style-name="T938">ком-нибудь</text:span><text:s/>сказали?</text:p>
      <text:p text:style-name="P939"><text:span text:style-name="T940">Хоть<text:s/></text:span>не теперь, а в детстве,<text:s/><text:span text:style-name="T941">может</text:span><text:span text:style-name="T942"><text:s/></text:span>быть.</text:p>
      <text:p text:style-name="P943"/>
      <text:p text:style-name="P944">Чацкий</text:p>
      <text:p text:style-name="P945"/>
      <text:p text:style-name="P946">Когда всё мягко так? и нежно, и незрело? На что же так давно? вот доброе вам дело: Звонками только что гремя</text:p>
      <text:p text:style-name="P947">И день и ночь по снеговой пустыне, Спешу к вам, голову сломя.</text:p>
      <text:p text:style-name="P948">И как вас нахожу? в каком-то строгом чине! Вот полчаса холодности терплю!</text:p>
      <text:p text:style-name="P949">Лицо святейшей богомолки!.. —</text:p>
      <text:p text:style-name="P950">И всё-таки я вас без памяти люблю. —</text:p>
      <text:p text:style-name="P951"/>
      <text:p text:style-name="P952">(Минутное молчание.)</text:p>
      <text:p text:style-name="P953"/>
      <text:p text:style-name="P954">Послушайте, ужли слова мои все колки? И клонятся к чьему-нибудь вреду?</text:p>
      <text:p text:style-name="P955">Но если так: ум с сердцем не в ладу. Я в чудаках иному чуду</text:p>
      <text:p text:style-name="P956">Раз посмеюсь, потом забуду.</text:p>
      <text:p text:style-name="P957">Велите ж мне в огонь: пойду как на обед.</text:p>
      <text:p text:style-name="P958"/>
      <text:p text:style-name="P959">София</text:p>
      <text:p text:style-name="P960"/>
      <text:p text:style-name="P961">Да, хорошо – сгорите, если ж нет?</text:p>
      <text:p text:style-name="P962"/>
      <text:p text:style-name="P967"><text:bookmark-start text:name="_bookmark9"/><text:bookmark-end text:name="_bookmark9"/>Явление 8</text:p>
      <text:p text:style-name="P968"><text:span text:style-name="T969">София, Лиза, Чацкий, Фамусов</text:span><text:span text:style-name="T970">.<text:s/></text:span><text:span text:style-name="T971">Фамусов</text:span></text:p>
      <text:p text:style-name="P972"/>
      <text:p text:style-name="P973">Вот и другой.</text:p>
      <text:p text:style-name="P974"/>
      <text:p text:style-name="P975">София</text:p>
      <text:p text:style-name="P976"/>
      <text:p text:style-name="P977">Ах, батюшка, сон в руку.</text:p>
      <text:p text:style-name="P978"/>
      <text:p text:style-name="P979">(Уходит.)</text:p>
      <text:p text:style-name="P980">Фамусов (ей вслед вполголоса)</text:p>
      <text:p text:style-name="P981"/>
      <text:p text:style-name="P982">Проклятый сон.</text:p>
      <text:p text:style-name="P983"/>
      <text:p text:style-name="P988"><text:bookmark-start text:name="_bookmark10"/><text:bookmark-end text:name="_bookmark10"/>Явление 9</text:p>
      <text:p text:style-name="P989"><text:span text:style-name="T990">Фамусов, Чацкий<text:s/></text:span><text:span text:style-name="T991">(смотрит на дверь, в которую София вышла).</text:span></text:p>
      <text:p text:style-name="P992">Фамусов</text:p>
      <text:p text:style-name="P993"/>
      <text:p text:style-name="P994">Ну выкинул ты штуку!</text:p>
      <text:p text:style-name="P995">Три года не писал двух слов! И грянул вдруг как с облаков.</text:p>
      <text:p text:style-name="P996"/>
      <text:p text:style-name="P997">(Обнимаются.)</text:p>
      <text:p text:style-name="P998"/>
      <text:p text:style-name="P999">Здорово, друг, здорово, брат, здорово. Рассказывай, чай, у тебя готово Собранье важное вестей?</text:p>
      <text:p text:style-name="P1000">Садись-ка, объяви скорей.</text:p>
      <text:p text:style-name="P1001"/>
      <text:p text:style-name="P1002">(Садятся.)</text:p>
      <text:p text:style-name="P1003">Чацкий (рассеянно)</text:p>
      <text:p text:style-name="P1004"/>
      <text:p text:style-name="P1005">Как Софья Павловна у вас похорошела!</text:p>
      <text:p text:style-name="P1006"/>
      <text:p text:style-name="P1007">Фамусов</text:p>
      <text:p text:style-name="P1008"/>
      <text:p text:style-name="P1009">Вам, людям молодым, другого нету дела, Как замечать девичьи красоты́:</text:p>
      <text:p text:style-name="P1010">Сказала что-то вскользь, а ты,</text:p>
      <text:p text:style-name="P1011">Я, чай, надеждами занесся, заколдован.</text:p>
      <text:p text:style-name="P1012"/>
      <text:p text:style-name="P1013">Чацкий</text:p>
      <text:p text:style-name="P1014"/>
      <text:p text:style-name="P1015">Ах! нет, надеждами я мало избалован.</text:p>
      <text:p text:style-name="P1016"/>
      <text:p text:style-name="P1017">Фамусов</text:p>
      <text:p text:style-name="P1018"/>
      <text:p text:style-name="P1019">«Сон в руку» – мне она изволила шепнуть, Вот ты задумал…</text:p>
      <text:p text:style-name="P1020"/>
      <text:p text:style-name="P1021">Чацкий</text:p>
      <text:p text:style-name="P1022"/>
      <text:p text:style-name="P1023">Я? – Ничуть.</text:p>
      <text:p text:style-name="P1024"/>
      <text:p text:style-name="P1025">Фамусов</text:p>
      <text:p text:style-name="P1026"/>
      <text:p text:style-name="P1027">О ком ей снилось? что такое?</text:p>
      <text:p text:style-name="P1028"/>
      <text:p text:style-name="P1029">Чацкий</text:p>
      <text:p text:style-name="P1030"/>
      <text:p text:style-name="P1031">Я не отгадчик снов.</text:p>
      <text:p text:style-name="P1032"/>
      <text:p text:style-name="P1037">Фамусов</text:p>
      <text:p text:style-name="P1038"/>
      <text:p text:style-name="P1039">Не верь ей, всё пустое.</text:p>
      <text:p text:style-name="P1040"/>
      <text:p text:style-name="P1041">Чацкий</text:p>
      <text:p text:style-name="P1042"/>
      <text:p text:style-name="P1043">Я верю собственным глазам; Век не встречал, подписку дам,</text:p>
      <text:p text:style-name="P1044">Что б было ей хоть несколько подобно!</text:p>
      <text:p text:style-name="P1045"/>
      <text:p text:style-name="P1046">Фамусов</text:p>
      <text:p text:style-name="P1047"/>
      <text:p text:style-name="P1048">Он всё свое. Да расскажи подробно, Где был? Скитался столько лет!</text:p>
      <text:p text:style-name="P1049">Откудова теперь?</text:p>
      <text:p text:style-name="P1050"/>
      <text:p text:style-name="P1051">Чацкий</text:p>
      <text:p text:style-name="P1052"/>
      <text:p text:style-name="P1053">Теперь мне до того ли! Хотел объехать целый свет И не объехал сотой доли.</text:p>
      <text:p text:style-name="P1054"/>
      <text:p text:style-name="P1055">(Встает поспешно.)</text:p>
      <text:p text:style-name="P1056"/>
      <text:p text:style-name="P1057">Простите; я спешил скорее видеть вас, Не заезжал домой. Прощайте! Через час</text:p>
      <text:p text:style-name="P1058">Явлюсь, подробности малейшей не забуду; Вам первым, вы потом рассказывайте всюду.</text:p>
      <text:p text:style-name="P1059"/>
      <text:p text:style-name="P1060">(В дверях.)</text:p>
      <text:p text:style-name="P1061"/>
      <text:p text:style-name="P1062">Как хороша!</text:p>
      <text:p text:style-name="P1063"/>
      <text:p text:style-name="P1064">(Уходит.)</text:p>
      <text:p text:style-name="P1065"/>
      <text:section text:name="Sect27" text:style-name="S27">
        <text:p text:style-name="P1070"/>
        <text:p text:style-name="P1071"/>
        <text:p text:style-name="P1072"><text:bookmark-start text:name="_bookmark11"/><text:bookmark-end text:name="_bookmark11"/>Фамусов (один)</text:p>
        <text:soft-page-break/>
        <text:p text:style-name="P1073"><text:span text:style-name="T1074">Явление 10</text:span></text:p>
      </text:section>
      <text:section text:name="Sect28" text:style-name="S28">
        <text:p text:style-name="P1075"/>
        <text:p text:style-name="P1076">Который же из двух?</text:p>
        <text:p text:style-name="P1077">«Ах! батюшка, сон в руку!» И говорит мне это вслух!</text:p>
        <text:p text:style-name="P1078"><text:span text:style-name="T1079">Ну,<text:s/></text:span>виноват!<text:s/><text:span text:style-name="T1080">Какого<text:s/></text:span>ж дал я крюку! Молчалин давеча в сомненье ввел<text:span text:style-name="T1081"><text:s/></text:span>меня.<text:s/><text:span text:style-name="T1082">Теперь…<text:s/></text:span>да в полмя из<text:span text:style-name="T1083"><text:s/></text:span>огня:</text:p>
        <text:p text:style-name="P1084"><text:span text:style-name="T1085">Тот<text:s/></text:span>нищий,<text:s/><text:span text:style-name="T1086">этот<text:s/></text:span>франт-приятель; Отъявлен<text:s/><text:span text:style-name="T1087">мотом,</text:span><text:span text:style-name="T1088"><text:s/></text:span>сорванцом;</text:p>
        <text:p text:style-name="P1089">Что за<text:s/><text:span text:style-name="T1090">комиссия,<text:s/></text:span>создатель, Быть взрослой дочери отцом!<text:span text:style-name="T1091"><text:s/></text:span>—</text:p>
        <text:p text:style-name="P1092"/>
        <text:p text:style-name="P1093">(Уходит.)</text:p>
        <text:p text:style-name="P1094">Конец I действия</text:p>
      </text:section>
      <text:p text:style-name="P1095"/>
      <text:p text:style-name="P1100"><text:bookmark-start text:name="Действие_II"/><text:bookmark-start text:name="_bookmark12"/><text:bookmark-end text:name="Действие_II"/><text:bookmark-end text:name="_bookmark12"/>Действие II</text:p>
      <text:p text:style-name="P1101"/>
      <text:p text:style-name="P1102"/>
      <text:p text:style-name="P1103"><text:bookmark-start text:name="_bookmark13"/><text:bookmark-end text:name="_bookmark13"/>Явление 1</text:p>
      <text:p text:style-name="P1104"><text:span text:style-name="T1105">Фамусов, Слуга</text:span><text:span text:style-name="T1106">.<text:s/></text:span><text:span text:style-name="T1107">Фамусов</text:span></text:p>
      <text:p text:style-name="P1108"/>
      <text:p text:style-name="P1109">Петрушка, вечно ты с обновкой,</text:p>
      <text:p text:style-name="P1110">С разодранным локтем. Достань-ка календарь; Читай не так, как пономарь;</text:p>
      <text:p text:style-name="P1111">А с чувством, с толком, с расстановкой. Постой же. – На листе черкни на записном, Противу будущей недели:</text:p>
      <text:p text:style-name="P1112"><text:span text:style-name="T1113">К Прасковье Федоровне в</text:span><text:span text:style-name="T1114"><text:s/></text:span><text:span text:style-name="T1115">дом<text:s/></text:span><text:span text:style-name="T1116">Во вторник зван я на форели.<text:s/></text:span><text:span text:style-name="T1117">Куда<text:s/></text:span><text:span text:style-name="T1118">как<text:s/></text:span><text:span text:style-name="T1119">чуден<text:s/></text:span><text:span text:style-name="T1120">создан свет!</text:span></text:p>
      <text:p text:style-name="P1121">Пофилософствуй – ум вскружится; То бережешься, то обед:</text:p>
      <text:p text:style-name="P1122">Ешь три часа, а в три дни не сварится! Отметь-ка, в тот же день… Нет, нет.</text:p>
      <text:p text:style-name="P1123">В четверг я зван на погребенье.</text:p>
      <text:p text:style-name="P1124">Ох,<text:s/><text:span text:style-name="T1125">род<text:s/></text:span><text:span text:style-name="T1126">людской!<text:s/></text:span>пришло в забвенье, Что всякий сам<text:s/><text:span text:style-name="T1127">туда<text:s/></text:span>же должен<text:span text:style-name="T1128"><text:s/></text:span>лезть, В<text:s/><text:span text:style-name="T1129">тот<text:s/></text:span>ларчик,<text:s/><text:span text:style-name="T1130">где<text:s/></text:span>ни стать, ни<text:span text:style-name="T1131"><text:s/></text:span>сесть.</text:p>
      <text:p text:style-name="P1132">Но память по себе намерен<text:s/><text:span text:style-name="T1133">кто<text:s/></text:span>оставить Житьем похвальным,<text:s/><text:span text:style-name="T1134">вот<text:s/></text:span>пример: Покойник был почтенный<text:span text:style-name="T1135"><text:s/></text:span>камергер,</text:p>
      <text:p text:style-name="P1136">С ключом, и сыну ключ умел доставить; Богат, и на богатой был женат; Переженил детей, внучат;</text:p>
      <text:p text:style-name="P1137">Скончался; все о нем прискорбно поминают, Кузьма Петрович! Мир ему! —</text:p>
      <text:p text:style-name="P1138">Что за тузы в Москве живут и умирают! — Пиши: в четверг, одно уж к одному,</text:p>
      <text:p text:style-name="P1139"><text:span text:style-name="T1140">А<text:s/></text:span><text:span text:style-name="T1141">может,<text:s/></text:span><text:span text:style-name="T1142">в<text:s/></text:span><text:span text:style-name="T1143">пятницу,<text:s/></text:span><text:span text:style-name="T1144">а<text:s/></text:span><text:span text:style-name="T1145">может,<text:s/></text:span><text:span text:style-name="T1146">и в<text:s/></text:span><text:span text:style-name="T1147">субботу, <text:s/></text:span><text:span text:style-name="T1148">Я<text:s/></text:span><text:span text:style-name="T1149">должен<text:s/></text:span><text:span text:style-name="T1150">у вдовы, у докторши,</text:span><text:span text:style-name="T1151"><text:s/></text:span><text:span text:style-name="T1152">крестить.<text:s/></text:span><text:span text:style-name="T1153">Она не родила, но по</text:span><text:span text:style-name="T1154"><text:s/></text:span><text:span text:style-name="T1155">расчету</text:span></text:p>
      <text:p text:style-name="P1156">По моему: должна родить.</text:p>
      <text:p text:style-name="P1157"/>
      <text:p text:style-name="P1162"><text:bookmark-start text:name="_bookmark14"/><text:bookmark-end text:name="_bookmark14"/>Явление 2</text:p>
      <text:p text:style-name="P1163"><text:span text:style-name="T1164">Фамусов, Слуга, Чацкий</text:span><text:span text:style-name="T1165">.<text:s/></text:span><text:span text:style-name="T1166">Фамусов</text:span></text:p>
      <text:p text:style-name="P1167"/>
      <text:p text:style-name="P1168">А! Александр Андреич, просим, Садитесь-ка.</text:p>
      <text:p text:style-name="P1169"/>
      <text:p text:style-name="P1170">Чацкий</text:p>
      <text:p text:style-name="P1171"/>
      <text:p text:style-name="P1172">Вы заняты?</text:p>
      <text:p text:style-name="P1173"/>
      <text:p text:style-name="P1174">Фамусов (Слуге)</text:p>
      <text:p text:style-name="P1175"/>
      <text:p text:style-name="P1176">Поди.</text:p>
      <text:p text:style-name="P1177"/>
      <text:p text:style-name="P1178">(Слуга уходит.)</text:p>
      <text:p text:style-name="P1179"/>
      <text:p text:style-name="P1180">Да, разные дела на память в книгу вносим, Забудется того гляди.</text:p>
      <text:p text:style-name="P1181"/>
      <text:p text:style-name="P1182">Чацкий</text:p>
      <text:p text:style-name="P1183"/>
      <text:p text:style-name="P1184">Вы что-то не весёлы стали;</text:p>
      <text:p text:style-name="P1185">Скажите, отчего? Приезд не в пору мой? Уж Софье Павловне какой</text:p>
      <text:p text:style-name="P1186">Не приключилось ли печали?</text:p>
      <text:p text:style-name="P1187">У вас в лице, в движеньях суета.</text:p>
      <text:p text:style-name="P1188"/>
      <text:p text:style-name="P1189">Фамусов</text:p>
      <text:p text:style-name="P1190"/>
      <text:p text:style-name="P1191">Ах! батюшка, нашел загадку, Не весел я!.. В мои лета</text:p>
      <text:p text:style-name="P1192">Не можно же пускаться мне вприсядку!</text:p>
      <text:p text:style-name="P1193"/>
      <text:p text:style-name="P1194">Чацкий</text:p>
      <text:p text:style-name="P1195"/>
      <text:p text:style-name="P1196">Никто не приглашает вас;</text:p>
      <text:p text:style-name="P1197">Я только что спросил два слова</text:p>
      <text:p text:style-name="P1198">Об Софье Павловне, быть может, нездорова?</text:p>
      <text:p text:style-name="P1199"/>
      <text:p text:style-name="P1200">Фамусов</text:p>
      <text:p text:style-name="P1201"/>
      <text:p text:style-name="P1202">Тьфу, господи прости! Пять тысяч раз Твердит одно и то же!</text:p>
      <text:p text:style-name="P1203">То Софьи Павловны на свете нет пригоже, То Софья Павловна больна.</text:p>
      <text:p text:style-name="P1204">Скажи, тебе понравилась она?</text:p>
      <text:soft-page-break/>
      <text:p text:style-name="P1205">Обрыскал свет; не хочешь ли жениться?</text:p>
      <text:p text:style-name="P1210"/>
      <text:p text:style-name="P1211">Чацкий</text:p>
      <text:p text:style-name="P1212"/>
      <text:p text:style-name="P1213">А вам на что?</text:p>
      <text:p text:style-name="P1214"/>
      <text:p text:style-name="P1215">Фамусов</text:p>
      <text:p text:style-name="P1216"/>
      <text:p text:style-name="P1217">Меня не худо бы спроситься, Ведь я ей несколько сродни; По крайней мере искони Отцом недаром называли.</text:p>
      <text:p text:style-name="P1218"/>
      <text:p text:style-name="P1219">Чацкий</text:p>
      <text:p text:style-name="P1220"/>
      <text:p text:style-name="P1221">Пусть я посватаюсь, вы что бы мне сказали?</text:p>
      <text:p text:style-name="P1222"/>
      <text:p text:style-name="P1223">Фамусов</text:p>
      <text:p text:style-name="P1224"/>
      <text:p text:style-name="P1225">Сказал бы я: во-первых, не блажи, Именьем, брат, не управляй оплошно, А, главное, поди-тка послужи.</text:p>
      <text:p text:style-name="P1226"/>
      <text:p text:style-name="P1227">Чацкий</text:p>
      <text:p text:style-name="P1228"/>
      <text:p text:style-name="P1229">Служить бы рад, прислуживаться тошно.</text:p>
      <text:p text:style-name="P1230"/>
      <text:p text:style-name="P1231">Фамусов</text:p>
      <text:p text:style-name="P1232"/>
      <text:p text:style-name="P1233">Вот то-то, все вы гордецы! Спросили бы, как делали отцы? Учились бы, на старших<text:s/><text:span text:style-name="T1234">глядя:<text:s/></text:span>Мы, например, или покойник<text:span text:style-name="T1235"><text:s/></text:span>дядя,</text:p>
      <text:p text:style-name="P1236">Максим Петрович: он не то на<text:span text:style-name="T1237"><text:s/></text:span>серебре, На золоте едал; сто человек к услугам; Весь в орденах; езжал-то вечно<text:s/><text:span text:style-name="T1238">цугом;<text:s/></text:span>Век при дворе, да при<text:s/><text:span text:style-name="T1239">каком</text:span><text:span text:style-name="T1240"><text:s/></text:span>дворе!</text:p>
      <text:p text:style-name="P1241">Тогда не то, что ныне,</text:p>
      <text:p text:style-name="P1242">При государыне служил Екатерине.</text:p>
      <text:p text:style-name="P1243">А в те поры все важны! в сорок<text:s/><text:span text:style-name="T1244">пуд…<text:s/></text:span>Раскланяйся – тупеем не<text:span text:style-name="T1245"><text:s/></text:span><text:span text:style-name="T1246">кивнут.</text:span></text:p>
      <text:p text:style-name="P1247">Вельможа в случае – тем<text:s/><text:span text:style-name="T1248">паче:<text:s/></text:span>Не как другой, и пил и ел<text:span text:style-name="T1249"><text:s/></text:span><text:span text:style-name="T1250">иначе.</text:span></text:p>
      <text:p text:style-name="P1251">А дядя! что твой князь? что граф? Сурьезный взгляд, надменный нрав. Когда же надо подслужиться,</text:p>
      <text:p text:style-name="P1252">И он сгибался вперегиб:</text:p>
      <text:p text:style-name="P1253">На ку́ртаге ему случилось обступиться; Упал, да так, что чуть затылка не пришиб;</text:p>
      <text:soft-page-break/>
      <text:p text:style-name="P1254">Старик заохал, голос хрипкой;</text:p>
      <text:p text:style-name="P1259">Был высочайшею пожалован<text:span text:style-name="T1260"><text:s/></text:span><text:span text:style-name="T1261">улыбкой;<text:s/></text:span>Изволили смеяться; как же<text:span text:style-name="T1262"><text:s/></text:span>он?</text:p>
      <text:p text:style-name="P1263">Привстал, оправился,<text:s/><text:span text:style-name="T1264">хотел отдать<text:s/></text:span>поклон,<text:s/><text:span text:style-name="T1265">Упал<text:s/></text:span>вдруго́рядь – уж<text:span text:style-name="T1266"><text:s/></text:span>нарочно,</text:p>
      <text:p text:style-name="P1267">А<text:s/><text:span text:style-name="T1268">хохот<text:s/></text:span>пуще, он и в третий так же<text:s/><text:span text:style-name="T1269">точно.<text:s/></text:span>А? как по-вашему? по-нашему –<text:span text:style-name="T1270"><text:s/></text:span>смышлен.<text:s/><text:span text:style-name="T1271">Упал<text:s/></text:span>он больно, встал здорово.</text:p>
      <text:p text:style-name="P1272">Зато, бывало, в вист кто чаще приглашен? Кто слышит при дворе приветливое слово?</text:p>
      <text:p text:style-name="P1273">Максим Петрович! Кто пред всеми знал почет? Максим Петрович! Шутка!</text:p>
      <text:p text:style-name="P1274">В чины выводит кто и пенсии дает?</text:p>
      <text:p text:style-name="P1275">Максим Петрович! Да! Вы, нынешние, – ну-ка!</text:p>
      <text:p text:style-name="P1276"/>
      <text:p text:style-name="P1277">Чацкий</text:p>
      <text:p text:style-name="P1278"/>
      <text:p text:style-name="P1279">И точно, начал свет глупеть, Сказать вы можете вздохнувши; Как посравнить, да посмотреть Век нынешний и век минувший:</text:p>
      <text:p text:style-name="P1280">Свежо предание, а верится с трудом;</text:p>
      <text:p text:style-name="P1281">Как тот и славился, чья чаще гнулась шея; Как не в войне, а в мире брали лбом, Стучали об пол не жалея!</text:p>
      <text:p text:style-name="P1282">Кому нужда: тем спесь, лежи они в пыли, А тем, кто выше, лесть как кружево плели. Прямой был век покорности и страха,</text:p>
      <text:p text:style-name="P1283">Всё<text:s/><text:span text:style-name="T1284">под<text:s/></text:span>личиною усердия к царю. Я не об дядюшке об вашем<text:span text:style-name="T1285"><text:s/></text:span>говорю;<text:s/><text:span text:style-name="T1286">Его<text:s/></text:span>не возмутим мы<text:span text:style-name="T1287"><text:s/></text:span>праха:</text:p>
      <text:p text:style-name="P1288">Но между тем кого охота заберет, Хоть в раболепстве самом пылком, Теперь, чтобы смешить народ, Отважно жертвовать затылком?</text:p>
      <text:p text:style-name="P1289">А сверстничек, а старичок Иной, глядя на тот скачок</text:p>
      <text:p text:style-name="P1290">И разрушаясь в ветхой коже,</text:p>
      <text:p text:style-name="P1291">Чай, приговаривал: – Ах! если бы мне тоже! Хоть есть охотники поподличать везде,</text:p>
      <text:p text:style-name="P1292">Да нынче смех страшит, и держит стыд в узде; Недаром жалуют их скупо государи.</text:p>
      <text:p text:style-name="P1293"/>
      <text:p text:style-name="P1294">Фамусов</text:p>
      <text:p text:style-name="P1295"/>
      <text:p text:style-name="P1296">Ах! боже мой! он карбонари!</text:p>
      <text:p text:style-name="P1297"/>
      <text:p text:style-name="P1298">Чацкий</text:p>
      <text:soft-page-break/>
      <text:p text:style-name="P1299">Нет, нынче свет уж не таков.</text:p>
      <text:p text:style-name="P1304"/>
      <text:p text:style-name="P1305">Фамусов</text:p>
      <text:p text:style-name="P1306"/>
      <text:p text:style-name="P1307">Опасный человек!</text:p>
      <text:p text:style-name="P1308"/>
      <text:p text:style-name="P1309">Чацкий</text:p>
      <text:p text:style-name="P1310"/>
      <text:p text:style-name="P1311">Вольнее всякий дышит</text:p>
      <text:p text:style-name="P1312">И не торопится вписаться в полк шутов.</text:p>
      <text:p text:style-name="P1313"/>
      <text:p text:style-name="P1314">Фамусов</text:p>
      <text:p text:style-name="P1315"/>
      <text:p text:style-name="P1316">Что говорит! и говорит, как пишет!</text:p>
      <text:p text:style-name="P1317"/>
      <text:p text:style-name="P1318">Чацкий</text:p>
      <text:p text:style-name="P1319"/>
      <text:p text:style-name="P1320">У покровителей зевать на потолок, Явиться помолчать, пошаркать, пообедать, Подставить стул, поднять платок.</text:p>
      <text:p text:style-name="P1321"/>
      <text:p text:style-name="P1322">Фамусов</text:p>
      <text:p text:style-name="P1323"/>
      <text:p text:style-name="P1324">Он вольность хочет проповедать!</text:p>
      <text:p text:style-name="P1325"/>
      <text:p text:style-name="P1326">Чацкий</text:p>
      <text:p text:style-name="P1327"/>
      <text:p text:style-name="P1328">Кто путешествует, в деревне кто живет…</text:p>
      <text:p text:style-name="P1329"/>
      <text:p text:style-name="P1330">Фамусов</text:p>
      <text:p text:style-name="P1331"/>
      <text:p text:style-name="P1332">Да он властей не признает!</text:p>
      <text:p text:style-name="P1333"/>
      <text:p text:style-name="P1334">Чацкий</text:p>
      <text:p text:style-name="P1335"/>
      <text:p text:style-name="P1336">Кто служит делу, а не лицам…</text:p>
      <text:p text:style-name="P1337"/>
      <text:p text:style-name="P1338">Фамусов</text:p>
      <text:p text:style-name="P1339"/>
      <text:p text:style-name="P1340">Строжайше б запретил я этим господам На выстрел подъезжать к столицам.</text:p>
      <text:p text:style-name="P1341"/>
      <text:p text:style-name="P1342">Чацкий</text:p>
      <text:p text:style-name="P1343"/>
      <text:p text:style-name="P1344">Я наконец вам отдых дам…</text:p>
      <text:p text:style-name="P1345"/>
      <text:p text:style-name="P1346">Фамусов</text:p>
      <text:p text:style-name="P1347"/>
      <text:p text:style-name="P1348">Терпенья, мочи нет, досадно.</text:p>
      <text:p text:style-name="P1349"/>
      <text:p text:style-name="P1354">Чацкий</text:p>
      <text:p text:style-name="P1355"/>
      <text:p text:style-name="P1356">Ваш век бранил я беспощадно, Предоставляю вам во власть: Откиньте часть,</text:p>
      <text:p text:style-name="P1357">Хоть нашим временам в придачу; Уж так и быть, я не поплачу.</text:p>
      <text:p text:style-name="P1358"/>
      <text:p text:style-name="P1359">Фамусов</text:p>
      <text:p text:style-name="P1360"/>
      <text:p text:style-name="P1361">И знать вас не хочу, разврата не терплю.</text:p>
      <text:p text:style-name="P1362"/>
      <text:p text:style-name="P1363">Чацкий</text:p>
      <text:p text:style-name="P1364"/>
      <text:p text:style-name="P1365">Я досказал.</text:p>
      <text:p text:style-name="P1366"/>
      <text:p text:style-name="P1367">Фамусов</text:p>
      <text:p text:style-name="P1368"/>
      <text:p text:style-name="P1369">Добро, заткнул я уши.</text:p>
      <text:p text:style-name="P1370"/>
      <text:p text:style-name="P1371">Чацкий</text:p>
      <text:p text:style-name="P1372"/>
      <text:p text:style-name="P1373">На что ж? я их не оскорблю.</text:p>
      <text:p text:style-name="P1374"/>
      <text:p text:style-name="P1375">Фамусов (скороговоркой)</text:p>
      <text:p text:style-name="P1376"/>
      <text:p text:style-name="P1377">Вот рыскают по свету, бьют баклуши, Воротятся, от них порядка жди.</text:p>
      <text:p text:style-name="P1378"/>
      <text:p text:style-name="P1379">Чацкий</text:p>
      <text:p text:style-name="P1380"/>
      <text:p text:style-name="P1381">Я перестал…</text:p>
      <text:p text:style-name="P1382"/>
      <text:p text:style-name="P1383">Фамусов</text:p>
      <text:p text:style-name="P1384"/>
      <text:p text:style-name="P1385">Пожалуй, пощади.</text:p>
      <text:p text:style-name="P1386"/>
      <text:p text:style-name="P1387">Чацкий</text:p>
      <text:p text:style-name="P1388"/>
      <text:p text:style-name="P1389">Длить споры не мое желанье.</text:p>
      <text:p text:style-name="P1390"/>
      <text:p text:style-name="P1391">Фамусов</text:p>
      <text:p text:style-name="P1392"/>
      <text:p text:style-name="P1393">Хоть душу отпусти на покаянье!</text:p>
      <text:p text:style-name="P1394"/>
      <text:section text:name="Sect36" text:style-name="S36">
        <text:p text:style-name="P1399"/>
        <text:p text:style-name="P1400"/>
        <text:p text:style-name="P1401"><text:bookmark-start text:name="_bookmark15"/><text:bookmark-end text:name="_bookmark15"/>Слуга (входит)</text:p>
        <text:soft-page-break/>
        <text:p text:style-name="P1402"><text:span text:style-name="T1403">Явление 3</text:span></text:p>
      </text:section>
      <text:section text:name="Sect37" text:style-name="S37">
        <text:p text:style-name="P1404"/>
        <text:p text:style-name="P1405">Полковник Скалозуб.</text:p>
        <text:p text:style-name="P1406"/>
        <text:p text:style-name="P1407">Фамусов</text:p>
        <text:p text:style-name="P1408">(ничего не видит и не слышит)</text:p>
        <text:p text:style-name="P1409"/>
        <text:p text:style-name="P1410">Тебя уж упекут</text:p>
        <text:p text:style-name="P1411">Под суд, как пить дадут.</text:p>
        <text:p text:style-name="P1412"/>
        <text:p text:style-name="P1413">Чацкий</text:p>
        <text:p text:style-name="P1414"/>
        <text:p text:style-name="P1415">Пожаловал к вам кто-то на́ дом.</text:p>
        <text:p text:style-name="P1416"/>
        <text:p text:style-name="P1417">Фамусов</text:p>
        <text:p text:style-name="P1418"/>
        <text:p text:style-name="P1419">Не слушаю, под суд!</text:p>
        <text:p text:style-name="P1420"/>
        <text:p text:style-name="P1421">Чацкий</text:p>
        <text:p text:style-name="P1422"/>
        <text:p text:style-name="P1423">К вам человек с докладом.</text:p>
        <text:p text:style-name="P1424"/>
        <text:p text:style-name="P1425">Фамусов</text:p>
        <text:p text:style-name="P1426"/>
        <text:p text:style-name="P1427">Не слушаю, под суд! под суд!</text:p>
        <text:p text:style-name="P1428"/>
        <text:p text:style-name="P1429">Чацкий</text:p>
        <text:p text:style-name="P1430"/>
        <text:p text:style-name="P1431">Да обернитесь, вас зовут.</text:p>
        <text:p text:style-name="P1432"/>
        <text:p text:style-name="P1433">Фамусов (оборачивается)</text:p>
        <text:p text:style-name="P1434"/>
        <text:p text:style-name="P1435">А? бунт? ну так и жду содома.</text:p>
        <text:p text:style-name="P1436"/>
        <text:p text:style-name="P1437">Слуга</text:p>
        <text:p text:style-name="P1438"/>
        <text:p text:style-name="P1439">Полковник Скалозуб. Прикажете принять?</text:p>
        <text:p text:style-name="P1440"/>
        <text:p text:style-name="P1441">Фамусов (встает)</text:p>
        <text:p text:style-name="P1442"/>
        <text:p text:style-name="P1443">Ослы! сто раз вам повторять?</text:p>
        <text:p text:style-name="P1444">Принять его, позвать, просить, сказать, что дома, Что очень рад. Пошел же, торопись.</text:p>
        <text:p text:style-name="P1445"/>
        <text:p text:style-name="P1446">(Слуга уходит.)</text:p>
      </text:section>
      <text:soft-page-break/>
      <text:p text:style-name="P1447">Пожало-ста, сударь, при нем остерегись: Известный человек, солидный,</text:p>
      <text:p text:style-name="P1452">И знаков тьму отличья нахватал; Не по летам и чин завидный,</text:p>
      <text:p text:style-name="P1453">Не нынче завтра генерал.</text:p>
      <text:p text:style-name="P1454">Пожало-ста при нем веди себя скромненько… Эх! Александр Андреич, дурно, брат!</text:p>
      <text:p text:style-name="P1455">Ко мне он жалует частенько; Я всякому, ты знаешь, рад;</text:p>
      <text:p text:style-name="P1456">В Москве прибавят вечно втрое:</text:p>
      <text:p text:style-name="P1457">Вот<text:s/><text:span text:style-name="T1458">будто<text:s/></text:span>женится на Сонюшке.<text:span text:style-name="T1459"><text:s/></text:span>Пустое! Он,<text:s/><text:span text:style-name="T1460">может<text:s/></text:span>быть, и рад бы был душой, Да надобности сам не вижу я большой<text:s/><text:span text:style-name="T1461">Дочь<text:s/></text:span>выдавать ни завтра, ни<text:span text:style-name="T1462"><text:s/></text:span>сегодня;</text:p>
      <text:p text:style-name="P1463">Ведь Софья молода. А впрочем, власть господня. Пожало-ста при нем не спорь ты вкривь и вкось И завиральные идеи эти брось.</text:p>
      <text:p text:style-name="P1464">Однако нет его! какую бы причину…</text:p>
      <text:p text:style-name="P1465">А! знать, ко мне пошел в другую половину.</text:p>
      <text:p text:style-name="P1466"/>
      <text:p text:style-name="P1467">(Поспешно уходит.)</text:p>
      <text:p text:style-name="P1468"/>
      <text:section text:name="Sect40" text:style-name="S40">
        <text:p text:style-name="P1473"/>
        <text:p text:style-name="P1474"/>
        <text:p text:style-name="P1475"><text:bookmark-start text:name="_bookmark16"/><text:bookmark-end text:name="_bookmark16"/>Чацкий</text:p>
        <text:soft-page-break/>
        <text:p text:style-name="P1476"><text:span text:style-name="T1477">Явление 4</text:span></text:p>
      </text:section>
      <text:section text:name="Sect41" text:style-name="S41">
        <text:p text:style-name="P1478"/>
        <text:p text:style-name="P1479">Как суетится! что за прыть!</text:p>
        <text:p text:style-name="P1480">А Софья? – Нет ли впрямь тут жениха какого? С которых пор меня дичатся как чужого!</text:p>
        <text:p text:style-name="P1481">Как здесь бы ей не быть!!..</text:p>
        <text:p text:style-name="P1482">Кто этот Скалозуб? отец им сильно бредит, А может быть не только, что отец…</text:p>
        <text:p text:style-name="P1483">Ах! тот скажи любви конец, Кто на три года вдаль уедет.</text:p>
      </text:section>
      <text:p text:style-name="P1484"/>
      <text:p text:style-name="P1489"><text:bookmark-start text:name="_bookmark17"/><text:bookmark-end text:name="_bookmark17"/>Явление 5</text:p>
      <text:p text:style-name="P1490"><text:span text:style-name="T1491">Чацкий, Фамусов, Скалозуб</text:span><text:span text:style-name="T1492">.<text:s/></text:span><text:span text:style-name="T1493">Фамусов</text:span></text:p>
      <text:p text:style-name="P1494"/>
      <text:p text:style-name="P1495">Сергей Сергеич, к нам сюда-с. Прошу покорно, здесь теплее; Прозябли вы, согреем вас; Отдушничек отве́рнем поскорее.</text:p>
      <text:p text:style-name="P1496"/>
      <text:p text:style-name="P1497">Скалозуб (густым басом)</text:p>
      <text:p text:style-name="P1498"/>
      <text:p text:style-name="P1499">Зачем же лазить, например,</text:p>
      <text:p text:style-name="P1500">Самим!.. Мне совестно, как честный офицер.</text:p>
      <text:p text:style-name="P1501"/>
      <text:p text:style-name="P1502">Фамусов</text:p>
      <text:p text:style-name="P1503"/>
      <text:p text:style-name="P1504">Неужто для друзей не делать мне ни шагу, Сергей Сергеич, дорогой!</text:p>
      <text:p text:style-name="P1505">Кладите шляпу, сденьте шпагу;</text:p>
      <text:p text:style-name="P1506">Вот вам софа, раскиньтесь на покой.</text:p>
      <text:p text:style-name="P1507"/>
      <text:p text:style-name="P1508">Скалозуб</text:p>
      <text:p text:style-name="P1509"/>
      <text:p text:style-name="P1510">Куда прикажете, лишь только бы усесться.</text:p>
      <text:p text:style-name="P1511"/>
      <text:p text:style-name="P1512">(Садятся все трое, Чацкий поодаль.) Фамусов</text:p>
      <text:p text:style-name="P1513"/>
      <text:p text:style-name="P1514">Ах! батюшка, сказать, чтоб не забыть: Позвольте нам своими счесться,</text:p>
      <text:p text:style-name="P1515">Хоть дальними, – наследства не делить; Не знали вы, а я подавно, —</text:p>
      <text:p text:style-name="P1516">Спасибо научил двоюродный ваш брат, — Как вам доводится Настасья Николавна?</text:p>
      <text:p text:style-name="P1517"/>
      <text:p text:style-name="P1518">Скалозуб</text:p>
      <text:p text:style-name="P1519"/>
      <text:p text:style-name="P1520">Не знаю-с, виноват;</text:p>
      <text:p text:style-name="P1521">Мы с нею вместе не служили,</text:p>
      <text:p text:style-name="P1522"/>
      <text:p text:style-name="P1523">Фамусов</text:p>
      <text:p text:style-name="P1524"/>
      <text:p text:style-name="P1525">Сергей Сергеич, это вы ли!</text:p>
      <text:p text:style-name="P1526">Нет! я перед родней, где встретится, ползком; Сыщу ее на дне морском.</text:p>
      <text:p text:style-name="P1527">При мне служа́щие чужие очень редки; Всё больше сестрины, свояченицы детки;</text:p>
      <text:soft-page-break/>
      <text:p text:style-name="P1528">Один Молчалин мне не свой, И то затем, что деловой.</text:p>
      <text:p text:style-name="P1533">Как станешь представлять к крестишку ли, к местечку,</text:p>
      <text:p text:style-name="P1534">Ну как не порадеть родному человечку!.. Однако братец ваш мне друг и говорил, Что вами выгод тьму по службе получил.</text:p>
      <text:p text:style-name="P1535"/>
      <text:p text:style-name="P1536">Скалозуб</text:p>
      <text:p text:style-name="P1537"/>
      <text:p text:style-name="P1538">В тринадцатом году мы отличались с братом В тридцатом егерском, а после в сорок пятом.</text:p>
      <text:p text:style-name="P1539"/>
      <text:p text:style-name="P1540">Фамусов</text:p>
      <text:p text:style-name="P1541"/>
      <text:p text:style-name="P1542">Да, счастье, у кого есть эдакий сынок! Имеет, кажется, в петличке орденок?</text:p>
      <text:p text:style-name="P1543"/>
      <text:p text:style-name="P1544">Скалозуб</text:p>
      <text:p text:style-name="P1545"/>
      <text:p text:style-name="P1546">За третье августа; засели мы в траншею: Ему дан с бантом, мне на шею.</text:p>
      <text:p text:style-name="P1547"/>
      <text:p text:style-name="P1548">Фамусов</text:p>
      <text:p text:style-name="P1549"/>
      <text:p text:style-name="P1550">Любезный человек, и посмотреть – так хват, Прекрасный человек двоюродный ваш брат.</text:p>
      <text:p text:style-name="P1551"/>
      <text:p text:style-name="P1552">Скалозуб</text:p>
      <text:p text:style-name="P1553"/>
      <text:p text:style-name="P1554">Но<text:s/><text:span text:style-name="T1555">крепко<text:s/></text:span>набрался каких-то новых правил. Чин следовал ему: он<text:s/><text:span text:style-name="T1556">службу<text:s/></text:span><text:span text:style-name="T1557">вдруг<text:s/></text:span>оставил, В деревне книги стал читать.</text:p>
      <text:p text:style-name="P1558"/>
      <text:p text:style-name="P1559">Фамусов</text:p>
      <text:p text:style-name="P1560"/>
      <text:p text:style-name="P1561">Вот молодость!.. – читать!.. а после хвать!.. Вы повели себя исправно,</text:p>
      <text:p text:style-name="P1562">Давно полковники, а служите недавно.</text:p>
      <text:p text:style-name="P1563"/>
      <text:p text:style-name="P1564">Скалозуб</text:p>
      <text:p text:style-name="P1565"/>
      <text:p text:style-name="P1566">Довольно счастлив я в товарищах моих, Вакансии как раз открыты;</text:p>
      <text:p text:style-name="P1567">То старших выключат иных, Другие, смотришь, перебиты.</text:p>
      <text:p text:style-name="P1568"/>
      <text:p text:style-name="P1569">Фамусов</text:p>
      <text:soft-page-break/>
      <text:p text:style-name="P1570">Да, чем кого господь поищет, вознесет!</text:p>
      <text:p text:style-name="P1575"/>
      <text:p text:style-name="P1576">Скалозуб</text:p>
      <text:p text:style-name="P1577"/>
      <text:p text:style-name="P1578">Бывает, моего счастливее везет.</text:p>
      <text:p text:style-name="P1579">У нас в пятнадцатой дивизии, не дале,</text:p>
      <text:p text:style-name="P1580">Об нашем хоть сказать бригадном генерале.</text:p>
      <text:p text:style-name="P1581"/>
      <text:p text:style-name="P1582">Фамусов</text:p>
      <text:p text:style-name="P1583"/>
      <text:p text:style-name="P1584">Помилуйте, а вам чего недостает?</text:p>
      <text:p text:style-name="P1585"/>
      <text:p text:style-name="P1586">Скалозуб</text:p>
      <text:p text:style-name="P1587"/>
      <text:p text:style-name="P1588">Не жалуюсь, не обходили,</text:p>
      <text:p text:style-name="P1589">Однако за полком два года поводили.</text:p>
      <text:p text:style-name="P1590"/>
      <text:p text:style-name="P1591">Фамусов</text:p>
      <text:p text:style-name="P1592"/>
      <text:p text:style-name="P1593">В погонь ли за полком? Зато, конечно, в чем другом За вами далеко тянуться.</text:p>
      <text:p text:style-name="P1594"/>
      <text:p text:style-name="P1595">Скалозуб</text:p>
      <text:p text:style-name="P1596"/>
      <text:p text:style-name="P1597">Нет-с, ста́рее меня по корпусу найдутся, Я с восемьсот девятого служу;</text:p>
      <text:p text:style-name="P1598">Да, чтоб чины добыть, есть многие<text:span text:style-name="T1599"><text:s/></text:span>каналы; Об них как истинный философ я<text:s/><text:span text:style-name="T1600">сужу:<text:s/></text:span>Мне<text:s/><text:span text:style-name="T1601">только<text:s/></text:span>бы досталось в<text:span text:style-name="T1602"><text:s/></text:span>генералы.</text:p>
      <text:p text:style-name="P1603"/>
      <text:p text:style-name="P1604">Фамусов</text:p>
      <text:p text:style-name="P1605"/>
      <text:p text:style-name="P1606">И славно судите, дай бог здоровье вам И генеральский чин; а там</text:p>
      <text:p text:style-name="P1607">Зачем откладывать бы дальше Речь завести об генеральше?</text:p>
      <text:p text:style-name="P1608"/>
      <text:p text:style-name="P1609">Скалозуб</text:p>
      <text:p text:style-name="P1610"/>
      <text:p text:style-name="P1611">Жениться? Я ничуть не прочь.</text:p>
      <text:p text:style-name="P1612"/>
      <text:p text:style-name="P1613">Фамусов</text:p>
      <text:p text:style-name="P1614"/>
      <text:p text:style-name="P1615">Что ж? у кого сестра, племянница есть, дочь; В Москве ведь нет невестам перевода;</text:p>
      <text:p text:style-name="P1616">Чего? плодятся год от года;</text:p>
      <text:p text:style-name="P1617">А, батюшка, признайтесь, что едва Где сыщется столица, как Москва.</text:p>
      <text:p text:style-name="P1618"/>
      <text:p text:style-name="P1623">Скалозуб</text:p>
      <text:p text:style-name="P1624"/>
      <text:p text:style-name="P1625">Дистанции огромного размера.</text:p>
      <text:p text:style-name="P1626"/>
      <text:p text:style-name="P1627">Фамусов</text:p>
      <text:p text:style-name="P1628"/>
      <text:p text:style-name="P1629">Вкус, батюшка, отменная манера; На всё свои законы есть:</text:p>
      <text:p text:style-name="P1630">Вот, например, у нас уж исстари ведется, Что по отцу и сыну честь;</text:p>
      <text:p text:style-name="P1631">Будь плохенький, да если наберется Душ тысячки две родовых, —</text:p>
      <text:p text:style-name="P1632">Тот и жених.</text:p>
      <text:p text:style-name="P1633">Другой хоть прытче будь, надутый всяким чванством,</text:p>
      <text:p text:style-name="P1634">Пускай себе разумником слыви,</text:p>
      <text:p text:style-name="P1635">А в се́мью не включат. На нас не подиви.</text:p>
      <text:p text:style-name="P1636">Ведь только здесь еще и дорожат дворянством. Да это ли одно? возьмите вы хлеб-соль:</text:p>
      <text:p text:style-name="P1637"><text:span text:style-name="T1638">Кто<text:s/></text:span><text:span text:style-name="T1639">хочет<text:s/></text:span>к нам пожаловать, – изволь; Дверь отперта для званых и<text:span text:style-name="T1640"><text:s/></text:span>незваных, Особенно из<text:span text:style-name="T1641"><text:s/></text:span>иностранных;</text:p>
      <text:p text:style-name="P1642">Хоть честный человек, хоть нет,</text:p>
      <text:p text:style-name="P1643">Для нас равнёхонько, про всех готов обед. Возьмите вы от головы до пяток,</text:p>
      <text:p text:style-name="P1644">На всех московских есть особый отпечаток.</text:p>
      <text:p text:style-name="P1645"/>
      <text:p text:style-name="P1646">Извольте посмотреть на нашу молодежь, На юношей – сынков и вну́чат,</text:p>
      <text:p text:style-name="P1647">Журим мы их, а, если разберешь, — В пятнадцать лет учителей научат!</text:p>
      <text:p text:style-name="P1648">А наши старички?? – Как их возьмет<text:span text:style-name="T1649"><text:s/></text:span>задор,<text:s/><text:span text:style-name="T1650">Засудят<text:s/></text:span>об делах, что слово – приговор, — Ведь столбовые всё, в ус<text:s/><text:span text:style-name="T1651">никого<text:s/></text:span>не дуют; И об правительстве иной раз так<text:s/><text:span text:style-name="T1652">толкуют,<text:s/></text:span>Что если б<text:s/><text:span text:style-name="T1653">кто<text:s/></text:span>подслушал их…<text:span text:style-name="T1654"><text:s/></text:span><text:span text:style-name="T1655">беда!</text:span></text:p>
      <text:p text:style-name="P1656">Не то чтоб новизны вводили, – никогда, Спаси нас боже! Нет. А придерутся</text:p>
      <text:p text:style-name="P1657">К тому, к сему, а чаще ни к чему, Поспорят, пошумят и… разойдутся. Прямые канцлеры в отставке – по уму! Я вам скажу, знать, время не приспело, Но что без них не обойдется дело. —</text:p>
      <text:p text:style-name="P1658">А дамы? – сунься кто, попробуй, овладей; Судьи́ всему, везде, над ними нет судей;</text:p>
      <text:p text:style-name="P1659">За картами когда восстанут общим бунтом, Дай бог терпение, – ведь сам я был женат. Скомандовать велите перед фрунтом!</text:p>
      <text:soft-page-break/>
      <text:p text:style-name="P1660">Присутствовать пошлите их в Сенат! Ирина Власьевна!<text:s/><text:span text:style-name="T1665">Лукерья<text:s/></text:span>Алексевна! Татьяна Юрьевна!<text:s/><text:span text:style-name="T1666">Пульхерия<text:s/></text:span>Андревна! А дочек<text:s/><text:span text:style-name="T1667">кто<text:s/></text:span>видал, – всяк<text:s/><text:span text:style-name="T1668">голову<text:s/></text:span>повесь…</text:p>
      <text:p text:style-name="P1669"><text:span text:style-name="T1670">Его<text:s/></text:span>величество<text:s/><text:span text:style-name="T1671">король<text:s/></text:span>был прусский здесь, Дивился не путем московским он девицам, Их благонравью, а не лицам;</text:p>
      <text:p text:style-name="P1672">И<text:s/><text:span text:style-name="T1673">точно,<text:s/></text:span>можно ли воспитаннее быть!<text:s/><text:span text:style-name="T1674">Умеют<text:s/></text:span>же себя принарядить Тафтицей, бархатцем и<text:span text:style-name="T1675"><text:s/></text:span><text:span text:style-name="T1676">дымкой,</text:span></text:p>
      <text:p text:style-name="P1677">Словечка в простоте не<text:s/><text:span text:style-name="T1678">скажут,<text:s/></text:span>всё с<text:s/><text:span text:style-name="T1679">ужимкой;<text:s/></text:span>Французские романсы вам<text:span text:style-name="T1680"><text:s/></text:span>поют</text:p>
      <text:p text:style-name="P1681">И верхние выводят нотки,</text:p>
      <text:p text:style-name="P1682">К военным людям так и льнут, А потому, что патриотки.</text:p>
      <text:p text:style-name="P1683">Решительно скажу: едва</text:p>
      <text:p text:style-name="P1684">Другая сыщется столица как Москва.</text:p>
      <text:p text:style-name="P1685"/>
      <text:p text:style-name="P1686">Скалозуб</text:p>
      <text:p text:style-name="P1687"/>
      <text:p text:style-name="P1688">По моему сужденью,</text:p>
      <text:p text:style-name="P1689">Пожар способствовал ей много к украшенью.</text:p>
      <text:p text:style-name="P1690"/>
      <text:p text:style-name="P1691">Фамусов</text:p>
      <text:p text:style-name="P1692"/>
      <text:p text:style-name="P1693">Не поминайте нам, уж мало ли крехтят! С тех пор дороги, тротуары,</text:p>
      <text:p text:style-name="P1694">Дома и всё на новый лад.</text:p>
      <text:p text:style-name="P1695"/>
      <text:p text:style-name="P1696">Чацкий</text:p>
      <text:p text:style-name="P1697"/>
      <text:p text:style-name="P1698">Дома новы́, но предрассудки стары. Порадуйтесь, не истребят</text:p>
      <text:p text:style-name="P1699">Ни годы их, ни моды, ни пожары.</text:p>
      <text:p text:style-name="P1700"/>
      <text:p text:style-name="P1701">Фамусов (Чацкому)</text:p>
      <text:p text:style-name="P1702"/>
      <text:p text:style-name="P1703">Эй, завяжи на память узелок;</text:p>
      <text:p text:style-name="P1704">Просил я помолчать, не велика услуга.</text:p>
      <text:p text:style-name="P1705"/>
      <text:p text:style-name="P1706">(Скалозубу)</text:p>
      <text:p text:style-name="P1707"/>
      <text:p text:style-name="P1708">Позвольте, батюшка. Вот-с – Чацкого, мне друга, Андрея Ильича покойного сынок:</text:p>
      <text:p text:style-name="P1709">Не служит, то есть в том он пользы не находит, Но захоти – так был бы деловой.</text:p>
      <text:p text:style-name="P1710">Жаль, очень жаль, он малый с головой И славно пишет, переводит.</text:p>
      <text:p text:style-name="P1711">Нельзя не пожалеть, что с эдаким умом…</text:p>
      <text:p text:style-name="P1712"/>
      <text:p text:style-name="P1717">Чацкий</text:p>
      <text:p text:style-name="P1718"/>
      <text:p text:style-name="P1719">Нельзя ли пожалеть об ком-нибудь другом? И похвалы мне ваши досаждают.</text:p>
      <text:p text:style-name="P1720"/>
      <text:p text:style-name="P1721">Фамусов</text:p>
      <text:p text:style-name="P1722"/>
      <text:p text:style-name="P1723">Не я один, все так же осуждают.</text:p>
      <text:p text:style-name="P1724"/>
      <text:p text:style-name="P1725">Чацкий</text:p>
      <text:p text:style-name="P1726"/>
      <text:p text:style-name="P1727">А судьи кто? – За древностию лет</text:p>
      <text:p text:style-name="P1728">К свободной жизни их вражда непримирима, Сужденья черпают из забыты́х газет</text:p>
      <text:p text:style-name="P1729">Времен Очаковских и покоренья Крыма; Всегда готовые к журьбе,</text:p>
      <text:p text:style-name="P1730">Поют всё песнь одну и ту же, Не замечая об себе:</text:p>
      <text:p text:style-name="P1731">Что старее, то хуже.</text:p>
      <text:p text:style-name="P1732">Где, укажите нам, отечества отцы, Которых мы должны принять за образцы? Не эти ли, грабительством богаты?</text:p>
      <text:p text:style-name="P1733">Защиту от суда в друзьях нашли, в родстве, Великолепные соорудя палаты,</text:p>
      <text:p text:style-name="P1734">Где разливаются в пирах и мотовстве</text:p>
      <text:p text:style-name="P1735">И где не воскресят клиенты-иностранцы Прошедшего житья подлейшие черты.</text:p>
      <text:p text:style-name="P1736">Да и кому в Москве не зажимали рты Обеды, ужины и танцы?</text:p>
      <text:p text:style-name="P1737">Не тот ли вы, к кому меня еще с пелён, Для замыслов каких-то непонятных, Дитёй возили на поклон?</text:p>
      <text:p text:style-name="P1738">Тот Нестор негодяев знатных, Толпою окруженный слуг; Усердствуя, они в часы вина и драки</text:p>
      <text:p text:style-name="P1739">И честь и жизнь его не раз спасали: вдруг На них он выменил борзые три собаки!!! Или вон тот еще, который для затей</text:p>
      <text:p text:style-name="P1740">На крепостной балет согнал на многих фурах От матерей, отцов отторженных детей?!</text:p>
      <text:p text:style-name="P1741">Сам погружен умом в Зефирах и в Амурах, Заставил всю Москву дивиться их красе!</text:p>
      <text:p text:style-name="P1742">Но должников не согласил к отсрочке: Амуры и Зефиры все</text:p>
      <text:p text:style-name="P1743">Распроданы поодиночке!!!</text:p>
      <text:p text:style-name="P1744">Вот те, которые дожи́ли до седин!</text:p>
      <text:p text:style-name="P1745">Вот уважать кого должны мы на безлюдьи! Вот наши строгие ценители и судьи!</text:p>
      <text:soft-page-break/>
      <text:p text:style-name="P1746">Теперь пускай из нас один,</text:p>
      <text:p text:style-name="P1751">Из молодых людей, найдется – враг исканий, Не требуя ни мест, ни повышенья в чин,</text:p>
      <text:p text:style-name="P1752">В науки он вперит ум, алчущий познаний; Или в душе его сам бог возбудит жар</text:p>
      <text:p text:style-name="P1753">К искусствам творческим, высоким и прекрасным, —</text:p>
      <text:p text:style-name="P1754">Они тотчас: разбой! пожар!</text:p>
      <text:p text:style-name="P1755">И прослывет у них мечтателем! опасным!! — Мундир!<text:s/><text:span text:style-name="T1756">один<text:s/></text:span>мундир! он в прежнем их быту<text:s/><text:span text:style-name="T1757">Когда-то<text:s/></text:span>укрывал, расшитый и красивый,</text:p>
      <text:p text:style-name="P1758">Их слабодушие, рассудка нищету; И нам за ними в путь счастливый!</text:p>
      <text:p text:style-name="P1759">И в женах, дочерях – к мундиру та же страсть! Я сам к нему давно ль от нежности отрекся?! Теперь уж в это мне ребячество не впасть;</text:p>
      <text:p text:style-name="P1760">Но кто б тогда за всеми не повлекся? Когда из гвардии, иные от двора Сюда на время приезжали, — Кричали женщины: ура!</text:p>
      <text:p text:style-name="P1761">И в воздух чепчики бросали!</text:p>
      <text:p text:style-name="P1762"/>
      <text:p text:style-name="P1763">Фамусов (про себя)</text:p>
      <text:p text:style-name="P1764"/>
      <text:p text:style-name="P1765">Уж втянет он меня в беду.</text:p>
      <text:p text:style-name="P1766"/>
      <text:p text:style-name="P1767">(Громко.)</text:p>
      <text:p text:style-name="P1768"/>
      <text:p text:style-name="P1769">Сергей Сергеич, я пойду</text:p>
      <text:p text:style-name="P1770">И буду ждать вас в кабинете.</text:p>
      <text:p text:style-name="P1771"/>
      <text:p text:style-name="P1772">(Уходит.)</text:p>
      <text:p text:style-name="P1773"/>
      <text:p text:style-name="P1778"><text:bookmark-start text:name="_bookmark18"/><text:bookmark-end text:name="_bookmark18"/>Явление 6</text:p>
      <text:p text:style-name="P1779"><text:span text:style-name="T1780">Скалозуб, Чацкий</text:span><text:span text:style-name="T1781">.<text:s/></text:span><text:span text:style-name="T1782">Скалозуб</text:span></text:p>
      <text:p text:style-name="P1783"/>
      <text:p text:style-name="P1784">Мне нравится, при этой смете Искусно как коснулись вы Предубеждения Москвы</text:p>
      <text:p text:style-name="P1785">К любимцам, к гвардии, к гвардейским, к гвардионцам;</text:p>
      <text:p text:style-name="P1786">Их<text:s/><text:span text:style-name="T1787">золоту,<text:s/></text:span>шитью дивятся<text:s/><text:span text:style-name="T1788">будто<text:s/></text:span>солнцам! А в Первой армии<text:s/><text:span text:style-name="T1789">когда<text:s/></text:span>отстали? в чем? Всё так прилажено, и тальи все так узки, И офицеров вам<text:s/><text:span text:style-name="T1790">начтём,</text:span></text:p>
      <text:p text:style-name="P1791">Что даже говорят, иные, по-французски.</text:p>
      <text:p text:style-name="P1792"/>
      <text:p text:style-name="P1797"><text:bookmark-start text:name="_bookmark19"/><text:bookmark-end text:name="_bookmark19"/>Явление 7</text:p>
      <text:p text:style-name="P1798"><text:span text:style-name="T1799">Скалозуб, Чацкий, София, Лиза</text:span><text:span text:style-name="T1800">.<text:s/></text:span><text:span text:style-name="T1801">София (бежит к окну)</text:span></text:p>
      <text:p text:style-name="P1802"/>
      <text:p text:style-name="P1803">Ах! боже мой! упал, убился!</text:p>
      <text:p text:style-name="P1804"/>
      <text:p text:style-name="P1805">(Теряет чувства.) Чацкий</text:p>
      <text:p text:style-name="P1806"/>
      <text:p text:style-name="P1807">Кто?</text:p>
      <text:p text:style-name="P1808">Кто это?</text:p>
      <text:p text:style-name="P1809"/>
      <text:p text:style-name="P1810">Скалозуб</text:p>
      <text:p text:style-name="P1811"/>
      <text:p text:style-name="P1812">С кем беда?</text:p>
      <text:p text:style-name="P1813"/>
      <text:p text:style-name="P1814">Чацкий</text:p>
      <text:p text:style-name="P1815"/>
      <text:p text:style-name="P1816">Она мертва со страху!</text:p>
      <text:p text:style-name="P1817"/>
      <text:p text:style-name="P1818">Скалозуб</text:p>
      <text:p text:style-name="P1819"/>
      <text:p text:style-name="P1820">Да кто? откудова?</text:p>
      <text:p text:style-name="P1821"/>
      <text:p text:style-name="P1822">Чацкий</text:p>
      <text:p text:style-name="P1823"/>
      <text:p text:style-name="P1824">Ушибся обо что?</text:p>
      <text:p text:style-name="P1825"/>
      <text:p text:style-name="P1826">Скалозуб</text:p>
      <text:p text:style-name="P1827"/>
      <text:p text:style-name="P1828">Уж не старик ли наш дал маху?</text:p>
      <text:p text:style-name="P1829"/>
      <text:p text:style-name="P1830">Лиза (хлопочет около барышни)</text:p>
      <text:p text:style-name="P1831"/>
      <text:p text:style-name="P1832">Кому назначено-с, не миновать судьбы: Молчалин на́ лошадь садился, ногу в стремя, А лошадь на дыбы,</text:p>
      <text:p text:style-name="P1833">Он об землю и прямо в темя.</text:p>
      <text:p text:style-name="P1834"/>
      <text:p text:style-name="P1835">Скалозуб</text:p>
      <text:p text:style-name="P1836"/>
      <text:p text:style-name="P1837">Поводья затянул. Ну, жалкий же ездок. Взглянуть, как треснулся он – грудью или в бок?</text:p>
      <text:p text:style-name="P1838"/>
      <text:p text:style-name="P1839">(Уходит.)</text:p>
      <text:p text:style-name="P1840"/>
      <text:p text:style-name="P1845"><text:bookmark-start text:name="_bookmark20"/><text:bookmark-end text:name="_bookmark20"/>Явление 8</text:p>
      <text:p text:style-name="P1846">Те же без Скалозуба.</text:p>
      <text:p text:style-name="P1847">Чацкий</text:p>
      <text:p text:style-name="P1848"/>
      <text:p text:style-name="P1849">Помочь ей чем? Скажи скорее.</text:p>
      <text:p text:style-name="P1850"/>
      <text:p text:style-name="P1851">Лиза</text:p>
      <text:p text:style-name="P1852"/>
      <text:p text:style-name="P1853">Там в комнате вода стоит.</text:p>
      <text:p text:style-name="P1854"/>
      <text:p text:style-name="P1855"><text:span text:style-name="T1856">(</text:span><text:span text:style-name="T1857">Чацкий бежит и приносит. Всё следующее – вполголоса, – до того, как София очнется.)</text:span></text:p>
      <text:p text:style-name="P1858"/>
      <text:p text:style-name="P1859">Стакан налейте.</text:p>
      <text:p text:style-name="P1860"/>
      <text:p text:style-name="P1861">Чацкий</text:p>
      <text:p text:style-name="P1862"/>
      <text:p text:style-name="P1863">Уж налит.</text:p>
      <text:p text:style-name="P1864">Шнуровку отпусти вольнее, Виски ей уксусом потри, Опрыскивай водой. – Смотри: Свободнее дыханье стало.</text:p>
      <text:p text:style-name="P1865">Повеять чем?</text:p>
      <text:p text:style-name="P1866"/>
      <text:p text:style-name="P1867">Лиза</text:p>
      <text:p text:style-name="P1868"/>
      <text:p text:style-name="P1869">Вот опахало.</text:p>
      <text:p text:style-name="P1870"/>
      <text:p text:style-name="P1871">Чацкий</text:p>
      <text:p text:style-name="P1872"/>
      <text:p text:style-name="P1873">Гляди в окно:</text:p>
      <text:p text:style-name="P1874">Молчалин на ногах давно! Безделица ее тревожит.</text:p>
      <text:p text:style-name="P1875"/>
      <text:p text:style-name="P1876">Лиза</text:p>
      <text:p text:style-name="P1877"/>
      <text:p text:style-name="P1878">Да-с, барышнин несчастен нрав: Со стороны смотреть не может, Как люди падают стремглав.</text:p>
      <text:p text:style-name="P1879"/>
      <text:p text:style-name="P1880">Чацкий</text:p>
      <text:p text:style-name="P1881"/>
      <text:p text:style-name="P1882">Опрыскивай еще водою. Вот так. Еще. Еще.</text:p>
      <text:p text:style-name="P1883"/>
      <text:p text:style-name="P1884">София (с глубоким вздохом)</text:p>
      <text:soft-page-break/>
      <text:p text:style-name="P1885">Кто здесь со мною? Я точно как во сне.</text:p>
      <text:p text:style-name="P1890"/>
      <text:p text:style-name="P1891">(Торопко и громко.)</text:p>
      <text:p text:style-name="P1892"/>
      <text:p text:style-name="P1893">Где он? что с ним? Скажите мне.</text:p>
      <text:p text:style-name="P1894"/>
      <text:p text:style-name="P1895">Чацкий</text:p>
      <text:p text:style-name="P1896"/>
      <text:p text:style-name="P1897">Пускай себе сломил бы шею, Вас чуть было не уморил.</text:p>
      <text:p text:style-name="P1898"/>
      <text:p text:style-name="P1899">София</text:p>
      <text:p text:style-name="P1900"/>
      <text:p text:style-name="P1901">Убийственны холодностью своею! Смотреть на вас, вас слушать нету сил.</text:p>
      <text:p text:style-name="P1902"/>
      <text:p text:style-name="P1903">Чацкий</text:p>
      <text:p text:style-name="P1904"/>
      <text:p text:style-name="P1905">Прикажете мне за него терзаться?</text:p>
      <text:p text:style-name="P1906"/>
      <text:p text:style-name="P1907">София</text:p>
      <text:p text:style-name="P1908"/>
      <text:p text:style-name="P1909">Туда бежать, там быть, помочь ему стараться.</text:p>
      <text:p text:style-name="P1910"/>
      <text:p text:style-name="P1911">Чацкий</text:p>
      <text:p text:style-name="P1912"/>
      <text:p text:style-name="P1913">Чтоб оставались вы без помощи одне?</text:p>
      <text:p text:style-name="P1914"/>
      <text:p text:style-name="P1915">София</text:p>
      <text:p text:style-name="P1916"/>
      <text:p text:style-name="P1917">На что вы мне?</text:p>
      <text:p text:style-name="P1918">Да, правда, не свои беды́ – для вас забавы, Отец родной убейся – всё равно.</text:p>
      <text:p text:style-name="P1919"/>
      <text:p text:style-name="P1920">(Лизе.)</text:p>
      <text:p text:style-name="P1921"/>
      <text:p text:style-name="P1922">Пойдем туда, бежим.</text:p>
      <text:p text:style-name="P1923"/>
      <text:p text:style-name="P1924">Лиза (отводит ее в сторону)</text:p>
      <text:p text:style-name="P1925"/>
      <text:p text:style-name="P1926">Опомнитесь! куда вы?</text:p>
      <text:p text:style-name="P1927">Он жив, здоров, смотрите здесь в окно.</text:p>
      <text:p text:style-name="P1928"/>
      <text:p text:style-name="P1929"><text:span text:style-name="T1930">(</text:span><text:span text:style-name="T1931">София в окошко высовывается.</text:span><text:span text:style-name="T1932">)<text:s/></text:span><text:span text:style-name="T1933">Чацкий</text:span></text:p>
      <text:p text:style-name="P1934"/>
      <text:p text:style-name="P1935">Смятенье! обморок! поспешность! гнев! испуга! Так можно только ощущать,</text:p>
      <text:soft-page-break/>
      <text:p text:style-name="P1936">Когда лишаешься единственного друга.</text:p>
      <text:p text:style-name="P1941"/>
      <text:p text:style-name="P1942">София</text:p>
      <text:p text:style-name="P1943"/>
      <text:p text:style-name="P1944">Сюда идут. Руки не может он поднять.</text:p>
      <text:p text:style-name="P1945"/>
      <text:p text:style-name="P1946">Чацкий</text:p>
      <text:p text:style-name="P1947"/>
      <text:p text:style-name="P1948">Желал бы с ним убиться…</text:p>
      <text:p text:style-name="P1949"/>
      <text:p text:style-name="P1950">Лиза</text:p>
      <text:p text:style-name="P1951"/>
      <text:p text:style-name="P1952">Для компаньи?</text:p>
      <text:p text:style-name="P1953"/>
      <text:p text:style-name="P1954">София</text:p>
      <text:p text:style-name="P1955"/>
      <text:p text:style-name="P1956">Нет, оставайтесь при желаньи.</text:p>
      <text:p text:style-name="P1957"/>
      <text:p text:style-name="P1962"><text:bookmark-start text:name="_bookmark21"/><text:bookmark-end text:name="_bookmark21"/>Явление 9</text:p>
      <text:p text:style-name="P1963"><text:span text:style-name="T1964">София, Лиза, Чацкий, Скалозуб, Молчалин<text:s/></text:span><text:span text:style-name="T1965">(с подвязанною рукою).</text:span></text:p>
      <text:p text:style-name="P1966">Скалозуб</text:p>
      <text:p text:style-name="P1967"/>
      <text:p text:style-name="P1968">Воскрес и невредим, рука Ушибена слегка,</text:p>
      <text:p text:style-name="P1969">И впрочем, всё фальшивая тревога.</text:p>
      <text:p text:style-name="P1970"/>
      <text:p text:style-name="P1971">Молчалин</text:p>
      <text:p text:style-name="P1972"/>
      <text:p text:style-name="P1973">Я вас перепугал, простите ради бога.</text:p>
      <text:p text:style-name="P1974"/>
      <text:p text:style-name="P1975">Скалозуб</text:p>
      <text:p text:style-name="P1976"/>
      <text:p text:style-name="P1977">Ну! я не знал, что будет из того</text:p>
      <text:p text:style-name="P1978">Вам ирритация. Опро́метью вбежали. — Мы вздрогнули! – Вы в обморок упали, И что ж? – весь страх из ничего.</text:p>
      <text:p text:style-name="P1979"/>
      <text:p text:style-name="P1980">София (не глядя ни на кого)</text:p>
      <text:p text:style-name="P1981"/>
      <text:p text:style-name="P1982">Ах! очень вижу: из пустого, А вся еще теперь дрожу.</text:p>
      <text:p text:style-name="P1983"/>
      <text:p text:style-name="P1984">Чацкий (про себя)</text:p>
      <text:p text:style-name="P1985"/>
      <text:p text:style-name="P1986">С Молчалиным ни слова!</text:p>
      <text:p text:style-name="P1987"/>
      <text:p text:style-name="P1988">София</text:p>
      <text:p text:style-name="P1989"/>
      <text:p text:style-name="P1990">Однако о себе скажу,</text:p>
      <text:p text:style-name="P1991">Что не труслива. Так,<text:s/><text:span text:style-name="T1992">бывает,<text:s/></text:span>Карета свалится, – подымут: я<text:span text:style-name="T1993"><text:s/></text:span>опять<text:s/><text:span text:style-name="T1994">Готова<text:s/></text:span>сызнова<text:span text:style-name="T1995"><text:s/></text:span><text:span text:style-name="T1996">скакать;</text:span></text:p>
      <text:p text:style-name="P1997">Но всё малейшее в других меня пугает, Хоть нет великого несчастья от того,</text:p>
      <text:p text:style-name="P1998">Хоть незнакомый мне, – до этого нет дела.</text:p>
      <text:p text:style-name="P1999"/>
      <text:p text:style-name="P2000">Чацкий (про себя)</text:p>
      <text:p text:style-name="P2001"/>
      <text:p text:style-name="P2002">Прощенья просит у него, Что раз о ком-то пожалела!</text:p>
      <text:p text:style-name="P2003"/>
      <text:p text:style-name="P2004">Скалозуб</text:p>
      <text:p text:style-name="P2005"/>
      <text:p text:style-name="P2006">Позвольте, расскажу вам весть: Княгиня Ласова какая-то здесь есть,</text:p>
      <text:soft-page-break/>
      <text:p text:style-name="P2007">Наездница,<text:s/><text:span text:style-name="T2012">вдова,<text:s/></text:span>но нет примеров, Чтоб ездило с ней много<text:span text:style-name="T2013"><text:s/></text:span>кавалеров. На днях расшиблась в пух,<text:span text:style-name="T2014"><text:s/></text:span>—</text:p>
      <text:p text:style-name="P2015"><text:span text:style-name="T2016">Жоке́<text:s/></text:span>не поддержал, считал он, видно, мух. — И без<text:s/><text:span text:style-name="T2017">того<text:s/></text:span>она, как слышно, неуклюжа,<text:s/><text:span text:style-name="T2018">Теперь<text:s/></text:span>ребра<text:span text:style-name="T2019"><text:s/></text:span><text:span text:style-name="T2020">недостает,</text:span></text:p>
      <text:p text:style-name="P2021">Так для поддержки ищет мужа.</text:p>
      <text:p text:style-name="P2022"/>
      <text:p text:style-name="P2023">София</text:p>
      <text:p text:style-name="P2024"/>
      <text:p text:style-name="P2025">Ах, Александр Андреич, вот — Яви́тесь вы вполне великодушны:</text:p>
      <text:p text:style-name="P2026">К несчастью ближнего вы так неравнодушны.</text:p>
      <text:p text:style-name="P2027"/>
      <text:p text:style-name="P2028">Чацкий</text:p>
      <text:p text:style-name="P2029"/>
      <text:p text:style-name="P2030">Да-с, это я сейчас явил</text:p>
      <text:p text:style-name="P2031">Моим усерднейшим стараньем, И прысканьем, и оттираньем;</text:p>
      <text:p text:style-name="P2032">Не знаю для кого, но вас я воскресил.</text:p>
      <text:p text:style-name="P2033"/>
      <text:p text:style-name="P2034">(Берет шляпу и уходит.)</text:p>
      <text:p text:style-name="P2035"/>
      <text:p text:style-name="P2040"><text:bookmark-start text:name="_bookmark22"/><text:bookmark-end text:name="_bookmark22"/>Явление 10</text:p>
      <text:p text:style-name="P2041">Те же, кроме Чацкого.</text:p>
      <text:p text:style-name="P2042">София</text:p>
      <text:p text:style-name="P2043"/>
      <text:p text:style-name="P2044">Вы вечером к нам будете?</text:p>
      <text:p text:style-name="P2045"/>
      <text:p text:style-name="P2046">Скалозуб</text:p>
      <text:p text:style-name="P2047"/>
      <text:p text:style-name="P2048">Как рано?</text:p>
      <text:p text:style-name="P2049"/>
      <text:p text:style-name="P2050">София</text:p>
      <text:p text:style-name="P2051"/>
      <text:p text:style-name="P2052">Пораньше; съедутся домашние друзья Потанцовать под фортопияно, —</text:p>
      <text:p text:style-name="P2053">Мы в трауре, так балу дать нельзя.</text:p>
      <text:p text:style-name="P2054"/>
      <text:p text:style-name="P2055">Скалозуб</text:p>
      <text:p text:style-name="P2056"/>
      <text:p text:style-name="P2057">Явлюсь, но к батюшке зайти я обещался, Откланяюсь.</text:p>
      <text:p text:style-name="P2058"/>
      <text:p text:style-name="P2059">София</text:p>
      <text:p text:style-name="P2060"/>
      <text:p text:style-name="P2061">Прощайте.</text:p>
      <text:p text:style-name="P2062"/>
      <text:p text:style-name="P2063">Скалозуб (жмет руку Молчалину)</text:p>
      <text:p text:style-name="P2064"/>
      <text:p text:style-name="P2065">Ваш слуга.</text:p>
      <text:p text:style-name="P2066"/>
      <text:p text:style-name="P2067">(Уходит.)</text:p>
      <text:p text:style-name="P2068"/>
      <text:p text:style-name="P2073"><text:bookmark-start text:name="_bookmark23"/><text:bookmark-end text:name="_bookmark23"/>Явление 11</text:p>
      <text:p text:style-name="P2074"><text:span text:style-name="T2075">София, Лиза, Молчалин</text:span><text:span text:style-name="T2076">.<text:s/></text:span><text:span text:style-name="T2077">София</text:span></text:p>
      <text:p text:style-name="P2078"/>
      <text:p text:style-name="P2079">Молчалин! как во мне рассудок цел остался! Ведь знаете, как жизнь мне ваша дорога!</text:p>
      <text:p text:style-name="P2080">Зачем же ей играть, и так неосторожно? Скажите, что у вас с рукой?</text:p>
      <text:p text:style-name="P2081">Не дать ли капель вам? не нужен ли покой? Пошлемте к доктору, пренебрегать не должно.</text:p>
      <text:p text:style-name="P2082"/>
      <text:p text:style-name="P2083">Молчалин</text:p>
      <text:p text:style-name="P2084"/>
      <text:p text:style-name="P2085">Платком перевязал, не больно мне с тех пор.</text:p>
      <text:p text:style-name="P2086"/>
      <text:p text:style-name="P2087">Лиза</text:p>
      <text:p text:style-name="P2088"/>
      <text:p text:style-name="P2089">Ударюсь об заклад, что вздор;</text:p>
      <text:p text:style-name="P2090">И если б не к лицу, не нужно перевязки;</text:p>
      <text:p text:style-name="P2091">А<text:span text:style-name="T2092"><text:s/></text:span>то<text:span text:style-name="T2093"><text:s/></text:span>не<text:span text:style-name="T2094"><text:s/></text:span>вздор,<text:span text:style-name="T2095"><text:s/></text:span>что<text:span text:style-name="T2096"><text:s/></text:span>вам<text:span text:style-name="T2097"><text:s/></text:span>не<text:span text:style-name="T2098"><text:s/></text:span>избежать<text:span text:style-name="T2099"><text:s/></text:span>огласки: На смех,<text:s/><text:span text:style-name="T2100">того гляди,<text:s/></text:span>подымет Чацкий вас; И Скалозуб как свой<text:s/><text:span text:style-name="T2101">хохол<text:s/></text:span><text:span text:style-name="T2102">закру́тит,<text:s/></text:span>Расскажет обморок, прибавит сто<text:span text:style-name="T2103"><text:s/></text:span>прикрас;</text:p>
      <text:p text:style-name="P2104">Шутить и он горазд, ведь нынче кто не шутит!</text:p>
      <text:p text:style-name="P2105"/>
      <text:p text:style-name="P2106">София</text:p>
      <text:p text:style-name="P2107"/>
      <text:p text:style-name="P2108">А<text:s/><text:span text:style-name="T2109">кем<text:s/></text:span>из них я дорожу?<text:s/><text:span text:style-name="T2110">Хочу<text:s/></text:span>– люблю,<text:s/><text:span text:style-name="T2111">хочу<text:s/></text:span>–<text:span text:style-name="T2112"><text:s/></text:span><text:span text:style-name="T2113">скажу.</text:span></text:p>
      <text:p text:style-name="P2114">Молчалин!<text:s/><text:span text:style-name="T2115">будто<text:s/></text:span>я себя не принуждала? Вошли вы, слова не<text:span text:style-name="T2116"><text:s/></text:span>сказала,</text:p>
      <text:p text:style-name="P2117">При них не смела я<text:span text:style-name="T2118"><text:s/></text:span>дохнуть,</text:p>
      <text:p text:style-name="P2119">У вас спросить, на вас взглянуть.</text:p>
      <text:p text:style-name="P2120"/>
      <text:p text:style-name="P2121">Молчалин</text:p>
      <text:p text:style-name="P2122"/>
      <text:p text:style-name="P2123">Нет, Софья Павловна, вы слишком откровенны.</text:p>
      <text:p text:style-name="P2124"/>
      <text:p text:style-name="P2125">София</text:p>
      <text:p text:style-name="P2126"/>
      <text:p text:style-name="P2127">Откуда скрытность почерпнуть!</text:p>
      <text:p text:style-name="P2128">Готова я была в окошко, к вам прыгну́ть.</text:p>
      <text:p text:style-name="P2129">Да что мне до кого? до них? до всей вселенны? Смешно? – пусть шутят их; досадно? – пусть бранят.</text:p>
      <text:p text:style-name="P2130"/>
      <text:p text:style-name="P2131">Молчалин</text:p>
      <text:soft-page-break/>
      <text:p text:style-name="P2132">Не повредила бы нам откровенность эта.</text:p>
      <text:p text:style-name="P2137"/>
      <text:p text:style-name="P2138">София</text:p>
      <text:p text:style-name="P2139"/>
      <text:p text:style-name="P2140">Неужто на дуэль вас вызвать захотят?</text:p>
      <text:p text:style-name="P2141"/>
      <text:p text:style-name="P2142">Молчалин</text:p>
      <text:p text:style-name="P2143"/>
      <text:p text:style-name="P2144">Ах! злые языки страшнее пистолета.</text:p>
      <text:p text:style-name="P2145"/>
      <text:p text:style-name="P2146">Лиза</text:p>
      <text:p text:style-name="P2147"/>
      <text:p text:style-name="P2148">Сидят они у батюшки теперь, Вот кабы вы<text:s/><text:span text:style-name="T2149">порхнули<text:s/></text:span>в дверь С лицом веселым, беззаботно:<text:s/><text:span text:style-name="T2150">Когда<text:s/></text:span>нам<text:s/><text:span text:style-name="T2151">скажут,<text:s/></text:span>что<text:s/><text:span text:style-name="T2152">хотим,<text:s/></text:span>—<text:s/><text:span text:style-name="T2153">Куда<text:s/></text:span>как верится<text:span text:style-name="T2154"><text:s/></text:span><text:span text:style-name="T2155">охотно!</text:span></text:p>
      <text:p text:style-name="P2156">И Александр Андреич, – с ним О прежних днях, о тех проказах Поразвернитесь-ка в рассказах: Улыбочка и пара слов,</text:p>
      <text:p text:style-name="P2157">И кто влюблен – на всё готов.</text:p>
      <text:p text:style-name="P2158"/>
      <text:p text:style-name="P2159">Молчалин</text:p>
      <text:p text:style-name="P2160"/>
      <text:p text:style-name="P2161">Я вам советовать не смею.</text:p>
      <text:p text:style-name="P2162"/>
      <text:p text:style-name="P2163">(Целует ей руку.) София</text:p>
      <text:p text:style-name="P2164"/>
      <text:p text:style-name="P2165"><text:span text:style-name="T2166">Хотите<text:s/></text:span>вы?.. Пойду любезничать сквозь слез; Боюсь, что выдержать притворства не<text:span text:style-name="T2167"><text:s/></text:span><text:span text:style-name="T2168">сумею.<text:s/></text:span><text:span text:style-name="T2169">Зачем<text:s/></text:span><text:span text:style-name="T2170">сюда<text:s/></text:span>бог<text:s/><text:span text:style-name="T2171">Чацкого</text:span><text:span text:style-name="T2172"><text:s/></text:span>принес!</text:p>
      <text:p text:style-name="P2173"/>
      <text:p text:style-name="P2174">(Уходит.)</text:p>
      <text:p text:style-name="P2175"/>
      <text:p text:style-name="P2180"><text:bookmark-start text:name="_bookmark24"/><text:bookmark-end text:name="_bookmark24"/>Явление 12</text:p>
      <text:p text:style-name="P2181"><text:span text:style-name="T2182">Молчалин, Лиза</text:span><text:span text:style-name="T2183">.<text:s/></text:span><text:span text:style-name="T2184">Молчалин</text:span></text:p>
      <text:p text:style-name="P2185"/>
      <text:p text:style-name="P2186">Веселое созданье ты! живое!</text:p>
      <text:p text:style-name="P2187"/>
      <text:p text:style-name="P2188">Лиза</text:p>
      <text:p text:style-name="P2189"/>
      <text:p text:style-name="P2190">Прошу пустить, и без меня вас двое.</text:p>
      <text:p text:style-name="P2191"/>
      <text:p text:style-name="P2192">Молчалин</text:p>
      <text:p text:style-name="P2193"/>
      <text:p text:style-name="P2194">Какое личико твое! Как я тебя люблю!</text:p>
      <text:p text:style-name="P2195"/>
      <text:p text:style-name="P2196">Лиза</text:p>
      <text:p text:style-name="P2197"/>
      <text:p text:style-name="P2198">А барышню?</text:p>
      <text:p text:style-name="P2199"/>
      <text:p text:style-name="P2200">Молчалин</text:p>
      <text:p text:style-name="P2201"/>
      <text:p text:style-name="P2202">Ее</text:p>
      <text:p text:style-name="P2203">По должности, тебя…</text:p>
      <text:p text:style-name="P2204"/>
      <text:p text:style-name="P2205">(Хочет ее обнять.) Лиза</text:p>
      <text:p text:style-name="P2206"/>
      <text:p text:style-name="P2207">От скуки.</text:p>
      <text:p text:style-name="P2208">Прошу подальше руки!</text:p>
      <text:p text:style-name="P2209"/>
      <text:p text:style-name="P2210">Молчалин</text:p>
      <text:p text:style-name="P2211"/>
      <text:p text:style-name="P2212">Есть у меня вещицы три:</text:p>
      <text:p text:style-name="P2213">Есть туалет, прехитрая работа — Снаружи зеркальцо, и зеркальцо внутри, Кругом всё прорезь, позолота; Подушечка, из бисера узор;</text:p>
      <text:p text:style-name="P2214">И перламутровый прибор — Игольничек и ножинки, как милы! Жемчужинки, растертые в белилы!</text:p>
      <text:p text:style-name="P2215">Помада есть для губ и для других причин, С духами сткляночки: резе́да и жасмин.</text:p>
      <text:p text:style-name="P2216"/>
      <text:p text:style-name="P2217">Лиза</text:p>
      <text:p text:style-name="P2218"/>
      <text:p text:style-name="P2219">Вы знаете, что я не льщусь на интересы; Скажите лучше, почему</text:p>
      <text:soft-page-break/>
      <text:p text:style-name="P2220">Вы с барышней скромны, а с горнишной повесы?</text:p>
      <text:p text:style-name="P2225"/>
      <text:p text:style-name="P2226">Молчалин</text:p>
      <text:p text:style-name="P2227"/>
      <text:p text:style-name="P2228">Сегодня болен я, обвязки не сниму; Приди в обед, побудь со мною;</text:p>
      <text:p text:style-name="P2229">Я правду всю тебе открою.</text:p>
      <text:p text:style-name="P2230"/>
      <text:p text:style-name="P2231">(Уходит в боковую дверь.)</text:p>
      <text:p text:style-name="P2232"/>
      <text:p text:style-name="P2237"><text:bookmark-start text:name="_bookmark25"/><text:bookmark-end text:name="_bookmark25"/>Явление 13</text:p>
      <text:p text:style-name="P2238"><text:span text:style-name="T2239">София, Лиза</text:span><text:span text:style-name="T2240">.<text:s/></text:span><text:span text:style-name="T2241">София</text:span></text:p>
      <text:p text:style-name="P2242"/>
      <text:p text:style-name="P2243">Была у батюшки, там нету<text:s/><text:span text:style-name="T2244">никого.<text:s/></text:span>Сегодня<text:span text:style-name="T2245"><text:s/></text:span>я<text:span text:style-name="T2246"><text:s/></text:span>больна<text:span text:style-name="T2247"><text:s/></text:span>и<text:span text:style-name="T2248"><text:s/></text:span>не<text:span text:style-name="T2249"><text:s/></text:span>пойду<text:span text:style-name="T2250"><text:s/></text:span>обедать, Скажи Молчалину и позови его, Чтоб он пришел меня<text:span text:style-name="T2251"><text:s/></text:span>проведать.</text:p>
      <text:p text:style-name="P2252"/>
      <text:p text:style-name="P2253">(Уходит к себе.)</text:p>
      <text:p text:style-name="P2254"/>
      <text:section text:name="Sect63" text:style-name="S63">
        <text:p text:style-name="P2259"/>
        <text:p text:style-name="P2260"/>
        <text:p text:style-name="P2261"><text:bookmark-start text:name="_bookmark26"/><text:bookmark-end text:name="_bookmark26"/>Лиза</text:p>
        <text:soft-page-break/>
        <text:p text:style-name="P2262"><text:span text:style-name="T2263">Явление 14</text:span></text:p>
      </text:section>
      <text:section text:name="Sect64" text:style-name="S64">
        <text:p text:style-name="P2264"/>
        <text:p text:style-name="P2265">Ну! люди в здешней стороне! Она к нему, а он ко мне,</text:p>
        <text:p text:style-name="P2266">А я… одна лишь я любви до смерти трушу. — А как не полюбить буфетчика Петрушу!</text:p>
        <text:p text:style-name="P2267"/>
        <text:p text:style-name="P2268">Конец II действия</text:p>
      </text:section>
      <text:p text:style-name="P2269"/>
      <text:p text:style-name="P2274"><text:bookmark-start text:name="Действие_III"/><text:bookmark-start text:name="_bookmark27"/><text:bookmark-end text:name="Действие_III"/><text:bookmark-end text:name="_bookmark27"/>Действие III</text:p>
      <text:p text:style-name="P2275"/>
      <text:p text:style-name="P2276"/>
      <text:p text:style-name="P2277"><text:bookmark-start text:name="_bookmark28"/><text:bookmark-end text:name="_bookmark28"/>Явление 1</text:p>
      <text:p text:style-name="P2278"><text:span text:style-name="T2279">Чацкий</text:span><text:span text:style-name="T2280">, потом<text:s/></text:span><text:span text:style-name="T2281">София</text:span><text:span text:style-name="T2282">.<text:s/></text:span><text:span text:style-name="T2283">Чацкий</text:span></text:p>
      <text:p text:style-name="P2284"/>
      <text:p text:style-name="P2285">Дождусь ее и вынужу<text:span text:style-name="T2286"><text:s/></text:span>признанье:</text:p>
      <text:p text:style-name="P2287"><text:span text:style-name="T2288">Кто<text:s/></text:span><text:span text:style-name="T2289">наконец<text:s/></text:span>ей мил? Молчалин! Скалозуб! Молчалин прежде был так<text:span text:style-name="T2290"><text:s/></text:span>глуп!..</text:p>
      <text:p text:style-name="P2291">Жалчайшее созданье!</text:p>
      <text:p text:style-name="P2292">Уж разве поумнел?.. А тот — Хрипун, удавленник, фагот, Созвездие манёвров и мазурки! Судьба любви – играть ей в жмурки, А мне…</text:p>
      <text:p text:style-name="P2293"/>
      <text:p text:style-name="P2294">Входит София.</text:p>
      <text:p text:style-name="P2295"/>
      <text:p text:style-name="P2296">Вы здесь? я очень рад, Я этого желал.</text:p>
      <text:p text:style-name="P2297"/>
      <text:p text:style-name="P2298">София (про себя)</text:p>
      <text:p text:style-name="P2299"/>
      <text:p text:style-name="P2300">И очень невпопад.</text:p>
      <text:p text:style-name="P2301"/>
      <text:p text:style-name="P2302">Чацкий</text:p>
      <text:p text:style-name="P2303"/>
      <text:p text:style-name="P2304">Конечно, не меня искали?</text:p>
      <text:p text:style-name="P2305"/>
      <text:p text:style-name="P2306">София</text:p>
      <text:p text:style-name="P2307"/>
      <text:p text:style-name="P2308">Я не искала вас.</text:p>
      <text:p text:style-name="P2309"/>
      <text:p text:style-name="P2310">Чацкий</text:p>
      <text:p text:style-name="P2311"/>
      <text:p text:style-name="P2312">Дознаться мне нельзя ли, Хоть и некстати, ну́жды нет: Кого вы любите?</text:p>
      <text:p text:style-name="P2313"/>
      <text:p text:style-name="P2314">София</text:p>
      <text:p text:style-name="P2315"/>
      <text:p text:style-name="P2316">Ах! боже мой! весь свет.</text:p>
      <text:p text:style-name="P2317"/>
      <text:p text:style-name="P2318">Чацкий</text:p>
      <text:p text:style-name="P2319"/>
      <text:p text:style-name="P2320">Кто более вам мил?</text:p>
      <text:p text:style-name="P2321"/>
      <text:p text:style-name="P2326">София</text:p>
      <text:p text:style-name="P2327"/>
      <text:p text:style-name="P2328">Есть многие, родные.</text:p>
      <text:p text:style-name="P2329"/>
      <text:p text:style-name="P2330">Чацкий</text:p>
      <text:p text:style-name="P2331"/>
      <text:p text:style-name="P2332">Все более меня?</text:p>
      <text:p text:style-name="P2333"/>
      <text:p text:style-name="P2334">София</text:p>
      <text:p text:style-name="P2335"/>
      <text:p text:style-name="P2336">Иные.</text:p>
      <text:p text:style-name="P2337"/>
      <text:p text:style-name="P2338">Чацкий</text:p>
      <text:p text:style-name="P2339"/>
      <text:p text:style-name="P2340">И я чего хочу, когда всё решено? Мне в пе́тлю лезть, а ей смешно.</text:p>
      <text:p text:style-name="P2341"/>
      <text:p text:style-name="P2342">София</text:p>
      <text:p text:style-name="P2343"/>
      <text:p text:style-name="P2344">Хотите ли знать истины два слова? Малейшая в ком странность чуть видна, Веселость ваша не скромна,</text:p>
      <text:p text:style-name="P2345">У вас тотчас уж острота́ готова, А сами вы…</text:p>
      <text:p text:style-name="P2346"/>
      <text:p text:style-name="P2347">Чацкий</text:p>
      <text:p text:style-name="P2348"/>
      <text:p text:style-name="P2349">Я сам? не правда ли, смешон?</text:p>
      <text:p text:style-name="P2350"/>
      <text:p text:style-name="P2351">София</text:p>
      <text:p text:style-name="P2352"/>
      <text:p text:style-name="P2353">Да! грозный взгляд, и резкий тон, И этих в вас особенностей бездна;</text:p>
      <text:p text:style-name="P2354">А над собой гроза куда не бесполезна.</text:p>
      <text:p text:style-name="P2355"/>
      <text:p text:style-name="P2356">Чацкий</text:p>
      <text:p text:style-name="P2357"/>
      <text:p text:style-name="P2358">Я странен, а не странен кто ж? Тот, кто на всех глупцов похож; Молчалин, например…</text:p>
      <text:p text:style-name="P2359"/>
      <text:p text:style-name="P2360">София</text:p>
      <text:p text:style-name="P2361"/>
      <text:p text:style-name="P2362">Примеры мне не новы;</text:p>
      <text:p text:style-name="P2363">Заметно, что вы желчь на всех излить готовы; А я, чтоб не мешать, отсюда уклонюсь.</text:p>
      <text:p text:style-name="P2364"/>
      <text:p text:style-name="P2365">Чацкий (держит ее)</text:p>
      <text:p text:style-name="P2366"/>
      <text:p text:style-name="P2371">Постойте же.</text:p>
      <text:p text:style-name="P2372"/>
      <text:p text:style-name="P2373">(В сторону.)</text:p>
      <text:p text:style-name="P2374"/>
      <text:p text:style-name="P2375">Раз в жизни притворюсь.</text:p>
      <text:p text:style-name="P2376"/>
      <text:p text:style-name="P2377">(Громко.)</text:p>
      <text:p text:style-name="P2378"/>
      <text:p text:style-name="P2379">Оставимте мы эти пренья,</text:p>
      <text:p text:style-name="P2380">Перед Молчалиным не прав я, виноват; Быть<text:s/><text:span text:style-name="T2381">может,<text:s/></text:span>он не то, что три<text:s/><text:span text:style-name="T2382">года<text:s/></text:span>назад: Есть на земле такие превращенья Правлений, климатов, и нравов, и умов; Есть<text:s/><text:span text:style-name="T2383">люди<text:s/></text:span>важные, слыли за<text:span text:style-name="T2384"><text:s/>дураков:</text:span></text:p>
      <text:p text:style-name="P2385">Иной по армии, иной плохим<text:span text:style-name="T2386"><text:s/></text:span>поэтом,</text:p>
      <text:p text:style-name="P2387">Иной… Боюсь назвать, но признаны всем светом, Особенно в последние года,</text:p>
      <text:p text:style-name="P2388">Что стали умны хоть куда.</text:p>
      <text:p text:style-name="P2389">Пускай в Молчалине ум бойкий, гений смелый,</text:p>
      <text:p text:style-name="P2390">Но есть ли в нем та страсть? то чувство? пылкость та? Чтоб кроме вас ему мир целый</text:p>
      <text:p text:style-name="P2391">Казался прах и суета?</text:p>
      <text:p text:style-name="P2392">Чтоб сердца каждое биенье Любовью ускорялось к вам?</text:p>
      <text:p text:style-name="P2393">Чтоб мыслям были всем и всем его делам Душою – вы, вам угожденье?..</text:p>
      <text:p text:style-name="P2394">Сам это чувствую, сказать я не могу,</text:p>
      <text:p text:style-name="P2395">Но что теперь во мне кипит, волнует, бесит, Не пожелал бы я и личному врагу,</text:p>
      <text:p text:style-name="P2396">А он?.. смолчит и голову повесит. Конечно, смирен, все такие не резвы́; Бог знает, в нем какая тайна скрыта; Бог знает, за него что выдумали вы, Чем голова его ввек не была набита. Быть может, качеств ваших тьму, Любуясь им, вы придали ему;</text:p>
      <text:p text:style-name="P2397">Не грешен он ни в чем, вы во сто раз грешнее. Нет! нет! пускай умен, час от часу умнее,</text:p>
      <text:p text:style-name="P2398">Но вас он сто́ит ли? вот вам один вопрос. Чтоб равнодушнее мне понести утрату, Как человеку вы, который с вами взрос, Как другу вашему, как брату,</text:p>
      <text:p text:style-name="P2399">Мне дайте убедиться в том; Потом</text:p>
      <text:p text:style-name="P2400">От сумасшествия могу я остеречься; Пущусь подалее простыть, охолодеть, Не думать о любви, но буду я уметь</text:p>
      <text:p text:style-name="P2401">Теряться по́ свету, забыться и развлечься.</text:p>
      <text:p text:style-name="P2402"/>
      <text:p text:style-name="P2407">София (про себя)</text:p>
      <text:p text:style-name="P2408"/>
      <text:p text:style-name="P2409">Вот нехотя с ума свела!</text:p>
      <text:p text:style-name="P2410"/>
      <text:p text:style-name="P2411">(Вслух.)</text:p>
      <text:p text:style-name="P2412"/>
      <text:p text:style-name="P2413">Что притворяться?</text:p>
      <text:p text:style-name="P2414">Молчалин давеча мог без руки остаться, Я живо в нем участье приняла;</text:p>
      <text:p text:style-name="P2415">А вы, случась на эту пору, Не позаботились расчесть,</text:p>
      <text:p text:style-name="P2416">Что можно доброй быть ко всем и без разбору; Но, может, истина в догадках ваших есть,</text:p>
      <text:p text:style-name="P2417">И горячо его беру я под защиту: Зачем же быть, скажу вам напрямик, Так невоздержну на язык?</text:p>
      <text:p text:style-name="P2418">В презреньи к людям так нескрыту?</text:p>
      <text:p text:style-name="P2419">Что и смирнейшему пощады нет!.. чего? Случись кому назвать его:</text:p>
      <text:p text:style-name="P2420">Град колкостей и шуток ваших грянет. Шутить! и век шутить! как вас на это станет!</text:p>
      <text:p text:style-name="P2421"/>
      <text:p text:style-name="P2422">Чацкий</text:p>
      <text:p text:style-name="P2423"/>
      <text:p text:style-name="P2424">Ах!<text:s/><text:span text:style-name="T2425">боже<text:s/></text:span>мой!<text:s/><text:span text:style-name="T2426">неужли<text:s/></text:span>я из тех,<text:s/><text:span text:style-name="T2427">Которым<text:s/></text:span>цель всей жизни – смех? Мне весело,<text:s/><text:span text:style-name="T2428">когда<text:s/></text:span>смешных встречаю, А чаще с ними я<text:span text:style-name="T2429"><text:s/></text:span>скучаю.</text:p>
      <text:p text:style-name="P2430"/>
      <text:p text:style-name="P2431">София</text:p>
      <text:p text:style-name="P2432"/>
      <text:p text:style-name="P2433">Напрасно: это всё относится к другим, Молчалин вам наскучил бы едва ли, Когда б сошлись короче с ним.</text:p>
      <text:p text:style-name="P2434"/>
      <text:p text:style-name="P2435">Чацкий (с жаром)</text:p>
      <text:p text:style-name="P2436"/>
      <text:p text:style-name="P2437">Зачем же вы его так коротко узнали?</text:p>
      <text:p text:style-name="P2438"/>
      <text:p text:style-name="P2439">София</text:p>
      <text:p text:style-name="P2440"/>
      <text:p text:style-name="P2441">Я не старалась, бог нас свел.</text:p>
      <text:p text:style-name="P2442">Смотрите, дружбу всех он в доме приобрел: При батюшке три года служит,</text:p>
      <text:p text:style-name="P2443"><text:span text:style-name="T2444">Тот<text:s/></text:span>часто бе́з<text:s/><text:span text:style-name="T2445">толку</text:span><text:span text:style-name="T2446"><text:s/></text:span><text:span text:style-name="T2447">сердит,</text:span></text:p>
      <text:p text:style-name="P2448">А он безмолвием<text:s/><text:span text:style-name="T2449">его обезоружит,<text:s/></text:span>От доброты души<text:span text:style-name="T2450"><text:s/></text:span><text:span text:style-name="T2451">простит.</text:span></text:p>
      <text:p text:style-name="P2452">И между прочим,</text:p>
      <text:soft-page-break/>
      <text:p text:style-name="P2453">Веселостей искать бы мог;</text:p>
      <text:p text:style-name="P2458">Ничуть: от старичков не ступит за порог; Мы ре́звимся, хохочем,</text:p>
      <text:p text:style-name="P2459">Он с ними целый день засядет, рад не рад, Играет…</text:p>
      <text:p text:style-name="P2460"/>
      <text:p text:style-name="P2461">Чацкий</text:p>
      <text:p text:style-name="P2462"/>
      <text:p text:style-name="P2463">Целый день играет! Молчит, когда его бранят!</text:p>
      <text:p text:style-name="P2464"/>
      <text:p text:style-name="P2465">(В сторону.)</text:p>
      <text:p text:style-name="P2466"/>
      <text:p text:style-name="P2467">Она его не уважает.</text:p>
      <text:p text:style-name="P2468"/>
      <text:p text:style-name="P2469">София</text:p>
      <text:p text:style-name="P2470"/>
      <text:p text:style-name="P2471"><text:span text:style-name="T2472">Конечно,<text:s/></text:span>нет в нем<text:s/><text:span text:style-name="T2473">этого</text:span><text:span text:style-name="T2474"><text:s/></text:span>ума,</text:p>
      <text:p text:style-name="P2475">Что гений для иных, а для иных чума,<text:s/><text:span text:style-name="T2476">Который скор,<text:s/></text:span>блестящ и<text:s/><text:span text:style-name="T2477">скоро опротивит, Который<text:s/></text:span>свет ругает наповал,</text:p>
      <text:p text:style-name="P2478">Чтоб свет об нем хоть что-нибудь сказал; Да эдакий ли ум семейство осчастливит?</text:p>
      <text:p text:style-name="P2479"/>
      <text:p text:style-name="P2480">Чацкий</text:p>
      <text:p text:style-name="P2481"/>
      <text:p text:style-name="P2482">Сатира и мораль – смысл этого всего?</text:p>
      <text:p text:style-name="P2483"/>
      <text:p text:style-name="P2484">(В сторону.)</text:p>
      <text:p text:style-name="P2485"/>
      <text:p text:style-name="P2486">Она не ставит в грош его.</text:p>
      <text:p text:style-name="P2487"/>
      <text:p text:style-name="P2488">София</text:p>
      <text:p text:style-name="P2489"/>
      <text:p text:style-name="P2490">Чудеснейшего свойства</text:p>
      <text:p text:style-name="P2491">Он наконец: уступчив, скромен, тих, В лице ни тени беспокойства</text:p>
      <text:p text:style-name="P2492">И на душе проступков никаких, Чужих и вкривь и вкось не рубит, — Вот я за что его люблю.</text:p>
      <text:p text:style-name="P2493"/>
      <text:p text:style-name="P2494">Чацкий (в сторону)</text:p>
      <text:p text:style-name="P2495"/>
      <text:p text:style-name="P2496">Шалит, она его не любит.</text:p>
      <text:p text:style-name="P2497"/>
      <text:p text:style-name="P2498">(Вслух.)</text:p>
      <text:p text:style-name="P2499"/>
      <text:p text:style-name="P2500">Докончить я вам пособлю Молчалина изображенье.</text:p>
      <text:soft-page-break/>
      <text:p text:style-name="P2501">Но Скалозуб? вот загляденье: За армию стоит горой,</text:p>
      <text:p text:style-name="P2506">И прямизною стана, Лицом и голосом герой…</text:p>
      <text:p text:style-name="P2507"/>
      <text:p text:style-name="P2508">София</text:p>
      <text:p text:style-name="P2509"/>
      <text:p text:style-name="P2510">Не моего романа.</text:p>
      <text:p text:style-name="P2511"/>
      <text:p text:style-name="P2512">Чацкий</text:p>
      <text:p text:style-name="P2513"/>
      <text:p text:style-name="P2514">Не вашего? кто разгадает вас?</text:p>
      <text:p text:style-name="P2515"/>
      <text:p text:style-name="P2520"><text:bookmark-start text:name="_bookmark29"/><text:bookmark-end text:name="_bookmark29"/>Явление 2</text:p>
      <text:p text:style-name="P2521"><text:span text:style-name="T2522">Чацкий, София, Лиза</text:span><text:span text:style-name="T2523">.<text:s/></text:span><text:span text:style-name="T2524">Лиза (шепотом)</text:span></text:p>
      <text:p text:style-name="P2525"/>
      <text:p text:style-name="P2526">Сударыня, за мной сейчас</text:p>
      <text:p text:style-name="P2527">К вам Алексей Степаныч будет.</text:p>
      <text:p text:style-name="P2528"/>
      <text:p text:style-name="P2529">София</text:p>
      <text:p text:style-name="P2530"/>
      <text:p text:style-name="P2531">Простите, надобно идти мне поскорей.</text:p>
      <text:p text:style-name="P2532"/>
      <text:p text:style-name="P2533">Чацкий</text:p>
      <text:p text:style-name="P2534"/>
      <text:p text:style-name="P2535">Куда?</text:p>
      <text:p text:style-name="P2536"/>
      <text:p text:style-name="P2537">София</text:p>
      <text:p text:style-name="P2538"/>
      <text:p text:style-name="P2539">К прихмахеру.</text:p>
      <text:p text:style-name="P2540"/>
      <text:p text:style-name="P2541">Чацкий</text:p>
      <text:p text:style-name="P2542"/>
      <text:p text:style-name="P2543">Бог с ним.</text:p>
      <text:p text:style-name="P2544"/>
      <text:p text:style-name="P2545">София</text:p>
      <text:p text:style-name="P2546"/>
      <text:p text:style-name="P2547">Щипцы простудит.</text:p>
      <text:p text:style-name="P2548"/>
      <text:p text:style-name="P2549">Чацкий</text:p>
      <text:p text:style-name="P2550"/>
      <text:p text:style-name="P2551">Пускай себе…</text:p>
      <text:p text:style-name="P2552"/>
      <text:p text:style-name="P2553">София</text:p>
      <text:p text:style-name="P2554"/>
      <text:p text:style-name="P2555">Нельзя, ждем на́вечер гостей.</text:p>
      <text:p text:style-name="P2556"/>
      <text:p text:style-name="P2557">Чацкий</text:p>
      <text:p text:style-name="P2558"/>
      <text:p text:style-name="P2559">Бог с вами, остаюсь опять с моей загадкой. Однако дайте мне зайти, хотя украдкой,</text:p>
      <text:p text:style-name="P2560"/>
      <text:p text:style-name="P2561">К вам в комнату на несколько минут; Там стены, воздух – всё приятно!</text:p>
      <text:p text:style-name="P2562">Согреют, оживят, мне отдохнуть дадут Воспоминания об том, что невозвратно! Не засижусь, войду, всего минуты две,</text:p>
      <text:p text:style-name="P2563">Потом, подумайте, член А́нглийского клуба, Я там дни целые пожертвую молве</text:p>
      <text:soft-page-break/>
      <text:p text:style-name="P2564">Про ум Молчалина, про душу Скалозуба.</text:p>
      <text:p text:style-name="P2569"/>
      <text:p text:style-name="P2570">София пожимает плечами, уходит к себе и запирается, за нею и Лиза.</text:p>
      <text:p text:style-name="P2571"/>
      <text:p text:style-name="P2576"><text:bookmark-start text:name="_bookmark30"/><text:bookmark-end text:name="_bookmark30"/>Явление 3</text:p>
      <text:p text:style-name="P2577"><text:span text:style-name="T2578">Чацкий</text:span><text:span text:style-name="T2579">, потом<text:s/></text:span><text:span text:style-name="T2580">Молчалин</text:span><text:span text:style-name="T2581">.<text:s/></text:span><text:span text:style-name="T2582">Чацкий</text:span></text:p>
      <text:p text:style-name="P2583"/>
      <text:p text:style-name="P2584">Ах! Софья!<text:s/><text:span text:style-name="T2585">Неужли<text:s/></text:span>Молчалин избран ей! А чем не муж?<text:s/><text:span text:style-name="T2586">Ума<text:s/></text:span>в нем<text:s/><text:span text:style-name="T2587">только<text:s/></text:span>мало; Но чтоб иметь<text:span text:style-name="T2588"><text:s/></text:span>детей,</text:p>
      <text:p text:style-name="P2589">Кому ума недоставало?</text:p>
      <text:p text:style-name="P2590">Услужлив, скромненький, в лице румянец есть.</text:p>
      <text:p text:style-name="P2591"/>
      <text:p text:style-name="P2592">Входит Молчалин.</text:p>
      <text:p text:style-name="P2593"/>
      <text:p text:style-name="P2594">Вон он на цыпочках и не богат словами; Какою ворожбой умел к ней в сердце влезть!</text:p>
      <text:p text:style-name="P2595"/>
      <text:p text:style-name="P2596">(Обращается к нему.)</text:p>
      <text:p text:style-name="P2597"/>
      <text:p text:style-name="P2598">Нам, Алексей Степаныч, с вами Не удалось сказать двух слов.</text:p>
      <text:p text:style-name="P2599">Ну, образ жизни ваш каков? Без горя нынче? без печали?</text:p>
      <text:p text:style-name="P2600"/>
      <text:p text:style-name="P2601">Молчалин</text:p>
      <text:p text:style-name="P2602"/>
      <text:p text:style-name="P2603">По-прежнему-с.</text:p>
      <text:p text:style-name="P2604"/>
      <text:p text:style-name="P2605">Чацкий</text:p>
      <text:p text:style-name="P2606"/>
      <text:p text:style-name="P2607">А прежде как живали?</text:p>
      <text:p text:style-name="P2608"/>
      <text:p text:style-name="P2609">Молчалин</text:p>
      <text:p text:style-name="P2610"/>
      <text:p text:style-name="P2611">День за́ день, нынче как вчера.</text:p>
      <text:p text:style-name="P2612"/>
      <text:p text:style-name="P2613">Чацкий</text:p>
      <text:p text:style-name="P2614"/>
      <text:p text:style-name="P2615">К перу от карт? и к картам от пера?</text:p>
      <text:p text:style-name="P2616">И положённый час приливам и отливам?</text:p>
      <text:p text:style-name="P2617"/>
      <text:p text:style-name="P2618">Молчалин</text:p>
      <text:p text:style-name="P2619"/>
      <text:p text:style-name="P2620">По мере я трудов и сил,</text:p>
      <text:p text:style-name="P2621">С тех пор, как числюсь по Архивам, Три награжденья получил.</text:p>
      <text:p text:style-name="P2622"/>
      <text:p text:style-name="P2623">Чацкий</text:p>
      <text:soft-page-break/>
      <text:p text:style-name="P2624">Взманили почести и знатность?</text:p>
      <text:p text:style-name="P2629"/>
      <text:p text:style-name="P2630">Молчалин</text:p>
      <text:p text:style-name="P2631"/>
      <text:p text:style-name="P2632">Нет-с, свой талант у всех…</text:p>
      <text:p text:style-name="P2633"/>
      <text:p text:style-name="P2634">Чацкий</text:p>
      <text:p text:style-name="P2635"/>
      <text:p text:style-name="P2636">У вас?</text:p>
      <text:p text:style-name="P2637"/>
      <text:p text:style-name="P2638">Молчалин</text:p>
      <text:p text:style-name="P2639"/>
      <text:p text:style-name="P2640">Два-с:</text:p>
      <text:p text:style-name="P2641">Умеренность и аккуратность.</text:p>
      <text:p text:style-name="P2642"/>
      <text:p text:style-name="P2643">Чацкий</text:p>
      <text:p text:style-name="P2644"/>
      <text:p text:style-name="P2645">Чудеснейшие два! и стоят наших всех.</text:p>
      <text:p text:style-name="P2646"/>
      <text:p text:style-name="P2647">Молчалин</text:p>
      <text:p text:style-name="P2648"/>
      <text:p text:style-name="P2649">Вам не дались чины, по службе неуспех?</text:p>
      <text:p text:style-name="P2650"/>
      <text:p text:style-name="P2651">Чацкий</text:p>
      <text:p text:style-name="P2652"/>
      <text:p text:style-name="P2653">Чины людьми даются,</text:p>
      <text:p text:style-name="P2654">А люди могут обмануться.</text:p>
      <text:p text:style-name="P2655"/>
      <text:p text:style-name="P2656">Молчалин</text:p>
      <text:p text:style-name="P2657"/>
      <text:p text:style-name="P2658">Как удивлялись мы!</text:p>
      <text:p text:style-name="P2659"/>
      <text:p text:style-name="P2660">Чацкий</text:p>
      <text:p text:style-name="P2661"/>
      <text:p text:style-name="P2662">Какое ж диво тут?</text:p>
      <text:p text:style-name="P2663"/>
      <text:p text:style-name="P2664">Молчалин</text:p>
      <text:p text:style-name="P2665"/>
      <text:p text:style-name="P2666">Жалели вас.</text:p>
      <text:p text:style-name="P2667"/>
      <text:p text:style-name="P2668">Чацкий</text:p>
      <text:p text:style-name="P2669"/>
      <text:p text:style-name="P2670">Напрасный труд.</text:p>
      <text:p text:style-name="P2671"/>
      <text:p text:style-name="P2672">Молчалин</text:p>
      <text:p text:style-name="P2673"/>
      <text:p text:style-name="P2674">Татьяна Юрьевна рассказывала что-то, Из Петербурга воротясь,</text:p>
      <text:p text:style-name="P2675">С министрами про вашу связь,</text:p>
      <text:soft-page-break/>
      <text:p text:style-name="P2676">Потом разрыв…</text:p>
      <text:p text:style-name="P2681"/>
      <text:p text:style-name="P2682">Чацкий</text:p>
      <text:p text:style-name="P2683"/>
      <text:p text:style-name="P2684">Ей почему забота?</text:p>
      <text:p text:style-name="P2685"/>
      <text:p text:style-name="P2686">Молчалин</text:p>
      <text:p text:style-name="P2687"/>
      <text:p text:style-name="P2688">Татьяне Юрьевне!</text:p>
      <text:p text:style-name="P2689"/>
      <text:p text:style-name="P2690">Чацкий</text:p>
      <text:p text:style-name="P2691"/>
      <text:p text:style-name="P2692">Я с нею незнаком.</text:p>
      <text:p text:style-name="P2693"/>
      <text:p text:style-name="P2694">Молчалин</text:p>
      <text:p text:style-name="P2695"/>
      <text:p text:style-name="P2696">С Татьяной Юрьевной!!</text:p>
      <text:p text:style-name="P2697"/>
      <text:p text:style-name="P2698">Чацкий</text:p>
      <text:p text:style-name="P2699"/>
      <text:p text:style-name="P2700">С ней век мы не<text:span text:style-name="T2701"><text:s/></text:span>встречались;</text:p>
      <text:p text:style-name="P2702">Слыхал, что вздорная.</text:p>
      <text:p text:style-name="P2703"/>
      <text:p text:style-name="P2704">Молчалин</text:p>
      <text:p text:style-name="P2705"/>
      <text:p text:style-name="P2706">Да это, полно, та ли-с?</text:p>
      <text:p text:style-name="P2707">Татьяна Юрьевна!!! Известная, – притом Чиновные и должностные —</text:p>
      <text:p text:style-name="P2708">Все ей друзья и все родные;</text:p>
      <text:p text:style-name="P2709">К Татьяне Юрьевне хоть раз бы съездить вам.</text:p>
      <text:p text:style-name="P2710"/>
      <text:p text:style-name="P2711">Чацкий</text:p>
      <text:p text:style-name="P2712"/>
      <text:p text:style-name="P2713">На что же?</text:p>
      <text:p text:style-name="P2714"/>
      <text:p text:style-name="P2715">Молчалин</text:p>
      <text:p text:style-name="P2716"/>
      <text:p text:style-name="P2717">Так: частенько там</text:p>
      <text:p text:style-name="P2718">Мы покровительство находим, где не метим.</text:p>
      <text:p text:style-name="P2719"/>
      <text:p text:style-name="P2720">Чацкий</text:p>
      <text:p text:style-name="P2721"/>
      <text:p text:style-name="P2722">Я езжу к женщинам, да только не за этим.</text:p>
      <text:p text:style-name="P2723"/>
      <text:p text:style-name="P2724">Молчалин</text:p>
      <text:p text:style-name="P2725"/>
      <text:p text:style-name="P2726">Как обходительна! добра! мила! проста! Балы дает нельзя богаче,</text:p>
      <text:soft-page-break/>
      <text:p text:style-name="P2727">От рождества и до поста, <text:s/>И летом праздники на<text:span text:style-name="T2732"><text:s/></text:span><text:span text:style-name="T2733">даче.</text:span></text:p>
      <text:p text:style-name="P2734">Ну, право, что́ бы вам в Москве у нас служить? И награжденья брать и весело пожить?</text:p>
      <text:p text:style-name="P2735"/>
      <text:p text:style-name="P2736">Чацкий</text:p>
      <text:p text:style-name="P2737"/>
      <text:p text:style-name="P2738"><text:span text:style-name="T2739">Когда<text:s/></text:span>в делах – я от веселий прячусь,<text:s/><text:span text:style-name="T2740">Когда<text:s/></text:span>дурачиться –<text:span text:style-name="T2741"><text:s/></text:span>дурачусь,</text:p>
      <text:p text:style-name="P2742">А смешивать два эти<text:span text:style-name="T2743"><text:s/></text:span>ремесла</text:p>
      <text:p text:style-name="P2744">Есть тьма искусников, я не из их числа.</text:p>
      <text:p text:style-name="P2745"/>
      <text:p text:style-name="P2746">Молчалин</text:p>
      <text:p text:style-name="P2747"/>
      <text:p text:style-name="P2748">Простите, впрочем, тут не вижу преступленья; Вот сам Фома Фомич, знаком он вам?</text:p>
      <text:p text:style-name="P2749"/>
      <text:p text:style-name="P2750">Чацкий</text:p>
      <text:p text:style-name="P2751"/>
      <text:p text:style-name="P2752">Ну что ж?</text:p>
      <text:p text:style-name="P2753"/>
      <text:p text:style-name="P2754">Молчалин</text:p>
      <text:p text:style-name="P2755"/>
      <text:p text:style-name="P2756">При трех министрах был начальник отделенья, Переведен сюда.</text:p>
      <text:p text:style-name="P2757"/>
      <text:p text:style-name="P2758">Чацкий</text:p>
      <text:p text:style-name="P2759"/>
      <text:p text:style-name="P2760">Хорош!</text:p>
      <text:p text:style-name="P2761">Пустейший человек, из самых бестолковых.</text:p>
      <text:p text:style-name="P2762"/>
      <text:p text:style-name="P2763">Молчалин</text:p>
      <text:p text:style-name="P2764"/>
      <text:p text:style-name="P2765">Как можно! слог его здесь ставят в образец! Читали вы?</text:p>
      <text:p text:style-name="P2766"/>
      <text:p text:style-name="P2767">Чацкий</text:p>
      <text:p text:style-name="P2768"/>
      <text:p text:style-name="P2769">Я глупостей не чтец, А пуще образцовых.</text:p>
      <text:p text:style-name="P2770"/>
      <text:p text:style-name="P2771">Молчалин</text:p>
      <text:p text:style-name="P2772"/>
      <text:p text:style-name="P2773">Нет, мне так довелось с приятностью прочесть, Не сочинитель я…</text:p>
      <text:p text:style-name="P2774"/>
      <text:p text:style-name="P2775">Чацкий</text:p>
      <text:p text:style-name="P2776"/>
      <text:p text:style-name="P2777">И по всему заметно.</text:p>
      <text:p text:style-name="P2778"/>
      <text:p text:style-name="P2783">Молчалин</text:p>
      <text:p text:style-name="P2784"/>
      <text:p text:style-name="P2785">Не смею моего сужденья произнесть.</text:p>
      <text:p text:style-name="P2786"/>
      <text:p text:style-name="P2787">Чацкий</text:p>
      <text:p text:style-name="P2788"/>
      <text:p text:style-name="P2789">Зачем же так секретно?</text:p>
      <text:p text:style-name="P2790"/>
      <text:p text:style-name="P2791">Молчалин</text:p>
      <text:p text:style-name="P2792"/>
      <text:p text:style-name="P2793">В мои лета не должно сметь Свое суждение иметь.</text:p>
      <text:p text:style-name="P2794"/>
      <text:p text:style-name="P2795">Чацкий</text:p>
      <text:p text:style-name="P2796"/>
      <text:p text:style-name="P2797">Помилуйте, мы с вами не ребяты, Зачем же мнения чужие только святы?</text:p>
      <text:p text:style-name="P2798"/>
      <text:p text:style-name="P2799">Молчалин</text:p>
      <text:p text:style-name="P2800"/>
      <text:p text:style-name="P2801">Ведь надобно ж зависеть от других.</text:p>
      <text:p text:style-name="P2802"/>
      <text:p text:style-name="P2803">Чацкий</text:p>
      <text:p text:style-name="P2804"/>
      <text:p text:style-name="P2805">Зачем же надобно?</text:p>
      <text:p text:style-name="P2806"/>
      <text:p text:style-name="P2807">Молчалин</text:p>
      <text:p text:style-name="P2808"/>
      <text:p text:style-name="P2809">В чинах мы небольших.</text:p>
      <text:p text:style-name="P2810"/>
      <text:p text:style-name="P2811">Чацкий (почти громко)</text:p>
      <text:p text:style-name="P2812"/>
      <text:p text:style-name="P2813">С такими чувствами, с такой душою Любим!.. Обманщица смеялась надо мною!</text:p>
      <text:p text:style-name="P2814"/>
      <text:p text:style-name="P2819"><text:bookmark-start text:name="_bookmark31"/><text:bookmark-end text:name="_bookmark31"/>Явление 4</text:p>
      <text:p text:style-name="P2820">Ветер. Все двери настежь, кроме в спальню к Софии. В перспективе раскрывается ряд освещенных комнат,<text:s/><text:span text:style-name="T2821">слуги<text:s/></text:span>суетятся;<text:s/><text:span text:style-name="T2822">один из ни</text:span>х, главный, говорит:</text:p>
      <text:p text:style-name="P2823"/>
      <text:p text:style-name="P2824">Эй! Филька, Фомка, ну, ловчей! Столы для карт, мел, щеток и свечей!</text:p>
      <text:p text:style-name="P2825"/>
      <text:p text:style-name="P2826">(Стучится к Софии в дверь.)</text:p>
      <text:p text:style-name="P2827"/>
      <text:p text:style-name="P2828">Скажите барышне скорее, Лизавета: Наталья Дмитревна, и с мужем, и к крыльцу Еще подъехала карета.</text:p>
      <text:p text:style-name="P2829"/>
      <text:p text:style-name="P2830">Расходятся, остается один<text:s/><text:span text:style-name="T2831">Чацкий</text:span>.</text:p>
      <text:p text:style-name="P2832"/>
      <text:p text:style-name="P2837"><text:bookmark-start text:name="_bookmark32"/><text:bookmark-end text:name="_bookmark32"/>Явление 5</text:p>
      <text:p text:style-name="P2838"><text:span text:style-name="T2839">Чацкий, Наталья Дмитриевна</text:span><text:span text:style-name="T2840">, молодая дама.</text:span></text:p>
      <text:p text:style-name="P2841">Наталья Дмитриевна</text:p>
      <text:p text:style-name="P2842"/>
      <text:p text:style-name="P2843">Не ошибаюсь ли!.. он точно, по лицу… Ах! Александр Андреич, вы ли?</text:p>
      <text:p text:style-name="P2844"/>
      <text:p text:style-name="P2845">Чацкий</text:p>
      <text:p text:style-name="P2846"/>
      <text:p text:style-name="P2847">С сомненьем смотрите от ног до головы, Неужли так меня три года изменили?</text:p>
      <text:p text:style-name="P2848"/>
      <text:p text:style-name="P2849">Наталья Дмитриевна</text:p>
      <text:p text:style-name="P2850"/>
      <text:p text:style-name="P2851">Я полагала вас далёко от Москвы. Давно ли?</text:p>
      <text:p text:style-name="P2852"/>
      <text:p text:style-name="P2853">Чацкий</text:p>
      <text:p text:style-name="P2854"/>
      <text:p text:style-name="P2855">Нынче лишь…</text:p>
      <text:p text:style-name="P2856"/>
      <text:p text:style-name="P2857">Наталья Дмитриевна</text:p>
      <text:p text:style-name="P2858"/>
      <text:p text:style-name="P2859">Надолго?</text:p>
      <text:p text:style-name="P2860"/>
      <text:p text:style-name="P2861">Чацкий</text:p>
      <text:p text:style-name="P2862"/>
      <text:p text:style-name="P2863">Как случится.</text:p>
      <text:p text:style-name="P2864">Однако, кто, смотря на вас, не подивится? Полнее прежнего, похорошели страх; Моложе вы, свежее стали;</text:p>
      <text:p text:style-name="P2865">Огонь, румянец, смех, игра во всех чертах.</text:p>
      <text:p text:style-name="P2866"/>
      <text:p text:style-name="P2867">Наталья Дмитриевна</text:p>
      <text:p text:style-name="P2868"/>
      <text:p text:style-name="P2869">Я замужем.</text:p>
      <text:p text:style-name="P2870"/>
      <text:p text:style-name="P2871">Чацкий</text:p>
      <text:p text:style-name="P2872"/>
      <text:p text:style-name="P2873">Давно бы вы сказали!</text:p>
      <text:p text:style-name="P2874"/>
      <text:p text:style-name="P2875">Наталья Дмитриевна</text:p>
      <text:p text:style-name="P2876"/>
      <text:p text:style-name="P2877">Мой муж – прелестный муж, вот он сейчас войдет. Я познакомлю вас, хотите?</text:p>
      <text:p text:style-name="P2878"/>
      <text:p text:style-name="P2879">Чацкий</text:p>
      <text:p text:style-name="P2880"/>
      <text:p text:style-name="P2885">Прошу.</text:p>
      <text:p text:style-name="P2886"/>
      <text:p text:style-name="P2887">Наталья Дмитриевна</text:p>
      <text:p text:style-name="P2888"/>
      <text:p text:style-name="P2889">И знаю наперед,</text:p>
      <text:p text:style-name="P2890">Что вам понравится. Взгляните и судите!</text:p>
      <text:p text:style-name="P2891"/>
      <text:p text:style-name="P2892">Чацкий</text:p>
      <text:p text:style-name="P2893"/>
      <text:p text:style-name="P2894">Я верю, он вам муж.</text:p>
      <text:p text:style-name="P2895"/>
      <text:p text:style-name="P2896">Наталья Дмитриевна</text:p>
      <text:p text:style-name="P2897"/>
      <text:p text:style-name="P2898">О нет-с, не потому;</text:p>
      <text:p text:style-name="P2899">Сам по себе, по нраву, по уму.</text:p>
      <text:p text:style-name="P2900">Платон Михайлыч мой единственный, бесценный! Теперь в отставке, был военный;</text:p>
      <text:p text:style-name="P2901">И утверждают все, кто только прежде знал, Что с храбростью его, с талантом,</text:p>
      <text:p text:style-name="P2902">Когда бы службу продолжал,</text:p>
      <text:p text:style-name="P2903">Конечно, был бы он московским комендантом.</text:p>
      <text:p text:style-name="P2904"/>
      <text:p text:style-name="P2909"><text:bookmark-start text:name="_bookmark33"/><text:bookmark-end text:name="_bookmark33"/>Явление 6</text:p>
      <text:p text:style-name="P2910"><text:span text:style-name="T2911">Чацкий, Наталья Дмитриевна, Платон Михайлович</text:span><text:span text:style-name="T2912">.<text:s/></text:span><text:span text:style-name="T2913">Наталья Дмитриевна</text:span></text:p>
      <text:p text:style-name="P2914"/>
      <text:p text:style-name="P2915">Вот мой Платон Михайлыч.</text:p>
      <text:p text:style-name="P2916"/>
      <text:p text:style-name="P2917">Чацкий</text:p>
      <text:p text:style-name="P2918"/>
      <text:p text:style-name="P2919">Ба!</text:p>
      <text:p text:style-name="P2920">Друг старый, мы давно знакомы, вот судьба!</text:p>
      <text:p text:style-name="P2921"/>
      <text:p text:style-name="P2922">Платон Михайлович</text:p>
      <text:p text:style-name="P2923"/>
      <text:p text:style-name="P2924">Здорово, Чацкий, брат!</text:p>
      <text:p text:style-name="P2925"/>
      <text:p text:style-name="P2926">Чацкий</text:p>
      <text:p text:style-name="P2927"/>
      <text:p text:style-name="P2928">Платон любезный, славно.</text:p>
      <text:p text:style-name="P2929">Похвальный лист тебе: ведешь себя исправно.</text:p>
      <text:p text:style-name="P2930"/>
      <text:p text:style-name="P2931">Платон Михайлович</text:p>
      <text:p text:style-name="P2932"/>
      <text:p text:style-name="P2933">Как видишь, брат:</text:p>
      <text:p text:style-name="P2934">Московский житель и женат.</text:p>
      <text:p text:style-name="P2935"/>
      <text:p text:style-name="P2936">Чацкий</text:p>
      <text:p text:style-name="P2937"/>
      <text:p text:style-name="P2938">Забыт шум лагерный, товарищи и братья? Спокоен и ленив?</text:p>
      <text:p text:style-name="P2939"/>
      <text:p text:style-name="P2940">Платон Михайлович</text:p>
      <text:p text:style-name="P2941"/>
      <text:p text:style-name="P2942">Нет, есть-таки занятья:</text:p>
      <text:p text:style-name="P2943">На флейте я твержу дуэт А-мольный…</text:p>
      <text:p text:style-name="P2944"/>
      <text:p text:style-name="P2945">Чацкий</text:p>
      <text:p text:style-name="P2946"/>
      <text:p text:style-name="P2947">Что твердил назад тому пять лет?</text:p>
      <text:p text:style-name="P2948">Ну, постоянный вкус в мужьях всего дороже!</text:p>
      <text:p text:style-name="P2949"/>
      <text:p text:style-name="P2950">Платон Михайлович</text:p>
      <text:p text:style-name="P2951"/>
      <text:p text:style-name="P2952">Брат, женишься, тогда меня вспомянь!</text:p>
      <text:p text:style-name="P2953">От скуки будешь ты свистеть одно и то же.</text:p>
      <text:p text:style-name="P2954"/>
      <text:p text:style-name="P2955">Чацкий</text:p>
      <text:p text:style-name="P2956"/>
      <text:p text:style-name="P2961">От скуки! как? уж ты ей платишь дань?</text:p>
      <text:p text:style-name="P2962"/>
      <text:p text:style-name="P2963">Наталья Дмитриевна</text:p>
      <text:p text:style-name="P2964"/>
      <text:p text:style-name="P2965">Платон Михайлыч мой к занятьям склонен разным, Которых нет теперь – к ученьям и смотрам,</text:p>
      <text:p text:style-name="P2966">К мане́жу… иногда скучает по утрам.</text:p>
      <text:p text:style-name="P2967"/>
      <text:p text:style-name="P2968">Чацкий</text:p>
      <text:p text:style-name="P2969"/>
      <text:p text:style-name="P2970">А кто, любезный друг, велит тебе быть праздным? В полк, эскадрон дадут. Ты обер или штаб?</text:p>
      <text:p text:style-name="P2971"/>
      <text:p text:style-name="P2972">Наталья Дмитриевна</text:p>
      <text:p text:style-name="P2973"/>
      <text:p text:style-name="P2974">Платон Михайлыч мой здоровьем очень слаб.</text:p>
      <text:p text:style-name="P2975"/>
      <text:p text:style-name="P2976">Чацкий</text:p>
      <text:p text:style-name="P2977"/>
      <text:p text:style-name="P2978">Здоровьем слаб! Давно ли?</text:p>
      <text:p text:style-name="P2979"/>
      <text:p text:style-name="P2980">Наталья Дмитриевна</text:p>
      <text:p text:style-name="P2981"/>
      <text:p text:style-name="P2982">Всё рюматизм и головные боли.</text:p>
      <text:p text:style-name="P2983"/>
      <text:p text:style-name="P2984">Чацкий</text:p>
      <text:p text:style-name="P2985"/>
      <text:p text:style-name="P2986">Движенья более. В деревню, в теплый край. Будь чаще на коне. Деревня летом – рай.</text:p>
      <text:p text:style-name="P2987"/>
      <text:p text:style-name="P2988">Наталья Дмитриевна</text:p>
      <text:p text:style-name="P2989"/>
      <text:p text:style-name="P2990">Платон Михайлыч город любит,</text:p>
      <text:p text:style-name="P2991">Москву; за что в глуши он дни свои погубит!</text:p>
      <text:p text:style-name="P2992"/>
      <text:p text:style-name="P2993">Чацкий</text:p>
      <text:p text:style-name="P2994"/>
      <text:p text:style-name="P2995">Москву и город… Ты чудак! А помнишь прежнее?</text:p>
      <text:p text:style-name="P2996"/>
      <text:p text:style-name="P2997">Платон Михайлович</text:p>
      <text:p text:style-name="P2998"/>
      <text:p text:style-name="P2999">Да, брат, теперь не так…</text:p>
      <text:p text:style-name="P3000"/>
      <text:p text:style-name="P3001">Наталья Дмитриевна</text:p>
      <text:p text:style-name="P3002"/>
      <text:p text:style-name="P3003">Ах! мой дружочек!</text:p>
      <text:p text:style-name="P3004">Здесь так свежо, что мочи нет,</text:p>
      <text:soft-page-break/>
      <text:p text:style-name="P3005">Ты распахнулся весь и расстегнул жилет.</text:p>
      <text:p text:style-name="P3010"/>
      <text:p text:style-name="P3011">Платон Михайлович</text:p>
      <text:p text:style-name="P3012"/>
      <text:p text:style-name="P3013">Теперь, брат, я не тот…</text:p>
      <text:p text:style-name="P3014"/>
      <text:p text:style-name="P3015">Наталья Дмитриевна</text:p>
      <text:p text:style-name="P3016"/>
      <text:p text:style-name="P3017">Послушайся разочек,</text:p>
      <text:p text:style-name="P3018">Мой милый, застегнись скорей.</text:p>
      <text:p text:style-name="P3019"/>
      <text:p text:style-name="P3020">Платон Михайлович (хладнокровно)</text:p>
      <text:p text:style-name="P3021"/>
      <text:p text:style-name="P3022">Сейчас.</text:p>
      <text:p text:style-name="P3023"/>
      <text:p text:style-name="P3024">Наталья Дмитриевна</text:p>
      <text:p text:style-name="P3025"/>
      <text:p text:style-name="P3026">Да отойди подальше от дверей, Сквозной там ветер дует сзади!</text:p>
      <text:p text:style-name="P3027"/>
      <text:p text:style-name="P3028">Платон Михайлович</text:p>
      <text:p text:style-name="P3029"/>
      <text:p text:style-name="P3030">Теперь, брат, я не тот…</text:p>
      <text:p text:style-name="P3031"/>
      <text:p text:style-name="P3032">Наталья Дмитриевна</text:p>
      <text:p text:style-name="P3033"/>
      <text:p text:style-name="P3034">Мой ангел, бога ради</text:p>
      <text:p text:style-name="P3035">От двери дальше отойди.</text:p>
      <text:p text:style-name="P3036"/>
      <text:p text:style-name="P3037">Платон Михайлович (глаза к небу)</text:p>
      <text:p text:style-name="P3038"/>
      <text:p text:style-name="P3039">Ах! матушка!</text:p>
      <text:p text:style-name="P3040"/>
      <text:p text:style-name="P3041">Чацкий</text:p>
      <text:p text:style-name="P3042"/>
      <text:p text:style-name="P3043">Ну, бог тебя суди;</text:p>
      <text:p text:style-name="P3044">Уж, точно, стал не тот в короткое ты время; Не в прошлом ли году, в конце,</text:p>
      <text:p text:style-name="P3045">В полку тебя я знал? лишь утро: ногу в стремя И носишься на борзом жеребце;</text:p>
      <text:p text:style-name="P3046">Осенний ветер дуй, хоть спереди, хоть с тыла.</text:p>
      <text:p text:style-name="P3047"/>
      <text:p text:style-name="P3048">Платон Михайлович (со вздохом)</text:p>
      <text:p text:style-name="P3049"/>
      <text:p text:style-name="P3050">Эх! братец! славное тогда житье-то было.</text:p>
      <text:p text:style-name="P3051"/>
      <text:p text:style-name="P3056"><text:bookmark-start text:name="_bookmark34"/><text:bookmark-end text:name="_bookmark34"/>Явление 7</text:p>
      <text:p text:style-name="P3057">Те же, Князь Тугоуховский и Княгиня с шестью дочерьми.</text:p>
      <text:p text:style-name="P3058">Наталья Дмитриевна (тоненьким голоском)</text:p>
      <text:p text:style-name="P3059"/>
      <text:p text:style-name="P3060">Князь Петр Ильич, княгиня! боже мой! Княжна Зизи! Мими!</text:p>
      <text:p text:style-name="P3061"/>
      <text:p text:style-name="P3062"><text:span text:style-name="T3063">Громкие<text:s/></text:span>лобызания,<text:s/><text:span text:style-name="T3064">потом<text:s/></text:span>усаживаются и осматривают<text:s/><text:span text:style-name="T3065">одна<text:s/></text:span>другую с<text:s/><text:span text:style-name="T3066">головы<text:s/></text:span>до<text:s/><text:span text:style-name="T3067">ног.<text:s/></text:span>1-я<text:s/><text:span text:style-name="T3068">княжна</text:span></text:p>
      <text:p text:style-name="P3069"/>
      <text:p text:style-name="P3070">Какой фасон прекрасный!</text:p>
      <text:p text:style-name="P3071"/>
      <text:p text:style-name="P3072"><text:span text:style-name="T3073">2-я<text:s/></text:span><text:span text:style-name="T3074">княжна</text:span></text:p>
      <text:p text:style-name="P3075"/>
      <text:p text:style-name="P3076">Какие складочки!</text:p>
      <text:p text:style-name="P3077"/>
      <text:p text:style-name="P3078"><text:span text:style-name="T3079">1-я<text:s/></text:span><text:span text:style-name="T3080">княжна</text:span></text:p>
      <text:p text:style-name="P3081"/>
      <text:p text:style-name="P3082">Обшито бахромой.</text:p>
      <text:p text:style-name="P3083"/>
      <text:p text:style-name="P3084">Наталья Дмитриевна</text:p>
      <text:p text:style-name="P3085"/>
      <text:p text:style-name="P3086">Нет, если б видели мой тюрлюрлю атласный!</text:p>
      <text:p text:style-name="P3087"/>
      <text:list text:style-name="LFO2" text:continue-numbering="true">
        <text:list-item>
          <text:p text:style-name="P3088"><text:span text:style-name="T3089">я</text:span><text:span text:style-name="T3090"><text:s/></text:span><text:span text:style-name="T3091">княжна</text:span></text:p>
        </text:list-item>
      </text:list>
      <text:p text:style-name="P3092"/>
      <text:p text:style-name="P3093">Какой эшарп cousin мне подарил!</text:p>
      <text:p text:style-name="P3094"/>
      <text:list text:style-name="LFO2" text:continue-numbering="true">
        <text:list-item>
          <text:p text:style-name="P3095"><text:span text:style-name="T3096">я</text:span><text:span text:style-name="T3097"><text:s/></text:span><text:span text:style-name="T3098">княжна</text:span></text:p>
        </text:list-item>
      </text:list>
      <text:p text:style-name="P3099"/>
      <text:p text:style-name="P3100">Ах! да, барежевый!</text:p>
      <text:p text:style-name="P3101"/>
      <text:list text:style-name="LFO2" text:continue-numbering="true">
        <text:list-item>
          <text:p text:style-name="P3102"><text:span text:style-name="T3103">я</text:span><text:span text:style-name="T3104"><text:s/></text:span><text:span text:style-name="T3105">княжна</text:span></text:p>
        </text:list-item>
      </text:list>
      <text:p text:style-name="P3106"/>
      <text:p text:style-name="P3107">Ах! прелесть!</text:p>
      <text:p text:style-name="P3108"/>
      <text:list text:style-name="LFO2" text:continue-numbering="true">
        <text:list-item>
          <text:p text:style-name="P3109"><text:span text:style-name="T3110">я</text:span><text:span text:style-name="T3111"><text:s/></text:span><text:span text:style-name="T3112">княжна</text:span></text:p>
        </text:list-item>
      </text:list>
      <text:p text:style-name="P3113"/>
      <text:p text:style-name="P3114">Ах! как мил!</text:p>
      <text:p text:style-name="P3115"/>
      <text:p text:style-name="P3116">Княгиня</text:p>
      <text:p text:style-name="P3117"/>
      <text:p text:style-name="P3118">Сс! – Кто это в углу, взошли мы, поклонился?</text:p>
      <text:p text:style-name="P3119"/>
      <text:p text:style-name="P3120">Наталья Дмитриевна</text:p>
      <text:p text:style-name="P3121"/>
      <text:p text:style-name="P3122">Приезжий, Чацкий.</text:p>
      <text:p text:style-name="P3123"/>
      <text:p text:style-name="P3128">Княгиня</text:p>
      <text:p text:style-name="P3129"/>
      <text:p text:style-name="P3130">От-став-ной?</text:p>
      <text:p text:style-name="P3131"/>
      <text:p text:style-name="P3132"><text:span text:style-name="T3133">Наталья<text:s/></text:span><text:span text:style-name="T3134">Д</text:span><text:span text:style-name="T3135">митриевн</text:span><text:span text:style-name="T3136">а</text:span></text:p>
      <text:p text:style-name="P3137"/>
      <text:p text:style-name="P3138">Да, путешествовал, недавно воротился.</text:p>
      <text:p text:style-name="P3139"/>
      <text:p text:style-name="P3140">Княгиня</text:p>
      <text:p text:style-name="P3141"/>
      <text:p text:style-name="P3142">И хо-ло-стой?</text:p>
      <text:p text:style-name="P3143"/>
      <text:p text:style-name="P3144">Наталья Дмитриевна</text:p>
      <text:p text:style-name="P3145"/>
      <text:p text:style-name="P3146">Да, не женат.</text:p>
      <text:p text:style-name="P3147"/>
      <text:p text:style-name="P3148">Княгиня</text:p>
      <text:p text:style-name="P3149"/>
      <text:p text:style-name="P3150">Князь, князь, сюда. – Живее.</text:p>
      <text:p text:style-name="P3151"/>
      <text:p text:style-name="P3152">Князь (к ней оборачивает слуховую трубку)</text:p>
      <text:p text:style-name="P3153"/>
      <text:p text:style-name="P3154">О-хм!</text:p>
      <text:p text:style-name="P3155"/>
      <text:p text:style-name="P3156">Княгиня</text:p>
      <text:p text:style-name="P3157"/>
      <text:p text:style-name="P3158">К нам на ́вечер, в четверг, проси скорее Натальи Дмитревны знакомого: вон он!</text:p>
      <text:p text:style-name="P3159"/>
      <text:p text:style-name="P3160">Князь</text:p>
      <text:p text:style-name="P3161"/>
      <text:p text:style-name="P3162">И-хм!</text:p>
      <text:p text:style-name="P3163"/>
      <text:p text:style-name="P3164">(Отправляется, вьется около Чацкого и покашливает.) Княгиня</text:p>
      <text:p text:style-name="P3165"/>
      <text:p text:style-name="P3166">Вот то-то детки:</text:p>
      <text:p text:style-name="P3167">Им бал, а батюшка таскайся на поклон; Танцовщики ужасно стали редки!..</text:p>
      <text:p text:style-name="P3168">Он камер-юнкер?</text:p>
      <text:p text:style-name="P3169"/>
      <text:p text:style-name="P3170">Наталья Дмитриевна</text:p>
      <text:p text:style-name="P3171"/>
      <text:p text:style-name="P3172">Нет.</text:p>
      <text:p text:style-name="P3173"/>
      <text:p text:style-name="P3174">Княгиня</text:p>
      <text:p text:style-name="P3175"/>
      <text:p text:style-name="P3176">Бо-гат?</text:p>
      <text:p text:style-name="P3177"/>
      <text:p text:style-name="P3182">Наталья Дмитриевна</text:p>
      <text:p text:style-name="P3183"/>
      <text:p text:style-name="P3184">О, нет!</text:p>
      <text:p text:style-name="P3185"/>
      <text:p text:style-name="P3186">Княгиня (громко, что есть мочи)</text:p>
      <text:p text:style-name="P3187"/>
      <text:p text:style-name="P3188">Князь, князь! Назад!</text:p>
      <text:p text:style-name="P3189"/>
      <text:p text:style-name="P3194"><text:bookmark-start text:name="_bookmark35"/><text:bookmark-end text:name="_bookmark35"/>Явление 8</text:p>
      <text:p text:style-name="P3195"><text:span text:style-name="T3196">Те же<text:s/></text:span><text:span text:style-name="T3197">и<text:s/></text:span><text:span text:style-name="T3198">Графин</text:span><text:span text:style-name="T3199">и<text:s/></text:span><text:span text:style-name="T3200">Хрюмин</text:span><text:span text:style-name="T3201">ы:<text:s/></text:span><text:span text:style-name="T3202">бабушка<text:s/></text:span><text:span text:style-name="T3203">и<text:s/></text:span><text:span text:style-name="T3204">внучка</text:span><text:span text:style-name="T3205">.<text:s/></text:span><text:span text:style-name="T3206">Графиня внучка</text:span></text:p>
      <text:p text:style-name="P3207"/>
      <text:p text:style-name="P3208">Ах! grand’maman! Ну, кто так рано приезжает, Мы первые!</text:p>
      <text:p text:style-name="P3209"/>
      <text:p text:style-name="P3210">(Пропадает в боковую комнату.) Княгиня</text:p>
      <text:p text:style-name="P3211"/>
      <text:p text:style-name="P3212">Вот нас честит!</text:p>
      <text:p text:style-name="P3213">Вот первая, и нас за никого считает!</text:p>
      <text:p text:style-name="P3214">Зла, в девках целый век, уж бог ее простит.</text:p>
      <text:p text:style-name="P3215"/>
      <text:p text:style-name="P3216">Графиня внучка (вернувшись, направляет на Чацкого двойной лорнет)</text:p>
      <text:p text:style-name="P3217"/>
      <text:p text:style-name="P3218">Мсьё Чацкий! вы в Москве! как были, всё такие?</text:p>
      <text:p text:style-name="P3219"/>
      <text:p text:style-name="P3220">Чацкий</text:p>
      <text:p text:style-name="P3221"/>
      <text:p text:style-name="P3222">На что меняться мне?</text:p>
      <text:p text:style-name="P3223"/>
      <text:p text:style-name="P3224">Графиня внучка</text:p>
      <text:p text:style-name="P3225"/>
      <text:p text:style-name="P3226">Вернулись холостые?</text:p>
      <text:p text:style-name="P3227"/>
      <text:p text:style-name="P3228">Чацкий</text:p>
      <text:p text:style-name="P3229"/>
      <text:p text:style-name="P3230">На ком жениться мне?</text:p>
      <text:p text:style-name="P3231"/>
      <text:p text:style-name="P3232">Графиня внучка</text:p>
      <text:p text:style-name="P3233"/>
      <text:p text:style-name="P3234">В чужих краях на ком?</text:p>
      <text:p text:style-name="P3235">О! наших тьма без дальних справок<text:s/><text:span text:style-name="T3236">Там<text:s/></text:span>женятся и нас дарят<text:s/><text:span text:style-name="T3237">родством<text:s/></text:span>С искусницами модных<text:span text:style-name="T3238"><text:s/></text:span>лавок.</text:p>
      <text:p text:style-name="P3239"/>
      <text:p text:style-name="P3240">Чацкий</text:p>
      <text:p text:style-name="P3241"/>
      <text:p text:style-name="P3242">Несчастные! должны ль упреки несть От подражательниц модисткам?</text:p>
      <text:p text:style-name="P3243">За то, что смели предпочесть Оригиналы спискам?</text:p>
      <text:p text:style-name="P3244"/>
      <text:p text:style-name="P3249"><text:bookmark-start text:name="_bookmark36"/><text:bookmark-end text:name="_bookmark36"/>Явление 9</text:p>
      <text:p text:style-name="P3250"><text:span text:style-name="T3251">Те<text:s/></text:span><text:span text:style-name="T3252">же<text:s/></text:span>и множество других гостей. Между прочими<text:s/><text:span text:style-name="T3253">Загорецкий</text:span>.<text:s/><text:span text:style-name="T3254">Мужчины<text:s/></text:span>являются,<text:s/><text:span text:style-name="T3255">шаркают, отходят<text:s/></text:span>в<text:s/><text:span text:style-name="T3256">сторону,<text:s/></text:span><text:span text:style-name="T3257">кочуют<text:s/></text:span>из<text:s/><text:span text:style-name="T3258">комнаты<text:s/></text:span>в<text:s/><text:span text:style-name="T3259">комнату<text:s/></text:span>и проч.<text:s/><text:span text:style-name="T3260">София<text:s/></text:span>от себя<text:s/><text:span text:style-name="T3261">выходит,<text:s/></text:span>все к ней<text:s/><text:span text:style-name="T3262">навстречу.</text:span></text:p>
      <text:p text:style-name="P3263">Графиня внучка</text:p>
      <text:p text:style-name="P3264"/>
      <text:p text:style-name="P3265"><text:span text:style-name="T3266">Eh! bon soir! vous voila!<text:s/></text:span><text:span text:style-name="T3267">Jamais trop diligente, Vous nous donnez t</text:span><text:span text:style-name="T3268">oujours le plaisir de l’attente</text:span><text:span text:style-name="T3269">.</text:span></text:p>
      <text:p text:style-name="P3270"/>
      <text:p text:style-name="P3271">Загорецкий</text:p>
      <text:p text:style-name="P3272"/>
      <text:p text:style-name="P3273">На завтрашний спектакль имеете билет?</text:p>
      <text:p text:style-name="P3274"/>
      <text:p text:style-name="P3275">София</text:p>
      <text:p text:style-name="P3276"/>
      <text:p text:style-name="P3277">Нет.</text:p>
      <text:p text:style-name="P3278"/>
      <text:p text:style-name="P3279">Загорецкий</text:p>
      <text:p text:style-name="P3280"/>
      <text:p text:style-name="P3281">Позвольте вам вручить, напрасно бы кто взялся Другой вам услужить, зато</text:p>
      <text:p text:style-name="P3282">Куда я ни кидался!</text:p>
      <text:p text:style-name="P3283">В контору – всё взято,</text:p>
      <text:p text:style-name="P3284">К директору, – он мне приятель, — С зарей в шестом часу, и кстати ль! Уж с вечера никто достать не мог; К тому, к сему, всех сбил я с ног,</text:p>
      <text:p text:style-name="P3285">И этот наконец похитил уже силой У одного, старик он хилый,</text:p>
      <text:p text:style-name="P3286">Мне друг, известный домосед; Пусть дома просидит в покое.</text:p>
      <text:p text:style-name="P3287"/>
      <text:p text:style-name="P3288">София</text:p>
      <text:p text:style-name="P3289"/>
      <text:p text:style-name="P3290">Благодарю вас за билет, А за старанье вдвое.</text:p>
      <text:p text:style-name="P3291"/>
      <text:p text:style-name="P3292">Являются еще кое-какие, тем временем Загорецкий отходит к мужчинам.</text:p>
      <text:p text:style-name="P3293">Загорецкий</text:p>
      <text:p text:style-name="P3294"/>
      <text:p text:style-name="P3295">Платон Михайлыч…</text:p>
      <text:p text:style-name="P3296"/>
      <text:p text:style-name="P3297">Платон Михайлович</text:p>
      <text:p text:style-name="P3298"/>
      <text:p text:style-name="P3299">Прочь!</text:p>
      <text:p text:style-name="P3300">Поди ты к женщинам, лги им и их морочь; Я правду об тебе порасскажу такую,</text:p>
      <text:soft-page-break/>
      <text:p text:style-name="P3301">Что хуже всякой лжи. Вот, брат,</text:p>
      <text:p text:style-name="P3302"/>
      <text:p text:style-name="P3303">(Чацкому.)</text:p>
      <text:p text:style-name="P3304"/>
      <text:p text:style-name="P3305">рекомендую!</text:p>
      <text:p text:style-name="P3306">Как эдаких людей учтивее зовут? Нежнее? – человек он светский, Отъявленный мошенник, плут: Антон Антоныч Загорецкий.</text:p>
      <text:p text:style-name="P3307">При нем остерегись: переносить горазд, И в карты не садись: продаст.</text:p>
      <text:p text:style-name="P3308"/>
      <text:p text:style-name="P3309">Загорецкий</text:p>
      <text:p text:style-name="P3310"/>
      <text:p text:style-name="P3311">Оригинал! брюзглив, а без малейшей злобы.</text:p>
      <text:p text:style-name="P3312"/>
      <text:p text:style-name="P3313">Чацкий</text:p>
      <text:p text:style-name="P3314"/>
      <text:p text:style-name="P3315">И оскорбляться вам смешно бы,</text:p>
      <text:p text:style-name="P3316">Окроме честности есть множество отрад: Ругают здесь, а там благодарят.</text:p>
      <text:p text:style-name="P3317"/>
      <text:p text:style-name="P3318">Платон Михайлович</text:p>
      <text:p text:style-name="P3319"/>
      <text:p text:style-name="P3320">Ох, нет, братец! у нас ругают Везде, а всюду принимают.</text:p>
      <text:p text:style-name="P3321">Загорецкий мешается в толпу.</text:p>
      <text:p text:style-name="P3322"/>
      <text:p text:style-name="P3327"><text:bookmark-start text:name="_bookmark37"/><text:bookmark-end text:name="_bookmark37"/>Явление 10</text:p>
      <text:p text:style-name="P3328"><text:span text:style-name="T3329">Те же и<text:s/></text:span><text:span text:style-name="T3330">Хлёстова</text:span><text:span text:style-name="T3331">.<text:s/></text:span><text:span text:style-name="T3332">Хлёстова</text:span></text:p>
      <text:p text:style-name="P3333"/>
      <text:p text:style-name="P3334">Легко ли в шестьдесят пять лет</text:p>
      <text:p text:style-name="P3335">Тащиться мне к тебе, племянница?.. – Мученье! Час битый ехала с Покровки, силы нет;</text:p>
      <text:p text:style-name="P3336">Ночь – светопреставленье! От скуки я взяла с собой Арапку-девку да собачку; —</text:p>
      <text:p text:style-name="P3337">Вели их накормить, ужо, дружочек мой, От ужина сошли подачку.</text:p>
      <text:p text:style-name="P3338">Княгиня, здравствуйте!</text:p>
      <text:p text:style-name="P3339"/>
      <text:p text:style-name="P3340">(Села.)</text:p>
      <text:p text:style-name="P3341"/>
      <text:p text:style-name="P3342"><text:span text:style-name="T3343">Ну,<text:s/></text:span>Софьюшка, мой<text:s/><text:span text:style-name="T3344">друг,<text:s/></text:span>Какая у меня арапка для<text:span text:style-name="T3345"><text:s/></text:span>услуг:<text:s/><text:span text:style-name="T3346">Курчавая!<text:s/></text:span>горбом<text:span text:style-name="T3347"><text:s/></text:span>лопатки!</text:p>
      <text:p text:style-name="P3348">Сердитая! все ко́шачьи ухватки! Да как черна! да как страшна!</text:p>
      <text:p text:style-name="P3349">Ведь создал же господь такое племя! Чорт сущий; в девичей она;</text:p>
      <text:p text:style-name="P3350">Позвать ли?</text:p>
      <text:p text:style-name="P3351"/>
      <text:p text:style-name="P3352">София</text:p>
      <text:p text:style-name="P3353"/>
      <text:p text:style-name="P3354">Нет-с, в другое время.</text:p>
      <text:p text:style-name="P3355"/>
      <text:p text:style-name="P3356">Хлёстова</text:p>
      <text:p text:style-name="P3357"/>
      <text:p text:style-name="P3358">Представь: их как зверей выводят напоказ… Я слышала, там… город есть турецкий…</text:p>
      <text:p text:style-name="P3359">А знаешь ли, кто мне припас? — Антон Антоныч Загорецкий.</text:p>
      <text:p text:style-name="P3360">Загорецкий выставляется вперед.</text:p>
      <text:p text:style-name="P3361"/>
      <text:p text:style-name="P3362">Лгунишка он, картежник, вор. Загорецкий исчезает.</text:p>
      <text:p text:style-name="P3363"/>
      <text:p text:style-name="P3364">Я от него было и двери на запор;</text:p>
      <text:p text:style-name="P3365">Да мастер услужить: мне и сестре<text:span text:style-name="T3366"><text:s/></text:span>Прасковье Двоих ара́пченков на<text:s/><text:span text:style-name="T3367">ярмарке <text:s/></text:span>достал;<text:s/><text:span text:style-name="T3368">Купил,<text:s/></text:span>он<text:s/><text:span text:style-name="T3369">говорит,<text:s/></text:span>чай, в карты сплутовал; А мне<text:s/><text:span text:style-name="T3370">подарочек,<text:s/></text:span>дай бог ему<text:span text:style-name="T3371"><text:s/></text:span>здоровье!</text:p>
      <text:p text:style-name="P3372"/>
      <text:p text:style-name="P3373">Чацкий</text:p>
      <text:soft-page-break/>
      <text:p text:style-name="P3374">(с хохотом Платону Михайловичу)</text:p>
      <text:p text:style-name="P3379"/>
      <text:p text:style-name="P3380">Не поздоровится от эдаких похвал,</text:p>
      <text:p text:style-name="P3381">И Загорецкий сам не выдержал, пропал.</text:p>
      <text:p text:style-name="P3382"/>
      <text:p text:style-name="P3383">Хлёстова</text:p>
      <text:p text:style-name="P3384"/>
      <text:p text:style-name="P3385">Кто этот весельчак? Из звания какого?</text:p>
      <text:p text:style-name="P3386"/>
      <text:p text:style-name="P3387">София</text:p>
      <text:p text:style-name="P3388"/>
      <text:p text:style-name="P3389">Вон этот? Чацкий.</text:p>
      <text:p text:style-name="P3390"/>
      <text:p text:style-name="P3391">Хлёстова</text:p>
      <text:p text:style-name="P3392"/>
      <text:p text:style-name="P3393">Ну? а что нашел смешного? Чему он рад? Какой тут смех? Над старостью смеяться грех.</text:p>
      <text:p text:style-name="P3394">Я помню, ты дитёй с ним часто танцовала, Я за уши его дирала, только мало.</text:p>
      <text:p text:style-name="P3395"/>
      <text:p text:style-name="P3400"><text:bookmark-start text:name="_bookmark38"/><text:bookmark-end text:name="_bookmark38"/>Явление 11</text:p>
      <text:p text:style-name="P3401"><text:span text:style-name="T3402">Те же и<text:s/></text:span><text:span text:style-name="T3403">Фамусов</text:span><text:span text:style-name="T3404">.<text:s/></text:span><text:span text:style-name="T3405">Фамусов (громогласно)</text:span></text:p>
      <text:p text:style-name="P3406"/>
      <text:p text:style-name="P3407">Ждем князя Пётра Ильича,</text:p>
      <text:p text:style-name="P3408">А князь уж здесь! А я забился там, в портретной. Где Скалозуб Сергей Сергеич? а?</text:p>
      <text:p text:style-name="P3409">Нет, кажется, что нет. – Он человек заметный — Сергей Сергеич Скалозуб.</text:p>
      <text:p text:style-name="P3410"/>
      <text:p text:style-name="P3411">Хлёстова</text:p>
      <text:p text:style-name="P3412"/>
      <text:p text:style-name="P3413">Творец мой! оглушил звончее всяких труб!</text:p>
      <text:p text:style-name="P3414"/>
      <text:p text:style-name="P3419"><text:bookmark-start text:name="_bookmark39"/><text:bookmark-end text:name="_bookmark39"/>Явление 12</text:p>
      <text:p text:style-name="P3420"><text:span text:style-name="T3421">Те же и<text:s/></text:span><text:span text:style-name="T3422">Скалозуб</text:span><text:span text:style-name="T3423">, потом<text:s/></text:span><text:span text:style-name="T3424">Молчалин</text:span><text:span text:style-name="T3425">.<text:s/></text:span><text:span text:style-name="T3426">Фамусов</text:span></text:p>
      <text:p text:style-name="P3427"/>
      <text:p text:style-name="P3428">Сергей Сергеич, запоздали;</text:p>
      <text:p text:style-name="P3429">А мы вас ждали, ждали, ждали.</text:p>
      <text:p text:style-name="P3430"/>
      <text:p text:style-name="P3431">(Подводит к Хлёстовой.)</text:p>
      <text:p text:style-name="P3432"/>
      <text:p text:style-name="P3433">Моя невестушка, которой уж давно Об вас говорено.</text:p>
      <text:p text:style-name="P3434"/>
      <text:p text:style-name="P3435">Хлёстова (сидя)</text:p>
      <text:p text:style-name="P3436"/>
      <text:p text:style-name="P3437">Вы прежде были здесь… в полку… в том… в гренадерском?</text:p>
      <text:p text:style-name="P3438"/>
      <text:p text:style-name="P3439">Скалозуб (басом)</text:p>
      <text:p text:style-name="P3440"/>
      <text:p text:style-name="P3441">В его высочества, хотите вы сказать, Ново-зомлянском мушкетерском.</text:p>
      <text:p text:style-name="P3442"/>
      <text:p text:style-name="P3443">Хлёстова</text:p>
      <text:p text:style-name="P3444"/>
      <text:p text:style-name="P3445">Не мастерица я полки-та различать.</text:p>
      <text:p text:style-name="P3446"/>
      <text:p text:style-name="P3447">Скалозуб</text:p>
      <text:p text:style-name="P3448"/>
      <text:p text:style-name="P3449">А форменные есть отлички:</text:p>
      <text:p text:style-name="P3450">В мундирах выпушки, погончики, петлички.</text:p>
      <text:p text:style-name="P3451"/>
      <text:p text:style-name="P3452">Фамусов</text:p>
      <text:p text:style-name="P3453"/>
      <text:p text:style-name="P3454">Пойдемте, батюшка, там вас я насмешу, Курьезный вист у нас. За нами, князь! прошу.</text:p>
      <text:p text:style-name="P3455"/>
      <text:p text:style-name="P3456">(Его и князя уводит с собою.) Хлёстова (Софии)</text:p>
      <text:p text:style-name="P3457"/>
      <text:p text:style-name="P3458">Ух! я точнёхонько избавилась от петли; Ведь полоумный твой отец:</text:p>
      <text:p text:style-name="P3459">Дался ему трех сажень удалец, —</text:p>
      <text:p text:style-name="P3460">Знакомит, не спросясь, приятно ли нам, нет ли?</text:p>
      <text:p text:style-name="P3461"/>
      <text:p text:style-name="P3462">Молчалин (подает ей карту)</text:p>
      <text:p text:style-name="P3463"/>
      <text:p text:style-name="P3464">Я вашу партию составил: мосьё Кок,</text:p>
      <text:soft-page-break/>
      <text:p text:style-name="P3465">Фома Фомич и я.</text:p>
      <text:p text:style-name="P3470"/>
      <text:p text:style-name="P3471">Хлёстова</text:p>
      <text:p text:style-name="P3472"/>
      <text:p text:style-name="P3473">Спасибо, мой дружок.</text:p>
      <text:p text:style-name="P3474"/>
      <text:p text:style-name="P3475">(Встает.) Молчалин</text:p>
      <text:p text:style-name="P3476"/>
      <text:p text:style-name="P3477">Ваш шпиц – прелестный шпиц, не более наперстка, Я гладил всё его: как шелковая шерстка!</text:p>
      <text:p text:style-name="P3478"/>
      <text:p text:style-name="P3479">Хлёстова</text:p>
      <text:p text:style-name="P3480"/>
      <text:p text:style-name="P3481">Спасибо, мой родной.</text:p>
      <text:p text:style-name="P3482"/>
      <text:p text:style-name="P3483">(Уходит, за ней Молчалин и многие другие.)</text:p>
      <text:p text:style-name="P3484"/>
      <text:p text:style-name="P3489"><text:bookmark-start text:name="_bookmark40"/><text:bookmark-end text:name="_bookmark40"/>Явление 13</text:p>
      <text:p text:style-name="P3490"><text:span text:style-name="T3491">Чацкий, София<text:s/></text:span>и несколько посторонних, которые в продолжении расходятся.</text:p>
      <text:p text:style-name="P3492">Чацкий</text:p>
      <text:p text:style-name="P3493"/>
      <text:p text:style-name="P3494">Ну! тучу разогнал…</text:p>
      <text:p text:style-name="P3495"/>
      <text:p text:style-name="P3496">София</text:p>
      <text:p text:style-name="P3497"/>
      <text:p text:style-name="P3498">Нельзя ль не продолжать?</text:p>
      <text:p text:style-name="P3499"/>
      <text:p text:style-name="P3500">Чацкий</text:p>
      <text:p text:style-name="P3501"/>
      <text:p text:style-name="P3502">Чем вас я<text:span text:style-name="T3503"><text:s/></text:span>напугал?</text:p>
      <text:p text:style-name="P3504">За то, что он смягчил разгневанную<text:span text:style-name="T3505"><text:s/></text:span>гостью,<text:s/><text:span text:style-name="T3506">Хотел<text:s/></text:span>я<text:span text:style-name="T3507"><text:s/></text:span>похвалить.</text:p>
      <text:p text:style-name="P3508"/>
      <text:p text:style-name="P3509">София</text:p>
      <text:p text:style-name="P3510"/>
      <text:p text:style-name="P3511">А кончили бы злостью.</text:p>
      <text:p text:style-name="P3512"/>
      <text:p text:style-name="P3513">Чацкий</text:p>
      <text:p text:style-name="P3514"/>
      <text:p text:style-name="P3515">Сказать вам, что́ я думал? Вот: Старушки все – народ сердитый;</text:p>
      <text:p text:style-name="P3516">Не худо, чтоб при них услужник знаменитый Тут был, как громовой отвод.</text:p>
      <text:p text:style-name="P3517">Молчалин! – Кто другой так мирно всё уладит! Там моську вовремя погладит,</text:p>
      <text:p text:style-name="P3518"><text:span text:style-name="T3519">Тут<text:s/></text:span>в пору<text:s/><text:span text:style-name="T3520">карточку<text:s/></text:span><text:span text:style-name="T3521">вотрет,<text:s/></text:span>В нем Загорецкий не<text:span text:style-name="T3522"><text:s/></text:span>умрет!..</text:p>
      <text:p text:style-name="P3523">Вы давеча его мне исчисляли свойства, Но многие забыли? – да?</text:p>
      <text:p text:style-name="P3524"/>
      <text:p text:style-name="P3525">(Уходит.)</text:p>
      <text:p text:style-name="P3526"/>
      <text:p text:style-name="P3531"><text:bookmark-start text:name="_bookmark41"/><text:bookmark-end text:name="_bookmark41"/>Явление 14</text:p>
      <text:p text:style-name="P3532"><text:span text:style-name="T3533">София</text:span><text:span text:style-name="T3534">, потом Г. N.</text:span></text:p>
      <text:p text:style-name="P3535">София (про себя)</text:p>
      <text:p text:style-name="P3536"/>
      <text:p text:style-name="P3537">Ах! этот человек всегда</text:p>
      <text:p text:style-name="P3538">Причиной мне ужасного расстройства! Унизить рад, кольнуть; завистлив, горд и зол!</text:p>
      <text:p text:style-name="P3539"/>
      <text:p text:style-name="P3540"><text:span text:style-name="T3541">Г. N.<text:s/></text:span><text:span text:style-name="T3542">(подходит)</text:span></text:p>
      <text:p text:style-name="P3543"/>
      <text:p text:style-name="P3544">Вы в размышленьи.</text:p>
      <text:p text:style-name="P3545"/>
      <text:p text:style-name="P3546">София</text:p>
      <text:p text:style-name="P3547"/>
      <text:p text:style-name="P3548">Об Чацком.</text:p>
      <text:p text:style-name="P3549"/>
      <text:p text:style-name="P3550">Г. N.</text:p>
      <text:p text:style-name="P3551"/>
      <text:p text:style-name="P3552">Как его нашли по возвращеньи?</text:p>
      <text:p text:style-name="P3553"/>
      <text:p text:style-name="P3554">София</text:p>
      <text:p text:style-name="P3555"/>
      <text:p text:style-name="P3556">Он не в своем уме.</text:p>
      <text:p text:style-name="P3557"/>
      <text:p text:style-name="P3558">Г. N.</text:p>
      <text:p text:style-name="P3559"/>
      <text:p text:style-name="P3560">Ужли с ума сошел?</text:p>
      <text:p text:style-name="P3561"/>
      <text:p text:style-name="P3562">София (помолчавши)</text:p>
      <text:p text:style-name="P3563"/>
      <text:p text:style-name="P3564">Не то чтобы совсем…</text:p>
      <text:p text:style-name="P3565"/>
      <text:p text:style-name="P3566">Г. N.</text:p>
      <text:p text:style-name="P3567"/>
      <text:p text:style-name="P3568">Однако есть приметы?</text:p>
      <text:p text:style-name="P3569"/>
      <text:p text:style-name="P3570">София</text:p>
      <text:p text:style-name="P3571">(смотрит на него пристально)</text:p>
      <text:p text:style-name="P3572"/>
      <text:p text:style-name="P3573">Мне кажется.</text:p>
      <text:p text:style-name="P3574"/>
      <text:p text:style-name="P3575">Г. N.</text:p>
      <text:p text:style-name="P3576"/>
      <text:p text:style-name="P3577">Как можно, в эти леты!</text:p>
      <text:p text:style-name="P3578"/>
      <text:p text:style-name="P3579">София</text:p>
      <text:soft-page-break/>
      <text:p text:style-name="P3580">Как быть!</text:p>
      <text:p text:style-name="P3585"/>
      <text:p text:style-name="P3586">(В сторону.)</text:p>
      <text:p text:style-name="P3587"/>
      <text:p text:style-name="P3588">Готов он верить!</text:p>
      <text:p text:style-name="P3589">А, Чацкий! Любите вы всех в шуты рядить, Угодно ль на себе примерить?</text:p>
      <text:p text:style-name="P3590"/>
      <text:p text:style-name="P3591">(Уходит.)</text:p>
      <text:p text:style-name="P3592"/>
      <text:p text:style-name="P3597"><text:bookmark-start text:name="_bookmark42"/><text:bookmark-end text:name="_bookmark42"/>Явление 15</text:p>
      <text:p text:style-name="P3598">Г. N., потом Г. D.</text:p>
      <text:p text:style-name="P3599">Г. N.</text:p>
      <text:p text:style-name="P3600"/>
      <text:p text:style-name="P3601">С ума сошел!.. Ей кажется!.. вот на! Недаром? Стало быть… с чего б взяла она! Ты слышал?</text:p>
      <text:p text:style-name="P3602"/>
      <text:p text:style-name="P3603">Г. D.</text:p>
      <text:p text:style-name="P3604"/>
      <text:p text:style-name="P3605">Что?</text:p>
      <text:p text:style-name="P3606"/>
      <text:p text:style-name="P3607">Г. N.</text:p>
      <text:p text:style-name="P3608"/>
      <text:p text:style-name="P3609">Об Чацком?</text:p>
      <text:p text:style-name="P3610"/>
      <text:p text:style-name="P3611">Г. D.</text:p>
      <text:p text:style-name="P3612"/>
      <text:p text:style-name="P3613">Что такое?</text:p>
      <text:p text:style-name="P3614"/>
      <text:p text:style-name="P3615">Г. N.</text:p>
      <text:p text:style-name="P3616"/>
      <text:p text:style-name="P3617">С ума сошел!</text:p>
      <text:p text:style-name="P3618"/>
      <text:p text:style-name="P3619">Г. D.</text:p>
      <text:p text:style-name="P3620"/>
      <text:p text:style-name="P3621">Пустое.</text:p>
      <text:p text:style-name="P3622"/>
      <text:p text:style-name="P3623">Г. N.</text:p>
      <text:p text:style-name="P3624"/>
      <text:p text:style-name="P3625">Не я сказал, другие говорят.</text:p>
      <text:p text:style-name="P3626"/>
      <text:p text:style-name="P3627">Г. D.</text:p>
      <text:p text:style-name="P3628"/>
      <text:p text:style-name="P3629">А ты расславить это рад?</text:p>
      <text:p text:style-name="P3630"/>
      <text:p text:style-name="P3631">Г. N.</text:p>
      <text:p text:style-name="P3632"/>
      <text:p text:style-name="P3633">Пойду, осведомлюсь; чай, кто-нибудь да знает.</text:p>
      <text:p text:style-name="P3634"/>
      <text:p text:style-name="P3635">(Уходит.)</text:p>
      <text:p text:style-name="P3636"/>
      <text:p text:style-name="P3641"><text:bookmark-start text:name="Явление_16"/><text:bookmark-start text:name="_bookmark43"/><text:bookmark-end text:name="Явление_16"/><text:bookmark-end text:name="_bookmark43"/>Явление 16</text:p>
      <text:p text:style-name="P3642"><text:span text:style-name="T3643">Г. D., потом<text:s/></text:span><text:span text:style-name="T3644">Загорецкий</text:span><text:span text:style-name="T3645">. Г. D.</text:span></text:p>
      <text:p text:style-name="P3646"/>
      <text:p text:style-name="P3647">Верь болтуну!</text:p>
      <text:p text:style-name="P3648">Услышит вздор и тотчас повторяет! Ты знаешь ли об Чацком?</text:p>
      <text:p text:style-name="P3649"/>
      <text:p text:style-name="P3650">Загорецкий</text:p>
      <text:p text:style-name="P3651"/>
      <text:p text:style-name="P3652">Ну?</text:p>
      <text:p text:style-name="P3653"/>
      <text:p text:style-name="P3654">Г. D.</text:p>
      <text:p text:style-name="P3655"/>
      <text:p text:style-name="P3656">С ума сошел!</text:p>
      <text:p text:style-name="P3657"/>
      <text:p text:style-name="P3658">Загорецкий</text:p>
      <text:p text:style-name="P3659"/>
      <text:p text:style-name="P3660">А, знаю, помню, слышал,</text:p>
      <text:p text:style-name="P3661">Как мне не знать? примерный случай вышел; Его в безумные упрятал дядя-плут… Схватили, в желтый дом, и на́ цепь посадили.</text:p>
      <text:p text:style-name="P3662"/>
      <text:p text:style-name="P3663">Г. D.</text:p>
      <text:p text:style-name="P3664"/>
      <text:p text:style-name="P3665">Помилуй, он сейчас здесь в комнате был, тут.</text:p>
      <text:p text:style-name="P3666"/>
      <text:p text:style-name="P3667">Загорецкий</text:p>
      <text:p text:style-name="P3668"/>
      <text:p text:style-name="P3669">Так с цепи, стало быть, спустили.</text:p>
      <text:p text:style-name="P3670"/>
      <text:p text:style-name="P3671">Г. D.</text:p>
      <text:p text:style-name="P3672"/>
      <text:p text:style-name="P3673">Ну, милый друг, с тобой не надобно газет, Пойду-ка я, расправлю крылья,</text:p>
      <text:p text:style-name="P3674">У всех повыспрошу; однако – чур! – секрет.</text:p>
      <text:p text:style-name="P3675"/>
      <text:p text:style-name="P3680"><text:bookmark-start text:name="Явление_17"/><text:bookmark-start text:name="_bookmark44"/><text:bookmark-end text:name="Явление_17"/><text:bookmark-end text:name="_bookmark44"/>Явление 17</text:p>
      <text:p text:style-name="P3681"><text:span text:style-name="T3682">Загорецкий</text:span><text:span text:style-name="T3683">, потом<text:s/></text:span><text:span text:style-name="T3684">Графиня внучка</text:span><text:span text:style-name="T3685">.<text:s/></text:span><text:span text:style-name="T3686">Загорецкий</text:span></text:p>
      <text:p text:style-name="P3687"/>
      <text:p text:style-name="P3688"><text:span text:style-name="T3689">Который<text:s/></text:span>Чацкий тут? – Известная фамилья. С каким-то Чацким я<text:s/><text:span text:style-name="T3690">когда-то<text:s/></text:span>был<text:s/><text:span text:style-name="T3691">знаком.<text:s/></text:span>— Вы слышали об нем?</text:p>
      <text:p text:style-name="P3692"/>
      <text:p text:style-name="P3693">Графиня внучка</text:p>
      <text:p text:style-name="P3694"/>
      <text:p text:style-name="P3695">Об ком?</text:p>
      <text:p text:style-name="P3696"/>
      <text:p text:style-name="P3697">Загорецкий</text:p>
      <text:p text:style-name="P3698"/>
      <text:p text:style-name="P3699">Об Чацком, он сейчас здесь в комнате был.</text:p>
      <text:p text:style-name="P3700"/>
      <text:p text:style-name="P3701">Графиня внучка</text:p>
      <text:p text:style-name="P3702"/>
      <text:p text:style-name="P3703">Знаю.</text:p>
      <text:p text:style-name="P3704">Я говорила с ним.</text:p>
      <text:p text:style-name="P3705"/>
      <text:p text:style-name="P3706">Загорецкий</text:p>
      <text:p text:style-name="P3707"/>
      <text:p text:style-name="P3708">Так я вас поздравляю:</text:p>
      <text:p text:style-name="P3709">Он сумасшедший…</text:p>
      <text:p text:style-name="P3710"/>
      <text:p text:style-name="P3711">Графиня внучка</text:p>
      <text:p text:style-name="P3712"/>
      <text:p text:style-name="P3713">Что?</text:p>
      <text:p text:style-name="P3714"/>
      <text:p text:style-name="P3715">Загорецкий</text:p>
      <text:p text:style-name="P3716"/>
      <text:p text:style-name="P3717">Да, он сошел с ума.</text:p>
      <text:p text:style-name="P3718"/>
      <text:p text:style-name="P3719">Графиня внучка</text:p>
      <text:p text:style-name="P3720"/>
      <text:p text:style-name="P3721">Представьте, я заметила сама;</text:p>
      <text:p text:style-name="P3722">И хоть пари держать, со мной в одно вы слово.</text:p>
      <text:p text:style-name="P3723"/>
      <text:p text:style-name="P3728"><text:bookmark-start text:name="Явление_18"/><text:bookmark-start text:name="_bookmark45"/><text:bookmark-end text:name="Явление_18"/><text:bookmark-end text:name="_bookmark45"/>Явление 18</text:p>
      <text:p text:style-name="P3729"><text:span text:style-name="T3730">Те<text:s/></text:span><text:span text:style-name="T3731">же<text:s/></text:span><text:span text:style-name="T3732">и<text:s/></text:span><text:span text:style-name="T3733">Графиня бабушка</text:span><text:span text:style-name="T3734">.<text:s/></text:span><text:span text:style-name="T3735">Графиня внучка</text:span></text:p>
      <text:p text:style-name="P3736"/>
      <text:p text:style-name="P3737">Ah! grand’maman, вот чудеса! вот ново! Вы не слыхали здешних бед?</text:p>
      <text:p text:style-name="P3738">Послушайте. Вот прелести! вот мило!..</text:p>
      <text:p text:style-name="P3739"/>
      <text:p text:style-name="P3740">Графиня бабушка</text:p>
      <text:p text:style-name="P3741"/>
      <text:p text:style-name="P3742">Мой<text:s/><text:span text:style-name="T3743">т</text:span>руг, мне уши зало<text:span text:style-name="T3744">ш</text:span>ило; Ска<text:span text:style-name="T3745">ш</text:span>и по<text:span text:style-name="T3746">к</text:span>ромче…</text:p>
      <text:p text:style-name="P3747"/>
      <text:p text:style-name="P3748">Графиня внучка</text:p>
      <text:p text:style-name="P3749"/>
      <text:p text:style-name="P3750">Время нет!</text:p>
      <text:p text:style-name="P3751"/>
      <text:p text:style-name="P3752">(Указывает на Загорецкого.)</text:p>
      <text:p text:style-name="P3753"/>
      <text:p text:style-name="P3754"><text:span text:style-name="T3755">Il vous dira toute l’histoire…</text:span><text:span text:style-name="T3756"><text:s/></text:span>Пойду<text:span text:style-name="T3757">,<text:s/></text:span>спрошу<text:span text:style-name="T3758">…</text:span></text:p>
      <text:p text:style-name="P3759"/>
      <text:p text:style-name="P3760">(Уходит.)</text:p>
      <text:p text:style-name="P3761"/>
      <text:p text:style-name="P3762"/>
      <text:p text:style-name="P3763"/>
      <text:p text:style-name="P3764"/>
      <text:p text:style-name="P3765"/>
      <text:p text:style-name="P3766"/>
      <text:p text:style-name="P3767"/>
      <text:p text:style-name="P3768"/>
      <text:p text:style-name="P3769"/>
      <text:p text:style-name="P3770"/>
      <text:p text:style-name="P3771"/>
      <text:p text:style-name="P3772"/>
      <text:p text:style-name="P3773"/>
      <text:p text:style-name="P3774"/>
      <text:p text:style-name="P3775"/>
      <text:p text:style-name="P3776"/>
      <text:p text:style-name="P3777"/>
      <text:p text:style-name="P3778"/>
      <text:p text:style-name="P3779"/>
      <text:p text:style-name="P3780"/>
      <text:p text:style-name="P3781"/>
      <text:p text:style-name="P3782"/>
      <text:p text:style-name="P3783"/>
      <text:p text:style-name="P3784"/>
      <text:p text:style-name="P3785"/>
      <text:p text:style-name="P3786"/>
      <text:p text:style-name="P3787"/>
      <text:p text:style-name="P3788"/>
      <text:p text:style-name="P3789"/>
      <text:p text:style-name="P3790"/>
      <text:h text:style-name="Заголовок1" text:outline-level="1"><text:bookmark-start text:name="Явление_19"/><text:bookmark-start text:name="_bookmark46"/><text:bookmark-end text:name="Явление_19"/><text:bookmark-end text:name="_bookmark46"/><text:soft-page-break/>Явление 19</text:h>
      <text:p text:style-name="P3791"><text:span text:style-name="T3792">Загорецкий, Графиня бабушка</text:span><text:span text:style-name="T3793">.<text:s/></text:span><text:span text:style-name="T3794">Графиня бабушка</text:span></text:p>
      <text:p text:style-name="P3795"/>
      <text:p text:style-name="P3796">Что? что? уж нет ли здесь по<text:span text:style-name="T3797">ш</text:span>ара?</text:p>
      <text:p text:style-name="P3798"/>
      <text:p text:style-name="P3799">Загорецкий</text:p>
      <text:p text:style-name="P3800"/>
      <text:p text:style-name="P3801">Нет, Чацкий произвел всю эту кутерьму.</text:p>
      <text:p text:style-name="P3802"/>
      <text:p text:style-name="P3803">Графиня бабушка</text:p>
      <text:p text:style-name="P3804"/>
      <text:p text:style-name="P3805">Как, Чацкого? кто свел в тюрьму?</text:p>
      <text:p text:style-name="P3806"/>
      <text:p text:style-name="P3807">Загорецкий</text:p>
      <text:p text:style-name="P3808"/>
      <text:p text:style-name="P3809">В горах изранен в лоб, сошел с ума от раны.</text:p>
      <text:p text:style-name="P3810"/>
      <text:p text:style-name="P3811">Графиня бабушка</text:p>
      <text:p text:style-name="P3812"/>
      <text:p text:style-name="P3813">Что? к фармазонам в клоб? Пошел он в<text:s/><text:span text:style-name="T3814">п</text:span>усурманы?</text:p>
      <text:p text:style-name="P3815"/>
      <text:p text:style-name="P3816">Загорецкий</text:p>
      <text:p text:style-name="P3817"/>
      <text:p text:style-name="P3818">Ее не вразумишь.</text:p>
      <text:p text:style-name="P3819"/>
      <text:p text:style-name="P3820">(Уходит.) Графиня бабушка</text:p>
      <text:p text:style-name="P3821"/>
      <text:p text:style-name="P3822">Антон Антоныч! Ах!</text:p>
      <text:p text:style-name="P3823">И он<text:s/><text:span text:style-name="T3824">п</text:span>е<text:span text:style-name="T3825">ш</text:span>ит, все в страхе, впопыхах.</text:p>
      <text:p text:style-name="P3826"/>
      <text:h text:style-name="Заголовок1" text:outline-level="1"><text:bookmark-start text:name="Явление_20"/><text:bookmark-start text:name="_bookmark47"/><text:bookmark-end text:name="Явление_20"/><text:bookmark-end text:name="_bookmark47"/>Явление 20</text:h>
      <text:p text:style-name="P3831"><text:span text:style-name="T3832">Графиня бабушка<text:s/></text:span><text:span text:style-name="T3833">и<text:s/></text:span><text:span text:style-name="T3834">Князь Тугоуховски</text:span><text:span text:style-name="T3835">й.<text:s/></text:span><text:span text:style-name="T3836">Графиня бабушка</text:span><text:span text:style-name="T3837">.</text:span></text:p>
      <text:p text:style-name="P3838"/>
      <text:p text:style-name="P3839">Князь, князь! ох, этот князь, по<text:s/><text:span text:style-name="T3840">п</text:span>алам, сам чуть</text:p>
      <text:p text:style-name="P3841"><text:span text:style-name="T3842">т</text:span>ышит!</text:p>
      <text:p text:style-name="P3843">Князь, слышали?</text:p>
      <text:p text:style-name="P3844"/>
      <text:p text:style-name="P3845">Князь</text:p>
      <text:p text:style-name="P3846"/>
      <text:p text:style-name="P3847">А-хм?</text:p>
      <text:p text:style-name="P3848"/>
      <text:p text:style-name="P3849">Графиня бабушка</text:p>
      <text:p text:style-name="P3850"/>
      <text:p text:style-name="P3851">Он ничего не слышит!</text:p>
      <text:p text:style-name="P3852">Хоть, мо<text:span text:style-name="T3853">ш</text:span>ет, видели, здесь полицмейстер<text:s/><text:span text:style-name="T3854">п</text:span>ыл?</text:p>
      <text:p text:style-name="P3855"/>
      <text:p text:style-name="P3856">Князь</text:p>
      <text:p text:style-name="P3857"/>
      <text:p text:style-name="P3858">Э-хм?</text:p>
      <text:p text:style-name="P3859"/>
      <text:p text:style-name="P3860">Графиня бабушка</text:p>
      <text:p text:style-name="P3861"/>
      <text:p text:style-name="P3862">В тюрьму-та, князь, кто Чацкого схватил?</text:p>
      <text:p text:style-name="P3863"/>
      <text:p text:style-name="P3864">Князь</text:p>
      <text:p text:style-name="P3865"/>
      <text:p text:style-name="P3866">И-хм?</text:p>
      <text:p text:style-name="P3867"/>
      <text:p text:style-name="P3868">Графиня бабушка</text:p>
      <text:p text:style-name="P3869"/>
      <text:p text:style-name="P3870">Тесак ему да ранец,</text:p>
      <text:p text:style-name="P3871">В сол<text:span text:style-name="T3872">т</text:span>аты! Шутка ли! переменил закон!</text:p>
      <text:p text:style-name="P3873"/>
      <text:p text:style-name="P3874">Князь</text:p>
      <text:p text:style-name="P3875"/>
      <text:p text:style-name="P3876">У-хм?</text:p>
      <text:p text:style-name="P3877"/>
      <text:p text:style-name="P3878">Графиня бабушка</text:p>
      <text:p text:style-name="P3879"/>
      <text:p text:style-name="P3880">Да!.. в<text:s/><text:span text:style-name="T3881">п</text:span>усурманах он!</text:p>
      <text:p text:style-name="P3882">Ах! окаянный волтерьянец!</text:p>
      <text:p text:style-name="P3883">Что? а? глух, мой отец; достаньте свой рожок. Ох! глухота большой порок.</text:p>
      <text:p text:style-name="P3884"/>
      <text:h text:style-name="Заголовок1" text:outline-level="1"><text:bookmark-start text:name="Явление_21"/><text:bookmark-start text:name="_bookmark48"/><text:bookmark-end text:name="Явление_21"/><text:bookmark-end text:name="_bookmark48"/>Явление 21</text:h>
      <text:p text:style-name="P3889"><text:span text:style-name="T3890">Те</text:span><text:span text:style-name="T3891"><text:s/></text:span><text:span text:style-name="T3892">же</text:span><text:span text:style-name="T3893"><text:s/></text:span><text:span text:style-name="T3894">и</text:span><text:span text:style-name="T3895"><text:s/></text:span><text:span text:style-name="T3896">Xлёстова,</text:span><text:span text:style-name="T3897"><text:s/></text:span><text:span text:style-name="T3898">София,</text:span><text:span text:style-name="T3899"><text:s/></text:span><text:span text:style-name="T3900">Молчалин,</text:span><text:span text:style-name="T3901"><text:s/></text:span><text:span text:style-name="T3902">Платон</text:span><text:span text:style-name="T3903"><text:s/></text:span><text:span text:style-name="T3904">Михайлович,</text:span><text:span text:style-name="T3905"><text:s/></text:span><text:span text:style-name="T3906">Наталья</text:span><text:span text:style-name="T3907"><text:s/></text:span><text:span text:style-name="T3908">Дмитриевна,</text:span><text:span text:style-name="T3909"><text:s/></text:span><text:span text:style-name="T3910">Гра- финя</text:span><text:span text:style-name="T3911"><text:s/></text:span><text:span text:style-name="T3912">внучка,</text:span><text:span text:style-name="T3913"><text:s/></text:span><text:span text:style-name="T3914">Княгиня</text:span><text:span text:style-name="T3915"><text:s/></text:span><text:span text:style-name="T3916">с</text:span><text:span text:style-name="T3917"><text:s/></text:span><text:span text:style-name="T3918">дочерьм</text:span><text:span text:style-name="T3919">и,</text:span><text:span text:style-name="T3920"><text:s/></text:span><text:span text:style-name="T3921">Загорецкий,</text:span><text:span text:style-name="T3922"><text:s/></text:span><text:span text:style-name="T3923">Скалозуб</text:span><text:span text:style-name="T3924">,</text:span><text:span text:style-name="T3925"><text:s/></text:span><text:span text:style-name="T3926">потом</text:span><text:span text:style-name="T3927"><text:s/></text:span><text:span text:style-name="T3928">Фамусов</text:span><text:span text:style-name="T3929"><text:s/></text:span><text:span text:style-name="T3930">и</text:span><text:span text:style-name="T3931"><text:s/></text:span><text:span text:style-name="T3932">многие</text:span><text:span text:style-name="T3933"><text:s/></text:span><text:span text:style-name="T3934">другие.</text:span></text:p>
      <text:p text:style-name="P3935">Хлёстова</text:p>
      <text:p text:style-name="P3936"/>
      <text:p text:style-name="P3937">С ума сошел! прошу покорно! Да невзначай! да как проворно! Ты, Софья, слышала?</text:p>
      <text:p text:style-name="P3938"/>
      <text:p text:style-name="P3939">Платон Михайлович</text:p>
      <text:p text:style-name="P3940"/>
      <text:p text:style-name="P3941">Кто первый разгласил?</text:p>
      <text:p text:style-name="P3942"/>
      <text:p text:style-name="P3943">Наталья Дмитриевна</text:p>
      <text:p text:style-name="P3944"/>
      <text:p text:style-name="P3945">Ах, друг мой, все!</text:p>
      <text:p text:style-name="P3946"/>
      <text:p text:style-name="P3947">Платон Михайлович</text:p>
      <text:p text:style-name="P3948"/>
      <text:p text:style-name="P3949">Ну, все, так верить поневоле, А мне сомнительно.</text:p>
      <text:p text:style-name="P3950"/>
      <text:p text:style-name="P3951">Фамусов (входя)</text:p>
      <text:p text:style-name="P3952"/>
      <text:p text:style-name="P3953">О чем? о Чацком, что ли?</text:p>
      <text:p text:style-name="P3954">Чего сомнительно? Я первый, я открыл! Давно дивлюсь я, как никто его не свяжет! Попробуй о властях, и нивесть что наскажет!</text:p>
      <text:p text:style-name="P3955">Чуть низко поклонись, согнись-ка кто кольцом, Хоть пред монаршиим лицом,</text:p>
      <text:p text:style-name="P3956">Так назовет он подлецом!..</text:p>
      <text:p text:style-name="P3957"/>
      <text:p text:style-name="P3958">Хлёстова</text:p>
      <text:p text:style-name="P3959"/>
      <text:p text:style-name="P3960">Туда же из смешливых;</text:p>
      <text:p text:style-name="P3961">Сказала что-то я – он начал хохотать.</text:p>
      <text:p text:style-name="P3962"/>
      <text:p text:style-name="P3963">Молчалин</text:p>
      <text:p text:style-name="P3964"/>
      <text:p text:style-name="P3965">Мне отсоветовал в Москве служить в Архивах.</text:p>
      <text:p text:style-name="P3966"/>
      <text:p text:style-name="P3967">Графиня внучка</text:p>
      <text:p text:style-name="P3968"/>
      <text:p text:style-name="P3969">Меня модисткою изволил величать!</text:p>
      <text:p text:style-name="P3970"/>
      <text:p text:style-name="P3971">Наталья Дмитриевна</text:p>
      <text:soft-page-break/>
      <text:p text:style-name="P3972">А мужу моему совет дал жить в деревне.</text:p>
      <text:p text:style-name="P3977"/>
      <text:p text:style-name="P3978">Загорецкий</text:p>
      <text:p text:style-name="P3979"/>
      <text:p text:style-name="P3980">Безумный по всему.</text:p>
      <text:p text:style-name="P3981"/>
      <text:p text:style-name="P3982">Графиня внучка</text:p>
      <text:p text:style-name="P3983"/>
      <text:p text:style-name="P3984">Я видела из глаз.</text:p>
      <text:p text:style-name="P3985"/>
      <text:p text:style-name="P3986">Фамусов</text:p>
      <text:p text:style-name="P3987"/>
      <text:p text:style-name="P3988">По матери пошел, по Анне Алексевне; Покойница с ума сходила восемь раз.</text:p>
      <text:p text:style-name="P3989"/>
      <text:p text:style-name="P3990"><text:span text:style-name="T3991">Xлёстов</text:span><text:span text:style-name="T3992">а</text:span></text:p>
      <text:p text:style-name="P3993"/>
      <text:p text:style-name="P3994">На свете дивные бывают приключенья! В его лета с ума спрыгну́л!</text:p>
      <text:p text:style-name="P3995">Чай, пил не по летам.</text:p>
      <text:p text:style-name="P3996"/>
      <text:p text:style-name="P3997">Княгиня</text:p>
      <text:p text:style-name="P3998"/>
      <text:p text:style-name="P3999">О! верно…</text:p>
      <text:p text:style-name="P4000"/>
      <text:p text:style-name="P4001">Графиня внучка</text:p>
      <text:p text:style-name="P4002"/>
      <text:p text:style-name="P4003">Без сомненья.</text:p>
      <text:p text:style-name="P4004"/>
      <text:p text:style-name="P4005">Хлёстова</text:p>
      <text:p text:style-name="P4006"/>
      <text:p text:style-name="P4007">Шампанское стаканами тянул.</text:p>
      <text:p text:style-name="P4008"/>
      <text:p text:style-name="P4009">Наталья Дмитриевна</text:p>
      <text:p text:style-name="P4010"/>
      <text:p text:style-name="P4011">Бутылками-с, и пребольшими.</text:p>
      <text:p text:style-name="P4012"/>
      <text:p text:style-name="P4013">Загорецкий (с жаром)</text:p>
      <text:p text:style-name="P4014"/>
      <text:p text:style-name="P4015">Нет-с, бочками сороковыми.</text:p>
      <text:p text:style-name="P4016"/>
      <text:p text:style-name="P4017">Фамусов</text:p>
      <text:p text:style-name="P4018"/>
      <text:p text:style-name="P4019">Ну вот! великая беда,</text:p>
      <text:p text:style-name="P4020">Что выпьет лишнее мужчина!</text:p>
      <text:p text:style-name="P4021">Ученье – вот чума, ученость – вот причина, Что нынче, пуще, чем когда,</text:p>
      <text:p text:style-name="P4022">Безумных развелось людей, и дел, и мнений.</text:p>
      <text:soft-page-break/>
      <text:p text:style-name="P4023">Хлёстова</text:p>
      <text:p text:style-name="P4028"/>
      <text:p text:style-name="P4029">И впрямь с<text:s/><text:span text:style-name="T4030">ума<text:s/></text:span>сойдешь от этих, от<text:s/><text:span text:style-name="T4031">одних<text:s/></text:span>От пансионов,<text:s/><text:span text:style-name="T4032">школ,<text:s/></text:span>лицеев, как бишь их, Да от ланкарточных взаимных обучений.</text:p>
      <text:p text:style-name="P4033"/>
      <text:p text:style-name="P4034">Княгиня</text:p>
      <text:p text:style-name="P4035"/>
      <text:p text:style-name="P4036">Нет, в Петербурге институт</text:p>
      <text:p text:style-name="P4037">Пе-да-го-гический, так, кажется, зовут: Там упражняются в расколах и в безверьи Профессоры!! – у них учился наш родня</text:p>
      <text:p text:style-name="P4038">И вышел! хоть сейчас в аптеку, в подмастерьи. От женщин бегает, и даже от меня!</text:p>
      <text:p text:style-name="P4039">Чинов не хочет знать! Он химик, он ботаник, Князь Федор, мой племянник.</text:p>
      <text:p text:style-name="P4040"/>
      <text:p text:style-name="P4041">Скалозуб</text:p>
      <text:p text:style-name="P4042"/>
      <text:p text:style-name="P4043">Я вас обрадую: всеобщая молва,</text:p>
      <text:p text:style-name="P4044">Что есть проэкт насчет лицеев,<text:s/><text:span text:style-name="T4045">школ,<text:s/></text:span>гимназий;<text:s/><text:span text:style-name="T4046">Там<text:s/></text:span><text:span text:style-name="T4047">будут<text:s/></text:span>лишь учить по-нашему: раз,<text:span text:style-name="T4048"><text:s/></text:span>два;</text:p>
      <text:p text:style-name="P4049">А книги сохранят так: для больших<text:span text:style-name="T4050"><text:s/></text:span>оказий.</text:p>
      <text:p text:style-name="P4051"/>
      <text:p text:style-name="P4052">Фамусов</text:p>
      <text:p text:style-name="P4053"/>
      <text:p text:style-name="P4054">Сергей Сергеич, нет!<text:s/><text:span text:style-name="T4055">Уж<text:s/></text:span><text:span text:style-name="T4056">коли<text:s/></text:span>зло пресечь: Забрать все книги бы да<text:s/><text:span text:style-name="T4057">сжечь.</text:span></text:p>
      <text:p text:style-name="P4058"/>
      <text:p text:style-name="P4059">Загорецкий (с кротостию)</text:p>
      <text:p text:style-name="P4060"/>
      <text:p text:style-name="P4061">Нет-с, книги книгам рознь. А если б, между нами, Был ценсором назначен я,</text:p>
      <text:p text:style-name="P4062">На басни бы налег; ох! басни – смерть<text:span text:style-name="T4063"><text:s/></text:span>моя! Насмешки вечные над львами! над<text:span text:style-name="T4064"><text:s/></text:span>орлами!<text:s/><text:span text:style-name="T4065">Кто<text:s/></text:span>что ни<text:span text:style-name="T4066"><text:s/></text:span>говори:</text:p>
      <text:p text:style-name="P4067">Хотя животные, а всё-таки цари.</text:p>
      <text:p text:style-name="P4068"/>
      <text:p text:style-name="P4069">Хлёстова</text:p>
      <text:p text:style-name="P4070"/>
      <text:p text:style-name="P4071">Отцы мои, уж кто в уме расстроен, Так всё равно, от книг ли, от питья ль; А Чацкого мне жаль.</text:p>
      <text:p text:style-name="P4072">По-христиански так; он жалости достоин; Был острый человек, имел душ сотни три.</text:p>
      <text:p text:style-name="P4073"/>
      <text:p text:style-name="P4074">Фамусов</text:p>
      <text:p text:style-name="P4075"/>
      <text:p text:style-name="P4076">Четыре.</text:p>
      <text:p text:style-name="P4077"/>
      <text:p text:style-name="P4082">Хлёстова</text:p>
      <text:p text:style-name="P4083"/>
      <text:p text:style-name="P4084">Три, сударь.</text:p>
      <text:p text:style-name="P4085"/>
      <text:p text:style-name="P4086">Фамусов</text:p>
      <text:p text:style-name="P4087"/>
      <text:p text:style-name="P4088">Четыреста.</text:p>
      <text:p text:style-name="P4089"/>
      <text:p text:style-name="P4090">Хлёстова</text:p>
      <text:p text:style-name="P4091"/>
      <text:p text:style-name="P4092">Нет! триста.</text:p>
      <text:p text:style-name="P4093"/>
      <text:p text:style-name="P4094">Фамусов</text:p>
      <text:p text:style-name="P4095"/>
      <text:p text:style-name="P4096">В моем календаре…</text:p>
      <text:p text:style-name="P4097"/>
      <text:p text:style-name="P4098">Хлёстова</text:p>
      <text:p text:style-name="P4099"/>
      <text:p text:style-name="P4100">Всё врут календари.</text:p>
      <text:p text:style-name="P4101"/>
      <text:p text:style-name="P4102">Фамусов</text:p>
      <text:p text:style-name="P4103"/>
      <text:p text:style-name="P4104">Как раз четыреста, ох! спорить голосиста!</text:p>
      <text:p text:style-name="P4105"/>
      <text:p text:style-name="P4106">Хлёстова</text:p>
      <text:p text:style-name="P4107"/>
      <text:p text:style-name="P4108">Нет! триста! – уж чужих имений мне не знать!</text:p>
      <text:p text:style-name="P4109"/>
      <text:p text:style-name="P4110">Фамусов</text:p>
      <text:p text:style-name="P4111"/>
      <text:p text:style-name="P4112">Четыреста, прошу понять.</text:p>
      <text:p text:style-name="P4113"/>
      <text:p text:style-name="P4114">Хлёстова</text:p>
      <text:p text:style-name="P4115"/>
      <text:p text:style-name="P4116">Нет! триста, триста, триста.</text:p>
      <text:p text:style-name="P4117"/>
      <text:h text:style-name="Заголовок1" text:outline-level="1"><text:bookmark-start text:name="Явление_22"/><text:bookmark-start text:name="_bookmark49"/><text:bookmark-end text:name="Явление_22"/><text:bookmark-end text:name="_bookmark49"/>Явление 22</text:h>
      <text:p text:style-name="P4122"><text:span text:style-name="T4123">Те же все и Чацкий</text:span><text:span text:style-name="T4124">.<text:s/></text:span><text:span text:style-name="T4125">Наталья Дмитриевна</text:span></text:p>
      <text:p text:style-name="P4126"/>
      <text:p text:style-name="P4127">Вот он.</text:p>
      <text:p text:style-name="P4128"/>
      <text:p text:style-name="P4129">Графиня внучка</text:p>
      <text:p text:style-name="P4130"/>
      <text:p text:style-name="P4131">Шш!</text:p>
      <text:p text:style-name="P4132"/>
      <text:p text:style-name="P4133">Все</text:p>
      <text:p text:style-name="P4134"/>
      <text:p text:style-name="P4135">Шш!</text:p>
      <text:p text:style-name="P4136"/>
      <text:p text:style-name="P4137">(Пятятся от него в противную сторону.) Хлёстова</text:p>
      <text:p text:style-name="P4138"/>
      <text:p text:style-name="P4139">Ну, как с безумных глаз</text:p>
      <text:p text:style-name="P4140">Затеет драться он, потребует к разделке!</text:p>
      <text:p text:style-name="P4141"/>
      <text:p text:style-name="P4142">Фамусов</text:p>
      <text:p text:style-name="P4143"/>
      <text:p text:style-name="P4144">О господи! помилуй грешных нас!</text:p>
      <text:p text:style-name="P4145"/>
      <text:p text:style-name="P4146">(Опасливо.)</text:p>
      <text:p text:style-name="P4147"/>
      <text:p text:style-name="P4148">Любезнейший! Ты не в своей тарелке.</text:p>
      <text:p text:style-name="P4149">С дороги нужен сон. Дай пульс. Ты нездоров.</text:p>
      <text:p text:style-name="P4150"/>
      <text:p text:style-name="P4151">Чацкий</text:p>
      <text:p text:style-name="P4152"/>
      <text:p text:style-name="P4153">Да, мочи нет: мильон терзаний Груди́ от дружеских тисков,</text:p>
      <text:p text:style-name="P4154">Ногам от шарканья, ушам от восклицаний, А пуще голове от всяких пустяков.</text:p>
      <text:p text:style-name="P4155"/>
      <text:p text:style-name="P4156">(Подходит к Софье.)</text:p>
      <text:p text:style-name="P4157"/>
      <text:p text:style-name="P4158">Душа здесь у меня каким-то горем сжата, И в<text:s/><text:span text:style-name="T4159">многолюдстве<text:s/></text:span>я потерян, сам не свой. Нет! недоволен я Москвой.</text:p>
      <text:p text:style-name="P4160"/>
      <text:p text:style-name="P4161">Хлёстова</text:p>
      <text:p text:style-name="P4162"/>
      <text:p text:style-name="P4163">Москва, вишь, виновата.</text:p>
      <text:p text:style-name="P4164"/>
      <text:p text:style-name="P4165">Фамусов</text:p>
      <text:p text:style-name="P4166"/>
      <text:p text:style-name="P4171">Подальше от него.</text:p>
      <text:p text:style-name="P4172"/>
      <text:p text:style-name="P4173">(Делает знак Софии.)</text:p>
      <text:p text:style-name="P4174"/>
      <text:p text:style-name="P4175">Гм, Софья! – Не глядит!</text:p>
      <text:p text:style-name="P4176"/>
      <text:p text:style-name="P4177">София (Чацкому)</text:p>
      <text:p text:style-name="P4178"/>
      <text:p text:style-name="P4179">Скажите, что вас так гневит?</text:p>
      <text:p text:style-name="P4180"/>
      <text:p text:style-name="P4181">Чацкий</text:p>
      <text:p text:style-name="P4182"/>
      <text:p text:style-name="P4183">В той комнате незначащая встреча: Французик из Бордо, надсаживая грудь, Собрал вокруг себя род веча</text:p>
      <text:p text:style-name="P4184">И сказывал, как снаряжался в путь</text:p>
      <text:p text:style-name="P4185">В Россию, к варварам, со страхом и<text:span text:style-name="T4186"><text:s/></text:span>слезами; Приехал – и нашел, что ласкам нет<text:s/><text:span text:style-name="T4187">конца;<text:s/></text:span>Ни<text:s/><text:span text:style-name="T4188">звука русского,<text:s/></text:span>ни<text:s/><text:span text:style-name="T4189">русского</text:span><text:span text:style-name="T4190"><text:s/></text:span>лица</text:p>
      <text:p text:style-name="P4191">Не встретил: будто бы в отечестве, с друзьями; Своя провинция. – Посмотришь, вечерком</text:p>
      <text:p text:style-name="P4192">Он чувствует себя здесь маленьким царьком; Такой же толк у дам, такие же наряды…</text:p>
      <text:p text:style-name="P4193">Он рад, но мы не рады. Умолк. И тут со всех сторон Тоска, и оханье, и стон.</text:p>
      <text:p text:style-name="P4194">Ах! Франция! Нет в мире лучше края! — Решили две княжны, сестрицы, повторяя Урок, который им из детства натвержён. Куда деваться от княжон! —</text:p>
      <text:p text:style-name="P4195">Я одаль воссылал желанья Смиренные, однако вслух,</text:p>
      <text:p text:style-name="P4196">Чтоб истребил господь нечистый этот дух Пустого, рабского, слепого подражанья;</text:p>
      <text:p text:style-name="P4197">Чтоб искру заронил он в ком-нибудь с душой, Кто мог бы словом и примером</text:p>
      <text:p text:style-name="P4198">Нас<text:s/><text:span text:style-name="T4199">удержать,<text:s/></text:span>как<text:s/><text:span text:style-name="T4200">крепкою <text:s/>вожжой,<text:s/></text:span>От жалкой тошноты по стороне<text:span text:style-name="T4201"><text:s/></text:span>чужой. Пускай меня отъявят<text:span text:style-name="T4202"><text:s/></text:span>старовером,</text:p>
      <text:p text:style-name="P4203">Но хуже для меня наш Север во сто крат</text:p>
      <text:p text:style-name="P4204">С тех пор, как отдал всё в обмен на новый лад — И нравы, и язык, и старину святую,</text:p>
      <text:p text:style-name="P4205">И величавую одежду на другую По шутовскому образцу:</text:p>
      <text:p text:style-name="P4206">Хвост сзади, спереди какой-то чудный выем, Рассудку вопреки, наперекор стихиям; Движенья связаны, и не краса лицу; Смешные, бритые, седые подбородки!</text:p>
      <text:soft-page-break/>
      <text:p text:style-name="P4207">Как платья, волосы, так и умы коротки!.. Ах! если рождены мы всё перенимать, Хоть у китайцев бы нам несколько занять Премудрого у них незнанья иноземцев.</text:p>
      <text:p text:style-name="P4212">Воскреснем ли когда от чужевластья мод? Чтоб умный, бодрый наш народ</text:p>
      <text:p text:style-name="P4213">Хотя по языку нас не считал за немцев.</text:p>
      <text:p text:style-name="P4214">«Как европейское поставить в параллель С национальным? – странно что-то!</text:p>
      <text:p text:style-name="P4215"><text:span text:style-name="T4216">Ну как перевести<text:s/></text:span><text:span text:style-name="T4217">мадам<text:s/></text:span><text:span text:style-name="T4218">и<text:s/></text:span><text:span text:style-name="T4219">мадмуазель?<text:s/></text:span><text:span text:style-name="T4220">Ужли<text:s/></text:span><text:span text:style-name="T4221">сударыня!!</text:span><text:span text:style-name="T4222">» – забормотал мне</text:span><text:span text:style-name="T4223"><text:s/></text:span><text:span text:style-name="T4224">кто-то… Вообразите, тут у</text:span><text:span text:style-name="T4225"><text:s/></text:span><text:span text:style-name="T4226">всех</text:span></text:p>
      <text:p text:style-name="P4227">На мой же счет поднялся смех.</text:p>
      <text:p text:style-name="P4228"><text:span text:style-name="T4229">«Сударыня!<text:s/></text:span><text:span text:style-name="T4230">Ха! ха! ха! ха! прекрасно!<text:s/></text:span><text:span text:style-name="T4231">Сударыня!<text:s/></text:span><text:span text:style-name="T4232">Ха! ха! ха! ха! ужасно!!»</text:span><text:span text:style-name="T4233"><text:s/></text:span><text:span text:style-name="T4234">— Я, рассердясь и жизнь</text:span><text:span text:style-name="T4235"><text:s/></text:span><text:span text:style-name="T4236">кляня,</text:span></text:p>
      <text:p text:style-name="P4237">Готовил им ответ громовый; Но все оставили меня. —</text:p>
      <text:p text:style-name="P4238">Вот случай вам со мною, он не новый; Москва и Петербург – во всей России то, Что человек из города Бордо,</text:p>
      <text:p text:style-name="P4239">Лишь рот открыл, имеет счастье Во всех княжон вселять<text:span text:style-name="T4240"><text:s/></text:span>участье; И в Петербурге и в<text:span text:style-name="T4241"><text:s/></text:span>Москве,</text:p>
      <text:p text:style-name="P4242">Кто недруг выписных лиц, вычур, слов кудрявых, В чьей, по несчастью, голове</text:p>
      <text:p text:style-name="P4243">Пять, шесть найдется мыслей здравых, И он осмелится их гласно объявлять, —</text:p>
      <text:p text:style-name="P4244">Глядь…</text:p>
      <text:p text:style-name="P4245"/>
      <text:p text:style-name="P4246"><text:span text:style-name="T4247">(Оглядывается,<text:s/></text:span><text:span text:style-name="T4248">все<text:s/></text:span><text:span text:style-name="T4249">в вальсе кружатся с величайшим<text:s/></text:span><text:span text:style-name="T4250">усердием.<text:s/></text:span><text:span text:style-name="T4251">Старики разбрелись к<text:s/></text:span><text:span text:style-name="T4252">карточным</text:span><text:span text:style-name="T4253"><text:s/></text:span><text:span text:style-name="T4254">столам.)</text:span></text:p>
      <text:p text:style-name="P4255">Конец III действия</text:p>
      <text:p text:style-name="P4256"/>
      <text:p text:style-name="P4261"><text:bookmark-start text:name="Действие_IV"/><text:bookmark-start text:name="_bookmark50"/><text:bookmark-end text:name="Действие_IV"/><text:bookmark-end text:name="_bookmark50"/>Действие IV</text:p>
      <text:p text:style-name="P4262">У Фамусова в доме парадные сени; большая лестница из второго жилья, к которой примыкают многие побочные из антресолей; внизу справа (от действующих лиц) выход на крыльцо и швейцарская ложа; слева, на одном же плане, комната Молчалина.</text:p>
      <text:p text:style-name="P4263">Ночь. Слабое освещение. Лакеи иные суетятся, иные спят в ожидании господ своих.</text:p>
      <text:p text:style-name="P4264"/>
      <text:h text:style-name="Заголовок1" text:outline-level="1"><text:bookmark-start text:name="Явление_1"/><text:bookmark-start text:name="_bookmark51"/><text:bookmark-end text:name="Явление_1"/><text:bookmark-end text:name="_bookmark51"/>Явление 1</text:h>
      <text:p text:style-name="P4269"><text:span text:style-name="T4270">Графиня бабушка, Графиня внучка</text:span><text:span text:style-name="T4271">, впереди их<text:s/></text:span><text:span text:style-name="T4272">Лаке</text:span><text:span text:style-name="T4273">й.<text:s/></text:span><text:span text:style-name="T4274">Лаке</text:span><text:span text:style-name="T4275">й</text:span></text:p>
      <text:p text:style-name="P4276"/>
      <text:p text:style-name="P4277">Графини Хрюминой карета.</text:p>
      <text:p text:style-name="P4278"/>
      <text:p text:style-name="P4279"><text:span text:style-name="T4280">Графиня внучка (покуда ее</text:span><text:span text:style-name="T4281"><text:s/></text:span><text:span text:style-name="T4282">укутывают)</text:span></text:p>
      <text:p text:style-name="P4283"/>
      <text:p text:style-name="P4284">Ну бал! Ну Фамусов! умел гостей назвать! Какие-то уроды с того света,</text:p>
      <text:p text:style-name="P4285">И не с кем говорить, и не с кем танцовать.</text:p>
      <text:p text:style-name="P4286"/>
      <text:p text:style-name="P4287">Графиня бабушка</text:p>
      <text:p text:style-name="P4288"/>
      <text:p text:style-name="P4289">Пое<text:span text:style-name="T4290">т</text:span>ем, матушка, мне пра<text:span text:style-name="T4291">ф</text:span>о не под силу, Когда-нибу<text:span text:style-name="T4292">т</text:span>ь я с<text:s/><text:span text:style-name="T4293">п</text:span>ала<text:s/><text:span text:style-name="T4294">т</text:span>а в могилу.</text:p>
      <text:p text:style-name="P4295"/>
      <text:p text:style-name="P4296">(Обе уезжают.)</text:p>
      <text:p text:style-name="P4297"/>
      <text:h text:style-name="Заголовок1" text:outline-level="1"><text:bookmark-start text:name="Явление_2"/><text:bookmark-start text:name="_bookmark52"/><text:bookmark-end text:name="Явление_2"/><text:bookmark-end text:name="_bookmark52"/>Явление 2</text:h>
      <text:p text:style-name="P4302"><text:span text:style-name="T4303">Платон Михайлович<text:s/></text:span><text:span text:style-name="T4304">и<text:s/></text:span><text:span text:style-name="T4305">Наталья Дмитриевна</text:span><text:span text:style-name="T4306">. Один<text:s/></text:span><text:span text:style-name="T4307">Лаке</text:span><text:span text:style-name="T4308">й около их хлопочет,<text:s/></text:span><text:span text:style-name="T4309">друго</text:span><text:span text:style-name="T4310">й у подъезда кричит:</text:span></text:p>
      <text:p text:style-name="P4311"/>
      <text:p text:style-name="P4312">Карета Горича.</text:p>
      <text:p text:style-name="P4313"/>
      <text:p text:style-name="P4314">Наталья Дмитриевна</text:p>
      <text:p text:style-name="P4315"/>
      <text:p text:style-name="P4316">Мой ангел, жизнь моя,</text:p>
      <text:p text:style-name="P4317">Бесценный, душечка, Попош, что́ так уныло?</text:p>
      <text:p text:style-name="P4318"/>
      <text:p text:style-name="P4319">(Целует мужа в лоб.)</text:p>
      <text:p text:style-name="P4320"/>
      <text:p text:style-name="P4321">Признайся, весело у Фамусовых было.</text:p>
      <text:p text:style-name="P4322"/>
      <text:p text:style-name="P4323">Платон Михайлович</text:p>
      <text:p text:style-name="P4324"/>
      <text:p text:style-name="P4325">Наташа-матушка, дремлю на ба́лах я, До них смертельный неохотник,</text:p>
      <text:p text:style-name="P4326">А не противлюсь, твой работник, Дежурю за́ полночь, подчас</text:p>
      <text:p text:style-name="P4327">Тебе в угодность, как ни грустно, Пускаюсь по команде в пляс.</text:p>
      <text:p text:style-name="P4328"/>
      <text:p text:style-name="P4329">Наталья Дмитриевна</text:p>
      <text:p text:style-name="P4330"/>
      <text:p text:style-name="P4331">Ты притворяешься, и очень неискусно; Охота смертная прослыть за старика.</text:p>
      <text:p text:style-name="P4332"/>
      <text:p text:style-name="P4333">(Уходит с лакеем.)</text:p>
      <text:p text:style-name="P4334">Платон Михайлович (хладнокровно)</text:p>
      <text:p text:style-name="P4335"/>
      <text:p text:style-name="P4336">Бал вещь хорошая, неволя-то горька; И кто жениться нас неволит!</text:p>
      <text:p text:style-name="P4337">Ведь сказано ж, иному на роду…</text:p>
      <text:p text:style-name="P4338"/>
      <text:p text:style-name="P4339"><text:span text:style-name="T4340">Лаке</text:span><text:span text:style-name="T4341">й<text:s/></text:span><text:span text:style-name="T4342">(с крыльца)</text:span></text:p>
      <text:p text:style-name="P4343"/>
      <text:p text:style-name="P4344">В карете барыня-с, и гневаться изволит.</text:p>
      <text:p text:style-name="P4345"/>
      <text:p text:style-name="P4346">Платон Михайлович (со вздохом)</text:p>
      <text:p text:style-name="P4347"/>
      <text:p text:style-name="P4348">Иду, иду.</text:p>
      <text:p text:style-name="P4349"/>
      <text:p text:style-name="P4350">(Уезжает.)</text:p>
      <text:p text:style-name="P4351"/>
      <text:h text:style-name="Заголовок1" text:outline-level="1"><text:bookmark-start text:name="Явление_3"/><text:bookmark-start text:name="_bookmark53"/><text:bookmark-end text:name="Явление_3"/><text:bookmark-end text:name="_bookmark53"/>Явление 3</text:h>
      <text:p text:style-name="P4356"><text:span text:style-name="T4357">Чацкий<text:s/></text:span><text:span text:style-name="T4358">и<text:s/></text:span><text:span text:style-name="T4359">Лаке</text:span><text:span text:style-name="T4360">й его впереди.</text:span></text:p>
      <text:p text:style-name="P4361">Чацкий</text:p>
      <text:p text:style-name="P4362"/>
      <text:p text:style-name="P4363">Кричи, чтобы скорее подавали.</text:p>
      <text:p text:style-name="P4364"/>
      <text:p text:style-name="P4365">Лакей уходит.</text:p>
      <text:p text:style-name="P4366"/>
      <text:p text:style-name="P4367">Ну вот и день прошел, и с ним Все призраки, весь чад и дым</text:p>
      <text:p text:style-name="P4368">Надежд, которые мне душу наполняли. Чего я ждал? что думал здесь найти?</text:p>
      <text:p text:style-name="P4369">Где прелесть эта встреч? участье в ком живое? Крик! радость! обнялись! – Пустое.</text:p>
      <text:p text:style-name="P4370">В повозке так-то на пути Необозримою равниной, сидя<text:span text:style-name="T4371"><text:s/></text:span>праздно, Всё что-то видно<text:span text:style-name="T4372"><text:s/></text:span>впереди</text:p>
      <text:p text:style-name="P4373">Светло, синё, разнообразно;</text:p>
      <text:p text:style-name="P4374">И едешь час, и два, день целый; вот резво́ Домчались к отдыху; ночлег: куда ни взглянешь, Всё та же гладь и степь, и пусто, и мертво… Досадно, мочи нет, чем больше думать станешь.</text:p>
      <text:p text:style-name="P4375"/>
      <text:p text:style-name="P4376">Лакей возвращается.</text:p>
      <text:p text:style-name="P4377"/>
      <text:p text:style-name="P4378">Готово?</text:p>
      <text:p text:style-name="P4379"/>
      <text:p text:style-name="P4380"><text:span text:style-name="T4381">Лаке</text:span><text:span text:style-name="T4382">й</text:span></text:p>
      <text:p text:style-name="P4383"/>
      <text:p text:style-name="P4384">Кучера-с нигде, вишь, не найдут.</text:p>
      <text:p text:style-name="P4385"/>
      <text:p text:style-name="P4386">Чацкий</text:p>
      <text:p text:style-name="P4387"/>
      <text:p text:style-name="P4388">Пошел, ищи, не ночевать же тут.</text:p>
      <text:p text:style-name="P4389"/>
      <text:p text:style-name="P4390">Лакей опять уходит.</text:p>
      <text:p text:style-name="P4391"/>
      <text:h text:style-name="Заголовок1" text:outline-level="1"><text:bookmark-start text:name="Явление_4"/><text:bookmark-start text:name="_bookmark54"/><text:bookmark-end text:name="Явление_4"/><text:bookmark-end text:name="_bookmark54"/>Явление 4</text:h>
      <text:p text:style-name="P4396"><text:span text:style-name="T4397">Чацкий,</text:span><text:span text:style-name="T4398"><text:s/></text:span><text:span text:style-name="T4399">Репетилов</text:span><text:span text:style-name="T4400"><text:s/></text:span>(вбегает<text:span text:style-name="T4401"><text:s/></text:span>с<text:span text:style-name="T4402"><text:s/></text:span>крыльца,<text:span text:style-name="T4403"><text:s/></text:span>при<text:span text:style-name="T4404"><text:s/></text:span>самом<text:span text:style-name="T4405"><text:s/></text:span><text:span text:style-name="T4406">входе</text:span><text:span text:style-name="T4407"><text:s/></text:span>падает<text:span text:style-name="T4408"><text:s/></text:span>со<text:span text:style-name="T4409"><text:s/></text:span>всех<text:span text:style-name="T4410"><text:s/></text:span>ног<text:span text:style-name="T4411"><text:s/></text:span>и<text:span text:style-name="T4412"><text:s/></text:span>поспешно оправляется).</text:p>
      <text:p text:style-name="P4413">Репетилов</text:p>
      <text:p text:style-name="P4414"/>
      <text:p text:style-name="P4415"><text:span text:style-name="T4416">Тьфу!<text:s/></text:span>оплошал. – Ах, мой<text:span text:style-name="T4417"><text:s/></text:span>создатель!</text:p>
      <text:p text:style-name="P4418">Дай протереть<text:s/><text:span text:style-name="T4419">глаза;<text:s/></text:span><text:span text:style-name="T4420">откудова?<text:s/></text:span>приятель!.. Сердечный друг! Любезный друг! Mon<text:span text:style-name="T4421"><text:s/></text:span>cher!<text:span text:style-name="T4422"><text:s/></text:span>Вот фарсы мне как часто были<text:span text:style-name="T4423"><text:s/></text:span>петы,</text:p>
      <text:p text:style-name="P4424">Что пустомеля я, что глуп, что суевер,</text:p>
      <text:p text:style-name="P4425">Что у меня на всё предчувствия, приметы; Сейчас… растолковать прошу,</text:p>
      <text:p text:style-name="P4426">Как<text:s/><text:span text:style-name="T4427">будто<text:s/></text:span>знал,<text:s/><text:span text:style-name="T4428">сюда<text:s/></text:span><text:span text:style-name="T4429">спешу,<text:s/></text:span>Хвать, об порог задел<text:span text:style-name="T4430"><text:s/></text:span>ногою И растянулся во весь<text:span text:style-name="T4431"><text:s/></text:span><text:span text:style-name="T4432">рост.</text:span></text:p>
      <text:p text:style-name="P4433">Пожалуй смейся надо мною,</text:p>
      <text:p text:style-name="P4434">Что Репетилов врет, что Репетилов прост, А у меня к тебе влеченье, род недуга, Любовь какая-то и страсть,</text:p>
      <text:p text:style-name="P4435">Готов я душу прозакласть,</text:p>
      <text:p text:style-name="P4436">Что в мире не найдешь себе такого друга, Такого верного, ей-ей;</text:p>
      <text:p text:style-name="P4437">Пускай лишусь жены, детей, Оставлен<text:s/><text:span text:style-name="T4438">буду<text:s/></text:span>целым<text:s/><text:span text:style-name="T4439">светом,<text:s/></text:span>Пускай<text:s/><text:span text:style-name="T4440">умру<text:s/></text:span>на месте<text:s/><text:span text:style-name="T4441">этом,<text:s/></text:span>И разразит меня<text:span text:style-name="T4442"><text:s/></text:span>господь…</text:p>
      <text:p text:style-name="P4443"/>
      <text:p text:style-name="P4444">Чацкий</text:p>
      <text:p text:style-name="P4445"/>
      <text:p text:style-name="P4446">Да полно вздор молоть.</text:p>
      <text:p text:style-name="P4447"/>
      <text:p text:style-name="P4448">Репетилов</text:p>
      <text:p text:style-name="P4449"/>
      <text:p text:style-name="P4450">Не любишь ты меня, естественное дело: С другими я и так и сяк,</text:p>
      <text:p text:style-name="P4451">С тобою говорю несмело,</text:p>
      <text:p text:style-name="P4452">Я жалок, я смешон, я неуч, я дурак.</text:p>
      <text:p text:style-name="P4453"/>
      <text:p text:style-name="P4454">Чацкий</text:p>
      <text:p text:style-name="P4455"/>
      <text:p text:style-name="P4456">Вот странное уничиженье!</text:p>
      <text:p text:style-name="P4457"/>
      <text:p text:style-name="P4458">Репетилов</text:p>
      <text:p text:style-name="P4459"/>
      <text:p text:style-name="P4460">Ругай меня, я сам кляну свое рожденье,</text:p>
      <text:p text:style-name="P4461">Когда подумаю, как время убивал! Скажи, который час?</text:p>
      <text:p text:style-name="P4462"/>
      <text:p text:style-name="P4463">Чацкий</text:p>
      <text:p text:style-name="P4464"/>
      <text:p text:style-name="P4465">Час ехать спать ложиться; Коли явился ты на бал, Так можешь воротиться.</text:p>
      <text:p text:style-name="P4466"/>
      <text:p text:style-name="P4467">Репетилов</text:p>
      <text:p text:style-name="P4468"/>
      <text:p text:style-name="P4469">Что́ бал? братец, где мы всю ночь до бела дня, В приличьях скованы, не вырвемся из ига, Читал ли ты? есть книга…</text:p>
      <text:p text:style-name="P4470"/>
      <text:p text:style-name="P4471">Чацкий</text:p>
      <text:p text:style-name="P4472"/>
      <text:p text:style-name="P4473">А ты читал? задача для меня, Ты Репетилов ли?</text:p>
      <text:p text:style-name="P4474"/>
      <text:p text:style-name="P4475">Репетилов</text:p>
      <text:p text:style-name="P4476"/>
      <text:p text:style-name="P4477">Зови меня вандалом:</text:p>
      <text:p text:style-name="P4478">Я это имя заслужил. Людьми пустыми дорожил!</text:p>
      <text:p text:style-name="P4479">Сам бредил целый век обедом или балом! Об детях забывал! обманывал жену!</text:p>
      <text:p text:style-name="P4480">Играл! проигрывал! в опеку взят указом! Танцо́вщицу держал! и не одну:</text:p>
      <text:p text:style-name="P4481">Трех разом!</text:p>
      <text:p text:style-name="P4482">Пил мертвую! не спал ночей по девяти! Всё отвергал: законы! совесть! веру!</text:p>
      <text:p text:style-name="P4483"/>
      <text:p text:style-name="P4484">Чацкий</text:p>
      <text:p text:style-name="P4485"/>
      <text:p text:style-name="P4486">Послушай! ври, да знай же меру; Есть от чего в отчаянье придти.</text:p>
      <text:p text:style-name="P4487"/>
      <text:p text:style-name="P4488">Репетилов</text:p>
      <text:p text:style-name="P4489"/>
      <text:p text:style-name="P4490">Поздравь меня, теперь с людьми я знаюсь</text:p>
      <text:p text:style-name="P4491">С умнейшими!! – всю ночь не рыщу напролет.</text:p>
      <text:p text:style-name="P4492"/>
      <text:p text:style-name="P4493">Чацкий</text:p>
      <text:p text:style-name="P4494"/>
      <text:p text:style-name="P4495">Вот нынче, например?</text:p>
      <text:p text:style-name="P4496"/>
      <text:p text:style-name="P4497">Репетилов</text:p>
      <text:soft-page-break/>
      <text:p text:style-name="P4498">Что́ ночь одна, – не в счет, Зато спроси, где был?</text:p>
      <text:p text:style-name="P4503"/>
      <text:p text:style-name="P4504">Чацкий</text:p>
      <text:p text:style-name="P4505"/>
      <text:p text:style-name="P4506">И сам я догадаюсь. Чай, в клубе?</text:p>
      <text:p text:style-name="P4507"/>
      <text:p text:style-name="P4508">Репетилов</text:p>
      <text:p text:style-name="P4509"/>
      <text:p text:style-name="P4510">В<text:s/><text:span text:style-name="T4511">А́нглийском.<text:s/></text:span>Чтоб исповедь<text:s/><text:span text:style-name="T4512">начать:<text:s/></text:span>Из шумного я заседанья.</text:p>
      <text:p text:style-name="P4513">Пожало-ста молчи, я слово дал<text:span text:style-name="T4514"><text:s/></text:span>молчать; У нас есть общество и тайные собранья По четвергам. Секретнейший<text:span text:style-name="T4515"><text:s/></text:span>союз…</text:p>
      <text:p text:style-name="P4516"/>
      <text:p text:style-name="P4517">Чацкий</text:p>
      <text:p text:style-name="P4518"/>
      <text:p text:style-name="P4519">Ах! я, братец, боюсь. Как? в клубе?</text:p>
      <text:p text:style-name="P4520"/>
      <text:p text:style-name="P4521">Репетилов</text:p>
      <text:p text:style-name="P4522"/>
      <text:p text:style-name="P4523">Именно.</text:p>
      <text:p text:style-name="P4524"/>
      <text:p text:style-name="P4525">Чацкий</text:p>
      <text:p text:style-name="P4526"/>
      <text:p text:style-name="P4527">Вот меры чрезвычайны,</text:p>
      <text:p text:style-name="P4528">Чтоб вза́шеи прогнать и вас, и ваши тайны.</text:p>
      <text:p text:style-name="P4529"/>
      <text:p text:style-name="P4530">Репетилов</text:p>
      <text:p text:style-name="P4531"/>
      <text:p text:style-name="P4532">Напрасно страх тебя берет,</text:p>
      <text:p text:style-name="P4533">Вслух,<text:s/><text:span text:style-name="T4534">громко<text:s/></text:span>говорим, никто не<text:s/><text:span text:style-name="T4535">разберет.<text:s/></text:span>Я сам, как<text:s/><text:span text:style-name="T4536">схватятся<text:s/></text:span>о камерах, присяжных, О Бейроне, ну о матерьях важных,<text:s/><text:span text:style-name="T4537">Частенько<text:s/></text:span>слушаю, не разжимая губ;</text:p>
      <text:p text:style-name="P4538">Мне не под силу, брат, и чувствую, что глуп. Ах! Alexandre! у нас тебя недоставало; Послушай, миленький, потешь меня хоть мало; Поедем-ка сейчас; мы, благо, на ходу;</text:p>
      <text:p text:style-name="P4539">С какими я тебя сведу</text:p>
      <text:p text:style-name="P4540">Людьми!!!.. уж на меня нисколько не похожи, Что за люди, mon cher! Сок умной молодежи!</text:p>
      <text:p text:style-name="P4541"/>
      <text:p text:style-name="P4542">Чацкий</text:p>
      <text:p text:style-name="P4543"/>
      <text:p text:style-name="P4544">Бог с ними и с тобой.<text:s/><text:span text:style-name="T4545">Куда<text:s/></text:span>я поскачу?<text:s/><text:span text:style-name="T4546">Зачем?<text:s/></text:span>в<text:s/><text:span text:style-name="T4547">глухую<text:s/></text:span>ночь? Домой, я спать<text:s/><text:span text:style-name="T4548">хочу.</text:span></text:p>
      <text:p text:style-name="P4549"/>
      <text:p text:style-name="P4554">Репетилов</text:p>
      <text:p text:style-name="P4555"/>
      <text:p text:style-name="P4556">Э! брось!<text:s/><text:span text:style-name="T4557">кто<text:s/></text:span>нынчо спит? Ну полно, без<text:s/><text:span text:style-name="T4558">прелюдий,<text:s/></text:span>Решись, а мы!.. у нас… решительные<text:s/><text:span text:style-name="T4559">люди, Горячих<text:s/></text:span>дюжина<text:span text:style-name="T4560"><text:s/></text:span>голов!</text:p>
      <text:p text:style-name="P4561">Кричим – подумаешь, что сотни голосов!..</text:p>
      <text:p text:style-name="P4562"/>
      <text:p text:style-name="P4563">Чацкий</text:p>
      <text:p text:style-name="P4564"/>
      <text:p text:style-name="P4565">Да из чего беснуетесь вы столько?</text:p>
      <text:p text:style-name="P4566"/>
      <text:p text:style-name="P4567">Репетилов</text:p>
      <text:p text:style-name="P4568"/>
      <text:p text:style-name="P4569">Шумим, братец, шумим.</text:p>
      <text:p text:style-name="P4570"/>
      <text:p text:style-name="P4571">Чацкий</text:p>
      <text:p text:style-name="P4572"/>
      <text:p text:style-name="P4573">Шумите вы? и только?</text:p>
      <text:p text:style-name="P4574"/>
      <text:p text:style-name="P4575">Репетилов</text:p>
      <text:p text:style-name="P4576"/>
      <text:p text:style-name="P4577">Не место объяснять теперь и недосуг, Но государственное дело:</text:p>
      <text:p text:style-name="P4578">Оно, вот видишь, не созрело, Нельзя же вдруг.</text:p>
      <text:p text:style-name="P4579">Что за люди! mon cher! Без дальних я историй Скажу тебе: во-первых, князь Григорий!!</text:p>
      <text:p text:style-name="P4580">Чудак единственный! нас со́ смеху морит! Век с англичанами, вся а́нглийская складка, И так же он сквозь зубы говорит,</text:p>
      <text:p text:style-name="P4581">И так же коротко обстрижен для порядка. Ты не знаком? о! познакомься с ним.</text:p>
      <text:p text:style-name="P4582">Другой –<text:s/><text:span text:style-name="T4583">Воркулов</text:span><text:span text:style-name="T4584"><text:s/></text:span>Евдоким;</text:p>
      <text:p text:style-name="P4585"><text:span text:style-name="T4586">Ты<text:s/></text:span>не слыхал, как он поет? о! диво! Послушай, милый,<text:span text:style-name="T4587"><text:s/></text:span>особливо</text:p>
      <text:p text:style-name="P4588">Есть у него любимое одно:</text:p>
      <text:p text:style-name="P4589"><text:span text:style-name="T4590">«А! нон лашьяр ми, но, но,<text:s/></text:span><text:span text:style-name="T4591">но».</text:span><text:span text:style-name="T4592"><text:s/></text:span><text:span text:style-name="T4593">Еще у нас два брата:</text:span></text:p>
      <text:p text:style-name="P4594">Левон и Боринька, чудесные ребята! Об них не знаешь, что сказать;</text:p>
      <text:p text:style-name="P4595">Но если гения прикажете назвать: Удушьев Ипполит Маркелыч!!!</text:p>
      <text:p text:style-name="P4596">Ты сочинения его</text:p>
      <text:p text:style-name="P4597">Читал ли что-нибудь? хоть мелочь? Прочти, братец, да он не пишет ничего; Вот эдаких людей бы сечь-то</text:p>
      <text:p text:style-name="P4598"><text:span text:style-name="T4599">И приговаривать: писать, писать, писать; В журналах можешь ты, однако, отыскать<text:s/></text:span><text:soft-page-break/><text:span text:style-name="T4600">Его<text:s/></text:span><text:span text:style-name="T4601">отрывок, взгляд<text:s/></text:span><text:span text:style-name="T4602">и<text:s/></text:span><text:span text:style-name="T4603">нечто.</text:span></text:p>
      <text:p text:style-name="P4604"><text:span text:style-name="T4605">Об чем бишь<text:s/></text:span><text:span text:style-name="T4606">нечто?<text:s/></text:span><text:span text:style-name="T4607">– обо всем;</text:span></text:p>
      <text:p text:style-name="P4608">Всё<text:s/><text:span text:style-name="T4609">знает,<text:s/></text:span>мы<text:s/><text:span text:style-name="T4610">его<text:s/></text:span>на черный день пасем. Но<text:s/><text:span text:style-name="T4611">голова<text:s/></text:span>у нас,<text:s/><text:span text:style-name="T4612">какой<text:s/></text:span>в России<text:s/><text:span text:style-name="T4613">нету, <text:s/></text:span>Не надо называть, узнаешь по портрету: Ночной разбойник,<text:span text:style-name="T4614"><text:s/></text:span><text:span text:style-name="T4615">дуэлист,</text:span></text:p>
      <text:p text:style-name="P4616">В Камчатку сослан был, вернулся алеутом И крепко на руку нечист;</text:p>
      <text:p text:style-name="P4617">Да умный человек не может быть не плу́том. Когда ж об честности высокой говорит, Каким-то демоном внушаем:</text:p>
      <text:p text:style-name="P4618">Глаза в крови, лицо горит, Сам плачет, и мы все рыдаем.</text:p>
      <text:p text:style-name="P4619">Вот люди, есть ли им подобные? Навряд… Ну, между ими я, конечно, зауряд, Немножко поотстал, ленив, подумать ужас! Однако ж я, когда, умишком понатужась, Засяду, часу не сижу,</text:p>
      <text:p text:style-name="P4620">И как-то невзначай, вдруг каламбур рожу. Другие у меня мысль эту же подцепят,</text:p>
      <text:p text:style-name="P4621">И вшестером, глядь, водевильчик слепят, Другие шестеро на музыку кладут, Другие хлопают, когда его дают.</text:p>
      <text:p text:style-name="P4622">Брат, смейся, а что любо, любо: Способностями бог меня не наградил, Дал сердце доброе, вот чем я людям мил, Совру – простят…</text:p>
      <text:p text:style-name="P4623"/>
      <text:p text:style-name="P4624"><text:span text:style-name="T4625">Лаке</text:span><text:span text:style-name="T4626">й<text:s/></text:span><text:span text:style-name="T4627">(у подъезда)</text:span></text:p>
      <text:p text:style-name="P4628"/>
      <text:p text:style-name="P4629">Карета Скалозуба.</text:p>
      <text:p text:style-name="P4630"/>
      <text:p text:style-name="P4631">Репетилов</text:p>
      <text:p text:style-name="P4632"/>
      <text:p text:style-name="P4633">Чья?</text:p>
      <text:p text:style-name="P4634"/>
      <text:h text:style-name="Заголовок1" text:outline-level="1"><text:bookmark-start text:name="Явление_5"/><text:bookmark-start text:name="_bookmark55"/><text:bookmark-end text:name="Явление_5"/><text:bookmark-end text:name="_bookmark55"/>Явление 5</text:h>
      <text:p text:style-name="P4639"><text:span text:style-name="T4640">Те же и Скалозуб</text:span><text:span text:style-name="T4641">, спускается с лестницы.</text:span></text:p>
      <text:p text:style-name="P4642">Репетилов (к нему навстречу)</text:p>
      <text:p text:style-name="P4643"/>
      <text:p text:style-name="P4644">Ах! Скалозуб, душа моя, Постой,<text:s/><text:span text:style-name="T4645">куда<text:s/></text:span>же? сделай<text:span text:style-name="T4646"><text:s/>дружбу.</text:span></text:p>
      <text:p text:style-name="P4647"/>
      <text:p text:style-name="P4648">(Душит его в объятиях.) Чацкий</text:p>
      <text:p text:style-name="P4649"/>
      <text:p text:style-name="P4650">Куда деваться мне от них!</text:p>
      <text:p text:style-name="P4651"/>
      <text:p text:style-name="P4652">(Входит в швейцарскую.) Репетилов (Скалозубу)</text:p>
      <text:p text:style-name="P4653"/>
      <text:p text:style-name="P4654">Слух об тебе давно затих,</text:p>
      <text:p text:style-name="P4655">Сказали, что ты в полк отправился на службу, Знакомы вы?</text:p>
      <text:p text:style-name="P4656"/>
      <text:p text:style-name="P4657">(Ищет Чацкого глазами.)</text:p>
      <text:p text:style-name="P4658"/>
      <text:p text:style-name="P4659">Упрямец! ускакал!</text:p>
      <text:p text:style-name="P4660">Нет ну́жды, я тебя нечаянно сыскал,</text:p>
      <text:p text:style-name="P4661">И просим-ка со мной, сейчас, без отговорок: У князь-Григория теперь народу тьма, Увидишь человек нас сорок,</text:p>
      <text:p text:style-name="P4662">Фу! сколько, братец, там ума! Всю ночь толкуют, не наскучат,</text:p>
      <text:p text:style-name="P4663">Во-первых, напоят шампанским на убой, А во-вторых, таким вещам научат,</text:p>
      <text:p text:style-name="P4664">Каких, конечно, нам не выдумать с тобой.</text:p>
      <text:p text:style-name="P4665"/>
      <text:p text:style-name="P4666">Скалозуб</text:p>
      <text:p text:style-name="P4667"/>
      <text:p text:style-name="P4668">Избавь. Ученостью меня не<text:span text:style-name="T4669"><text:s/></text:span>обморочишь, Скликай других, а если<text:span text:style-name="T4670"><text:s/></text:span><text:span text:style-name="T4671">хочешь,</text:span></text:p>
      <text:p text:style-name="P4672">Я князь-Григорию и<text:s/><text:span text:style-name="T4673">вам<text:s/></text:span>Фельдфебеля в Волтеры дам, Он в три шеренги вас<text:span text:style-name="T4674"><text:s/></text:span>построит, А пикнете, так<text:s/><text:span text:style-name="T4675">мигом</text:span><text:span text:style-name="T4676"><text:s/></text:span><text:span text:style-name="T4677">успокоит.</text:span></text:p>
      <text:p text:style-name="P4678"/>
      <text:p text:style-name="P4679">Репетилов</text:p>
      <text:p text:style-name="P4680"/>
      <text:p text:style-name="P4681">Всё служба на уме! Mon cher, гляди сюда: И я в чины бы лез, да неудачи встретил, Как, может быть, никто и никогда;</text:p>
      <text:p text:style-name="P4682">По статской я служил, тогда</text:p>
      <text:soft-page-break/>
      <text:p text:style-name="P4683">Барон фон Клоц в министры метил, А я —</text:p>
      <text:p text:style-name="P4688">К нему в зятья.</text:p>
      <text:p text:style-name="P4689">Шел напрямик без дальней думы,</text:p>
      <text:p text:style-name="P4690">С его женой и с ним пускался в реверси, Ему и ей какие суммы</text:p>
      <text:p text:style-name="P4691">Спустил, что боже упаси!</text:p>
      <text:p text:style-name="P4692">Он на Фонтанке жил, я возле дом построил, С колоннами! огромный! сколько стоил!</text:p>
      <text:p text:style-name="P4693">Женился наконец на дочери его,</text:p>
      <text:p text:style-name="P4694">Приданого взял – шиш, по службе – ничего. Тесть немец, а что проку? —</text:p>
      <text:p text:style-name="P4695">Боялся, видишь, он упреку</text:p>
      <text:p text:style-name="P4696">За слабость будто бы к родне!</text:p>
      <text:p text:style-name="P4697">Боялся, прах его возьми, да легче ль мне? Секретари его все хамы, все продажны, Людишки, пишущая тварь,</text:p>
      <text:p text:style-name="P4698">Все вышли в знать, все нынче важны, Гляди-ка в адрес-календарь.</text:p>
      <text:p text:style-name="P4699">Тьфу! служба и чины, кресты – души мытарства, Лахмотьев Алексей чудесно говорит,</text:p>
      <text:p text:style-name="P4700">Что радикальные потребны тут лекарства, Желудок дольше не варит.</text:p>
      <text:p text:style-name="P4701"/>
      <text:p text:style-name="P4702">(Останавливается, увидя, что Загорецкий заступил место Скалозуба, который поку- дова уехал.)</text:p>
      <text:p text:style-name="P4703"/>
      <text:h text:style-name="Заголовок1" text:outline-level="1"><text:bookmark-start text:name="Явление_6"/><text:bookmark-start text:name="_bookmark56"/><text:bookmark-end text:name="Явление_6"/><text:bookmark-end text:name="_bookmark56"/>Явление 6</text:h>
      <text:p text:style-name="P4708"><text:span text:style-name="T4709">Репетилов, Загорецкий</text:span><text:span text:style-name="T4710">.<text:s/></text:span><text:span text:style-name="T4711">Загорецкий</text:span></text:p>
      <text:p text:style-name="P4712"/>
      <text:p text:style-name="P4713">Извольте продолжать, вам искренно признаюсь, Такой же я, как вы, ужасный либерал!</text:p>
      <text:p text:style-name="P4714">И от того, что прям и смело объясняюсь, Куда как много потерял!..</text:p>
      <text:p text:style-name="P4715"/>
      <text:p text:style-name="P4716">Репетилов (с досадой)</text:p>
      <text:p text:style-name="P4717"/>
      <text:p text:style-name="P4718">Все врознь, не говоря ни слова;</text:p>
      <text:p text:style-name="P4719">Чуть и́з виду один, гляди уж нет другого. Был Чацкий, вдруг исчез, потом и Скалозуб.</text:p>
      <text:p text:style-name="P4720"/>
      <text:p text:style-name="P4721">Загорецкий</text:p>
      <text:p text:style-name="P4722"/>
      <text:p text:style-name="P4723">Как думаете вы об Чацком?</text:p>
      <text:p text:style-name="P4724"/>
      <text:p text:style-name="P4725">Репетилов</text:p>
      <text:p text:style-name="P4726"/>
      <text:p text:style-name="P4727">Он не глуп,</text:p>
      <text:p text:style-name="P4728">Сейчас столкнулись мы, тут всякие турусы, И дельный разговор зашел про водевиль.</text:p>
      <text:p text:style-name="P4729">Да! водевиль есть вещь, а прочее всё гиль. Мы с ним… у нас… одни и те же вкусы.</text:p>
      <text:p text:style-name="P4730"/>
      <text:p text:style-name="P4731">Загорецкий</text:p>
      <text:p text:style-name="P4732"/>
      <text:p text:style-name="P4733">А вы заметили, что он</text:p>
      <text:p text:style-name="P4734">В уме сурьезно поврежден?</text:p>
      <text:p text:style-name="P4735"/>
      <text:p text:style-name="P4736">Репетилов</text:p>
      <text:p text:style-name="P4737"/>
      <text:p text:style-name="P4738">Какая чепуха!</text:p>
      <text:p text:style-name="P4739"/>
      <text:p text:style-name="P4740">Загорецкий</text:p>
      <text:p text:style-name="P4741"/>
      <text:p text:style-name="P4742">Об нем все этой веры.</text:p>
      <text:p text:style-name="P4743"/>
      <text:p text:style-name="P4744">Репетилов</text:p>
      <text:p text:style-name="P4745"/>
      <text:p text:style-name="P4746">Вранье.</text:p>
      <text:p text:style-name="P4747"/>
      <text:p text:style-name="P4748">Загорецкий</text:p>
      <text:p text:style-name="P4749"/>
      <text:p text:style-name="P4750">Спросите всех.</text:p>
      <text:p text:style-name="P4751"/>
      <text:p text:style-name="P4756">Репетилов</text:p>
      <text:p text:style-name="P4757"/>
      <text:p text:style-name="P4758">Химеры.</text:p>
      <text:p text:style-name="P4759"/>
      <text:p text:style-name="P4760">Загорецкий</text:p>
      <text:p text:style-name="P4761"/>
      <text:p text:style-name="P4762">А кстати, вот князь Петр Ильич, Княгиня и с княжнами.</text:p>
      <text:p text:style-name="P4763"/>
      <text:p text:style-name="P4764">Репетилов</text:p>
      <text:p text:style-name="P4765"/>
      <text:p text:style-name="P4766">Дичь.</text:p>
      <text:p text:style-name="P4767"/>
      <text:h text:style-name="Заголовок1" text:outline-level="1"><text:bookmark-start text:name="Явление_7"/><text:bookmark-start text:name="_bookmark57"/><text:bookmark-end text:name="Явление_7"/><text:bookmark-end text:name="_bookmark57"/>Явление 7</text:h>
      <text:p text:style-name="P4772"><text:span text:style-name="T4773">Репетилов, Загорецкий, Князь<text:s/></text:span><text:span text:style-name="T4774">и<text:s/></text:span><text:span text:style-name="T4775">Княгиня<text:s/></text:span><text:span text:style-name="T4776">с<text:s/></text:span><text:span text:style-name="T4777">шестью дочерям</text:span><text:span text:style-name="T4778">и, немного погодя<text:s/></text:span><text:span text:style-name="T4779">Хлё- стова<text:s/></text:span><text:span text:style-name="T4780">спускается с парадной лестницы,<text:s/></text:span><text:span text:style-name="T4781">Молчалин<text:s/></text:span><text:span text:style-name="T4782">ведет ее под руку. Лакеи в суетах.</text:span></text:p>
      <text:p text:style-name="P4783">Загорецкий</text:p>
      <text:p text:style-name="P4784"/>
      <text:p text:style-name="P4785">Княжны́, пожалуйте, скажите ваше мненье, Безумный Чацкий или нет?</text:p>
      <text:p text:style-name="P4786"/>
      <text:list text:style-name="LFO1" text:continue-numbering="true">
        <text:list-item>
          <text:p text:style-name="P4787"><text:span text:style-name="T4788">я</text:span><text:span text:style-name="T4789"><text:s/></text:span><text:span text:style-name="T4790">княжна</text:span></text:p>
        </text:list-item>
      </text:list>
      <text:p text:style-name="P4791"/>
      <text:p text:style-name="P4792">Какое ж в этом есть сомненье?</text:p>
      <text:p text:style-name="P4793"/>
      <text:list text:style-name="LFO1" text:continue-numbering="true">
        <text:list-item>
          <text:p text:style-name="P4794"><text:span text:style-name="T4795">я</text:span><text:span text:style-name="T4796"><text:s/></text:span><text:span text:style-name="T4797">княжна</text:span></text:p>
        </text:list-item>
      </text:list>
      <text:p text:style-name="P4798"/>
      <text:p text:style-name="P4799">Про это знает целый свет.</text:p>
      <text:p text:style-name="P4800"/>
      <text:list text:style-name="LFO1" text:continue-numbering="true">
        <text:list-item>
          <text:p text:style-name="P4801"><text:span text:style-name="T4802">я</text:span><text:span text:style-name="T4803"><text:s/></text:span><text:span text:style-name="T4804">княжна</text:span></text:p>
        </text:list-item>
      </text:list>
      <text:p text:style-name="P4805"/>
      <text:p text:style-name="P4806">Дрянские, Хворовы, Варлянские, Скачковы.</text:p>
      <text:p text:style-name="P4807"/>
      <text:list text:style-name="LFO1" text:continue-numbering="true">
        <text:list-item>
          <text:p text:style-name="P4808"><text:span text:style-name="T4809">я</text:span><text:span text:style-name="T4810"><text:s/></text:span><text:span text:style-name="T4811">княжна</text:span></text:p>
        </text:list-item>
      </text:list>
      <text:p text:style-name="P4812"/>
      <text:p text:style-name="P4813">Ах! вести старые, кому они новы́?</text:p>
      <text:p text:style-name="P4814"/>
      <text:list text:style-name="LFO1" text:continue-numbering="true">
        <text:list-item>
          <text:p text:style-name="P4815"><text:span text:style-name="T4816">я</text:span><text:span text:style-name="T4817"><text:s/></text:span><text:span text:style-name="T4818">княжна</text:span></text:p>
        </text:list-item>
      </text:list>
      <text:p text:style-name="P4819"/>
      <text:p text:style-name="P4820">Кто сомневается?</text:p>
      <text:p text:style-name="P4821"/>
      <text:p text:style-name="P4822">Загорецкий</text:p>
      <text:p text:style-name="P4823"/>
      <text:p text:style-name="P4824">Да вот не верит…</text:p>
      <text:p text:style-name="P4825"/>
      <text:list text:style-name="LFO1" text:continue-numbering="true">
        <text:list-item>
          <text:p text:style-name="P4826"><text:span text:style-name="T4827">я</text:span><text:span text:style-name="T4828"><text:s/></text:span><text:span text:style-name="T4829">княжна</text:span></text:p>
        </text:list-item>
      </text:list>
      <text:p text:style-name="P4830"/>
      <text:p text:style-name="P4831">Вы!</text:p>
      <text:p text:style-name="P4832"/>
      <text:p text:style-name="P4833"><text:span text:style-name="T4834">Все вмест</text:span><text:span text:style-name="T4835">е</text:span></text:p>
      <text:p text:style-name="P4836"/>
      <text:p text:style-name="P4837">Мсьё Репетилов! Вы! Мсьё Репетилов! что вы! Да как вы! Можно ль против всех!</text:p>
      <text:p text:style-name="P4838">Да почему вы? стыд и смех.</text:p>
      <text:p text:style-name="P4839"/>
      <text:p text:style-name="P4840">Репетилов (затыкает себе уши)</text:p>
      <text:p text:style-name="P4841"/>
      <text:p text:style-name="P4842">Простите, я не знал, что это слишком гласно.</text:p>
      <text:p text:style-name="P4843"/>
      <text:p text:style-name="P4844">Княгиня</text:p>
      <text:p text:style-name="P4845"/>
      <text:p text:style-name="P4850">Еще не гласно бы, с ним говорить опасно, Давно бы запереть пора,</text:p>
      <text:p text:style-name="P4851">Послушать, так его мизинец Умнее всех, и даже князь-Петра! Я думаю, он просто якобинец,</text:p>
      <text:p text:style-name="P4852">Ваш Чацкий!!!.. Едемте. Князь, ты везти бы мог Катишь или Зизи, мы сядем в шестиместной.</text:p>
      <text:p text:style-name="P4853"/>
      <text:p text:style-name="P4854">Хлёстова (с лестницы)</text:p>
      <text:p text:style-name="P4855"/>
      <text:p text:style-name="P4856">Княгиня, карточный должок.</text:p>
      <text:p text:style-name="P4857"/>
      <text:p text:style-name="P4858">Княгиня</text:p>
      <text:p text:style-name="P4859"/>
      <text:p text:style-name="P4860">За мною, матушка.</text:p>
      <text:p text:style-name="P4861"/>
      <text:p text:style-name="P4862">Все (друг к другу)</text:p>
      <text:p text:style-name="P4863"/>
      <text:p text:style-name="P4864">Прощайте.</text:p>
      <text:p text:style-name="P4865"/>
      <text:p text:style-name="P4866">Княжеская фамилия уезжает и Загорецкий тоже.</text:p>
      <text:p text:style-name="P4867"/>
      <text:h text:style-name="Заголовок1" text:outline-level="1"><text:bookmark-start text:name="Явление_8"/><text:bookmark-start text:name="_bookmark58"/><text:bookmark-end text:name="Явление_8"/><text:bookmark-end text:name="_bookmark58"/>Явление 8</text:h>
      <text:p text:style-name="P4872"><text:span text:style-name="T4873">Репетилов, Хлёстова, Молчалин</text:span><text:span text:style-name="T4874">.<text:s/></text:span><text:span text:style-name="T4875">Репетилов</text:span></text:p>
      <text:p text:style-name="P4876"/>
      <text:p text:style-name="P4877">Царь небесный!</text:p>
      <text:p text:style-name="P4878">Амфиса Ниловна! Ах! Чацкий! бедный! вот! Что наш высокий ум! и тысяча забот!</text:p>
      <text:p text:style-name="P4879">Скажите, из чего на свете мы хлопочем!</text:p>
      <text:p text:style-name="P4880"/>
      <text:p text:style-name="P4881">Хлёстова</text:p>
      <text:p text:style-name="P4882"/>
      <text:p text:style-name="P4883">Так бог ему судил; а впрочем, Полечат, вылечат авось;</text:p>
      <text:p text:style-name="P4884">А ты, мой батюшка, неисцелим, хоть брось. Изволил вовремя явиться! —</text:p>
      <text:p text:style-name="P4885">Молчалин, вон чуланчик твой,</text:p>
      <text:p text:style-name="P4886">Не нужны проводы, поди, господь с тобой.</text:p>
      <text:p text:style-name="P4887"/>
      <text:p text:style-name="P4888">Молчалин уходит к себе в комнату.</text:p>
      <text:p text:style-name="P4889"/>
      <text:p text:style-name="P4890">Прощайте, батюшка; пора перебеситься.</text:p>
      <text:p text:style-name="P4891"/>
      <text:p text:style-name="P4892">(Уезжает.)</text:p>
      <text:p text:style-name="P4893"/>
      <text:h text:style-name="Заголовок1" text:outline-level="1"><text:bookmark-start text:name="Явление_9"/><text:bookmark-start text:name="_bookmark59"/><text:bookmark-end text:name="Явление_9"/><text:bookmark-end text:name="_bookmark59"/>Явление 9</text:h>
      <text:p text:style-name="P4898"><text:span text:style-name="T4899">Репетилов<text:s/></text:span><text:span text:style-name="T4900">со своим лакеем.</text:span></text:p>
      <text:p text:style-name="P4901">Репетилов</text:p>
      <text:p text:style-name="P4902"/>
      <text:p text:style-name="P4903">Куда теперь направить путь? А дело уж идет к рассвету.</text:p>
      <text:p text:style-name="P4904">Поди, сажай меня в карету, Вези куда-нибудь.</text:p>
      <text:p text:style-name="P4905"/>
      <text:p text:style-name="P4906">(Уезжает.)</text:p>
      <text:p text:style-name="P4907"/>
      <text:section text:name="Sect125" text:style-name="S125">
        <text:p text:style-name="P4912"/>
        <text:p text:style-name="P4913"/>
        <text:p text:style-name="P4914"><text:bookmark-start text:name="Явление_10"/><text:bookmark-start text:name="_bookmark60"/><text:bookmark-end text:name="Явление_10"/><text:bookmark-end text:name="_bookmark60"/>Последняя лампа<text:s/><text:span text:style-name="T4915">гаснет.</text:span></text:p>
        <text:soft-page-break/>
        <text:h text:style-name="P4916" text:outline-level="1">Явление 10</text:h>
      </text:section>
      <text:section text:name="Sect126" text:style-name="S126">
        <text:soft-page-break/>
        <text:p text:style-name="P4917">Чацкий (выходит из швейцарской)</text:p>
        <text:p text:style-name="P4918"/>
        <text:p text:style-name="P4919">Что это? слышал ли моими я ушами!</text:p>
        <text:p text:style-name="P4920">Не смех, а явно злость. Какими чудесами, Через какое колдовство</text:p>
        <text:p text:style-name="P4921">Нелепость обо мне все в голос повторяют! И для иных как словно торжество,</text:p>
        <text:p text:style-name="P4922">Другие<text:s/><text:span text:style-name="T4923">будто<text:s/></text:span>сострадают… О! если б<text:s/><text:span text:style-name="T4924">кто<text:s/></text:span>в<text:s/><text:span text:style-name="T4925">людей</text:span><text:span text:style-name="T4926"><text:s/></text:span>проник:</text:p>
        <text:p text:style-name="P4927">Что хуже в них? душа или язык? Чье это сочиненье!</text:p>
        <text:p text:style-name="P4928">Поверили глупцы, другим передают, Старухи вмиг тревогу бьют —</text:p>
        <text:p text:style-name="P4929">И вот общественное мненье!</text:p>
        <text:p text:style-name="P4930">И вот та родина… Нет, в нынешний приезд, Я вижу, что она мне скоро надоест.</text:p>
        <text:p text:style-name="P4931">А Софья знает ли? – Конечно, рассказали, Она не то чтобы мне именно во вред Потешилась, и правда или нет —</text:p>
        <text:p text:style-name="P4932">Ей всё равно, другой ли, я ли, Никем по совести она не дорожит.</text:p>
        <text:p text:style-name="P4933">Но<text:s/><text:span text:style-name="T4934">этот<text:s/></text:span>обморок, беспамятство<text:s/><text:span text:style-name="T4935">откуда??<text:s/></text:span>— Нерв избалованность,<text:s/><text:span text:style-name="T4936">причуда,<text:s/></text:span>— Возбу́дит малость их, и малость<text:s/><text:span text:style-name="T4937">утишит,</text:span><text:span text:style-name="T4938"><text:s/></text:span>—</text:p>
        <text:p text:style-name="P4939">Я признаком почел живых страстей. – Ни крошки: Она, конечно бы, лишилась так же сил,</text:p>
        <text:p text:style-name="P4940">Когда бы кто-нибудь ступил На хвост собачки или кошки.</text:p>
        <text:p text:style-name="P4941"/>
        <text:p text:style-name="P4942">София</text:p>
        <text:p text:style-name="P4943">(над лестницей во втором этаже, со свечкою)</text:p>
        <text:p text:style-name="P4944"/>
        <text:p text:style-name="P4945">Молчалин, вы?</text:p>
        <text:p text:style-name="P4946"/>
        <text:p text:style-name="P4947">(Поспешно опять дверь припирает.) Чацкий</text:p>
        <text:p text:style-name="P4948"/>
        <text:p text:style-name="P4949">Она! она сама!</text:p>
        <text:p text:style-name="P4950">Ах! голова горит, вся кровь моя в волненьи. Явилась! нет ее! неу́жели в виденьи?</text:p>
        <text:p text:style-name="P4951">Не впрямь ли я сошел с ума?</text:p>
        <text:p text:style-name="P4952">К необычайности я<text:s/><text:span text:style-name="T4953">точно<text:s/></text:span>приготовлен; Но не виденье<text:s/><text:span text:style-name="T4954">тут,<text:s/></text:span>свиданья час условлен. К чему обманывать себя мне<text:span text:style-name="T4955"><text:s/></text:span>самого?</text:p>
        <text:p text:style-name="P4956">Звала Молчалина, вот комната его.</text:p>
      </text:section>
      <text:p text:style-name="P4957"/>
      <text:p text:style-name="P4962">Лакей его (с крыльца)</text:p>
      <text:p text:style-name="P4963"/>
      <text:p text:style-name="P4964">Каре…</text:p>
      <text:p text:style-name="P4965"/>
      <text:p text:style-name="P4966">Чацкий</text:p>
      <text:p text:style-name="P4967"/>
      <text:p text:style-name="P4968">Сс!..</text:p>
      <text:p text:style-name="P4969"/>
      <text:p text:style-name="P4970">(Выталкивает его вон.)</text:p>
      <text:p text:style-name="P4971"/>
      <text:p text:style-name="P4972">Буду здесь, и не смыкаю глазу Хоть до утра. Уж коли горе пить, Так лучше сразу,</text:p>
      <text:p text:style-name="P4973">Чем медлить, – а беды медленьем не избыть. Дверь отворяется.</text:p>
      <text:p text:style-name="P4974"/>
      <text:p text:style-name="P4975">(Прячется за колонну.)</text:p>
      <text:p text:style-name="P4976"/>
      <text:h text:style-name="Заголовок1" text:outline-level="1"><text:bookmark-start text:name="Явление_11"/><text:bookmark-start text:name="_bookmark61"/><text:bookmark-end text:name="Явление_11"/><text:bookmark-end text:name="_bookmark61"/>Явление 11</text:h>
      <text:p text:style-name="P4981"><text:span text:style-name="T4982">Чацкий<text:s/></text:span><text:span text:style-name="T4983">спрятан,<text:s/></text:span><text:span text:style-name="T4984">Лиза<text:s/></text:span><text:span text:style-name="T4985">со свечкой.</text:span></text:p>
      <text:p text:style-name="P4986">Лиза</text:p>
      <text:p text:style-name="P4987"/>
      <text:p text:style-name="P4988">Ах! мочи нет! робею.</text:p>
      <text:p text:style-name="P4989">В пустые сени! в ночь! боишься домовых, Боишься и людей живых.</text:p>
      <text:p text:style-name="P4990">Мучительница-барышня, бог с нею. И Чацкий, как бельмо в глазу;</text:p>
      <text:p text:style-name="P4991">Вишь, показался ей он где-то здесь, внизу.</text:p>
      <text:p text:style-name="P4992"/>
      <text:p text:style-name="P4993">(Осматривается.)</text:p>
      <text:p text:style-name="P4994"/>
      <text:p text:style-name="P4995">Да! как же! по сеням бродить ему охота! Он, чай, давно уж за ворота,</text:p>
      <text:p text:style-name="P4996">Любовь на завтра поберег, Домой, и спать залег.</text:p>
      <text:p text:style-name="P4997">Однако велено к сердечному толкнуться.</text:p>
      <text:p text:style-name="P4998"/>
      <text:p text:style-name="P4999">(Стучится к Молчалину.)</text:p>
      <text:p text:style-name="P5000"/>
      <text:p text:style-name="P5001">Послушайте-с. Извольте-ка проснуться. Вас кличет барышня, вас барышня зовет. Да поскорей, чтоб не застали.</text:p>
      <text:p text:style-name="P5002"/>
      <text:h text:style-name="Заголовок1" text:outline-level="1"><text:bookmark-start text:name="Явление_12"/><text:bookmark-start text:name="_bookmark62"/><text:bookmark-end text:name="Явление_12"/><text:bookmark-end text:name="_bookmark62"/>Явление 12</text:h>
      <text:p text:style-name="P5007"><text:span text:style-name="T5008">Чацкий</text:span><text:span text:style-name="T5009"><text:s/></text:span><text:span text:style-name="T5010">за</text:span><text:span text:style-name="T5011"><text:s/></text:span><text:span text:style-name="T5012">колонною,</text:span><text:span text:style-name="T5013"><text:s/></text:span><text:span text:style-name="T5014">Лиза,</text:span><text:span text:style-name="T5015"><text:s/></text:span><text:span text:style-name="T5016">Молчалин</text:span><text:span text:style-name="T5017"><text:s/></text:span><text:span text:style-name="T5018">(потягивается</text:span><text:span text:style-name="T5019"><text:s/></text:span><text:span text:style-name="T5020">и</text:span><text:span text:style-name="T5021"><text:s/></text:span><text:span text:style-name="T5022">зевает),</text:span><text:span text:style-name="T5023"><text:s/></text:span><text:span text:style-name="T5024">София</text:span><text:span text:style-name="T5025"><text:s/></text:span><text:span text:style-name="T5026">(крадется</text:span><text:span text:style-name="T5027"><text:s/></text:span><text:span text:style-name="T5028">сверху).<text:s/></text:span><text:span text:style-name="T5029">Лиза</text:span></text:p>
      <text:p text:style-name="P5030"/>
      <text:p text:style-name="P5031">Вы, сударь, камень, сударь, лед.</text:p>
      <text:p text:style-name="P5032"/>
      <text:p text:style-name="P5033">Молчалин</text:p>
      <text:p text:style-name="P5034"/>
      <text:p text:style-name="P5035">Ах! Лизанька, ты от себя ли?</text:p>
      <text:p text:style-name="P5036"/>
      <text:p text:style-name="P5037">Лиза</text:p>
      <text:p text:style-name="P5038"/>
      <text:p text:style-name="P5039">От барышни-с.</text:p>
      <text:p text:style-name="P5040"/>
      <text:p text:style-name="P5041">Молчалин</text:p>
      <text:p text:style-name="P5042"/>
      <text:p text:style-name="P5043">Кто б отгадал,</text:p>
      <text:p text:style-name="P5044">Что в этих щечках, в этих жилках Любви еще румянец не играл!</text:p>
      <text:p text:style-name="P5045">Охота быть тебе лишь только на посылках?</text:p>
      <text:p text:style-name="P5046"/>
      <text:p text:style-name="P5047">Лиза</text:p>
      <text:p text:style-name="P5048"/>
      <text:p text:style-name="P5049">А вам, искателям<text:span text:style-name="T5050"><text:s/></text:span><text:span text:style-name="T5051">невест,</text:span></text:p>
      <text:p text:style-name="P5052">Не нежиться и не зевать<text:span text:style-name="T5053"><text:s/></text:span>бы;<text:s/><text:span text:style-name="T5054">Пригож<text:s/></text:span>и мил,<text:s/><text:span text:style-name="T5055">кто<text:s/></text:span>не доест И не доспит до<text:span text:style-name="T5056"><text:s/></text:span>свадьбы.</text:p>
      <text:p text:style-name="P5057"/>
      <text:p text:style-name="P5058">Молчалин</text:p>
      <text:p text:style-name="P5059"/>
      <text:p text:style-name="P5060">Какая свадьба? с кем?</text:p>
      <text:p text:style-name="P5061"/>
      <text:p text:style-name="P5062">Лиза</text:p>
      <text:p text:style-name="P5063"/>
      <text:p text:style-name="P5064">А с барышней?</text:p>
      <text:p text:style-name="P5065"/>
      <text:p text:style-name="P5066">Молчалин</text:p>
      <text:p text:style-name="P5067"/>
      <text:p text:style-name="P5068">Поди,</text:p>
      <text:p text:style-name="P5069">Надежды много впереди,</text:p>
      <text:p text:style-name="P5070">Без свадьбы время проволо́чим.</text:p>
      <text:p text:style-name="P5071"/>
      <text:p text:style-name="P5072">Лиза</text:p>
      <text:p text:style-name="P5073"/>
      <text:p text:style-name="P5074">Что вы, сударь! да мы кого ж Себе в мужья другого прочим?</text:p>
      <text:soft-page-break/>
      <text:p text:style-name="P5075">Молчалин</text:p>
      <text:p text:style-name="P5080"/>
      <text:p text:style-name="P5081">Не знаю. А меня так разбирает дрожь, И при одной я мысли трушу,</text:p>
      <text:p text:style-name="P5082">Что Павел Афанасьич раз Когда-нибудь поймает нас,</text:p>
      <text:p text:style-name="P5083">Разгонит, проклянёт!.. Да что? открыть ли душу? Я в Софье Павловне не вижу ничего</text:p>
      <text:p text:style-name="P5084">Завидного. Дай бог ей век прожить богато, Любила Чацкого когда-то,</text:p>
      <text:p text:style-name="P5085">Меня разлюбит, как его.</text:p>
      <text:p text:style-name="P5086">Мой ангельчик, желал бы вполовину</text:p>
      <text:p text:style-name="P5087">К ней то же чувствовать, что чувствую к тебе; Да нет, как ни твержу себе,</text:p>
      <text:p text:style-name="P5088">Готовлюсь нежным быть, а свижусь – и простыну.</text:p>
      <text:p text:style-name="P5089"/>
      <text:p text:style-name="P5090">София (в сторону)</text:p>
      <text:p text:style-name="P5091"/>
      <text:p text:style-name="P5092">Какие низости!</text:p>
      <text:p text:style-name="P5093"/>
      <text:p text:style-name="P5094">Чацкий (за колонною)</text:p>
      <text:p text:style-name="P5095"/>
      <text:p text:style-name="P5096">Подлец!</text:p>
      <text:p text:style-name="P5097"/>
      <text:p text:style-name="P5098">Лиза</text:p>
      <text:p text:style-name="P5099"/>
      <text:p text:style-name="P5100">И вам не совестно?</text:p>
      <text:p text:style-name="P5101"/>
      <text:p text:style-name="P5102">Молчалин</text:p>
      <text:p text:style-name="P5103"/>
      <text:p text:style-name="P5104">Мне завещал отец:</text:p>
      <text:p text:style-name="P5105">Во-первых, угождать всем людям без изъятья — Хозяину, где доведется жить,</text:p>
      <text:p text:style-name="P5106"><text:span text:style-name="T5107">Начальнику,<text:s/></text:span>с<text:s/><text:span text:style-name="T5108">кем<text:s/></text:span><text:span text:style-name="T5109">буду<text:s/></text:span>я служить, Слуге его,<text:s/><text:span text:style-name="T5110">который<text:s/></text:span>чистит платья,<text:s/><text:span text:style-name="T5111">Швейцару, дворнику,<text:s/></text:span>для избежанья зла, Собаке дворника, чтоб<text:s/><text:span text:style-name="T5112">ласкова</text:span><text:span text:style-name="T5113"><text:s/></text:span>была.</text:p>
      <text:p text:style-name="P5114"/>
      <text:p text:style-name="P5115">Лиза</text:p>
      <text:p text:style-name="P5116"/>
      <text:p text:style-name="P5117">Сказать, сударь, у вас огромная опека!</text:p>
      <text:p text:style-name="P5118"/>
      <text:p text:style-name="P5119">Молчалин</text:p>
      <text:p text:style-name="P5120"/>
      <text:p text:style-name="P5121">И вот любовника я принимаю вид</text:p>
      <text:p text:style-name="P5122">В угодность дочери такого человека…</text:p>
      <text:p text:style-name="P5123"/>
      <text:p text:style-name="P5124">Лиза</text:p>
      <text:soft-page-break/>
      <text:p text:style-name="P5125">Который кормит и поит,</text:p>
      <text:p text:style-name="P5130">А иногда и чином подарит? Пойдемте же, довольно толковали.</text:p>
      <text:p text:style-name="P5131"/>
      <text:p text:style-name="P5132">Молчалин</text:p>
      <text:p text:style-name="P5133"/>
      <text:p text:style-name="P5134">Пойдем любовь делить плачевной нашей крали. Дай, обниму тебя от сердца полноты.</text:p>
      <text:p text:style-name="P5135"/>
      <text:p text:style-name="P5136">Лиза не дается.</text:p>
      <text:p text:style-name="P5137"/>
      <text:p text:style-name="P5138"><text:span text:style-name="T5139">Зачем<text:s/></text:span>она не<text:span text:style-name="T5140"><text:s/></text:span>ты!</text:p>
      <text:p text:style-name="P5141"/>
      <text:p text:style-name="P5142"><text:span text:style-name="T5143">(Хочет<text:s/></text:span><text:span text:style-name="T5144">идти, София не</text:span><text:span text:style-name="T5145"><text:s/></text:span><text:span text:style-name="T5146">пускает.)</text:span></text:p>
      <text:p text:style-name="P5147">София</text:p>
      <text:p text:style-name="P5148">(почти шепотом, вся сцена вполголоса)</text:p>
      <text:p text:style-name="P5149"/>
      <text:p text:style-name="P5150">Нейдите далее, наслушалась я много, Ужасный человек! себя я, стен стыжусь.</text:p>
      <text:p text:style-name="P5151"/>
      <text:p text:style-name="P5152">Молчалин</text:p>
      <text:p text:style-name="P5153"/>
      <text:p text:style-name="P5154">Как! Софья Павловна…</text:p>
      <text:p text:style-name="P5155"/>
      <text:p text:style-name="P5156">София</text:p>
      <text:p text:style-name="P5157"/>
      <text:p text:style-name="P5158">Ни слова, ради бога, Молчите, я на всё решусь.</text:p>
      <text:p text:style-name="P5159"/>
      <text:p text:style-name="P5160">Молчалин</text:p>
      <text:p text:style-name="P5161">(бросается на колена, София отталкивает его)</text:p>
      <text:p text:style-name="P5162"/>
      <text:p text:style-name="P5163">Ах! вспомните! не гневайтеся, взгляньте!..</text:p>
      <text:p text:style-name="P5164"/>
      <text:p text:style-name="P5165">София</text:p>
      <text:p text:style-name="P5166"/>
      <text:p text:style-name="P5167">Не помню ничего, не докучайте мне. Воспоминания! Как острый нож оне.</text:p>
      <text:p text:style-name="P5168"/>
      <text:p text:style-name="P5169">Молчалин (ползает у ног ее)</text:p>
      <text:p text:style-name="P5170"/>
      <text:p text:style-name="P5171">Помилуйте…</text:p>
      <text:p text:style-name="P5172"/>
      <text:p text:style-name="P5173">София</text:p>
      <text:p text:style-name="P5174"/>
      <text:p text:style-name="P5175">Не подличайте, встаньте.</text:p>
      <text:p text:style-name="P5176">Ответа не хочу, я знаю ваш ответ, Солжете…</text:p>
      <text:soft-page-break/>
      <text:p text:style-name="P5177">Молчалин</text:p>
      <text:p text:style-name="P5182"/>
      <text:p text:style-name="P5183">Сделайте мне милость…</text:p>
      <text:p text:style-name="P5184"/>
      <text:p text:style-name="P5185">София</text:p>
      <text:p text:style-name="P5186"/>
      <text:p text:style-name="P5187">Нет. Нет. Нет.</text:p>
      <text:p text:style-name="P5188"/>
      <text:p text:style-name="P5189">Молчалин</text:p>
      <text:p text:style-name="P5190"/>
      <text:p text:style-name="P5191">Шутил, и не сказал я ничего, окро́ме…</text:p>
      <text:p text:style-name="P5192"/>
      <text:p text:style-name="P5193">София</text:p>
      <text:p text:style-name="P5194"/>
      <text:p text:style-name="P5195">Отстаньте, говорю, сейчас,</text:p>
      <text:p text:style-name="P5196">Я криком разбужу всех в доме И погублю себя и вас.</text:p>
      <text:p text:style-name="P5197"/>
      <text:p text:style-name="P5198">Молчалин встает.</text:p>
      <text:p text:style-name="P5199"/>
      <text:p text:style-name="P5200">Я с этих пор вас будто не знавала. Упреков, жалоб, слез моих</text:p>
      <text:p text:style-name="P5201">Не смейте ожидать, не стоите вы их;</text:p>
      <text:p text:style-name="P5202">Но чтобы в доме здесь заря вас не застала, Чтоб никогда об вас я больше не слыхала.</text:p>
      <text:p text:style-name="P5203"/>
      <text:p text:style-name="P5204">Молчалин</text:p>
      <text:p text:style-name="P5205"/>
      <text:p text:style-name="P5206">Как вы прикажете.</text:p>
      <text:p text:style-name="P5207"/>
      <text:p text:style-name="P5208">София</text:p>
      <text:p text:style-name="P5209"/>
      <text:p text:style-name="P5210">Иначе расскажу</text:p>
      <text:p text:style-name="P5211">Всю правду батюшке, с досады. Вы знаете, что я собой не дорожу. Подите. – Стойте, будьте рады,</text:p>
      <text:p text:style-name="P5212">Что при свиданиях со мной в ночной<text:span text:style-name="T5213"><text:s/></text:span>тиши Держались более вы робости во нраве, Чем даже днем, и при<text:s/><text:span text:style-name="T5214">людя́х,<text:s/></text:span>и<text:span text:style-name="T5215"><text:s/></text:span>въяве;</text:p>
      <text:p text:style-name="P5216">В вас меньше дерзости, чем кривизны души. Сама довольна тем, что ночью всё узнала, Нет укоряющих свидетелей в глазах,</text:p>
      <text:p text:style-name="P5217">Как давеча, когда я в обморок упала, Здесь Чацкий был…</text:p>
      <text:p text:style-name="P5218"/>
      <text:p text:style-name="P5219">Чацкий (бросается между ими)</text:p>
      <text:p text:style-name="P5220"/>
      <text:p text:style-name="P5221">Он здесь, притворщица!</text:p>
      <text:soft-page-break/>
      <text:p text:style-name="P5222"><text:span text:style-name="T5227">Лиза<text:s/></text:span><text:span text:style-name="T5228">и<text:s/></text:span><text:span text:style-name="T5229">София</text:span></text:p>
      <text:p text:style-name="P5230"/>
      <text:p text:style-name="P5231">Ах! Ах!..</text:p>
      <text:p text:style-name="P5232"/>
      <text:p text:style-name="P5233">Лиза свечку роняет с испугу; Молчалин скрывается к себе в комнату.</text:p>
      <text:p text:style-name="P5234"/>
      <text:h text:style-name="Заголовок1" text:outline-level="1"><text:bookmark-start text:name="Явление_13"/><text:bookmark-start text:name="_bookmark63"/><text:bookmark-end text:name="Явление_13"/><text:bookmark-end text:name="_bookmark63"/>Явление 13</text:h>
      <text:p text:style-name="P5239"><text:span text:style-name="T5240">Те же</text:span><text:span text:style-name="T5241">, кроме Молчалина.</text:span></text:p>
      <text:p text:style-name="P5242">Чацкий</text:p>
      <text:p text:style-name="P5243"/>
      <text:p text:style-name="P5244">Скорее в обморок, теперь оно в порядке, Важнее давишной причина есть тому, Вот наконец решение загадке!</text:p>
      <text:p text:style-name="P5245">Вот я пожертвован кому!</text:p>
      <text:p text:style-name="P5246">Не знаю, как в себе я бешенство умерил! Глядел, и видел, и не верил!</text:p>
      <text:p text:style-name="P5247">А милый, для кого забыт</text:p>
      <text:p text:style-name="P5248">И прежний друг, и женский страх и стыд, — За двери прячется, боится быть в ответе.</text:p>
      <text:p text:style-name="P5249">Ах! как игру судьбы постичь?</text:p>
      <text:p text:style-name="P5250">Людей с душой гонительница, бич! — Молчалины блаженствуют на свете!</text:p>
      <text:p text:style-name="P5251"/>
      <text:p text:style-name="P5252">София (вся в слезах)</text:p>
      <text:p text:style-name="P5253"/>
      <text:p text:style-name="P5254">Не продолжайте, я виню себя кругом.</text:p>
      <text:p text:style-name="P5255">Но кто бы думать мог, чтоб был он так коварен!</text:p>
      <text:p text:style-name="P5256"/>
      <text:p text:style-name="P5257">Лиза</text:p>
      <text:p text:style-name="P5258"/>
      <text:p text:style-name="P5259">Стук! шум! ах! боже мой! сюда бежит весь дом. Ваш батюшка вот будет благодарен.</text:p>
      <text:p text:style-name="P5260"/>
      <text:h text:style-name="Заголовок1" text:outline-level="1"><text:bookmark-start text:name="Явление_14"/><text:bookmark-start text:name="_bookmark64"/><text:bookmark-end text:name="Явление_14"/><text:bookmark-end text:name="_bookmark64"/>Явление 14</text:h>
      <text:p text:style-name="P5265"><text:span text:style-name="T5266">Чацкий, София, Лиза, Фамусов</text:span><text:span text:style-name="T5267">, толпа слуг со свечами.</text:span></text:p>
      <text:p text:style-name="P5268">Фамусов</text:p>
      <text:p text:style-name="P5269"/>
      <text:p text:style-name="P5270">Сюда! за мной! скорей! скорей! Свечей побольше, фонарей!</text:p>
      <text:p text:style-name="P5271">Где домовые? Ба! знакомые всё лица! Дочь, Софья Павловна! страмница!</text:p>
      <text:p text:style-name="P5272">Бесстыдница! где! с кем! Ни дать ни взять она, Как мать ее, покойница жена.</text:p>
      <text:p text:style-name="P5273">Бывало, я с дражайшей половиной</text:p>
      <text:p text:style-name="P5274">Чуть врознь – уж где-нибудь с мужчиной! Побойся бога, как? чем он тебя прельстил? Сама его безумным называла!</text:p>
      <text:p text:style-name="P5275">Нет! глупость на меня и слепота напала! Всё это заговор, и в заговоре был</text:p>
      <text:p text:style-name="P5276">Он сам, и гости все. За что я так наказан!..</text:p>
      <text:p text:style-name="P5277"/>
      <text:p text:style-name="P5278">Чацкий (Софии)</text:p>
      <text:p text:style-name="P5279"/>
      <text:p text:style-name="P5280">Так этим вымыслом я вам еще обязан?</text:p>
      <text:p text:style-name="P5281"/>
      <text:p text:style-name="P5282">Фамусов</text:p>
      <text:p text:style-name="P5283"/>
      <text:p text:style-name="P5284">Брат, не финти, не дамся я в обман, Хоть подеретесь, не поверю.</text:p>
      <text:p text:style-name="P5285">Ты, Филька, ты прямой чурбан,</text:p>
      <text:p text:style-name="P5286">В швейцары произвел ленивую тетерю, Не знает ни про что, не чует ничего.</text:p>
      <text:p text:style-name="P5287">Где был? куда ты вышел? Сеней не запер для чего?</text:p>
      <text:p text:style-name="P5288">И как недосмотрел? и как ты недослышал? В работу вас, на поселенье вас:</text:p>
      <text:p text:style-name="P5289">За грош продать меня готовы.</text:p>
      <text:p text:style-name="P5290"><text:span text:style-name="T5291">Ты,<text:s/></text:span>быстроглазая, всё от твоих проказ; Вот он,<text:s/><text:span text:style-name="T5292">Кузнецкий<text:s/></text:span><text:span text:style-name="T5293">мост,<text:s/></text:span>наряды и обновы;<text:s/><text:span text:style-name="T5294">Там<text:s/></text:span>выучилась ты любовников сводить, Постой же, я тебя<text:span text:style-name="T5295"><text:s/></text:span>исправлю:</text:p>
      <text:p text:style-name="P5296">Изволь-ка в и́збу, марш, за птицами ходить; Да и тебя, мой друг, я, дочка, не оставлю, Еще дни два терпение возьми;</text:p>
      <text:p text:style-name="P5297">Не быть тебе в Москве, не жить тебе с людьми; Подалее от этих хватов,</text:p>
      <text:p text:style-name="P5298">В деревню, к тетке, в глушь, в Саратов, Там будешь горе горевать,</text:p>
      <text:p text:style-name="P5299">За пяльцами сидеть, за святцами зевать. А вас, сударь, прошу я толком</text:p>
      <text:soft-page-break/>
      <text:p text:style-name="P5300">Туда не жаловать ни прямо, ни проселком; И ваша такова последняя черта,</text:p>
      <text:p text:style-name="P5305">Что, чай, ко всякому дверь будет заперта: Я постараюсь, я, в набат я приударю,</text:p>
      <text:p text:style-name="P5306">По городу всему наделаю хлопот И оглашу во весь народ:</text:p>
      <text:p text:style-name="P5307">В Сенат подам, министрам, государю.</text:p>
      <text:p text:style-name="P5308"/>
      <text:p text:style-name="P5309">Чацкий</text:p>
      <text:p text:style-name="P5310">(после некоторого молчания)</text:p>
      <text:p text:style-name="P5311"/>
      <text:p text:style-name="P5312">Не образумлюсь… виноват, И слушаю, не понимаю,</text:p>
      <text:p text:style-name="P5313">Как будто всё еще мне объяснить хотят, Растерян мыслями… чего-то ожидаю.</text:p>
      <text:p text:style-name="P5314"/>
      <text:p text:style-name="P5315">(С жаром.)</text:p>
      <text:p text:style-name="P5316"/>
      <text:p text:style-name="P5317">Слепец! я в ком искал награду всех трудов! Спешил!.. летел! дрожал! вот счастье, думал, близко.</text:p>
      <text:p text:style-name="P5318">Пред кем я давеча так страстно и так низко Был расточитель нежных слов!</text:p>
      <text:p text:style-name="P5319">А вы! о боже мой! кого себе избрали? Когда подумаю, кого вы предпочли! Зачем меня надеждой завлекли?</text:p>
      <text:p text:style-name="P5320">Зачем мне прямо не сказали,</text:p>
      <text:p text:style-name="P5321">Что всё прошедшее вы обратили в смех?! Что память даже вам постыла</text:p>
      <text:p text:style-name="P5322">Тех чувств, в обоих нас движений сердца тех, Которые во мне ни даль не охладила,</text:p>
      <text:p text:style-name="P5323">Ни развлечения, ни перемена мест.</text:p>
      <text:p text:style-name="P5324">Дышал, и ими жил, был занят беспрерывно! Сказали бы, что вам внезапный мой приезд, Мой вид, мои слова, поступки – всё противно, Я с вами тотчас бы сношения пресек,</text:p>
      <text:p text:style-name="P5325">И перед тем, как навсегда расстаться, Не стал бы очень добираться,</text:p>
      <text:p text:style-name="P5326">Кто этот вам любезный человек?..</text:p>
      <text:p text:style-name="P5327"/>
      <text:p text:style-name="P5328">(Насмешливо.)</text:p>
      <text:p text:style-name="P5329"/>
      <text:p text:style-name="P5330">Вы помиритесь с ним, по размышленьи зрелом. Себя крушить, и для чего!</text:p>
      <text:p text:style-name="P5331">Подумайте, всегда вы можете его</text:p>
      <text:p text:style-name="P5332">Беречь, и пеленать, и спосылать за делом.</text:p>
      <text:p text:style-name="P5333">Муж-мальчик, муж-слуга, из жениных пажей — Высокий идеал московских всех мужей. — Довольно!.. с вами я горжусь моим разрывом.</text:p>
      <text:soft-page-break/>
      <text:p text:style-name="P5334">А вы, сударь отец, вы, страстные к чинам: Желаю вам дремать в неведеньи счастливом, Я сватаньем моим не угрожаю вам.</text:p>
      <text:p text:style-name="P5339">Другой найдется благонравный, Низкопоклонник и делец, Достоинствами наконец</text:p>
      <text:p text:style-name="P5340">Он будущему тестю равный. Так! отрезвился я сполна,</text:p>
      <text:p text:style-name="P5341">Мечтанья с глаз долой – и спала пелена; Теперь не худо б было сряду</text:p>
      <text:p text:style-name="P5342">На дочь и на отца,</text:p>
      <text:p text:style-name="P5343">И на любовника глупца,</text:p>
      <text:p text:style-name="P5344">И на весь мир излить всю желчь и всю досаду. С кем был! Куда меня закинула судьба!</text:p>
      <text:p text:style-name="P5345">Все гонят! все клянут! Мучителей толпа,</text:p>
      <text:p text:style-name="P5346">В любви предателей, в вражде<text:span text:style-name="T5347"><text:s/></text:span>неутомимых,<text:s/><text:span text:style-name="T5348">Рассказчиков</text:span><text:span text:style-name="T5349"><text:s/></text:span>неукротимых,</text:p>
      <text:p text:style-name="P5350">Нескладных<text:s/><text:span text:style-name="T5351">умников,<text:s/></text:span>лукавых простяков, Старух зловещих,<text:span text:style-name="T5352"><text:s/></text:span>стариков,</text:p>
      <text:p text:style-name="P5353">Дряхлеющих над выдумками, вздором, — Безумным вы меня прославили всем хором. Вы пра́вы: из огня тот выйдет невредим, Кто с вами день пробыть успеет,</text:p>
      <text:p text:style-name="P5354">Подышит воздухом одним, И в нем рассудок уцелеет.</text:p>
      <text:p text:style-name="P5355">Вон из Москвы! сюда я больше не ездок. Бегу, не оглянусь, пойду искать по свету, Где оскорбленному есть чувству уголок!.. Карету мне, карету!</text:p>
      <text:p text:style-name="P5356"/>
      <text:p text:style-name="P5357">(Уезжает.)</text:p>
      <text:p text:style-name="P5358"/>
      <text:h text:style-name="Заголовок1" text:outline-level="1"><text:bookmark-start text:name="Явление_15"/><text:bookmark-start text:name="_bookmark65"/><text:bookmark-end text:name="Явление_15"/><text:bookmark-end text:name="_bookmark65"/>Явление 15</text:h>
      <text:p text:style-name="P5363">Кроме Чацкого</text:p>
      <text:p text:style-name="P5364">Фамусов</text:p>
      <text:p text:style-name="P5365"/>
      <text:p text:style-name="P5366">Ну что? не видишь ты, что он с ума сошел? Скажи сурьезно:</text:p>
      <text:p text:style-name="P5367">Безумный! что он тут за чепуху молол! Низкопоклонник! тесть! и про Москву так грозно! А ты меня решилась уморить?</text:p>
      <text:p text:style-name="P5368">Моя судьба еще ли не плачевна? Ах! боже мой! что станет говорить Княгиня Марья Алексевна!</text:p>
      <text:p text:style-name="P5369"/>
      <text:p text:style-name="P5370">Конец<text:bookmark-start text:name="2"/><text:bookmark-start text:name="_bookmark66"/><text:bookmark-end text:name="2"/><text:bookmark-end text:name="_bookmark6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text-align="center" fo:margin-top="0.0659in" fo:margin-left="0.5708in" fo:margin-right="0.6034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6.5pt" style:font-size-asian="16.5pt" style:font-size-complex="16.5pt" fo:hyphenate="false"/>
    </style:style>
    <style:style style:name="Заголовок2" style:display-name="Заголовок 2" style:family="paragraph" style:parent-style-name="Обычный" style:default-outline-level="2">
      <style:paragraph-properties fo:text-align="center" fo:margin-top="0.0118in" fo:margin-left="0.5708in" fo:margin-right="1.1937in">
        <style:tab-stops/>
      </style:paragraph-properties>
      <style:text-properties style:font-name="Arial" style:font-name-asian="Arial" style:font-name-complex="Arial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default-outline-level="3">
      <style:paragraph-properties fo:text-align="center" fo:margin-top="0.0638in" fo:margin-right="0.0326in"/>
      <style:text-properties style:font-name="Arial" style:font-name-asian="Arial" style:font-name-complex="Arial" fo:font-weight="bold" style:font-weight-asian="bold" style:font-weight-complex="bold" fo:font-size="15.5pt" style:font-size-asian="15.5pt" style:font-size-complex="15.5pt" fo:hyphenate="false"/>
    </style:style>
    <style:style style:name="Заголовок4" style:display-name="Заголовок 4" style:family="paragraph" style:parent-style-name="Обычный" style:default-outline-level="4">
      <style:paragraph-properties fo:text-align="center" fo:margin-top="0.0562in" fo:margin-left="0.5708in" fo:margin-right="1.1937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default-outline-level="5">
      <style:paragraph-properties fo:margin-left="2.5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paragraph-properties fo:widows="0" fo:orphans="0" style:text-autospace="none"/>
      <style:text-properties style:font-name="Times New Roman" style:font-name-asian="Times New Roman" fo:font-size="11pt" style:font-size-asian="11pt" style:font-size-complex="11pt" style:language-complex="ru" style:country-complex="RU" fo:hyphenate="false"/>
    </style:style>
    <style:style style:name="Основнойшрифтабзаца" style:display-name="Основной шрифт абзаца" style:family="text"/>
    <style:style style:name="Оглавление1" style:display-name="Оглавление 1" style:family="paragraph" style:parent-style-name="Обычный">
      <style:paragraph-properties fo:text-align="end" fo:margin-top="0.0083in" fo:margin-right="0.1027in"/>
      <style:text-properties fo:font-size="12pt" style:font-size-asian="12pt" style:font-size-complex="12pt" fo:hyphenate="false"/>
    </style:style>
    <style:style style:name="Основнойтекст" style:display-name="Основной текст" style:family="paragraph" style:parent-style-name="Обычный">
      <style:paragraph-properties fo:margin-top="0.0006in"/>
      <style:text-properties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left="0.6027in" fo:text-indent="-0.1402in">
        <style:tab-stops/>
      </style:paragraph-properties>
      <style:text-properties fo:hyphenate="false"/>
    </style:style>
    <style:style style:name="TableParagraph" style:display-name="Table Paragraph" style:family="paragraph" style:parent-style-name="Обычный">
      <style:paragraph-properties fo:margin-top="0.0006in" fo:line-height="0.1854in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 style:language-complex="ru" style:country-complex="RU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 style:language-asian="ru" style:country-asian="RU" style:language-complex="ru" style:country-complex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 style:language-asian="ru" style:country-asian="RU" style:language-complex="ru" style:country-complex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Times New Roman" style:font-name-asian="Times New Roman" style:font-name-complex="Times New Roman" fo:letter-spacing="-0.0006in" style:text-scale="100%" fo:font-size="11pt" style:font-size-asian="11pt" style:font-size-complex="11pt" fo:language="ru" fo:country="RU" style:language-asian="ru" style:country-asian="RU" style:language-complex="ru" style:country-complex="RU"/>
    </style:style>
    <style:style style:name="WW_CharLFO1LVL2" style:family="text">
      <style:text-properties fo:language="ru" fo:country="RU" style:language-asian="ru" style:country-asian="RU" style:language-complex="ru" style:country-complex="RU"/>
    </style:style>
    <style:style style:name="WW_CharLFO1LVL3" style:family="text">
      <style:text-properties fo:language="ru" fo:country="RU" style:language-asian="ru" style:country-asian="RU" style:language-complex="ru" style:country-complex="RU"/>
    </style:style>
    <style:style style:name="WW_CharLFO1LVL4" style:family="text">
      <style:text-properties fo:language="ru" fo:country="RU" style:language-asian="ru" style:country-asian="RU" style:language-complex="ru" style:country-complex="RU"/>
    </style:style>
    <style:style style:name="WW_CharLFO1LVL5" style:family="text">
      <style:text-properties fo:language="ru" fo:country="RU" style:language-asian="ru" style:country-asian="RU" style:language-complex="ru" style:country-complex="RU"/>
    </style:style>
    <style:style style:name="WW_CharLFO1LVL6" style:family="text">
      <style:text-properties fo:language="ru" fo:country="RU" style:language-asian="ru" style:country-asian="RU" style:language-complex="ru" style:country-complex="RU"/>
    </style:style>
    <style:style style:name="WW_CharLFO1LVL7" style:family="text">
      <style:text-properties fo:language="ru" fo:country="RU" style:language-asian="ru" style:country-asian="RU" style:language-complex="ru" style:country-complex="RU"/>
    </style:style>
    <style:style style:name="WW_CharLFO1LVL8" style:family="text">
      <style:text-properties fo:language="ru" fo:country="RU" style:language-asian="ru" style:country-asian="RU" style:language-complex="ru" style:country-complex="RU"/>
    </style:style>
    <style:style style:name="WW_CharLFO1LVL9" style:family="text">
      <style:text-properties fo:language="ru" fo:country="RU" style:language-asian="ru" style:country-asian="RU" style:language-complex="ru" style:country-complex="RU"/>
    </style:style>
    <style:style style:name="WW_CharLFO2LVL1" style:family="text">
      <style:text-properties style:font-name="Times New Roman" style:font-name-asian="Times New Roman" style:font-name-complex="Times New Roman" fo:letter-spacing="-0.0006in" style:text-scale="100%" fo:font-size="11pt" style:font-size-asian="11pt" style:font-size-complex="11pt" fo:language="ru" fo:country="RU" style:language-asian="ru" style:country-asian="RU" style:language-complex="ru" style:country-complex="RU"/>
    </style:style>
    <style:style style:name="WW_CharLFO2LVL2" style:family="text">
      <style:text-properties fo:language="ru" fo:country="RU" style:language-asian="ru" style:country-asian="RU" style:language-complex="ru" style:country-complex="RU"/>
    </style:style>
    <style:style style:name="WW_CharLFO2LVL3" style:family="text">
      <style:text-properties fo:language="ru" fo:country="RU" style:language-asian="ru" style:country-asian="RU" style:language-complex="ru" style:country-complex="RU"/>
    </style:style>
    <style:style style:name="WW_CharLFO2LVL4" style:family="text">
      <style:text-properties fo:language="ru" fo:country="RU" style:language-asian="ru" style:country-asian="RU" style:language-complex="ru" style:country-complex="RU"/>
    </style:style>
    <style:style style:name="WW_CharLFO2LVL5" style:family="text">
      <style:text-properties fo:language="ru" fo:country="RU" style:language-asian="ru" style:country-asian="RU" style:language-complex="ru" style:country-complex="RU"/>
    </style:style>
    <style:style style:name="WW_CharLFO2LVL6" style:family="text">
      <style:text-properties fo:language="ru" fo:country="RU" style:language-asian="ru" style:country-asian="RU" style:language-complex="ru" style:country-complex="RU"/>
    </style:style>
    <style:style style:name="WW_CharLFO2LVL7" style:family="text">
      <style:text-properties fo:language="ru" fo:country="RU" style:language-asian="ru" style:country-asian="RU" style:language-complex="ru" style:country-complex="RU"/>
    </style:style>
    <style:style style:name="WW_CharLFO2LVL8" style:family="text">
      <style:text-properties fo:language="ru" fo:country="RU" style:language-asian="ru" style:country-asian="RU" style:language-complex="ru" style:country-complex="RU"/>
    </style:style>
    <style:style style:name="WW_CharLFO2LVL9" style:family="text">
      <style:text-properties fo:language="ru" fo:country="RU" style:language-asian="ru" style:country-asian="RU" style:language-complex="ru" style:country-complex="RU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4631in" text:min-label-width="0.1395in"/>
      </text:list-level-style-number>
      <text:list-level-style-bullet text:level="2" text:style-name="WW_CharLFO1LVL2" text:bullet-char="•">
        <style:list-level-properties text:space-before="1.0645in" text:min-label-width="0.1395in"/>
      </text:list-level-style-bullet>
      <text:list-level-style-bullet text:level="3" text:style-name="WW_CharLFO1LVL3" text:bullet-char="•">
        <style:list-level-properties text:space-before="1.6722in" text:min-label-width="0.1395in"/>
      </text:list-level-style-bullet>
      <text:list-level-style-bullet text:level="4" text:style-name="WW_CharLFO1LVL4" text:bullet-char="•">
        <style:list-level-properties text:space-before="2.2791in" text:min-label-width="0.1395in"/>
      </text:list-level-style-bullet>
      <text:list-level-style-bullet text:level="5" text:style-name="WW_CharLFO1LVL5" text:bullet-char="•">
        <style:list-level-properties text:space-before="2.8868in" text:min-label-width="0.1395in"/>
      </text:list-level-style-bullet>
      <text:list-level-style-bullet text:level="6" text:style-name="WW_CharLFO1LVL6" text:bullet-char="•">
        <style:list-level-properties text:space-before="3.4937in" text:min-label-width="0.1395in"/>
      </text:list-level-style-bullet>
      <text:list-level-style-bullet text:level="7" text:style-name="WW_CharLFO1LVL7" text:bullet-char="•">
        <style:list-level-properties text:space-before="4.1013in" text:min-label-width="0.1395in"/>
      </text:list-level-style-bullet>
      <text:list-level-style-bullet text:level="8" text:style-name="WW_CharLFO1LVL8" text:bullet-char="•">
        <style:list-level-properties text:space-before="4.7083in" text:min-label-width="0.1395in"/>
      </text:list-level-style-bullet>
      <text:list-level-style-bullet text:level="9" text:style-name="WW_CharLFO1LVL9" text:bullet-char="•">
        <style:list-level-properties text:space-before="5.3159in" text:min-label-width="0.1395in"/>
      </text:list-level-style-bullet>
    </text:list-style>
    <text:list-style style:name="LFO2">
      <text:list-level-style-number text:level="1" text:style-name="WW_CharLFO2LVL1" style:num-suffix="-" style:num-format="1" text:start-value="3">
        <style:list-level-properties text:space-before="0.4631in" text:min-label-width="0.1395in"/>
      </text:list-level-style-number>
      <text:list-level-style-bullet text:level="2" text:style-name="WW_CharLFO2LVL2" text:bullet-char="•">
        <style:list-level-properties text:space-before="1.0645in" text:min-label-width="0.1395in"/>
      </text:list-level-style-bullet>
      <text:list-level-style-bullet text:level="3" text:style-name="WW_CharLFO2LVL3" text:bullet-char="•">
        <style:list-level-properties text:space-before="1.6722in" text:min-label-width="0.1395in"/>
      </text:list-level-style-bullet>
      <text:list-level-style-bullet text:level="4" text:style-name="WW_CharLFO2LVL4" text:bullet-char="•">
        <style:list-level-properties text:space-before="2.2791in" text:min-label-width="0.1395in"/>
      </text:list-level-style-bullet>
      <text:list-level-style-bullet text:level="5" text:style-name="WW_CharLFO2LVL5" text:bullet-char="•">
        <style:list-level-properties text:space-before="2.8868in" text:min-label-width="0.1395in"/>
      </text:list-level-style-bullet>
      <text:list-level-style-bullet text:level="6" text:style-name="WW_CharLFO2LVL6" text:bullet-char="•">
        <style:list-level-properties text:space-before="3.4937in" text:min-label-width="0.1395in"/>
      </text:list-level-style-bullet>
      <text:list-level-style-bullet text:level="7" text:style-name="WW_CharLFO2LVL7" text:bullet-char="•">
        <style:list-level-properties text:space-before="4.1013in" text:min-label-width="0.1395in"/>
      </text:list-level-style-bullet>
      <text:list-level-style-bullet text:level="8" text:style-name="WW_CharLFO2LVL8" text:bullet-char="•">
        <style:list-level-properties text:space-before="4.7083in" text:min-label-width="0.1395in"/>
      </text:list-level-style-bullet>
      <text:list-level-style-bullet text:level="9" text:style-name="WW_CharLFO2LVL9" text:bullet-char="•">
        <style:list-level-properties text:space-before="5.3159in" text:min-label-width="0.1395in"/>
      </text:list-level-style-bullet>
    </text:list-style>
    <style:page-layout style:name="PL0">
      <style:page-layout-properties fo:page-width="8.2708in" fo:page-height="11.6944in" style:print-orientation="portrait" fo:margin-top="0.3875in" fo:margin-left="1.1111in" fo:margin-bottom="0.6111in" fo:margin-right="0.4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52in"/>
      </style:header-style>
      <style:footer-style>
        <style:header-footer-properties style:dynamic-spacing="true" fo:min-height="0.1805in"/>
      </style:footer-style>
    </style:page-layout>
    <style:style style:name="P2" style:parent-style-name="Основнойтекст" style:family="paragraph">
      <style:paragraph-properties fo:margin-top="0in" fo:line-height="5%"/>
    </style:style>
    <style:style style:name="T3" style:parent-style-name="Основнойшрифтабзаца" style:family="text">
      <style:text-properties style:language-complex="ar" style:country-complex="SA"/>
    </style:style>
    <style:style style:name="P4" style:parent-style-name="Обычный" style:family="paragraph">
      <style:paragraph-properties fo:margin-top="0.009in" fo:margin-left="0.0277in">
        <style:tab-stops/>
      </style:paragraph-properties>
    </style:style>
    <style:style style:name="T5" style:parent-style-name="Основнойшрифтабзаца" style:family="text">
      <style:text-properties fo:font-size="9.5pt" style:font-size-asian="9.5pt"/>
    </style:style>
    <style:page-layout style:name="PL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4" style:parent-style-name="Основнойтекст" style:family="paragraph">
      <style:paragraph-properties fo:margin-top="0in" fo:line-height="5%"/>
    </style:style>
    <style:style style:name="T65" style:parent-style-name="Основнойшрифтабзаца" style:family="text">
      <style:text-properties style:language-complex="ar" style:country-complex="SA"/>
    </style:style>
    <style:style style:name="P66" style:parent-style-name="Обычный" style:family="paragraph">
      <style:paragraph-properties fo:margin-top="0.009in" fo:margin-left="0.0277in">
        <style:tab-stops/>
      </style:paragraph-properties>
    </style:style>
    <style:style style:name="T67" style:parent-style-name="Основнойшрифтабзаца" style:family="text">
      <style:text-properties fo:font-size="9.5pt" style:font-size-asian="9.5pt"/>
    </style:style>
    <style:page-layout style:name="PL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4" style:parent-style-name="Основнойтекст" style:family="paragraph">
      <style:paragraph-properties fo:margin-top="0in" fo:line-height="5%"/>
    </style:style>
    <style:style style:name="T115" style:parent-style-name="Основнойшрифтабзаца" style:family="text">
      <style:text-properties style:language-complex="ar" style:country-complex="SA"/>
    </style:style>
    <style:style style:name="P116" style:parent-style-name="Обычный" style:family="paragraph">
      <style:paragraph-properties fo:margin-top="0.009in" fo:margin-left="0.0277in">
        <style:tab-stops/>
      </style:paragraph-properties>
    </style:style>
    <style:style style:name="T117" style:parent-style-name="Основнойшрифтабзаца" style:family="text">
      <style:text-properties fo:font-size="9.5pt" style:font-size-asian="9.5pt"/>
    </style:style>
    <style:page-layout style:name="PL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6" style:parent-style-name="Основнойтекст" style:family="paragraph">
      <style:paragraph-properties fo:margin-top="0in" fo:line-height="5%"/>
    </style:style>
    <style:style style:name="T137" style:parent-style-name="Основнойшрифтабзаца" style:family="text">
      <style:text-properties style:language-complex="ar" style:country-complex="SA"/>
    </style:style>
    <style:style style:name="P138" style:parent-style-name="Обычный" style:family="paragraph">
      <style:paragraph-properties fo:margin-top="0.009in" fo:margin-left="0.0277in">
        <style:tab-stops/>
      </style:paragraph-properties>
    </style:style>
    <style:style style:name="T139" style:parent-style-name="Основнойшрифтабзаца" style:family="text">
      <style:text-properties fo:font-size="9.5pt" style:font-size-asian="9.5pt"/>
    </style:style>
    <style:page-layout style:name="PL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4" style:parent-style-name="Основнойтекст" style:family="paragraph">
      <style:paragraph-properties fo:margin-top="0in" fo:line-height="5%"/>
    </style:style>
    <style:style style:name="T195" style:parent-style-name="Основнойшрифтабзаца" style:family="text">
      <style:text-properties style:language-complex="ar" style:country-complex="SA"/>
    </style:style>
    <style:style style:name="P196" style:parent-style-name="Обычный" style:family="paragraph">
      <style:paragraph-properties fo:margin-top="0.009in" fo:margin-left="0.0277in">
        <style:tab-stops/>
      </style:paragraph-properties>
    </style:style>
    <style:style style:name="T197" style:parent-style-name="Основнойшрифтабзаца" style:family="text">
      <style:text-properties fo:font-size="9.5pt" style:font-size-asian="9.5pt"/>
    </style:style>
    <style:page-layout style:name="PL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42" style:parent-style-name="Основнойтекст" style:family="paragraph">
      <style:paragraph-properties fo:margin-top="0in" fo:line-height="5%"/>
    </style:style>
    <style:style style:name="T243" style:parent-style-name="Основнойшрифтабзаца" style:family="text">
      <style:text-properties style:language-complex="ar" style:country-complex="SA"/>
    </style:style>
    <style:style style:name="P244" style:parent-style-name="Обычный" style:family="paragraph">
      <style:paragraph-properties fo:margin-top="0.009in" fo:margin-left="0.0277in">
        <style:tab-stops/>
      </style:paragraph-properties>
    </style:style>
    <style:style style:name="T245" style:parent-style-name="Основнойшрифтабзаца" style:family="text">
      <style:text-properties fo:font-size="9.5pt" style:font-size-asian="9.5pt"/>
    </style:style>
    <style:page-layout style:name="PL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4" style:parent-style-name="Основнойтекст" style:family="paragraph">
      <style:paragraph-properties fo:margin-top="0in" fo:line-height="5%"/>
    </style:style>
    <style:style style:name="T285" style:parent-style-name="Основнойшрифтабзаца" style:family="text">
      <style:text-properties style:language-complex="ar" style:country-complex="SA"/>
    </style:style>
    <style:style style:name="P286" style:parent-style-name="Обычный" style:family="paragraph">
      <style:paragraph-properties fo:margin-top="0.009in" fo:margin-left="0.0277in">
        <style:tab-stops/>
      </style:paragraph-properties>
    </style:style>
    <style:style style:name="T287" style:parent-style-name="Основнойшрифтабзаца" style:family="text">
      <style:text-properties fo:font-size="9.5pt" style:font-size-asian="9.5pt"/>
    </style:style>
    <style:page-layout style:name="PL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6" style:parent-style-name="Основнойтекст" style:family="paragraph">
      <style:paragraph-properties fo:margin-top="0in" fo:line-height="5%"/>
    </style:style>
    <style:style style:name="T337" style:parent-style-name="Основнойшрифтабзаца" style:family="text">
      <style:text-properties style:language-complex="ar" style:country-complex="SA"/>
    </style:style>
    <style:style style:name="P338" style:parent-style-name="Обычный" style:family="paragraph">
      <style:paragraph-properties fo:margin-top="0.009in" fo:margin-left="0.0277in">
        <style:tab-stops/>
      </style:paragraph-properties>
    </style:style>
    <style:style style:name="T339" style:parent-style-name="Основнойшрифтабзаца" style:family="text">
      <style:text-properties fo:font-size="9.5pt" style:font-size-asian="9.5pt"/>
    </style:style>
    <style:page-layout style:name="PL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2" style:parent-style-name="Основнойтекст" style:family="paragraph">
      <style:paragraph-properties fo:margin-top="0in" fo:line-height="5%"/>
    </style:style>
    <style:style style:name="T343" style:parent-style-name="Основнойшрифтабзаца" style:family="text">
      <style:text-properties style:language-complex="ar" style:country-complex="SA"/>
    </style:style>
    <style:style style:name="P344" style:parent-style-name="Обычный" style:family="paragraph">
      <style:paragraph-properties fo:margin-top="0.009in" fo:margin-left="0.0277in">
        <style:tab-stops/>
      </style:paragraph-properties>
    </style:style>
    <style:style style:name="T345" style:parent-style-name="Основнойшрифтабзаца" style:family="text">
      <style:text-properties fo:font-size="9.5pt" style:font-size-asian="9.5pt"/>
    </style:style>
    <style:page-layout style:name="PL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86" style:parent-style-name="Основнойтекст" style:family="paragraph">
      <style:paragraph-properties fo:margin-top="0in" fo:line-height="5%"/>
    </style:style>
    <style:style style:name="T387" style:parent-style-name="Основнойшрифтабзаца" style:family="text">
      <style:text-properties style:language-complex="ar" style:country-complex="SA"/>
    </style:style>
    <style:style style:name="P388" style:parent-style-name="Обычный" style:family="paragraph">
      <style:paragraph-properties fo:margin-top="0.009in" fo:margin-left="0.0277in">
        <style:tab-stops/>
      </style:paragraph-properties>
    </style:style>
    <style:style style:name="T389" style:parent-style-name="Основнойшрифтабзаца" style:family="text">
      <style:text-properties fo:font-size="9.5pt" style:font-size-asian="9.5pt"/>
    </style:style>
    <style:page-layout style:name="PL1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30" style:parent-style-name="Основнойтекст" style:family="paragraph">
      <style:paragraph-properties fo:margin-top="0in" fo:line-height="5%"/>
    </style:style>
    <style:style style:name="T431" style:parent-style-name="Основнойшрифтабзаца" style:family="text">
      <style:text-properties style:language-complex="ar" style:country-complex="SA"/>
    </style:style>
    <style:style style:name="P432" style:parent-style-name="Обычный" style:family="paragraph">
      <style:paragraph-properties fo:margin-top="0.009in" fo:margin-left="0.0277in">
        <style:tab-stops/>
      </style:paragraph-properties>
    </style:style>
    <style:style style:name="T433" style:parent-style-name="Основнойшрифтабзаца" style:family="text">
      <style:text-properties fo:font-size="9.5pt" style:font-size-asian="9.5pt"/>
    </style:style>
    <style:page-layout style:name="PL1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7" style:parent-style-name="Основнойтекст" style:family="paragraph">
      <style:paragraph-properties fo:margin-top="0in" fo:line-height="5%"/>
    </style:style>
    <style:style style:name="T478" style:parent-style-name="Основнойшрифтабзаца" style:family="text">
      <style:text-properties style:language-complex="ar" style:country-complex="SA"/>
    </style:style>
    <style:style style:name="P479" style:parent-style-name="Обычный" style:family="paragraph">
      <style:paragraph-properties fo:margin-top="0.009in" fo:margin-left="0.0277in">
        <style:tab-stops/>
      </style:paragraph-properties>
    </style:style>
    <style:style style:name="T480" style:parent-style-name="Основнойшрифтабзаца" style:family="text">
      <style:text-properties fo:font-size="9.5pt" style:font-size-asian="9.5pt"/>
    </style:style>
    <style:page-layout style:name="PL1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41" style:parent-style-name="Основнойтекст" style:family="paragraph">
      <style:paragraph-properties fo:margin-top="0in" fo:line-height="5%"/>
    </style:style>
    <style:style style:name="T542" style:parent-style-name="Основнойшрифтабзаца" style:family="text">
      <style:text-properties style:language-complex="ar" style:country-complex="SA"/>
    </style:style>
    <style:style style:name="P543" style:parent-style-name="Обычный" style:family="paragraph">
      <style:paragraph-properties fo:margin-top="0.009in" fo:margin-left="0.0277in">
        <style:tab-stops/>
      </style:paragraph-properties>
    </style:style>
    <style:style style:name="T544" style:parent-style-name="Основнойшрифтабзаца" style:family="text">
      <style:text-properties fo:font-size="9.5pt" style:font-size-asian="9.5pt"/>
    </style:style>
    <style:page-layout style:name="PL1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90" style:parent-style-name="Основнойтекст" style:family="paragraph">
      <style:paragraph-properties fo:margin-top="0in" fo:line-height="5%"/>
    </style:style>
    <style:style style:name="T591" style:parent-style-name="Основнойшрифтабзаца" style:family="text">
      <style:text-properties style:language-complex="ar" style:country-complex="SA"/>
    </style:style>
    <style:style style:name="P592" style:parent-style-name="Обычный" style:family="paragraph">
      <style:paragraph-properties fo:margin-top="0.009in" fo:margin-left="0.0277in">
        <style:tab-stops/>
      </style:paragraph-properties>
    </style:style>
    <style:style style:name="T593" style:parent-style-name="Основнойшрифтабзаца" style:family="text">
      <style:text-properties fo:font-size="9.5pt" style:font-size-asian="9.5pt"/>
    </style:style>
    <style:page-layout style:name="PL1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33" style:parent-style-name="Основнойтекст" style:family="paragraph">
      <style:paragraph-properties fo:margin-top="0in" fo:line-height="5%"/>
    </style:style>
    <style:style style:name="T634" style:parent-style-name="Основнойшрифтабзаца" style:family="text">
      <style:text-properties style:language-complex="ar" style:country-complex="SA"/>
    </style:style>
    <style:style style:name="P635" style:parent-style-name="Обычный" style:family="paragraph">
      <style:paragraph-properties fo:margin-top="0.009in" fo:margin-left="0.0277in">
        <style:tab-stops/>
      </style:paragraph-properties>
    </style:style>
    <style:style style:name="T636" style:parent-style-name="Основнойшрифтабзаца" style:family="text">
      <style:text-properties fo:font-size="9.5pt" style:font-size-asian="9.5pt"/>
    </style:style>
    <style:page-layout style:name="PL1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77" style:parent-style-name="Основнойтекст" style:family="paragraph">
      <style:paragraph-properties fo:margin-top="0in" fo:line-height="5%"/>
    </style:style>
    <style:style style:name="T678" style:parent-style-name="Основнойшрифтабзаца" style:family="text">
      <style:text-properties style:language-complex="ar" style:country-complex="SA"/>
    </style:style>
    <style:style style:name="P679" style:parent-style-name="Обычный" style:family="paragraph">
      <style:paragraph-properties fo:margin-top="0.009in" fo:margin-left="0.0277in">
        <style:tab-stops/>
      </style:paragraph-properties>
    </style:style>
    <style:style style:name="T680" style:parent-style-name="Основнойшрифтабзаца" style:family="text">
      <style:text-properties fo:font-size="9.5pt" style:font-size-asian="9.5pt"/>
    </style:style>
    <style:page-layout style:name="PL1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33" style:parent-style-name="Основнойтекст" style:family="paragraph">
      <style:paragraph-properties fo:margin-top="0in" fo:line-height="5%"/>
    </style:style>
    <style:style style:name="T734" style:parent-style-name="Основнойшрифтабзаца" style:family="text">
      <style:text-properties style:language-complex="ar" style:country-complex="SA"/>
    </style:style>
    <style:style style:name="P735" style:parent-style-name="Обычный" style:family="paragraph">
      <style:paragraph-properties fo:margin-top="0.009in" fo:margin-left="0.0277in">
        <style:tab-stops/>
      </style:paragraph-properties>
    </style:style>
    <style:style style:name="T736" style:parent-style-name="Основнойшрифтабзаца" style:family="text">
      <style:text-properties fo:font-size="9.5pt" style:font-size-asian="9.5pt"/>
    </style:style>
    <style:page-layout style:name="PL1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43" style:parent-style-name="Основнойтекст" style:family="paragraph">
      <style:paragraph-properties fo:margin-top="0in" fo:line-height="5%"/>
    </style:style>
    <style:style style:name="T744" style:parent-style-name="Основнойшрифтабзаца" style:family="text">
      <style:text-properties style:language-complex="ar" style:country-complex="SA"/>
    </style:style>
    <style:style style:name="P745" style:parent-style-name="Обычный" style:family="paragraph">
      <style:paragraph-properties fo:margin-top="0.009in" fo:margin-left="0.0277in">
        <style:tab-stops/>
      </style:paragraph-properties>
    </style:style>
    <style:style style:name="T746" style:parent-style-name="Основнойшрифтабзаца" style:family="text">
      <style:text-properties fo:font-size="9.5pt" style:font-size-asian="9.5pt"/>
    </style:style>
    <style:page-layout style:name="PL1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59" style:parent-style-name="Основнойтекст" style:family="paragraph">
      <style:paragraph-properties fo:margin-top="0in" fo:line-height="5%"/>
    </style:style>
    <style:style style:name="T760" style:parent-style-name="Основнойшрифтабзаца" style:family="text">
      <style:text-properties style:language-complex="ar" style:country-complex="SA"/>
    </style:style>
    <style:style style:name="P761" style:parent-style-name="Обычный" style:family="paragraph">
      <style:paragraph-properties fo:margin-top="0.009in" fo:margin-left="0.0277in">
        <style:tab-stops/>
      </style:paragraph-properties>
    </style:style>
    <style:style style:name="T762" style:parent-style-name="Основнойшрифтабзаца" style:family="text">
      <style:text-properties fo:font-size="9.5pt" style:font-size-asian="9.5pt"/>
    </style:style>
    <style:page-layout style:name="PL1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04" style:parent-style-name="Основнойтекст" style:family="paragraph">
      <style:paragraph-properties fo:margin-top="0in" fo:line-height="5%"/>
    </style:style>
    <style:style style:name="T805" style:parent-style-name="Основнойшрифтабзаца" style:family="text">
      <style:text-properties style:language-complex="ar" style:country-complex="SA"/>
    </style:style>
    <style:style style:name="P806" style:parent-style-name="Обычный" style:family="paragraph">
      <style:paragraph-properties fo:margin-top="0.009in" fo:margin-left="0.0277in">
        <style:tab-stops/>
      </style:paragraph-properties>
    </style:style>
    <style:style style:name="T807" style:parent-style-name="Основнойшрифтабзаца" style:family="text">
      <style:text-properties fo:font-size="9.5pt" style:font-size-asian="9.5pt"/>
    </style:style>
    <style:page-layout style:name="PL2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45" style:parent-style-name="Основнойтекст" style:family="paragraph">
      <style:paragraph-properties fo:margin-top="0in" fo:line-height="5%"/>
    </style:style>
    <style:style style:name="T846" style:parent-style-name="Основнойшрифтабзаца" style:family="text">
      <style:text-properties style:language-complex="ar" style:country-complex="SA"/>
    </style:style>
    <style:style style:name="P847" style:parent-style-name="Обычный" style:family="paragraph">
      <style:paragraph-properties fo:margin-top="0.009in" fo:margin-left="0.0277in">
        <style:tab-stops/>
      </style:paragraph-properties>
    </style:style>
    <style:style style:name="T848" style:parent-style-name="Основнойшрифтабзаца" style:family="text">
      <style:text-properties fo:font-size="9.5pt" style:font-size-asian="9.5pt"/>
    </style:style>
    <style:page-layout style:name="PL2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77" style:parent-style-name="Основнойтекст" style:family="paragraph">
      <style:paragraph-properties fo:margin-top="0in" fo:line-height="5%"/>
    </style:style>
    <style:style style:name="T878" style:parent-style-name="Основнойшрифтабзаца" style:family="text">
      <style:text-properties style:language-complex="ar" style:country-complex="SA"/>
    </style:style>
    <style:style style:name="P879" style:parent-style-name="Обычный" style:family="paragraph">
      <style:paragraph-properties fo:margin-top="0.009in" fo:margin-left="0.0277in">
        <style:tab-stops/>
      </style:paragraph-properties>
    </style:style>
    <style:style style:name="T880" style:parent-style-name="Основнойшрифтабзаца" style:family="text">
      <style:text-properties fo:font-size="9.5pt" style:font-size-asian="9.5pt"/>
    </style:style>
    <style:page-layout style:name="PL2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22" style:parent-style-name="Основнойтекст" style:family="paragraph">
      <style:paragraph-properties fo:margin-top="0in" fo:line-height="5%"/>
    </style:style>
    <style:style style:name="T923" style:parent-style-name="Основнойшрифтабзаца" style:family="text">
      <style:text-properties style:language-complex="ar" style:country-complex="SA"/>
    </style:style>
    <style:style style:name="P924" style:parent-style-name="Обычный" style:family="paragraph">
      <style:paragraph-properties fo:margin-top="0.009in" fo:margin-left="0.0277in">
        <style:tab-stops/>
      </style:paragraph-properties>
    </style:style>
    <style:style style:name="T925" style:parent-style-name="Основнойшрифтабзаца" style:family="text">
      <style:text-properties fo:font-size="9.5pt" style:font-size-asian="9.5pt"/>
    </style:style>
    <style:page-layout style:name="PL2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63" style:parent-style-name="Основнойтекст" style:family="paragraph">
      <style:paragraph-properties fo:margin-top="0in" fo:line-height="5%"/>
    </style:style>
    <style:style style:name="T964" style:parent-style-name="Основнойшрифтабзаца" style:family="text">
      <style:text-properties style:language-complex="ar" style:country-complex="SA"/>
    </style:style>
    <style:style style:name="P965" style:parent-style-name="Обычный" style:family="paragraph">
      <style:paragraph-properties fo:margin-top="0.009in" fo:margin-left="0.0277in">
        <style:tab-stops/>
      </style:paragraph-properties>
    </style:style>
    <style:style style:name="T966" style:parent-style-name="Основнойшрифтабзаца" style:family="text">
      <style:text-properties fo:font-size="9.5pt" style:font-size-asian="9.5pt"/>
    </style:style>
    <style:page-layout style:name="PL2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84" style:parent-style-name="Основнойтекст" style:family="paragraph">
      <style:paragraph-properties fo:margin-top="0in" fo:line-height="5%"/>
    </style:style>
    <style:style style:name="T985" style:parent-style-name="Основнойшрифтабзаца" style:family="text">
      <style:text-properties style:language-complex="ar" style:country-complex="SA"/>
    </style:style>
    <style:style style:name="P986" style:parent-style-name="Обычный" style:family="paragraph">
      <style:paragraph-properties fo:margin-top="0.009in" fo:margin-left="0.0277in">
        <style:tab-stops/>
      </style:paragraph-properties>
    </style:style>
    <style:style style:name="T987" style:parent-style-name="Основнойшрифтабзаца" style:family="text">
      <style:text-properties fo:font-size="9.5pt" style:font-size-asian="9.5pt"/>
    </style:style>
    <style:page-layout style:name="PL2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33" style:parent-style-name="Основнойтекст" style:family="paragraph">
      <style:paragraph-properties fo:margin-top="0in" fo:line-height="5%"/>
    </style:style>
    <style:style style:name="T1034" style:parent-style-name="Основнойшрифтабзаца" style:family="text">
      <style:text-properties style:language-complex="ar" style:country-complex="SA"/>
    </style:style>
    <style:style style:name="P1035" style:parent-style-name="Обычный" style:family="paragraph">
      <style:paragraph-properties fo:margin-top="0.009in" fo:margin-left="0.0277in">
        <style:tab-stops/>
      </style:paragraph-properties>
    </style:style>
    <style:style style:name="T1036" style:parent-style-name="Основнойшрифтабзаца" style:family="text">
      <style:text-properties fo:font-size="9.5pt" style:font-size-asian="9.5pt"/>
    </style:style>
    <style:page-layout style:name="PL2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66" style:parent-style-name="Основнойтекст" style:family="paragraph">
      <style:paragraph-properties fo:margin-top="0in" fo:line-height="5%"/>
    </style:style>
    <style:style style:name="T1067" style:parent-style-name="Основнойшрифтабзаца" style:family="text">
      <style:text-properties style:language-complex="ar" style:country-complex="SA"/>
    </style:style>
    <style:style style:name="P1068" style:parent-style-name="Обычный" style:family="paragraph">
      <style:paragraph-properties fo:margin-top="0.009in" fo:margin-left="0.0277in">
        <style:tab-stops/>
      </style:paragraph-properties>
    </style:style>
    <style:style style:name="T1069" style:parent-style-name="Основнойшрифтабзаца" style:family="text">
      <style:text-properties fo:font-size="9.5pt" style:font-size-asian="9.5pt"/>
    </style:style>
    <style:page-layout style:name="PL2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96" style:parent-style-name="Основнойтекст" style:family="paragraph">
      <style:paragraph-properties fo:margin-top="0in" fo:line-height="5%"/>
    </style:style>
    <style:style style:name="T1097" style:parent-style-name="Основнойшрифтабзаца" style:family="text">
      <style:text-properties style:language-complex="ar" style:country-complex="SA"/>
    </style:style>
    <style:style style:name="P1098" style:parent-style-name="Обычный" style:family="paragraph">
      <style:paragraph-properties fo:margin-top="0.009in" fo:margin-left="0.0277in">
        <style:tab-stops/>
      </style:paragraph-properties>
    </style:style>
    <style:style style:name="T1099" style:parent-style-name="Основнойшрифтабзаца" style:family="text">
      <style:text-properties fo:font-size="9.5pt" style:font-size-asian="9.5pt"/>
    </style:style>
    <style:page-layout style:name="PL3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58" style:parent-style-name="Основнойтекст" style:family="paragraph">
      <style:paragraph-properties fo:margin-top="0in" fo:line-height="5%"/>
    </style:style>
    <style:style style:name="T1159" style:parent-style-name="Основнойшрифтабзаца" style:family="text">
      <style:text-properties style:language-complex="ar" style:country-complex="SA"/>
    </style:style>
    <style:style style:name="P1160" style:parent-style-name="Обычный" style:family="paragraph">
      <style:paragraph-properties fo:margin-top="0.009in" fo:margin-left="0.0277in">
        <style:tab-stops/>
      </style:paragraph-properties>
    </style:style>
    <style:style style:name="T1161" style:parent-style-name="Основнойшрифтабзаца" style:family="text">
      <style:text-properties fo:font-size="9.5pt" style:font-size-asian="9.5pt"/>
    </style:style>
    <style:page-layout style:name="PL3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06" style:parent-style-name="Основнойтекст" style:family="paragraph">
      <style:paragraph-properties fo:margin-top="0in" fo:line-height="5%"/>
    </style:style>
    <style:style style:name="T1207" style:parent-style-name="Основнойшрифтабзаца" style:family="text">
      <style:text-properties style:language-complex="ar" style:country-complex="SA"/>
    </style:style>
    <style:style style:name="P1208" style:parent-style-name="Обычный" style:family="paragraph">
      <style:paragraph-properties fo:margin-top="0.009in" fo:margin-left="0.0277in">
        <style:tab-stops/>
      </style:paragraph-properties>
    </style:style>
    <style:style style:name="T1209" style:parent-style-name="Основнойшрифтабзаца" style:family="text">
      <style:text-properties fo:font-size="9.5pt" style:font-size-asian="9.5pt"/>
    </style:style>
    <style:page-layout style:name="PL3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55" style:parent-style-name="Основнойтекст" style:family="paragraph">
      <style:paragraph-properties fo:margin-top="0in" fo:line-height="5%"/>
    </style:style>
    <style:style style:name="T1256" style:parent-style-name="Основнойшрифтабзаца" style:family="text">
      <style:text-properties style:language-complex="ar" style:country-complex="SA"/>
    </style:style>
    <style:style style:name="P1257" style:parent-style-name="Обычный" style:family="paragraph">
      <style:paragraph-properties fo:margin-top="0.009in" fo:margin-left="0.0277in">
        <style:tab-stops/>
      </style:paragraph-properties>
    </style:style>
    <style:style style:name="T1258" style:parent-style-name="Основнойшрифтабзаца" style:family="text">
      <style:text-properties fo:font-size="9.5pt" style:font-size-asian="9.5pt"/>
    </style:style>
    <style:page-layout style:name="PL3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00" style:parent-style-name="Основнойтекст" style:family="paragraph">
      <style:paragraph-properties fo:margin-top="0in" fo:line-height="5%"/>
    </style:style>
    <style:style style:name="T1301" style:parent-style-name="Основнойшрифтабзаца" style:family="text">
      <style:text-properties style:language-complex="ar" style:country-complex="SA"/>
    </style:style>
    <style:style style:name="P1302" style:parent-style-name="Обычный" style:family="paragraph">
      <style:paragraph-properties fo:margin-top="0.009in" fo:margin-left="0.0277in">
        <style:tab-stops/>
      </style:paragraph-properties>
    </style:style>
    <style:style style:name="T1303" style:parent-style-name="Основнойшрифтабзаца" style:family="text">
      <style:text-properties fo:font-size="9.5pt" style:font-size-asian="9.5pt"/>
    </style:style>
    <style:page-layout style:name="PL3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50" style:parent-style-name="Основнойтекст" style:family="paragraph">
      <style:paragraph-properties fo:margin-top="0in" fo:line-height="5%"/>
    </style:style>
    <style:style style:name="T1351" style:parent-style-name="Основнойшрифтабзаца" style:family="text">
      <style:text-properties style:language-complex="ar" style:country-complex="SA"/>
    </style:style>
    <style:style style:name="P1352" style:parent-style-name="Обычный" style:family="paragraph">
      <style:paragraph-properties fo:margin-top="0.009in" fo:margin-left="0.0277in">
        <style:tab-stops/>
      </style:paragraph-properties>
    </style:style>
    <style:style style:name="T1353" style:parent-style-name="Основнойшрифтабзаца" style:family="text">
      <style:text-properties fo:font-size="9.5pt" style:font-size-asian="9.5pt"/>
    </style:style>
    <style:page-layout style:name="PL3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95" style:parent-style-name="Основнойтекст" style:family="paragraph">
      <style:paragraph-properties fo:margin-top="0in" fo:line-height="5%"/>
    </style:style>
    <style:style style:name="T1396" style:parent-style-name="Основнойшрифтабзаца" style:family="text">
      <style:text-properties style:language-complex="ar" style:country-complex="SA"/>
    </style:style>
    <style:style style:name="P1397" style:parent-style-name="Обычный" style:family="paragraph">
      <style:paragraph-properties fo:margin-top="0.009in" fo:margin-left="0.0277in">
        <style:tab-stops/>
      </style:paragraph-properties>
    </style:style>
    <style:style style:name="T1398" style:parent-style-name="Основнойшрифтабзаца" style:family="text">
      <style:text-properties fo:font-size="9.5pt" style:font-size-asian="9.5pt"/>
    </style:style>
    <style:page-layout style:name="PL3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48" style:parent-style-name="Основнойтекст" style:family="paragraph">
      <style:paragraph-properties fo:margin-top="0in" fo:line-height="5%"/>
    </style:style>
    <style:style style:name="T1449" style:parent-style-name="Основнойшрифтабзаца" style:family="text">
      <style:text-properties style:language-complex="ar" style:country-complex="SA"/>
    </style:style>
    <style:style style:name="P1450" style:parent-style-name="Обычный" style:family="paragraph">
      <style:paragraph-properties fo:margin-top="0.009in" fo:margin-left="0.0277in">
        <style:tab-stops/>
      </style:paragraph-properties>
    </style:style>
    <style:style style:name="T1451" style:parent-style-name="Основнойшрифтабзаца" style:family="text">
      <style:text-properties fo:font-size="9.5pt" style:font-size-asian="9.5pt"/>
    </style:style>
    <style:page-layout style:name="PL3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69" style:parent-style-name="Основнойтекст" style:family="paragraph">
      <style:paragraph-properties fo:margin-top="0in" fo:line-height="5%"/>
    </style:style>
    <style:style style:name="T1470" style:parent-style-name="Основнойшрифтабзаца" style:family="text">
      <style:text-properties style:language-complex="ar" style:country-complex="SA"/>
    </style:style>
    <style:style style:name="P1471" style:parent-style-name="Обычный" style:family="paragraph">
      <style:paragraph-properties fo:margin-top="0.009in" fo:margin-left="0.0277in">
        <style:tab-stops/>
      </style:paragraph-properties>
    </style:style>
    <style:style style:name="T1472" style:parent-style-name="Основнойшрифтабзаца" style:family="text">
      <style:text-properties fo:font-size="9.5pt" style:font-size-asian="9.5pt"/>
    </style:style>
    <style:page-layout style:name="PL4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85" style:parent-style-name="Основнойтекст" style:family="paragraph">
      <style:paragraph-properties fo:margin-top="0in" fo:line-height="5%"/>
    </style:style>
    <style:style style:name="T1486" style:parent-style-name="Основнойшрифтабзаца" style:family="text">
      <style:text-properties style:language-complex="ar" style:country-complex="SA"/>
    </style:style>
    <style:style style:name="P1487" style:parent-style-name="Обычный" style:family="paragraph">
      <style:paragraph-properties fo:margin-top="0.009in" fo:margin-left="0.0277in">
        <style:tab-stops/>
      </style:paragraph-properties>
    </style:style>
    <style:style style:name="T1488" style:parent-style-name="Основнойшрифтабзаца" style:family="text">
      <style:text-properties fo:font-size="9.5pt" style:font-size-asian="9.5pt"/>
    </style:style>
    <style:page-layout style:name="PL4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29" style:parent-style-name="Основнойтекст" style:family="paragraph">
      <style:paragraph-properties fo:margin-top="0in" fo:line-height="5%"/>
    </style:style>
    <style:style style:name="T1530" style:parent-style-name="Основнойшрифтабзаца" style:family="text">
      <style:text-properties style:language-complex="ar" style:country-complex="SA"/>
    </style:style>
    <style:style style:name="P1531" style:parent-style-name="Обычный" style:family="paragraph">
      <style:paragraph-properties fo:margin-top="0.009in" fo:margin-left="0.0277in">
        <style:tab-stops/>
      </style:paragraph-properties>
    </style:style>
    <style:style style:name="T1532" style:parent-style-name="Основнойшрифтабзаца" style:family="text">
      <style:text-properties fo:font-size="9.5pt" style:font-size-asian="9.5pt"/>
    </style:style>
    <style:page-layout style:name="PL4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71" style:parent-style-name="Основнойтекст" style:family="paragraph">
      <style:paragraph-properties fo:margin-top="0in" fo:line-height="5%"/>
    </style:style>
    <style:style style:name="T1572" style:parent-style-name="Основнойшрифтабзаца" style:family="text">
      <style:text-properties style:language-complex="ar" style:country-complex="SA"/>
    </style:style>
    <style:style style:name="P1573" style:parent-style-name="Обычный" style:family="paragraph">
      <style:paragraph-properties fo:margin-top="0.009in" fo:margin-left="0.0277in">
        <style:tab-stops/>
      </style:paragraph-properties>
    </style:style>
    <style:style style:name="T1574" style:parent-style-name="Основнойшрифтабзаца" style:family="text">
      <style:text-properties fo:font-size="9.5pt" style:font-size-asian="9.5pt"/>
    </style:style>
    <style:page-layout style:name="PL4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19" style:parent-style-name="Основнойтекст" style:family="paragraph">
      <style:paragraph-properties fo:margin-top="0in" fo:line-height="5%"/>
    </style:style>
    <style:style style:name="T1620" style:parent-style-name="Основнойшрифтабзаца" style:family="text">
      <style:text-properties style:language-complex="ar" style:country-complex="SA"/>
    </style:style>
    <style:style style:name="P1621" style:parent-style-name="Обычный" style:family="paragraph">
      <style:paragraph-properties fo:margin-top="0.009in" fo:margin-left="0.0277in">
        <style:tab-stops/>
      </style:paragraph-properties>
    </style:style>
    <style:style style:name="T1622" style:parent-style-name="Основнойшрифтабзаца" style:family="text">
      <style:text-properties fo:font-size="9.5pt" style:font-size-asian="9.5pt"/>
    </style:style>
    <style:page-layout style:name="PL4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61" style:parent-style-name="Основнойтекст" style:family="paragraph">
      <style:paragraph-properties fo:margin-top="0in" fo:line-height="5%"/>
    </style:style>
    <style:style style:name="T1662" style:parent-style-name="Основнойшрифтабзаца" style:family="text">
      <style:text-properties style:language-complex="ar" style:country-complex="SA"/>
    </style:style>
    <style:style style:name="P1663" style:parent-style-name="Обычный" style:family="paragraph">
      <style:paragraph-properties fo:margin-top="0.009in" fo:margin-left="0.0277in">
        <style:tab-stops/>
      </style:paragraph-properties>
    </style:style>
    <style:style style:name="T1664" style:parent-style-name="Основнойшрифтабзаца" style:family="text">
      <style:text-properties fo:font-size="9.5pt" style:font-size-asian="9.5pt"/>
    </style:style>
    <style:page-layout style:name="PL4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13" style:parent-style-name="Основнойтекст" style:family="paragraph">
      <style:paragraph-properties fo:margin-top="0in" fo:line-height="5%"/>
    </style:style>
    <style:style style:name="T1714" style:parent-style-name="Основнойшрифтабзаца" style:family="text">
      <style:text-properties style:language-complex="ar" style:country-complex="SA"/>
    </style:style>
    <style:style style:name="P1715" style:parent-style-name="Обычный" style:family="paragraph">
      <style:paragraph-properties fo:margin-top="0.009in" fo:margin-left="0.0277in">
        <style:tab-stops/>
      </style:paragraph-properties>
    </style:style>
    <style:style style:name="T1716" style:parent-style-name="Основнойшрифтабзаца" style:family="text">
      <style:text-properties fo:font-size="9.5pt" style:font-size-asian="9.5pt"/>
    </style:style>
    <style:page-layout style:name="PL4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47" style:parent-style-name="Основнойтекст" style:family="paragraph">
      <style:paragraph-properties fo:margin-top="0in" fo:line-height="5%"/>
    </style:style>
    <style:style style:name="T1748" style:parent-style-name="Основнойшрифтабзаца" style:family="text">
      <style:text-properties style:language-complex="ar" style:country-complex="SA"/>
    </style:style>
    <style:style style:name="P1749" style:parent-style-name="Обычный" style:family="paragraph">
      <style:paragraph-properties fo:margin-top="0.009in" fo:margin-left="0.0277in">
        <style:tab-stops/>
      </style:paragraph-properties>
    </style:style>
    <style:style style:name="T1750" style:parent-style-name="Основнойшрифтабзаца" style:family="text">
      <style:text-properties fo:font-size="9.5pt" style:font-size-asian="9.5pt"/>
    </style:style>
    <style:page-layout style:name="PL4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74" style:parent-style-name="Основнойтекст" style:family="paragraph">
      <style:paragraph-properties fo:margin-top="0in" fo:line-height="5%"/>
    </style:style>
    <style:style style:name="T1775" style:parent-style-name="Основнойшрифтабзаца" style:family="text">
      <style:text-properties style:language-complex="ar" style:country-complex="SA"/>
    </style:style>
    <style:style style:name="P1776" style:parent-style-name="Обычный" style:family="paragraph">
      <style:paragraph-properties fo:margin-top="0.009in" fo:margin-left="0.0277in">
        <style:tab-stops/>
      </style:paragraph-properties>
    </style:style>
    <style:style style:name="T1777" style:parent-style-name="Основнойшрифтабзаца" style:family="text">
      <style:text-properties fo:font-size="9.5pt" style:font-size-asian="9.5pt"/>
    </style:style>
    <style:page-layout style:name="PL5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93" style:parent-style-name="Основнойтекст" style:family="paragraph">
      <style:paragraph-properties fo:margin-top="0in" fo:line-height="5%"/>
    </style:style>
    <style:style style:name="T1794" style:parent-style-name="Основнойшрифтабзаца" style:family="text">
      <style:text-properties style:language-complex="ar" style:country-complex="SA"/>
    </style:style>
    <style:style style:name="P1795" style:parent-style-name="Обычный" style:family="paragraph">
      <style:paragraph-properties fo:margin-top="0.009in" fo:margin-left="0.0277in">
        <style:tab-stops/>
      </style:paragraph-properties>
    </style:style>
    <style:style style:name="T1796" style:parent-style-name="Основнойшрифтабзаца" style:family="text">
      <style:text-properties fo:font-size="9.5pt" style:font-size-asian="9.5pt"/>
    </style:style>
    <style:page-layout style:name="PL5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41" style:parent-style-name="Основнойтекст" style:family="paragraph">
      <style:paragraph-properties fo:margin-top="0in" fo:line-height="5%"/>
    </style:style>
    <style:style style:name="T1842" style:parent-style-name="Основнойшрифтабзаца" style:family="text">
      <style:text-properties style:language-complex="ar" style:country-complex="SA"/>
    </style:style>
    <style:style style:name="P1843" style:parent-style-name="Обычный" style:family="paragraph">
      <style:paragraph-properties fo:margin-top="0.009in" fo:margin-left="0.0277in">
        <style:tab-stops/>
      </style:paragraph-properties>
    </style:style>
    <style:style style:name="T1844" style:parent-style-name="Основнойшрифтабзаца" style:family="text">
      <style:text-properties fo:font-size="9.5pt" style:font-size-asian="9.5pt"/>
    </style:style>
    <style:page-layout style:name="PL5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86" style:parent-style-name="Основнойтекст" style:family="paragraph">
      <style:paragraph-properties fo:margin-top="0in" fo:line-height="5%"/>
    </style:style>
    <style:style style:name="T1887" style:parent-style-name="Основнойшрифтабзаца" style:family="text">
      <style:text-properties style:language-complex="ar" style:country-complex="SA"/>
    </style:style>
    <style:style style:name="P1888" style:parent-style-name="Обычный" style:family="paragraph">
      <style:paragraph-properties fo:margin-top="0.009in" fo:margin-left="0.0277in">
        <style:tab-stops/>
      </style:paragraph-properties>
    </style:style>
    <style:style style:name="T1889" style:parent-style-name="Основнойшрифтабзаца" style:family="text">
      <style:text-properties fo:font-size="9.5pt" style:font-size-asian="9.5pt"/>
    </style:style>
    <style:page-layout style:name="PL5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37" style:parent-style-name="Основнойтекст" style:family="paragraph">
      <style:paragraph-properties fo:margin-top="0in" fo:line-height="5%"/>
    </style:style>
    <style:style style:name="T1938" style:parent-style-name="Основнойшрифтабзаца" style:family="text">
      <style:text-properties style:language-complex="ar" style:country-complex="SA"/>
    </style:style>
    <style:style style:name="P1939" style:parent-style-name="Обычный" style:family="paragraph">
      <style:paragraph-properties fo:margin-top="0.009in" fo:margin-left="0.0277in">
        <style:tab-stops/>
      </style:paragraph-properties>
    </style:style>
    <style:style style:name="T1940" style:parent-style-name="Основнойшрифтабзаца" style:family="text">
      <style:text-properties fo:font-size="9.5pt" style:font-size-asian="9.5pt"/>
    </style:style>
    <style:page-layout style:name="PL5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58" style:parent-style-name="Основнойтекст" style:family="paragraph">
      <style:paragraph-properties fo:margin-top="0in" fo:line-height="5%"/>
    </style:style>
    <style:style style:name="T1959" style:parent-style-name="Основнойшрифтабзаца" style:family="text">
      <style:text-properties style:language-complex="ar" style:country-complex="SA"/>
    </style:style>
    <style:style style:name="P1960" style:parent-style-name="Обычный" style:family="paragraph">
      <style:paragraph-properties fo:margin-top="0.009in" fo:margin-left="0.0277in">
        <style:tab-stops/>
      </style:paragraph-properties>
    </style:style>
    <style:style style:name="T1961" style:parent-style-name="Основнойшрифтабзаца" style:family="text">
      <style:text-properties fo:font-size="9.5pt" style:font-size-asian="9.5pt"/>
    </style:style>
    <style:page-layout style:name="PL5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008" style:parent-style-name="Основнойтекст" style:family="paragraph">
      <style:paragraph-properties fo:margin-top="0in" fo:line-height="5%"/>
    </style:style>
    <style:style style:name="T2009" style:parent-style-name="Основнойшрифтабзаца" style:family="text">
      <style:text-properties style:language-complex="ar" style:country-complex="SA"/>
    </style:style>
    <style:style style:name="P2010" style:parent-style-name="Обычный" style:family="paragraph">
      <style:paragraph-properties fo:margin-top="0.009in" fo:margin-left="0.0277in">
        <style:tab-stops/>
      </style:paragraph-properties>
    </style:style>
    <style:style style:name="T2011" style:parent-style-name="Основнойшрифтабзаца" style:family="text">
      <style:text-properties fo:font-size="9.5pt" style:font-size-asian="9.5pt"/>
    </style:style>
    <style:page-layout style:name="PL5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036" style:parent-style-name="Основнойтекст" style:family="paragraph">
      <style:paragraph-properties fo:margin-top="0in" fo:line-height="5%"/>
    </style:style>
    <style:style style:name="T2037" style:parent-style-name="Основнойшрифтабзаца" style:family="text">
      <style:text-properties style:language-complex="ar" style:country-complex="SA"/>
    </style:style>
    <style:style style:name="P2038" style:parent-style-name="Обычный" style:family="paragraph">
      <style:paragraph-properties fo:margin-top="0.009in" fo:margin-left="0.0277in">
        <style:tab-stops/>
      </style:paragraph-properties>
    </style:style>
    <style:style style:name="T2039" style:parent-style-name="Основнойшрифтабзаца" style:family="text">
      <style:text-properties fo:font-size="9.5pt" style:font-size-asian="9.5pt"/>
    </style:style>
    <style:page-layout style:name="PL5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069" style:parent-style-name="Основнойтекст" style:family="paragraph">
      <style:paragraph-properties fo:margin-top="0in" fo:line-height="5%"/>
    </style:style>
    <style:style style:name="T2070" style:parent-style-name="Основнойшрифтабзаца" style:family="text">
      <style:text-properties style:language-complex="ar" style:country-complex="SA"/>
    </style:style>
    <style:style style:name="P2071" style:parent-style-name="Обычный" style:family="paragraph">
      <style:paragraph-properties fo:margin-top="0.009in" fo:margin-left="0.0277in">
        <style:tab-stops/>
      </style:paragraph-properties>
    </style:style>
    <style:style style:name="T2072" style:parent-style-name="Основнойшрифтабзаца" style:family="text">
      <style:text-properties fo:font-size="9.5pt" style:font-size-asian="9.5pt"/>
    </style:style>
    <style:page-layout style:name="PL5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133" style:parent-style-name="Основнойтекст" style:family="paragraph">
      <style:paragraph-properties fo:margin-top="0in" fo:line-height="5%"/>
    </style:style>
    <style:style style:name="T2134" style:parent-style-name="Основнойшрифтабзаца" style:family="text">
      <style:text-properties style:language-complex="ar" style:country-complex="SA"/>
    </style:style>
    <style:style style:name="P2135" style:parent-style-name="Обычный" style:family="paragraph">
      <style:paragraph-properties fo:margin-top="0.009in" fo:margin-left="0.0277in">
        <style:tab-stops/>
      </style:paragraph-properties>
    </style:style>
    <style:style style:name="T2136" style:parent-style-name="Основнойшрифтабзаца" style:family="text">
      <style:text-properties fo:font-size="9.5pt" style:font-size-asian="9.5pt"/>
    </style:style>
    <style:page-layout style:name="PL5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176" style:parent-style-name="Основнойтекст" style:family="paragraph">
      <style:paragraph-properties fo:margin-top="0in" fo:line-height="5%"/>
    </style:style>
    <style:style style:name="T2177" style:parent-style-name="Основнойшрифтабзаца" style:family="text">
      <style:text-properties style:language-complex="ar" style:country-complex="SA"/>
    </style:style>
    <style:style style:name="P2178" style:parent-style-name="Обычный" style:family="paragraph">
      <style:paragraph-properties fo:margin-top="0.009in" fo:margin-left="0.0277in">
        <style:tab-stops/>
      </style:paragraph-properties>
    </style:style>
    <style:style style:name="T2179" style:parent-style-name="Основнойшрифтабзаца" style:family="text">
      <style:text-properties fo:font-size="9.5pt" style:font-size-asian="9.5pt"/>
    </style:style>
    <style:page-layout style:name="PL6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21" style:parent-style-name="Основнойтекст" style:family="paragraph">
      <style:paragraph-properties fo:margin-top="0in" fo:line-height="5%"/>
    </style:style>
    <style:style style:name="T2222" style:parent-style-name="Основнойшрифтабзаца" style:family="text">
      <style:text-properties style:language-complex="ar" style:country-complex="SA"/>
    </style:style>
    <style:style style:name="P2223" style:parent-style-name="Обычный" style:family="paragraph">
      <style:paragraph-properties fo:margin-top="0.009in" fo:margin-left="0.0277in">
        <style:tab-stops/>
      </style:paragraph-properties>
    </style:style>
    <style:style style:name="T2224" style:parent-style-name="Основнойшрифтабзаца" style:family="text">
      <style:text-properties fo:font-size="9.5pt" style:font-size-asian="9.5pt"/>
    </style:style>
    <style:page-layout style:name="PL6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33" style:parent-style-name="Основнойтекст" style:family="paragraph">
      <style:paragraph-properties fo:margin-top="0in" fo:line-height="5%"/>
    </style:style>
    <style:style style:name="T2234" style:parent-style-name="Основнойшрифтабзаца" style:family="text">
      <style:text-properties style:language-complex="ar" style:country-complex="SA"/>
    </style:style>
    <style:style style:name="P2235" style:parent-style-name="Обычный" style:family="paragraph">
      <style:paragraph-properties fo:margin-top="0.009in" fo:margin-left="0.0277in">
        <style:tab-stops/>
      </style:paragraph-properties>
    </style:style>
    <style:style style:name="T2236" style:parent-style-name="Основнойшрифтабзаца" style:family="text">
      <style:text-properties fo:font-size="9.5pt" style:font-size-asian="9.5pt"/>
    </style:style>
    <style:page-layout style:name="PL6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55" style:parent-style-name="Основнойтекст" style:family="paragraph">
      <style:paragraph-properties fo:margin-top="0in" fo:line-height="5%"/>
    </style:style>
    <style:style style:name="T2256" style:parent-style-name="Основнойшрифтабзаца" style:family="text">
      <style:text-properties style:language-complex="ar" style:country-complex="SA"/>
    </style:style>
    <style:style style:name="P2257" style:parent-style-name="Обычный" style:family="paragraph">
      <style:paragraph-properties fo:margin-top="0.009in" fo:margin-left="0.0277in">
        <style:tab-stops/>
      </style:paragraph-properties>
    </style:style>
    <style:style style:name="T2258" style:parent-style-name="Основнойшрифтабзаца" style:family="text">
      <style:text-properties fo:font-size="9.5pt" style:font-size-asian="9.5pt"/>
    </style:style>
    <style:page-layout style:name="PL65">
      <style:page-layout-properties fo:page-width="8.2708in" fo:page-height="11.6944in" style:print-orientation="portrait" fo:margin-top="0.9027in" fo:margin-left="1.1111in" fo:margin-bottom="0.7638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70" style:parent-style-name="Основнойтекст" style:family="paragraph">
      <style:paragraph-properties fo:margin-top="0in" fo:line-height="5%"/>
    </style:style>
    <style:style style:name="T2271" style:parent-style-name="Основнойшрифтабзаца" style:family="text">
      <style:text-properties style:language-complex="ar" style:country-complex="SA"/>
    </style:style>
    <style:style style:name="P2272" style:parent-style-name="Обычный" style:family="paragraph">
      <style:paragraph-properties fo:margin-top="0.009in" fo:margin-left="0.0277in">
        <style:tab-stops/>
      </style:paragraph-properties>
    </style:style>
    <style:style style:name="T2273" style:parent-style-name="Основнойшрифтабзаца" style:family="text">
      <style:text-properties fo:font-size="9.5pt" style:font-size-asian="9.5pt"/>
    </style:style>
    <style:page-layout style:name="PL6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22" style:parent-style-name="Основнойтекст" style:family="paragraph">
      <style:paragraph-properties fo:margin-top="0in" fo:line-height="5%"/>
    </style:style>
    <style:style style:name="T2323" style:parent-style-name="Основнойшрифтабзаца" style:family="text">
      <style:text-properties style:language-complex="ar" style:country-complex="SA"/>
    </style:style>
    <style:style style:name="P2324" style:parent-style-name="Обычный" style:family="paragraph">
      <style:paragraph-properties fo:margin-top="0.009in" fo:margin-left="0.0277in">
        <style:tab-stops/>
      </style:paragraph-properties>
    </style:style>
    <style:style style:name="T2325" style:parent-style-name="Основнойшрифтабзаца" style:family="text">
      <style:text-properties fo:font-size="9.5pt" style:font-size-asian="9.5pt"/>
    </style:style>
    <style:page-layout style:name="PL6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67" style:parent-style-name="Основнойтекст" style:family="paragraph">
      <style:paragraph-properties fo:margin-top="0in" fo:line-height="5%"/>
    </style:style>
    <style:style style:name="T2368" style:parent-style-name="Основнойшрифтабзаца" style:family="text">
      <style:text-properties style:language-complex="ar" style:country-complex="SA"/>
    </style:style>
    <style:style style:name="P2369" style:parent-style-name="Обычный" style:family="paragraph">
      <style:paragraph-properties fo:margin-top="0.009in" fo:margin-left="0.0277in">
        <style:tab-stops/>
      </style:paragraph-properties>
    </style:style>
    <style:style style:name="T2370" style:parent-style-name="Основнойшрифтабзаца" style:family="text">
      <style:text-properties fo:font-size="9.5pt" style:font-size-asian="9.5pt"/>
    </style:style>
    <style:page-layout style:name="PL6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403" style:parent-style-name="Основнойтекст" style:family="paragraph">
      <style:paragraph-properties fo:margin-top="0in" fo:line-height="5%"/>
    </style:style>
    <style:style style:name="T2404" style:parent-style-name="Основнойшрифтабзаца" style:family="text">
      <style:text-properties style:language-complex="ar" style:country-complex="SA"/>
    </style:style>
    <style:style style:name="P2405" style:parent-style-name="Обычный" style:family="paragraph">
      <style:paragraph-properties fo:margin-top="0.009in" fo:margin-left="0.0277in">
        <style:tab-stops/>
      </style:paragraph-properties>
    </style:style>
    <style:style style:name="T2406" style:parent-style-name="Основнойшрифтабзаца" style:family="text">
      <style:text-properties fo:font-size="9.5pt" style:font-size-asian="9.5pt"/>
    </style:style>
    <style:page-layout style:name="PL6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454" style:parent-style-name="Основнойтекст" style:family="paragraph">
      <style:paragraph-properties fo:margin-top="0in" fo:line-height="5%"/>
    </style:style>
    <style:style style:name="T2455" style:parent-style-name="Основнойшрифтабзаца" style:family="text">
      <style:text-properties style:language-complex="ar" style:country-complex="SA"/>
    </style:style>
    <style:style style:name="P2456" style:parent-style-name="Обычный" style:family="paragraph">
      <style:paragraph-properties fo:margin-top="0.009in" fo:margin-left="0.0277in">
        <style:tab-stops/>
      </style:paragraph-properties>
    </style:style>
    <style:style style:name="T2457" style:parent-style-name="Основнойшрифтабзаца" style:family="text">
      <style:text-properties fo:font-size="9.5pt" style:font-size-asian="9.5pt"/>
    </style:style>
    <style:page-layout style:name="PL7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02" style:parent-style-name="Основнойтекст" style:family="paragraph">
      <style:paragraph-properties fo:margin-top="0in" fo:line-height="5%"/>
    </style:style>
    <style:style style:name="T2503" style:parent-style-name="Основнойшрифтабзаца" style:family="text">
      <style:text-properties style:language-complex="ar" style:country-complex="SA"/>
    </style:style>
    <style:style style:name="P2504" style:parent-style-name="Обычный" style:family="paragraph">
      <style:paragraph-properties fo:margin-top="0.009in" fo:margin-left="0.0277in">
        <style:tab-stops/>
      </style:paragraph-properties>
    </style:style>
    <style:style style:name="T2505" style:parent-style-name="Основнойшрифтабзаца" style:family="text">
      <style:text-properties fo:font-size="9.5pt" style:font-size-asian="9.5pt"/>
    </style:style>
    <style:page-layout style:name="PL7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16" style:parent-style-name="Основнойтекст" style:family="paragraph">
      <style:paragraph-properties fo:margin-top="0in" fo:line-height="5%"/>
    </style:style>
    <style:style style:name="T2517" style:parent-style-name="Основнойшрифтабзаца" style:family="text">
      <style:text-properties style:language-complex="ar" style:country-complex="SA"/>
    </style:style>
    <style:style style:name="P2518" style:parent-style-name="Обычный" style:family="paragraph">
      <style:paragraph-properties fo:margin-top="0.009in" fo:margin-left="0.0277in">
        <style:tab-stops/>
      </style:paragraph-properties>
    </style:style>
    <style:style style:name="T2519" style:parent-style-name="Основнойшрифтабзаца" style:family="text">
      <style:text-properties fo:font-size="9.5pt" style:font-size-asian="9.5pt"/>
    </style:style>
    <style:page-layout style:name="PL7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65" style:parent-style-name="Основнойтекст" style:family="paragraph">
      <style:paragraph-properties fo:margin-top="0in" fo:line-height="5%"/>
    </style:style>
    <style:style style:name="T2566" style:parent-style-name="Основнойшрифтабзаца" style:family="text">
      <style:text-properties style:language-complex="ar" style:country-complex="SA"/>
    </style:style>
    <style:style style:name="P2567" style:parent-style-name="Обычный" style:family="paragraph">
      <style:paragraph-properties fo:margin-top="0.009in" fo:margin-left="0.0277in">
        <style:tab-stops/>
      </style:paragraph-properties>
    </style:style>
    <style:style style:name="T2568" style:parent-style-name="Основнойшрифтабзаца" style:family="text">
      <style:text-properties fo:font-size="9.5pt" style:font-size-asian="9.5pt"/>
    </style:style>
    <style:page-layout style:name="PL7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72" style:parent-style-name="Основнойтекст" style:family="paragraph">
      <style:paragraph-properties fo:margin-top="0in" fo:line-height="5%"/>
    </style:style>
    <style:style style:name="T2573" style:parent-style-name="Основнойшрифтабзаца" style:family="text">
      <style:text-properties style:language-complex="ar" style:country-complex="SA"/>
    </style:style>
    <style:style style:name="P2574" style:parent-style-name="Обычный" style:family="paragraph">
      <style:paragraph-properties fo:margin-top="0.009in" fo:margin-left="0.0277in">
        <style:tab-stops/>
      </style:paragraph-properties>
    </style:style>
    <style:style style:name="T2575" style:parent-style-name="Основнойшрифтабзаца" style:family="text">
      <style:text-properties fo:font-size="9.5pt" style:font-size-asian="9.5pt"/>
    </style:style>
    <style:page-layout style:name="PL7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25" style:parent-style-name="Основнойтекст" style:family="paragraph">
      <style:paragraph-properties fo:margin-top="0in" fo:line-height="5%"/>
    </style:style>
    <style:style style:name="T2626" style:parent-style-name="Основнойшрифтабзаца" style:family="text">
      <style:text-properties style:language-complex="ar" style:country-complex="SA"/>
    </style:style>
    <style:style style:name="P2627" style:parent-style-name="Обычный" style:family="paragraph">
      <style:paragraph-properties fo:margin-top="0.009in" fo:margin-left="0.0277in">
        <style:tab-stops/>
      </style:paragraph-properties>
    </style:style>
    <style:style style:name="T2628" style:parent-style-name="Основнойшрифтабзаца" style:family="text">
      <style:text-properties fo:font-size="9.5pt" style:font-size-asian="9.5pt"/>
    </style:style>
    <style:page-layout style:name="PL7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77" style:parent-style-name="Основнойтекст" style:family="paragraph">
      <style:paragraph-properties fo:margin-top="0in" fo:line-height="5%"/>
    </style:style>
    <style:style style:name="T2678" style:parent-style-name="Основнойшрифтабзаца" style:family="text">
      <style:text-properties style:language-complex="ar" style:country-complex="SA"/>
    </style:style>
    <style:style style:name="P2679" style:parent-style-name="Обычный" style:family="paragraph">
      <style:paragraph-properties fo:margin-top="0.009in" fo:margin-left="0.0277in">
        <style:tab-stops/>
      </style:paragraph-properties>
    </style:style>
    <style:style style:name="T2680" style:parent-style-name="Основнойшрифтабзаца" style:family="text">
      <style:text-properties fo:font-size="9.5pt" style:font-size-asian="9.5pt"/>
    </style:style>
    <style:page-layout style:name="PL7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728" style:parent-style-name="Основнойтекст" style:family="paragraph">
      <style:paragraph-properties fo:margin-top="0in" fo:line-height="5%"/>
    </style:style>
    <style:style style:name="T2729" style:parent-style-name="Основнойшрифтабзаца" style:family="text">
      <style:text-properties style:language-complex="ar" style:country-complex="SA"/>
    </style:style>
    <style:style style:name="P2730" style:parent-style-name="Обычный" style:family="paragraph">
      <style:paragraph-properties fo:margin-top="0.009in" fo:margin-left="0.0277in">
        <style:tab-stops/>
      </style:paragraph-properties>
    </style:style>
    <style:style style:name="T2731" style:parent-style-name="Основнойшрифтабзаца" style:family="text">
      <style:text-properties fo:font-size="9.5pt" style:font-size-asian="9.5pt"/>
    </style:style>
    <style:page-layout style:name="PL7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779" style:parent-style-name="Основнойтекст" style:family="paragraph">
      <style:paragraph-properties fo:margin-top="0in" fo:line-height="5%"/>
    </style:style>
    <style:style style:name="T2780" style:parent-style-name="Основнойшрифтабзаца" style:family="text">
      <style:text-properties style:language-complex="ar" style:country-complex="SA"/>
    </style:style>
    <style:style style:name="P2781" style:parent-style-name="Обычный" style:family="paragraph">
      <style:paragraph-properties fo:margin-top="0.009in" fo:margin-left="0.0277in">
        <style:tab-stops/>
      </style:paragraph-properties>
    </style:style>
    <style:style style:name="T2782" style:parent-style-name="Основнойшрифтабзаца" style:family="text">
      <style:text-properties fo:font-size="9.5pt" style:font-size-asian="9.5pt"/>
    </style:style>
    <style:page-layout style:name="PL7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15" style:parent-style-name="Основнойтекст" style:family="paragraph">
      <style:paragraph-properties fo:margin-top="0in" fo:line-height="5%"/>
    </style:style>
    <style:style style:name="T2816" style:parent-style-name="Основнойшрифтабзаца" style:family="text">
      <style:text-properties style:language-complex="ar" style:country-complex="SA"/>
    </style:style>
    <style:style style:name="P2817" style:parent-style-name="Обычный" style:family="paragraph">
      <style:paragraph-properties fo:margin-top="0.009in" fo:margin-left="0.0277in">
        <style:tab-stops/>
      </style:paragraph-properties>
    </style:style>
    <style:style style:name="T2818" style:parent-style-name="Основнойшрифтабзаца" style:family="text">
      <style:text-properties fo:font-size="9.5pt" style:font-size-asian="9.5pt"/>
    </style:style>
    <style:page-layout style:name="PL7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33" style:parent-style-name="Основнойтекст" style:family="paragraph">
      <style:paragraph-properties fo:margin-top="0in" fo:line-height="5%"/>
    </style:style>
    <style:style style:name="T2834" style:parent-style-name="Основнойшрифтабзаца" style:family="text">
      <style:text-properties style:language-complex="ar" style:country-complex="SA"/>
    </style:style>
    <style:style style:name="P2835" style:parent-style-name="Обычный" style:family="paragraph">
      <style:paragraph-properties fo:margin-top="0.009in" fo:margin-left="0.0277in">
        <style:tab-stops/>
      </style:paragraph-properties>
    </style:style>
    <style:style style:name="T2836" style:parent-style-name="Основнойшрифтабзаца" style:family="text">
      <style:text-properties fo:font-size="9.5pt" style:font-size-asian="9.5pt"/>
    </style:style>
    <style:page-layout style:name="PL8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81" style:parent-style-name="Основнойтекст" style:family="paragraph">
      <style:paragraph-properties fo:margin-top="0in" fo:line-height="5%"/>
    </style:style>
    <style:style style:name="T2882" style:parent-style-name="Основнойшрифтабзаца" style:family="text">
      <style:text-properties style:language-complex="ar" style:country-complex="SA"/>
    </style:style>
    <style:style style:name="P2883" style:parent-style-name="Обычный" style:family="paragraph">
      <style:paragraph-properties fo:margin-top="0.009in" fo:margin-left="0.0277in">
        <style:tab-stops/>
      </style:paragraph-properties>
    </style:style>
    <style:style style:name="T2884" style:parent-style-name="Основнойшрифтабзаца" style:family="text">
      <style:text-properties fo:font-size="9.5pt" style:font-size-asian="9.5pt"/>
    </style:style>
    <style:page-layout style:name="PL8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905" style:parent-style-name="Основнойтекст" style:family="paragraph">
      <style:paragraph-properties fo:margin-top="0in" fo:line-height="5%"/>
    </style:style>
    <style:style style:name="T2906" style:parent-style-name="Основнойшрифтабзаца" style:family="text">
      <style:text-properties style:language-complex="ar" style:country-complex="SA"/>
    </style:style>
    <style:style style:name="P2907" style:parent-style-name="Обычный" style:family="paragraph">
      <style:paragraph-properties fo:margin-top="0.009in" fo:margin-left="0.0277in">
        <style:tab-stops/>
      </style:paragraph-properties>
    </style:style>
    <style:style style:name="T2908" style:parent-style-name="Основнойшрифтабзаца" style:family="text">
      <style:text-properties fo:font-size="9.5pt" style:font-size-asian="9.5pt"/>
    </style:style>
    <style:page-layout style:name="PL8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957" style:parent-style-name="Основнойтекст" style:family="paragraph">
      <style:paragraph-properties fo:margin-top="0in" fo:line-height="5%"/>
    </style:style>
    <style:style style:name="T2958" style:parent-style-name="Основнойшрифтабзаца" style:family="text">
      <style:text-properties style:language-complex="ar" style:country-complex="SA"/>
    </style:style>
    <style:style style:name="P2959" style:parent-style-name="Обычный" style:family="paragraph">
      <style:paragraph-properties fo:margin-top="0.009in" fo:margin-left="0.0277in">
        <style:tab-stops/>
      </style:paragraph-properties>
    </style:style>
    <style:style style:name="T2960" style:parent-style-name="Основнойшрифтабзаца" style:family="text">
      <style:text-properties fo:font-size="9.5pt" style:font-size-asian="9.5pt"/>
    </style:style>
    <style:page-layout style:name="PL8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06" style:parent-style-name="Основнойтекст" style:family="paragraph">
      <style:paragraph-properties fo:margin-top="0in" fo:line-height="5%"/>
    </style:style>
    <style:style style:name="T3007" style:parent-style-name="Основнойшрифтабзаца" style:family="text">
      <style:text-properties style:language-complex="ar" style:country-complex="SA"/>
    </style:style>
    <style:style style:name="P3008" style:parent-style-name="Обычный" style:family="paragraph">
      <style:paragraph-properties fo:margin-top="0.009in" fo:margin-left="0.0277in">
        <style:tab-stops/>
      </style:paragraph-properties>
    </style:style>
    <style:style style:name="T3009" style:parent-style-name="Основнойшрифтабзаца" style:family="text">
      <style:text-properties fo:font-size="9.5pt" style:font-size-asian="9.5pt"/>
    </style:style>
    <style:page-layout style:name="PL8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52" style:parent-style-name="Основнойтекст" style:family="paragraph">
      <style:paragraph-properties fo:margin-top="0in" fo:line-height="5%"/>
    </style:style>
    <style:style style:name="T3053" style:parent-style-name="Основнойшрифтабзаца" style:family="text">
      <style:text-properties style:language-complex="ar" style:country-complex="SA"/>
    </style:style>
    <style:style style:name="P3054" style:parent-style-name="Обычный" style:family="paragraph">
      <style:paragraph-properties fo:margin-top="0.009in" fo:margin-left="0.0277in">
        <style:tab-stops/>
      </style:paragraph-properties>
    </style:style>
    <style:style style:name="T3055" style:parent-style-name="Основнойшрифтабзаца" style:family="text">
      <style:text-properties fo:font-size="9.5pt" style:font-size-asian="9.5pt"/>
    </style:style>
    <style:page-layout style:name="PL8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124" style:parent-style-name="Основнойтекст" style:family="paragraph">
      <style:paragraph-properties fo:margin-top="0in" fo:line-height="5%"/>
    </style:style>
    <style:style style:name="T3125" style:parent-style-name="Основнойшрифтабзаца" style:family="text">
      <style:text-properties style:language-complex="ar" style:country-complex="SA"/>
    </style:style>
    <style:style style:name="P3126" style:parent-style-name="Обычный" style:family="paragraph">
      <style:paragraph-properties fo:margin-top="0.009in" fo:margin-left="0.0277in">
        <style:tab-stops/>
      </style:paragraph-properties>
    </style:style>
    <style:style style:name="T3127" style:parent-style-name="Основнойшрифтабзаца" style:family="text">
      <style:text-properties fo:font-size="9.5pt" style:font-size-asian="9.5pt"/>
    </style:style>
    <style:page-layout style:name="PL8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178" style:parent-style-name="Основнойтекст" style:family="paragraph">
      <style:paragraph-properties fo:margin-top="0in" fo:line-height="5%"/>
    </style:style>
    <style:style style:name="T3179" style:parent-style-name="Основнойшрифтабзаца" style:family="text">
      <style:text-properties style:language-complex="ar" style:country-complex="SA"/>
    </style:style>
    <style:style style:name="P3180" style:parent-style-name="Обычный" style:family="paragraph">
      <style:paragraph-properties fo:margin-top="0.009in" fo:margin-left="0.0277in">
        <style:tab-stops/>
      </style:paragraph-properties>
    </style:style>
    <style:style style:name="T3181" style:parent-style-name="Основнойшрифтабзаца" style:family="text">
      <style:text-properties fo:font-size="9.5pt" style:font-size-asian="9.5pt"/>
    </style:style>
    <style:page-layout style:name="PL8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190" style:parent-style-name="Основнойтекст" style:family="paragraph">
      <style:paragraph-properties fo:margin-top="0in" fo:line-height="5%"/>
    </style:style>
    <style:style style:name="T3191" style:parent-style-name="Основнойшрифтабзаца" style:family="text">
      <style:text-properties style:language-complex="ar" style:country-complex="SA"/>
    </style:style>
    <style:style style:name="P3192" style:parent-style-name="Обычный" style:family="paragraph">
      <style:paragraph-properties fo:margin-top="0.009in" fo:margin-left="0.0277in">
        <style:tab-stops/>
      </style:paragraph-properties>
    </style:style>
    <style:style style:name="T3193" style:parent-style-name="Основнойшрифтабзаца" style:family="text">
      <style:text-properties fo:font-size="9.5pt" style:font-size-asian="9.5pt"/>
    </style:style>
    <style:page-layout style:name="PL8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245" style:parent-style-name="Основнойтекст" style:family="paragraph">
      <style:paragraph-properties fo:margin-top="0in" fo:line-height="5%"/>
    </style:style>
    <style:style style:name="T3246" style:parent-style-name="Основнойшрифтабзаца" style:family="text">
      <style:text-properties style:language-complex="ar" style:country-complex="SA"/>
    </style:style>
    <style:style style:name="P3247" style:parent-style-name="Обычный" style:family="paragraph">
      <style:paragraph-properties fo:margin-top="0.009in" fo:margin-left="0.0277in">
        <style:tab-stops/>
      </style:paragraph-properties>
    </style:style>
    <style:style style:name="T3248" style:parent-style-name="Основнойшрифтабзаца" style:family="text">
      <style:text-properties fo:font-size="9.5pt" style:font-size-asian="9.5pt"/>
    </style:style>
    <style:page-layout style:name="PL8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23" style:parent-style-name="Основнойтекст" style:family="paragraph">
      <style:paragraph-properties fo:margin-top="0in" fo:line-height="5%"/>
    </style:style>
    <style:style style:name="T3324" style:parent-style-name="Основнойшрифтабзаца" style:family="text">
      <style:text-properties style:language-complex="ar" style:country-complex="SA"/>
    </style:style>
    <style:style style:name="P3325" style:parent-style-name="Обычный" style:family="paragraph">
      <style:paragraph-properties fo:margin-top="0.009in" fo:margin-left="0.0277in">
        <style:tab-stops/>
      </style:paragraph-properties>
    </style:style>
    <style:style style:name="T3326" style:parent-style-name="Основнойшрифтабзаца" style:family="text">
      <style:text-properties fo:font-size="9.5pt" style:font-size-asian="9.5pt"/>
    </style:style>
    <style:page-layout style:name="PL9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75" style:parent-style-name="Основнойтекст" style:family="paragraph">
      <style:paragraph-properties fo:margin-top="0in" fo:line-height="5%"/>
    </style:style>
    <style:style style:name="T3376" style:parent-style-name="Основнойшрифтабзаца" style:family="text">
      <style:text-properties style:language-complex="ar" style:country-complex="SA"/>
    </style:style>
    <style:style style:name="P3377" style:parent-style-name="Обычный" style:family="paragraph">
      <style:paragraph-properties fo:margin-top="0.009in" fo:margin-left="0.0277in">
        <style:tab-stops/>
      </style:paragraph-properties>
    </style:style>
    <style:style style:name="T3378" style:parent-style-name="Основнойшрифтабзаца" style:family="text">
      <style:text-properties fo:font-size="9.5pt" style:font-size-asian="9.5pt"/>
    </style:style>
    <style:page-layout style:name="PL9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96" style:parent-style-name="Основнойтекст" style:family="paragraph">
      <style:paragraph-properties fo:margin-top="0in" fo:line-height="5%"/>
    </style:style>
    <style:style style:name="T3397" style:parent-style-name="Основнойшрифтабзаца" style:family="text">
      <style:text-properties style:language-complex="ar" style:country-complex="SA"/>
    </style:style>
    <style:style style:name="P3398" style:parent-style-name="Обычный" style:family="paragraph">
      <style:paragraph-properties fo:margin-top="0.009in" fo:margin-left="0.0277in">
        <style:tab-stops/>
      </style:paragraph-properties>
    </style:style>
    <style:style style:name="T3399" style:parent-style-name="Основнойшрифтабзаца" style:family="text">
      <style:text-properties fo:font-size="9.5pt" style:font-size-asian="9.5pt"/>
    </style:style>
    <style:page-layout style:name="PL9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15" style:parent-style-name="Основнойтекст" style:family="paragraph">
      <style:paragraph-properties fo:margin-top="0in" fo:line-height="5%"/>
    </style:style>
    <style:style style:name="T3416" style:parent-style-name="Основнойшрифтабзаца" style:family="text">
      <style:text-properties style:language-complex="ar" style:country-complex="SA"/>
    </style:style>
    <style:style style:name="P3417" style:parent-style-name="Обычный" style:family="paragraph">
      <style:paragraph-properties fo:margin-top="0.009in" fo:margin-left="0.0277in">
        <style:tab-stops/>
      </style:paragraph-properties>
    </style:style>
    <style:style style:name="T3418" style:parent-style-name="Основнойшрифтабзаца" style:family="text">
      <style:text-properties fo:font-size="9.5pt" style:font-size-asian="9.5pt"/>
    </style:style>
    <style:page-layout style:name="PL9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66" style:parent-style-name="Основнойтекст" style:family="paragraph">
      <style:paragraph-properties fo:margin-top="0in" fo:line-height="5%"/>
    </style:style>
    <style:style style:name="T3467" style:parent-style-name="Основнойшрифтабзаца" style:family="text">
      <style:text-properties style:language-complex="ar" style:country-complex="SA"/>
    </style:style>
    <style:style style:name="P3468" style:parent-style-name="Обычный" style:family="paragraph">
      <style:paragraph-properties fo:margin-top="0.009in" fo:margin-left="0.0277in">
        <style:tab-stops/>
      </style:paragraph-properties>
    </style:style>
    <style:style style:name="T3469" style:parent-style-name="Основнойшрифтабзаца" style:family="text">
      <style:text-properties fo:font-size="9.5pt" style:font-size-asian="9.5pt"/>
    </style:style>
    <style:page-layout style:name="PL9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85" style:parent-style-name="Основнойтекст" style:family="paragraph">
      <style:paragraph-properties fo:margin-top="0in" fo:line-height="5%"/>
    </style:style>
    <style:style style:name="T3486" style:parent-style-name="Основнойшрифтабзаца" style:family="text">
      <style:text-properties style:language-complex="ar" style:country-complex="SA"/>
    </style:style>
    <style:style style:name="P3487" style:parent-style-name="Обычный" style:family="paragraph">
      <style:paragraph-properties fo:margin-top="0.009in" fo:margin-left="0.0277in">
        <style:tab-stops/>
      </style:paragraph-properties>
    </style:style>
    <style:style style:name="T3488" style:parent-style-name="Основнойшрифтабзаца" style:family="text">
      <style:text-properties fo:font-size="9.5pt" style:font-size-asian="9.5pt"/>
    </style:style>
    <style:page-layout style:name="PL9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27" style:parent-style-name="Основнойтекст" style:family="paragraph">
      <style:paragraph-properties fo:margin-top="0in" fo:line-height="5%"/>
    </style:style>
    <style:style style:name="T3528" style:parent-style-name="Основнойшрифтабзаца" style:family="text">
      <style:text-properties style:language-complex="ar" style:country-complex="SA"/>
    </style:style>
    <style:style style:name="P3529" style:parent-style-name="Обычный" style:family="paragraph">
      <style:paragraph-properties fo:margin-top="0.009in" fo:margin-left="0.0277in">
        <style:tab-stops/>
      </style:paragraph-properties>
    </style:style>
    <style:style style:name="T3530" style:parent-style-name="Основнойшрифтабзаца" style:family="text">
      <style:text-properties fo:font-size="9.5pt" style:font-size-asian="9.5pt"/>
    </style:style>
    <style:page-layout style:name="PL9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81" style:parent-style-name="Основнойтекст" style:family="paragraph">
      <style:paragraph-properties fo:margin-top="0in" fo:line-height="5%"/>
    </style:style>
    <style:style style:name="T3582" style:parent-style-name="Основнойшрифтабзаца" style:family="text">
      <style:text-properties style:language-complex="ar" style:country-complex="SA"/>
    </style:style>
    <style:style style:name="P3583" style:parent-style-name="Обычный" style:family="paragraph">
      <style:paragraph-properties fo:margin-top="0.009in" fo:margin-left="0.0277in">
        <style:tab-stops/>
      </style:paragraph-properties>
    </style:style>
    <style:style style:name="T3584" style:parent-style-name="Основнойшрифтабзаца" style:family="text">
      <style:text-properties fo:font-size="9.5pt" style:font-size-asian="9.5pt"/>
    </style:style>
    <style:page-layout style:name="PL9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93" style:parent-style-name="Основнойтекст" style:family="paragraph">
      <style:paragraph-properties fo:margin-top="0in" fo:line-height="5%"/>
    </style:style>
    <style:style style:name="T3594" style:parent-style-name="Основнойшрифтабзаца" style:family="text">
      <style:text-properties style:language-complex="ar" style:country-complex="SA"/>
    </style:style>
    <style:style style:name="P3595" style:parent-style-name="Обычный" style:family="paragraph">
      <style:paragraph-properties fo:margin-top="0.009in" fo:margin-left="0.0277in">
        <style:tab-stops/>
      </style:paragraph-properties>
    </style:style>
    <style:style style:name="T3596" style:parent-style-name="Основнойшрифтабзаца" style:family="text">
      <style:text-properties fo:font-size="9.5pt" style:font-size-asian="9.5pt"/>
    </style:style>
    <style:page-layout style:name="PL9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37" style:parent-style-name="Основнойтекст" style:family="paragraph">
      <style:paragraph-properties fo:margin-top="0in" fo:line-height="5%"/>
    </style:style>
    <style:style style:name="T3638" style:parent-style-name="Основнойшрифтабзаца" style:family="text">
      <style:text-properties style:language-complex="ar" style:country-complex="SA"/>
    </style:style>
    <style:style style:name="P3639" style:parent-style-name="Обычный" style:family="paragraph">
      <style:paragraph-properties fo:margin-top="0.009in" fo:margin-left="0.0277in">
        <style:tab-stops/>
      </style:paragraph-properties>
    </style:style>
    <style:style style:name="T3640" style:parent-style-name="Основнойшрифтабзаца" style:family="text">
      <style:text-properties fo:font-size="9.5pt" style:font-size-asian="9.5pt"/>
    </style:style>
    <style:page-layout style:name="PL9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76" style:parent-style-name="Основнойтекст" style:family="paragraph">
      <style:paragraph-properties fo:margin-top="0in" fo:line-height="5%"/>
    </style:style>
    <style:style style:name="T3677" style:parent-style-name="Основнойшрифтабзаца" style:family="text">
      <style:text-properties style:language-complex="ar" style:country-complex="SA"/>
    </style:style>
    <style:style style:name="P3678" style:parent-style-name="Обычный" style:family="paragraph">
      <style:paragraph-properties fo:margin-top="0.009in" fo:margin-left="0.0277in">
        <style:tab-stops/>
      </style:paragraph-properties>
    </style:style>
    <style:style style:name="T3679" style:parent-style-name="Основнойшрифтабзаца" style:family="text">
      <style:text-properties fo:font-size="9.5pt" style:font-size-asian="9.5pt"/>
    </style:style>
    <style:page-layout style:name="PL10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724" style:parent-style-name="Основнойтекст" style:family="paragraph">
      <style:paragraph-properties fo:margin-top="0in" fo:line-height="5%"/>
    </style:style>
    <style:style style:name="T3725" style:parent-style-name="Основнойшрифтабзаца" style:family="text">
      <style:text-properties style:language-complex="ar" style:country-complex="SA"/>
    </style:style>
    <style:style style:name="P3726" style:parent-style-name="Обычный" style:family="paragraph">
      <style:paragraph-properties fo:margin-top="0.009in" fo:margin-left="0.0277in">
        <style:tab-stops/>
      </style:paragraph-properties>
    </style:style>
    <style:style style:name="T3727" style:parent-style-name="Основнойшрифтабзаца" style:family="text">
      <style:text-properties fo:font-size="9.5pt" style:font-size-asian="9.5pt"/>
    </style:style>
    <style:page-layout style:name="PL10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827" style:parent-style-name="Основнойтекст" style:family="paragraph">
      <style:paragraph-properties fo:margin-top="0in" fo:line-height="5%"/>
    </style:style>
    <style:style style:name="T3828" style:parent-style-name="Основнойшрифтабзаца" style:family="text">
      <style:text-properties style:language-complex="ar" style:country-complex="SA"/>
    </style:style>
    <style:style style:name="P3829" style:parent-style-name="Обычный" style:family="paragraph">
      <style:paragraph-properties fo:margin-top="0.009in" fo:margin-left="0.0277in">
        <style:tab-stops/>
      </style:paragraph-properties>
    </style:style>
    <style:style style:name="T3830" style:parent-style-name="Основнойшрифтабзаца" style:family="text">
      <style:text-properties fo:font-size="9.5pt" style:font-size-asian="9.5pt"/>
    </style:style>
    <style:page-layout style:name="PL10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885" style:parent-style-name="Основнойтекст" style:family="paragraph">
      <style:paragraph-properties fo:margin-top="0in" fo:line-height="5%"/>
    </style:style>
    <style:style style:name="T3886" style:parent-style-name="Основнойшрифтабзаца" style:family="text">
      <style:text-properties style:language-complex="ar" style:country-complex="SA"/>
    </style:style>
    <style:style style:name="P3887" style:parent-style-name="Обычный" style:family="paragraph">
      <style:paragraph-properties fo:margin-top="0.009in" fo:margin-left="0.0277in">
        <style:tab-stops/>
      </style:paragraph-properties>
    </style:style>
    <style:style style:name="T3888" style:parent-style-name="Основнойшрифтабзаца" style:family="text">
      <style:text-properties fo:font-size="9.5pt" style:font-size-asian="9.5pt"/>
    </style:style>
    <style:page-layout style:name="PL10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973" style:parent-style-name="Основнойтекст" style:family="paragraph">
      <style:paragraph-properties fo:margin-top="0in" fo:line-height="5%"/>
    </style:style>
    <style:style style:name="T3974" style:parent-style-name="Основнойшрифтабзаца" style:family="text">
      <style:text-properties style:language-complex="ar" style:country-complex="SA"/>
    </style:style>
    <style:style style:name="P3975" style:parent-style-name="Обычный" style:family="paragraph">
      <style:paragraph-properties fo:margin-top="0.009in" fo:margin-left="0.0277in">
        <style:tab-stops/>
      </style:paragraph-properties>
    </style:style>
    <style:style style:name="T3976" style:parent-style-name="Основнойшрифтабзаца" style:family="text">
      <style:text-properties fo:font-size="9.5pt" style:font-size-asian="9.5pt"/>
    </style:style>
    <style:page-layout style:name="PL10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024" style:parent-style-name="Основнойтекст" style:family="paragraph">
      <style:paragraph-properties fo:margin-top="0in" fo:line-height="5%"/>
    </style:style>
    <style:style style:name="T4025" style:parent-style-name="Основнойшрифтабзаца" style:family="text">
      <style:text-properties style:language-complex="ar" style:country-complex="SA"/>
    </style:style>
    <style:style style:name="P4026" style:parent-style-name="Обычный" style:family="paragraph">
      <style:paragraph-properties fo:margin-top="0.009in" fo:margin-left="0.0277in">
        <style:tab-stops/>
      </style:paragraph-properties>
    </style:style>
    <style:style style:name="T4027" style:parent-style-name="Основнойшрифтабзаца" style:family="text">
      <style:text-properties fo:font-size="9.5pt" style:font-size-asian="9.5pt"/>
    </style:style>
    <style:page-layout style:name="PL10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078" style:parent-style-name="Основнойтекст" style:family="paragraph">
      <style:paragraph-properties fo:margin-top="0in" fo:line-height="5%"/>
    </style:style>
    <style:style style:name="T4079" style:parent-style-name="Основнойшрифтабзаца" style:family="text">
      <style:text-properties style:language-complex="ar" style:country-complex="SA"/>
    </style:style>
    <style:style style:name="P4080" style:parent-style-name="Обычный" style:family="paragraph">
      <style:paragraph-properties fo:margin-top="0.009in" fo:margin-left="0.0277in">
        <style:tab-stops/>
      </style:paragraph-properties>
    </style:style>
    <style:style style:name="T4081" style:parent-style-name="Основнойшрифтабзаца" style:family="text">
      <style:text-properties fo:font-size="9.5pt" style:font-size-asian="9.5pt"/>
    </style:style>
    <style:page-layout style:name="PL10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118" style:parent-style-name="Основнойтекст" style:family="paragraph">
      <style:paragraph-properties fo:margin-top="0in" fo:line-height="5%"/>
    </style:style>
    <style:style style:name="T4119" style:parent-style-name="Основнойшрифтабзаца" style:family="text">
      <style:text-properties style:language-complex="ar" style:country-complex="SA"/>
    </style:style>
    <style:style style:name="P4120" style:parent-style-name="Обычный" style:family="paragraph">
      <style:paragraph-properties fo:margin-top="0.009in" fo:margin-left="0.0277in">
        <style:tab-stops/>
      </style:paragraph-properties>
    </style:style>
    <style:style style:name="T4121" style:parent-style-name="Основнойшрифтабзаца" style:family="text">
      <style:text-properties fo:font-size="9.5pt" style:font-size-asian="9.5pt"/>
    </style:style>
    <style:page-layout style:name="PL10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167" style:parent-style-name="Основнойтекст" style:family="paragraph">
      <style:paragraph-properties fo:margin-top="0in" fo:line-height="5%"/>
    </style:style>
    <style:style style:name="T4168" style:parent-style-name="Основнойшрифтабзаца" style:family="text">
      <style:text-properties style:language-complex="ar" style:country-complex="SA"/>
    </style:style>
    <style:style style:name="P4169" style:parent-style-name="Обычный" style:family="paragraph">
      <style:paragraph-properties fo:margin-top="0.009in" fo:margin-left="0.0277in">
        <style:tab-stops/>
      </style:paragraph-properties>
    </style:style>
    <style:style style:name="T4170" style:parent-style-name="Основнойшрифтабзаца" style:family="text">
      <style:text-properties fo:font-size="9.5pt" style:font-size-asian="9.5pt"/>
    </style:style>
    <style:page-layout style:name="PL10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208" style:parent-style-name="Основнойтекст" style:family="paragraph">
      <style:paragraph-properties fo:margin-top="0in" fo:line-height="5%"/>
    </style:style>
    <style:style style:name="T4209" style:parent-style-name="Основнойшрифтабзаца" style:family="text">
      <style:text-properties style:language-complex="ar" style:country-complex="SA"/>
    </style:style>
    <style:style style:name="P4210" style:parent-style-name="Обычный" style:family="paragraph">
      <style:paragraph-properties fo:margin-top="0.009in" fo:margin-left="0.0277in">
        <style:tab-stops/>
      </style:paragraph-properties>
    </style:style>
    <style:style style:name="T4211" style:parent-style-name="Основнойшрифтабзаца" style:family="text">
      <style:text-properties fo:font-size="9.5pt" style:font-size-asian="9.5pt"/>
    </style:style>
    <style:page-layout style:name="PL10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257" style:parent-style-name="Основнойтекст" style:family="paragraph">
      <style:paragraph-properties fo:margin-top="0in" fo:line-height="5%"/>
    </style:style>
    <style:style style:name="T4258" style:parent-style-name="Основнойшрифтабзаца" style:family="text">
      <style:text-properties style:language-complex="ar" style:country-complex="SA"/>
    </style:style>
    <style:style style:name="P4259" style:parent-style-name="Обычный" style:family="paragraph">
      <style:paragraph-properties fo:margin-top="0.009in" fo:margin-left="0.0277in">
        <style:tab-stops/>
      </style:paragraph-properties>
    </style:style>
    <style:style style:name="T4260" style:parent-style-name="Основнойшрифтабзаца" style:family="text">
      <style:text-properties fo:font-size="9.5pt" style:font-size-asian="9.5pt"/>
    </style:style>
    <style:page-layout style:name="PL11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265" style:parent-style-name="Основнойтекст" style:family="paragraph">
      <style:paragraph-properties fo:margin-top="0in" fo:line-height="5%"/>
    </style:style>
    <style:style style:name="T4266" style:parent-style-name="Основнойшрифтабзаца" style:family="text">
      <style:text-properties style:language-complex="ar" style:country-complex="SA"/>
    </style:style>
    <style:style style:name="P4267" style:parent-style-name="Обычный" style:family="paragraph">
      <style:paragraph-properties fo:margin-top="0.009in" fo:margin-left="0.0277in">
        <style:tab-stops/>
      </style:paragraph-properties>
    </style:style>
    <style:style style:name="T4268" style:parent-style-name="Основнойшрифтабзаца" style:family="text">
      <style:text-properties fo:font-size="9.5pt" style:font-size-asian="9.5pt"/>
    </style:style>
    <style:page-layout style:name="PL11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298" style:parent-style-name="Основнойтекст" style:family="paragraph">
      <style:paragraph-properties fo:margin-top="0in" fo:line-height="5%"/>
    </style:style>
    <style:style style:name="T4299" style:parent-style-name="Основнойшрифтабзаца" style:family="text">
      <style:text-properties style:language-complex="ar" style:country-complex="SA"/>
    </style:style>
    <style:style style:name="P4300" style:parent-style-name="Обычный" style:family="paragraph">
      <style:paragraph-properties fo:margin-top="0.009in" fo:margin-left="0.0277in">
        <style:tab-stops/>
      </style:paragraph-properties>
    </style:style>
    <style:style style:name="T4301" style:parent-style-name="Основнойшрифтабзаца" style:family="text">
      <style:text-properties fo:font-size="9.5pt" style:font-size-asian="9.5pt"/>
    </style:style>
    <style:page-layout style:name="PL11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352" style:parent-style-name="Основнойтекст" style:family="paragraph">
      <style:paragraph-properties fo:margin-top="0in" fo:line-height="5%"/>
    </style:style>
    <style:style style:name="T4353" style:parent-style-name="Основнойшрифтабзаца" style:family="text">
      <style:text-properties style:language-complex="ar" style:country-complex="SA"/>
    </style:style>
    <style:style style:name="P4354" style:parent-style-name="Обычный" style:family="paragraph">
      <style:paragraph-properties fo:margin-top="0.009in" fo:margin-left="0.0277in">
        <style:tab-stops/>
      </style:paragraph-properties>
    </style:style>
    <style:style style:name="T4355" style:parent-style-name="Основнойшрифтабзаца" style:family="text">
      <style:text-properties fo:font-size="9.5pt" style:font-size-asian="9.5pt"/>
    </style:style>
    <style:page-layout style:name="PL11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392" style:parent-style-name="Основнойтекст" style:family="paragraph">
      <style:paragraph-properties fo:margin-top="0in" fo:line-height="5%"/>
    </style:style>
    <style:style style:name="T4393" style:parent-style-name="Основнойшрифтабзаца" style:family="text">
      <style:text-properties style:language-complex="ar" style:country-complex="SA"/>
    </style:style>
    <style:style style:name="P4394" style:parent-style-name="Обычный" style:family="paragraph">
      <style:paragraph-properties fo:margin-top="0.009in" fo:margin-left="0.0277in">
        <style:tab-stops/>
      </style:paragraph-properties>
    </style:style>
    <style:style style:name="T4395" style:parent-style-name="Основнойшрифтабзаца" style:family="text">
      <style:text-properties fo:font-size="9.5pt" style:font-size-asian="9.5pt"/>
    </style:style>
    <style:page-layout style:name="PL11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499" style:parent-style-name="Основнойтекст" style:family="paragraph">
      <style:paragraph-properties fo:margin-top="0in" fo:line-height="5%"/>
    </style:style>
    <style:style style:name="T4500" style:parent-style-name="Основнойшрифтабзаца" style:family="text">
      <style:text-properties style:language-complex="ar" style:country-complex="SA"/>
    </style:style>
    <style:style style:name="P4501" style:parent-style-name="Обычный" style:family="paragraph">
      <style:paragraph-properties fo:margin-top="0.009in" fo:margin-left="0.0277in">
        <style:tab-stops/>
      </style:paragraph-properties>
    </style:style>
    <style:style style:name="T4502" style:parent-style-name="Основнойшрифтабзаца" style:family="text">
      <style:text-properties fo:font-size="9.5pt" style:font-size-asian="9.5pt"/>
    </style:style>
    <style:page-layout style:name="PL11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550" style:parent-style-name="Основнойтекст" style:family="paragraph">
      <style:paragraph-properties fo:margin-top="0in" fo:line-height="5%"/>
    </style:style>
    <style:style style:name="T4551" style:parent-style-name="Основнойшрифтабзаца" style:family="text">
      <style:text-properties style:language-complex="ar" style:country-complex="SA"/>
    </style:style>
    <style:style style:name="P4552" style:parent-style-name="Обычный" style:family="paragraph">
      <style:paragraph-properties fo:margin-top="0.009in" fo:margin-left="0.0277in">
        <style:tab-stops/>
      </style:paragraph-properties>
    </style:style>
    <style:style style:name="T4553" style:parent-style-name="Основнойшрифтабзаца" style:family="text">
      <style:text-properties fo:font-size="9.5pt" style:font-size-asian="9.5pt"/>
    </style:style>
    <style:page-layout style:name="PL11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635" style:parent-style-name="Основнойтекст" style:family="paragraph">
      <style:paragraph-properties fo:margin-top="0in" fo:line-height="5%"/>
    </style:style>
    <style:style style:name="T4636" style:parent-style-name="Основнойшрифтабзаца" style:family="text">
      <style:text-properties style:language-complex="ar" style:country-complex="SA"/>
    </style:style>
    <style:style style:name="P4637" style:parent-style-name="Обычный" style:family="paragraph">
      <style:paragraph-properties fo:margin-top="0.009in" fo:margin-left="0.0277in">
        <style:tab-stops/>
      </style:paragraph-properties>
    </style:style>
    <style:style style:name="T4638" style:parent-style-name="Основнойшрифтабзаца" style:family="text">
      <style:text-properties fo:font-size="9.5pt" style:font-size-asian="9.5pt"/>
    </style:style>
    <style:page-layout style:name="PL11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684" style:parent-style-name="Основнойтекст" style:family="paragraph">
      <style:paragraph-properties fo:margin-top="0in" fo:line-height="5%"/>
    </style:style>
    <style:style style:name="T4685" style:parent-style-name="Основнойшрифтабзаца" style:family="text">
      <style:text-properties style:language-complex="ar" style:country-complex="SA"/>
    </style:style>
    <style:style style:name="P4686" style:parent-style-name="Обычный" style:family="paragraph">
      <style:paragraph-properties fo:margin-top="0.009in" fo:margin-left="0.0277in">
        <style:tab-stops/>
      </style:paragraph-properties>
    </style:style>
    <style:style style:name="T4687" style:parent-style-name="Основнойшрифтабзаца" style:family="text">
      <style:text-properties fo:font-size="9.5pt" style:font-size-asian="9.5pt"/>
    </style:style>
    <style:page-layout style:name="PL11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04" style:parent-style-name="Основнойтекст" style:family="paragraph">
      <style:paragraph-properties fo:margin-top="0in" fo:line-height="5%"/>
    </style:style>
    <style:style style:name="T4705" style:parent-style-name="Основнойшрифтабзаца" style:family="text">
      <style:text-properties style:language-complex="ar" style:country-complex="SA"/>
    </style:style>
    <style:style style:name="P4706" style:parent-style-name="Обычный" style:family="paragraph">
      <style:paragraph-properties fo:margin-top="0.009in" fo:margin-left="0.0277in">
        <style:tab-stops/>
      </style:paragraph-properties>
    </style:style>
    <style:style style:name="T4707" style:parent-style-name="Основнойшрифтабзаца" style:family="text">
      <style:text-properties fo:font-size="9.5pt" style:font-size-asian="9.5pt"/>
    </style:style>
    <style:page-layout style:name="PL11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52" style:parent-style-name="Основнойтекст" style:family="paragraph">
      <style:paragraph-properties fo:margin-top="0in" fo:line-height="5%"/>
    </style:style>
    <style:style style:name="T4753" style:parent-style-name="Основнойшрифтабзаца" style:family="text">
      <style:text-properties style:language-complex="ar" style:country-complex="SA"/>
    </style:style>
    <style:style style:name="P4754" style:parent-style-name="Обычный" style:family="paragraph">
      <style:paragraph-properties fo:margin-top="0.009in" fo:margin-left="0.0277in">
        <style:tab-stops/>
      </style:paragraph-properties>
    </style:style>
    <style:style style:name="T4755" style:parent-style-name="Основнойшрифтабзаца" style:family="text">
      <style:text-properties fo:font-size="9.5pt" style:font-size-asian="9.5pt"/>
    </style:style>
    <style:page-layout style:name="PL12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68" style:parent-style-name="Основнойтекст" style:family="paragraph">
      <style:paragraph-properties fo:margin-top="0in" fo:line-height="5%"/>
    </style:style>
    <style:style style:name="T4769" style:parent-style-name="Основнойшрифтабзаца" style:family="text">
      <style:text-properties style:language-complex="ar" style:country-complex="SA"/>
    </style:style>
    <style:style style:name="P4770" style:parent-style-name="Обычный" style:family="paragraph">
      <style:paragraph-properties fo:margin-top="0.009in" fo:margin-left="0.0277in">
        <style:tab-stops/>
      </style:paragraph-properties>
    </style:style>
    <style:style style:name="T4771" style:parent-style-name="Основнойшрифтабзаца" style:family="text">
      <style:text-properties fo:font-size="9.5pt" style:font-size-asian="9.5pt"/>
    </style:style>
    <style:page-layout style:name="PL12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846" style:parent-style-name="Основнойтекст" style:family="paragraph">
      <style:paragraph-properties fo:margin-top="0in" fo:line-height="5%"/>
    </style:style>
    <style:style style:name="T4847" style:parent-style-name="Основнойшрифтабзаца" style:family="text">
      <style:text-properties style:language-complex="ar" style:country-complex="SA"/>
    </style:style>
    <style:style style:name="P4848" style:parent-style-name="Обычный" style:family="paragraph">
      <style:paragraph-properties fo:margin-top="0.009in" fo:margin-left="0.0277in">
        <style:tab-stops/>
      </style:paragraph-properties>
    </style:style>
    <style:style style:name="T4849" style:parent-style-name="Основнойшрифтабзаца" style:family="text">
      <style:text-properties fo:font-size="9.5pt" style:font-size-asian="9.5pt"/>
    </style:style>
    <style:page-layout style:name="PL12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868" style:parent-style-name="Основнойтекст" style:family="paragraph">
      <style:paragraph-properties fo:margin-top="0in" fo:line-height="5%"/>
    </style:style>
    <style:style style:name="T4869" style:parent-style-name="Основнойшрифтабзаца" style:family="text">
      <style:text-properties style:language-complex="ar" style:country-complex="SA"/>
    </style:style>
    <style:style style:name="P4870" style:parent-style-name="Обычный" style:family="paragraph">
      <style:paragraph-properties fo:margin-top="0.009in" fo:margin-left="0.0277in">
        <style:tab-stops/>
      </style:paragraph-properties>
    </style:style>
    <style:style style:name="T4871" style:parent-style-name="Основнойшрифтабзаца" style:family="text">
      <style:text-properties fo:font-size="9.5pt" style:font-size-asian="9.5pt"/>
    </style:style>
    <style:page-layout style:name="PL12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894" style:parent-style-name="Основнойтекст" style:family="paragraph">
      <style:paragraph-properties fo:margin-top="0in" fo:line-height="5%"/>
    </style:style>
    <style:style style:name="T4895" style:parent-style-name="Основнойшрифтабзаца" style:family="text">
      <style:text-properties style:language-complex="ar" style:country-complex="SA"/>
    </style:style>
    <style:style style:name="P4896" style:parent-style-name="Обычный" style:family="paragraph">
      <style:paragraph-properties fo:margin-top="0.009in" fo:margin-left="0.0277in">
        <style:tab-stops/>
      </style:paragraph-properties>
    </style:style>
    <style:style style:name="T4897" style:parent-style-name="Основнойшрифтабзаца" style:family="text">
      <style:text-properties fo:font-size="9.5pt" style:font-size-asian="9.5pt"/>
    </style:style>
    <style:page-layout style:name="PL12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908" style:parent-style-name="Основнойтекст" style:family="paragraph">
      <style:paragraph-properties fo:margin-top="0in" fo:line-height="5%"/>
    </style:style>
    <style:style style:name="T4909" style:parent-style-name="Основнойшрифтабзаца" style:family="text">
      <style:text-properties style:language-complex="ar" style:country-complex="SA"/>
    </style:style>
    <style:style style:name="P4910" style:parent-style-name="Обычный" style:family="paragraph">
      <style:paragraph-properties fo:margin-top="0.009in" fo:margin-left="0.0277in">
        <style:tab-stops/>
      </style:paragraph-properties>
    </style:style>
    <style:style style:name="T4911" style:parent-style-name="Основнойшрифтабзаца" style:family="text">
      <style:text-properties fo:font-size="9.5pt" style:font-size-asian="9.5pt"/>
    </style:style>
    <style:page-layout style:name="PL12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958" style:parent-style-name="Основнойтекст" style:family="paragraph">
      <style:paragraph-properties fo:margin-top="0in" fo:line-height="5%"/>
    </style:style>
    <style:style style:name="T4959" style:parent-style-name="Основнойшрифтабзаца" style:family="text">
      <style:text-properties style:language-complex="ar" style:country-complex="SA"/>
    </style:style>
    <style:style style:name="P4960" style:parent-style-name="Обычный" style:family="paragraph">
      <style:paragraph-properties fo:margin-top="0.009in" fo:margin-left="0.0277in">
        <style:tab-stops/>
      </style:paragraph-properties>
    </style:style>
    <style:style style:name="T4961" style:parent-style-name="Основнойшрифтабзаца" style:family="text">
      <style:text-properties fo:font-size="9.5pt" style:font-size-asian="9.5pt"/>
    </style:style>
    <style:page-layout style:name="PL12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977" style:parent-style-name="Основнойтекст" style:family="paragraph">
      <style:paragraph-properties fo:margin-top="0in" fo:line-height="5%"/>
    </style:style>
    <style:style style:name="T4978" style:parent-style-name="Основнойшрифтабзаца" style:family="text">
      <style:text-properties style:language-complex="ar" style:country-complex="SA"/>
    </style:style>
    <style:style style:name="P4979" style:parent-style-name="Обычный" style:family="paragraph">
      <style:paragraph-properties fo:margin-top="0.009in" fo:margin-left="0.0277in">
        <style:tab-stops/>
      </style:paragraph-properties>
    </style:style>
    <style:style style:name="T4980" style:parent-style-name="Основнойшрифтабзаца" style:family="text">
      <style:text-properties fo:font-size="9.5pt" style:font-size-asian="9.5pt"/>
    </style:style>
    <style:page-layout style:name="PL129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003" style:parent-style-name="Основнойтекст" style:family="paragraph">
      <style:paragraph-properties fo:margin-top="0in" fo:line-height="5%"/>
    </style:style>
    <style:style style:name="T5004" style:parent-style-name="Основнойшрифтабзаца" style:family="text">
      <style:text-properties style:language-complex="ar" style:country-complex="SA"/>
    </style:style>
    <style:style style:name="P5005" style:parent-style-name="Обычный" style:family="paragraph">
      <style:paragraph-properties fo:margin-top="0.009in" fo:margin-left="0.0277in">
        <style:tab-stops/>
      </style:paragraph-properties>
    </style:style>
    <style:style style:name="T5006" style:parent-style-name="Основнойшрифтабзаца" style:family="text">
      <style:text-properties fo:font-size="9.5pt" style:font-size-asian="9.5pt"/>
    </style:style>
    <style:page-layout style:name="PL130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076" style:parent-style-name="Основнойтекст" style:family="paragraph">
      <style:paragraph-properties fo:margin-top="0in" fo:line-height="5%"/>
    </style:style>
    <style:style style:name="T5077" style:parent-style-name="Основнойшрифтабзаца" style:family="text">
      <style:text-properties style:language-complex="ar" style:country-complex="SA"/>
    </style:style>
    <style:style style:name="P5078" style:parent-style-name="Обычный" style:family="paragraph">
      <style:paragraph-properties fo:margin-top="0.009in" fo:margin-left="0.0277in">
        <style:tab-stops/>
      </style:paragraph-properties>
    </style:style>
    <style:style style:name="T5079" style:parent-style-name="Основнойшрифтабзаца" style:family="text">
      <style:text-properties fo:font-size="9.5pt" style:font-size-asian="9.5pt"/>
    </style:style>
    <style:page-layout style:name="PL131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126" style:parent-style-name="Основнойтекст" style:family="paragraph">
      <style:paragraph-properties fo:margin-top="0in" fo:line-height="5%"/>
    </style:style>
    <style:style style:name="T5127" style:parent-style-name="Основнойшрифтабзаца" style:family="text">
      <style:text-properties style:language-complex="ar" style:country-complex="SA"/>
    </style:style>
    <style:style style:name="P5128" style:parent-style-name="Обычный" style:family="paragraph">
      <style:paragraph-properties fo:margin-top="0.009in" fo:margin-left="0.0277in">
        <style:tab-stops/>
      </style:paragraph-properties>
    </style:style>
    <style:style style:name="T5129" style:parent-style-name="Основнойшрифтабзаца" style:family="text">
      <style:text-properties fo:font-size="9.5pt" style:font-size-asian="9.5pt"/>
    </style:style>
    <style:page-layout style:name="PL132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178" style:parent-style-name="Основнойтекст" style:family="paragraph">
      <style:paragraph-properties fo:margin-top="0in" fo:line-height="5%"/>
    </style:style>
    <style:style style:name="T5179" style:parent-style-name="Основнойшрифтабзаца" style:family="text">
      <style:text-properties style:language-complex="ar" style:country-complex="SA"/>
    </style:style>
    <style:style style:name="P5180" style:parent-style-name="Обычный" style:family="paragraph">
      <style:paragraph-properties fo:margin-top="0.009in" fo:margin-left="0.0277in">
        <style:tab-stops/>
      </style:paragraph-properties>
    </style:style>
    <style:style style:name="T5181" style:parent-style-name="Основнойшрифтабзаца" style:family="text">
      <style:text-properties fo:font-size="9.5pt" style:font-size-asian="9.5pt"/>
    </style:style>
    <style:page-layout style:name="PL133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223" style:parent-style-name="Основнойтекст" style:family="paragraph">
      <style:paragraph-properties fo:margin-top="0in" fo:line-height="5%"/>
    </style:style>
    <style:style style:name="T5224" style:parent-style-name="Основнойшрифтабзаца" style:family="text">
      <style:text-properties style:language-complex="ar" style:country-complex="SA"/>
    </style:style>
    <style:style style:name="P5225" style:parent-style-name="Обычный" style:family="paragraph">
      <style:paragraph-properties fo:margin-top="0.009in" fo:margin-left="0.0277in">
        <style:tab-stops/>
      </style:paragraph-properties>
    </style:style>
    <style:style style:name="T5226" style:parent-style-name="Основнойшрифтабзаца" style:family="text">
      <style:text-properties fo:font-size="9.5pt" style:font-size-asian="9.5pt"/>
    </style:style>
    <style:page-layout style:name="PL134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235" style:parent-style-name="Основнойтекст" style:family="paragraph">
      <style:paragraph-properties fo:margin-top="0in" fo:line-height="5%"/>
    </style:style>
    <style:style style:name="T5236" style:parent-style-name="Основнойшрифтабзаца" style:family="text">
      <style:text-properties style:language-complex="ar" style:country-complex="SA"/>
    </style:style>
    <style:style style:name="P5237" style:parent-style-name="Обычный" style:family="paragraph">
      <style:paragraph-properties fo:margin-top="0.009in" fo:margin-left="0.0277in">
        <style:tab-stops/>
      </style:paragraph-properties>
    </style:style>
    <style:style style:name="T5238" style:parent-style-name="Основнойшрифтабзаца" style:family="text">
      <style:text-properties fo:font-size="9.5pt" style:font-size-asian="9.5pt"/>
    </style:style>
    <style:page-layout style:name="PL135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261" style:parent-style-name="Основнойтекст" style:family="paragraph">
      <style:paragraph-properties fo:margin-top="0in" fo:line-height="5%"/>
    </style:style>
    <style:style style:name="T5262" style:parent-style-name="Основнойшрифтабзаца" style:family="text">
      <style:text-properties style:language-complex="ar" style:country-complex="SA"/>
    </style:style>
    <style:style style:name="P5263" style:parent-style-name="Обычный" style:family="paragraph">
      <style:paragraph-properties fo:margin-top="0.009in" fo:margin-left="0.0277in">
        <style:tab-stops/>
      </style:paragraph-properties>
    </style:style>
    <style:style style:name="T5264" style:parent-style-name="Основнойшрифтабзаца" style:family="text">
      <style:text-properties fo:font-size="9.5pt" style:font-size-asian="9.5pt"/>
    </style:style>
    <style:page-layout style:name="PL136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301" style:parent-style-name="Основнойтекст" style:family="paragraph">
      <style:paragraph-properties fo:margin-top="0in" fo:line-height="5%"/>
    </style:style>
    <style:style style:name="T5302" style:parent-style-name="Основнойшрифтабзаца" style:family="text">
      <style:text-properties style:language-complex="ar" style:country-complex="SA"/>
    </style:style>
    <style:style style:name="P5303" style:parent-style-name="Обычный" style:family="paragraph">
      <style:paragraph-properties fo:margin-top="0.009in" fo:margin-left="0.0277in">
        <style:tab-stops/>
      </style:paragraph-properties>
    </style:style>
    <style:style style:name="T5304" style:parent-style-name="Основнойшрифтабзаца" style:family="text">
      <style:text-properties fo:font-size="9.5pt" style:font-size-asian="9.5pt"/>
    </style:style>
    <style:page-layout style:name="PL137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335" style:parent-style-name="Основнойтекст" style:family="paragraph">
      <style:paragraph-properties fo:margin-top="0in" fo:line-height="5%"/>
    </style:style>
    <style:style style:name="T5336" style:parent-style-name="Основнойшрифтабзаца" style:family="text">
      <style:text-properties style:language-complex="ar" style:country-complex="SA"/>
    </style:style>
    <style:style style:name="P5337" style:parent-style-name="Обычный" style:family="paragraph">
      <style:paragraph-properties fo:margin-top="0.009in" fo:margin-left="0.0277in">
        <style:tab-stops/>
      </style:paragraph-properties>
    </style:style>
    <style:style style:name="T5338" style:parent-style-name="Основнойшрифтабзаца" style:family="text">
      <style:text-properties fo:font-size="9.5pt" style:font-size-asian="9.5pt"/>
    </style:style>
    <style:page-layout style:name="PL138">
      <style:page-layout-properties fo:page-width="8.2708in" fo:page-height="11.6944in" style:print-orientation="portrait" fo:margin-top="0.9027in" fo:margin-left="1.1111in" fo:margin-bottom="0.7916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359" style:parent-style-name="Основнойтекст" style:family="paragraph">
      <style:paragraph-properties fo:margin-top="0in" fo:line-height="5%"/>
    </style:style>
    <style:style style:name="T5360" style:parent-style-name="Основнойшрифтабзаца" style:family="text">
      <style:text-properties style:language-complex="ar" style:country-complex="SA"/>
    </style:style>
    <style:style style:name="P5361" style:parent-style-name="Обычный" style:family="paragraph">
      <style:paragraph-properties fo:margin-top="0.009in" fo:margin-left="0.0277in">
        <style:tab-stops/>
      </style:paragraph-properties>
    </style:style>
    <style:style style:name="T5362" style:parent-style-name="Основнойшрифтабзаца" style:family="text">
      <style:text-properties fo:font-size="9.5pt" style:font-size-asian="9.5pt"/>
    </style:style>
    <style:style style:family="graphic" style:name="a1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0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1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2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3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4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5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6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7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8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9" style:parent-style-name="Graphics">
      <style:graphic-properties fo:min-width="0.17569in" fo:min-height="0.2555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2"><text:span text:style-name="T3"><draw:frame draw:z-index="251657728" draw:id="id0" draw:style-name="a0" draw:name="Text Box 1" text:anchor-type="paragraph" svg:x="7.44931in" svg:y="10.88472in" svg:width="0.25556in" svg:height="0.17569in" style:rel-width="scale" style:rel-height="scale"><draw:text-box><text:p text:style-name="P4"><text:span text:style-name="T5"><text:page-number text:fixed="false">133</text:page-number></text:span></text:p></draw:text-box><svg:desc/></draw:frame></text:span></text:p>
      </style:footer>
    </style:master-page>
    <style:master-page style:name="MP1" style:page-layout-name="PL1">
      <style:footer>
        <text:p text:style-name="P64"><text:span text:style-name="T65"><draw:frame draw:z-index="251657728" draw:id="id1" draw:style-name="a1" draw:name="Text Box 1" text:anchor-type="paragraph" svg:x="7.44931in" svg:y="10.88472in" svg:width="0.25556in" svg:height="0.17569in" style:rel-width="scale" style:rel-height="scale"><draw:text-box><text:p text:style-name="P66"><text:span text:style-name="T67"><text:page-number text:fixed="false">133</text:page-number></text:span></text:p></draw:text-box><svg:desc/></draw:frame></text:span></text:p>
      </style:footer>
    </style:master-page>
    <style:master-page style:name="MP2" style:page-layout-name="PL2">
      <style:footer>
        <text:p text:style-name="P114"><text:span text:style-name="T115"><draw:frame draw:z-index="251657728" draw:id="id2" draw:style-name="a2" draw:name="Text Box 1" text:anchor-type="paragraph" svg:x="7.44931in" svg:y="10.88472in" svg:width="0.25556in" svg:height="0.17569in" style:rel-width="scale" style:rel-height="scale"><draw:text-box><text:p text:style-name="P116"><text:span text:style-name="T117"><text:page-number text:fixed="false">133</text:page-number></text:span></text:p></draw:text-box><svg:desc/></draw:frame></text:span></text:p>
      </style:footer>
    </style:master-page>
    <style:master-page style:name="MP3" style:page-layout-name="PL3">
      <style:footer>
        <text:p text:style-name="P136"><text:span text:style-name="T137"><draw:frame draw:z-index="251657728" draw:id="id3" draw:style-name="a3" draw:name="Text Box 1" text:anchor-type="paragraph" svg:x="7.44931in" svg:y="10.88472in" svg:width="0.25556in" svg:height="0.17569in" style:rel-width="scale" style:rel-height="scale"><draw:text-box><text:p text:style-name="P138"><text:span text:style-name="T139"><text:page-number text:fixed="false">133</text:page-number></text:span></text:p></draw:text-box><svg:desc/></draw:frame></text:span></text:p>
      </style:footer>
    </style:master-page>
    <style:master-page style:name="MP4" style:page-layout-name="PL4">
      <style:footer>
        <text:p text:style-name="P194"><text:span text:style-name="T195"><draw:frame draw:z-index="251657728" draw:id="id4" draw:style-name="a4" draw:name="Text Box 1" text:anchor-type="paragraph" svg:x="7.44931in" svg:y="10.88472in" svg:width="0.25556in" svg:height="0.17569in" style:rel-width="scale" style:rel-height="scale"><draw:text-box><text:p text:style-name="P196"><text:span text:style-name="T197"><text:page-number text:fixed="false">133</text:page-number></text:span></text:p></draw:text-box><svg:desc/></draw:frame></text:span></text:p>
      </style:footer>
    </style:master-page>
    <style:master-page style:name="MP5" style:page-layout-name="PL5">
      <style:footer>
        <text:p text:style-name="P242"><text:span text:style-name="T243"><draw:frame draw:z-index="251657728" draw:id="id5" draw:style-name="a5" draw:name="Text Box 1" text:anchor-type="paragraph" svg:x="7.44931in" svg:y="10.88472in" svg:width="0.25556in" svg:height="0.17569in" style:rel-width="scale" style:rel-height="scale"><draw:text-box><text:p text:style-name="P244"><text:span text:style-name="T245"><text:page-number text:fixed="false">133</text:page-number></text:span></text:p></draw:text-box><svg:desc/></draw:frame></text:span></text:p>
      </style:footer>
    </style:master-page>
    <style:master-page style:name="MP6" style:page-layout-name="PL6">
      <style:footer>
        <text:p text:style-name="P284"><text:span text:style-name="T285"><draw:frame draw:z-index="251657728" draw:id="id6" draw:style-name="a6" draw:name="Text Box 1" text:anchor-type="paragraph" svg:x="7.44931in" svg:y="10.88472in" svg:width="0.25556in" svg:height="0.17569in" style:rel-width="scale" style:rel-height="scale"><draw:text-box><text:p text:style-name="P286"><text:span text:style-name="T287"><text:page-number text:fixed="false">133</text:page-number></text:span></text:p></draw:text-box><svg:desc/></draw:frame></text:span></text:p>
      </style:footer>
    </style:master-page>
    <style:master-page style:name="MP7" style:page-layout-name="PL7">
      <style:footer>
        <text:p text:style-name="P336"><text:span text:style-name="T337"><draw:frame draw:z-index="251657728" draw:id="id7" draw:style-name="a7" draw:name="Text Box 1" text:anchor-type="paragraph" svg:x="7.44931in" svg:y="10.88472in" svg:width="0.25556in" svg:height="0.17569in" style:rel-width="scale" style:rel-height="scale"><draw:text-box><text:p text:style-name="P338"><text:span text:style-name="T339"><text:page-number text:fixed="false">133</text:page-number></text:span></text:p></draw:text-box><svg:desc/></draw:frame></text:span></text:p>
      </style:footer>
    </style:master-page>
    <style:master-page style:name="MP8" style:page-layout-name="PL8">
      <style:footer>
        <text:p text:style-name="P342"><text:span text:style-name="T343"><draw:frame draw:z-index="251657728" draw:id="id8" draw:style-name="a8" draw:name="Text Box 1" text:anchor-type="paragraph" svg:x="7.44931in" svg:y="10.88472in" svg:width="0.25556in" svg:height="0.17569in" style:rel-width="scale" style:rel-height="scale"><draw:text-box><text:p text:style-name="P344"><text:span text:style-name="T345"><text:page-number text:fixed="false">133</text:page-number></text:span></text:p></draw:text-box><svg:desc/></draw:frame></text:span></text:p>
      </style:footer>
    </style:master-page>
    <style:master-page style:name="MP9" style:page-layout-name="PL9">
      <style:footer>
        <text:p text:style-name="P386"><text:span text:style-name="T387"><draw:frame draw:z-index="251657728" draw:id="id9" draw:style-name="a9" draw:name="Text Box 1" text:anchor-type="paragraph" svg:x="7.44931in" svg:y="10.88472in" svg:width="0.25556in" svg:height="0.17569in" style:rel-width="scale" style:rel-height="scale"><draw:text-box><text:p text:style-name="P388"><text:span text:style-name="T389"><text:page-number text:fixed="false">133</text:page-number></text:span></text:p></draw:text-box><svg:desc/></draw:frame></text:span></text:p>
      </style:footer>
    </style:master-page>
    <style:master-page style:name="MP10" style:page-layout-name="PL10">
      <style:footer>
        <text:p text:style-name="P430"><text:span text:style-name="T431"><draw:frame draw:z-index="251657728" draw:id="id10" draw:style-name="a10" draw:name="Text Box 1" text:anchor-type="paragraph" svg:x="7.44931in" svg:y="10.88472in" svg:width="0.25556in" svg:height="0.17569in" style:rel-width="scale" style:rel-height="scale"><draw:text-box><text:p text:style-name="P432"><text:span text:style-name="T433"><text:page-number text:fixed="false">133</text:page-number></text:span></text:p></draw:text-box><svg:desc/></draw:frame></text:span></text:p>
      </style:footer>
    </style:master-page>
    <style:master-page style:name="MP11" style:page-layout-name="PL11">
      <style:footer>
        <text:p text:style-name="P477"><text:span text:style-name="T478"><draw:frame draw:z-index="251657728" draw:id="id11" draw:style-name="a11" draw:name="Text Box 1" text:anchor-type="paragraph" svg:x="7.44931in" svg:y="10.88472in" svg:width="0.25556in" svg:height="0.17569in" style:rel-width="scale" style:rel-height="scale"><draw:text-box><text:p text:style-name="P479"><text:span text:style-name="T480"><text:page-number text:fixed="false">133</text:page-number></text:span></text:p></draw:text-box><svg:desc/></draw:frame></text:span></text:p>
      </style:footer>
    </style:master-page>
    <style:master-page style:name="MP12" style:page-layout-name="PL12">
      <style:footer>
        <text:p text:style-name="P541"><text:span text:style-name="T542"><draw:frame draw:z-index="251657728" draw:id="id12" draw:style-name="a12" draw:name="Text Box 1" text:anchor-type="paragraph" svg:x="7.44931in" svg:y="10.88472in" svg:width="0.25556in" svg:height="0.17569in" style:rel-width="scale" style:rel-height="scale"><draw:text-box><text:p text:style-name="P543"><text:span text:style-name="T544"><text:page-number text:fixed="false">133</text:page-number></text:span></text:p></draw:text-box><svg:desc/></draw:frame></text:span></text:p>
      </style:footer>
    </style:master-page>
    <style:master-page style:name="MP13" style:page-layout-name="PL13">
      <style:footer>
        <text:p text:style-name="P590"><text:span text:style-name="T591"><draw:frame draw:z-index="251657728" draw:id="id13" draw:style-name="a13" draw:name="Text Box 1" text:anchor-type="paragraph" svg:x="7.44931in" svg:y="10.88472in" svg:width="0.25556in" svg:height="0.17569in" style:rel-width="scale" style:rel-height="scale"><draw:text-box><text:p text:style-name="P592"><text:span text:style-name="T593"><text:page-number text:fixed="false">133</text:page-number></text:span></text:p></draw:text-box><svg:desc/></draw:frame></text:span></text:p>
      </style:footer>
    </style:master-page>
    <style:master-page style:name="MP14" style:page-layout-name="PL14">
      <style:footer>
        <text:p text:style-name="P633"><text:span text:style-name="T634"><draw:frame draw:z-index="251657728" draw:id="id14" draw:style-name="a14" draw:name="Text Box 1" text:anchor-type="paragraph" svg:x="7.44931in" svg:y="10.88472in" svg:width="0.25556in" svg:height="0.17569in" style:rel-width="scale" style:rel-height="scale"><draw:text-box><text:p text:style-name="P635"><text:span text:style-name="T636"><text:page-number text:fixed="false">133</text:page-number></text:span></text:p></draw:text-box><svg:desc/></draw:frame></text:span></text:p>
      </style:footer>
    </style:master-page>
    <style:master-page style:name="MP15" style:page-layout-name="PL15">
      <style:footer>
        <text:p text:style-name="P677"><text:span text:style-name="T678"><draw:frame draw:z-index="251657728" draw:id="id15" draw:style-name="a15" draw:name="Text Box 1" text:anchor-type="paragraph" svg:x="7.44931in" svg:y="10.88472in" svg:width="0.25556in" svg:height="0.17569in" style:rel-width="scale" style:rel-height="scale"><draw:text-box><text:p text:style-name="P679"><text:span text:style-name="T680"><text:page-number text:fixed="false">133</text:page-number></text:span></text:p></draw:text-box><svg:desc/></draw:frame></text:span></text:p>
      </style:footer>
    </style:master-page>
    <style:master-page style:name="MP16" style:page-layout-name="PL16">
      <style:footer>
        <text:p text:style-name="P733"><text:span text:style-name="T734"><draw:frame draw:z-index="251657728" draw:id="id16" draw:style-name="a16" draw:name="Text Box 1" text:anchor-type="paragraph" svg:x="7.44931in" svg:y="10.88472in" svg:width="0.25556in" svg:height="0.17569in" style:rel-width="scale" style:rel-height="scale"><draw:text-box><text:p text:style-name="P735"><text:span text:style-name="T736"><text:page-number text:fixed="false">133</text:page-number></text:span></text:p></draw:text-box><svg:desc/></draw:frame></text:span></text:p>
      </style:footer>
    </style:master-page>
    <style:master-page style:name="MP17" style:page-layout-name="PL17">
      <style:footer>
        <text:p text:style-name="P743"><text:span text:style-name="T744"><draw:frame draw:z-index="251657728" draw:id="id17" draw:style-name="a17" draw:name="Text Box 1" text:anchor-type="paragraph" svg:x="7.44931in" svg:y="10.88472in" svg:width="0.25556in" svg:height="0.17569in" style:rel-width="scale" style:rel-height="scale"><draw:text-box><text:p text:style-name="P745"><text:span text:style-name="T746"><text:page-number text:fixed="false">133</text:page-number></text:span></text:p></draw:text-box><svg:desc/></draw:frame></text:span></text:p>
      </style:footer>
    </style:master-page>
    <style:master-page style:name="MP18" style:page-layout-name="PL18">
      <style:footer>
        <text:p text:style-name="P759"><text:span text:style-name="T760"><draw:frame draw:z-index="251657728" draw:id="id18" draw:style-name="a18" draw:name="Text Box 1" text:anchor-type="paragraph" svg:x="7.44931in" svg:y="10.88472in" svg:width="0.25556in" svg:height="0.17569in" style:rel-width="scale" style:rel-height="scale"><draw:text-box><text:p text:style-name="P761"><text:span text:style-name="T762"><text:page-number text:fixed="false">133</text:page-number></text:span></text:p></draw:text-box><svg:desc/></draw:frame></text:span></text:p>
      </style:footer>
    </style:master-page>
    <style:master-page style:name="MP19" style:page-layout-name="PL19">
      <style:footer>
        <text:p text:style-name="P804"><text:span text:style-name="T805"><draw:frame draw:z-index="251657728" draw:id="id19" draw:style-name="a19" draw:name="Text Box 1" text:anchor-type="paragraph" svg:x="7.44931in" svg:y="10.88472in" svg:width="0.25556in" svg:height="0.17569in" style:rel-width="scale" style:rel-height="scale"><draw:text-box><text:p text:style-name="P806"><text:span text:style-name="T807"><text:page-number text:fixed="false">133</text:page-number></text:span></text:p></draw:text-box><svg:desc/></draw:frame></text:span></text:p>
      </style:footer>
    </style:master-page>
    <style:master-page style:name="MP20" style:page-layout-name="PL20">
      <style:footer>
        <text:p text:style-name="P845"><text:span text:style-name="T846"><draw:frame draw:z-index="251657728" draw:id="id20" draw:style-name="a20" draw:name="Text Box 1" text:anchor-type="paragraph" svg:x="7.44931in" svg:y="10.88472in" svg:width="0.25556in" svg:height="0.17569in" style:rel-width="scale" style:rel-height="scale"><draw:text-box><text:p text:style-name="P847"><text:span text:style-name="T848"><text:page-number text:fixed="false">133</text:page-number></text:span></text:p></draw:text-box><svg:desc/></draw:frame></text:span></text:p>
      </style:footer>
    </style:master-page>
    <style:master-page style:name="MP21" style:page-layout-name="PL21">
      <style:footer>
        <text:p text:style-name="P877"><text:span text:style-name="T878"><draw:frame draw:z-index="251657728" draw:id="id21" draw:style-name="a21" draw:name="Text Box 1" text:anchor-type="paragraph" svg:x="7.44931in" svg:y="10.88472in" svg:width="0.25556in" svg:height="0.17569in" style:rel-width="scale" style:rel-height="scale"><draw:text-box><text:p text:style-name="P879"><text:span text:style-name="T880"><text:page-number text:fixed="false">133</text:page-number></text:span></text:p></draw:text-box><svg:desc/></draw:frame></text:span></text:p>
      </style:footer>
    </style:master-page>
    <style:master-page style:name="MP22" style:page-layout-name="PL22">
      <style:footer>
        <text:p text:style-name="P922"><text:span text:style-name="T923"><draw:frame draw:z-index="251657728" draw:id="id22" draw:style-name="a22" draw:name="Text Box 1" text:anchor-type="paragraph" svg:x="7.44931in" svg:y="10.88472in" svg:width="0.25556in" svg:height="0.17569in" style:rel-width="scale" style:rel-height="scale"><draw:text-box><text:p text:style-name="P924"><text:span text:style-name="T925"><text:page-number text:fixed="false">133</text:page-number></text:span></text:p></draw:text-box><svg:desc/></draw:frame></text:span></text:p>
      </style:footer>
    </style:master-page>
    <style:master-page style:name="MP23" style:page-layout-name="PL23">
      <style:footer>
        <text:p text:style-name="P963"><text:span text:style-name="T964"><draw:frame draw:z-index="251657728" draw:id="id23" draw:style-name="a23" draw:name="Text Box 1" text:anchor-type="paragraph" svg:x="7.44931in" svg:y="10.88472in" svg:width="0.25556in" svg:height="0.17569in" style:rel-width="scale" style:rel-height="scale"><draw:text-box><text:p text:style-name="P965"><text:span text:style-name="T966"><text:page-number text:fixed="false">133</text:page-number></text:span></text:p></draw:text-box><svg:desc/></draw:frame></text:span></text:p>
      </style:footer>
    </style:master-page>
    <style:master-page style:name="MP24" style:page-layout-name="PL24">
      <style:footer>
        <text:p text:style-name="P984"><text:span text:style-name="T985"><draw:frame draw:z-index="251657728" draw:id="id24" draw:style-name="a24" draw:name="Text Box 1" text:anchor-type="paragraph" svg:x="7.44931in" svg:y="10.88472in" svg:width="0.25556in" svg:height="0.17569in" style:rel-width="scale" style:rel-height="scale"><draw:text-box><text:p text:style-name="P986"><text:span text:style-name="T987"><text:page-number text:fixed="false">133</text:page-number></text:span></text:p></draw:text-box><svg:desc/></draw:frame></text:span></text:p>
      </style:footer>
    </style:master-page>
    <style:master-page style:name="MP25" style:page-layout-name="PL25">
      <style:footer>
        <text:p text:style-name="P1033"><text:span text:style-name="T1034"><draw:frame draw:z-index="251657728" draw:id="id25" draw:style-name="a25" draw:name="Text Box 1" text:anchor-type="paragraph" svg:x="7.44931in" svg:y="10.88472in" svg:width="0.25556in" svg:height="0.17569in" style:rel-width="scale" style:rel-height="scale"><draw:text-box><text:p text:style-name="P1035"><text:span text:style-name="T1036"><text:page-number text:fixed="false">133</text:page-number></text:span></text:p></draw:text-box><svg:desc/></draw:frame></text:span></text:p>
      </style:footer>
    </style:master-page>
    <style:master-page style:name="MP26" style:page-layout-name="PL26">
      <style:footer>
        <text:p text:style-name="P1066"><text:span text:style-name="T1067"><draw:frame draw:z-index="251657728" draw:id="id26" draw:style-name="a26" draw:name="Text Box 1" text:anchor-type="paragraph" svg:x="7.44931in" svg:y="10.88472in" svg:width="0.25556in" svg:height="0.17569in" style:rel-width="scale" style:rel-height="scale"><draw:text-box><text:p text:style-name="P1068"><text:span text:style-name="T1069"><text:page-number text:fixed="false">133</text:page-number></text:span></text:p></draw:text-box><svg:desc/></draw:frame></text:span></text:p>
      </style:footer>
    </style:master-page>
    <style:master-page style:name="MP29" style:page-layout-name="PL29">
      <style:footer>
        <text:p text:style-name="P1096"><text:span text:style-name="T1097"><draw:frame draw:z-index="251657728" draw:id="id27" draw:style-name="a27" draw:name="Text Box 1" text:anchor-type="paragraph" svg:x="7.44931in" svg:y="10.88472in" svg:width="0.25556in" svg:height="0.17569in" style:rel-width="scale" style:rel-height="scale"><draw:text-box><text:p text:style-name="P1098"><text:span text:style-name="T1099"><text:page-number text:fixed="false">133</text:page-number></text:span></text:p></draw:text-box><svg:desc/></draw:frame></text:span></text:p>
      </style:footer>
    </style:master-page>
    <style:master-page style:name="MP30" style:page-layout-name="PL30">
      <style:footer>
        <text:p text:style-name="P1158"><text:span text:style-name="T1159"><draw:frame draw:z-index="251657728" draw:id="id28" draw:style-name="a28" draw:name="Text Box 1" text:anchor-type="paragraph" svg:x="7.44931in" svg:y="10.88472in" svg:width="0.25556in" svg:height="0.17569in" style:rel-width="scale" style:rel-height="scale"><draw:text-box><text:p text:style-name="P1160"><text:span text:style-name="T1161"><text:page-number text:fixed="false">133</text:page-number></text:span></text:p></draw:text-box><svg:desc/></draw:frame></text:span></text:p>
      </style:footer>
    </style:master-page>
    <style:master-page style:name="MP31" style:page-layout-name="PL31">
      <style:footer>
        <text:p text:style-name="P1206"><text:span text:style-name="T1207"><draw:frame draw:z-index="251657728" draw:id="id29" draw:style-name="a29" draw:name="Text Box 1" text:anchor-type="paragraph" svg:x="7.44931in" svg:y="10.88472in" svg:width="0.25556in" svg:height="0.17569in" style:rel-width="scale" style:rel-height="scale"><draw:text-box><text:p text:style-name="P1208"><text:span text:style-name="T1209"><text:page-number text:fixed="false">133</text:page-number></text:span></text:p></draw:text-box><svg:desc/></draw:frame></text:span></text:p>
      </style:footer>
    </style:master-page>
    <style:master-page style:name="MP32" style:page-layout-name="PL32">
      <style:footer>
        <text:p text:style-name="P1255"><text:span text:style-name="T1256"><draw:frame draw:z-index="251657728" draw:id="id30" draw:style-name="a30" draw:name="Text Box 1" text:anchor-type="paragraph" svg:x="7.44931in" svg:y="10.88472in" svg:width="0.25556in" svg:height="0.17569in" style:rel-width="scale" style:rel-height="scale"><draw:text-box><text:p text:style-name="P1257"><text:span text:style-name="T1258"><text:page-number text:fixed="false">133</text:page-number></text:span></text:p></draw:text-box><svg:desc/></draw:frame></text:span></text:p>
      </style:footer>
    </style:master-page>
    <style:master-page style:name="MP33" style:page-layout-name="PL33">
      <style:footer>
        <text:p text:style-name="P1300"><text:span text:style-name="T1301"><draw:frame draw:z-index="251657728" draw:id="id31" draw:style-name="a31" draw:name="Text Box 1" text:anchor-type="paragraph" svg:x="7.44931in" svg:y="10.88472in" svg:width="0.25556in" svg:height="0.17569in" style:rel-width="scale" style:rel-height="scale"><draw:text-box><text:p text:style-name="P1302"><text:span text:style-name="T1303"><text:page-number text:fixed="false">133</text:page-number></text:span></text:p></draw:text-box><svg:desc/></draw:frame></text:span></text:p>
      </style:footer>
    </style:master-page>
    <style:master-page style:name="MP34" style:page-layout-name="PL34">
      <style:footer>
        <text:p text:style-name="P1350"><text:span text:style-name="T1351"><draw:frame draw:z-index="251657728" draw:id="id32" draw:style-name="a32" draw:name="Text Box 1" text:anchor-type="paragraph" svg:x="7.44931in" svg:y="10.88472in" svg:width="0.25556in" svg:height="0.17569in" style:rel-width="scale" style:rel-height="scale"><draw:text-box><text:p text:style-name="P1352"><text:span text:style-name="T1353"><text:page-number text:fixed="false">133</text:page-number></text:span></text:p></draw:text-box><svg:desc/></draw:frame></text:span></text:p>
      </style:footer>
    </style:master-page>
    <style:master-page style:name="MP35" style:page-layout-name="PL35">
      <style:footer>
        <text:p text:style-name="P1395"><text:span text:style-name="T1396"><draw:frame draw:z-index="251657728" draw:id="id33" draw:style-name="a33" draw:name="Text Box 1" text:anchor-type="paragraph" svg:x="7.44931in" svg:y="10.88472in" svg:width="0.25556in" svg:height="0.17569in" style:rel-width="scale" style:rel-height="scale"><draw:text-box><text:p text:style-name="P1397"><text:span text:style-name="T1398"><text:page-number text:fixed="false">133</text:page-number></text:span></text:p></draw:text-box><svg:desc/></draw:frame></text:span></text:p>
      </style:footer>
    </style:master-page>
    <style:master-page style:name="MP38" style:page-layout-name="PL38">
      <style:footer>
        <text:p text:style-name="P1448"><text:span text:style-name="T1449"><draw:frame draw:z-index="251657728" draw:id="id34" draw:style-name="a34" draw:name="Text Box 1" text:anchor-type="paragraph" svg:x="7.44931in" svg:y="10.88472in" svg:width="0.25556in" svg:height="0.17569in" style:rel-width="scale" style:rel-height="scale"><draw:text-box><text:p text:style-name="P1450"><text:span text:style-name="T1451"><text:page-number text:fixed="false">133</text:page-number></text:span></text:p></draw:text-box><svg:desc/></draw:frame></text:span></text:p>
      </style:footer>
    </style:master-page>
    <style:master-page style:name="MP39" style:page-layout-name="PL39">
      <style:footer>
        <text:p text:style-name="P1469"><text:span text:style-name="T1470"><draw:frame draw:z-index="251657728" draw:id="id35" draw:style-name="a35" draw:name="Text Box 1" text:anchor-type="paragraph" svg:x="7.44931in" svg:y="10.88472in" svg:width="0.25556in" svg:height="0.17569in" style:rel-width="scale" style:rel-height="scale"><draw:text-box><text:p text:style-name="P1471"><text:span text:style-name="T1472"><text:page-number text:fixed="false">133</text:page-number></text:span></text:p></draw:text-box><svg:desc/></draw:frame></text:span></text:p>
      </style:footer>
    </style:master-page>
    <style:master-page style:name="MP42" style:page-layout-name="PL42">
      <style:footer>
        <text:p text:style-name="P1485"><text:span text:style-name="T1486"><draw:frame draw:z-index="251657728" draw:id="id36" draw:style-name="a36" draw:name="Text Box 1" text:anchor-type="paragraph" svg:x="7.44931in" svg:y="10.88472in" svg:width="0.25556in" svg:height="0.17569in" style:rel-width="scale" style:rel-height="scale"><draw:text-box><text:p text:style-name="P1487"><text:span text:style-name="T1488"><text:page-number text:fixed="false">133</text:page-number></text:span></text:p></draw:text-box><svg:desc/></draw:frame></text:span></text:p>
      </style:footer>
    </style:master-page>
    <style:master-page style:name="MP43" style:page-layout-name="PL43">
      <style:footer>
        <text:p text:style-name="P1529"><text:span text:style-name="T1530"><draw:frame draw:z-index="251657728" draw:id="id37" draw:style-name="a37" draw:name="Text Box 1" text:anchor-type="paragraph" svg:x="7.44931in" svg:y="10.88472in" svg:width="0.25556in" svg:height="0.17569in" style:rel-width="scale" style:rel-height="scale"><draw:text-box><text:p text:style-name="P1531"><text:span text:style-name="T1532"><text:page-number text:fixed="false">133</text:page-number></text:span></text:p></draw:text-box><svg:desc/></draw:frame></text:span></text:p>
      </style:footer>
    </style:master-page>
    <style:master-page style:name="MP44" style:page-layout-name="PL44">
      <style:footer>
        <text:p text:style-name="P1571"><text:span text:style-name="T1572"><draw:frame draw:z-index="251657728" draw:id="id38" draw:style-name="a38" draw:name="Text Box 1" text:anchor-type="paragraph" svg:x="7.44931in" svg:y="10.88472in" svg:width="0.25556in" svg:height="0.17569in" style:rel-width="scale" style:rel-height="scale"><draw:text-box><text:p text:style-name="P1573"><text:span text:style-name="T1574"><text:page-number text:fixed="false">133</text:page-number></text:span></text:p></draw:text-box><svg:desc/></draw:frame></text:span></text:p>
      </style:footer>
    </style:master-page>
    <style:master-page style:name="MP45" style:page-layout-name="PL45">
      <style:footer>
        <text:p text:style-name="P1619"><text:span text:style-name="T1620"><draw:frame draw:z-index="251657728" draw:id="id39" draw:style-name="a39" draw:name="Text Box 1" text:anchor-type="paragraph" svg:x="7.44931in" svg:y="10.88472in" svg:width="0.25556in" svg:height="0.17569in" style:rel-width="scale" style:rel-height="scale"><draw:text-box><text:p text:style-name="P1621"><text:span text:style-name="T1622"><text:page-number text:fixed="false">133</text:page-number></text:span></text:p></draw:text-box><svg:desc/></draw:frame></text:span></text:p>
      </style:footer>
    </style:master-page>
    <style:master-page style:name="MP46" style:page-layout-name="PL46">
      <style:footer>
        <text:p text:style-name="P1661"><text:span text:style-name="T1662"><draw:frame draw:z-index="251657728" draw:id="id40" draw:style-name="a40" draw:name="Text Box 1" text:anchor-type="paragraph" svg:x="7.44931in" svg:y="10.88472in" svg:width="0.25556in" svg:height="0.17569in" style:rel-width="scale" style:rel-height="scale"><draw:text-box><text:p text:style-name="P1663"><text:span text:style-name="T1664"><text:page-number text:fixed="false">133</text:page-number></text:span></text:p></draw:text-box><svg:desc/></draw:frame></text:span></text:p>
      </style:footer>
    </style:master-page>
    <style:master-page style:name="MP47" style:page-layout-name="PL47">
      <style:footer>
        <text:p text:style-name="P1713"><text:span text:style-name="T1714"><draw:frame draw:z-index="251657728" draw:id="id41" draw:style-name="a41" draw:name="Text Box 1" text:anchor-type="paragraph" svg:x="7.44931in" svg:y="10.88472in" svg:width="0.25556in" svg:height="0.17569in" style:rel-width="scale" style:rel-height="scale"><draw:text-box><text:p text:style-name="P1715"><text:span text:style-name="T1716"><text:page-number text:fixed="false">133</text:page-number></text:span></text:p></draw:text-box><svg:desc/></draw:frame></text:span></text:p>
      </style:footer>
    </style:master-page>
    <style:master-page style:name="MP48" style:page-layout-name="PL48">
      <style:footer>
        <text:p text:style-name="P1747"><text:span text:style-name="T1748"><draw:frame draw:z-index="251657728" draw:id="id42" draw:style-name="a42" draw:name="Text Box 1" text:anchor-type="paragraph" svg:x="7.44931in" svg:y="10.88472in" svg:width="0.25556in" svg:height="0.17569in" style:rel-width="scale" style:rel-height="scale"><draw:text-box><text:p text:style-name="P1749"><text:span text:style-name="T1750"><text:page-number text:fixed="false">133</text:page-number></text:span></text:p></draw:text-box><svg:desc/></draw:frame></text:span></text:p>
      </style:footer>
    </style:master-page>
    <style:master-page style:name="MP49" style:page-layout-name="PL49">
      <style:footer>
        <text:p text:style-name="P1774"><text:span text:style-name="T1775"><draw:frame draw:z-index="251657728" draw:id="id43" draw:style-name="a43" draw:name="Text Box 1" text:anchor-type="paragraph" svg:x="7.44931in" svg:y="10.88472in" svg:width="0.25556in" svg:height="0.17569in" style:rel-width="scale" style:rel-height="scale"><draw:text-box><text:p text:style-name="P1776"><text:span text:style-name="T1777"><text:page-number text:fixed="false">133</text:page-number></text:span></text:p></draw:text-box><svg:desc/></draw:frame></text:span></text:p>
      </style:footer>
    </style:master-page>
    <style:master-page style:name="MP50" style:page-layout-name="PL50">
      <style:footer>
        <text:p text:style-name="P1793"><text:span text:style-name="T1794"><draw:frame draw:z-index="251657728" draw:id="id44" draw:style-name="a44" draw:name="Text Box 1" text:anchor-type="paragraph" svg:x="7.44931in" svg:y="10.88472in" svg:width="0.25556in" svg:height="0.17569in" style:rel-width="scale" style:rel-height="scale"><draw:text-box><text:p text:style-name="P1795"><text:span text:style-name="T1796"><text:page-number text:fixed="false">133</text:page-number></text:span></text:p></draw:text-box><svg:desc/></draw:frame></text:span></text:p>
      </style:footer>
    </style:master-page>
    <style:master-page style:name="MP51" style:page-layout-name="PL51">
      <style:footer>
        <text:p text:style-name="P1841"><text:span text:style-name="T1842"><draw:frame draw:z-index="251657728" draw:id="id45" draw:style-name="a45" draw:name="Text Box 1" text:anchor-type="paragraph" svg:x="7.44931in" svg:y="10.88472in" svg:width="0.25556in" svg:height="0.17569in" style:rel-width="scale" style:rel-height="scale"><draw:text-box><text:p text:style-name="P1843"><text:span text:style-name="T1844"><text:page-number text:fixed="false">133</text:page-number></text:span></text:p></draw:text-box><svg:desc/></draw:frame></text:span></text:p>
      </style:footer>
    </style:master-page>
    <style:master-page style:name="MP52" style:page-layout-name="PL52">
      <style:footer>
        <text:p text:style-name="P1886"><text:span text:style-name="T1887"><draw:frame draw:z-index="251657728" draw:id="id46" draw:style-name="a46" draw:name="Text Box 1" text:anchor-type="paragraph" svg:x="7.44931in" svg:y="10.88472in" svg:width="0.25556in" svg:height="0.17569in" style:rel-width="scale" style:rel-height="scale"><draw:text-box><text:p text:style-name="P1888"><text:span text:style-name="T1889"><text:page-number text:fixed="false">133</text:page-number></text:span></text:p></draw:text-box><svg:desc/></draw:frame></text:span></text:p>
      </style:footer>
    </style:master-page>
    <style:master-page style:name="MP53" style:page-layout-name="PL53">
      <style:footer>
        <text:p text:style-name="P1937"><text:span text:style-name="T1938"><draw:frame draw:z-index="251657728" draw:id="id47" draw:style-name="a47" draw:name="Text Box 1" text:anchor-type="paragraph" svg:x="7.44931in" svg:y="10.88472in" svg:width="0.25556in" svg:height="0.17569in" style:rel-width="scale" style:rel-height="scale"><draw:text-box><text:p text:style-name="P1939"><text:span text:style-name="T1940"><text:page-number text:fixed="false">133</text:page-number></text:span></text:p></draw:text-box><svg:desc/></draw:frame></text:span></text:p>
      </style:footer>
    </style:master-page>
    <style:master-page style:name="MP54" style:page-layout-name="PL54">
      <style:footer>
        <text:p text:style-name="P1958"><text:span text:style-name="T1959"><draw:frame draw:z-index="251657728" draw:id="id48" draw:style-name="a48" draw:name="Text Box 1" text:anchor-type="paragraph" svg:x="7.44931in" svg:y="10.88472in" svg:width="0.25556in" svg:height="0.17569in" style:rel-width="scale" style:rel-height="scale"><draw:text-box><text:p text:style-name="P1960"><text:span text:style-name="T1961"><text:page-number text:fixed="false">133</text:page-number></text:span></text:p></draw:text-box><svg:desc/></draw:frame></text:span></text:p>
      </style:footer>
    </style:master-page>
    <style:master-page style:name="MP55" style:page-layout-name="PL55">
      <style:footer>
        <text:p text:style-name="P2008"><text:span text:style-name="T2009"><draw:frame draw:z-index="251657728" draw:id="id49" draw:style-name="a49" draw:name="Text Box 1" text:anchor-type="paragraph" svg:x="7.44931in" svg:y="10.88472in" svg:width="0.25556in" svg:height="0.17569in" style:rel-width="scale" style:rel-height="scale"><draw:text-box><text:p text:style-name="P2010"><text:span text:style-name="T2011"><text:page-number text:fixed="false">133</text:page-number></text:span></text:p></draw:text-box><svg:desc/></draw:frame></text:span></text:p>
      </style:footer>
    </style:master-page>
    <style:master-page style:name="MP56" style:page-layout-name="PL56">
      <style:footer>
        <text:p text:style-name="P2036"><text:span text:style-name="T2037"><draw:frame draw:z-index="251657728" draw:id="id50" draw:style-name="a50" draw:name="Text Box 1" text:anchor-type="paragraph" svg:x="7.44931in" svg:y="10.88472in" svg:width="0.25556in" svg:height="0.17569in" style:rel-width="scale" style:rel-height="scale"><draw:text-box><text:p text:style-name="P2038"><text:span text:style-name="T2039"><text:page-number text:fixed="false">133</text:page-number></text:span></text:p></draw:text-box><svg:desc/></draw:frame></text:span></text:p>
      </style:footer>
    </style:master-page>
    <style:master-page style:name="MP57" style:page-layout-name="PL57">
      <style:footer>
        <text:p text:style-name="P2069"><text:span text:style-name="T2070"><draw:frame draw:z-index="251657728" draw:id="id51" draw:style-name="a51" draw:name="Text Box 1" text:anchor-type="paragraph" svg:x="7.44931in" svg:y="10.88472in" svg:width="0.25556in" svg:height="0.17569in" style:rel-width="scale" style:rel-height="scale"><draw:text-box><text:p text:style-name="P2071"><text:span text:style-name="T2072"><text:page-number text:fixed="false">133</text:page-number></text:span></text:p></draw:text-box><svg:desc/></draw:frame></text:span></text:p>
      </style:footer>
    </style:master-page>
    <style:master-page style:name="MP58" style:page-layout-name="PL58">
      <style:footer>
        <text:p text:style-name="P2133"><text:span text:style-name="T2134"><draw:frame draw:z-index="251657728" draw:id="id52" draw:style-name="a52" draw:name="Text Box 1" text:anchor-type="paragraph" svg:x="7.44931in" svg:y="10.88472in" svg:width="0.25556in" svg:height="0.17569in" style:rel-width="scale" style:rel-height="scale"><draw:text-box><text:p text:style-name="P2135"><text:span text:style-name="T2136"><text:page-number text:fixed="false">133</text:page-number></text:span></text:p></draw:text-box><svg:desc/></draw:frame></text:span></text:p>
      </style:footer>
    </style:master-page>
    <style:master-page style:name="MP59" style:page-layout-name="PL59">
      <style:footer>
        <text:p text:style-name="P2176"><text:span text:style-name="T2177"><draw:frame draw:z-index="251657728" draw:id="id53" draw:style-name="a53" draw:name="Text Box 1" text:anchor-type="paragraph" svg:x="7.44931in" svg:y="10.88472in" svg:width="0.25556in" svg:height="0.17569in" style:rel-width="scale" style:rel-height="scale"><draw:text-box><text:p text:style-name="P2178"><text:span text:style-name="T2179"><text:page-number text:fixed="false">133</text:page-number></text:span></text:p></draw:text-box><svg:desc/></draw:frame></text:span></text:p>
      </style:footer>
    </style:master-page>
    <style:master-page style:name="MP60" style:page-layout-name="PL60">
      <style:footer>
        <text:p text:style-name="P2221"><text:span text:style-name="T2222"><draw:frame draw:z-index="251657728" draw:id="id54" draw:style-name="a54" draw:name="Text Box 1" text:anchor-type="paragraph" svg:x="7.44931in" svg:y="10.88472in" svg:width="0.25556in" svg:height="0.17569in" style:rel-width="scale" style:rel-height="scale"><draw:text-box><text:p text:style-name="P2223"><text:span text:style-name="T2224"><text:page-number text:fixed="false">133</text:page-number></text:span></text:p></draw:text-box><svg:desc/></draw:frame></text:span></text:p>
      </style:footer>
    </style:master-page>
    <style:master-page style:name="MP61" style:page-layout-name="PL61">
      <style:footer>
        <text:p text:style-name="P2233"><text:span text:style-name="T2234"><draw:frame draw:z-index="251657728" draw:id="id55" draw:style-name="a55" draw:name="Text Box 1" text:anchor-type="paragraph" svg:x="7.44931in" svg:y="10.88472in" svg:width="0.25556in" svg:height="0.17569in" style:rel-width="scale" style:rel-height="scale"><draw:text-box><text:p text:style-name="P2235"><text:span text:style-name="T2236"><text:page-number text:fixed="false">133</text:page-number></text:span></text:p></draw:text-box><svg:desc/></draw:frame></text:span></text:p>
      </style:footer>
    </style:master-page>
    <style:master-page style:name="MP62" style:page-layout-name="PL62">
      <style:footer>
        <text:p text:style-name="P2255"><text:span text:style-name="T2256"><draw:frame draw:z-index="251657728" draw:id="id56" draw:style-name="a56" draw:name="Text Box 1" text:anchor-type="paragraph" svg:x="7.44931in" svg:y="10.88472in" svg:width="0.25556in" svg:height="0.17569in" style:rel-width="scale" style:rel-height="scale"><draw:text-box><text:p text:style-name="P2257"><text:span text:style-name="T2258"><text:page-number text:fixed="false">133</text:page-number></text:span></text:p></draw:text-box><svg:desc/></draw:frame></text:span></text:p>
      </style:footer>
    </style:master-page>
    <style:master-page style:name="MP65" style:page-layout-name="PL65">
      <style:footer>
        <text:p text:style-name="P2270"><text:span text:style-name="T2271"><draw:frame draw:z-index="251657728" draw:id="id57" draw:style-name="a57" draw:name="Text Box 1" text:anchor-type="paragraph" svg:x="7.44931in" svg:y="10.88472in" svg:width="0.25556in" svg:height="0.17569in" style:rel-width="scale" style:rel-height="scale"><draw:text-box><text:p text:style-name="P2272"><text:span text:style-name="T2273"><text:page-number text:fixed="false">133</text:page-number></text:span></text:p></draw:text-box><svg:desc/></draw:frame></text:span></text:p>
      </style:footer>
    </style:master-page>
    <style:master-page style:name="MP66" style:page-layout-name="PL66">
      <style:footer>
        <text:p text:style-name="P2322"><text:span text:style-name="T2323"><draw:frame draw:z-index="251657728" draw:id="id58" draw:style-name="a58" draw:name="Text Box 1" text:anchor-type="paragraph" svg:x="7.44931in" svg:y="10.88472in" svg:width="0.25556in" svg:height="0.17569in" style:rel-width="scale" style:rel-height="scale"><draw:text-box><text:p text:style-name="P2324"><text:span text:style-name="T2325"><text:page-number text:fixed="false">133</text:page-number></text:span></text:p></draw:text-box><svg:desc/></draw:frame></text:span></text:p>
      </style:footer>
    </style:master-page>
    <style:master-page style:name="MP67" style:page-layout-name="PL67">
      <style:footer>
        <text:p text:style-name="P2367"><text:span text:style-name="T2368"><draw:frame draw:z-index="251657728" draw:id="id59" draw:style-name="a59" draw:name="Text Box 1" text:anchor-type="paragraph" svg:x="7.44931in" svg:y="10.88472in" svg:width="0.25556in" svg:height="0.17569in" style:rel-width="scale" style:rel-height="scale"><draw:text-box><text:p text:style-name="P2369"><text:span text:style-name="T2370"><text:page-number text:fixed="false">133</text:page-number></text:span></text:p></draw:text-box><svg:desc/></draw:frame></text:span></text:p>
      </style:footer>
    </style:master-page>
    <style:master-page style:name="MP68" style:page-layout-name="PL68">
      <style:footer>
        <text:p text:style-name="P2403"><text:span text:style-name="T2404"><draw:frame draw:z-index="251657728" draw:id="id60" draw:style-name="a60" draw:name="Text Box 1" text:anchor-type="paragraph" svg:x="7.44931in" svg:y="10.88472in" svg:width="0.25556in" svg:height="0.17569in" style:rel-width="scale" style:rel-height="scale"><draw:text-box><text:p text:style-name="P2405"><text:span text:style-name="T2406"><text:page-number text:fixed="false">133</text:page-number></text:span></text:p></draw:text-box><svg:desc/></draw:frame></text:span></text:p>
      </style:footer>
    </style:master-page>
    <style:master-page style:name="MP69" style:page-layout-name="PL69">
      <style:footer>
        <text:p text:style-name="P2454"><text:span text:style-name="T2455"><draw:frame draw:z-index="251657728" draw:id="id61" draw:style-name="a61" draw:name="Text Box 1" text:anchor-type="paragraph" svg:x="7.44931in" svg:y="10.88472in" svg:width="0.25556in" svg:height="0.17569in" style:rel-width="scale" style:rel-height="scale"><draw:text-box><text:p text:style-name="P2456"><text:span text:style-name="T2457"><text:page-number text:fixed="false">133</text:page-number></text:span></text:p></draw:text-box><svg:desc/></draw:frame></text:span></text:p>
      </style:footer>
    </style:master-page>
    <style:master-page style:name="MP70" style:page-layout-name="PL70">
      <style:footer>
        <text:p text:style-name="P2502"><text:span text:style-name="T2503"><draw:frame draw:z-index="251657728" draw:id="id62" draw:style-name="a62" draw:name="Text Box 1" text:anchor-type="paragraph" svg:x="7.44931in" svg:y="10.88472in" svg:width="0.25556in" svg:height="0.17569in" style:rel-width="scale" style:rel-height="scale"><draw:text-box><text:p text:style-name="P2504"><text:span text:style-name="T2505"><text:page-number text:fixed="false">133</text:page-number></text:span></text:p></draw:text-box><svg:desc/></draw:frame></text:span></text:p>
      </style:footer>
    </style:master-page>
    <style:master-page style:name="MP71" style:page-layout-name="PL71">
      <style:footer>
        <text:p text:style-name="P2516"><text:span text:style-name="T2517"><draw:frame draw:z-index="251657728" draw:id="id63" draw:style-name="a63" draw:name="Text Box 1" text:anchor-type="paragraph" svg:x="7.44931in" svg:y="10.88472in" svg:width="0.25556in" svg:height="0.17569in" style:rel-width="scale" style:rel-height="scale"><draw:text-box><text:p text:style-name="P2518"><text:span text:style-name="T2519"><text:page-number text:fixed="false">133</text:page-number></text:span></text:p></draw:text-box><svg:desc/></draw:frame></text:span></text:p>
      </style:footer>
    </style:master-page>
    <style:master-page style:name="MP72" style:page-layout-name="PL72">
      <style:footer>
        <text:p text:style-name="P2565"><text:span text:style-name="T2566"><draw:frame draw:z-index="251657728" draw:id="id64" draw:style-name="a64" draw:name="Text Box 1" text:anchor-type="paragraph" svg:x="7.44931in" svg:y="10.88472in" svg:width="0.25556in" svg:height="0.17569in" style:rel-width="scale" style:rel-height="scale"><draw:text-box><text:p text:style-name="P2567"><text:span text:style-name="T2568"><text:page-number text:fixed="false">133</text:page-number></text:span></text:p></draw:text-box><svg:desc/></draw:frame></text:span></text:p>
      </style:footer>
    </style:master-page>
    <style:master-page style:name="MP73" style:page-layout-name="PL73">
      <style:footer>
        <text:p text:style-name="P2572"><text:span text:style-name="T2573"><draw:frame draw:z-index="251657728" draw:id="id65" draw:style-name="a65" draw:name="Text Box 1" text:anchor-type="paragraph" svg:x="7.44931in" svg:y="10.88472in" svg:width="0.25556in" svg:height="0.17569in" style:rel-width="scale" style:rel-height="scale"><draw:text-box><text:p text:style-name="P2574"><text:span text:style-name="T2575"><text:page-number text:fixed="false">133</text:page-number></text:span></text:p></draw:text-box><svg:desc/></draw:frame></text:span></text:p>
      </style:footer>
    </style:master-page>
    <style:master-page style:name="MP74" style:page-layout-name="PL74">
      <style:footer>
        <text:p text:style-name="P2625"><text:span text:style-name="T2626"><draw:frame draw:z-index="251657728" draw:id="id66" draw:style-name="a66" draw:name="Text Box 1" text:anchor-type="paragraph" svg:x="7.44931in" svg:y="10.88472in" svg:width="0.25556in" svg:height="0.17569in" style:rel-width="scale" style:rel-height="scale"><draw:text-box><text:p text:style-name="P2627"><text:span text:style-name="T2628"><text:page-number text:fixed="false">133</text:page-number></text:span></text:p></draw:text-box><svg:desc/></draw:frame></text:span></text:p>
      </style:footer>
    </style:master-page>
    <style:master-page style:name="MP75" style:page-layout-name="PL75">
      <style:footer>
        <text:p text:style-name="P2677"><text:span text:style-name="T2678"><draw:frame draw:z-index="251657728" draw:id="id67" draw:style-name="a67" draw:name="Text Box 1" text:anchor-type="paragraph" svg:x="7.44931in" svg:y="10.88472in" svg:width="0.25556in" svg:height="0.17569in" style:rel-width="scale" style:rel-height="scale"><draw:text-box><text:p text:style-name="P2679"><text:span text:style-name="T2680"><text:page-number text:fixed="false">133</text:page-number></text:span></text:p></draw:text-box><svg:desc/></draw:frame></text:span></text:p>
      </style:footer>
    </style:master-page>
    <style:master-page style:name="MP76" style:page-layout-name="PL76">
      <style:footer>
        <text:p text:style-name="P2728"><text:span text:style-name="T2729"><draw:frame draw:z-index="251657728" draw:id="id68" draw:style-name="a68" draw:name="Text Box 1" text:anchor-type="paragraph" svg:x="7.44931in" svg:y="10.88472in" svg:width="0.25556in" svg:height="0.17569in" style:rel-width="scale" style:rel-height="scale"><draw:text-box><text:p text:style-name="P2730"><text:span text:style-name="T2731"><text:page-number text:fixed="false">133</text:page-number></text:span></text:p></draw:text-box><svg:desc/></draw:frame></text:span></text:p>
      </style:footer>
    </style:master-page>
    <style:master-page style:name="MP77" style:page-layout-name="PL77">
      <style:footer>
        <text:p text:style-name="P2779"><text:span text:style-name="T2780"><draw:frame draw:z-index="251657728" draw:id="id69" draw:style-name="a69" draw:name="Text Box 1" text:anchor-type="paragraph" svg:x="7.44931in" svg:y="10.88472in" svg:width="0.25556in" svg:height="0.17569in" style:rel-width="scale" style:rel-height="scale"><draw:text-box><text:p text:style-name="P2781"><text:span text:style-name="T2782"><text:page-number text:fixed="false">133</text:page-number></text:span></text:p></draw:text-box><svg:desc/></draw:frame></text:span></text:p>
      </style:footer>
    </style:master-page>
    <style:master-page style:name="MP78" style:page-layout-name="PL78">
      <style:footer>
        <text:p text:style-name="P2815"><text:span text:style-name="T2816"><draw:frame draw:z-index="251657728" draw:id="id70" draw:style-name="a70" draw:name="Text Box 1" text:anchor-type="paragraph" svg:x="7.44931in" svg:y="10.88472in" svg:width="0.25556in" svg:height="0.17569in" style:rel-width="scale" style:rel-height="scale"><draw:text-box><text:p text:style-name="P2817"><text:span text:style-name="T2818"><text:page-number text:fixed="false">133</text:page-number></text:span></text:p></draw:text-box><svg:desc/></draw:frame></text:span></text:p>
      </style:footer>
    </style:master-page>
    <style:master-page style:name="MP79" style:page-layout-name="PL79">
      <style:footer>
        <text:p text:style-name="P2833"><text:span text:style-name="T2834"><draw:frame draw:z-index="251657728" draw:id="id71" draw:style-name="a71" draw:name="Text Box 1" text:anchor-type="paragraph" svg:x="7.44931in" svg:y="10.88472in" svg:width="0.25556in" svg:height="0.17569in" style:rel-width="scale" style:rel-height="scale"><draw:text-box><text:p text:style-name="P2835"><text:span text:style-name="T2836"><text:page-number text:fixed="false">133</text:page-number></text:span></text:p></draw:text-box><svg:desc/></draw:frame></text:span></text:p>
      </style:footer>
    </style:master-page>
    <style:master-page style:name="MP80" style:page-layout-name="PL80">
      <style:footer>
        <text:p text:style-name="P2881"><text:span text:style-name="T2882"><draw:frame draw:z-index="251657728" draw:id="id72" draw:style-name="a72" draw:name="Text Box 1" text:anchor-type="paragraph" svg:x="7.44931in" svg:y="10.88472in" svg:width="0.25556in" svg:height="0.17569in" style:rel-width="scale" style:rel-height="scale"><draw:text-box><text:p text:style-name="P2883"><text:span text:style-name="T2884"><text:page-number text:fixed="false">133</text:page-number></text:span></text:p></draw:text-box><svg:desc/></draw:frame></text:span></text:p>
      </style:footer>
    </style:master-page>
    <style:master-page style:name="MP81" style:page-layout-name="PL81">
      <style:footer>
        <text:p text:style-name="P2905"><text:span text:style-name="T2906"><draw:frame draw:z-index="251657728" draw:id="id73" draw:style-name="a73" draw:name="Text Box 1" text:anchor-type="paragraph" svg:x="7.44931in" svg:y="10.88472in" svg:width="0.25556in" svg:height="0.17569in" style:rel-width="scale" style:rel-height="scale"><draw:text-box><text:p text:style-name="P2907"><text:span text:style-name="T2908"><text:page-number text:fixed="false">133</text:page-number></text:span></text:p></draw:text-box><svg:desc/></draw:frame></text:span></text:p>
      </style:footer>
    </style:master-page>
    <style:master-page style:name="MP82" style:page-layout-name="PL82">
      <style:footer>
        <text:p text:style-name="P2957"><text:span text:style-name="T2958"><draw:frame draw:z-index="251657728" draw:id="id74" draw:style-name="a74" draw:name="Text Box 1" text:anchor-type="paragraph" svg:x="7.44931in" svg:y="10.88472in" svg:width="0.25556in" svg:height="0.17569in" style:rel-width="scale" style:rel-height="scale"><draw:text-box><text:p text:style-name="P2959"><text:span text:style-name="T2960"><text:page-number text:fixed="false">133</text:page-number></text:span></text:p></draw:text-box><svg:desc/></draw:frame></text:span></text:p>
      </style:footer>
    </style:master-page>
    <style:master-page style:name="MP83" style:page-layout-name="PL83">
      <style:footer>
        <text:p text:style-name="P3006"><text:span text:style-name="T3007"><draw:frame draw:z-index="251657728" draw:id="id75" draw:style-name="a75" draw:name="Text Box 1" text:anchor-type="paragraph" svg:x="7.44931in" svg:y="10.88472in" svg:width="0.25556in" svg:height="0.17569in" style:rel-width="scale" style:rel-height="scale"><draw:text-box><text:p text:style-name="P3008"><text:span text:style-name="T3009"><text:page-number text:fixed="false">133</text:page-number></text:span></text:p></draw:text-box><svg:desc/></draw:frame></text:span></text:p>
      </style:footer>
    </style:master-page>
    <style:master-page style:name="MP84" style:page-layout-name="PL84">
      <style:footer>
        <text:p text:style-name="P3052"><text:span text:style-name="T3053"><draw:frame draw:z-index="251657728" draw:id="id76" draw:style-name="a76" draw:name="Text Box 1" text:anchor-type="paragraph" svg:x="7.44931in" svg:y="10.88472in" svg:width="0.25556in" svg:height="0.17569in" style:rel-width="scale" style:rel-height="scale"><draw:text-box><text:p text:style-name="P3054"><text:span text:style-name="T3055"><text:page-number text:fixed="false">133</text:page-number></text:span></text:p></draw:text-box><svg:desc/></draw:frame></text:span></text:p>
      </style:footer>
    </style:master-page>
    <style:master-page style:name="MP85" style:page-layout-name="PL85">
      <style:footer>
        <text:p text:style-name="P3124"><text:span text:style-name="T3125"><draw:frame draw:z-index="251657728" draw:id="id77" draw:style-name="a77" draw:name="Text Box 1" text:anchor-type="paragraph" svg:x="7.44931in" svg:y="10.88472in" svg:width="0.25556in" svg:height="0.17569in" style:rel-width="scale" style:rel-height="scale"><draw:text-box><text:p text:style-name="P3126"><text:span text:style-name="T3127"><text:page-number text:fixed="false">133</text:page-number></text:span></text:p></draw:text-box><svg:desc/></draw:frame></text:span></text:p>
      </style:footer>
    </style:master-page>
    <style:master-page style:name="MP86" style:page-layout-name="PL86">
      <style:footer>
        <text:p text:style-name="P3178"><text:span text:style-name="T3179"><draw:frame draw:z-index="251657728" draw:id="id78" draw:style-name="a78" draw:name="Text Box 1" text:anchor-type="paragraph" svg:x="7.44931in" svg:y="10.88472in" svg:width="0.25556in" svg:height="0.17569in" style:rel-width="scale" style:rel-height="scale"><draw:text-box><text:p text:style-name="P3180"><text:span text:style-name="T3181"><text:page-number text:fixed="false">133</text:page-number></text:span></text:p></draw:text-box><svg:desc/></draw:frame></text:span></text:p>
      </style:footer>
    </style:master-page>
    <style:master-page style:name="MP87" style:page-layout-name="PL87">
      <style:footer>
        <text:p text:style-name="P3190"><text:span text:style-name="T3191"><draw:frame draw:z-index="251657728" draw:id="id79" draw:style-name="a79" draw:name="Text Box 1" text:anchor-type="paragraph" svg:x="7.44931in" svg:y="10.88472in" svg:width="0.25556in" svg:height="0.17569in" style:rel-width="scale" style:rel-height="scale"><draw:text-box><text:p text:style-name="P3192"><text:span text:style-name="T3193"><text:page-number text:fixed="false">133</text:page-number></text:span></text:p></draw:text-box><svg:desc/></draw:frame></text:span></text:p>
      </style:footer>
    </style:master-page>
    <style:master-page style:name="MP88" style:page-layout-name="PL88">
      <style:footer>
        <text:p text:style-name="P3245"><text:span text:style-name="T3246"><draw:frame draw:z-index="251657728" draw:id="id80" draw:style-name="a80" draw:name="Text Box 1" text:anchor-type="paragraph" svg:x="7.44931in" svg:y="10.88472in" svg:width="0.25556in" svg:height="0.17569in" style:rel-width="scale" style:rel-height="scale"><draw:text-box><text:p text:style-name="P3247"><text:span text:style-name="T3248"><text:page-number text:fixed="false">133</text:page-number></text:span></text:p></draw:text-box><svg:desc/></draw:frame></text:span></text:p>
      </style:footer>
    </style:master-page>
    <style:master-page style:name="MP89" style:page-layout-name="PL89">
      <style:footer>
        <text:p text:style-name="P3323"><text:span text:style-name="T3324"><draw:frame draw:z-index="251657728" draw:id="id81" draw:style-name="a81" draw:name="Text Box 1" text:anchor-type="paragraph" svg:x="7.44931in" svg:y="10.88472in" svg:width="0.25556in" svg:height="0.17569in" style:rel-width="scale" style:rel-height="scale"><draw:text-box><text:p text:style-name="P3325"><text:span text:style-name="T3326"><text:page-number text:fixed="false">133</text:page-number></text:span></text:p></draw:text-box><svg:desc/></draw:frame></text:span></text:p>
      </style:footer>
    </style:master-page>
    <style:master-page style:name="MP90" style:page-layout-name="PL90">
      <style:footer>
        <text:p text:style-name="P3375"><text:span text:style-name="T3376"><draw:frame draw:z-index="251657728" draw:id="id82" draw:style-name="a82" draw:name="Text Box 1" text:anchor-type="paragraph" svg:x="7.44931in" svg:y="10.88472in" svg:width="0.25556in" svg:height="0.17569in" style:rel-width="scale" style:rel-height="scale"><draw:text-box><text:p text:style-name="P3377"><text:span text:style-name="T3378"><text:page-number text:fixed="false">133</text:page-number></text:span></text:p></draw:text-box><svg:desc/></draw:frame></text:span></text:p>
      </style:footer>
    </style:master-page>
    <style:master-page style:name="MP91" style:page-layout-name="PL91">
      <style:footer>
        <text:p text:style-name="P3396"><text:span text:style-name="T3397"><draw:frame draw:z-index="251657728" draw:id="id83" draw:style-name="a83" draw:name="Text Box 1" text:anchor-type="paragraph" svg:x="7.44931in" svg:y="10.88472in" svg:width="0.25556in" svg:height="0.17569in" style:rel-width="scale" style:rel-height="scale"><draw:text-box><text:p text:style-name="P3398"><text:span text:style-name="T3399"><text:page-number text:fixed="false">133</text:page-number></text:span></text:p></draw:text-box><svg:desc/></draw:frame></text:span></text:p>
      </style:footer>
    </style:master-page>
    <style:master-page style:name="MP92" style:page-layout-name="PL92">
      <style:footer>
        <text:p text:style-name="P3415"><text:span text:style-name="T3416"><draw:frame draw:z-index="251657728" draw:id="id84" draw:style-name="a84" draw:name="Text Box 1" text:anchor-type="paragraph" svg:x="7.44931in" svg:y="10.88472in" svg:width="0.25556in" svg:height="0.17569in" style:rel-width="scale" style:rel-height="scale"><draw:text-box><text:p text:style-name="P3417"><text:span text:style-name="T3418"><text:page-number text:fixed="false">133</text:page-number></text:span></text:p></draw:text-box><svg:desc/></draw:frame></text:span></text:p>
      </style:footer>
    </style:master-page>
    <style:master-page style:name="MP93" style:page-layout-name="PL93">
      <style:footer>
        <text:p text:style-name="P3466"><text:span text:style-name="T3467"><draw:frame draw:z-index="251657728" draw:id="id85" draw:style-name="a85" draw:name="Text Box 1" text:anchor-type="paragraph" svg:x="7.44931in" svg:y="10.88472in" svg:width="0.25556in" svg:height="0.17569in" style:rel-width="scale" style:rel-height="scale"><draw:text-box><text:p text:style-name="P3468"><text:span text:style-name="T3469"><text:page-number text:fixed="false">133</text:page-number></text:span></text:p></draw:text-box><svg:desc/></draw:frame></text:span></text:p>
      </style:footer>
    </style:master-page>
    <style:master-page style:name="MP94" style:page-layout-name="PL94">
      <style:footer>
        <text:p text:style-name="P3485"><text:span text:style-name="T3486"><draw:frame draw:z-index="251657728" draw:id="id86" draw:style-name="a86" draw:name="Text Box 1" text:anchor-type="paragraph" svg:x="7.44931in" svg:y="10.88472in" svg:width="0.25556in" svg:height="0.17569in" style:rel-width="scale" style:rel-height="scale"><draw:text-box><text:p text:style-name="P3487"><text:span text:style-name="T3488"><text:page-number text:fixed="false">133</text:page-number></text:span></text:p></draw:text-box><svg:desc/></draw:frame></text:span></text:p>
      </style:footer>
    </style:master-page>
    <style:master-page style:name="MP95" style:page-layout-name="PL95">
      <style:footer>
        <text:p text:style-name="P3527"><text:span text:style-name="T3528"><draw:frame draw:z-index="251657728" draw:id="id87" draw:style-name="a87" draw:name="Text Box 1" text:anchor-type="paragraph" svg:x="7.44931in" svg:y="10.88472in" svg:width="0.25556in" svg:height="0.17569in" style:rel-width="scale" style:rel-height="scale"><draw:text-box><text:p text:style-name="P3529"><text:span text:style-name="T3530"><text:page-number text:fixed="false">133</text:page-number></text:span></text:p></draw:text-box><svg:desc/></draw:frame></text:span></text:p>
      </style:footer>
    </style:master-page>
    <style:master-page style:name="MP96" style:page-layout-name="PL96">
      <style:footer>
        <text:p text:style-name="P3581"><text:span text:style-name="T3582"><draw:frame draw:z-index="251657728" draw:id="id88" draw:style-name="a88" draw:name="Text Box 1" text:anchor-type="paragraph" svg:x="7.44931in" svg:y="10.88472in" svg:width="0.25556in" svg:height="0.17569in" style:rel-width="scale" style:rel-height="scale"><draw:text-box><text:p text:style-name="P3583"><text:span text:style-name="T3584"><text:page-number text:fixed="false">133</text:page-number></text:span></text:p></draw:text-box><svg:desc/></draw:frame></text:span></text:p>
      </style:footer>
    </style:master-page>
    <style:master-page style:name="MP97" style:page-layout-name="PL97">
      <style:footer>
        <text:p text:style-name="P3593"><text:span text:style-name="T3594"><draw:frame draw:z-index="251657728" draw:id="id89" draw:style-name="a89" draw:name="Text Box 1" text:anchor-type="paragraph" svg:x="7.44931in" svg:y="10.88472in" svg:width="0.25556in" svg:height="0.17569in" style:rel-width="scale" style:rel-height="scale"><draw:text-box><text:p text:style-name="P3595"><text:span text:style-name="T3596"><text:page-number text:fixed="false">133</text:page-number></text:span></text:p></draw:text-box><svg:desc/></draw:frame></text:span></text:p>
      </style:footer>
    </style:master-page>
    <style:master-page style:name="MP98" style:page-layout-name="PL98">
      <style:footer>
        <text:p text:style-name="P3637"><text:span text:style-name="T3638"><draw:frame draw:z-index="251657728" draw:id="id90" draw:style-name="a90" draw:name="Text Box 1" text:anchor-type="paragraph" svg:x="7.44931in" svg:y="10.88472in" svg:width="0.25556in" svg:height="0.17569in" style:rel-width="scale" style:rel-height="scale"><draw:text-box><text:p text:style-name="P3639"><text:span text:style-name="T3640"><text:page-number text:fixed="false">133</text:page-number></text:span></text:p></draw:text-box><svg:desc/></draw:frame></text:span></text:p>
      </style:footer>
    </style:master-page>
    <style:master-page style:name="MP99" style:page-layout-name="PL99">
      <style:footer>
        <text:p text:style-name="P3676"><text:span text:style-name="T3677"><draw:frame draw:z-index="251657728" draw:id="id91" draw:style-name="a91" draw:name="Text Box 1" text:anchor-type="paragraph" svg:x="7.44931in" svg:y="10.88472in" svg:width="0.25556in" svg:height="0.17569in" style:rel-width="scale" style:rel-height="scale"><draw:text-box><text:p text:style-name="P3678"><text:span text:style-name="T3679"><text:page-number text:fixed="false">133</text:page-number></text:span></text:p></draw:text-box><svg:desc/></draw:frame></text:span></text:p>
      </style:footer>
    </style:master-page>
    <style:master-page style:name="MP100" style:page-layout-name="PL100">
      <style:footer>
        <text:p text:style-name="P3724"><text:span text:style-name="T3725"><draw:frame draw:z-index="251657728" draw:id="id92" draw:style-name="a92" draw:name="Text Box 1" text:anchor-type="paragraph" svg:x="7.44931in" svg:y="10.88472in" svg:width="0.25556in" svg:height="0.17569in" style:rel-width="scale" style:rel-height="scale"><draw:text-box><text:p text:style-name="P3726"><text:span text:style-name="T3727"><text:page-number text:fixed="false">133</text:page-number></text:span></text:p></draw:text-box><svg:desc/></draw:frame></text:span></text:p>
      </style:footer>
    </style:master-page>
    <style:master-page style:name="MP101" style:page-layout-name="PL101">
      <style:footer>
        <text:p text:style-name="P3827"><text:span text:style-name="T3828"><draw:frame draw:z-index="251657728" draw:id="id93" draw:style-name="a93" draw:name="Text Box 1" text:anchor-type="paragraph" svg:x="7.44931in" svg:y="10.88472in" svg:width="0.25556in" svg:height="0.17569in" style:rel-width="scale" style:rel-height="scale"><draw:text-box><text:p text:style-name="P3829"><text:span text:style-name="T3830"><text:page-number text:fixed="false">133</text:page-number></text:span></text:p></draw:text-box><svg:desc/></draw:frame></text:span></text:p>
      </style:footer>
    </style:master-page>
    <style:master-page style:name="MP102" style:page-layout-name="PL102">
      <style:footer>
        <text:p text:style-name="P3885"><text:span text:style-name="T3886"><draw:frame draw:z-index="251657728" draw:id="id94" draw:style-name="a94" draw:name="Text Box 1" text:anchor-type="paragraph" svg:x="7.44931in" svg:y="10.88472in" svg:width="0.25556in" svg:height="0.17569in" style:rel-width="scale" style:rel-height="scale"><draw:text-box><text:p text:style-name="P3887"><text:span text:style-name="T3888"><text:page-number text:fixed="false">133</text:page-number></text:span></text:p></draw:text-box><svg:desc/></draw:frame></text:span></text:p>
      </style:footer>
    </style:master-page>
    <style:master-page style:name="MP103" style:page-layout-name="PL103">
      <style:footer>
        <text:p text:style-name="P3973"><text:span text:style-name="T3974"><draw:frame draw:z-index="251657728" draw:id="id95" draw:style-name="a95" draw:name="Text Box 1" text:anchor-type="paragraph" svg:x="7.44931in" svg:y="10.88472in" svg:width="0.25556in" svg:height="0.17569in" style:rel-width="scale" style:rel-height="scale"><draw:text-box><text:p text:style-name="P3975"><text:span text:style-name="T3976"><text:page-number text:fixed="false">133</text:page-number></text:span></text:p></draw:text-box><svg:desc/></draw:frame></text:span></text:p>
      </style:footer>
    </style:master-page>
    <style:master-page style:name="MP104" style:page-layout-name="PL104">
      <style:footer>
        <text:p text:style-name="P4024"><text:span text:style-name="T4025"><draw:frame draw:z-index="251657728" draw:id="id96" draw:style-name="a96" draw:name="Text Box 1" text:anchor-type="paragraph" svg:x="7.44931in" svg:y="10.88472in" svg:width="0.25556in" svg:height="0.17569in" style:rel-width="scale" style:rel-height="scale"><draw:text-box><text:p text:style-name="P4026"><text:span text:style-name="T4027"><text:page-number text:fixed="false">133</text:page-number></text:span></text:p></draw:text-box><svg:desc/></draw:frame></text:span></text:p>
      </style:footer>
    </style:master-page>
    <style:master-page style:name="MP105" style:page-layout-name="PL105">
      <style:footer>
        <text:p text:style-name="P4078"><text:span text:style-name="T4079"><draw:frame draw:z-index="251657728" draw:id="id97" draw:style-name="a97" draw:name="Text Box 1" text:anchor-type="paragraph" svg:x="7.44931in" svg:y="10.88472in" svg:width="0.25556in" svg:height="0.17569in" style:rel-width="scale" style:rel-height="scale"><draw:text-box><text:p text:style-name="P4080"><text:span text:style-name="T4081"><text:page-number text:fixed="false">133</text:page-number></text:span></text:p></draw:text-box><svg:desc/></draw:frame></text:span></text:p>
      </style:footer>
    </style:master-page>
    <style:master-page style:name="MP106" style:page-layout-name="PL106">
      <style:footer>
        <text:p text:style-name="P4118"><text:span text:style-name="T4119"><draw:frame draw:z-index="251657728" draw:id="id98" draw:style-name="a98" draw:name="Text Box 1" text:anchor-type="paragraph" svg:x="7.44931in" svg:y="10.88472in" svg:width="0.25556in" svg:height="0.17569in" style:rel-width="scale" style:rel-height="scale"><draw:text-box><text:p text:style-name="P4120"><text:span text:style-name="T4121"><text:page-number text:fixed="false">133</text:page-number></text:span></text:p></draw:text-box><svg:desc/></draw:frame></text:span></text:p>
      </style:footer>
    </style:master-page>
    <style:master-page style:name="MP107" style:page-layout-name="PL107">
      <style:footer>
        <text:p text:style-name="P4167"><text:span text:style-name="T4168"><draw:frame draw:z-index="251657728" draw:id="id99" draw:style-name="a99" draw:name="Text Box 1" text:anchor-type="paragraph" svg:x="7.44931in" svg:y="10.88472in" svg:width="0.25556in" svg:height="0.17569in" style:rel-width="scale" style:rel-height="scale"><draw:text-box><text:p text:style-name="P4169"><text:span text:style-name="T4170"><text:page-number text:fixed="false">133</text:page-number></text:span></text:p></draw:text-box><svg:desc/></draw:frame></text:span></text:p>
      </style:footer>
    </style:master-page>
    <style:master-page style:name="MP108" style:page-layout-name="PL108">
      <style:footer>
        <text:p text:style-name="P4208"><text:span text:style-name="T4209"><draw:frame draw:z-index="251657728" draw:id="id100" draw:style-name="a100" draw:name="Text Box 1" text:anchor-type="paragraph" svg:x="7.44931in" svg:y="10.88472in" svg:width="0.25556in" svg:height="0.17569in" style:rel-width="scale" style:rel-height="scale"><draw:text-box><text:p text:style-name="P4210"><text:span text:style-name="T4211"><text:page-number text:fixed="false">133</text:page-number></text:span></text:p></draw:text-box><svg:desc/></draw:frame></text:span></text:p>
      </style:footer>
    </style:master-page>
    <style:master-page style:name="MP109" style:page-layout-name="PL109">
      <style:footer>
        <text:p text:style-name="P4257"><text:span text:style-name="T4258"><draw:frame draw:z-index="251657728" draw:id="id101" draw:style-name="a101" draw:name="Text Box 1" text:anchor-type="paragraph" svg:x="7.44931in" svg:y="10.88472in" svg:width="0.25556in" svg:height="0.17569in" style:rel-width="scale" style:rel-height="scale"><draw:text-box><text:p text:style-name="P4259"><text:span text:style-name="T4260"><text:page-number text:fixed="false">133</text:page-number></text:span></text:p></draw:text-box><svg:desc/></draw:frame></text:span></text:p>
      </style:footer>
    </style:master-page>
    <style:master-page style:name="MP110" style:page-layout-name="PL110">
      <style:footer>
        <text:p text:style-name="P4265"><text:span text:style-name="T4266"><draw:frame draw:z-index="251657728" draw:id="id102" draw:style-name="a102" draw:name="Text Box 1" text:anchor-type="paragraph" svg:x="7.44931in" svg:y="10.88472in" svg:width="0.25556in" svg:height="0.17569in" style:rel-width="scale" style:rel-height="scale"><draw:text-box><text:p text:style-name="P4267"><text:span text:style-name="T4268"><text:page-number text:fixed="false">133</text:page-number></text:span></text:p></draw:text-box><svg:desc/></draw:frame></text:span></text:p>
      </style:footer>
    </style:master-page>
    <style:master-page style:name="MP111" style:page-layout-name="PL111">
      <style:footer>
        <text:p text:style-name="P4298"><text:span text:style-name="T4299"><draw:frame draw:z-index="251657728" draw:id="id103" draw:style-name="a103" draw:name="Text Box 1" text:anchor-type="paragraph" svg:x="7.44931in" svg:y="10.88472in" svg:width="0.25556in" svg:height="0.17569in" style:rel-width="scale" style:rel-height="scale"><draw:text-box><text:p text:style-name="P4300"><text:span text:style-name="T4301"><text:page-number text:fixed="false">133</text:page-number></text:span></text:p></draw:text-box><svg:desc/></draw:frame></text:span></text:p>
      </style:footer>
    </style:master-page>
    <style:master-page style:name="MP112" style:page-layout-name="PL112">
      <style:footer>
        <text:p text:style-name="P4352"><text:span text:style-name="T4353"><draw:frame draw:z-index="251657728" draw:id="id104" draw:style-name="a104" draw:name="Text Box 1" text:anchor-type="paragraph" svg:x="7.44931in" svg:y="10.88472in" svg:width="0.25556in" svg:height="0.17569in" style:rel-width="scale" style:rel-height="scale"><draw:text-box><text:p text:style-name="P4354"><text:span text:style-name="T4355"><text:page-number text:fixed="false">133</text:page-number></text:span></text:p></draw:text-box><svg:desc/></draw:frame></text:span></text:p>
      </style:footer>
    </style:master-page>
    <style:master-page style:name="MP113" style:page-layout-name="PL113">
      <style:footer>
        <text:p text:style-name="P4392"><text:span text:style-name="T4393"><draw:frame draw:z-index="251657728" draw:id="id105" draw:style-name="a105" draw:name="Text Box 1" text:anchor-type="paragraph" svg:x="7.44931in" svg:y="10.88472in" svg:width="0.25556in" svg:height="0.17569in" style:rel-width="scale" style:rel-height="scale"><draw:text-box><text:p text:style-name="P4394"><text:span text:style-name="T4395"><text:page-number text:fixed="false">133</text:page-number></text:span></text:p></draw:text-box><svg:desc/></draw:frame></text:span></text:p>
      </style:footer>
    </style:master-page>
    <style:master-page style:name="MP114" style:page-layout-name="PL114">
      <style:footer>
        <text:p text:style-name="P4499"><text:span text:style-name="T4500"><draw:frame draw:z-index="251657728" draw:id="id106" draw:style-name="a106" draw:name="Text Box 1" text:anchor-type="paragraph" svg:x="7.44931in" svg:y="10.88472in" svg:width="0.25556in" svg:height="0.17569in" style:rel-width="scale" style:rel-height="scale"><draw:text-box><text:p text:style-name="P4501"><text:span text:style-name="T4502"><text:page-number text:fixed="false">133</text:page-number></text:span></text:p></draw:text-box><svg:desc/></draw:frame></text:span></text:p>
      </style:footer>
    </style:master-page>
    <style:master-page style:name="MP115" style:page-layout-name="PL115">
      <style:footer>
        <text:p text:style-name="P4550"><text:span text:style-name="T4551"><draw:frame draw:z-index="251657728" draw:id="id107" draw:style-name="a107" draw:name="Text Box 1" text:anchor-type="paragraph" svg:x="7.44931in" svg:y="10.88472in" svg:width="0.25556in" svg:height="0.17569in" style:rel-width="scale" style:rel-height="scale"><draw:text-box><text:p text:style-name="P4552"><text:span text:style-name="T4553"><text:page-number text:fixed="false">133</text:page-number></text:span></text:p></draw:text-box><svg:desc/></draw:frame></text:span></text:p>
      </style:footer>
    </style:master-page>
    <style:master-page style:name="MP116" style:page-layout-name="PL116">
      <style:footer>
        <text:p text:style-name="P4635"><text:span text:style-name="T4636"><draw:frame draw:z-index="251657728" draw:id="id108" draw:style-name="a108" draw:name="Text Box 1" text:anchor-type="paragraph" svg:x="7.44931in" svg:y="10.88472in" svg:width="0.25556in" svg:height="0.17569in" style:rel-width="scale" style:rel-height="scale"><draw:text-box><text:p text:style-name="P4637"><text:span text:style-name="T4638"><text:page-number text:fixed="false">133</text:page-number></text:span></text:p></draw:text-box><svg:desc/></draw:frame></text:span></text:p>
      </style:footer>
    </style:master-page>
    <style:master-page style:name="MP117" style:page-layout-name="PL117">
      <style:footer>
        <text:p text:style-name="P4684"><text:span text:style-name="T4685"><draw:frame draw:z-index="251657728" draw:id="id109" draw:style-name="a109" draw:name="Text Box 1" text:anchor-type="paragraph" svg:x="7.44931in" svg:y="10.88472in" svg:width="0.25556in" svg:height="0.17569in" style:rel-width="scale" style:rel-height="scale"><draw:text-box><text:p text:style-name="P4686"><text:span text:style-name="T4687"><text:page-number text:fixed="false">133</text:page-number></text:span></text:p></draw:text-box><svg:desc/></draw:frame></text:span></text:p>
      </style:footer>
    </style:master-page>
    <style:master-page style:name="MP118" style:page-layout-name="PL118">
      <style:footer>
        <text:p text:style-name="P4704"><text:span text:style-name="T4705"><draw:frame draw:z-index="251657728" draw:id="id110" draw:style-name="a110" draw:name="Text Box 1" text:anchor-type="paragraph" svg:x="7.44931in" svg:y="10.88472in" svg:width="0.25556in" svg:height="0.17569in" style:rel-width="scale" style:rel-height="scale"><draw:text-box><text:p text:style-name="P4706"><text:span text:style-name="T4707"><text:page-number text:fixed="false">133</text:page-number></text:span></text:p></draw:text-box><svg:desc/></draw:frame></text:span></text:p>
      </style:footer>
    </style:master-page>
    <style:master-page style:name="MP119" style:page-layout-name="PL119">
      <style:footer>
        <text:p text:style-name="P4752"><text:span text:style-name="T4753"><draw:frame draw:z-index="251657728" draw:id="id111" draw:style-name="a111" draw:name="Text Box 1" text:anchor-type="paragraph" svg:x="7.44931in" svg:y="10.88472in" svg:width="0.25556in" svg:height="0.17569in" style:rel-width="scale" style:rel-height="scale"><draw:text-box><text:p text:style-name="P4754"><text:span text:style-name="T4755"><text:page-number text:fixed="false">133</text:page-number></text:span></text:p></draw:text-box><svg:desc/></draw:frame></text:span></text:p>
      </style:footer>
    </style:master-page>
    <style:master-page style:name="MP120" style:page-layout-name="PL120">
      <style:footer>
        <text:p text:style-name="P4768"><text:span text:style-name="T4769"><draw:frame draw:z-index="251657728" draw:id="id112" draw:style-name="a112" draw:name="Text Box 1" text:anchor-type="paragraph" svg:x="7.44931in" svg:y="10.88472in" svg:width="0.25556in" svg:height="0.17569in" style:rel-width="scale" style:rel-height="scale"><draw:text-box><text:p text:style-name="P4770"><text:span text:style-name="T4771"><text:page-number text:fixed="false">133</text:page-number></text:span></text:p></draw:text-box><svg:desc/></draw:frame></text:span></text:p>
      </style:footer>
    </style:master-page>
    <style:master-page style:name="MP121" style:page-layout-name="PL121">
      <style:footer>
        <text:p text:style-name="P4846"><text:span text:style-name="T4847"><draw:frame draw:z-index="251657728" draw:id="id113" draw:style-name="a113" draw:name="Text Box 1" text:anchor-type="paragraph" svg:x="7.44931in" svg:y="10.88472in" svg:width="0.25556in" svg:height="0.17569in" style:rel-width="scale" style:rel-height="scale"><draw:text-box><text:p text:style-name="P4848"><text:span text:style-name="T4849"><text:page-number text:fixed="false">133</text:page-number></text:span></text:p></draw:text-box><svg:desc/></draw:frame></text:span></text:p>
      </style:footer>
    </style:master-page>
    <style:master-page style:name="MP122" style:page-layout-name="PL122">
      <style:footer>
        <text:p text:style-name="P4868"><text:span text:style-name="T4869"><draw:frame draw:z-index="251657728" draw:id="id114" draw:style-name="a114" draw:name="Text Box 1" text:anchor-type="paragraph" svg:x="7.44931in" svg:y="10.88472in" svg:width="0.25556in" svg:height="0.17569in" style:rel-width="scale" style:rel-height="scale"><draw:text-box><text:p text:style-name="P4870"><text:span text:style-name="T4871"><text:page-number text:fixed="false">133</text:page-number></text:span></text:p></draw:text-box><svg:desc/></draw:frame></text:span></text:p>
      </style:footer>
    </style:master-page>
    <style:master-page style:name="MP123" style:page-layout-name="PL123">
      <style:footer>
        <text:p text:style-name="P4894"><text:span text:style-name="T4895"><draw:frame draw:z-index="251657728" draw:id="id115" draw:style-name="a115" draw:name="Text Box 1" text:anchor-type="paragraph" svg:x="7.44931in" svg:y="10.88472in" svg:width="0.25556in" svg:height="0.17569in" style:rel-width="scale" style:rel-height="scale"><draw:text-box><text:p text:style-name="P4896"><text:span text:style-name="T4897"><text:page-number text:fixed="false">133</text:page-number></text:span></text:p></draw:text-box><svg:desc/></draw:frame></text:span></text:p>
      </style:footer>
    </style:master-page>
    <style:master-page style:name="MP124" style:page-layout-name="PL124">
      <style:footer>
        <text:p text:style-name="P4908"><text:span text:style-name="T4909"><draw:frame draw:z-index="251657728" draw:id="id116" draw:style-name="a116" draw:name="Text Box 1" text:anchor-type="paragraph" svg:x="7.44931in" svg:y="10.88472in" svg:width="0.25556in" svg:height="0.17569in" style:rel-width="scale" style:rel-height="scale"><draw:text-box><text:p text:style-name="P4910"><text:span text:style-name="T4911"><text:page-number text:fixed="false">133</text:page-number></text:span></text:p></draw:text-box><svg:desc/></draw:frame></text:span></text:p>
      </style:footer>
    </style:master-page>
    <style:master-page style:name="MP127" style:page-layout-name="PL127">
      <style:footer>
        <text:p text:style-name="P4958"><text:span text:style-name="T4959"><draw:frame draw:z-index="251657728" draw:id="id117" draw:style-name="a117" draw:name="Text Box 1" text:anchor-type="paragraph" svg:x="7.44931in" svg:y="10.88472in" svg:width="0.25556in" svg:height="0.17569in" style:rel-width="scale" style:rel-height="scale"><draw:text-box><text:p text:style-name="P4960"><text:span text:style-name="T4961"><text:page-number text:fixed="false">133</text:page-number></text:span></text:p></draw:text-box><svg:desc/></draw:frame></text:span></text:p>
      </style:footer>
    </style:master-page>
    <style:master-page style:name="MP128" style:page-layout-name="PL128">
      <style:footer>
        <text:p text:style-name="P4977"><text:span text:style-name="T4978"><draw:frame draw:z-index="251657728" draw:id="id118" draw:style-name="a118" draw:name="Text Box 1" text:anchor-type="paragraph" svg:x="7.44931in" svg:y="10.88472in" svg:width="0.25556in" svg:height="0.17569in" style:rel-width="scale" style:rel-height="scale"><draw:text-box><text:p text:style-name="P4979"><text:span text:style-name="T4980"><text:page-number text:fixed="false">133</text:page-number></text:span></text:p></draw:text-box><svg:desc/></draw:frame></text:span></text:p>
      </style:footer>
    </style:master-page>
    <style:master-page style:name="MP129" style:page-layout-name="PL129">
      <style:footer>
        <text:p text:style-name="P5003"><text:span text:style-name="T5004"><draw:frame draw:z-index="251657728" draw:id="id119" draw:style-name="a119" draw:name="Text Box 1" text:anchor-type="paragraph" svg:x="7.44931in" svg:y="10.88472in" svg:width="0.25556in" svg:height="0.17569in" style:rel-width="scale" style:rel-height="scale"><draw:text-box><text:p text:style-name="P5005"><text:span text:style-name="T5006"><text:page-number text:fixed="false">133</text:page-number></text:span></text:p></draw:text-box><svg:desc/></draw:frame></text:span></text:p>
      </style:footer>
    </style:master-page>
    <style:master-page style:name="MP130" style:page-layout-name="PL130">
      <style:footer>
        <text:p text:style-name="P5076"><text:span text:style-name="T5077"><draw:frame draw:z-index="251657728" draw:id="id120" draw:style-name="a120" draw:name="Text Box 1" text:anchor-type="paragraph" svg:x="7.44931in" svg:y="10.88472in" svg:width="0.25556in" svg:height="0.17569in" style:rel-width="scale" style:rel-height="scale"><draw:text-box><text:p text:style-name="P5078"><text:span text:style-name="T5079"><text:page-number text:fixed="false">133</text:page-number></text:span></text:p></draw:text-box><svg:desc/></draw:frame></text:span></text:p>
      </style:footer>
    </style:master-page>
    <style:master-page style:name="MP131" style:page-layout-name="PL131">
      <style:footer>
        <text:p text:style-name="P5126"><text:span text:style-name="T5127"><draw:frame draw:z-index="251657728" draw:id="id121" draw:style-name="a121" draw:name="Text Box 1" text:anchor-type="paragraph" svg:x="7.44931in" svg:y="10.88472in" svg:width="0.25556in" svg:height="0.17569in" style:rel-width="scale" style:rel-height="scale"><draw:text-box><text:p text:style-name="P5128"><text:span text:style-name="T5129"><text:page-number text:fixed="false">133</text:page-number></text:span></text:p></draw:text-box><svg:desc/></draw:frame></text:span></text:p>
      </style:footer>
    </style:master-page>
    <style:master-page style:name="MP132" style:page-layout-name="PL132">
      <style:footer>
        <text:p text:style-name="P5178"><text:span text:style-name="T5179"><draw:frame draw:z-index="251657728" draw:id="id122" draw:style-name="a122" draw:name="Text Box 1" text:anchor-type="paragraph" svg:x="7.44931in" svg:y="10.88472in" svg:width="0.25556in" svg:height="0.17569in" style:rel-width="scale" style:rel-height="scale"><draw:text-box><text:p text:style-name="P5180"><text:span text:style-name="T5181"><text:page-number text:fixed="false">133</text:page-number></text:span></text:p></draw:text-box><svg:desc/></draw:frame></text:span></text:p>
      </style:footer>
    </style:master-page>
    <style:master-page style:name="MP133" style:page-layout-name="PL133">
      <style:footer>
        <text:p text:style-name="P5223"><text:span text:style-name="T5224"><draw:frame draw:z-index="251657728" draw:id="id123" draw:style-name="a123" draw:name="Text Box 1" text:anchor-type="paragraph" svg:x="7.44931in" svg:y="10.88472in" svg:width="0.25556in" svg:height="0.17569in" style:rel-width="scale" style:rel-height="scale"><draw:text-box><text:p text:style-name="P5225"><text:span text:style-name="T5226"><text:page-number text:fixed="false">133</text:page-number></text:span></text:p></draw:text-box><svg:desc/></draw:frame></text:span></text:p>
      </style:footer>
    </style:master-page>
    <style:master-page style:name="MP134" style:page-layout-name="PL134">
      <style:footer>
        <text:p text:style-name="P5235"><text:span text:style-name="T5236"><draw:frame draw:z-index="251657728" draw:id="id124" draw:style-name="a124" draw:name="Text Box 1" text:anchor-type="paragraph" svg:x="7.44931in" svg:y="10.88472in" svg:width="0.25556in" svg:height="0.17569in" style:rel-width="scale" style:rel-height="scale"><draw:text-box><text:p text:style-name="P5237"><text:span text:style-name="T5238"><text:page-number text:fixed="false">133</text:page-number></text:span></text:p></draw:text-box><svg:desc/></draw:frame></text:span></text:p>
      </style:footer>
    </style:master-page>
    <style:master-page style:name="MP135" style:page-layout-name="PL135">
      <style:footer>
        <text:p text:style-name="P5261"><text:span text:style-name="T5262"><draw:frame draw:z-index="251657728" draw:id="id125" draw:style-name="a125" draw:name="Text Box 1" text:anchor-type="paragraph" svg:x="7.44931in" svg:y="10.88472in" svg:width="0.25556in" svg:height="0.17569in" style:rel-width="scale" style:rel-height="scale"><draw:text-box><text:p text:style-name="P5263"><text:span text:style-name="T5264"><text:page-number text:fixed="false">133</text:page-number></text:span></text:p></draw:text-box><svg:desc/></draw:frame></text:span></text:p>
      </style:footer>
    </style:master-page>
    <style:master-page style:name="MP136" style:page-layout-name="PL136">
      <style:footer>
        <text:p text:style-name="P5301"><text:span text:style-name="T5302"><draw:frame draw:z-index="251657728" draw:id="id126" draw:style-name="a126" draw:name="Text Box 1" text:anchor-type="paragraph" svg:x="7.44931in" svg:y="10.88472in" svg:width="0.25556in" svg:height="0.17569in" style:rel-width="scale" style:rel-height="scale"><draw:text-box><text:p text:style-name="P5303"><text:span text:style-name="T5304"><text:page-number text:fixed="false">133</text:page-number></text:span></text:p></draw:text-box><svg:desc/></draw:frame></text:span></text:p>
      </style:footer>
    </style:master-page>
    <style:master-page style:name="MP137" style:page-layout-name="PL137">
      <style:footer>
        <text:p text:style-name="P5335"><text:span text:style-name="T5336"><draw:frame draw:z-index="251657728" draw:id="id127" draw:style-name="a127" draw:name="Text Box 1" text:anchor-type="paragraph" svg:x="7.44931in" svg:y="10.88472in" svg:width="0.25556in" svg:height="0.17569in" style:rel-width="scale" style:rel-height="scale"><draw:text-box><text:p text:style-name="P5337"><text:span text:style-name="T5338"><text:page-number text:fixed="false">133</text:page-number></text:span></text:p></draw:text-box><svg:desc/></draw:frame></text:span></text:p>
      </style:footer>
    </style:master-page>
    <style:master-page style:name="MP138" style:page-layout-name="PL138">
      <style:footer>
        <text:p text:style-name="P5359"><text:span text:style-name="T5360"><draw:frame draw:z-index="251657728" draw:id="id128" draw:style-name="a128" draw:name="Text Box 1" text:anchor-type="paragraph" svg:x="7.44931in" svg:y="10.88472in" svg:width="0.25556in" svg:height="0.17569in" style:rel-width="scale" style:rel-height="scale"><draw:text-box><text:p text:style-name="P5361"><text:span text:style-name="T5362"><text:page-number text:fixed="false">133</text:page-number></text:span></text:p></draw:text-box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Горе от ума</dc:title>
    <dc:subject>literature_19</dc:subject>
    <meta:initial-creator>Александр Сергеевич Грибоедов</meta:initial-creator>
    <dc:creator>mfi</dc:creator>
    <meta:creation-date>2021-03-20T11:58:00Z</meta:creation-date>
    <dc:date>2021-03-20T11:58:00Z</dc:date>
    <meta:print-date>2021-03-20T11:58:00Z</meta:print-date>
    <meta:template xlink:href="Normal.dotm" xlink:type="simple"/>
    <meta:editing-cycles>2</meta:editing-cycles>
    <meta:editing-duration>PT0S</meta:editing-duration>
    <meta:user-defined meta:name="Created" meta:value-type="date">2013-08-12T00:00:00Z</meta:user-defined>
    <meta:user-defined meta:name="Creator">Apache FOP Version 1.0</meta:user-defined>
    <meta:user-defined meta:name="LastSaved" meta:value-type="date">2013-08-12T00:00:00Z</meta:user-defined>
    <meta:document-statistic meta:page-count="133" meta:paragraph-count="182" meta:word-count="13667" meta:character-count="91387" meta:row-count="649" meta:non-whitespace-character-count="77902"/>
  </office:meta>
</office:document-meta>
</file>